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8.206cm"/>
    </style:style>
    <style:style style:name="co3" style:family="table-column">
      <style:table-column-properties fo:break-before="auto" style:column-width="3.685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1.804cm"/>
    </style:style>
    <style:style style:name="co9" style:family="table-column">
      <style:table-column-properties fo:break-before="auto" style:column-width="2.24cm"/>
    </style:style>
    <style:style style:name="co10" style:family="table-column">
      <style:table-column-properties fo:break-before="auto" style:column-width="2.731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77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247cm"/>
    </style:style>
    <style:style style:name="co16" style:family="table-column">
      <style:table-column-properties fo:break-before="auto" style:column-width="5.378cm"/>
    </style:style>
    <style:style style:name="co17" style:family="table-column">
      <style:table-column-properties fo:break-before="auto" style:column-width="0.748cm"/>
    </style:style>
    <style:style style:name="co18" style:family="table-column">
      <style:table-column-properties fo:break-before="auto" style:column-width="1.52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2.064cm"/>
    </style:style>
    <style:style style:name="co21" style:family="table-column">
      <style:table-column-properties fo:break-before="auto" style:column-width="0.998cm"/>
    </style:style>
    <style:style style:name="co22" style:family="table-column">
      <style:table-column-properties fo:break-before="auto" style:column-width="1.633cm"/>
    </style:style>
    <style:style style:name="co23" style:family="table-column">
      <style:table-column-properties fo:break-before="auto" style:column-width="2.768cm"/>
    </style:style>
    <style:style style:name="co24" style:family="table-column">
      <style:table-column-properties fo:break-before="auto" style:column-width="5.309cm"/>
    </style:style>
    <style:style style:name="co25" style:family="table-column">
      <style:table-column-properties fo:break-before="auto" style:column-width="5.105cm"/>
    </style:style>
    <style:style style:name="co26" style:family="table-column">
      <style:table-column-properties fo:break-before="auto" style:column-width="5.537cm"/>
    </style:style>
    <style:style style:name="co27" style:family="table-column">
      <style:table-column-properties fo:break-before="auto" style:column-width="5.219cm"/>
    </style:style>
    <style:style style:name="co28" style:family="table-column">
      <style:table-column-properties fo:break-before="auto" style:column-width="3.858cm"/>
    </style:style>
    <style:style style:name="co29" style:family="table-column">
      <style:table-column-properties fo:break-before="auto" style:column-width="9.32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1.293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mnemonic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 f branch txn drcr ind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Recurring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Premat Flag</text:p>
          </table:table-cell>
          <table:table-cell office:value-type="string" calcext:value-type="string">
            <text:p>Return_Bounce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Retail Forex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Business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ATM BILLPA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llpay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string" calcext:value-type="string">
            <text:p>IB BILLPAY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Billpay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AMB SERVICE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AQB SERVICE CHARGE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ATM INTERNATIONAL CWD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string" calcext:value-type="string">
            <text:p>BAL INQ FEE FOR ATM REMOTE ONUS-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67" calcext:value-type="float">
            <text:p>5967</text:p>
          </table:table-cell>
          <table:table-cell office:value-type="string" calcext:value-type="string">
            <text:p>BRANCH TRANSACTION CHARG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BRN CASH TXN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65" calcext:value-type="float">
            <text:p>5965</text:p>
          </table:table-cell>
          <table:table-cell office:value-type="string" calcext:value-type="string">
            <text:p>CASH HANDLING CHARG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56" calcext:value-type="float">
            <text:p>5856</text:p>
          </table:table-cell>
          <table:table-cell office:value-type="string" calcext:value-type="string">
            <text:p>CHARGES DEBIT THROUGH SCS MODU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CHARGES STATEMEN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CHEQUE BOOK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CHEQUE RETURN CHARGES DEBIT - INWA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CHEQUE RETURN CHARGES DEBIT - OUTWA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CMS DISB CHG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C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75" calcext:value-type="float">
            <text:p>5875</text:p>
          </table:table-cell>
          <table:table-cell office:value-type="string" calcext:value-type="string">
            <text:p>CMS FIG OPERATION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C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DD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37" calcext:value-type="float">
            <text:p>5937</text:p>
          </table:table-cell>
          <table:table-cell office:value-type="string" calcext:value-type="string">
            <text:p>DEBIT CARD FEE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DEBIT CARD FEE CREDIT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36" calcext:value-type="float">
            <text:p>5936</text:p>
          </table:table-cell>
          <table:table-cell office:value-type="string" calcext:value-type="string">
            <text:p>DEBIT CARD FEE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18" calcext:value-type="float">
            <text:p>5818</text:p>
          </table:table-cell>
          <table:table-cell office:value-type="string" calcext:value-type="string">
            <text:p>DECLINE CHG DEBIT FOR INSUFFICIENT FU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57" calcext:value-type="float">
            <text:p>5957</text:p>
          </table:table-cell>
          <table:table-cell office:value-type="string" calcext:value-type="string">
            <text:p>DELIVERABLE RETURN CHARG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DEPOSITORY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35" calcext:value-type="float">
            <text:p>5935</text:p>
          </table:table-cell>
          <table:table-cell office:value-type="string" calcext:value-type="string">
            <text:p>DUPLICATE ATM/DR PIN CHRGS -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FEE FOR TXNS. DONE AT OTHER BANK ATM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81" calcext:value-type="float">
            <text:p>5881</text:p>
          </table:table-cell>
          <table:table-cell office:value-type="string" calcext:value-type="string">
            <text:p>GIFT CARD - NET BANKING ISSUANCE FE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GiftCard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58" calcext:value-type="float">
            <text:p>5858</text:p>
          </table:table-cell>
          <table:table-cell office:value-type="string" calcext:value-type="string">
            <text:p>INSTA ALERT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INTER BRANCH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ISA AMC CHARGES -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89" calcext:value-type="float">
            <text:p>5889</text:p>
          </table:table-cell>
          <table:table-cell office:value-type="string" calcext:value-type="string">
            <text:p>LAS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MC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MERCHANT ACQUIRING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MISCELLANEOUS SERVICE CHARGE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ONUS UPLOAD CH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PETROL SURCHARGE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46" calcext:value-type="float">
            <text:p>5946</text:p>
          </table:table-cell>
          <table:table-cell office:value-type="string" calcext:value-type="string">
            <text:p>PHONEBANKING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Phone Bankin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PHONEBANKING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Phone Bankin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POS LPR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POS LPR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56" calcext:value-type="float">
            <text:p>9256</text:p>
          </table:table-cell>
          <table:table-cell office:value-type="string" calcext:value-type="string">
            <text:p>RECOVERY OF CHARGES IMPS OUTGOING TXN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REFUND OF WITHDRAWAL FEES CREDIT (VISA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RTGS CHARGES INCLUSIVE ST AND CESS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RTGS CHARGES INCLUSIVE ST AND CESS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17" calcext:value-type="float">
            <text:p>5017</text:p>
          </table:table-cell>
          <table:table-cell office:value-type="string" calcext:value-type="string">
            <text:p>SC FOR STOP CHEQUE INSTRUCTI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SECURITIES TRADING A/C OP CHRG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Stocks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SECURITIES TRADING A/C OP CHRG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Stocks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string" calcext:value-type="string">
            <text:p>Service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95" calcext:value-type="float">
            <text:p>5895</text:p>
          </table:table-cell>
          <table:table-cell office:value-type="string" calcext:value-type="string">
            <text:p>SI BOUNCE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63" calcext:value-type="float">
            <text:p>5963</text:p>
          </table:table-cell>
          <table:table-cell office:value-type="string" calcext:value-type="string">
            <text:p>STANDING INSTRUCTION CHARG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string" calcext:value-type="string">
            <text:p>TERMINAL RENTAL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string" calcext:value-type="string">
            <text:p>TERMINAL RENTAL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TF CHG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VISA MONEY TRANSFER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BAC - Close Out <text:s/>W/D - FT 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Close Out <text:s/>W/D - FT 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29" calcext:value-type="float">
            <text:p>5829</text:p>
          </table:table-cell>
          <table:table-cell office:value-type="string" calcext:value-type="string">
            <text:p>GOLD OPERATION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Assets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DIRECT PAY MERCHANT PAYMENT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FD PREMA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FD PREMAT ONL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29" calcext:value-type="float">
            <text:p>5829</text:p>
          </table:table-cell>
          <table:table-cell office:value-type="string" calcext:value-type="string">
            <text:p>GOLD OPERATIONS DEB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string" calcext:value-type="string">
            <text:p>IB FD Premat Princip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string" calcext:value-type="string">
            <text:p>IB RD LIQUIDATION C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R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Matured RD. Transfer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R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MERCHANT ACQUIRING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string" calcext:value-type="string">
            <text:p>MERCHANT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Misc.Cr 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MUTUAL FUND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MF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string" calcext:value-type="string">
            <text:p>ON-LINE MUTUAL FUND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M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PAD ENTRIE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RD Drawdown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TD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RETAIL ASSET OPERATIONS - C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08" calcext:value-type="float">
            <text:p>5808</text:p>
          </table:table-cell>
          <table:table-cell office:value-type="string" calcext:value-type="string">
            <text:p>RETAIL ASSET OPERATIONS - DSA PLOUGHBAC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11" calcext:value-type="float">
            <text:p>5811</text:p>
          </table:table-cell>
          <table:table-cell office:value-type="string" calcext:value-type="string">
            <text:p>RETAIL ASSET OPERATIONS - OTHE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11" calcext:value-type="float">
            <text:p>5811</text:p>
          </table:table-cell>
          <table:table-cell office:value-type="string" calcext:value-type="string">
            <text:p>RETAIL ASSET OPERATIONS - OTHER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string" calcext:value-type="string">
            <text:p>RETAIL ASSET OPERATIONS - OTHE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06" calcext:value-type="float">
            <text:p>5806</text:p>
          </table:table-cell>
          <table:table-cell office:value-type="string" calcext:value-type="string">
            <text:p>RETAIL ASSET OPERATIONS - PDC UN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RETAIL ASSET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RETAIL ASSETS DEB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STOCK EXCHANGE GEFU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Stock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TD REDEMPTION TO SAVINGS AC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T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22" calcext:value-type="float">
            <text:p>5822</text:p>
          </table:table-cell>
          <table:table-cell office:value-type="string" calcext:value-type="string">
            <text:p>VENDOR PAYMENT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07" calcext:value-type="float">
            <text:p>5807</text:p>
          </table:table-cell>
          <table:table-cell office:value-type="string" calcext:value-type="string">
            <text:p>RETAIL ASSET OPERATIONS - PDC UN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stallment</text:p>
          </table:table-cell>
          <table:table-cell office:value-type="string" calcext:value-type="string">
            <text:p>Assets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RETAIL ASSET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stallment</text:p>
          </table:table-cell>
          <table:table-cell office:value-type="string" calcext:value-type="string">
            <text:p>Assets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H.Y.INT/COUPON DUE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Stock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string" calcext:value-type="string">
            <text:p>IB FD Premat Int Pai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string" calcext:value-type="string">
            <text:p>IB FD Premat Int Recover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string" calcext:value-type="string">
            <text:p>Interest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string" calcext:value-type="string">
            <text:p>Interest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INTEREST PAID-CASA-BATCH PROCESS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51" calcext:value-type="float">
            <text:p>9251</text:p>
          </table:table-cell>
          <table:table-cell office:value-type="string" calcext:value-type="string">
            <text:p>OTHER TRANSACTION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04" calcext:value-type="float">
            <text:p>9204</text:p>
          </table:table-cell>
          <table:table-cell office:value-type="string" calcext:value-type="string">
            <text:p>CMS SWEEPIN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Sweep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38" calcext:value-type="float">
            <text:p>5938</text:p>
          </table:table-cell>
          <table:table-cell office:value-type="string" calcext:value-type="string">
            <text:p>COMMODITY XL STP -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Commoditie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Funds Transfer Debit NoCOT.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TD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string" calcext:value-type="string">
            <text:p>IB RD OPENING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R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string" calcext:value-type="string">
            <text:p>IB TD ACCT OPENING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T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39" calcext:value-type="float">
            <text:p>5839</text:p>
          </table:table-cell>
          <table:table-cell office:value-type="string" calcext:value-type="string">
            <text:p>MUTUAL FUND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MF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string" calcext:value-type="string">
            <text:p>ON-LINE MUTUAL FUND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MF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string" calcext:value-type="string">
            <text:p>ONLINE TRADING FUNDS XFER CR TX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string" calcext:value-type="string">
            <text:p>ONLINE TRADING FUNDS XFER DR TX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Stock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SWEEP-IN CRED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Sweep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SWEEP-IN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Sweep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35" calcext:value-type="float">
            <text:p>9235</text:p>
          </table:table-cell>
          <table:table-cell office:value-type="string" calcext:value-type="string">
            <text:p>SWEEP-IN DEBIT FOR LOCKER REN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Swee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11" calcext:value-type="float">
            <text:p>9911</text:p>
          </table:table-cell>
          <table:table-cell office:value-type="string" calcext:value-type="string">
            <text:p>SWEEPOUT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Sweep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TO EXERCISED OPTIONS IN ESOP SYSTEM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Stock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CREDIT CARD PAY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C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07" calcext:value-type="float">
            <text:p>5807</text:p>
          </table:table-cell>
          <table:table-cell office:value-type="string" calcext:value-type="string">
            <text:p>RETAIL ASSET OPERATIONS - PDC UN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Assets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SWEEP-IN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Sweep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string" calcext:value-type="string">
            <text:p>SWEEPOUT C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Sweep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DIRECT PAY REFUND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fund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98" calcext:value-type="float">
            <text:p>5898</text:p>
          </table:table-cell>
          <table:table-cell office:value-type="string" calcext:value-type="string">
            <text:p>CMS INR VOSTRO REMITTANCE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C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97" calcext:value-type="float">
            <text:p>5897</text:p>
          </table:table-cell>
          <table:table-cell office:value-type="string" calcext:value-type="string">
            <text:p>CMS INR VOSTRO REMITTANCE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C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INWARD REMITTANCE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REMITTANCE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FINWARE DEFERED/SCS REVERSAL ENT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02" calcext:value-type="float">
            <text:p>6302</text:p>
          </table:table-cell>
          <table:table-cell office:value-type="string" calcext:value-type="string">
            <text:p>Salary Employee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5" calcext:value-type="float">
            <text:p>5845</text:p>
          </table:table-cell>
          <table:table-cell office:value-type="string" calcext:value-type="string">
            <text:p>VOID ONUS REVERS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08" calcext:value-type="float">
            <text:p>6508</text:p>
          </table:table-cell>
          <table:table-cell office:value-type="string" calcext:value-type="string">
            <text:p>SALARY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string" calcext:value-type="string">
            <text:p>STP SALARY C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ATM CASH WITHDRAWA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ATM WITHDRAWAL AT OTHER BANK ATM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4" calcext:value-type="float">
            <text:p>5814</text:p>
          </table:table-cell>
          <table:table-cell office:value-type="string" calcext:value-type="string">
            <text:p>CREDIT CARD PAYMEN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string" calcext:value-type="string">
            <text:p>DEBIT CARD PURCHASE TRANSACTI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DIRECT PAY MERCHANT PAYMENT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string" calcext:value-type="string">
            <text:p>GIFTPLUS CARD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GiftCard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string" calcext:value-type="string">
            <text:p>IB BPCL - SPECIAL PAYMENTS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string" calcext:value-type="string">
            <text:p>MERCHANT DEBIT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string" calcext:value-type="string">
            <text:p>MICRO ATM CASH W/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string" calcext:value-type="string">
            <text:p>POS DEBIT NORMAL PURCHASE MNEMONI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RECONCILIATION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41" calcext:value-type="float">
            <text:p>9241</text:p>
          </table:table-cell>
          <table:table-cell office:value-type="string" calcext:value-type="string">
            <text:p>RECOVERY OF CROSS CURR MARKUP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F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string" calcext:value-type="string">
            <text:p>REMOTE ONUS ATM WITHDRAWAL - EURONE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REMOTE ONUS ATM WITHDRAWAL - NF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RETAIL FX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8" calcext:value-type="float">
            <text:p>5008</text:p>
          </table:table-cell>
          <table:table-cell office:value-type="string" calcext:value-type="string">
            <text:p>DEBIT TAX DEDUCTION AT SOUR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42" calcext:value-type="float">
            <text:p>5942</text:p>
          </table:table-cell>
          <table:table-cell office:value-type="string" calcext:value-type="string">
            <text:p>EDUCATION CESS ON FX CONVERSION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FX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EDUCATIONAL CES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string" calcext:value-type="string">
            <text:p>IB FD Premat Tax Recover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SER TAX FOR PIS PERMISSION ISSUANCE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SER TAX FOR PIS TRANSACTION FEES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SERVICE TAX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SERVICE TAX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string" calcext:value-type="string">
            <text:p>SERVICE TAX ON FX CONVERSION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FX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TAX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A/C CL CHQ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A/C CL C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60" calcext:value-type="float">
            <text:p>9260</text:p>
          </table:table-cell>
          <table:table-cell office:value-type="string" calcext:value-type="string">
            <text:p>ACH INWARD TRANSACTION PROCESSING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61" calcext:value-type="float">
            <text:p>9261</text:p>
          </table:table-cell>
          <table:table-cell office:value-type="string" calcext:value-type="string">
            <text:p>ACH INWARDTRANSACTION PROCESSING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string" calcext:value-type="string">
            <text:p>Alt Interest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32" calcext:value-type="float">
            <text:p>9232</text:p>
          </table:table-cell>
          <table:table-cell office:value-type="string" calcext:value-type="string">
            <text:p>APBS TRANSACTION PROCESSING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AT PAR GEFU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ATM cashde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ATM FUNDS TRANSF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ATM FUNDS TR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ATM LPR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CASA. Cheque Withdrawal - Third Part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CASH DE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Cash Deposit - Bul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Cash Deposit - Third Part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CASH W/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CHEQUE PAID GEF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CHEQUE PAID GEF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string" calcext:value-type="string">
            <text:p>CHEQUE PAID IN CLEARIN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string" calcext:value-type="string">
            <text:p>CHQ DE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01" calcext:value-type="float">
            <text:p>9501</text:p>
          </table:table-cell>
          <table:table-cell office:value-type="string" calcext:value-type="string">
            <text:p>CHQ DEP RET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CHQ PA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31" calcext:value-type="float">
            <text:p>5831</text:p>
          </table:table-cell>
          <table:table-cell office:value-type="string" calcext:value-type="string">
            <text:p>CHQ PAID FOR CMS TRANSFER DEB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31" calcext:value-type="float">
            <text:p>5831</text:p>
          </table:table-cell>
          <table:table-cell office:value-type="string" calcext:value-type="string">
            <text:p>CHQ PAID FOR CMS TRANSFER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CLEARING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CLEARING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74" calcext:value-type="float">
            <text:p>5874</text:p>
          </table:table-cell>
          <table:table-cell office:value-type="string" calcext:value-type="string">
            <text:p>CMS CPU DIRECT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73" calcext:value-type="float">
            <text:p>5873</text:p>
          </table:table-cell>
          <table:table-cell office:value-type="string" calcext:value-type="string">
            <text:p>CMS CPU DIRECT CRED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CMS CREDIT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CMS CREDIT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CMS DEBIT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CMS DEBIT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76" calcext:value-type="float">
            <text:p>5876</text:p>
          </table:table-cell>
          <table:table-cell office:value-type="string" calcext:value-type="string">
            <text:p>CMS FIG OPERATION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string" calcext:value-type="string">
            <text:p>CMS INSTRUMENT ISSUANCE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32" calcext:value-type="float">
            <text:p>5832</text:p>
          </table:table-cell>
          <table:table-cell office:value-type="string" calcext:value-type="string">
            <text:p>CMS TRANSFER CHEQUE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string" calcext:value-type="string">
            <text:p>Cons.Chq.Dep 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CSGL TXN DEBIT-TROP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string" calcext:value-type="string">
            <text:p>CUSTODY TXN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DD Issue <text:s/>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12" calcext:value-type="float">
            <text:p>8312</text:p>
          </table:table-cell>
          <table:table-cell office:value-type="string" calcext:value-type="string">
            <text:p>DD Paid 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DIRECT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DISBURSEMENT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75" calcext:value-type="float">
            <text:p>5975</text:p>
          </table:table-cell>
          <table:table-cell office:value-type="string" calcext:value-type="string">
            <text:p>ECS CREDIT - GEF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ECS CREDIT 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44" calcext:value-type="float">
            <text:p>5944</text:p>
          </table:table-cell>
          <table:table-cell office:value-type="string" calcext:value-type="string">
            <text:p>ECS DEBIT MIREVENU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ECS REJECT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ECS REJECTS DEBIT - GEF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ECS REJECTS DEBIT - GEF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string" calcext:value-type="string">
            <text:p>EXTERNAL INTERFACE FUND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string" calcext:value-type="string">
            <text:p>EXTERNAL INTERFACE FUND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FCY CHEQUE COLLECTION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FCY CHEQUE COLLECTION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FD PREMA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FE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F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66" calcext:value-type="float">
            <text:p>5866</text:p>
          </table:table-cell>
          <table:table-cell office:value-type="string" calcext:value-type="string">
            <text:p>FES STP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65" calcext:value-type="float">
            <text:p>5865</text:p>
          </table:table-cell>
          <table:table-cell office:value-type="string" calcext:value-type="string">
            <text:p>FES STP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string" calcext:value-type="string">
            <text:p>FT 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FT 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FT 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FT 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81" calcext:value-type="float">
            <text:p>5981</text:p>
          </table:table-cell>
          <table:table-cell office:value-type="string" calcext:value-type="string">
            <text:p>FUNDS TRANSFER CREDIT - CPU R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Funds Transfer Credit FW-F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80" calcext:value-type="float">
            <text:p>5980</text:p>
          </table:table-cell>
          <table:table-cell office:value-type="string" calcext:value-type="string">
            <text:p>FUNDS TRANSFER DEBIT - CPU R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Funds Transfer Debit FC-F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HOLD FUND UPLOAD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string" calcext:value-type="string">
            <text:p>IB DEMAND DRAFT ISSU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string" calcext:value-type="string">
            <text:p>IB FUNDS TRANSFER C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string" calcext:value-type="string">
            <text:p>IB FUNDS TRANSFER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string" calcext:value-type="string">
            <text:p>IB TP DEMAND DRAFT ISSU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string" calcext:value-type="string">
            <text:p>IMP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string" calcext:value-type="string">
            <text:p>IMPS P2A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INTEREST PAID-CASA-BATCH PROCESSIN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78" calcext:value-type="float">
            <text:p>5978</text:p>
          </table:table-cell>
          <table:table-cell office:value-type="string" calcext:value-type="string">
            <text:p>INTIAL PAYIN IMAGING - GEFU CO-EX PERIO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01" calcext:value-type="float">
            <text:p>9101</text:p>
          </table:table-cell>
          <table:table-cell office:value-type="string" calcext:value-type="string">
            <text:p>Inward Clearing Cheque Retur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MC Issued 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09" calcext:value-type="float">
            <text:p>8309</text:p>
          </table:table-cell>
          <table:table-cell office:value-type="string" calcext:value-type="string">
            <text:p>MC PAI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MERCHANT ACQUIRING DEB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Misc.Dr 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86" calcext:value-type="float">
            <text:p>5986</text:p>
          </table:table-cell>
          <table:table-cell office:value-type="string" calcext:value-type="string">
            <text:p>MISCELLANEOUS CREDIT ON DORMANT A/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orman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39" calcext:value-type="float">
            <text:p>5839</text:p>
          </table:table-cell>
          <table:table-cell office:value-type="string" calcext:value-type="string">
            <text:p>MUTUAL FUND DEB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46" calcext:value-type="float">
            <text:p>9246</text:p>
          </table:table-cell>
          <table:table-cell office:value-type="string" calcext:value-type="string">
            <text:p>NEF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05" calcext:value-type="float">
            <text:p>5905</text:p>
          </table:table-cell>
          <table:table-cell office:value-type="string" calcext:value-type="string">
            <text:p>NEF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string" calcext:value-type="string">
            <text:p>NEF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NEF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34" calcext:value-type="float">
            <text:p>5834</text:p>
          </table:table-cell>
          <table:table-cell office:value-type="string" calcext:value-type="string">
            <text:p>NEFT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string" calcext:value-type="string">
            <text:p>NEFT CREDIT FUND TRANSF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33" calcext:value-type="float">
            <text:p>5833</text:p>
          </table:table-cell>
          <table:table-cell office:value-type="string" calcext:value-type="string">
            <text:p>NEFT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string" calcext:value-type="string">
            <text:p>NEFT FUNDS TRANSFER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string" calcext:value-type="string">
            <text:p>OTHER TRANSACTION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PAD ENTRI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48" calcext:value-type="float">
            <text:p>5848</text:p>
          </table:table-cell>
          <table:table-cell office:value-type="string" calcext:value-type="string">
            <text:p>POS CHARGEBACK -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string" calcext:value-type="string">
            <text:p>POS CHARGEBACK -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2" calcext:value-type="float">
            <text:p>5842</text:p>
          </table:table-cell>
          <table:table-cell office:value-type="string" calcext:value-type="string">
            <text:p>POSTING VMT REVERSAL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RECONCILIATION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REDEMPTION/MTY OF SEC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RETAIL FX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X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string" calcext:value-type="string">
            <text:p>RTG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RTG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RTG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string" calcext:value-type="string">
            <text:p>RTG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RTG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string" calcext:value-type="string">
            <text:p>RTGS THROUGH NET-BANKING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SER TAX FOR PIS PERMISSION ISSUANCE D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91" calcext:value-type="float">
            <text:p>9991</text:p>
          </table:table-cell>
          <table:table-cell office:value-type="string" calcext:value-type="string">
            <text:p>STANDING ORDER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90" calcext:value-type="float">
            <text:p>9990</text:p>
          </table:table-cell>
          <table:table-cell office:value-type="string" calcext:value-type="string">
            <text:p>STANDING ORDER DEB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90" calcext:value-type="float">
            <text:p>9990</text:p>
          </table:table-cell>
          <table:table-cell office:value-type="string" calcext:value-type="string">
            <text:p>STANDING ORDER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string" calcext:value-type="string">
            <text:p>STP FUNDS TRANSFER C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string" calcext:value-type="string">
            <text:p>STP FUNDS TRANSFER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string" calcext:value-type="string">
            <text:p>STP NET FUNDS TRANSFER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string" calcext:value-type="string">
            <text:p>STP SALARY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string" calcext:value-type="string">
            <text:p>TBS FUNDS TRANSFER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string" calcext:value-type="string">
            <text:p>TBS FUNDS TRANSFER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string" calcext:value-type="string">
            <text:p>TERMINAL RENTAL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string" calcext:value-type="string">
            <text:p>THIRD PARTY CREDIT TRANSF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string" calcext:value-type="string">
            <text:p>THIRD PARTY DEBIT TRANSF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string" calcext:value-type="string">
            <text:p>UBS-FC FUNDS TRANSFER C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x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UBS-FC FUNDS TRANSFER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x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16" calcext:value-type="float">
            <text:p>5916</text:p>
          </table:table-cell>
          <table:table-cell office:value-type="string" calcext:value-type="string">
            <text:p>VDC3RC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VENDOR PAYMENT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string" calcext:value-type="string">
            <text:p>VISA MONEY TRANSFER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02" calcext:value-type="float">
            <text:p>9202</text:p>
          </table:table-cell>
          <table:table-cell office:value-type="string" calcext:value-type="string">
            <text:p>WARRANT OPERATION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DEBIT CARD ENTRIE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Waiver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DEBIT CARD ENTRI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Waiver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heet2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14" table:number-columns-repeated="5" table:default-cell-style-name="Default"/>
        <table:table-row table:style-name="ro1">
          <table:table-cell table:number-columns-repeated="8"/>
          <table:table-cell table:formula="of:=[Sheet5.C2]" office:value-type="float" office:value="214739173" calcext:value-type="float">
            <text:p>214739173</text:p>
          </table:table-cell>
          <table:table-cell table:number-columns-repeated="2"/>
          <table:table-cell table:style-name="ce3" table:formula="of:=[.L2]/[.$I$1]" office:value-type="percentage" office:value="0.0628496832294311" calcext:value-type="percentage">
            <text:p>6.28%</text:p>
          </table:table-cell>
          <table:table-cell table:style-name="ce3" table:formula="of:=[.M2]/[.$I$1]" office:value-type="percentage" office:value="0.367816858454605" calcext:value-type="percentage">
            <text:p>36.78%</text:p>
          </table:table-cell>
          <table:table-cell table:number-columns-repeated="13"/>
        </table:table-row>
        <table:table-row table:style-name="ro1">
          <table:table-cell table:number-columns-repeated="8"/>
          <table:table-cell table:formula="of:=SUM([.I4:.I271])" office:value-type="float" office:value="225156006" calcext:value-type="float">
            <text:p>225156006</text:p>
          </table:table-cell>
          <table:table-cell table:number-columns-repeated="2"/>
          <table:table-cell table:formula="of:=SUM([.L4:.L271])" office:value-type="float" office:value="13496289" calcext:value-type="float">
            <text:p>13496289</text:p>
          </table:table-cell>
          <table:table-cell table:formula="of:=SUM([.M4:.M271])" office:value-type="float" office:value="78984688" calcext:value-type="float">
            <text:p>7898468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 f branch txn drcr ind</text:p>
          </table:table-cell>
          <table:table-cell table:style-name="ce1" office:value-type="string" calcext:value-type="string">
            <text:p>Interface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ssociation</text:p>
          </table:table-cell>
          <table:table-cell table:style-name="ce1" office:value-type="string" calcext:value-type="string">
            <text:p>NewType</text:p>
          </table:table-cell>
          <table:table-cell table:style-name="ce1" office:value-type="string" calcext:value-type="string">
            <text:p>No of Txn</text:p>
          </table:table-cell>
          <table:table-cell table:style-name="ce1" office:value-type="string" calcext:value-type="string">
            <text:p>% Txn</text:p>
          </table:table-cell>
          <table:table-cell table:style-name="ce1" office:value-type="string" calcext:value-type="string">
            <text:p>No of Users</text:p>
          </table:table-cell>
          <table:table-cell table:style-name="ce1" office:value-type="string" calcext:value-type="string">
            <text:p>Cheque table trans</text:p>
          </table:table-cell>
          <table:table-cell table:style-name="ce1" office:value-type="string" calcext:value-type="string">
            <text:p>unknowntrans</text:p>
          </table:table-cell>
          <table:table-cell table:style-name="ce1" office:value-type="string" calcext:value-type="string">
            <text:p>Remarks 1</text:p>
          </table:table-cell>
          <table:table-cell table:style-name="ce1" office:value-type="string" calcext:value-type="string">
            <text:p>Remarks</text:p>
          </table:table-cell>
          <table:table-cell table:number-columns-repeated="11" table:style-name="ce1" office:value-type="string" calcext:value-type="string">
            <text:p>Desc sample</text:p>
          </table:table-cell>
        </table:table-row>
        <table:table-row table:style-name="ro3" table:visibility="filter">
          <table:table-cell office:value-type="float" office:value="2923" calcext:value-type="float">
            <text:p>2923</text:p>
          </table:table-cell>
          <table:table-cell office:value-type="string" calcext:value-type="string">
            <text:p>EXTERNAL INTERFACE FUND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4]" office:value-type="string" office:string-value="Unknown" calcext:value-type="string">
            <text:p>Unknown</text:p>
          </table:table-cell>
          <table:table-cell table:formula="of:=IF(ISERROR(VLOOKUP([.A4];[Sheet5.$B$4:.$C$327];2;0));0;VLOOKUP([.A4];[Sheet5.$B$4:.$C$327];2;0))" office:value-type="float" office:value="21934997" calcext:value-type="float">
            <text:p>21934997</text:p>
          </table:table-cell>
          <table:table-cell table:style-name="ce2" table:formula="of:=[.I4]/[.$I$1]" office:value-type="percentage" office:value="0.102147161570749" calcext:value-type="percentage">
            <text:p>10.21%</text:p>
          </table:table-cell>
          <table:table-cell table:formula="of:=VLOOKUP([.A4];[Sheet5.$B$4:.$F$327];5;0)" office:value-type="float" office:value="599296" calcext:value-type="float">
            <text:p>599296</text:p>
          </table:table-cell>
          <table:table-cell table:formula="of:=IF(ISERROR(VLOOKUP([.$A4];[Sheet5.$N$4:.$O$12];2;0));0;VLOOKUP([.$A4];[Sheet5.$N$4:.$O$12];2;0))" office:value-type="float" office:value="0" calcext:value-type="float">
            <text:p>0</text:p>
          </table:table-cell>
          <table:table-cell table:formula="of:=IF([.F4]=&quot;Unknown&quot;;1;0)*[.I4]" office:value-type="float" office:value="21934997" calcext:value-type="float">
            <text:p>21934997</text:p>
          </table:table-cell>
          <table:table-cell table:number-columns-repeated="2"/>
          <table:table-cell table:style-name="ce4" office:value-type="string" calcext:value-type="string">
            <text:p>/EBSAPSRTC</text:p>
          </table:table-cell>
          <table:table-cell table:style-name="ce4" office:value-type="string" calcext:value-type="string">
            <text:p>/CitrusAirtel</text:p>
          </table:table-cell>
          <table:table-cell table:style-name="ce4" office:value-type="string" calcext:value-type="string">
            <text:p>MHDF /SBI CARDS</text:p>
          </table:table-cell>
          <table:table-cell table:style-name="ce4" office:value-type="string" calcext:value-type="string">
            <text:p>/INDIAN RAILWAYS</text:p>
          </table:table-cell>
          <table:table-cell table:style-name="ce4" office:value-type="string" calcext:value-type="string">
            <text:p>CCABD ZKH /Avenues India Ltd</text:p>
          </table:table-cell>
          <table:table-cell table:style-name="ce4" office:value-type="string" calcext:value-type="string">
            <text:p>/TechEasy Trip Planne</text:p>
          </table:table-cell>
          <table:table-cell table:style-name="ce4" office:value-type="string" calcext:value-type="string">
            <text:p>- CBDT Tax</text:p>
          </table:table-cell>
          <table:table-cell table:number-columns-repeated="4"/>
        </table:table-row>
        <table:table-row table:style-name="ro4" table:visibility="filter">
          <table:table-cell office:value-type="float" office:value="2955" calcext:value-type="float">
            <text:p>2955</text:p>
          </table:table-cell>
          <table:table-cell office:value-type="string" calcext:value-type="string">
            <text:p>NEFT FUNDS TRANSFER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5]" office:value-type="string" office:string-value="Unknown" calcext:value-type="string">
            <text:p>Unknown</text:p>
          </table:table-cell>
          <table:table-cell table:formula="of:=IF(ISERROR(VLOOKUP([.A5];[Sheet5.$B$4:.$C$327];2;0));0;VLOOKUP([.A5];[Sheet5.$B$4:.$C$327];2;0))" office:value-type="float" office:value="11857268" calcext:value-type="float">
            <text:p>11857268</text:p>
          </table:table-cell>
          <table:table-cell table:style-name="ce2" table:formula="of:=[.I5]/[.$I$1]" office:value-type="percentage" office:value="0.0552170702454927" calcext:value-type="percentage">
            <text:p>5.52%</text:p>
          </table:table-cell>
          <table:table-cell table:formula="of:=VLOOKUP([.A5];[Sheet5.$B$4:.$F$327];5;0)" office:value-type="float" office:value="660654" calcext:value-type="float">
            <text:p>660654</text:p>
          </table:table-cell>
          <table:table-cell table:formula="of:=IF(ISERROR(VLOOKUP([.$A5];[Sheet5.$N$4:.$O$12];2;0));0;VLOOKUP([.$A5];[Sheet5.$N$4:.$O$12];2;0))" office:value-type="float" office:value="10567586" calcext:value-type="float">
            <text:p>10567586</text:p>
          </table:table-cell>
          <table:table-cell table:formula="of:=IF([.F5]=&quot;Unknown&quot;;1;0)*[.I5]" office:value-type="float" office:value="11857268" calcext:value-type="float">
            <text:p>11857268</text:p>
          </table:table-cell>
          <table:table-cell table:number-columns-repeated="2"/>
          <table:table-cell table:style-name="ce4" office:value-type="string" calcext:value-type="string">
            <text:p>NEFT Dr-CITI -Amit Tandon-NETBANK</text:p>
          </table:table-cell>
          <table:table-cell table:number-columns-repeated="10"/>
        </table:table-row>
        <table:table-row table:style-name="ro4" table:visibility="filter">
          <table:table-cell office:value-type="float" office:value="2557" calcext:value-type="float">
            <text:p>2557</text:p>
          </table:table-cell>
          <table:table-cell office:value-type="string" calcext:value-type="string">
            <text:p>NEF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6]" office:value-type="string" office:string-value="Unknown" calcext:value-type="string">
            <text:p>Unknown</text:p>
          </table:table-cell>
          <table:table-cell table:formula="of:=IF(ISERROR(VLOOKUP([.A6];[Sheet5.$B$4:.$C$327];2;0));0;VLOOKUP([.A6];[Sheet5.$B$4:.$C$327];2;0))" office:value-type="float" office:value="9377658" calcext:value-type="float">
            <text:p>9377658</text:p>
          </table:table-cell>
          <table:table-cell table:style-name="ce2" table:formula="of:=[.I6]/[.$I$1]" office:value-type="percentage" office:value="0.0436699921536906" calcext:value-type="percentage">
            <text:p>4.37%</text:p>
          </table:table-cell>
          <table:table-cell table:formula="of:=VLOOKUP([.A6];[Sheet5.$B$4:.$F$327];5;0)" office:value-type="float" office:value="778017" calcext:value-type="float">
            <text:p>778017</text:p>
          </table:table-cell>
          <table:table-cell table:formula="of:=IF(ISERROR(VLOOKUP([.$A6];[Sheet5.$N$4:.$O$12];2;0));0;VLOOKUP([.$A6];[Sheet5.$N$4:.$O$12];2;0))" office:value-type="float" office:value="0" calcext:value-type="float">
            <text:p>0</text:p>
          </table:table-cell>
          <table:table-cell table:formula="of:=IF([.F6]=&quot;Unknown&quot;;1;0)*[.I6]" office:value-type="float" office:value="9377658" calcext:value-type="float">
            <text:p>9377658</text:p>
          </table:table-cell>
          <table:table-cell table:number-columns-repeated="2"/>
          <table:table-cell table:style-name="ce4" office:value-type="string" calcext:value-type="string">
            <text:p>NEFT Cr-ICIC SF -</text:p>
          </table:table-cell>
          <table:table-cell table:style-name="ce4" office:value-type="string" calcext:value-type="string">
            <text:p>NEFT Cr-CITI -CITIBANK N.A</text:p>
          </table:table-cell>
          <table:table-cell table:style-name="ce4" office:value-type="string" calcext:value-type="string">
            <text:p>NEFT Cr-CNRB -MOBILE TRADE CENTRE</text:p>
          </table:table-cell>
          <table:table-cell table:number-columns-repeated="8"/>
        </table:table-row>
        <table:table-row table:style-name="ro5" table:visibility="filter">
          <table:table-cell office:value-type="float" office:value="1160" calcext:value-type="float">
            <text:p>1160</text:p>
          </table:table-cell>
          <table:table-cell office:value-type="string" calcext:value-type="string">
            <text:p>ECS REJECTS DEBIT - GEF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7]" office:value-type="string" office:string-value="Unknown" calcext:value-type="string">
            <text:p>Unknown</text:p>
          </table:table-cell>
          <table:table-cell table:formula="of:=IF(ISERROR(VLOOKUP([.A7];[Sheet5.$B$4:.$C$327];2;0));0;VLOOKUP([.A7];[Sheet5.$B$4:.$C$327];2;0))" office:value-type="float" office:value="4766630" calcext:value-type="float">
            <text:p>4766630</text:p>
          </table:table-cell>
          <table:table-cell table:style-name="ce2" table:formula="of:=[.I7]/[.$I$1]" office:value-type="percentage" office:value="0.022197300722584" calcext:value-type="percentage">
            <text:p>2.22%</text:p>
          </table:table-cell>
          <table:table-cell table:formula="of:=VLOOKUP([.A7];[Sheet5.$B$4:.$F$327];5;0)" office:value-type="float" office:value="283542" calcext:value-type="float">
            <text:p>283542</text:p>
          </table:table-cell>
          <table:table-cell table:formula="of:=IF(ISERROR(VLOOKUP([.$A7];[Sheet5.$N$4:.$O$12];2;0));0;VLOOKUP([.$A7];[Sheet5.$N$4:.$O$12];2;0))" office:value-type="float" office:value="0" calcext:value-type="float">
            <text:p>0</text:p>
          </table:table-cell>
          <table:table-cell table:formula="of:=IF([.F7]=&quot;Unknown&quot;;1;0)*[.I7]" office:value-type="float" office:value="4766630" calcext:value-type="float">
            <text:p>4766630</text:p>
          </table:table-cell>
          <table:table-cell table:number-columns-repeated="2"/>
          <table:table-cell table:style-name="ce4" office:value-type="string" calcext:value-type="string">
            <text:p>ECS D-SUNDMF CAMS-</text:p>
          </table:table-cell>
          <table:table-cell table:style-name="ce4" office:value-type="string" calcext:value-type="string">
            <text:p>ECS D-BillDesk-JUSTDIALB-TXJD</text:p>
          </table:table-cell>
          <table:table-cell table:style-name="ce4" office:value-type="string" calcext:value-type="string">
            <text:p>ECS D-CITI LOAN PMT -AUG</text:p>
          </table:table-cell>
          <table:table-cell table:style-name="ce4" office:value-type="string" calcext:value-type="string">
            <text:p>ECS D-HDFCMF CAMS-</text:p>
          </table:table-cell>
          <table:table-cell table:style-name="ce4" office:value-type="string" calcext:value-type="string">
            <text:p>ECS D-FRANKLINTEMP-IILECS-TXFT</text:p>
          </table:table-cell>
          <table:table-cell table:number-columns-repeated="6"/>
        </table:table-row>
        <table:table-row table:style-name="ro6" table:visibility="filter">
          <table:table-cell office:value-type="float" office:value="1160" calcext:value-type="float">
            <text:p>1160</text:p>
          </table:table-cell>
          <table:table-cell office:value-type="string" calcext:value-type="string">
            <text:p>ECS REJECTS DEBIT - GEF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8]" office:value-type="string" office:string-value="Unknown" calcext:value-type="string">
            <text:p>Unknown</text:p>
          </table:table-cell>
          <table:table-cell table:formula="of:=IF(ISERROR(VLOOKUP([.A8];[Sheet5.$B$4:.$C$327];2;0));0;VLOOKUP([.A8];[Sheet5.$B$4:.$C$327];2;0))" office:value-type="float" office:value="4766630" calcext:value-type="float">
            <text:p>4766630</text:p>
          </table:table-cell>
          <table:table-cell table:style-name="ce2" table:formula="of:=[.I8]/[.$I$1]" office:value-type="percentage" office:value="0.022197300722584" calcext:value-type="percentage">
            <text:p>2.22%</text:p>
          </table:table-cell>
          <table:table-cell table:formula="of:=VLOOKUP([.A8];[Sheet5.$B$4:.$F$327];5;0)" office:value-type="float" office:value="283542" calcext:value-type="float">
            <text:p>283542</text:p>
          </table:table-cell>
          <table:table-cell table:formula="of:=IF(ISERROR(VLOOKUP([.$A8];[Sheet5.$N$4:.$O$12];2;0));0;VLOOKUP([.$A8];[Sheet5.$N$4:.$O$12];2;0))" office:value-type="float" office:value="0" calcext:value-type="float">
            <text:p>0</text:p>
          </table:table-cell>
          <table:table-cell table:formula="of:=IF([.F8]=&quot;Unknown&quot;;1;0)*[.I8]" office:value-type="float" office:value="4766630" calcext:value-type="float">
            <text:p>4766630</text:p>
          </table:table-cell>
          <table:table-cell table:number-columns-repeated="2"/>
          <table:table-cell table:style-name="ce4" office:value-type="string" calcext:value-type="string">
            <text:p>ECS D-TP Axis Bank Ltd-</text:p>
          </table:table-cell>
          <table:table-cell table:style-name="ce4" office:value-type="string" calcext:value-type="string">
            <text:p>ECS D-BillDesk-JUSTDIALB-TXJD</text:p>
          </table:table-cell>
          <table:table-cell table:style-name="ce4" office:value-type="string" calcext:value-type="string">
            <text:p>ECS D-TP L&amp;T Finance-</text:p>
          </table:table-cell>
          <table:table-cell table:style-name="ce4" office:value-type="string" calcext:value-type="string">
            <text:p>ECS D-HDFCMF CAMS-</text:p>
          </table:table-cell>
          <table:table-cell table:number-columns-repeated="7"/>
        </table:table-row>
        <table:table-row table:style-name="ro7" table:visibility="filter">
          <table:table-cell office:value-type="float" office:value="2920" calcext:value-type="float">
            <text:p>2920</text:p>
          </table:table-cell>
          <table:table-cell office:value-type="string" calcext:value-type="string">
            <text:p>THIRD PARTY DEBIT TRANSF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9]" office:value-type="string" office:string-value="Unknown" calcext:value-type="string">
            <text:p>Unknown</text:p>
          </table:table-cell>
          <table:table-cell table:formula="of:=IF(ISERROR(VLOOKUP([.A9];[Sheet5.$B$4:.$C$327];2;0));0;VLOOKUP([.A9];[Sheet5.$B$4:.$C$327];2;0))" office:value-type="float" office:value="4763342" calcext:value-type="float">
            <text:p>4763342</text:p>
          </table:table-cell>
          <table:table-cell table:style-name="ce2" table:formula="of:=[.I9]/[.$I$1]" office:value-type="percentage" office:value="0.0221819891240803" calcext:value-type="percentage">
            <text:p>2.22%</text:p>
          </table:table-cell>
          <table:table-cell table:formula="of:=VLOOKUP([.A9];[Sheet5.$B$4:.$F$327];5;0)" office:value-type="float" office:value="476945" calcext:value-type="float">
            <text:p>476945</text:p>
          </table:table-cell>
          <table:table-cell table:formula="of:=IF(ISERROR(VLOOKUP([.$A9];[Sheet5.$N$4:.$O$12];2;0));0;VLOOKUP([.$A9];[Sheet5.$N$4:.$O$12];2;0))" office:value-type="float" office:value="0" calcext:value-type="float">
            <text:p>0</text:p>
          </table:table-cell>
          <table:table-cell table:formula="of:=IF([.F9]=&quot;Unknown&quot;;1;0)*[.I9]" office:value-type="float" office:value="4763342" calcext:value-type="float">
            <text:p>4763342</text:p>
          </table:table-cell>
          <table:table-cell/>
          <table:table-cell office:value-type="string" calcext:value-type="string">
            <text:p>Mostly second part is handwritten</text:p>
          </table:table-cell>
          <table:table-cell table:style-name="ce4" office:value-type="string" calcext:value-type="string">
            <text:p>-TPT-Resturant</text:p>
          </table:table-cell>
          <table:table-cell table:style-name="ce4" office:value-type="string" calcext:value-type="string">
            <text:p>-TPT-MOTO EMI</text:p>
          </table:table-cell>
          <table:table-cell table:style-name="ce4" office:value-type="string" calcext:value-type="string">
            <text:p>-TPT-Basic</text:p>
          </table:table-cell>
          <table:table-cell table:style-name="ce4" office:value-type="string" calcext:value-type="string">
            <text:p>-TPT-SOHAN SHARMA</text:p>
          </table:table-cell>
          <table:table-cell table:style-name="ce4" office:value-type="string" calcext:value-type="string">
            <text:p>-TPT-rent transfer</text:p>
          </table:table-cell>
          <table:table-cell table:style-name="ce4" office:value-type="string" calcext:value-type="string">
            <text:p>-TPT-tomyself</text:p>
          </table:table-cell>
          <table:table-cell table:number-columns-repeated="5"/>
        </table:table-row>
        <table:table-row table:style-name="ro7" table:visibility="filter">
          <table:table-cell office:value-type="float" office:value="2921" calcext:value-type="float">
            <text:p>2921</text:p>
          </table:table-cell>
          <table:table-cell office:value-type="string" calcext:value-type="string">
            <text:p>THIRD PARTY CREDIT TRANSF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0]" office:value-type="string" office:string-value="Unknown" calcext:value-type="string">
            <text:p>Unknown</text:p>
          </table:table-cell>
          <table:table-cell table:formula="of:=IF(ISERROR(VLOOKUP([.A10];[Sheet5.$B$4:.$C$327];2;0));0;VLOOKUP([.A10];[Sheet5.$B$4:.$C$327];2;0))" office:value-type="float" office:value="4144861" calcext:value-type="float">
            <text:p>4144861</text:p>
          </table:table-cell>
          <table:table-cell table:style-name="ce2" table:formula="of:=[.I10]/[.$I$1]" office:value-type="percentage" office:value="0.0193018392596678" calcext:value-type="percentage">
            <text:p>1.93%</text:p>
          </table:table-cell>
          <table:table-cell table:formula="of:=VLOOKUP([.A10];[Sheet5.$B$4:.$F$327];5;0)" office:value-type="float" office:value="452889" calcext:value-type="float">
            <text:p>452889</text:p>
          </table:table-cell>
          <table:table-cell table:formula="of:=IF(ISERROR(VLOOKUP([.$A10];[Sheet5.$N$4:.$O$12];2;0));0;VLOOKUP([.$A10];[Sheet5.$N$4:.$O$12];2;0))" office:value-type="float" office:value="0" calcext:value-type="float">
            <text:p>0</text:p>
          </table:table-cell>
          <table:table-cell table:formula="of:=IF([.F10]=&quot;Unknown&quot;;1;0)*[.I10]" office:value-type="float" office:value="4144861" calcext:value-type="float">
            <text:p>4144861</text:p>
          </table:table-cell>
          <table:table-cell/>
          <table:table-cell office:value-type="string" calcext:value-type="string">
            <text:p>Mostly second part is handwritten</text:p>
          </table:table-cell>
          <table:table-cell table:style-name="ce4" office:value-type="string" calcext:value-type="string">
            <text:p>-TPT-Somu Apr</text:p>
          </table:table-cell>
          <table:table-cell table:style-name="ce4" office:value-type="string" calcext:value-type="string">
            <text:p>-TPT-transfer</text:p>
          </table:table-cell>
          <table:table-cell table:style-name="ce4" office:value-type="string" calcext:value-type="string">
            <text:p>-TPT-ATM amt MGBStoBZA j</text:p>
          </table:table-cell>
          <table:table-cell table:style-name="ce4" office:value-type="string" calcext:value-type="string">
            <text:p>-TPT-rent emi</text:p>
          </table:table-cell>
          <table:table-cell table:number-columns-repeated="7"/>
        </table:table-row>
        <table:table-row table:style-name="ro6" table:visibility="filter">
          <table:table-cell office:value-type="float" office:value="2944" calcext:value-type="float">
            <text:p>2944</text:p>
          </table:table-cell>
          <table:table-cell office:value-type="string" calcext:value-type="string">
            <text:p>STP FUNDS TRANSFER C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1]" office:value-type="string" office:string-value="Unknown" calcext:value-type="string">
            <text:p>Unknown</text:p>
          </table:table-cell>
          <table:table-cell table:formula="of:=IF(ISERROR(VLOOKUP([.A11];[Sheet5.$B$4:.$C$327];2;0));0;VLOOKUP([.A11];[Sheet5.$B$4:.$C$327];2;0))" office:value-type="float" office:value="3057716" calcext:value-type="float">
            <text:p>3057716</text:p>
          </table:table-cell>
          <table:table-cell table:style-name="ce2" table:formula="of:=[.I11]/[.$I$1]" office:value-type="percentage" office:value="0.0142392091637607" calcext:value-type="percentage">
            <text:p>1.42%</text:p>
          </table:table-cell>
          <table:table-cell table:formula="of:=VLOOKUP([.A11];[Sheet5.$B$4:.$F$327];5;0)" office:value-type="float" office:value="379817" calcext:value-type="float">
            <text:p>379817</text:p>
          </table:table-cell>
          <table:table-cell table:formula="of:=IF(ISERROR(VLOOKUP([.$A11];[Sheet5.$N$4:.$O$12];2;0));0;VLOOKUP([.$A11];[Sheet5.$N$4:.$O$12];2;0))" office:value-type="float" office:value="0" calcext:value-type="float">
            <text:p>0</text:p>
          </table:table-cell>
          <table:table-cell table:formula="of:=IF([.F11]=&quot;Unknown&quot;;1;0)*[.I11]" office:value-type="float" office:value="3057716" calcext:value-type="float">
            <text:p>3057716</text:p>
          </table:table-cell>
          <table:table-cell table:number-columns-repeated="2"/>
          <table:table-cell table:style-name="ce4" office:value-type="string" calcext:value-type="string">
            <text:p>-SALARY FROM MKSL FOR JULY</text:p>
          </table:table-cell>
          <table:table-cell table:style-name="ce4" office:value-type="string" calcext:value-type="string">
            <text:p>IMPS-P A- - -</text:p>
          </table:table-cell>
          <table:table-cell table:style-name="ce4" office:value-type="string" calcext:value-type="string">
            <text:p>INSTANT CASH</text:p>
          </table:table-cell>
          <table:table-cell table:style-name="ce4" office:value-type="string" calcext:value-type="string">
            <text:p>-SALARY AUFIL JULY</text:p>
          </table:table-cell>
          <table:table-cell table:style-name="ce4" office:value-type="string" calcext:value-type="string">
            <text:p>HDFCHOHDF</text:p>
          </table:table-cell>
          <table:table-cell table:style-name="ce4" office:value-type="string" calcext:value-type="string">
            <text:p>TRF TO BL</text:p>
          </table:table-cell>
          <table:table-cell table:number-columns-repeated="5"/>
        </table:table-row>
        <table:table-row table:style-name="ro4" table:visibility="filter">
          <table:table-cell office:value-type="float" office:value="6101" calcext:value-type="float">
            <text:p>6101</text:p>
          </table:table-cell>
          <table:table-cell office:value-type="string" calcext:value-type="string">
            <text:p>CHEQUE PAID IN CLEARIN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2]" office:value-type="string" office:string-value="Unknown" calcext:value-type="string">
            <text:p>Unknown</text:p>
          </table:table-cell>
          <table:table-cell table:formula="of:=IF(ISERROR(VLOOKUP([.A12];[Sheet5.$B$4:.$C$327];2;0));0;VLOOKUP([.A12];[Sheet5.$B$4:.$C$327];2;0))" office:value-type="float" office:value="2973344" calcext:value-type="float">
            <text:p>2973344</text:p>
          </table:table-cell>
          <table:table-cell table:style-name="ce2" table:formula="of:=[.I12]/[.$I$1]" office:value-type="percentage" office:value="0.0138463046050755" calcext:value-type="percentage">
            <text:p>1.38%</text:p>
          </table:table-cell>
          <table:table-cell table:formula="of:=VLOOKUP([.A12];[Sheet5.$B$4:.$F$327];5;0)" office:value-type="float" office:value="457719" calcext:value-type="float">
            <text:p>457719</text:p>
          </table:table-cell>
          <table:table-cell table:formula="of:=IF(ISERROR(VLOOKUP([.$A12];[Sheet5.$N$4:.$O$12];2;0));0;VLOOKUP([.$A12];[Sheet5.$N$4:.$O$12];2;0))" office:value-type="float" office:value="2897951" calcext:value-type="float">
            <text:p>2897951</text:p>
          </table:table-cell>
          <table:table-cell table:formula="of:=IF([.F12]=&quot;Unknown&quot;;1;0)*[.I12]" office:value-type="float" office:value="2973344" calcext:value-type="float">
            <text:p>2973344</text:p>
          </table:table-cell>
          <table:table-cell/>
          <table:table-cell office:value-type="string" calcext:value-type="string">
            <text:p>what does ch in drcrind mean?</text:p>
          </table:table-cell>
          <table:table-cell table:style-name="ce4" office:value-type="string" calcext:value-type="string">
            <text:p>Chq Paid-MICR CTS-RICHMOND RD</text:p>
          </table:table-cell>
          <table:table-cell table:style-name="ce4" office:value-type="string" calcext:value-type="string">
            <text:p>I/W Chq return-MICR -DEEPAK SINGH</text:p>
          </table:table-cell>
          <table:table-cell table:style-name="ce4" office:value-type="string" calcext:value-type="string">
            <text:p>Chq Paid-MICR CTS-RICHMOND RD</text:p>
          </table:table-cell>
          <table:table-cell table:number-columns-repeated="8"/>
        </table:table-row>
        <table:table-row table:style-name="ro7" table:visibility="filter">
          <table:table-cell office:value-type="float" office:value="2903" calcext:value-type="float">
            <text:p>2903</text:p>
          </table:table-cell>
          <table:table-cell office:value-type="string" calcext:value-type="string">
            <text:p>IB FUNDS TRANSFER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3]" office:value-type="string" office:string-value="Unknown" calcext:value-type="string">
            <text:p>Unknown</text:p>
          </table:table-cell>
          <table:table-cell table:formula="of:=IF(ISERROR(VLOOKUP([.A13];[Sheet5.$B$4:.$C$327];2;0));0;VLOOKUP([.A13];[Sheet5.$B$4:.$C$327];2;0))" office:value-type="float" office:value="1309491" calcext:value-type="float">
            <text:p>1309491</text:p>
          </table:table-cell>
          <table:table-cell table:style-name="ce2" table:formula="of:=[.I13]/[.$I$1]" office:value-type="percentage" office:value="0.00609805366066116" calcext:value-type="percentage">
            <text:p>0.61%</text:p>
          </table:table-cell>
          <table:table-cell table:formula="of:=VLOOKUP([.A13];[Sheet5.$B$4:.$F$327];5;0)" office:value-type="float" office:value="120171" calcext:value-type="float">
            <text:p>120171</text:p>
          </table:table-cell>
          <table:table-cell table:formula="of:=IF(ISERROR(VLOOKUP([.$A13];[Sheet5.$N$4:.$O$12];2;0));0;VLOOKUP([.$A13];[Sheet5.$N$4:.$O$12];2;0))" office:value-type="float" office:value="0" calcext:value-type="float">
            <text:p>0</text:p>
          </table:table-cell>
          <table:table-cell table:formula="of:=IF([.F13]=&quot;Unknown&quot;;1;0)*[.I13]" office:value-type="float" office:value="1309491" calcext:value-type="float">
            <text:p>1309491</text:p>
          </table:table-cell>
          <table:table-cell table:number-columns-repeated="2"/>
          <table:table-cell table:style-name="ce4" office:value-type="string" calcext:value-type="string">
            <text:p>IB FUNDS TRANSFER DR-</text:p>
          </table:table-cell>
          <table:table-cell table:number-columns-repeated="10"/>
        </table:table-row>
        <table:table-row table:style-name="ro3" table:visibility="filter">
          <table:table-cell office:value-type="float" office:value="2904" calcext:value-type="float">
            <text:p>2904</text:p>
          </table:table-cell>
          <table:table-cell office:value-type="string" calcext:value-type="string">
            <text:p>IB FUNDS TRANSFER C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4]" office:value-type="string" office:string-value="Unknown" calcext:value-type="string">
            <text:p>Unknown</text:p>
          </table:table-cell>
          <table:table-cell table:formula="of:=IF(ISERROR(VLOOKUP([.A14];[Sheet5.$B$4:.$C$327];2;0));0;VLOOKUP([.A14];[Sheet5.$B$4:.$C$327];2;0))" office:value-type="float" office:value="1284993" calcext:value-type="float">
            <text:p>1284993</text:p>
          </table:table-cell>
          <table:table-cell table:style-name="ce2" table:formula="of:=[.I14]/[.$I$1]" office:value-type="percentage" office:value="0.00598397107545906" calcext:value-type="percentage">
            <text:p>0.60%</text:p>
          </table:table-cell>
          <table:table-cell table:formula="of:=VLOOKUP([.A14];[Sheet5.$B$4:.$F$327];5;0)" office:value-type="float" office:value="118100" calcext:value-type="float">
            <text:p>118100</text:p>
          </table:table-cell>
          <table:table-cell table:formula="of:=IF(ISERROR(VLOOKUP([.$A14];[Sheet5.$N$4:.$O$12];2;0));0;VLOOKUP([.$A14];[Sheet5.$N$4:.$O$12];2;0))" office:value-type="float" office:value="0" calcext:value-type="float">
            <text:p>0</text:p>
          </table:table-cell>
          <table:table-cell table:formula="of:=IF([.F14]=&quot;Unknown&quot;;1;0)*[.I14]" office:value-type="float" office:value="1284993" calcext:value-type="float">
            <text:p>1284993</text:p>
          </table:table-cell>
          <table:table-cell table:number-columns-repeated="2"/>
          <table:table-cell table:style-name="ce4" office:value-type="string" calcext:value-type="string">
            <text:p>IB FUNDS TRANSFER CR-</text:p>
          </table:table-cell>
          <table:table-cell table:number-columns-repeated="10"/>
        </table:table-row>
        <table:table-row table:style-name="ro3" table:visibility="filter">
          <table:table-cell office:value-type="float" office:value="1401" calcext:value-type="float">
            <text:p>1401</text:p>
          </table:table-cell>
          <table:table-cell office:value-type="string" calcext:value-type="string">
            <text:p>CASH DE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5]" office:value-type="string" office:string-value="Unknown" calcext:value-type="string">
            <text:p>Unknown</text:p>
          </table:table-cell>
          <table:table-cell table:formula="of:=IF(ISERROR(VLOOKUP([.A15];[Sheet5.$B$4:.$C$327];2;0));0;VLOOKUP([.A15];[Sheet5.$B$4:.$C$327];2;0))" office:value-type="float" office:value="1179323" calcext:value-type="float">
            <text:p>1179323</text:p>
          </table:table-cell>
          <table:table-cell table:style-name="ce2" table:formula="of:=[.I15]/[.$I$1]" office:value-type="percentage" office:value="0.00549188573060212" calcext:value-type="percentage">
            <text:p>0.55%</text:p>
          </table:table-cell>
          <table:table-cell table:formula="of:=VLOOKUP([.A15];[Sheet5.$B$4:.$F$327];5;0)" office:value-type="float" office:value="364999" calcext:value-type="float">
            <text:p>364999</text:p>
          </table:table-cell>
          <table:table-cell table:formula="of:=IF(ISERROR(VLOOKUP([.$A15];[Sheet5.$N$4:.$O$12];2;0));0;VLOOKUP([.$A15];[Sheet5.$N$4:.$O$12];2;0))" office:value-type="float" office:value="0" calcext:value-type="float">
            <text:p>0</text:p>
          </table:table-cell>
          <table:table-cell table:formula="of:=IF([.F15]=&quot;Unknown&quot;;1;0)*[.I15]" office:value-type="float" office:value="1179323" calcext:value-type="float">
            <text:p>1179323</text:p>
          </table:table-cell>
          <table:table-cell/>
          <table:table-cell office:value-type="string" calcext:value-type="string">
            <text:p>from what areas is cash getting deposited?</text:p>
          </table:table-cell>
          <table:table-cell table:style-name="ce4" office:value-type="string" calcext:value-type="string">
            <text:p>CASH DEP KARIMNAGAR</text:p>
          </table:table-cell>
          <table:table-cell table:style-name="ce4" office:value-type="string" calcext:value-type="string">
            <text:p>CASH DEP RICHMOND RD</text:p>
          </table:table-cell>
          <table:table-cell table:style-name="ce4" office:value-type="string" calcext:value-type="string">
            <text:p>CASH DEP MALLESWARAM</text:p>
          </table:table-cell>
          <table:table-cell table:number-columns-repeated="8"/>
        </table:table-row>
        <table:table-row table:style-name="ro1" table:visibility="filter">
          <table:table-cell office:value-type="float" office:value="9990" calcext:value-type="float">
            <text:p>9990</text:p>
          </table:table-cell>
          <table:table-cell office:value-type="string" calcext:value-type="string">
            <text:p>STANDING ORDER DEB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6]" office:value-type="string" office:string-value="Unknown" calcext:value-type="string">
            <text:p>Unknown</text:p>
          </table:table-cell>
          <table:table-cell table:formula="of:=IF(ISERROR(VLOOKUP([.A16];[Sheet5.$B$4:.$C$327];2;0));0;VLOOKUP([.A16];[Sheet5.$B$4:.$C$327];2;0))" office:value-type="float" office:value="1158727" calcext:value-type="float">
            <text:p>1158727</text:p>
          </table:table-cell>
          <table:table-cell table:style-name="ce2" table:formula="of:=[.I16]/[.$I$1]" office:value-type="percentage" office:value="0.00539597402659272" calcext:value-type="percentage">
            <text:p>0.54%</text:p>
          </table:table-cell>
          <table:table-cell table:formula="of:=VLOOKUP([.A16];[Sheet5.$B$4:.$F$327];5;0)" office:value-type="float" office:value="134395" calcext:value-type="float">
            <text:p>134395</text:p>
          </table:table-cell>
          <table:table-cell table:formula="of:=IF(ISERROR(VLOOKUP([.$A16];[Sheet5.$N$4:.$O$12];2;0));0;VLOOKUP([.$A16];[Sheet5.$N$4:.$O$12];2;0))" office:value-type="float" office:value="0" calcext:value-type="float">
            <text:p>0</text:p>
          </table:table-cell>
          <table:table-cell table:formula="of:=IF([.F16]=&quot;Unknown&quot;;1;0)*[.I16]" office:value-type="float" office:value="1158727" calcext:value-type="float">
            <text:p>1158727</text:p>
          </table:table-cell>
          <table:table-cell table:number-columns-repeated="13"/>
        </table:table-row>
        <table:table-row table:style-name="ro3" table:visibility="filter">
          <table:table-cell office:value-type="float" office:value="9990" calcext:value-type="float">
            <text:p>9990</text:p>
          </table:table-cell>
          <table:table-cell office:value-type="string" calcext:value-type="string">
            <text:p>STANDING ORDER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7]" office:value-type="string" office:string-value="Unknown" calcext:value-type="string">
            <text:p>Unknown</text:p>
          </table:table-cell>
          <table:table-cell table:formula="of:=IF(ISERROR(VLOOKUP([.A17];[Sheet5.$B$4:.$C$327];2;0));0;VLOOKUP([.A17];[Sheet5.$B$4:.$C$327];2;0))" office:value-type="float" office:value="1158727" calcext:value-type="float">
            <text:p>1158727</text:p>
          </table:table-cell>
          <table:table-cell table:style-name="ce2" table:formula="of:=[.I17]/[.$I$1]" office:value-type="percentage" office:value="0.00539597402659272" calcext:value-type="percentage">
            <text:p>0.54%</text:p>
          </table:table-cell>
          <table:table-cell table:formula="of:=VLOOKUP([.A17];[Sheet5.$B$4:.$F$327];5;0)" office:value-type="float" office:value="134395" calcext:value-type="float">
            <text:p>134395</text:p>
          </table:table-cell>
          <table:table-cell table:formula="of:=IF(ISERROR(VLOOKUP([.$A17];[Sheet5.$N$4:.$O$12];2;0));0;VLOOKUP([.$A17];[Sheet5.$N$4:.$O$12];2;0))" office:value-type="float" office:value="0" calcext:value-type="float">
            <text:p>0</text:p>
          </table:table-cell>
          <table:table-cell table:formula="of:=IF([.F17]=&quot;Unknown&quot;;1;0)*[.I17]" office:value-type="float" office:value="1158727" calcext:value-type="float">
            <text:p>1158727</text:p>
          </table:table-cell>
          <table:table-cell table:number-columns-repeated="2"/>
          <table:table-cell table:style-name="ce4" office:value-type="string" calcext:value-type="string">
            <text:p>NEW KIDS AC BHARATULA L</text:p>
          </table:table-cell>
          <table:table-cell table:style-name="ce4" office:value-type="string" calcext:value-type="string">
            <text:p>AMC-DOD-</text:p>
          </table:table-cell>
          <table:table-cell table:style-name="ce4" office:value-type="string" calcext:value-type="string">
            <text:p>NET BANKING SI -Advik a</text:p>
          </table:table-cell>
          <table:table-cell table:style-name="ce4" office:value-type="string" calcext:value-type="string">
            <text:p>SI MONTHLY TRF</text:p>
          </table:table-cell>
          <table:table-cell table:style-name="ce4" office:value-type="string" calcext:value-type="string">
            <text:p>L HDFC EM</text:p>
          </table:table-cell>
          <table:table-cell table:number-columns-repeated="6"/>
        </table:table-row>
        <table:table-row table:style-name="ro7" table:visibility="filter">
          <table:table-cell office:value-type="float" office:value="2943" calcext:value-type="float">
            <text:p>2943</text:p>
          </table:table-cell>
          <table:table-cell office:value-type="string" calcext:value-type="string">
            <text:p>STP FUNDS TRANSFER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8]" office:value-type="string" office:string-value="Unknown" calcext:value-type="string">
            <text:p>Unknown</text:p>
          </table:table-cell>
          <table:table-cell table:formula="of:=IF(ISERROR(VLOOKUP([.A18];[Sheet5.$B$4:.$C$327];2;0));0;VLOOKUP([.A18];[Sheet5.$B$4:.$C$327];2;0))" office:value-type="float" office:value="709032" calcext:value-type="float">
            <text:p>709032</text:p>
          </table:table-cell>
          <table:table-cell table:style-name="ce2" table:formula="of:=[.I18]/[.$I$1]" office:value-type="percentage" office:value="0.003301828865663" calcext:value-type="percentage">
            <text:p>0.33%</text:p>
          </table:table-cell>
          <table:table-cell table:formula="of:=VLOOKUP([.A18];[Sheet5.$B$4:.$F$327];5;0)" office:value-type="float" office:value="101524" calcext:value-type="float">
            <text:p>101524</text:p>
          </table:table-cell>
          <table:table-cell table:formula="of:=IF(ISERROR(VLOOKUP([.$A18];[Sheet5.$N$4:.$O$12];2;0));0;VLOOKUP([.$A18];[Sheet5.$N$4:.$O$12];2;0))" office:value-type="float" office:value="0" calcext:value-type="float">
            <text:p>0</text:p>
          </table:table-cell>
          <table:table-cell table:formula="of:=IF([.F18]=&quot;Unknown&quot;;1;0)*[.I18]" office:value-type="float" office:value="709032" calcext:value-type="float">
            <text:p>709032</text:p>
          </table:table-cell>
          <table:table-cell/>
          <table:table-cell office:value-type="string" calcext:value-type="string">
            <text:p>mostly not rightly aligned in data</text:p>
          </table:table-cell>
          <table:table-cell table:style-name="ce4" office:value-type="string" calcext:value-type="string">
            <text:p>CC XXXXXXXX autopay SI-TAD</text:p>
          </table:table-cell>
          <table:table-cell table:style-name="ce4" office:value-type="string" calcext:value-type="string">
            <text:p>SWATI MITTAL</text:p>
          </table:table-cell>
          <table:table-cell table:style-name="ce4" office:value-type="string" calcext:value-type="string">
            <text:p>BHARAT MILI</text:p>
          </table:table-cell>
          <table:table-cell table:number-columns-repeated="8"/>
        </table:table-row>
        <table:table-row table:style-name="ro6" table:visibility="filter">
          <table:table-cell office:value-type="float" office:value="6501" calcext:value-type="float">
            <text:p>6501</text:p>
          </table:table-cell>
          <table:table-cell office:value-type="string" calcext:value-type="string">
            <text:p>CHQ DE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9]" office:value-type="string" office:string-value="Unknown" calcext:value-type="string">
            <text:p>Unknown</text:p>
          </table:table-cell>
          <table:table-cell table:formula="of:=IF(ISERROR(VLOOKUP([.A19];[Sheet5.$B$4:.$C$327];2;0));0;VLOOKUP([.A19];[Sheet5.$B$4:.$C$327];2;0))" office:value-type="float" office:value="702625" calcext:value-type="float">
            <text:p>702625</text:p>
          </table:table-cell>
          <table:table-cell table:style-name="ce2" table:formula="of:=[.I19]/[.$I$1]" office:value-type="percentage" office:value="0.00327199266991682" calcext:value-type="percentage">
            <text:p>0.33%</text:p>
          </table:table-cell>
          <table:table-cell table:formula="of:=VLOOKUP([.A19];[Sheet5.$B$4:.$F$327];5;0)" office:value-type="float" office:value="293452" calcext:value-type="float">
            <text:p>293452</text:p>
          </table:table-cell>
          <table:table-cell table:formula="of:=IF(ISERROR(VLOOKUP([.$A19];[Sheet5.$N$4:.$O$12];2;0));0;VLOOKUP([.$A19];[Sheet5.$N$4:.$O$12];2;0))" office:value-type="float" office:value="0" calcext:value-type="float">
            <text:p>0</text:p>
          </table:table-cell>
          <table:table-cell table:formula="of:=IF([.F19]=&quot;Unknown&quot;;1;0)*[.I19]" office:value-type="float" office:value="702625" calcext:value-type="float">
            <text:p>702625</text:p>
          </table:table-cell>
          <table:table-cell table:number-columns-repeated="2"/>
          <table:table-cell table:style-name="ce4" office:value-type="string" calcext:value-type="string">
            <text:p>CHQ DEP - MICR CLEARING - RICHMOND RD</text:p>
          </table:table-cell>
          <table:table-cell table:number-columns-repeated="10"/>
        </table:table-row>
        <table:table-row table:style-name="ro6" table:visibility="filter">
          <table:table-cell office:value-type="float" office:value="2987" calcext:value-type="float">
            <text:p>2987</text:p>
          </table:table-cell>
          <table:table-cell office:value-type="string" calcext:value-type="string">
            <text:p>IMPS P2A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0]" office:value-type="string" office:string-value="Unknown" calcext:value-type="string">
            <text:p>Unknown</text:p>
          </table:table-cell>
          <table:table-cell table:formula="of:=IF(ISERROR(VLOOKUP([.A20];[Sheet5.$B$4:.$C$327];2;0));0;VLOOKUP([.A20];[Sheet5.$B$4:.$C$327];2;0))" office:value-type="float" office:value="483180" calcext:value-type="float">
            <text:p>483180</text:p>
          </table:table-cell>
          <table:table-cell table:style-name="ce2" table:formula="of:=[.I20]/[.$I$1]" office:value-type="percentage" office:value="0.00225007851734625" calcext:value-type="percentage">
            <text:p>0.23%</text:p>
          </table:table-cell>
          <table:table-cell table:formula="of:=VLOOKUP([.A20];[Sheet5.$B$4:.$F$327];5;0)" office:value-type="float" office:value="91716" calcext:value-type="float">
            <text:p>91716</text:p>
          </table:table-cell>
          <table:table-cell table:formula="of:=IF(ISERROR(VLOOKUP([.$A20];[Sheet5.$N$4:.$O$12];2;0));0;VLOOKUP([.$A20];[Sheet5.$N$4:.$O$12];2;0))" office:value-type="float" office:value="0" calcext:value-type="float">
            <text:p>0</text:p>
          </table:table-cell>
          <table:table-cell table:formula="of:=IF([.F20]=&quot;Unknown&quot;;1;0)*[.I20]" office:value-type="float" office:value="483180" calcext:value-type="float">
            <text:p>483180</text:p>
          </table:table-cell>
          <table:table-cell table:number-columns-repeated="2"/>
          <table:table-cell table:style-name="ce4" office:value-type="string" calcext:value-type="string">
            <text:p>IMPS-P A- -GOOD-Jayavel V</text:p>
          </table:table-cell>
          <table:table-cell table:style-name="ce4" office:value-type="string" calcext:value-type="string">
            <text:p>IMPS-P A- -pay-Baji Sayyed</text:p>
          </table:table-cell>
          <table:table-cell table:style-name="ce4" office:value-type="string" calcext:value-type="string">
            <text:p>IMPS-P A- -Pay-HSBC</text:p>
          </table:table-cell>
          <table:table-cell table:style-name="ce4" office:value-type="string" calcext:value-type="string">
            <text:p>IMPS-P A- -bajaj EMIs-CHANDRA</text:p>
          </table:table-cell>
          <table:table-cell table:style-name="ce4" office:value-type="string" calcext:value-type="string">
            <text:p>IMPS-P A- -CC bill-Sathish Da</text:p>
          </table:table-cell>
          <table:table-cell table:number-columns-repeated="6"/>
        </table:table-row>
        <table:table-row table:style-name="ro7" table:visibility="filter">
          <table:table-cell office:value-type="float" office:value="1181" calcext:value-type="float">
            <text:p>1181</text:p>
          </table:table-cell>
          <table:table-cell office:value-type="string" calcext:value-type="string">
            <text:p>INTEREST PAID-CASA-BATCH PROCESSIN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1]" office:value-type="string" office:string-value="Unknown" calcext:value-type="string">
            <text:p>Unknown</text:p>
          </table:table-cell>
          <table:table-cell table:formula="of:=IF(ISERROR(VLOOKUP([.A21];[Sheet5.$B$4:.$C$327];2;0));0;VLOOKUP([.A21];[Sheet5.$B$4:.$C$327];2;0))" office:value-type="float" office:value="397579" calcext:value-type="float">
            <text:p>397579</text:p>
          </table:table-cell>
          <table:table-cell table:style-name="ce2" table:formula="of:=[.I21]/[.$I$1]" office:value-type="percentage" office:value="0.00185145073647089" calcext:value-type="percentage">
            <text:p>0.19%</text:p>
          </table:table-cell>
          <table:table-cell table:formula="of:=VLOOKUP([.A21];[Sheet5.$B$4:.$F$327];5;0)" office:value-type="float" office:value="60872" calcext:value-type="float">
            <text:p>60872</text:p>
          </table:table-cell>
          <table:table-cell table:formula="of:=IF(ISERROR(VLOOKUP([.$A21];[Sheet5.$N$4:.$O$12];2;0));0;VLOOKUP([.$A21];[Sheet5.$N$4:.$O$12];2;0))" office:value-type="float" office:value="0" calcext:value-type="float">
            <text:p>0</text:p>
          </table:table-cell>
          <table:table-cell table:formula="of:=IF([.F21]=&quot;Unknown&quot;;1;0)*[.I21]" office:value-type="float" office:value="397579" calcext:value-type="float">
            <text:p>397579</text:p>
          </table:table-cell>
          <table:table-cell table:number-columns-repeated="2"/>
          <table:table-cell table:style-name="ce4" office:value-type="string" calcext:value-type="string">
            <text:p>QUARTERLY INTEREST CREDIT</text:p>
          </table:table-cell>
          <table:table-cell table:style-name="ce4" office:value-type="string" calcext:value-type="string">
            <text:p>int. auto_redemption</text:p>
          </table:table-cell>
          <table:table-cell table:style-name="ce4" office:value-type="string" calcext:value-type="string">
            <text:p>MONTHLY INTEREST CREDIT</text:p>
          </table:table-cell>
          <table:table-cell table:number-columns-repeated="8"/>
        </table:table-row>
        <table:table-row table:style-name="ro7" table:visibility="filter">
          <table:table-cell office:value-type="float" office:value="5975" calcext:value-type="float">
            <text:p>5975</text:p>
          </table:table-cell>
          <table:table-cell office:value-type="string" calcext:value-type="string">
            <text:p>ECS CREDIT - GEF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2]" office:value-type="string" office:string-value="Unknown" calcext:value-type="string">
            <text:p>Unknown</text:p>
          </table:table-cell>
          <table:table-cell table:formula="of:=IF(ISERROR(VLOOKUP([.A22];[Sheet5.$B$4:.$C$327];2;0));0;VLOOKUP([.A22];[Sheet5.$B$4:.$C$327];2;0))" office:value-type="float" office:value="362994" calcext:value-type="float">
            <text:p>362994</text:p>
          </table:table-cell>
          <table:table-cell table:style-name="ce2" table:formula="of:=[.I22]/[.$I$1]" office:value-type="percentage" office:value="0.00169039488663766" calcext:value-type="percentage">
            <text:p>0.17%</text:p>
          </table:table-cell>
          <table:table-cell table:formula="of:=VLOOKUP([.A22];[Sheet5.$B$4:.$F$327];5;0)" office:value-type="float" office:value="144741" calcext:value-type="float">
            <text:p>144741</text:p>
          </table:table-cell>
          <table:table-cell table:formula="of:=IF(ISERROR(VLOOKUP([.$A22];[Sheet5.$N$4:.$O$12];2;0));0;VLOOKUP([.$A22];[Sheet5.$N$4:.$O$12];2;0))" office:value-type="float" office:value="0" calcext:value-type="float">
            <text:p>0</text:p>
          </table:table-cell>
          <table:table-cell table:formula="of:=IF([.F22]=&quot;Unknown&quot;;1;0)*[.I22]" office:value-type="float" office:value="362994" calcext:value-type="float">
            <text:p>362994</text:p>
          </table:table-cell>
          <table:table-cell table:number-columns-repeated="2"/>
          <table:table-cell table:style-name="ce4" office:value-type="string" calcext:value-type="string">
            <text:p>ECS C-P.A.O. HYDERABAD-</text:p>
          </table:table-cell>
          <table:table-cell table:style-name="ce4" office:value-type="string" calcext:value-type="string">
            <text:p>NECSC WENDT(INDIA)LTD-</text:p>
          </table:table-cell>
          <table:table-cell table:style-name="ce4" office:value-type="string" calcext:value-type="string">
            <text:p>ECS C-LIC OF INDIA P&amp;GS- M</text:p>
          </table:table-cell>
          <table:table-cell table:style-name="ce4" office:value-type="string" calcext:value-type="string">
            <text:p>NECSC MFL SERIES IV INE -</text:p>
          </table:table-cell>
          <table:table-cell table:style-name="ce4" office:value-type="string" calcext:value-type="string">
            <text:p>NECSC MindTree Limited</text:p>
          </table:table-cell>
          <table:table-cell table:number-columns-repeated="6"/>
        </table:table-row>
        <table:table-row table:style-name="ro7" table:visibility="filter">
          <table:table-cell office:value-type="float" office:value="1372" calcext:value-type="float">
            <text:p>1372</text:p>
          </table:table-cell>
          <table:table-cell office:value-type="string" calcext:value-type="string">
            <text:p>Cash Deposit - Third Part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3]" office:value-type="string" office:string-value="Unknown" calcext:value-type="string">
            <text:p>Unknown</text:p>
          </table:table-cell>
          <table:table-cell table:formula="of:=IF(ISERROR(VLOOKUP([.A23];[Sheet5.$B$4:.$C$327];2;0));0;VLOOKUP([.A23];[Sheet5.$B$4:.$C$327];2;0))" office:value-type="float" office:value="331867" calcext:value-type="float">
            <text:p>331867</text:p>
          </table:table-cell>
          <table:table-cell table:style-name="ce2" table:formula="of:=[.I23]/[.$I$1]" office:value-type="percentage" office:value="0.00154544229338166" calcext:value-type="percentage">
            <text:p>0.15%</text:p>
          </table:table-cell>
          <table:table-cell table:formula="of:=VLOOKUP([.A23];[Sheet5.$B$4:.$F$327];5;0)" office:value-type="float" office:value="178266" calcext:value-type="float">
            <text:p>178266</text:p>
          </table:table-cell>
          <table:table-cell table:formula="of:=IF(ISERROR(VLOOKUP([.$A23];[Sheet5.$N$4:.$O$12];2;0));0;VLOOKUP([.$A23];[Sheet5.$N$4:.$O$12];2;0))" office:value-type="float" office:value="0" calcext:value-type="float">
            <text:p>0</text:p>
          </table:table-cell>
          <table:table-cell table:formula="of:=IF([.F23]=&quot;Unknown&quot;;1;0)*[.I23]" office:value-type="float" office:value="331867" calcext:value-type="float">
            <text:p>331867</text:p>
          </table:table-cell>
          <table:table-cell/>
          <table:table-cell office:value-type="string" calcext:value-type="string">
            <text:p>from third party but from what areas is getting deposited?</text:p>
          </table:table-cell>
          <table:table-cell table:style-name="ce4" office:value-type="string" calcext:value-type="string">
            <text:p>CASH DEP RAJAHMUNDRY</text:p>
          </table:table-cell>
          <table:table-cell table:style-name="ce4" office:value-type="string" calcext:value-type="string">
            <text:p>CASH DEP MANCHERIAL</text:p>
          </table:table-cell>
          <table:table-cell table:style-name="ce4" office:value-type="string" calcext:value-type="string">
            <text:p>CASH DEPOS - FANCY BAZAR</text:p>
          </table:table-cell>
          <table:table-cell table:number-columns-repeated="8"/>
        </table:table-row>
        <table:table-row table:style-name="ro4" table:visibility="filter">
          <table:table-cell office:value-type="float" office:value="1006" calcext:value-type="float">
            <text:p>1006</text:p>
          </table:table-cell>
          <table:table-cell office:value-type="string" calcext:value-type="string">
            <text:p>FT 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4]" office:value-type="string" office:string-value="Unknown" calcext:value-type="string">
            <text:p>Unknown</text:p>
          </table:table-cell>
          <table:table-cell table:formula="of:=IF(ISERROR(VLOOKUP([.A24];[Sheet5.$B$4:.$C$327];2;0));0;VLOOKUP([.A24];[Sheet5.$B$4:.$C$327];2;0))" office:value-type="float" office:value="321778" calcext:value-type="float">
            <text:p>321778</text:p>
          </table:table-cell>
          <table:table-cell table:style-name="ce2" table:formula="of:=[.I24]/[.$I$1]" office:value-type="percentage" office:value="0.00149845971512613" calcext:value-type="percentage">
            <text:p>0.15%</text:p>
          </table:table-cell>
          <table:table-cell table:formula="of:=VLOOKUP([.A24];[Sheet5.$B$4:.$F$327];5;0)" office:value-type="float" office:value="180180" calcext:value-type="float">
            <text:p>180180</text:p>
          </table:table-cell>
          <table:table-cell table:formula="of:=IF(ISERROR(VLOOKUP([.$A24];[Sheet5.$N$4:.$O$12];2;0));0;VLOOKUP([.$A24];[Sheet5.$N$4:.$O$12];2;0))" office:value-type="float" office:value="0" calcext:value-type="float">
            <text:p>0</text:p>
          </table:table-cell>
          <table:table-cell table:formula="of:=IF([.F24]=&quot;Unknown&quot;;1;0)*[.I24]" office:value-type="float" office:value="321778" calcext:value-type="float">
            <text:p>321778</text:p>
          </table:table-cell>
          <table:table-cell table:number-columns-repeated="2"/>
          <table:table-cell table:style-name="ce4" office:value-type="string" calcext:value-type="string">
            <text:p>FT - Dr - - QURESH ABID TAPIA</text:p>
          </table:table-cell>
          <table:table-cell table:style-name="ce4" office:value-type="string" calcext:value-type="string">
            <text:p>CHIMATECH PROJECTS PRIVATE LIMITED Dr - ...</text:p>
          </table:table-cell>
          <table:table-cell table:style-name="ce4" office:value-type="string" calcext:value-type="string">
            <text:p>RD Request via Net</text:p>
          </table:table-cell>
          <table:table-cell table:style-name="ce4" office:value-type="string" calcext:value-type="string">
            <text:p>PART PAYMENT FOR GL NO- Dr - ...</text:p>
          </table:table-cell>
          <table:table-cell table:number-columns-repeated="7"/>
        </table:table-row>
        <table:table-row table:style-name="ro6" table:visibility="filter">
          <table:table-cell office:value-type="float" office:value="1013" calcext:value-type="float">
            <text:p>1013</text:p>
          </table:table-cell>
          <table:table-cell office:value-type="string" calcext:value-type="string">
            <text:p>CHQ PA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5]" office:value-type="string" office:string-value="Unknown" calcext:value-type="string">
            <text:p>Unknown</text:p>
          </table:table-cell>
          <table:table-cell table:formula="of:=IF(ISERROR(VLOOKUP([.A25];[Sheet5.$B$4:.$C$327];2;0));0;VLOOKUP([.A25];[Sheet5.$B$4:.$C$327];2;0))" office:value-type="float" office:value="267408" calcext:value-type="float">
            <text:p>267408</text:p>
          </table:table-cell>
          <table:table-cell table:style-name="ce2" table:formula="of:=[.I25]/[.$I$1]" office:value-type="percentage" office:value="0.00124526883597526" calcext:value-type="percentage">
            <text:p>0.12%</text:p>
          </table:table-cell>
          <table:table-cell table:formula="of:=VLOOKUP([.A25];[Sheet5.$B$4:.$F$327];5;0)" office:value-type="float" office:value="126077" calcext:value-type="float">
            <text:p>126077</text:p>
          </table:table-cell>
          <table:table-cell table:formula="of:=IF(ISERROR(VLOOKUP([.$A25];[Sheet5.$N$4:.$O$12];2;0));0;VLOOKUP([.$A25];[Sheet5.$N$4:.$O$12];2;0))" office:value-type="float" office:value="0" calcext:value-type="float">
            <text:p>0</text:p>
          </table:table-cell>
          <table:table-cell table:formula="of:=IF([.F25]=&quot;Unknown&quot;;1;0)*[.I25]" office:value-type="float" office:value="267408" calcext:value-type="float">
            <text:p>267408</text:p>
          </table:table-cell>
          <table:table-cell table:number-columns-repeated="2"/>
          <table:table-cell table:style-name="ce4" office:value-type="string" calcext:value-type="string">
            <text:p>CHQ PAID - AMEERPET</text:p>
          </table:table-cell>
          <table:table-cell table:style-name="ce4" office:value-type="string" calcext:value-type="string">
            <text:p>self - RAMACHANDRAP</text:p>
          </table:table-cell>
          <table:table-cell table:style-name="ce4" office:value-type="string" calcext:value-type="string">
            <text:p>M HANMANTHA RAO - MANCHERIAL</text:p>
          </table:table-cell>
          <table:table-cell table:number-columns-repeated="8"/>
        </table:table-row>
        <table:table-row table:style-name="ro6" table:visibility="filter">
          <table:table-cell office:value-type="float" office:value="1702" calcext:value-type="float">
            <text:p>1702</text:p>
          </table:table-cell>
          <table:table-cell office:value-type="string" calcext:value-type="string">
            <text:p>FT 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6]" office:value-type="string" office:string-value="Unknown" calcext:value-type="string">
            <text:p>Unknown</text:p>
          </table:table-cell>
          <table:table-cell table:formula="of:=IF(ISERROR(VLOOKUP([.A26];[Sheet5.$B$4:.$C$327];2;0));0;VLOOKUP([.A26];[Sheet5.$B$4:.$C$327];2;0))" office:value-type="float" office:value="224582" calcext:value-type="float">
            <text:p>224582</text:p>
          </table:table-cell>
          <table:table-cell table:style-name="ce2" table:formula="of:=[.I26]/[.$I$1]" office:value-type="percentage" office:value="0.00104583619682656" calcext:value-type="percentage">
            <text:p>0.10%</text:p>
          </table:table-cell>
          <table:table-cell table:formula="of:=VLOOKUP([.A26];[Sheet5.$B$4:.$F$327];5;0)" office:value-type="float" office:value="116135" calcext:value-type="float">
            <text:p>116135</text:p>
          </table:table-cell>
          <table:table-cell table:formula="of:=IF(ISERROR(VLOOKUP([.$A26];[Sheet5.$N$4:.$O$12];2;0));0;VLOOKUP([.$A26];[Sheet5.$N$4:.$O$12];2;0))" office:value-type="float" office:value="0" calcext:value-type="float">
            <text:p>0</text:p>
          </table:table-cell>
          <table:table-cell table:formula="of:=IF([.F26]=&quot;Unknown&quot;;1;0)*[.I26]" office:value-type="float" office:value="224582" calcext:value-type="float">
            <text:p>224582</text:p>
          </table:table-cell>
          <table:table-cell table:number-columns-repeated="2"/>
          <table:table-cell table:style-name="ce4" office:value-type="string" calcext:value-type="string">
            <text:p>DD CAN CR-DD NOS-</text:p>
          </table:table-cell>
          <table:table-cell table:style-name="ce4" office:value-type="string" calcext:value-type="string">
            <text:p>FT - Cr - - BAE SYSTEMS OPERATI...</text:p>
          </table:table-cell>
          <table:table-cell table:style-name="ce4" office:value-type="string" calcext:value-type="string">
            <text:p>RD REVERSAL AMOUNT PAID</text:p>
          </table:table-cell>
          <table:table-cell table:style-name="ce4" office:value-type="string" calcext:value-type="string">
            <text:p>CHQ NO AMT /- Cr - ...</text:p>
          </table:table-cell>
          <table:table-cell table:style-name="ce4" office:value-type="string" calcext:value-type="string">
            <text:p>FT - Cr - - SHREE AMIT ENTERPRISES</text:p>
          </table:table-cell>
          <table:table-cell table:number-columns-repeated="6"/>
        </table:table-row>
        <table:table-row table:style-name="ro4">
          <table:table-cell office:value-type="float" office:value="2204" calcext:value-type="float">
            <text:p>2204</text:p>
          </table:table-cell>
          <table:table-cell office:value-type="string" calcext:value-type="string">
            <text:p>ATM FUNDS TR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7]" office:value-type="string" office:string-value="Unknown" calcext:value-type="string">
            <text:p>Unknown</text:p>
          </table:table-cell>
          <table:table-cell table:formula="of:=IF(ISERROR(VLOOKUP([.A27];[Sheet5.$B$4:.$C$327];2;0));0;VLOOKUP([.A27];[Sheet5.$B$4:.$C$327];2;0))" office:value-type="float" office:value="156348" calcext:value-type="float">
            <text:p>156348</text:p>
          </table:table-cell>
          <table:table-cell table:style-name="ce2" table:formula="of:=[.I27]/[.$I$1]" office:value-type="percentage" office:value="0.000728083273376488" calcext:value-type="percentage">
            <text:p>0.07%</text:p>
          </table:table-cell>
          <table:table-cell table:formula="of:=VLOOKUP([.A27];[Sheet5.$B$4:.$F$327];5;0)" office:value-type="float" office:value="14040" calcext:value-type="float">
            <text:p>14040</text:p>
          </table:table-cell>
          <table:table-cell table:formula="of:=IF(ISERROR(VLOOKUP([.$A27];[Sheet5.$N$4:.$O$12];2;0));0;VLOOKUP([.$A27];[Sheet5.$N$4:.$O$12];2;0))" office:value-type="float" office:value="0" calcext:value-type="float">
            <text:p>0</text:p>
          </table:table-cell>
          <table:table-cell table:formula="of:=IF([.F27]=&quot;Unknown&quot;;1;0)*[.I27]" office:value-type="float" office:value="156348" calcext:value-type="float">
            <text:p>156348</text:p>
          </table:table-cell>
          <table:table-cell table:number-columns-repeated="2"/>
          <table:table-cell table:style-name="ce4" office:value-type="string" calcext:value-type="string">
            <text:p>ATM BILLPAY-MOBILE-</text:p>
          </table:table-cell>
          <table:table-cell table:style-name="ce4" office:value-type="string" calcext:value-type="string">
            <text:p>- S ACKK - HDFC</text:p>
          </table:table-cell>
          <table:table-cell table:style-name="ce4" office:value-type="string" calcext:value-type="string">
            <text:p>- S ANBL - HDFC</text:p>
          </table:table-cell>
          <table:table-cell table:style-name="ce4" office:value-type="string" calcext:value-type="string">
            <text:p>- S ANRJ - HDFC</text:p>
          </table:table-cell>
          <table:table-cell table:style-name="ce4" office:value-type="string" calcext:value-type="string">
            <text:p>- HDFC BANK LTD. JALAHALLI KA IN</text:p>
          </table:table-cell>
          <table:table-cell table:number-columns-repeated="6"/>
        </table:table-row>
        <table:table-row table:style-name="ro3" table:visibility="filter">
          <table:table-cell office:value-type="float" office:value="5839" calcext:value-type="float">
            <text:p>5839</text:p>
          </table:table-cell>
          <table:table-cell office:value-type="string" calcext:value-type="string">
            <text:p>MUTUAL FUND DEB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F</text:p>
          </table:table-cell>
          <table:table-cell table:formula="of:=[.F28]" office:value-type="string" office:string-value="Unknown" calcext:value-type="string">
            <text:p>Unknown</text:p>
          </table:table-cell>
          <table:table-cell table:formula="of:=IF(ISERROR(VLOOKUP([.A28];[Sheet5.$B$4:.$C$327];2;0));0;VLOOKUP([.A28];[Sheet5.$B$4:.$C$327];2;0))" office:value-type="float" office:value="152058" calcext:value-type="float">
            <text:p>152058</text:p>
          </table:table-cell>
          <table:table-cell table:style-name="ce2" table:formula="of:=[.I28]/[.$I$1]" office:value-type="percentage" office:value="0.00070810554905136" calcext:value-type="percentage">
            <text:p>0.07%</text:p>
          </table:table-cell>
          <table:table-cell table:formula="of:=VLOOKUP([.A28];[Sheet5.$B$4:.$F$327];5;0)" office:value-type="float" office:value="69330" calcext:value-type="float">
            <text:p>69330</text:p>
          </table:table-cell>
          <table:table-cell table:formula="of:=IF(ISERROR(VLOOKUP([.$A28];[Sheet5.$N$4:.$O$12];2;0));0;VLOOKUP([.$A28];[Sheet5.$N$4:.$O$12];2;0))" office:value-type="float" office:value="0" calcext:value-type="float">
            <text:p>0</text:p>
          </table:table-cell>
          <table:table-cell table:formula="of:=IF([.F28]=&quot;Unknown&quot;;1;0)*[.I28]" office:value-type="float" office:value="152058" calcext:value-type="float">
            <text:p>152058</text:p>
          </table:table-cell>
          <table:table-cell table:number-columns-repeated="2"/>
          <table:table-cell table:style-name="ce4" office:value-type="string" calcext:value-type="string">
            <text:p>BAJAJFINEMI CD -</text:p>
          </table:table-cell>
          <table:table-cell table:style-name="ce4" office:value-type="string" calcext:value-type="string">
            <text:p>HDFC ERGO Policy-GPAI-</text:p>
          </table:table-cell>
          <table:table-cell table:number-columns-repeated="9"/>
        </table:table-row>
        <table:table-row table:style-name="ro3" table:visibility="filter">
          <table:table-cell office:value-type="float" office:value="5944" calcext:value-type="float">
            <text:p>5944</text:p>
          </table:table-cell>
          <table:table-cell office:value-type="string" calcext:value-type="string">
            <text:p>ECS DEBIT MIREVENU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9]" office:value-type="string" office:string-value="Unknown" calcext:value-type="string">
            <text:p>Unknown</text:p>
          </table:table-cell>
          <table:table-cell table:formula="of:=IF(ISERROR(VLOOKUP([.A29];[Sheet5.$B$4:.$C$327];2;0));0;VLOOKUP([.A29];[Sheet5.$B$4:.$C$327];2;0))" office:value-type="float" office:value="138108" calcext:value-type="float">
            <text:p>138108</text:p>
          </table:table-cell>
          <table:table-cell table:style-name="ce2" table:formula="of:=[.I29]/[.$I$1]" office:value-type="percentage" office:value="0.000643143018903216" calcext:value-type="percentage">
            <text:p>0.06%</text:p>
          </table:table-cell>
          <table:table-cell table:formula="of:=VLOOKUP([.A29];[Sheet5.$B$4:.$F$327];5;0)" office:value-type="float" office:value="42865" calcext:value-type="float">
            <text:p>42865</text:p>
          </table:table-cell>
          <table:table-cell table:formula="of:=IF(ISERROR(VLOOKUP([.$A29];[Sheet5.$N$4:.$O$12];2;0));0;VLOOKUP([.$A29];[Sheet5.$N$4:.$O$12];2;0))" office:value-type="float" office:value="0" calcext:value-type="float">
            <text:p>0</text:p>
          </table:table-cell>
          <table:table-cell table:formula="of:=IF([.F29]=&quot;Unknown&quot;;1;0)*[.I29]" office:value-type="float" office:value="138108" calcext:value-type="float">
            <text:p>138108</text:p>
          </table:table-cell>
          <table:table-cell table:number-columns-repeated="2"/>
          <table:table-cell table:style-name="ce4" office:value-type="string" calcext:value-type="string">
            <text:p>ECS DR Return charges</text:p>
          </table:table-cell>
          <table:table-cell table:number-columns-repeated="10"/>
        </table:table-row>
        <table:table-row table:style-name="ro4" table:visibility="filter">
          <table:table-cell office:value-type="float" office:value="5874" calcext:value-type="float">
            <text:p>5874</text:p>
          </table:table-cell>
          <table:table-cell office:value-type="string" calcext:value-type="string">
            <text:p>CMS CPU DIRECT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formula="of:=[.F30]" office:value-type="string" office:string-value="Unknown" calcext:value-type="string">
            <text:p>Unknown</text:p>
          </table:table-cell>
          <table:table-cell table:formula="of:=IF(ISERROR(VLOOKUP([.A30];[Sheet5.$B$4:.$C$327];2;0));0;VLOOKUP([.A30];[Sheet5.$B$4:.$C$327];2;0))" office:value-type="float" office:value="128649" calcext:value-type="float">
            <text:p>128649</text:p>
          </table:table-cell>
          <table:table-cell table:style-name="ce2" table:formula="of:=[.I30]/[.$I$1]" office:value-type="percentage" office:value="0.000599094232331797" calcext:value-type="percentage">
            <text:p>0.06%</text:p>
          </table:table-cell>
          <table:table-cell table:formula="of:=VLOOKUP([.A30];[Sheet5.$B$4:.$F$327];5;0)" office:value-type="float" office:value="44784" calcext:value-type="float">
            <text:p>44784</text:p>
          </table:table-cell>
          <table:table-cell table:formula="of:=IF(ISERROR(VLOOKUP([.$A30];[Sheet5.$N$4:.$O$12];2;0));0;VLOOKUP([.$A30];[Sheet5.$N$4:.$O$12];2;0))" office:value-type="float" office:value="0" calcext:value-type="float">
            <text:p>0</text:p>
          </table:table-cell>
          <table:table-cell table:formula="of:=IF([.F30]=&quot;Unknown&quot;;1;0)*[.I30]" office:value-type="float" office:value="128649" calcext:value-type="float">
            <text:p>128649</text:p>
          </table:table-cell>
          <table:table-cell table:number-columns-repeated="2"/>
          <table:table-cell table:style-name="ce4" office:value-type="string" calcext:value-type="string">
            <text:p>IDFC MF DIV /</text:p>
          </table:table-cell>
          <table:table-cell table:style-name="ce4" office:value-type="string" calcext:value-type="string">
            <text:p>LIC PGS DELHI M</text:p>
          </table:table-cell>
          <table:table-cell table:style-name="ce4" office:value-type="string" calcext:value-type="string">
            <text:p>FT FROM LIC</text:p>
          </table:table-cell>
          <table:table-cell table:style-name="ce4" office:value-type="string" calcext:value-type="string">
            <text:p>Mahindra &amp; Mahindra Fin Ser D</text:p>
          </table:table-cell>
          <table:table-cell table:style-name="ce4" office:value-type="string" calcext:value-type="string">
            <text:p>THE INDIAN HOTEL CO LTD DIV</text:p>
          </table:table-cell>
          <table:table-cell table:number-columns-repeated="6"/>
        </table:table-row>
        <table:table-row table:style-name="ro4" table:visibility="filter">
          <table:table-cell office:value-type="float" office:value="9101" calcext:value-type="float">
            <text:p>9101</text:p>
          </table:table-cell>
          <table:table-cell office:value-type="string" calcext:value-type="string">
            <text:p>Inward Clearing Cheque Retur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31]" office:value-type="string" office:string-value="Unknown" calcext:value-type="string">
            <text:p>Unknown</text:p>
          </table:table-cell>
          <table:table-cell table:formula="of:=IF(ISERROR(VLOOKUP([.A31];[Sheet5.$B$4:.$C$327];2;0));0;VLOOKUP([.A31];[Sheet5.$B$4:.$C$327];2;0))" office:value-type="float" office:value="101687" calcext:value-type="float">
            <text:p>101687</text:p>
          </table:table-cell>
          <table:table-cell table:style-name="ce2" table:formula="of:=[.I31]/[.$I$1]" office:value-type="percentage" office:value="0.000473537261876295" calcext:value-type="percentage">
            <text:p>0.05%</text:p>
          </table:table-cell>
          <table:table-cell table:formula="of:=VLOOKUP([.A31];[Sheet5.$B$4:.$F$327];5;0)" office:value-type="float" office:value="70433" calcext:value-type="float">
            <text:p>70433</text:p>
          </table:table-cell>
          <table:table-cell table:formula="of:=IF(ISERROR(VLOOKUP([.$A31];[Sheet5.$N$4:.$O$12];2;0));0;VLOOKUP([.$A31];[Sheet5.$N$4:.$O$12];2;0))" office:value-type="float" office:value="0" calcext:value-type="float">
            <text:p>0</text:p>
          </table:table-cell>
          <table:table-cell table:formula="of:=IF([.F31]=&quot;Unknown&quot;;1;0)*[.I31]" office:value-type="float" office:value="101687" calcext:value-type="float">
            <text:p>101687</text:p>
          </table:table-cell>
          <table:table-cell table:number-columns-repeated="2"/>
          <table:table-cell table:style-name="ce4" office:value-type="string" calcext:value-type="string">
            <text:p>I/W Chq return-MICR INW CLG-AURANGABAD S</text:p>
          </table:table-cell>
          <table:table-cell table:style-name="ce4" office:value-type="string" calcext:value-type="string">
            <text:p>I/W Chq Ret-DRAWERS SIGNATURE REQUIRED</text:p>
          </table:table-cell>
          <table:table-cell table:style-name="ce4" office:value-type="string" calcext:value-type="string">
            <text:p>I/W Chq Ret-PRESENT WITH DOCUMENT</text:p>
          </table:table-cell>
          <table:table-cell table:number-columns-repeated="8"/>
        </table:table-row>
        <table:table-row table:style-name="ro3" table:visibility="filter">
          <table:table-cell office:value-type="float" office:value="9232" calcext:value-type="float">
            <text:p>9232</text:p>
          </table:table-cell>
          <table:table-cell office:value-type="string" calcext:value-type="string">
            <text:p>APBS TRANSACTION PROCESSING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32]" office:value-type="string" office:string-value="Unknown" calcext:value-type="string">
            <text:p>Unknown</text:p>
          </table:table-cell>
          <table:table-cell table:formula="of:=IF(ISERROR(VLOOKUP([.A32];[Sheet5.$B$4:.$C$327];2;0));0;VLOOKUP([.A32];[Sheet5.$B$4:.$C$327];2;0))" office:value-type="float" office:value="87816" calcext:value-type="float">
            <text:p>87816</text:p>
          </table:table-cell>
          <table:table-cell table:style-name="ce2" table:formula="of:=[.I32]/[.$I$1]" office:value-type="percentage" office:value="0.000408942619891714" calcext:value-type="percentage">
            <text:p>0.04%</text:p>
          </table:table-cell>
          <table:table-cell table:formula="of:=VLOOKUP([.A32];[Sheet5.$B$4:.$F$327];5;0)" office:value-type="float" office:value="41656" calcext:value-type="float">
            <text:p>41656</text:p>
          </table:table-cell>
          <table:table-cell table:formula="of:=IF(ISERROR(VLOOKUP([.$A32];[Sheet5.$N$4:.$O$12];2;0));0;VLOOKUP([.$A32];[Sheet5.$N$4:.$O$12];2;0))" office:value-type="float" office:value="0" calcext:value-type="float">
            <text:p>0</text:p>
          </table:table-cell>
          <table:table-cell table:formula="of:=IF([.F32]=&quot;Unknown&quot;;1;0)*[.I32]" office:value-type="float" office:value="87816" calcext:value-type="float">
            <text:p>87816</text:p>
          </table:table-cell>
          <table:table-cell table:number-columns-repeated="2"/>
          <table:table-cell table:style-name="ce4" office:value-type="string" calcext:value-type="string">
            <text:p>APBS C- HP -</text:p>
          </table:table-cell>
          <table:table-cell table:style-name="ce4" office:value-type="string" calcext:value-type="string">
            <text:p>APBS C- HP LPGADV -</text:p>
          </table:table-cell>
          <table:table-cell table:style-name="ce4" office:value-type="string" calcext:value-type="string">
            <text:p>APBS C- IOC Ref No -</text:p>
          </table:table-cell>
          <table:table-cell table:style-name="ce4" office:value-type="string" calcext:value-type="string">
            <text:p>APBS C- BPLPGOR DT -</text:p>
          </table:table-cell>
          <table:table-cell table:number-columns-repeated="7"/>
        </table:table-row>
        <table:table-row table:style-name="ro4" table:visibility="filter">
          <table:table-cell office:value-type="float" office:value="1010" calcext:value-type="float">
            <text:p>1010</text:p>
          </table:table-cell>
          <table:table-cell office:value-type="string" calcext:value-type="string">
            <text:p>MC Issued 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33]" office:value-type="string" office:string-value="Unknown" calcext:value-type="string">
            <text:p>Unknown</text:p>
          </table:table-cell>
          <table:table-cell table:formula="of:=IF(ISERROR(VLOOKUP([.A33];[Sheet5.$B$4:.$C$327];2;0));0;VLOOKUP([.A33];[Sheet5.$B$4:.$C$327];2;0))" office:value-type="float" office:value="71333" calcext:value-type="float">
            <text:p>71333</text:p>
          </table:table-cell>
          <table:table-cell table:style-name="ce2" table:formula="of:=[.I33]/[.$I$1]" office:value-type="percentage" office:value="0.00033218438444857" calcext:value-type="percentage">
            <text:p>0.03%</text:p>
          </table:table-cell>
          <table:table-cell table:formula="of:=VLOOKUP([.A33];[Sheet5.$B$4:.$F$327];5;0)" office:value-type="float" office:value="41473" calcext:value-type="float">
            <text:p>41473</text:p>
          </table:table-cell>
          <table:table-cell table:formula="of:=IF(ISERROR(VLOOKUP([.$A33];[Sheet5.$N$4:.$O$12];2;0));0;VLOOKUP([.$A33];[Sheet5.$N$4:.$O$12];2;0))" office:value-type="float" office:value="0" calcext:value-type="float">
            <text:p>0</text:p>
          </table:table-cell>
          <table:table-cell table:formula="of:=IF([.F33]=&quot;Unknown&quot;;1;0)*[.I33]" office:value-type="float" office:value="71333" calcext:value-type="float">
            <text:p>71333</text:p>
          </table:table-cell>
          <table:table-cell table:number-columns-repeated="2"/>
          <table:table-cell table:style-name="ce4" office:value-type="string" calcext:value-type="string">
            <text:p>MC Issued - HIMAYATNAGAR - -</text:p>
          </table:table-cell>
          <table:table-cell table:style-name="ce4" office:value-type="string" calcext:value-type="string">
            <text:p>CHEQUE AMOUNT /- CHAURA RASTA - ...</text:p>
          </table:table-cell>
          <table:table-cell table:style-name="ce4" office:value-type="string" calcext:value-type="string">
            <text:p>REVERSAL MC Issued - VIDHYADHAR N -</text:p>
          </table:table-cell>
          <table:table-cell table:style-name="ce4" office:value-type="string" calcext:value-type="string">
            <text:p>ORDER FROM COMMERCIAL TAX OFFICE LAKDIKA</text:p>
          </table:table-cell>
          <table:table-cell table:number-columns-repeated="7"/>
        </table:table-row>
        <table:table-row table:style-name="ro4" table:visibility="filter">
          <table:table-cell office:value-type="float" office:value="2343" calcext:value-type="float">
            <text:p>2343</text:p>
          </table:table-cell>
          <table:table-cell office:value-type="string" calcext:value-type="string">
            <text:p>VISA MONEY TRANSFER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34]" office:value-type="string" office:string-value="Unknown" calcext:value-type="string">
            <text:p>Unknown</text:p>
          </table:table-cell>
          <table:table-cell table:formula="of:=IF(ISERROR(VLOOKUP([.A34];[Sheet5.$B$4:.$C$327];2;0));0;VLOOKUP([.A34];[Sheet5.$B$4:.$C$327];2;0))" office:value-type="float" office:value="49375" calcext:value-type="float">
            <text:p>49375</text:p>
          </table:table-cell>
          <table:table-cell table:style-name="ce2" table:formula="of:=[.I34]/[.$I$1]" office:value-type="percentage" office:value="0.000229930102226854" calcext:value-type="percentage">
            <text:p>0.02%</text:p>
          </table:table-cell>
          <table:table-cell table:formula="of:=VLOOKUP([.A34];[Sheet5.$B$4:.$F$327];5;0)" office:value-type="float" office:value="8106" calcext:value-type="float">
            <text:p>8106</text:p>
          </table:table-cell>
          <table:table-cell table:formula="of:=IF(ISERROR(VLOOKUP([.$A34];[Sheet5.$N$4:.$O$12];2;0));0;VLOOKUP([.$A34];[Sheet5.$N$4:.$O$12];2;0))" office:value-type="float" office:value="0" calcext:value-type="float">
            <text:p>0</text:p>
          </table:table-cell>
          <table:table-cell table:formula="of:=IF([.F34]=&quot;Unknown&quot;;1;0)*[.I34]" office:value-type="float" office:value="49375" calcext:value-type="float">
            <text:p>49375</text:p>
          </table:table-cell>
          <table:table-cell table:number-columns-repeated="2"/>
          <table:table-cell table:style-name="ce4" office:value-type="string" calcext:value-type="string">
            <text:p>VISA MONEY TRANSFER DEBIT</text:p>
          </table:table-cell>
          <table:table-cell table:number-columns-repeated="10"/>
        </table:table-row>
        <table:table-row table:style-name="ro4" table:visibility="filter">
          <table:table-cell office:value-type="float" office:value="1373" calcext:value-type="float">
            <text:p>1373</text:p>
          </table:table-cell>
          <table:table-cell office:value-type="string" calcext:value-type="string">
            <text:p>CASA. Cheque Withdrawal - Third Part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35]" office:value-type="string" office:string-value="Unknown" calcext:value-type="string">
            <text:p>Unknown</text:p>
          </table:table-cell>
          <table:table-cell table:formula="of:=IF(ISERROR(VLOOKUP([.A35];[Sheet5.$B$4:.$C$327];2;0));0;VLOOKUP([.A35];[Sheet5.$B$4:.$C$327];2;0))" office:value-type="float" office:value="44264" calcext:value-type="float">
            <text:p>44264</text:p>
          </table:table-cell>
          <table:table-cell table:style-name="ce2" table:formula="of:=[.I35]/[.$I$1]" office:value-type="percentage" office:value="0.000206129135087989" calcext:value-type="percentage">
            <text:p>0.02%</text:p>
          </table:table-cell>
          <table:table-cell table:formula="of:=VLOOKUP([.A35];[Sheet5.$B$4:.$F$327];5;0)" office:value-type="float" office:value="24722" calcext:value-type="float">
            <text:p>24722</text:p>
          </table:table-cell>
          <table:table-cell table:formula="of:=IF(ISERROR(VLOOKUP([.$A35];[Sheet5.$N$4:.$O$12];2;0));0;VLOOKUP([.$A35];[Sheet5.$N$4:.$O$12];2;0))" office:value-type="float" office:value="0" calcext:value-type="float">
            <text:p>0</text:p>
          </table:table-cell>
          <table:table-cell table:formula="of:=IF([.F35]=&quot;Unknown&quot;;1;0)*[.I35]" office:value-type="float" office:value="44264" calcext:value-type="float">
            <text:p>44264</text:p>
          </table:table-cell>
          <table:table-cell/>
          <table:table-cell office:value-type="string" calcext:value-type="string">
            <text:p>can check if he writing a cheque on his name?</text:p>
          </table:table-cell>
          <table:table-cell table:style-name="ce4" office:value-type="string" calcext:value-type="string">
            <text:p>CHQ PAID - MALVIYA NAGA</text:p>
          </table:table-cell>
          <table:table-cell table:style-name="ce4" office:value-type="string" calcext:value-type="string">
            <text:p>CHQ PAID- FAZALUR RAHMAN - CHARMINAR</text:p>
          </table:table-cell>
          <table:table-cell table:style-name="ce4" office:value-type="string" calcext:value-type="string">
            <text:p>CHQ PAID - BALANAGAR</text:p>
          </table:table-cell>
          <table:table-cell table:style-name="ce4" office:value-type="string" calcext:value-type="string">
            <text:p>CHQ PAID-RAMACHANDER REDDY - BEGUMPET</text:p>
          </table:table-cell>
          <table:table-cell table:style-name="ce4" office:value-type="string" calcext:value-type="string">
            <text:p>IMRAN AHMED - BANNERGHATTA</text:p>
          </table:table-cell>
          <table:table-cell table:number-columns-repeated="6"/>
        </table:table-row>
        <table:table-row table:style-name="ro4" table:visibility="filter">
          <table:table-cell office:value-type="float" office:value="2843" calcext:value-type="float">
            <text:p>2843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36]" office:value-type="string" office:string-value="Unknown" calcext:value-type="string">
            <text:p>Unknown</text:p>
          </table:table-cell>
          <table:table-cell table:formula="of:=IF(ISERROR(VLOOKUP([.A36];[Sheet5.$B$4:.$C$327];2;0));0;VLOOKUP([.A36];[Sheet5.$B$4:.$C$327];2;0))" office:value-type="float" office:value="41620" calcext:value-type="float">
            <text:p>41620</text:p>
          </table:table-cell>
          <table:table-cell table:style-name="ce2" table:formula="of:=[.I36]/[.$I$1]" office:value-type="percentage" office:value="0.000193816523639122" calcext:value-type="percentage">
            <text:p>0.02%</text:p>
          </table:table-cell>
          <table:table-cell table:formula="of:=VLOOKUP([.A36];[Sheet5.$B$4:.$F$327];5;0)" office:value-type="float" office:value="20796" calcext:value-type="float">
            <text:p>20796</text:p>
          </table:table-cell>
          <table:table-cell table:formula="of:=IF(ISERROR(VLOOKUP([.$A36];[Sheet5.$N$4:.$O$12];2;0));0;VLOOKUP([.$A36];[Sheet5.$N$4:.$O$12];2;0))" office:value-type="float" office:value="0" calcext:value-type="float">
            <text:p>0</text:p>
          </table:table-cell>
          <table:table-cell table:formula="of:=IF([.F36]=&quot;Unknown&quot;;1;0)*[.I36]" office:value-type="float" office:value="41620" calcext:value-type="float">
            <text:p>41620</text:p>
          </table:table-cell>
          <table:table-cell table:number-columns-repeated="2"/>
          <table:table-cell table:style-name="ce4" office:value-type="string" calcext:value-type="string">
            <text:p>:FT --NHAVASHEVA</text:p>
          </table:table-cell>
          <table:table-cell table:style-name="ce4" office:value-type="string" calcext:value-type="string">
            <text:p>:FT --LAKDIKAPUL</text:p>
          </table:table-cell>
          <table:table-cell table:style-name="ce4" office:value-type="string" calcext:value-type="string">
            <text:p>:FT --SURYODAYA</text:p>
          </table:table-cell>
          <table:table-cell table:style-name="ce4" office:value-type="string" calcext:value-type="string">
            <text:p>:BILL DISC PROCEEDS DRU -SURYODAYA</text:p>
          </table:table-cell>
          <table:table-cell table:number-columns-repeated="7"/>
        </table:table-row>
        <table:table-row table:style-name="ro4" table:visibility="filter">
          <table:table-cell office:value-type="float" office:value="2945" calcext:value-type="float">
            <text:p>2945</text:p>
          </table:table-cell>
          <table:table-cell office:value-type="string" calcext:value-type="string">
            <text:p>STP NET FUNDS TRANSFER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37]" office:value-type="string" office:string-value="Unknown" calcext:value-type="string">
            <text:p>Unknown</text:p>
          </table:table-cell>
          <table:table-cell table:formula="of:=IF(ISERROR(VLOOKUP([.A37];[Sheet5.$B$4:.$C$327];2;0));0;VLOOKUP([.A37];[Sheet5.$B$4:.$C$327];2;0))" office:value-type="float" office:value="39970" calcext:value-type="float">
            <text:p>39970</text:p>
          </table:table-cell>
          <table:table-cell table:style-name="ce2" table:formula="of:=[.I37]/[.$I$1]" office:value-type="percentage" office:value="0.000186132783514073" calcext:value-type="percentage">
            <text:p>0.02%</text:p>
          </table:table-cell>
          <table:table-cell table:formula="of:=VLOOKUP([.A37];[Sheet5.$B$4:.$F$327];5;0)" office:value-type="float" office:value="9543" calcext:value-type="float">
            <text:p>9543</text:p>
          </table:table-cell>
          <table:table-cell table:formula="of:=IF(ISERROR(VLOOKUP([.$A37];[Sheet5.$N$4:.$O$12];2;0));0;VLOOKUP([.$A37];[Sheet5.$N$4:.$O$12];2;0))" office:value-type="float" office:value="0" calcext:value-type="float">
            <text:p>0</text:p>
          </table:table-cell>
          <table:table-cell table:formula="of:=IF([.F37]=&quot;Unknown&quot;;1;0)*[.I37]" office:value-type="float" office:value="39970" calcext:value-type="float">
            <text:p>39970</text:p>
          </table:table-cell>
          <table:table-cell table:number-columns-repeated="2"/>
          <table:table-cell table:style-name="ce4" office:value-type="string" calcext:value-type="string">
            <text:p>-STP-for load</text:p>
          </table:table-cell>
          <table:table-cell table:style-name="ce4" office:value-type="string" calcext:value-type="string">
            <text:p>-STP-NPPL</text:p>
          </table:table-cell>
          <table:table-cell table:style-name="ce4" office:value-type="string" calcext:value-type="string">
            <text:p>FO -STP-BPCL PALWAL</text:p>
          </table:table-cell>
          <table:table-cell table:style-name="ce4" office:value-type="string" calcext:value-type="string">
            <text:p>ACCOWSK -STP-ACC_Main_Apr-Jun</text:p>
          </table:table-cell>
          <table:table-cell table:style-name="ce4" office:value-type="string" calcext:value-type="string">
            <text:p>-STP-mkk</text:p>
          </table:table-cell>
          <table:table-cell table:number-columns-repeated="6"/>
        </table:table-row>
        <table:table-row table:style-name="ro3" table:visibility="filter">
          <table:table-cell office:value-type="float" office:value="3012" calcext:value-type="float">
            <text:p>3012</text:p>
          </table:table-cell>
          <table:table-cell office:value-type="string" calcext:value-type="string">
            <text:p>UBS-FC FUNDS TRANSFER C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x</text:p>
          </table:table-cell>
          <table:table-cell table:formula="of:=[.F38]" office:value-type="string" office:string-value="Unknown" calcext:value-type="string">
            <text:p>Unknown</text:p>
          </table:table-cell>
          <table:table-cell table:formula="of:=IF(ISERROR(VLOOKUP([.A38];[Sheet5.$B$4:.$C$327];2;0));0;VLOOKUP([.A38];[Sheet5.$B$4:.$C$327];2;0))" office:value-type="float" office:value="36441" calcext:value-type="float">
            <text:p>36441</text:p>
          </table:table-cell>
          <table:table-cell table:style-name="ce2" table:formula="of:=[.I38]/[.$I$1]" office:value-type="percentage" office:value="0.000169698893270861" calcext:value-type="percentage">
            <text:p>0.02%</text:p>
          </table:table-cell>
          <table:table-cell table:formula="of:=VLOOKUP([.A38];[Sheet5.$B$4:.$F$327];5;0)" office:value-type="float" office:value="17388" calcext:value-type="float">
            <text:p>17388</text:p>
          </table:table-cell>
          <table:table-cell table:formula="of:=IF(ISERROR(VLOOKUP([.$A38];[Sheet5.$N$4:.$O$12];2;0));0;VLOOKUP([.$A38];[Sheet5.$N$4:.$O$12];2;0))" office:value-type="float" office:value="0" calcext:value-type="float">
            <text:p>0</text:p>
          </table:table-cell>
          <table:table-cell table:formula="of:=IF([.F38]=&quot;Unknown&quot;;1;0)*[.I38]" office:value-type="float" office:value="36441" calcext:value-type="float">
            <text:p>36441</text:p>
          </table:table-cell>
          <table:table-cell/>
          <table:table-cell office:value-type="string" calcext:value-type="string">
            <text:p>involving mostly companies?; world data</text:p>
          </table:table-cell>
          <table:table-cell table:style-name="ce4" office:value-type="string" calcext:value-type="string">
            <text:p>FT- -HIL LIMITED</text:p>
          </table:table-cell>
          <table:table-cell table:style-name="ce4" office:value-type="string" calcext:value-type="string">
            <text:p>FT- -SSJ FINANCE AND SECU</text:p>
          </table:table-cell>
          <table:table-cell table:style-name="ce4" office:value-type="string" calcext:value-type="string">
            <text:p>FT- -AXIS CROP SCIENCE PR</text:p>
          </table:table-cell>
          <table:table-cell table:number-columns-repeated="8"/>
        </table:table-row>
        <table:table-row table:style-name="ro5" table:visibility="filter">
          <table:table-cell office:value-type="float" office:value="2555" calcext:value-type="float">
            <text:p>2555</text:p>
          </table:table-cell>
          <table:table-cell office:value-type="string" calcext:value-type="string">
            <text:p>RTG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39]" office:value-type="string" office:string-value="Unknown" calcext:value-type="string">
            <text:p>Unknown</text:p>
          </table:table-cell>
          <table:table-cell table:formula="of:=IF(ISERROR(VLOOKUP([.A39];[Sheet5.$B$4:.$C$327];2;0));0;VLOOKUP([.A39];[Sheet5.$B$4:.$C$327];2;0))" office:value-type="float" office:value="31847" calcext:value-type="float">
            <text:p>31847</text:p>
          </table:table-cell>
          <table:table-cell table:style-name="ce2" table:formula="of:=[.I39]/[.$I$1]" office:value-type="percentage" office:value="0.000148305498037845" calcext:value-type="percentage">
            <text:p>0.01%</text:p>
          </table:table-cell>
          <table:table-cell table:formula="of:=VLOOKUP([.A39];[Sheet5.$B$4:.$F$327];5;0)" office:value-type="float" office:value="25444" calcext:value-type="float">
            <text:p>25444</text:p>
          </table:table-cell>
          <table:table-cell table:formula="of:=IF(ISERROR(VLOOKUP([.$A39];[Sheet5.$N$4:.$O$12];2;0));0;VLOOKUP([.$A39];[Sheet5.$N$4:.$O$12];2;0))" office:value-type="float" office:value="0" calcext:value-type="float">
            <text:p>0</text:p>
          </table:table-cell>
          <table:table-cell table:formula="of:=IF([.F39]=&quot;Unknown&quot;;1;0)*[.I39]" office:value-type="float" office:value="31847" calcext:value-type="float">
            <text:p>31847</text:p>
          </table:table-cell>
          <table:table-cell table:number-columns-repeated="2"/>
          <table:table-cell table:style-name="ce4" office:value-type="string" calcext:value-type="string">
            <text:p>RTGS Cr-KKBK -CYBER PARK DEVELOPMENT AND...</text:p>
          </table:table-cell>
          <table:table-cell table:style-name="ce4" office:value-type="string" calcext:value-type="string">
            <text:p>RTGS Cr-ANDB -NO AND RAJA S GARDE...</text:p>
          </table:table-cell>
          <table:table-cell table:style-name="ce4" office:value-type="string" calcext:value-type="string">
            <text:p>RTGS Cr-BARB FORTAP-KOHIMA ENERGY PVT LTD-KOHI...</text:p>
          </table:table-cell>
          <table:table-cell table:number-columns-repeated="8"/>
        </table:table-row>
        <table:table-row table:style-name="ro4" table:visibility="filter">
          <table:table-cell office:value-type="float" office:value="1014" calcext:value-type="float">
            <text:p>1014</text:p>
          </table:table-cell>
          <table:table-cell office:value-type="string" calcext:value-type="string">
            <text:p>DD Issue <text:s/>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40]" office:value-type="string" office:string-value="Unknown" calcext:value-type="string">
            <text:p>Unknown</text:p>
          </table:table-cell>
          <table:table-cell table:formula="of:=IF(ISERROR(VLOOKUP([.A40];[Sheet5.$B$4:.$C$327];2;0));0;VLOOKUP([.A40];[Sheet5.$B$4:.$C$327];2;0))" office:value-type="float" office:value="31403" calcext:value-type="float">
            <text:p>31403</text:p>
          </table:table-cell>
          <table:table-cell table:style-name="ce2" table:formula="of:=[.I40]/[.$I$1]" office:value-type="percentage" office:value="0.000146237873422377" calcext:value-type="percentage">
            <text:p>0.01%</text:p>
          </table:table-cell>
          <table:table-cell table:formula="of:=VLOOKUP([.A40];[Sheet5.$B$4:.$F$327];5;0)" office:value-type="float" office:value="19448" calcext:value-type="float">
            <text:p>19448</text:p>
          </table:table-cell>
          <table:table-cell table:formula="of:=IF(ISERROR(VLOOKUP([.$A40];[Sheet5.$N$4:.$O$12];2;0));0;VLOOKUP([.$A40];[Sheet5.$N$4:.$O$12];2;0))" office:value-type="float" office:value="0" calcext:value-type="float">
            <text:p>0</text:p>
          </table:table-cell>
          <table:table-cell table:formula="of:=IF([.F40]=&quot;Unknown&quot;;1;0)*[.I40]" office:value-type="float" office:value="31403" calcext:value-type="float">
            <text:p>31403</text:p>
          </table:table-cell>
          <table:table-cell table:number-columns-repeated="2"/>
          <table:table-cell table:style-name="ce4" office:value-type="string" calcext:value-type="string">
            <text:p>DD Issue - HDFC BANK LT - NEW DELHI - - ...</text:p>
          </table:table-cell>
          <table:table-cell table:style-name="ce4" office:value-type="string" calcext:value-type="string">
            <text:p>CHEQUE AMOUNT</text:p>
          </table:table-cell>
          <table:table-cell table:style-name="ce4" office:value-type="string" calcext:value-type="string">
            <text:p>POLICE ORDER CR NO. / HDFC BANK LT -</text:p>
          </table:table-cell>
          <table:table-cell table:style-name="ce4" office:value-type="string" calcext:value-type="string">
            <text:p>CHQ NO HDFC BANK LT - NEW DELHI -</text:p>
          </table:table-cell>
          <table:table-cell table:number-columns-repeated="7"/>
        </table:table-row>
        <table:table-row table:style-name="ro4" table:visibility="filter">
          <table:table-cell office:value-type="float" office:value="2970" calcext:value-type="float">
            <text:p>2970</text:p>
          </table:table-cell>
          <table:table-cell office:value-type="string" calcext:value-type="string">
            <text:p>IMP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41]" office:value-type="string" office:string-value="Unknown" calcext:value-type="string">
            <text:p>Unknown</text:p>
          </table:table-cell>
          <table:table-cell table:formula="of:=IF(ISERROR(VLOOKUP([.A41];[Sheet5.$B$4:.$C$327];2;0));0;VLOOKUP([.A41];[Sheet5.$B$4:.$C$327];2;0))" office:value-type="float" office:value="23943" calcext:value-type="float">
            <text:p>23943</text:p>
          </table:table-cell>
          <table:table-cell table:style-name="ce2" table:formula="of:=[.I41]/[.$I$1]" office:value-type="percentage" office:value="0.000111498054432761" calcext:value-type="percentage">
            <text:p>0.01%</text:p>
          </table:table-cell>
          <table:table-cell table:formula="of:=VLOOKUP([.A41];[Sheet5.$B$4:.$F$327];5;0)" office:value-type="float" office:value="9364" calcext:value-type="float">
            <text:p>9364</text:p>
          </table:table-cell>
          <table:table-cell table:formula="of:=IF(ISERROR(VLOOKUP([.$A41];[Sheet5.$N$4:.$O$12];2;0));0;VLOOKUP([.$A41];[Sheet5.$N$4:.$O$12];2;0))" office:value-type="float" office:value="0" calcext:value-type="float">
            <text:p>0</text:p>
          </table:table-cell>
          <table:table-cell table:formula="of:=IF([.F41]=&quot;Unknown&quot;;1;0)*[.I41]" office:value-type="float" office:value="23943" calcext:value-type="float">
            <text:p>23943</text:p>
          </table:table-cell>
          <table:table-cell/>
          <table:table-cell office:value-type="string" calcext:value-type="string">
            <text:p>has hand written text in small</text:p>
          </table:table-cell>
          <table:table-cell table:style-name="ce4" office:value-type="string" calcext:value-type="string">
            <text:p>/IMPSYes</text:p>
          </table:table-cell>
          <table:table-cell table:style-name="ce4" office:value-type="string" calcext:value-type="string">
            <text:p>/IMPSToICICI</text:p>
          </table:table-cell>
          <table:table-cell table:style-name="ce4" office:value-type="string" calcext:value-type="string">
            <text:p>/IMPSpayment</text:p>
          </table:table-cell>
          <table:table-cell table:style-name="ce4" office:value-type="string" calcext:value-type="string">
            <text:p>/IMPSOfficial</text:p>
          </table:table-cell>
          <table:table-cell table:style-name="ce4" office:value-type="string" calcext:value-type="string">
            <text:p>/IMPSsarvesh</text:p>
          </table:table-cell>
          <table:table-cell table:style-name="ce4" office:value-type="string" calcext:value-type="string">
            <text:p>/IMPSSal account</text:p>
          </table:table-cell>
          <table:table-cell table:style-name="ce4" office:value-type="string" calcext:value-type="string">
            <text:p>/IMPS my sbi ac</text:p>
          </table:table-cell>
          <table:table-cell table:style-name="ce4" office:value-type="string" calcext:value-type="string">
            <text:p>/IMPSbill wala payment</text:p>
          </table:table-cell>
          <table:table-cell table:number-columns-repeated="3"/>
        </table:table-row>
        <table:table-row table:style-name="ro3" table:visibility="filter">
          <table:table-cell office:value-type="float" office:value="9260" calcext:value-type="float">
            <text:p>9260</text:p>
          </table:table-cell>
          <table:table-cell office:value-type="string" calcext:value-type="string">
            <text:p>ACH INWARD TRANSACTION PROCESSING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42]" office:value-type="string" office:string-value="Unknown" calcext:value-type="string">
            <text:p>Unknown</text:p>
          </table:table-cell>
          <table:table-cell table:formula="of:=IF(ISERROR(VLOOKUP([.A42];[Sheet5.$B$4:.$C$327];2;0));0;VLOOKUP([.A42];[Sheet5.$B$4:.$C$327];2;0))" office:value-type="float" office:value="22517" calcext:value-type="float">
            <text:p>22517</text:p>
          </table:table-cell>
          <table:table-cell table:style-name="ce2" table:formula="of:=[.I42]/[.$I$1]" office:value-type="percentage" office:value="0.000104857440239839" calcext:value-type="percentage">
            <text:p>0.01%</text:p>
          </table:table-cell>
          <table:table-cell table:formula="of:=VLOOKUP([.A42];[Sheet5.$B$4:.$F$327];5;0)" office:value-type="float" office:value="5686" calcext:value-type="float">
            <text:p>5686</text:p>
          </table:table-cell>
          <table:table-cell table:formula="of:=IF(ISERROR(VLOOKUP([.$A42];[Sheet5.$N$4:.$O$12];2;0));0;VLOOKUP([.$A42];[Sheet5.$N$4:.$O$12];2;0))" office:value-type="float" office:value="0" calcext:value-type="float">
            <text:p>0</text:p>
          </table:table-cell>
          <table:table-cell table:formula="of:=IF([.F42]=&quot;Unknown&quot;;1;0)*[.I42]" office:value-type="float" office:value="22517" calcext:value-type="float">
            <text:p>22517</text:p>
          </table:table-cell>
          <table:table-cell table:number-columns-repeated="2"/>
          <table:table-cell table:style-name="ce4" office:value-type="string" calcext:value-type="string">
            <text:p>ACH D- TP AC-</text:p>
          </table:table-cell>
          <table:table-cell table:number-columns-repeated="10"/>
        </table:table-row>
        <table:table-row table:style-name="ro3" table:visibility="filter">
          <table:table-cell office:value-type="float" office:value="1558" calcext:value-type="float">
            <text:p>1558</text:p>
          </table:table-cell>
          <table:table-cell office:value-type="string" calcext:value-type="string">
            <text:p>HOLD FUND UPLOAD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43]" office:value-type="string" office:string-value="Unknown" calcext:value-type="string">
            <text:p>Unknown</text:p>
          </table:table-cell>
          <table:table-cell table:formula="of:=IF(ISERROR(VLOOKUP([.A43];[Sheet5.$B$4:.$C$327];2;0));0;VLOOKUP([.A43];[Sheet5.$B$4:.$C$327];2;0))" office:value-type="float" office:value="21269" calcext:value-type="float">
            <text:p>21269</text:p>
          </table:table-cell>
          <table:table-cell table:style-name="ce2" table:formula="of:=[.I43]/[.$I$1]" office:value-type="percentage" office:value="0.0000990457386179838" calcext:value-type="percentage">
            <text:p>0.01%</text:p>
          </table:table-cell>
          <table:table-cell table:formula="of:=VLOOKUP([.A43];[Sheet5.$B$4:.$F$327];5;0)" office:value-type="float" office:value="9576" calcext:value-type="float">
            <text:p>9576</text:p>
          </table:table-cell>
          <table:table-cell table:formula="of:=IF(ISERROR(VLOOKUP([.$A43];[Sheet5.$N$4:.$O$12];2;0));0;VLOOKUP([.$A43];[Sheet5.$N$4:.$O$12];2;0))" office:value-type="float" office:value="0" calcext:value-type="float">
            <text:p>0</text:p>
          </table:table-cell>
          <table:table-cell table:formula="of:=IF([.F43]=&quot;Unknown&quot;;1;0)*[.I43]" office:value-type="float" office:value="21269" calcext:value-type="float">
            <text:p>21269</text:p>
          </table:table-cell>
          <table:table-cell table:number-columns-repeated="2"/>
          <table:table-cell table:style-name="ce4" office:value-type="string" calcext:value-type="string">
            <text:p>HOLD FUND LOAN A/C #</text:p>
          </table:table-cell>
          <table:table-cell table:style-name="ce4" office:value-type="string" calcext:value-type="string">
            <text:p>FUND TRF DM-</text:p>
          </table:table-cell>
          <table:table-cell table:number-columns-repeated="9"/>
        </table:table-row>
        <table:table-row table:style-name="ro5" table:visibility="filter">
          <table:table-cell office:value-type="float" office:value="9501" calcext:value-type="float">
            <text:p>9501</text:p>
          </table:table-cell>
          <table:table-cell office:value-type="string" calcext:value-type="string">
            <text:p>CHQ DEP RET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44]" office:value-type="string" office:string-value="Unknown" calcext:value-type="string">
            <text:p>Unknown</text:p>
          </table:table-cell>
          <table:table-cell table:formula="of:=IF(ISERROR(VLOOKUP([.A44];[Sheet5.$B$4:.$C$327];2;0));0;VLOOKUP([.A44];[Sheet5.$B$4:.$C$327];2;0))" office:value-type="float" office:value="20226" calcext:value-type="float">
            <text:p>20226</text:p>
          </table:table-cell>
          <table:table-cell table:style-name="ce2" table:formula="of:=[.I44]/[.$I$1]" office:value-type="percentage" office:value="0.0000941886834965132" calcext:value-type="percentage">
            <text:p>0.01%</text:p>
          </table:table-cell>
          <table:table-cell table:formula="of:=VLOOKUP([.A44];[Sheet5.$B$4:.$F$327];5;0)" office:value-type="float" office:value="16711" calcext:value-type="float">
            <text:p>16711</text:p>
          </table:table-cell>
          <table:table-cell table:formula="of:=IF(ISERROR(VLOOKUP([.$A44];[Sheet5.$N$4:.$O$12];2;0));0;VLOOKUP([.$A44];[Sheet5.$N$4:.$O$12];2;0))" office:value-type="float" office:value="0" calcext:value-type="float">
            <text:p>0</text:p>
          </table:table-cell>
          <table:table-cell table:formula="of:=IF([.F44]=&quot;Unknown&quot;;1;0)*[.I44]" office:value-type="float" office:value="20226" calcext:value-type="float">
            <text:p>20226</text:p>
          </table:table-cell>
          <table:table-cell table:number-columns-repeated="2"/>
          <table:table-cell table:style-name="ce4" office:value-type="string" calcext:value-type="string">
            <text:p>CHQ DEP RET- INSUFFICIENT FUNDS</text:p>
          </table:table-cell>
          <table:table-cell table:style-name="ce4" office:value-type="string" calcext:value-type="string">
            <text:p>CHQ DEP RET- EXCEEDS ARRANGEMENT</text:p>
          </table:table-cell>
          <table:table-cell table:style-name="ce4" office:value-type="string" calcext:value-type="string">
            <text:p>CHQ DEP RET- CONNECTIVITY NOT ESTABLISHE</text:p>
          </table:table-cell>
          <table:table-cell table:style-name="ce4" office:value-type="string" calcext:value-type="string">
            <text:p>CHQ DEP RET- System failure</text:p>
          </table:table-cell>
          <table:table-cell table:style-name="ce4" office:value-type="string" calcext:value-type="string">
            <text:p>CHQ DEP RET- Alt Correction on inst proh</text:p>
          </table:table-cell>
          <table:table-cell table:style-name="ce4" office:value-type="string" calcext:value-type="string">
            <text:p>CHQ DEP RET- Instrument post dated_out d</text:p>
          </table:table-cell>
          <table:table-cell table:number-columns-repeated="5"/>
        </table:table-row>
        <table:table-row table:style-name="ro4" table:visibility="filter">
          <table:table-cell office:value-type="float" office:value="2057" calcext:value-type="float">
            <text:p>2057</text:p>
          </table:table-cell>
          <table:table-cell office:value-type="string" calcext:value-type="string">
            <text:p>NEF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45]" office:value-type="string" office:string-value="Unknown" calcext:value-type="string">
            <text:p>Unknown</text:p>
          </table:table-cell>
          <table:table-cell table:formula="of:=IF(ISERROR(VLOOKUP([.A45];[Sheet5.$B$4:.$C$327];2;0));0;VLOOKUP([.A45];[Sheet5.$B$4:.$C$327];2;0))" office:value-type="float" office:value="19562" calcext:value-type="float">
            <text:p>19562</text:p>
          </table:table-cell>
          <table:table-cell table:style-name="ce2" table:formula="of:=[.I45]/[.$I$1]" office:value-type="percentage" office:value="0.0000910965601977055" calcext:value-type="percentage">
            <text:p>0.01%</text:p>
          </table:table-cell>
          <table:table-cell table:formula="of:=VLOOKUP([.A45];[Sheet5.$B$4:.$F$327];5;0)" office:value-type="float" office:value="11334" calcext:value-type="float">
            <text:p>11334</text:p>
          </table:table-cell>
          <table:table-cell table:formula="of:=IF(ISERROR(VLOOKUP([.$A45];[Sheet5.$N$4:.$O$12];2;0));0;VLOOKUP([.$A45];[Sheet5.$N$4:.$O$12];2;0))" office:value-type="float" office:value="17363" calcext:value-type="float">
            <text:p>17363</text:p>
          </table:table-cell>
          <table:table-cell table:formula="of:=IF([.F45]=&quot;Unknown&quot;;1;0)*[.I45]" office:value-type="float" office:value="19562" calcext:value-type="float">
            <text:p>19562</text:p>
          </table:table-cell>
          <table:table-cell table:number-columns-repeated="2"/>
          <table:table-cell table:style-name="ce4" office:value-type="string" calcext:value-type="string">
            <text:p>NEFT Dr-UTIB -COMMERCIAL TAX COLLE</text:p>
          </table:table-cell>
          <table:table-cell table:style-name="ce4" office:value-type="string" calcext:value-type="string">
            <text:p>NEFT Dr-SBIN -K. ANUSHA-GACHIBOWLI</text:p>
          </table:table-cell>
          <table:table-cell table:style-name="ce4" office:value-type="string" calcext:value-type="string">
            <text:p>NEFT Dr-UTIB -HEMADRI CEMENTS LTD-MIYAPU...</text:p>
          </table:table-cell>
          <table:table-cell table:number-columns-repeated="8"/>
        </table:table-row>
        <table:table-row table:style-name="ro3">
          <table:table-cell office:value-type="float" office:value="2205" calcext:value-type="float">
            <text:p>2205</text:p>
          </table:table-cell>
          <table:table-cell office:value-type="string" calcext:value-type="string">
            <text:p>ATM FUNDS TRANSF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46]" office:value-type="string" office:string-value="Unknown" calcext:value-type="string">
            <text:p>Unknown</text:p>
          </table:table-cell>
          <table:table-cell table:formula="of:=IF(ISERROR(VLOOKUP([.A46];[Sheet5.$B$4:.$C$327];2;0));0;VLOOKUP([.A46];[Sheet5.$B$4:.$C$327];2;0))" office:value-type="float" office:value="15730" calcext:value-type="float">
            <text:p>15730</text:p>
          </table:table-cell>
          <table:table-cell table:style-name="ce2" table:formula="of:=[.I46]/[.$I$1]" office:value-type="percentage" office:value="0.0000732516558588032" calcext:value-type="percentage">
            <text:p>0.01%</text:p>
          </table:table-cell>
          <table:table-cell table:formula="of:=VLOOKUP([.A46];[Sheet5.$B$4:.$F$327];5;0)" office:value-type="float" office:value="4468" calcext:value-type="float">
            <text:p>4468</text:p>
          </table:table-cell>
          <table:table-cell table:formula="of:=IF(ISERROR(VLOOKUP([.$A46];[Sheet5.$N$4:.$O$12];2;0));0;VLOOKUP([.$A46];[Sheet5.$N$4:.$O$12];2;0))" office:value-type="float" office:value="0" calcext:value-type="float">
            <text:p>0</text:p>
          </table:table-cell>
          <table:table-cell table:formula="of:=IF([.F46]=&quot;Unknown&quot;;1;0)*[.I46]" office:value-type="float" office:value="15730" calcext:value-type="float">
            <text:p>15730</text:p>
          </table:table-cell>
          <table:table-cell table:number-columns-repeated="2"/>
          <table:table-cell table:style-name="ce4" office:value-type="string" calcext:value-type="string">
            <text:p>ATM FUNDS TRANSFER -</text:p>
          </table:table-cell>
          <table:table-cell table:number-columns-repeated="10"/>
        </table:table-row>
        <table:table-row table:style-name="ro5" table:visibility="filter">
          <table:table-cell office:value-type="float" office:value="5831" calcext:value-type="float">
            <text:p>5831</text:p>
          </table:table-cell>
          <table:table-cell office:value-type="string" calcext:value-type="string">
            <text:p>CHQ PAID FOR CMS TRANSFER DEB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formula="of:=[.F47]" office:value-type="string" office:string-value="Unknown" calcext:value-type="string">
            <text:p>Unknown</text:p>
          </table:table-cell>
          <table:table-cell table:formula="of:=IF(ISERROR(VLOOKUP([.A47];[Sheet5.$B$4:.$C$327];2;0));0;VLOOKUP([.A47];[Sheet5.$B$4:.$C$327];2;0))" office:value-type="float" office:value="14261" calcext:value-type="float">
            <text:p>14261</text:p>
          </table:table-cell>
          <table:table-cell table:style-name="ce2" table:formula="of:=[.I47]/[.$I$1]" office:value-type="percentage" office:value="0.0000664107987414108" calcext:value-type="percentage">
            <text:p>0.01%</text:p>
          </table:table-cell>
          <table:table-cell table:formula="of:=VLOOKUP([.A47];[Sheet5.$B$4:.$F$327];5;0)" office:value-type="float" office:value="5945" calcext:value-type="float">
            <text:p>5945</text:p>
          </table:table-cell>
          <table:table-cell table:formula="of:=IF(ISERROR(VLOOKUP([.$A47];[Sheet5.$N$4:.$O$12];2;0));0;VLOOKUP([.$A47];[Sheet5.$N$4:.$O$12];2;0))" office:value-type="float" office:value="0" calcext:value-type="float">
            <text:p>0</text:p>
          </table:table-cell>
          <table:table-cell table:formula="of:=IF([.F47]=&quot;Unknown&quot;;1;0)*[.I47]" office:value-type="float" office:value="14261" calcext:value-type="float">
            <text:p>14261</text:p>
          </table:table-cell>
          <table:table-cell table:number-columns-repeated="2"/>
          <table:table-cell table:style-name="ce4" office:value-type="string" calcext:value-type="string">
            <text:p>CHQ PAID IN CMS VIZAG FRANKLIN TEMP FAM</text:p>
          </table:table-cell>
          <table:table-cell table:style-name="ce4" office:value-type="string" calcext:value-type="string">
            <text:p>CHQ PAID IN CMS-CHENNAI-TVS CREDIT SER</text:p>
          </table:table-cell>
          <table:table-cell table:style-name="ce4" office:value-type="string" calcext:value-type="string">
            <text:p>CHQ PD CMS VIJ SUNDARAM BNP PARIBAS</text:p>
          </table:table-cell>
          <table:table-cell table:style-name="ce4" office:value-type="string" calcext:value-type="string">
            <text:p>CC PAYMT NO</text:p>
          </table:table-cell>
          <table:table-cell table:style-name="ce4" office:value-type="string" calcext:value-type="string">
            <text:p>CC PYMT VIJ</text:p>
          </table:table-cell>
          <table:table-cell table:style-name="ce4" office:value-type="string" calcext:value-type="string">
            <text:p>CHQ PD CMS VIJ THE ORIENTAL INSURANCE</text:p>
          </table:table-cell>
          <table:table-cell table:number-columns-repeated="5"/>
        </table:table-row>
        <table:table-row table:style-name="ro1" table:visibility="filter">
          <table:table-cell office:value-type="float" office:value="5831" calcext:value-type="float">
            <text:p>5831</text:p>
          </table:table-cell>
          <table:table-cell office:value-type="string" calcext:value-type="string">
            <text:p>CHQ PAID FOR CMS TRANSFER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formula="of:=[.F48]" office:value-type="string" office:string-value="Unknown" calcext:value-type="string">
            <text:p>Unknown</text:p>
          </table:table-cell>
          <table:table-cell table:formula="of:=IF(ISERROR(VLOOKUP([.A48];[Sheet5.$B$4:.$C$327];2;0));0;VLOOKUP([.A48];[Sheet5.$B$4:.$C$327];2;0))" office:value-type="float" office:value="14261" calcext:value-type="float">
            <text:p>14261</text:p>
          </table:table-cell>
          <table:table-cell table:style-name="ce2" table:formula="of:=[.I48]/[.$I$1]" office:value-type="percentage" office:value="0.0000664107987414108" calcext:value-type="percentage">
            <text:p>0.01%</text:p>
          </table:table-cell>
          <table:table-cell table:formula="of:=VLOOKUP([.A48];[Sheet5.$B$4:.$F$327];5;0)" office:value-type="float" office:value="5945" calcext:value-type="float">
            <text:p>5945</text:p>
          </table:table-cell>
          <table:table-cell table:formula="of:=IF(ISERROR(VLOOKUP([.$A48];[Sheet5.$N$4:.$O$12];2;0));0;VLOOKUP([.$A48];[Sheet5.$N$4:.$O$12];2;0))" office:value-type="float" office:value="0" calcext:value-type="float">
            <text:p>0</text:p>
          </table:table-cell>
          <table:table-cell table:formula="of:=IF([.F48]=&quot;Unknown&quot;;1;0)*[.I48]" office:value-type="float" office:value="14261" calcext:value-type="float">
            <text:p>14261</text:p>
          </table:table-cell>
          <table:table-cell table:number-columns-repeated="13"/>
        </table:table-row>
        <table:table-row table:style-name="ro4" table:visibility="filter">
          <table:table-cell office:value-type="float" office:value="2842" calcext:value-type="float">
            <text:p>2842</text:p>
          </table:table-cell>
          <table:table-cell office:value-type="string" calcext:value-type="string">
            <text:p>FT 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49]" office:value-type="string" office:string-value="Unknown" calcext:value-type="string">
            <text:p>Unknown</text:p>
          </table:table-cell>
          <table:table-cell table:formula="of:=IF(ISERROR(VLOOKUP([.A49];[Sheet5.$B$4:.$C$327];2;0));0;VLOOKUP([.A49];[Sheet5.$B$4:.$C$327];2;0))" office:value-type="float" office:value="12893" calcext:value-type="float">
            <text:p>12893</text:p>
          </table:table-cell>
          <table:table-cell table:style-name="ce2" table:formula="of:=[.I49]/[.$I$1]" office:value-type="percentage" office:value="0.0000600402796559154" calcext:value-type="percentage">
            <text:p>0.01%</text:p>
          </table:table-cell>
          <table:table-cell table:formula="of:=VLOOKUP([.A49];[Sheet5.$B$4:.$F$327];5;0)" office:value-type="float" office:value="7839" calcext:value-type="float">
            <text:p>7839</text:p>
          </table:table-cell>
          <table:table-cell table:formula="of:=IF(ISERROR(VLOOKUP([.$A49];[Sheet5.$N$4:.$O$12];2;0));0;VLOOKUP([.$A49];[Sheet5.$N$4:.$O$12];2;0))" office:value-type="float" office:value="0" calcext:value-type="float">
            <text:p>0</text:p>
          </table:table-cell>
          <table:table-cell table:formula="of:=IF([.F49]=&quot;Unknown&quot;;1;0)*[.I49]" office:value-type="float" office:value="12893" calcext:value-type="float">
            <text:p>12893</text:p>
          </table:table-cell>
          <table:table-cell table:number-columns-repeated="2"/>
          <table:table-cell table:style-name="ce4" office:value-type="string" calcext:value-type="string">
            <text:p>:FT --ANANTHAPUR</text:p>
          </table:table-cell>
          <table:table-cell table:style-name="ce4" office:value-type="string" calcext:value-type="string">
            <text:p>:HERITAGE FOODS - BULK NEF</text:p>
          </table:table-cell>
          <table:table-cell table:style-name="ce4" office:value-type="string" calcext:value-type="string">
            <text:p>:MRF LIMITED-SANATHNAGAR</text:p>
          </table:table-cell>
          <table:table-cell table:number-columns-repeated="8"/>
        </table:table-row>
        <table:table-row table:style-name="ro4" table:visibility="filter">
          <table:table-cell office:value-type="float" office:value="5848" calcext:value-type="float">
            <text:p>5848</text:p>
          </table:table-cell>
          <table:table-cell office:value-type="string" calcext:value-type="string">
            <text:p>POS CHARGEBACK -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50]" office:value-type="string" office:string-value="Unknown" calcext:value-type="string">
            <text:p>Unknown</text:p>
          </table:table-cell>
          <table:table-cell table:formula="of:=IF(ISERROR(VLOOKUP([.A50];[Sheet5.$B$4:.$C$327];2;0));0;VLOOKUP([.A50];[Sheet5.$B$4:.$C$327];2;0))" office:value-type="float" office:value="11435" calcext:value-type="float">
            <text:p>11435</text:p>
          </table:table-cell>
          <table:table-cell table:style-name="ce2" table:formula="of:=[.I50]/[.$I$1]" office:value-type="percentage" office:value="0.00005325064747269" calcext:value-type="percentage">
            <text:p>0.01%</text:p>
          </table:table-cell>
          <table:table-cell table:formula="of:=VLOOKUP([.A50];[Sheet5.$B$4:.$F$327];5;0)" office:value-type="float" office:value="9822" calcext:value-type="float">
            <text:p>9822</text:p>
          </table:table-cell>
          <table:table-cell table:formula="of:=IF(ISERROR(VLOOKUP([.$A50];[Sheet5.$N$4:.$O$12];2;0));0;VLOOKUP([.$A50];[Sheet5.$N$4:.$O$12];2;0))" office:value-type="float" office:value="0" calcext:value-type="float">
            <text:p>0</text:p>
          </table:table-cell>
          <table:table-cell table:formula="of:=IF([.F50]=&quot;Unknown&quot;;1;0)*[.I50]" office:value-type="float" office:value="11435" calcext:value-type="float">
            <text:p>11435</text:p>
          </table:table-cell>
          <table:table-cell/>
          <table:table-cell office:value-type="string" calcext:value-type="string">
            <text:p>reversals</text:p>
          </table:table-cell>
          <table:table-cell table:style-name="ce4" office:value-type="string" calcext:value-type="string">
            <text:p>RVSL DBT CRD PUR DT REF VPI</text:p>
          </table:table-cell>
          <table:table-cell table:style-name="ce4" office:value-type="string" calcext:value-type="string">
            <text:p>RVSL DBT CRD ATM W/D / NFS</text:p>
          </table:table-cell>
          <table:table-cell table:number-columns-repeated="9"/>
        </table:table-row>
        <table:table-row table:style-name="ro4" table:visibility="filter">
          <table:table-cell office:value-type="float" office:value="1205" calcext:value-type="float">
            <text:p>1205</text:p>
          </table:table-cell>
          <table:table-cell office:value-type="string" calcext:value-type="string">
            <text:p>CMS CREDIT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formula="of:=[.F51]" office:value-type="string" office:string-value="Unknown" calcext:value-type="string">
            <text:p>Unknown</text:p>
          </table:table-cell>
          <table:table-cell table:formula="of:=IF(ISERROR(VLOOKUP([.A51];[Sheet5.$B$4:.$C$327];2;0));0;VLOOKUP([.A51];[Sheet5.$B$4:.$C$327];2;0))" office:value-type="float" office:value="10968" calcext:value-type="float">
            <text:p>10968</text:p>
          </table:table-cell>
          <table:table-cell table:style-name="ce2" table:formula="of:=[.I51]/[.$I$1]" office:value-type="percentage" office:value="0.0000510759161766912" calcext:value-type="percentage">
            <text:p>0.01%</text:p>
          </table:table-cell>
          <table:table-cell table:formula="of:=VLOOKUP([.A51];[Sheet5.$B$4:.$F$327];5;0)" office:value-type="float" office:value="8763" calcext:value-type="float">
            <text:p>8763</text:p>
          </table:table-cell>
          <table:table-cell table:formula="of:=IF(ISERROR(VLOOKUP([.$A51];[Sheet5.$N$4:.$O$12];2;0));0;VLOOKUP([.$A51];[Sheet5.$N$4:.$O$12];2;0))" office:value-type="float" office:value="0" calcext:value-type="float">
            <text:p>0</text:p>
          </table:table-cell>
          <table:table-cell table:formula="of:=IF([.F51]=&quot;Unknown&quot;;1;0)*[.I51]" office:value-type="float" office:value="10968" calcext:value-type="float">
            <text:p>10968</text:p>
          </table:table-cell>
          <table:table-cell table:number-columns-repeated="2"/>
          <table:table-cell table:style-name="ce4" office:value-type="string" calcext:value-type="string">
            <text:p>BILASPUR (YAMUNANAGAR) HAR Cheq</text:p>
          </table:table-cell>
          <table:table-cell table:style-name="ce4" office:value-type="string" calcext:value-type="string">
            <text:p>CMS-MANGMUZA- /MOD/LCT</text:p>
          </table:table-cell>
          <table:table-cell table:number-columns-repeated="9"/>
        </table:table-row>
        <table:table-row table:style-name="ro3" table:visibility="filter">
          <table:table-cell office:value-type="float" office:value="9991" calcext:value-type="float">
            <text:p>9991</text:p>
          </table:table-cell>
          <table:table-cell office:value-type="string" calcext:value-type="string">
            <text:p>STANDING ORDER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52]" office:value-type="string" office:string-value="Unknown" calcext:value-type="string">
            <text:p>Unknown</text:p>
          </table:table-cell>
          <table:table-cell table:formula="of:=IF(ISERROR(VLOOKUP([.A52];[Sheet5.$B$4:.$C$327];2;0));0;VLOOKUP([.A52];[Sheet5.$B$4:.$C$327];2;0))" office:value-type="float" office:value="10384" calcext:value-type="float">
            <text:p>10384</text:p>
          </table:table-cell>
          <table:table-cell table:style-name="ce2" table:formula="of:=[.I52]/[.$I$1]" office:value-type="percentage" office:value="0.0000483563378536435" calcext:value-type="percentage">
            <text:p>0.00%</text:p>
          </table:table-cell>
          <table:table-cell table:formula="of:=VLOOKUP([.A52];[Sheet5.$B$4:.$F$327];5;0)" office:value-type="float" office:value="1382" calcext:value-type="float">
            <text:p>1382</text:p>
          </table:table-cell>
          <table:table-cell table:formula="of:=IF(ISERROR(VLOOKUP([.$A52];[Sheet5.$N$4:.$O$12];2;0));0;VLOOKUP([.$A52];[Sheet5.$N$4:.$O$12];2;0))" office:value-type="float" office:value="0" calcext:value-type="float">
            <text:p>0</text:p>
          </table:table-cell>
          <table:table-cell table:formula="of:=IF([.F52]=&quot;Unknown&quot;;1;0)*[.I52]" office:value-type="float" office:value="10384" calcext:value-type="float">
            <text:p>10384</text:p>
          </table:table-cell>
          <table:table-cell table:number-columns-repeated="2"/>
          <table:table-cell table:style-name="ce4" office:value-type="string" calcext:value-type="string">
            <text:p>NEW KIDS AC ANKITA MODA</text:p>
          </table:table-cell>
          <table:table-cell table:style-name="ce4" office:value-type="string" calcext:value-type="string">
            <text:p>SI MONTHLY TRF</text:p>
          </table:table-cell>
          <table:table-cell table:style-name="ce4" office:value-type="string" calcext:value-type="string">
            <text:p>Monthly Donation</text:p>
          </table:table-cell>
          <table:table-cell table:style-name="ce4" office:value-type="string" calcext:value-type="string">
            <text:p>transfer to vanshika</text:p>
          </table:table-cell>
          <table:table-cell table:style-name="ce4" office:value-type="string" calcext:value-type="string">
            <text:p>NET BANKING SI -Monthly</text:p>
          </table:table-cell>
          <table:table-cell table:number-columns-repeated="6"/>
        </table:table-row>
        <table:table-row table:style-name="ro4" table:visibility="filter">
          <table:table-cell office:value-type="float" office:value="1008" calcext:value-type="float">
            <text:p>1008</text:p>
          </table:table-cell>
          <table:table-cell office:value-type="string" calcext:value-type="string">
            <text:p>Misc.Dr 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53]" office:value-type="string" office:string-value="Unknown" calcext:value-type="string">
            <text:p>Unknown</text:p>
          </table:table-cell>
          <table:table-cell table:formula="of:=IF(ISERROR(VLOOKUP([.A53];[Sheet5.$B$4:.$C$327];2;0));0;VLOOKUP([.A53];[Sheet5.$B$4:.$C$327];2;0))" office:value-type="float" office:value="9802" calcext:value-type="float">
            <text:p>9802</text:p>
          </table:table-cell>
          <table:table-cell table:style-name="ce2" table:formula="of:=[.I53]/[.$I$1]" office:value-type="percentage" office:value="0.0000456460731549898" calcext:value-type="percentage">
            <text:p>0.00%</text:p>
          </table:table-cell>
          <table:table-cell table:formula="of:=VLOOKUP([.A53];[Sheet5.$B$4:.$F$327];5;0)" office:value-type="float" office:value="7542" calcext:value-type="float">
            <text:p>7542</text:p>
          </table:table-cell>
          <table:table-cell table:formula="of:=IF(ISERROR(VLOOKUP([.$A53];[Sheet5.$N$4:.$O$12];2;0));0;VLOOKUP([.$A53];[Sheet5.$N$4:.$O$12];2;0))" office:value-type="float" office:value="0" calcext:value-type="float">
            <text:p>0</text:p>
          </table:table-cell>
          <table:table-cell table:formula="of:=IF([.F53]=&quot;Unknown&quot;;1;0)*[.I53]" office:value-type="float" office:value="9802" calcext:value-type="float">
            <text:p>9802</text:p>
          </table:table-cell>
          <table:table-cell table:number-columns-repeated="2"/>
          <table:table-cell table:style-name="ce4" office:value-type="string" calcext:value-type="string">
            <text:p>MC ISSUE CHRGS LAKDIKAPUL</text:p>
          </table:table-cell>
          <table:table-cell table:style-name="ce4" office:value-type="string" calcext:value-type="string">
            <text:p>BC IMP BILL LIQ CMS TF WBO</text:p>
          </table:table-cell>
          <table:table-cell table:style-name="ce4" office:value-type="string" calcext:value-type="string">
            <text:p>HDFC BANK FP CARD SETT DB OPS MUMBA</text:p>
          </table:table-cell>
          <table:table-cell table:style-name="ce4" office:value-type="string" calcext:value-type="string">
            <text:p>LOCKER AGREEMENT CHARGES LOCKER NO J</text:p>
          </table:table-cell>
          <table:table-cell table:style-name="ce4" office:value-type="string" calcext:value-type="string">
            <text:p>MONTHLY INTEREST PCFC HYDERA</text:p>
          </table:table-cell>
          <table:table-cell table:number-columns-repeated="6"/>
        </table:table-row>
        <table:table-row table:style-name="ro4" table:visibility="filter">
          <table:table-cell office:value-type="float" office:value="3011" calcext:value-type="float">
            <text:p>3011</text:p>
          </table:table-cell>
          <table:table-cell office:value-type="string" calcext:value-type="string">
            <text:p>UBS-FC FUNDS TRANSFER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x</text:p>
          </table:table-cell>
          <table:table-cell table:formula="of:=[.F54]" office:value-type="string" office:string-value="Unknown" calcext:value-type="string">
            <text:p>Unknown</text:p>
          </table:table-cell>
          <table:table-cell table:formula="of:=IF(ISERROR(VLOOKUP([.A54];[Sheet5.$B$4:.$C$327];2;0));0;VLOOKUP([.A54];[Sheet5.$B$4:.$C$327];2;0))" office:value-type="float" office:value="9392" calcext:value-type="float">
            <text:p>9392</text:p>
          </table:table-cell>
          <table:table-cell table:style-name="ce2" table:formula="of:=[.I54]/[.$I$1]" office:value-type="percentage" office:value="0.0000437367801542199" calcext:value-type="percentage">
            <text:p>0.00%</text:p>
          </table:table-cell>
          <table:table-cell table:formula="of:=VLOOKUP([.A54];[Sheet5.$B$4:.$F$327];5;0)" office:value-type="float" office:value="5465" calcext:value-type="float">
            <text:p>5465</text:p>
          </table:table-cell>
          <table:table-cell table:formula="of:=IF(ISERROR(VLOOKUP([.$A54];[Sheet5.$N$4:.$O$12];2;0));0;VLOOKUP([.$A54];[Sheet5.$N$4:.$O$12];2;0))" office:value-type="float" office:value="0" calcext:value-type="float">
            <text:p>0</text:p>
          </table:table-cell>
          <table:table-cell table:formula="of:=IF([.F54]=&quot;Unknown&quot;;1;0)*[.I54]" office:value-type="float" office:value="9392" calcext:value-type="float">
            <text:p>9392</text:p>
          </table:table-cell>
          <table:table-cell/>
          <table:table-cell office:value-type="string" calcext:value-type="string">
            <text:p>involving mostly companies?; world data</text:p>
          </table:table-cell>
          <table:table-cell table:style-name="ce4" office:value-type="string" calcext:value-type="string">
            <text:p>FT- -CCI PROJECTS PRIVATE</text:p>
          </table:table-cell>
          <table:table-cell table:style-name="ce4" office:value-type="string" calcext:value-type="string">
            <text:p>FT- -FRANKLIN TEMPLETON M</text:p>
          </table:table-cell>
          <table:table-cell table:style-name="ce4" office:value-type="string" calcext:value-type="string">
            <text:p>FT- -LIC OF INDIA BRANCH</text:p>
          </table:table-cell>
          <table:table-cell table:style-name="ce4" office:value-type="string" calcext:value-type="string">
            <text:p>FT- -CMS JAI RTGS DUMMY A</text:p>
          </table:table-cell>
          <table:table-cell table:style-name="ce4" office:value-type="string" calcext:value-type="string">
            <text:p>FT- -PREM SOMANI SHARE BR</text:p>
          </table:table-cell>
          <table:table-cell table:style-name="ce4" office:value-type="string" calcext:value-type="string">
            <text:p>FT- -HDFC LIQUID FUND POS</text:p>
          </table:table-cell>
          <table:table-cell table:number-columns-repeated="5"/>
        </table:table-row>
        <table:table-row table:style-name="ro3" table:visibility="filter">
          <table:table-cell office:value-type="float" office:value="1312" calcext:value-type="float">
            <text:p>1312</text:p>
          </table:table-cell>
          <table:table-cell office:value-type="string" calcext:value-type="string">
            <text:p>FD PREMA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D</text:p>
          </table:table-cell>
          <table:table-cell table:formula="of:=[.F55]" office:value-type="string" office:string-value="Unknown" calcext:value-type="string">
            <text:p>Unknown</text:p>
          </table:table-cell>
          <table:table-cell table:formula="of:=IF(ISERROR(VLOOKUP([.A55];[Sheet5.$B$4:.$C$327];2;0));0;VLOOKUP([.A55];[Sheet5.$B$4:.$C$327];2;0))" office:value-type="float" office:value="9389" calcext:value-type="float">
            <text:p>9389</text:p>
          </table:table-cell>
          <table:table-cell table:style-name="ce2" table:formula="of:=[.I55]/[.$I$1]" office:value-type="percentage" office:value="0.0000437228097176289" calcext:value-type="percentage">
            <text:p>0.00%</text:p>
          </table:table-cell>
          <table:table-cell table:formula="of:=VLOOKUP([.A55];[Sheet5.$B$4:.$F$327];5;0)" office:value-type="float" office:value="5426" calcext:value-type="float">
            <text:p>5426</text:p>
          </table:table-cell>
          <table:table-cell table:formula="of:=IF(ISERROR(VLOOKUP([.$A55];[Sheet5.$N$4:.$O$12];2;0));0;VLOOKUP([.$A55];[Sheet5.$N$4:.$O$12];2;0))" office:value-type="float" office:value="0" calcext:value-type="float">
            <text:p>0</text:p>
          </table:table-cell>
          <table:table-cell table:formula="of:=IF([.F55]=&quot;Unknown&quot;;1;0)*[.I55]" office:value-type="float" office:value="9389" calcext:value-type="float">
            <text:p>9389</text:p>
          </table:table-cell>
          <table:table-cell/>
          <table:table-cell office:value-type="string" calcext:value-type="string">
            <text:p>why unknown?</text:p>
          </table:table-cell>
          <table:table-cell table:style-name="ce4" office:value-type="string" calcext:value-type="string">
            <text:p>FD Redeem Interest - /</text:p>
          </table:table-cell>
          <table:table-cell table:number-columns-repeated="10"/>
        </table:table-row>
        <table:table-row table:style-name="ro4" table:visibility="filter">
          <table:table-cell office:value-type="float" office:value="2055" calcext:value-type="float">
            <text:p>2055</text:p>
          </table:table-cell>
          <table:table-cell office:value-type="string" calcext:value-type="string">
            <text:p>RTG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56]" office:value-type="string" office:string-value="Unknown" calcext:value-type="string">
            <text:p>Unknown</text:p>
          </table:table-cell>
          <table:table-cell table:formula="of:=IF(ISERROR(VLOOKUP([.A56];[Sheet5.$B$4:.$C$327];2;0));0;VLOOKUP([.A56];[Sheet5.$B$4:.$C$327];2;0))" office:value-type="float" office:value="8036" calcext:value-type="float">
            <text:p>8036</text:p>
          </table:table-cell>
          <table:table-cell table:style-name="ce2" table:formula="of:=[.I56]/[.$I$1]" office:value-type="percentage" office:value="0.0000374221428150885" calcext:value-type="percentage">
            <text:p>0.00%</text:p>
          </table:table-cell>
          <table:table-cell table:formula="of:=VLOOKUP([.A56];[Sheet5.$B$4:.$F$327];5;0)" office:value-type="float" office:value="6724" calcext:value-type="float">
            <text:p>6724</text:p>
          </table:table-cell>
          <table:table-cell table:formula="of:=IF(ISERROR(VLOOKUP([.$A56];[Sheet5.$N$4:.$O$12];2;0));0;VLOOKUP([.$A56];[Sheet5.$N$4:.$O$12];2;0))" office:value-type="float" office:value="7112" calcext:value-type="float">
            <text:p>7112</text:p>
          </table:table-cell>
          <table:table-cell table:formula="of:=IF([.F56]=&quot;Unknown&quot;;1;0)*[.I56]" office:value-type="float" office:value="8036" calcext:value-type="float">
            <text:p>8036</text:p>
          </table:table-cell>
          <table:table-cell table:number-columns-repeated="2"/>
          <table:table-cell table:style-name="ce4" office:value-type="string" calcext:value-type="string">
            <text:p>RTGS Dr-VYSA -MAHAJAN ENTERPRISES-MANSAR...</text:p>
          </table:table-cell>
          <table:table-cell table:style-name="ce4" office:value-type="string" calcext:value-type="string">
            <text:p>RTGS Dr-UTIB -YUSUF YAQUB SAHEB SH</text:p>
          </table:table-cell>
          <table:table-cell table:number-columns-repeated="9"/>
        </table:table-row>
        <table:table-row table:style-name="ro4" table:visibility="filter">
          <table:table-cell office:value-type="float" office:value="1001" calcext:value-type="float">
            <text:p>1001</text:p>
          </table:table-cell>
          <table:table-cell office:value-type="string" calcext:value-type="string">
            <text:p>CASH W/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57]" office:value-type="string" office:string-value="Unknown" calcext:value-type="string">
            <text:p>Unknown</text:p>
          </table:table-cell>
          <table:table-cell table:formula="of:=IF(ISERROR(VLOOKUP([.A57];[Sheet5.$B$4:.$C$327];2;0));0;VLOOKUP([.A57];[Sheet5.$B$4:.$C$327];2;0))" office:value-type="float" office:value="7623" calcext:value-type="float">
            <text:p>7623</text:p>
          </table:table-cell>
          <table:table-cell table:style-name="ce2" table:formula="of:=[.I57]/[.$I$1]" office:value-type="percentage" office:value="0.0000354988793777277" calcext:value-type="percentage">
            <text:p>0.00%</text:p>
          </table:table-cell>
          <table:table-cell table:formula="of:=VLOOKUP([.A57];[Sheet5.$B$4:.$F$327];5;0)" office:value-type="float" office:value="6155" calcext:value-type="float">
            <text:p>6155</text:p>
          </table:table-cell>
          <table:table-cell table:formula="of:=IF(ISERROR(VLOOKUP([.$A57];[Sheet5.$N$4:.$O$12];2;0));0;VLOOKUP([.$A57];[Sheet5.$N$4:.$O$12];2;0))" office:value-type="float" office:value="0" calcext:value-type="float">
            <text:p>0</text:p>
          </table:table-cell>
          <table:table-cell table:formula="of:=IF([.F57]=&quot;Unknown&quot;;1;0)*[.I57]" office:value-type="float" office:value="7623" calcext:value-type="float">
            <text:p>7623</text:p>
          </table:table-cell>
          <table:table-cell/>
          <table:table-cell office:value-type="string" calcext:value-type="string">
            <text:p>presence of word self</text:p>
          </table:table-cell>
          <table:table-cell table:style-name="ce4" office:value-type="string" calcext:value-type="string">
            <text:p>-SHORAGE * - BEGUMPET</text:p>
          </table:table-cell>
          <table:table-cell table:style-name="ce4" office:value-type="string" calcext:value-type="string">
            <text:p>CASH W/D - BEGUMPET</text:p>
          </table:table-cell>
          <table:table-cell table:style-name="ce4" office:value-type="string" calcext:value-type="string">
            <text:p>D VENKATESHWARA RAJU - KOPARGAON</text:p>
          </table:table-cell>
          <table:table-cell table:style-name="ce4" office:value-type="string" calcext:value-type="string">
            <text:p>l fcn frm venkateshwar reddy k - LAKDIKAPUL</text:p>
          </table:table-cell>
          <table:table-cell table:style-name="ce4" office:value-type="string" calcext:value-type="string">
            <text:p>SELF - SHAIKPET</text:p>
          </table:table-cell>
          <table:table-cell table:number-columns-repeated="6"/>
        </table:table-row>
        <table:table-row table:style-name="ro3" table:visibility="filter">
          <table:table-cell office:value-type="float" office:value="1134" calcext:value-type="float">
            <text:p>1134</text:p>
          </table:table-cell>
          <table:table-cell office:value-type="string" calcext:value-type="string">
            <text:p>RECONCILIATION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58]" office:value-type="string" office:string-value="Unknown" calcext:value-type="string">
            <text:p>Unknown</text:p>
          </table:table-cell>
          <table:table-cell table:formula="of:=IF(ISERROR(VLOOKUP([.A58];[Sheet5.$B$4:.$C$327];2;0));0;VLOOKUP([.A58];[Sheet5.$B$4:.$C$327];2;0))" office:value-type="float" office:value="6978" calcext:value-type="float">
            <text:p>6978</text:p>
          </table:table-cell>
          <table:table-cell table:style-name="ce2" table:formula="of:=[.I58]/[.$I$1]" office:value-type="percentage" office:value="0.000032495235510663" calcext:value-type="percentage">
            <text:p>0.00%</text:p>
          </table:table-cell>
          <table:table-cell table:formula="of:=VLOOKUP([.A58];[Sheet5.$B$4:.$F$327];5;0)" office:value-type="float" office:value="6073" calcext:value-type="float">
            <text:p>6073</text:p>
          </table:table-cell>
          <table:table-cell table:formula="of:=IF(ISERROR(VLOOKUP([.$A58];[Sheet5.$N$4:.$O$12];2;0));0;VLOOKUP([.$A58];[Sheet5.$N$4:.$O$12];2;0))" office:value-type="float" office:value="0" calcext:value-type="float">
            <text:p>0</text:p>
          </table:table-cell>
          <table:table-cell table:formula="of:=IF([.F58]=&quot;Unknown&quot;;1;0)*[.I58]" office:value-type="float" office:value="6978" calcext:value-type="float">
            <text:p>6978</text:p>
          </table:table-cell>
          <table:table-cell table:number-columns-repeated="2"/>
          <table:table-cell table:style-name="ce4" office:value-type="string" calcext:value-type="string">
            <text:p>-Serv Tax /Educess /</text:p>
          </table:table-cell>
          <table:table-cell table:style-name="ce4" office:value-type="string" calcext:value-type="string">
            <text:p>MCTF / PAYTM MOBILE</text:p>
          </table:table-cell>
          <table:table-cell table:style-name="ce4" office:value-type="string" calcext:value-type="string">
            <text:p>DRCD PUR MDU</text:p>
          </table:table-cell>
          <table:table-cell table:style-name="ce4" office:value-type="string" calcext:value-type="string">
            <text:p>VCTF / KFC ABIDS HY</text:p>
          </table:table-cell>
          <table:table-cell table:number-columns-repeated="7"/>
        </table:table-row>
        <table:table-row table:style-name="ro4" table:visibility="filter">
          <table:table-cell office:value-type="float" office:value="2965" calcext:value-type="float">
            <text:p>2965</text:p>
          </table:table-cell>
          <table:table-cell office:value-type="string" calcext:value-type="string">
            <text:p>RTGS THROUGH NET-BANKING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59]" office:value-type="string" office:string-value="Unknown" calcext:value-type="string">
            <text:p>Unknown</text:p>
          </table:table-cell>
          <table:table-cell table:formula="of:=IF(ISERROR(VLOOKUP([.A59];[Sheet5.$B$4:.$C$327];2;0));0;VLOOKUP([.A59];[Sheet5.$B$4:.$C$327];2;0))" office:value-type="float" office:value="6821" calcext:value-type="float">
            <text:p>6821</text:p>
          </table:table-cell>
          <table:table-cell table:style-name="ce2" table:formula="of:=[.I59]/[.$I$1]" office:value-type="percentage" office:value="0.000031764115995734" calcext:value-type="percentage">
            <text:p>0.00%</text:p>
          </table:table-cell>
          <table:table-cell table:formula="of:=VLOOKUP([.A59];[Sheet5.$B$4:.$F$327];5;0)" office:value-type="float" office:value="4344" calcext:value-type="float">
            <text:p>4344</text:p>
          </table:table-cell>
          <table:table-cell table:formula="of:=IF(ISERROR(VLOOKUP([.$A59];[Sheet5.$N$4:.$O$12];2;0));0;VLOOKUP([.$A59];[Sheet5.$N$4:.$O$12];2;0))" office:value-type="float" office:value="6130" calcext:value-type="float">
            <text:p>6130</text:p>
          </table:table-cell>
          <table:table-cell table:formula="of:=IF([.F59]=&quot;Unknown&quot;;1;0)*[.I59]" office:value-type="float" office:value="6821" calcext:value-type="float">
            <text:p>6821</text:p>
          </table:table-cell>
          <table:table-cell table:number-columns-repeated="2"/>
          <table:table-cell table:style-name="ce4" office:value-type="string" calcext:value-type="string">
            <text:p>RTGS Dr-ANDB -VINAYAKA AGENCIES-NE</text:p>
          </table:table-cell>
          <table:table-cell table:style-name="ce4" office:value-type="string" calcext:value-type="string">
            <text:p>RTGS Dr-IOBA -Pavan Enterprises-NE</text:p>
          </table:table-cell>
          <table:table-cell table:style-name="ce4" office:value-type="string" calcext:value-type="string">
            <text:p>RTGS Dr-HSBC -SAMSUNG INDIA ELECTR</text:p>
          </table:table-cell>
          <table:table-cell table:number-columns-repeated="8"/>
        </table:table-row>
        <table:table-row table:style-name="ro4">
          <table:table-cell office:value-type="float" office:value="5916" calcext:value-type="float">
            <text:p>5916</text:p>
          </table:table-cell>
          <table:table-cell office:value-type="string" calcext:value-type="string">
            <text:p>VDC3RC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60]" office:value-type="string" office:string-value="Unknown" calcext:value-type="string">
            <text:p>Unknown</text:p>
          </table:table-cell>
          <table:table-cell table:formula="of:=IF(ISERROR(VLOOKUP([.A60];[Sheet5.$B$4:.$C$327];2;0));0;VLOOKUP([.A60];[Sheet5.$B$4:.$C$327];2;0))" office:value-type="float" office:value="6613" calcext:value-type="float">
            <text:p>6613</text:p>
          </table:table-cell>
          <table:table-cell table:style-name="ce2" table:formula="of:=[.I60]/[.$I$1]" office:value-type="percentage" office:value="0.0000307954990587581" calcext:value-type="percentage">
            <text:p>0.00%</text:p>
          </table:table-cell>
          <table:table-cell table:formula="of:=VLOOKUP([.A60];[Sheet5.$B$4:.$F$327];5;0)" office:value-type="float" office:value="2904" calcext:value-type="float">
            <text:p>2904</text:p>
          </table:table-cell>
          <table:table-cell table:formula="of:=IF(ISERROR(VLOOKUP([.$A60];[Sheet5.$N$4:.$O$12];2;0));0;VLOOKUP([.$A60];[Sheet5.$N$4:.$O$12];2;0))" office:value-type="float" office:value="0" calcext:value-type="float">
            <text:p>0</text:p>
          </table:table-cell>
          <table:table-cell table:formula="of:=IF([.F60]=&quot;Unknown&quot;;1;0)*[.I60]" office:value-type="float" office:value="6613" calcext:value-type="float">
            <text:p>6613</text:p>
          </table:table-cell>
          <table:table-cell table:number-columns-repeated="2"/>
          <table:table-cell table:style-name="ce4" office:value-type="string" calcext:value-type="string">
            <text:p>AGS ATM CASH REP AS ON</text:p>
          </table:table-cell>
          <table:table-cell table:style-name="ce4" office:value-type="string" calcext:value-type="string">
            <text:p>SSMS ATM CASH LOADING</text:p>
          </table:table-cell>
          <table:table-cell table:style-name="ce4" office:value-type="string" calcext:value-type="string">
            <text:p>EURONET ATM CASH LOADING ON</text:p>
          </table:table-cell>
          <table:table-cell table:style-name="ce4" office:value-type="string" calcext:value-type="string">
            <text:p>BRINKS CASH REPLINISH ON</text:p>
          </table:table-cell>
          <table:table-cell table:style-name="ce4" office:value-type="string" calcext:value-type="string">
            <text:p>/ATW/ / /AWHY</text:p>
          </table:table-cell>
          <table:table-cell table:number-columns-repeated="6"/>
        </table:table-row>
        <table:table-row table:style-name="ro3" table:visibility="filter">
          <table:table-cell office:value-type="float" office:value="8309" calcext:value-type="float">
            <text:p>8309</text:p>
          </table:table-cell>
          <table:table-cell office:value-type="string" calcext:value-type="string">
            <text:p>MC PAI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61]" office:value-type="string" office:string-value="Unknown" calcext:value-type="string">
            <text:p>Unknown</text:p>
          </table:table-cell>
          <table:table-cell table:formula="of:=IF(ISERROR(VLOOKUP([.A61];[Sheet5.$B$4:.$C$327];2;0));0;VLOOKUP([.A61];[Sheet5.$B$4:.$C$327];2;0))" office:value-type="float" office:value="6328" calcext:value-type="float">
            <text:p>6328</text:p>
          </table:table-cell>
          <table:table-cell table:style-name="ce2" table:formula="of:=[.I61]/[.$I$1]" office:value-type="percentage" office:value="0.0000294683075826132" calcext:value-type="percentage">
            <text:p>0.00%</text:p>
          </table:table-cell>
          <table:table-cell table:formula="of:=VLOOKUP([.A61];[Sheet5.$B$4:.$F$327];5;0)" office:value-type="float" office:value="5340" calcext:value-type="float">
            <text:p>5340</text:p>
          </table:table-cell>
          <table:table-cell table:formula="of:=IF(ISERROR(VLOOKUP([.$A61];[Sheet5.$N$4:.$O$12];2;0));0;VLOOKUP([.$A61];[Sheet5.$N$4:.$O$12];2;0))" office:value-type="float" office:value="0" calcext:value-type="float">
            <text:p>0</text:p>
          </table:table-cell>
          <table:table-cell table:formula="of:=IF([.F61]=&quot;Unknown&quot;;1;0)*[.I61]" office:value-type="float" office:value="6328" calcext:value-type="float">
            <text:p>6328</text:p>
          </table:table-cell>
          <table:table-cell table:number-columns-repeated="2"/>
          <table:table-cell table:style-name="ce4" office:value-type="string" calcext:value-type="string">
            <text:p>MC CANCEL - LAKDIKAPUL -</text:p>
          </table:table-cell>
          <table:table-cell table:style-name="ce4" office:value-type="string" calcext:value-type="string">
            <text:p>MC PAID</text:p>
          </table:table-cell>
          <table:table-cell table:style-name="ce4" office:value-type="string" calcext:value-type="string">
            <text:p>INT CREDIT</text:p>
          </table:table-cell>
          <table:table-cell table:style-name="ce4" office:value-type="string" calcext:value-type="string">
            <text:p>CLOSURE PROCEEDS-</text:p>
          </table:table-cell>
          <table:table-cell table:number-columns-repeated="7"/>
        </table:table-row>
        <table:table-row table:style-name="ro4" table:visibility="filter">
          <table:table-cell office:value-type="float" office:value="1138" calcext:value-type="float">
            <text:p>1138</text:p>
          </table:table-cell>
          <table:table-cell office:value-type="string" calcext:value-type="string">
            <text:p>MERCHANT ACQUIRING DEB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62]" office:value-type="string" office:string-value="Unknown" calcext:value-type="string">
            <text:p>Unknown</text:p>
          </table:table-cell>
          <table:table-cell table:formula="of:=IF(ISERROR(VLOOKUP([.A62];[Sheet5.$B$4:.$C$327];2;0));0;VLOOKUP([.A62];[Sheet5.$B$4:.$C$327];2;0))" office:value-type="float" office:value="5739" calcext:value-type="float">
            <text:p>5739</text:p>
          </table:table-cell>
          <table:table-cell table:style-name="ce2" table:formula="of:=[.I62]/[.$I$1]" office:value-type="percentage" office:value="0.0000267254451985805" calcext:value-type="percentage">
            <text:p>0.00%</text:p>
          </table:table-cell>
          <table:table-cell table:formula="of:=VLOOKUP([.A62];[Sheet5.$B$4:.$F$327];5;0)" office:value-type="float" office:value="5039" calcext:value-type="float">
            <text:p>5039</text:p>
          </table:table-cell>
          <table:table-cell table:formula="of:=IF(ISERROR(VLOOKUP([.$A62];[Sheet5.$N$4:.$O$12];2;0));0;VLOOKUP([.$A62];[Sheet5.$N$4:.$O$12];2;0))" office:value-type="float" office:value="0" calcext:value-type="float">
            <text:p>0</text:p>
          </table:table-cell>
          <table:table-cell table:formula="of:=IF([.F62]=&quot;Unknown&quot;;1;0)*[.I62]" office:value-type="float" office:value="5739" calcext:value-type="float">
            <text:p>5739</text:p>
          </table:table-cell>
          <table:table-cell table:number-columns-repeated="2"/>
          <table:table-cell table:style-name="ce4" office:value-type="string" calcext:value-type="string">
            <text:p>Maintenance Rent-W -July-</text:p>
          </table:table-cell>
          <table:table-cell table:style-name="ce4" office:value-type="string" calcext:value-type="string">
            <text:p>Cr.Voucher Processed - -</text:p>
          </table:table-cell>
          <table:table-cell table:style-name="ce4" office:value-type="string" calcext:value-type="string">
            <text:p>POS TXN / / NOWFLOATS TECHNOLOGIES</text:p>
          </table:table-cell>
          <table:table-cell table:number-columns-repeated="8"/>
        </table:table-row>
        <table:table-row table:style-name="ro4" table:visibility="filter">
          <table:table-cell office:value-type="float" office:value="1255" calcext:value-type="float">
            <text:p>1255</text:p>
          </table:table-cell>
          <table:table-cell office:value-type="string" calcext:value-type="string">
            <text:p>CMS DEBIT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formula="of:=[.F63]" office:value-type="string" office:string-value="Unknown" calcext:value-type="string">
            <text:p>Unknown</text:p>
          </table:table-cell>
          <table:table-cell table:formula="of:=IF(ISERROR(VLOOKUP([.A63];[Sheet5.$B$4:.$C$327];2;0));0;VLOOKUP([.A63];[Sheet5.$B$4:.$C$327];2;0))" office:value-type="float" office:value="4817" calcext:value-type="float">
            <text:p>4817</text:p>
          </table:table-cell>
          <table:table-cell table:style-name="ce2" table:formula="of:=[.I63]/[.$I$1]" office:value-type="percentage" office:value="0.0000224318643529469" calcext:value-type="percentage">
            <text:p>0.00%</text:p>
          </table:table-cell>
          <table:table-cell table:formula="of:=VLOOKUP([.A63];[Sheet5.$B$4:.$F$327];5;0)" office:value-type="float" office:value="3443" calcext:value-type="float">
            <text:p>3443</text:p>
          </table:table-cell>
          <table:table-cell table:formula="of:=IF(ISERROR(VLOOKUP([.$A63];[Sheet5.$N$4:.$O$12];2;0));0;VLOOKUP([.$A63];[Sheet5.$N$4:.$O$12];2;0))" office:value-type="float" office:value="0" calcext:value-type="float">
            <text:p>0</text:p>
          </table:table-cell>
          <table:table-cell table:formula="of:=IF([.F63]=&quot;Unknown&quot;;1;0)*[.I63]" office:value-type="float" office:value="4817" calcext:value-type="float">
            <text:p>4817</text:p>
          </table:table-cell>
          <table:table-cell table:number-columns-repeated="2"/>
          <table:table-cell table:style-name="ce4" office:value-type="string" calcext:value-type="string">
            <text:p>CMS-MANZIABAD- /EOD/</text:p>
          </table:table-cell>
          <table:table-cell table:style-name="ce4" office:value-type="string" calcext:value-type="string">
            <text:p>CBDT COLLECTION ENTRY DT / /</text:p>
          </table:table-cell>
          <table:table-cell table:style-name="ce4" office:value-type="string" calcext:value-type="string">
            <text:p>Rtn T -ACCOUNT CLOSED Bheemga</text:p>
          </table:table-cell>
          <table:table-cell table:style-name="ce4" office:value-type="string" calcext:value-type="string">
            <text:p>Outstation Cheque deposit charges</text:p>
          </table:table-cell>
          <table:table-cell table:number-columns-repeated="7"/>
        </table:table-row>
        <table:table-row table:style-name="ro1" table:visibility="filter">
          <table:table-cell office:value-type="float" office:value="1255" calcext:value-type="float">
            <text:p>1255</text:p>
          </table:table-cell>
          <table:table-cell office:value-type="string" calcext:value-type="string">
            <text:p>CMS DEBIT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formula="of:=[.F64]" office:value-type="string" office:string-value="Unknown" calcext:value-type="string">
            <text:p>Unknown</text:p>
          </table:table-cell>
          <table:table-cell table:formula="of:=IF(ISERROR(VLOOKUP([.A64];[Sheet5.$B$4:.$C$327];2;0));0;VLOOKUP([.A64];[Sheet5.$B$4:.$C$327];2;0))" office:value-type="float" office:value="4817" calcext:value-type="float">
            <text:p>4817</text:p>
          </table:table-cell>
          <table:table-cell table:style-name="ce2" table:formula="of:=[.I64]/[.$I$1]" office:value-type="percentage" office:value="0.0000224318643529469" calcext:value-type="percentage">
            <text:p>0.00%</text:p>
          </table:table-cell>
          <table:table-cell table:formula="of:=VLOOKUP([.A64];[Sheet5.$B$4:.$F$327];5;0)" office:value-type="float" office:value="3443" calcext:value-type="float">
            <text:p>3443</text:p>
          </table:table-cell>
          <table:table-cell table:formula="of:=IF(ISERROR(VLOOKUP([.$A64];[Sheet5.$N$4:.$O$12];2;0));0;VLOOKUP([.$A64];[Sheet5.$N$4:.$O$12];2;0))" office:value-type="float" office:value="0" calcext:value-type="float">
            <text:p>0</text:p>
          </table:table-cell>
          <table:table-cell table:formula="of:=IF([.F64]=&quot;Unknown&quot;;1;0)*[.I64]" office:value-type="float" office:value="4817" calcext:value-type="float">
            <text:p>4817</text:p>
          </table:table-cell>
          <table:table-cell table:number-columns-repeated="13"/>
        </table:table-row>
        <table:table-row table:style-name="ro3">
          <table:table-cell office:value-type="float" office:value="1086" calcext:value-type="float">
            <text:p>1086</text:p>
          </table:table-cell>
          <table:table-cell office:value-type="string" calcext:value-type="string">
            <text:p>ATM LPR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65]" office:value-type="string" office:string-value="Unknown" calcext:value-type="string">
            <text:p>Unknown</text:p>
          </table:table-cell>
          <table:table-cell table:formula="of:=IF(ISERROR(VLOOKUP([.A65];[Sheet5.$B$4:.$C$327];2;0));0;VLOOKUP([.A65];[Sheet5.$B$4:.$C$327];2;0))" office:value-type="float" office:value="4398" calcext:value-type="float">
            <text:p>4398</text:p>
          </table:table-cell>
          <table:table-cell table:style-name="ce2" table:formula="of:=[.I65]/[.$I$1]" office:value-type="percentage" office:value="0.0000204806600424041" calcext:value-type="percentage">
            <text:p>0.00%</text:p>
          </table:table-cell>
          <table:table-cell table:formula="of:=VLOOKUP([.A65];[Sheet5.$B$4:.$F$327];5;0)" office:value-type="float" office:value="4101" calcext:value-type="float">
            <text:p>4101</text:p>
          </table:table-cell>
          <table:table-cell table:formula="of:=IF(ISERROR(VLOOKUP([.$A65];[Sheet5.$N$4:.$O$12];2;0));0;VLOOKUP([.$A65];[Sheet5.$N$4:.$O$12];2;0))" office:value-type="float" office:value="0" calcext:value-type="float">
            <text:p>0</text:p>
          </table:table-cell>
          <table:table-cell table:formula="of:=IF([.F65]=&quot;Unknown&quot;;1;0)*[.I65]" office:value-type="float" office:value="4398" calcext:value-type="float">
            <text:p>4398</text:p>
          </table:table-cell>
          <table:table-cell/>
          <table:table-cell office:value-type="string" calcext:value-type="string">
            <text:p>what reversal?</text:p>
          </table:table-cell>
          <table:table-cell table:style-name="ce4" office:value-type="string" calcext:value-type="string">
            <text:p>EAW RVSL - / /</text:p>
          </table:table-cell>
          <table:table-cell table:style-name="ce4" office:value-type="string" calcext:value-type="string">
            <text:p>NWD RVSL - / /</text:p>
          </table:table-cell>
          <table:table-cell table:number-columns-repeated="9"/>
        </table:table-row>
        <table:table-row table:style-name="ro4" table:visibility="filter">
          <table:table-cell office:value-type="float" office:value="1119" calcext:value-type="float">
            <text:p>1119</text:p>
          </table:table-cell>
          <table:table-cell office:value-type="string" calcext:value-type="string">
            <text:p>CMS CREDIT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formula="of:=[.F66]" office:value-type="string" office:string-value="Unknown" calcext:value-type="string">
            <text:p>Unknown</text:p>
          </table:table-cell>
          <table:table-cell table:formula="of:=IF(ISERROR(VLOOKUP([.A66];[Sheet5.$B$4:.$C$327];2;0));0;VLOOKUP([.A66];[Sheet5.$B$4:.$C$327];2;0))" office:value-type="float" office:value="4001" calcext:value-type="float">
            <text:p>4001</text:p>
          </table:table-cell>
          <table:table-cell table:style-name="ce2" table:formula="of:=[.I66]/[.$I$1]" office:value-type="percentage" office:value="0.0000186319056001953" calcext:value-type="percentage">
            <text:p>0.00%</text:p>
          </table:table-cell>
          <table:table-cell table:formula="of:=VLOOKUP([.A66];[Sheet5.$B$4:.$F$327];5;0)" office:value-type="float" office:value="748" calcext:value-type="float">
            <text:p>748</text:p>
          </table:table-cell>
          <table:table-cell table:formula="of:=IF(ISERROR(VLOOKUP([.$A66];[Sheet5.$N$4:.$O$12];2;0));0;VLOOKUP([.$A66];[Sheet5.$N$4:.$O$12];2;0))" office:value-type="float" office:value="0" calcext:value-type="float">
            <text:p>0</text:p>
          </table:table-cell>
          <table:table-cell table:formula="of:=IF([.F66]=&quot;Unknown&quot;;1;0)*[.I66]" office:value-type="float" office:value="4001" calcext:value-type="float">
            <text:p>4001</text:p>
          </table:table-cell>
          <table:table-cell table:number-columns-repeated="2"/>
          <table:table-cell table:style-name="ce4" office:value-type="string" calcext:value-type="string">
            <text:p>P AND L ENTRY FOR AUG</text:p>
          </table:table-cell>
          <table:table-cell table:style-name="ce4" office:value-type="string" calcext:value-type="string">
            <text:p>FUND TRF FROM SANOFI INDIA</text:p>
          </table:table-cell>
          <table:table-cell table:number-columns-repeated="9"/>
        </table:table-row>
        <table:table-row table:style-name="ro3" table:visibility="filter">
          <table:table-cell office:value-type="float" office:value="1592" calcext:value-type="float">
            <text:p>1592</text:p>
          </table:table-cell>
          <table:table-cell office:value-type="string" calcext:value-type="string">
            <text:p>FT 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67]" office:value-type="string" office:string-value="Unknown" calcext:value-type="string">
            <text:p>Unknown</text:p>
          </table:table-cell>
          <table:table-cell table:formula="of:=IF(ISERROR(VLOOKUP([.A67];[Sheet5.$B$4:.$C$327];2;0));0;VLOOKUP([.A67];[Sheet5.$B$4:.$C$327];2;0))" office:value-type="float" office:value="3440" calcext:value-type="float">
            <text:p>3440</text:p>
          </table:table-cell>
          <table:table-cell table:style-name="ce2" table:formula="of:=[.I67]/[.$I$1]" office:value-type="percentage" office:value="0.0000160194339576785" calcext:value-type="percentage">
            <text:p>0.00%</text:p>
          </table:table-cell>
          <table:table-cell table:formula="of:=VLOOKUP([.A67];[Sheet5.$B$4:.$F$327];5;0)" office:value-type="float" office:value="3430" calcext:value-type="float">
            <text:p>3430</text:p>
          </table:table-cell>
          <table:table-cell table:formula="of:=IF(ISERROR(VLOOKUP([.$A67];[Sheet5.$N$4:.$O$12];2;0));0;VLOOKUP([.$A67];[Sheet5.$N$4:.$O$12];2;0))" office:value-type="float" office:value="0" calcext:value-type="float">
            <text:p>0</text:p>
          </table:table-cell>
          <table:table-cell table:formula="of:=IF([.F67]=&quot;Unknown&quot;;1;0)*[.I67]" office:value-type="float" office:value="3440" calcext:value-type="float">
            <text:p>3440</text:p>
          </table:table-cell>
          <table:table-cell table:number-columns-repeated="2"/>
          <table:table-cell table:style-name="ce4" office:value-type="string" calcext:value-type="string">
            <text:p>AF MADDI ADITYA REDDY</text:p>
          </table:table-cell>
          <table:table-cell table:style-name="ce4" office:value-type="string" calcext:value-type="string">
            <text:p>CA TAHA ART EMPORIUM</text:p>
          </table:table-cell>
          <table:table-cell table:style-name="ce4" office:value-type="string" calcext:value-type="string">
            <text:p>CD PROFERT IVF CLINIC H</text:p>
          </table:table-cell>
          <table:table-cell table:style-name="ce4" office:value-type="string" calcext:value-type="string">
            <text:p>CD ASHWINI MEHTA HUF</text:p>
          </table:table-cell>
          <table:table-cell table:number-columns-repeated="7"/>
        </table:table-row>
        <table:table-row table:style-name="ro3" table:visibility="filter">
          <table:table-cell office:value-type="float" office:value="2919" calcext:value-type="float">
            <text:p>2919</text:p>
          </table:table-cell>
          <table:table-cell office:value-type="string" calcext:value-type="string">
            <text:p>IB DEMAND DRAFT ISSU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68]" office:value-type="string" office:string-value="Unknown" calcext:value-type="string">
            <text:p>Unknown</text:p>
          </table:table-cell>
          <table:table-cell table:formula="of:=IF(ISERROR(VLOOKUP([.A68];[Sheet5.$B$4:.$C$327];2;0));0;VLOOKUP([.A68];[Sheet5.$B$4:.$C$327];2;0))" office:value-type="float" office:value="3238" calcext:value-type="float">
            <text:p>3238</text:p>
          </table:table-cell>
          <table:table-cell table:style-name="ce2" table:formula="of:=[.I68]/[.$I$1]" office:value-type="percentage" office:value="0.0000150787578938846" calcext:value-type="percentage">
            <text:p>0.00%</text:p>
          </table:table-cell>
          <table:table-cell table:formula="of:=VLOOKUP([.A68];[Sheet5.$B$4:.$F$327];5;0)" office:value-type="float" office:value="1932" calcext:value-type="float">
            <text:p>1932</text:p>
          </table:table-cell>
          <table:table-cell table:formula="of:=IF(ISERROR(VLOOKUP([.$A68];[Sheet5.$N$4:.$O$12];2;0));0;VLOOKUP([.$A68];[Sheet5.$N$4:.$O$12];2;0))" office:value-type="float" office:value="0" calcext:value-type="float">
            <text:p>0</text:p>
          </table:table-cell>
          <table:table-cell table:formula="of:=IF([.F68]=&quot;Unknown&quot;;1;0)*[.I68]" office:value-type="float" office:value="3238" calcext:value-type="float">
            <text:p>3238</text:p>
          </table:table-cell>
          <table:table-cell table:number-columns-repeated="2"/>
          <table:table-cell table:style-name="ce4" office:value-type="string" calcext:value-type="string">
            <text:p>IB DEMAND DRAFT ISSUE-</text:p>
          </table:table-cell>
          <table:table-cell table:number-columns-repeated="10"/>
        </table:table-row>
        <table:table-row table:style-name="ro4" table:visibility="filter">
          <table:table-cell office:value-type="float" office:value="1161" calcext:value-type="float">
            <text:p>1161</text:p>
          </table:table-cell>
          <table:table-cell office:value-type="string" calcext:value-type="string">
            <text:p>ECS REJECT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69]" office:value-type="string" office:string-value="Unknown" calcext:value-type="string">
            <text:p>Unknown</text:p>
          </table:table-cell>
          <table:table-cell table:formula="of:=IF(ISERROR(VLOOKUP([.A69];[Sheet5.$B$4:.$C$327];2;0));0;VLOOKUP([.A69];[Sheet5.$B$4:.$C$327];2;0))" office:value-type="float" office:value="3231" calcext:value-type="float">
            <text:p>3231</text:p>
          </table:table-cell>
          <table:table-cell table:style-name="ce2" table:formula="of:=[.I69]/[.$I$1]" office:value-type="percentage" office:value="0.0000150461602085056" calcext:value-type="percentage">
            <text:p>0.00%</text:p>
          </table:table-cell>
          <table:table-cell table:formula="of:=VLOOKUP([.A69];[Sheet5.$B$4:.$F$327];5;0)" office:value-type="float" office:value="1835" calcext:value-type="float">
            <text:p>1835</text:p>
          </table:table-cell>
          <table:table-cell table:formula="of:=IF(ISERROR(VLOOKUP([.$A69];[Sheet5.$N$4:.$O$12];2;0));0;VLOOKUP([.$A69];[Sheet5.$N$4:.$O$12];2;0))" office:value-type="float" office:value="0" calcext:value-type="float">
            <text:p>0</text:p>
          </table:table-cell>
          <table:table-cell table:formula="of:=IF([.F69]=&quot;Unknown&quot;;1;0)*[.I69]" office:value-type="float" office:value="3231" calcext:value-type="float">
            <text:p>3231</text:p>
          </table:table-cell>
          <table:table-cell table:number-columns-repeated="2"/>
          <table:table-cell table:style-name="ce4" office:value-type="string" calcext:value-type="string">
            <text:p>ECS FUND_HYDERABAD_</text:p>
          </table:table-cell>
          <table:table-cell table:style-name="ce4" office:value-type="string" calcext:value-type="string">
            <text:p>ECS DR RETN-AXIS BANK-STOP PAYMENT</text:p>
          </table:table-cell>
          <table:table-cell table:style-name="ce4" office:value-type="string" calcext:value-type="string">
            <text:p>Name MisBANDARI LATHA</text:p>
          </table:table-cell>
          <table:table-cell table:style-name="ce4" office:value-type="string" calcext:value-type="string">
            <text:p>FT- ANNUITANTS LIC</text:p>
          </table:table-cell>
          <table:table-cell table:number-columns-repeated="7"/>
        </table:table-row>
        <table:table-row table:style-name="ro3" table:visibility="filter">
          <table:table-cell office:value-type="float" office:value="9261" calcext:value-type="float">
            <text:p>9261</text:p>
          </table:table-cell>
          <table:table-cell office:value-type="string" calcext:value-type="string">
            <text:p>ACH INWARDTRANSACTION PROCESSING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70]" office:value-type="string" office:string-value="Unknown" calcext:value-type="string">
            <text:p>Unknown</text:p>
          </table:table-cell>
          <table:table-cell table:formula="of:=IF(ISERROR(VLOOKUP([.A70];[Sheet5.$B$4:.$C$327];2;0));0;VLOOKUP([.A70];[Sheet5.$B$4:.$C$327];2;0))" office:value-type="float" office:value="3041" calcext:value-type="float">
            <text:p>3041</text:p>
          </table:table-cell>
          <table:table-cell table:style-name="ce2" table:formula="of:=[.I70]/[.$I$1]" office:value-type="percentage" office:value="0.0000141613658910757" calcext:value-type="percentage">
            <text:p>0.00%</text:p>
          </table:table-cell>
          <table:table-cell table:formula="of:=VLOOKUP([.A70];[Sheet5.$B$4:.$F$327];5;0)" office:value-type="float" office:value="1971" calcext:value-type="float">
            <text:p>1971</text:p>
          </table:table-cell>
          <table:table-cell table:formula="of:=IF(ISERROR(VLOOKUP([.$A70];[Sheet5.$N$4:.$O$12];2;0));0;VLOOKUP([.$A70];[Sheet5.$N$4:.$O$12];2;0))" office:value-type="float" office:value="0" calcext:value-type="float">
            <text:p>0</text:p>
          </table:table-cell>
          <table:table-cell table:formula="of:=IF([.F70]=&quot;Unknown&quot;;1;0)*[.I70]" office:value-type="float" office:value="3041" calcext:value-type="float">
            <text:p>3041</text:p>
          </table:table-cell>
          <table:table-cell/>
          <table:table-cell office:value-type="string" calcext:value-type="string">
            <text:p>salary word present,</text:p>
          </table:table-cell>
          <table:table-cell table:style-name="ce4" office:value-type="string" calcext:value-type="string">
            <text:p>ACH C- ASTRA-TADA PMNT J</text:p>
          </table:table-cell>
          <table:table-cell table:style-name="ce4" office:value-type="string" calcext:value-type="string">
            <text:p>ACH C- TECHM- FF</text:p>
          </table:table-cell>
          <table:table-cell table:style-name="ce4" office:value-type="string" calcext:value-type="string">
            <text:p>ACH C- PUMAI-Salary for June HS</text:p>
          </table:table-cell>
          <table:table-cell table:number-columns-repeated="8"/>
        </table:table-row>
        <table:table-row table:style-name="ro3">
          <table:table-cell office:value-type="float" office:value="1481" calcext:value-type="float">
            <text:p>1481</text:p>
          </table:table-cell>
          <table:table-cell office:value-type="string" calcext:value-type="string">
            <text:p>ATM cashde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71]" office:value-type="string" office:string-value="Unknown" calcext:value-type="string">
            <text:p>Unknown</text:p>
          </table:table-cell>
          <table:table-cell table:formula="of:=IF(ISERROR(VLOOKUP([.A71];[Sheet5.$B$4:.$C$327];2;0));0;VLOOKUP([.A71];[Sheet5.$B$4:.$C$327];2;0))" office:value-type="float" office:value="3028" calcext:value-type="float">
            <text:p>3028</text:p>
          </table:table-cell>
          <table:table-cell table:style-name="ce2" table:formula="of:=[.I71]/[.$I$1]" office:value-type="percentage" office:value="0.0000141008273325147" calcext:value-type="percentage">
            <text:p>0.00%</text:p>
          </table:table-cell>
          <table:table-cell table:formula="of:=VLOOKUP([.A71];[Sheet5.$B$4:.$F$327];5;0)" office:value-type="float" office:value="878" calcext:value-type="float">
            <text:p>878</text:p>
          </table:table-cell>
          <table:table-cell table:formula="of:=IF(ISERROR(VLOOKUP([.$A71];[Sheet5.$N$4:.$O$12];2;0));0;VLOOKUP([.$A71];[Sheet5.$N$4:.$O$12];2;0))" office:value-type="float" office:value="0" calcext:value-type="float">
            <text:p>0</text:p>
          </table:table-cell>
          <table:table-cell table:formula="of:=IF([.F71]=&quot;Unknown&quot;;1;0)*[.I71]" office:value-type="float" office:value="3028" calcext:value-type="float">
            <text:p>3028</text:p>
          </table:table-cell>
          <table:table-cell table:number-columns-repeated="2"/>
          <table:table-cell table:style-name="ce4" office:value-type="string" calcext:value-type="string">
            <text:p>ATM cashde-JAIPUR</text:p>
          </table:table-cell>
          <table:table-cell table:style-name="ce4" office:value-type="string" calcext:value-type="string">
            <text:p>ATM cashde-TONK ROAD</text:p>
          </table:table-cell>
          <table:table-cell table:number-columns-repeated="9"/>
        </table:table-row>
        <table:table-row table:style-name="ro7" table:visibility="filter">
          <table:table-cell office:value-type="float" office:value="1046" calcext:value-type="float">
            <text:p>1046</text:p>
          </table:table-cell>
          <table:table-cell office:value-type="string" calcext:value-type="string">
            <text:p>FCY CHEQUE COLLECTION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72]" office:value-type="string" office:string-value="Unknown" calcext:value-type="string">
            <text:p>Unknown</text:p>
          </table:table-cell>
          <table:table-cell table:formula="of:=IF(ISERROR(VLOOKUP([.A72];[Sheet5.$B$4:.$C$327];2;0));0;VLOOKUP([.A72];[Sheet5.$B$4:.$C$327];2;0))" office:value-type="float" office:value="2924" calcext:value-type="float">
            <text:p>2924</text:p>
          </table:table-cell>
          <table:table-cell table:style-name="ce2" table:formula="of:=[.I72]/[.$I$1]" office:value-type="percentage" office:value="0.0000136165188640267" calcext:value-type="percentage">
            <text:p>0.00%</text:p>
          </table:table-cell>
          <table:table-cell table:formula="of:=VLOOKUP([.A72];[Sheet5.$B$4:.$F$327];5;0)" office:value-type="float" office:value="2289" calcext:value-type="float">
            <text:p>2289</text:p>
          </table:table-cell>
          <table:table-cell table:formula="of:=IF(ISERROR(VLOOKUP([.$A72];[Sheet5.$N$4:.$O$12];2;0));0;VLOOKUP([.$A72];[Sheet5.$N$4:.$O$12];2;0))" office:value-type="float" office:value="0" calcext:value-type="float">
            <text:p>0</text:p>
          </table:table-cell>
          <table:table-cell table:formula="of:=IF([.F72]=&quot;Unknown&quot;;1;0)*[.I72]" office:value-type="float" office:value="2924" calcext:value-type="float">
            <text:p>2924</text:p>
          </table:table-cell>
          <table:table-cell table:number-columns-repeated="2"/>
          <table:table-cell table:style-name="ce4" office:value-type="string" calcext:value-type="string">
            <text:p>HKD @ . -COMM</text:p>
          </table:table-cell>
          <table:table-cell table:style-name="ce4" office:value-type="string" calcext:value-type="string">
            <text:p>TF-FCY USD @ .</text:p>
          </table:table-cell>
          <table:table-cell table:number-columns-repeated="9"/>
        </table:table-row>
        <table:table-row table:style-name="ro6" table:visibility="filter">
          <table:table-cell office:value-type="float" office:value="5980" calcext:value-type="float">
            <text:p>5980</text:p>
          </table:table-cell>
          <table:table-cell office:value-type="string" calcext:value-type="string">
            <text:p>FUNDS TRANSFER DEBIT - CPU R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73]" office:value-type="string" office:string-value="Unknown" calcext:value-type="string">
            <text:p>Unknown</text:p>
          </table:table-cell>
          <table:table-cell table:formula="of:=IF(ISERROR(VLOOKUP([.A73];[Sheet5.$B$4:.$C$327];2;0));0;VLOOKUP([.A73];[Sheet5.$B$4:.$C$327];2;0))" office:value-type="float" office:value="2866" calcext:value-type="float">
            <text:p>2866</text:p>
          </table:table-cell>
          <table:table-cell table:style-name="ce2" table:formula="of:=[.I73]/[.$I$1]" office:value-type="percentage" office:value="0.0000133464237566008" calcext:value-type="percentage">
            <text:p>0.00%</text:p>
          </table:table-cell>
          <table:table-cell table:formula="of:=VLOOKUP([.A73];[Sheet5.$B$4:.$F$327];5;0)" office:value-type="float" office:value="2826" calcext:value-type="float">
            <text:p>2826</text:p>
          </table:table-cell>
          <table:table-cell table:formula="of:=IF(ISERROR(VLOOKUP([.$A73];[Sheet5.$N$4:.$O$12];2;0));0;VLOOKUP([.$A73];[Sheet5.$N$4:.$O$12];2;0))" office:value-type="float" office:value="0" calcext:value-type="float">
            <text:p>0</text:p>
          </table:table-cell>
          <table:table-cell table:formula="of:=IF([.F73]=&quot;Unknown&quot;;1;0)*[.I73]" office:value-type="float" office:value="2866" calcext:value-type="float">
            <text:p>2866</text:p>
          </table:table-cell>
          <table:table-cell table:number-columns-repeated="2"/>
          <table:table-cell table:style-name="ce4" office:value-type="string" calcext:value-type="string">
            <text:p>PENSION JUL DASHRATHAM VADLA</text:p>
          </table:table-cell>
          <table:table-cell table:style-name="ce4" office:value-type="string" calcext:value-type="string">
            <text:p>CAP GAIN TAX . .</text:p>
          </table:table-cell>
          <table:table-cell table:style-name="ce4" office:value-type="string" calcext:value-type="string">
            <text:p>S.Tax-PIS Rept. Chgs. . .</text:p>
          </table:table-cell>
          <table:table-cell table:number-columns-repeated="8"/>
        </table:table-row>
        <table:table-row table:style-name="ro6" table:visibility="filter">
          <table:table-cell office:value-type="float" office:value="1048" calcext:value-type="float">
            <text:p>1048</text:p>
          </table:table-cell>
          <table:table-cell office:value-type="string" calcext:value-type="string">
            <text:p>RETAIL FX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X</text:p>
          </table:table-cell>
          <table:table-cell table:formula="of:=[.F74]" office:value-type="string" office:string-value="Unknown" calcext:value-type="string">
            <text:p>Unknown</text:p>
          </table:table-cell>
          <table:table-cell table:formula="of:=IF(ISERROR(VLOOKUP([.A74];[Sheet5.$B$4:.$C$327];2;0));0;VLOOKUP([.A74];[Sheet5.$B$4:.$C$327];2;0))" office:value-type="float" office:value="2637" calcext:value-type="float">
            <text:p>2637</text:p>
          </table:table-cell>
          <table:table-cell table:style-name="ce2" table:formula="of:=[.I74]/[.$I$1]" office:value-type="percentage" office:value="0.0000122800137634879" calcext:value-type="percentage">
            <text:p>0.00%</text:p>
          </table:table-cell>
          <table:table-cell table:formula="of:=VLOOKUP([.A74];[Sheet5.$B$4:.$F$327];5;0)" office:value-type="float" office:value="2054" calcext:value-type="float">
            <text:p>2054</text:p>
          </table:table-cell>
          <table:table-cell table:formula="of:=IF(ISERROR(VLOOKUP([.$A74];[Sheet5.$N$4:.$O$12];2;0));0;VLOOKUP([.$A74];[Sheet5.$N$4:.$O$12];2;0))" office:value-type="float" office:value="0" calcext:value-type="float">
            <text:p>0</text:p>
          </table:table-cell>
          <table:table-cell table:formula="of:=IF([.F74]=&quot;Unknown&quot;;1;0)*[.I74]" office:value-type="float" office:value="2637" calcext:value-type="float">
            <text:p>2637</text:p>
          </table:table-cell>
          <table:table-cell/>
          <table:table-cell office:value-type="string" calcext:value-type="string">
            <text:p>includes fcy interest, govt. Cess, redmm=redemption?</text:p>
          </table:table-cell>
          <table:table-cell table:style-name="ce4" office:value-type="string" calcext:value-type="string">
            <text:p>FCY INTEREST</text:p>
          </table:table-cell>
          <table:table-cell table:style-name="ce4" office:value-type="string" calcext:value-type="string">
            <text:p>FCY USD @ . LB</text:p>
          </table:table-cell>
          <table:table-cell table:style-name="ce4" office:value-type="string" calcext:value-type="string">
            <text:p>REDM FV L . % GOI</text:p>
          </table:table-cell>
          <table:table-cell table:style-name="ce4" office:value-type="string" calcext:value-type="string">
            <text:p>- CUSTOMER CANCELLATION CASHFLOW</text:p>
          </table:table-cell>
          <table:table-cell table:style-name="ce4" office:value-type="string" calcext:value-type="string">
            <text:p>Govt Edu Cess on Fx - FCNR BKNG NREA/C</text:p>
          </table:table-cell>
          <table:table-cell table:number-columns-repeated="6"/>
        </table:table-row>
        <table:table-row table:style-name="ro7" table:visibility="filter">
          <table:table-cell office:value-type="float" office:value="2950" calcext:value-type="float">
            <text:p>2950</text:p>
          </table:table-cell>
          <table:table-cell office:value-type="string" calcext:value-type="string">
            <text:p>IB TP DEMAND DRAFT ISSU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75]" office:value-type="string" office:string-value="Unknown" calcext:value-type="string">
            <text:p>Unknown</text:p>
          </table:table-cell>
          <table:table-cell table:formula="of:=IF(ISERROR(VLOOKUP([.A75];[Sheet5.$B$4:.$C$327];2;0));0;VLOOKUP([.A75];[Sheet5.$B$4:.$C$327];2;0))" office:value-type="float" office:value="2573" calcext:value-type="float">
            <text:p>2573</text:p>
          </table:table-cell>
          <table:table-cell table:style-name="ce2" table:formula="of:=[.I75]/[.$I$1]" office:value-type="percentage" office:value="0.0000119819777828799" calcext:value-type="percentage">
            <text:p>0.00%</text:p>
          </table:table-cell>
          <table:table-cell table:formula="of:=VLOOKUP([.A75];[Sheet5.$B$4:.$F$327];5;0)" office:value-type="float" office:value="1497" calcext:value-type="float">
            <text:p>1497</text:p>
          </table:table-cell>
          <table:table-cell table:formula="of:=IF(ISERROR(VLOOKUP([.$A75];[Sheet5.$N$4:.$O$12];2;0));0;VLOOKUP([.$A75];[Sheet5.$N$4:.$O$12];2;0))" office:value-type="float" office:value="0" calcext:value-type="float">
            <text:p>0</text:p>
          </table:table-cell>
          <table:table-cell table:formula="of:=IF([.F75]=&quot;Unknown&quot;;1;0)*[.I75]" office:value-type="float" office:value="2573" calcext:value-type="float">
            <text:p>2573</text:p>
          </table:table-cell>
          <table:table-cell table:number-columns-repeated="2"/>
          <table:table-cell table:style-name="ce4" office:value-type="string" calcext:value-type="string">
            <text:p>IB TP DEMAND DRAFT ISSU-</text:p>
          </table:table-cell>
          <table:table-cell table:number-columns-repeated="10"/>
        </table:table-row>
        <table:table-row table:style-name="ro7" table:visibility="filter">
          <table:table-cell office:value-type="float" office:value="8312" calcext:value-type="float">
            <text:p>8312</text:p>
          </table:table-cell>
          <table:table-cell office:value-type="string" calcext:value-type="string">
            <text:p>DD Paid 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76]" office:value-type="string" office:string-value="Unknown" calcext:value-type="string">
            <text:p>Unknown</text:p>
          </table:table-cell>
          <table:table-cell table:formula="of:=IF(ISERROR(VLOOKUP([.A76];[Sheet5.$B$4:.$C$327];2;0));0;VLOOKUP([.A76];[Sheet5.$B$4:.$C$327];2;0))" office:value-type="float" office:value="2122" calcext:value-type="float">
            <text:p>2122</text:p>
          </table:table-cell>
          <table:table-cell table:style-name="ce2" table:formula="of:=[.I76]/[.$I$1]" office:value-type="percentage" office:value="0.00000988175548203308" calcext:value-type="percentage">
            <text:p>0.00%</text:p>
          </table:table-cell>
          <table:table-cell table:formula="of:=VLOOKUP([.A76];[Sheet5.$B$4:.$F$327];5;0)" office:value-type="float" office:value="1676" calcext:value-type="float">
            <text:p>1676</text:p>
          </table:table-cell>
          <table:table-cell table:formula="of:=IF(ISERROR(VLOOKUP([.$A76];[Sheet5.$N$4:.$O$12];2;0));0;VLOOKUP([.$A76];[Sheet5.$N$4:.$O$12];2;0))" office:value-type="float" office:value="0" calcext:value-type="float">
            <text:p>0</text:p>
          </table:table-cell>
          <table:table-cell table:formula="of:=IF([.F76]=&quot;Unknown&quot;;1;0)*[.I76]" office:value-type="float" office:value="2122" calcext:value-type="float">
            <text:p>2122</text:p>
          </table:table-cell>
          <table:table-cell table:number-columns-repeated="2"/>
          <table:table-cell table:style-name="ce4" office:value-type="string" calcext:value-type="string">
            <text:p>DD Paid - - KARKHANA ROA</text:p>
          </table:table-cell>
          <table:table-cell table:style-name="ce4" office:value-type="string" calcext:value-type="string">
            <text:p>DD cancilation-gachibowli</text:p>
          </table:table-cell>
          <table:table-cell table:number-columns-repeated="9"/>
        </table:table-row>
        <table:table-row table:style-name="ro8" table:visibility="filter">
          <table:table-cell office:value-type="float" office:value="1234" calcext:value-type="float">
            <text:p>1234</text:p>
          </table:table-cell>
          <table:table-cell office:value-type="string" calcext:value-type="string">
            <text:p>CLEARING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77]" office:value-type="string" office:string-value="Unknown" calcext:value-type="string">
            <text:p>Unknown</text:p>
          </table:table-cell>
          <table:table-cell table:formula="of:=IF(ISERROR(VLOOKUP([.A77];[Sheet5.$B$4:.$C$327];2;0));0;VLOOKUP([.A77];[Sheet5.$B$4:.$C$327];2;0))" office:value-type="float" office:value="2087" calcext:value-type="float">
            <text:p>2087</text:p>
          </table:table-cell>
          <table:table-cell table:style-name="ce2" table:formula="of:=[.I77]/[.$I$1]" office:value-type="percentage" office:value="0.0000097187670551381" calcext:value-type="percentage">
            <text:p>0.00%</text:p>
          </table:table-cell>
          <table:table-cell table:formula="of:=VLOOKUP([.A77];[Sheet5.$B$4:.$F$327];5;0)" office:value-type="float" office:value="1514" calcext:value-type="float">
            <text:p>1514</text:p>
          </table:table-cell>
          <table:table-cell table:formula="of:=IF(ISERROR(VLOOKUP([.$A77];[Sheet5.$N$4:.$O$12];2;0));0;VLOOKUP([.$A77];[Sheet5.$N$4:.$O$12];2;0))" office:value-type="float" office:value="0" calcext:value-type="float">
            <text:p>0</text:p>
          </table:table-cell>
          <table:table-cell table:formula="of:=IF([.F77]=&quot;Unknown&quot;;1;0)*[.I77]" office:value-type="float" office:value="2087" calcext:value-type="float">
            <text:p>2087</text:p>
          </table:table-cell>
          <table:table-cell table:number-columns-repeated="2"/>
          <table:table-cell table:style-name="ce4" office:value-type="string" calcext:value-type="string">
            <text:p>ORD FACT BHANDA VEND</text:p>
          </table:table-cell>
          <table:table-cell table:style-name="ce4" office:value-type="string" calcext:value-type="string">
            <text:p>ECS FUND JABALPUR DT / /</text:p>
          </table:table-cell>
          <table:table-cell table:style-name="ce4" office:value-type="string" calcext:value-type="string">
            <text:p>CHQ RTN IN MUM CLG PAYEE NAME REQUIRED</text:p>
          </table:table-cell>
          <table:table-cell table:style-name="ce4" office:value-type="string" calcext:value-type="string">
            <text:p>ATPAR AMT CREDIT BR</text:p>
          </table:table-cell>
          <table:table-cell table:style-name="ce4" office:value-type="string" calcext:value-type="string">
            <text:p>REVERSAL # CTS INW / /</text:p>
          </table:table-cell>
          <table:table-cell table:style-name="ce4" office:value-type="string" calcext:value-type="string">
            <text:p>NEFTAUG</text:p>
          </table:table-cell>
          <table:table-cell table:style-name="ce4" office:value-type="string" calcext:value-type="string">
            <text:p>CHQ DEP-MICR- -HYDERABAD . </text:p>
          </table:table-cell>
          <table:table-cell table:style-name="ce4" office:value-type="string" calcext:value-type="string">
            <text:p>ORDNANCE FACT BHAN VEN PAYAC NO</text:p>
          </table:table-cell>
          <table:table-cell table:number-columns-repeated="3"/>
        </table:table-row>
        <table:table-row table:style-name="ro6" table:visibility="filter">
          <table:table-cell office:value-type="float" office:value="5834" calcext:value-type="float">
            <text:p>5834</text:p>
          </table:table-cell>
          <table:table-cell office:value-type="string" calcext:value-type="string">
            <text:p>NEFT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78]" office:value-type="string" office:string-value="Unknown" calcext:value-type="string">
            <text:p>Unknown</text:p>
          </table:table-cell>
          <table:table-cell table:formula="of:=IF(ISERROR(VLOOKUP([.A78];[Sheet5.$B$4:.$C$327];2;0));0;VLOOKUP([.A78];[Sheet5.$B$4:.$C$327];2;0))" office:value-type="float" office:value="1548" calcext:value-type="float">
            <text:p>1548</text:p>
          </table:table-cell>
          <table:table-cell table:style-name="ce2" table:formula="of:=[.I78]/[.$I$1]" office:value-type="percentage" office:value="0.00000720874528095533" calcext:value-type="percentage">
            <text:p>0.00%</text:p>
          </table:table-cell>
          <table:table-cell table:formula="of:=VLOOKUP([.A78];[Sheet5.$B$4:.$F$327];5;0)" office:value-type="float" office:value="706" calcext:value-type="float">
            <text:p>706</text:p>
          </table:table-cell>
          <table:table-cell table:formula="of:=IF(ISERROR(VLOOKUP([.$A78];[Sheet5.$N$4:.$O$12];2;0));0;VLOOKUP([.$A78];[Sheet5.$N$4:.$O$12];2;0))" office:value-type="float" office:value="0" calcext:value-type="float">
            <text:p>0</text:p>
          </table:table-cell>
          <table:table-cell table:formula="of:=IF([.F78]=&quot;Unknown&quot;;1;0)*[.I78]" office:value-type="float" office:value="1548" calcext:value-type="float">
            <text:p>1548</text:p>
          </table:table-cell>
          <table:table-cell table:number-columns-repeated="2"/>
          <table:table-cell table:style-name="ce4" office:value-type="string" calcext:value-type="string">
            <text:p>INWARD REMITTANCES</text:p>
          </table:table-cell>
          <table:table-cell table:style-name="ce4" office:value-type="string" calcext:value-type="string">
            <text:p>NEFT RET-RETD -ACCOUNT CLOSED</text:p>
          </table:table-cell>
          <table:table-cell table:style-name="ce4" office:value-type="string" calcext:value-type="string">
            <text:p>NEFT-SBINH -</text:p>
          </table:table-cell>
          <table:table-cell table:style-name="ce4" office:value-type="string" calcext:value-type="string">
            <text:p>NEFT RET-NEFTH -Account Does N</text:p>
          </table:table-cell>
          <table:table-cell table:number-columns-repeated="7"/>
        </table:table-row>
        <table:table-row table:style-name="ro7" table:visibility="filter">
          <table:table-cell office:value-type="float" office:value="5986" calcext:value-type="float">
            <text:p>5986</text:p>
          </table:table-cell>
          <table:table-cell office:value-type="string" calcext:value-type="string">
            <text:p>MISCELLANEOUS CREDIT ON DORMANT A/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ormant</text:p>
          </table:table-cell>
          <table:table-cell table:formula="of:=[.F79]" office:value-type="string" office:string-value="Unknown" calcext:value-type="string">
            <text:p>Unknown</text:p>
          </table:table-cell>
          <table:table-cell table:formula="of:=IF(ISERROR(VLOOKUP([.A79];[Sheet5.$B$4:.$C$327];2;0));0;VLOOKUP([.A79];[Sheet5.$B$4:.$C$327];2;0))" office:value-type="float" office:value="1464" calcext:value-type="float">
            <text:p>1464</text:p>
          </table:table-cell>
          <table:table-cell table:style-name="ce2" table:formula="of:=[.I79]/[.$I$1]" office:value-type="percentage" office:value="0.00000681757305640737" calcext:value-type="percentage">
            <text:p>0.00%</text:p>
          </table:table-cell>
          <table:table-cell table:formula="of:=VLOOKUP([.A79];[Sheet5.$B$4:.$F$327];5;0)" office:value-type="float" office:value="884" calcext:value-type="float">
            <text:p>884</text:p>
          </table:table-cell>
          <table:table-cell table:formula="of:=IF(ISERROR(VLOOKUP([.$A79];[Sheet5.$N$4:.$O$12];2;0));0;VLOOKUP([.$A79];[Sheet5.$N$4:.$O$12];2;0))" office:value-type="float" office:value="0" calcext:value-type="float">
            <text:p>0</text:p>
          </table:table-cell>
          <table:table-cell table:formula="of:=IF([.F79]=&quot;Unknown&quot;;1;0)*[.I79]" office:value-type="float" office:value="1464" calcext:value-type="float">
            <text:p>1464</text:p>
          </table:table-cell>
          <table:table-cell table:number-columns-repeated="2"/>
          <table:table-cell table:style-name="ce4" office:value-type="string" calcext:value-type="string">
            <text:p>TOD rev</text:p>
          </table:table-cell>
          <table:table-cell table:style-name="ce4" office:value-type="string" calcext:value-type="string">
            <text:p>TOD Waiver -</text:p>
          </table:table-cell>
          <table:table-cell table:number-columns-repeated="9"/>
        </table:table-row>
        <table:table-row table:style-name="ro7" table:visibility="filter">
          <table:table-cell office:value-type="float" office:value="2604" calcext:value-type="float">
            <text:p>2604</text:p>
          </table:table-cell>
          <table:table-cell office:value-type="string" calcext:value-type="string">
            <text:p>TBS FUNDS TRANSFER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80]" office:value-type="string" office:string-value="Unknown" calcext:value-type="string">
            <text:p>Unknown</text:p>
          </table:table-cell>
          <table:table-cell table:formula="of:=IF(ISERROR(VLOOKUP([.A80];[Sheet5.$B$4:.$C$327];2;0));0;VLOOKUP([.A80];[Sheet5.$B$4:.$C$327];2;0))" office:value-type="float" office:value="1448" calcext:value-type="float">
            <text:p>1448</text:p>
          </table:table-cell>
          <table:table-cell table:style-name="ce2" table:formula="of:=[.I80]/[.$I$1]" office:value-type="percentage" office:value="0.00000674306406125537" calcext:value-type="percentage">
            <text:p>0.00%</text:p>
          </table:table-cell>
          <table:table-cell table:formula="of:=VLOOKUP([.A80];[Sheet5.$B$4:.$F$327];5;0)" office:value-type="float" office:value="409" calcext:value-type="float">
            <text:p>409</text:p>
          </table:table-cell>
          <table:table-cell table:formula="of:=IF(ISERROR(VLOOKUP([.$A80];[Sheet5.$N$4:.$O$12];2;0));0;VLOOKUP([.$A80];[Sheet5.$N$4:.$O$12];2;0))" office:value-type="float" office:value="0" calcext:value-type="float">
            <text:p>0</text:p>
          </table:table-cell>
          <table:table-cell table:formula="of:=IF([.F80]=&quot;Unknown&quot;;1;0)*[.I80]" office:value-type="float" office:value="1448" calcext:value-type="float">
            <text:p>1448</text:p>
          </table:table-cell>
          <table:table-cell table:number-columns-repeated="2"/>
          <table:table-cell table:style-name="ce4" office:value-type="string" calcext:value-type="string">
            <text:p>TBS FUNDS TRANSFER CR-</text:p>
          </table:table-cell>
          <table:table-cell table:number-columns-repeated="10"/>
        </table:table-row>
        <table:table-row table:style-name="ro7" table:visibility="filter">
          <table:table-cell office:value-type="float" office:value="2603" calcext:value-type="float">
            <text:p>2603</text:p>
          </table:table-cell>
          <table:table-cell office:value-type="string" calcext:value-type="string">
            <text:p>TBS FUNDS TRANSFER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81]" office:value-type="string" office:string-value="Unknown" calcext:value-type="string">
            <text:p>Unknown</text:p>
          </table:table-cell>
          <table:table-cell table:formula="of:=IF(ISERROR(VLOOKUP([.A81];[Sheet5.$B$4:.$C$327];2;0));0;VLOOKUP([.A81];[Sheet5.$B$4:.$C$327];2;0))" office:value-type="float" office:value="1426" calcext:value-type="float">
            <text:p>1426</text:p>
          </table:table-cell>
          <table:table-cell table:style-name="ce2" table:formula="of:=[.I81]/[.$I$1]" office:value-type="percentage" office:value="0.00000664061419292138" calcext:value-type="percentage">
            <text:p>0.00%</text:p>
          </table:table-cell>
          <table:table-cell table:formula="of:=VLOOKUP([.A81];[Sheet5.$B$4:.$F$327];5;0)" office:value-type="float" office:value="398" calcext:value-type="float">
            <text:p>398</text:p>
          </table:table-cell>
          <table:table-cell table:formula="of:=IF(ISERROR(VLOOKUP([.$A81];[Sheet5.$N$4:.$O$12];2;0));0;VLOOKUP([.$A81];[Sheet5.$N$4:.$O$12];2;0))" office:value-type="float" office:value="0" calcext:value-type="float">
            <text:p>0</text:p>
          </table:table-cell>
          <table:table-cell table:formula="of:=IF([.F81]=&quot;Unknown&quot;;1;0)*[.I81]" office:value-type="float" office:value="1426" calcext:value-type="float">
            <text:p>1426</text:p>
          </table:table-cell>
          <table:table-cell table:number-columns-repeated="2"/>
          <table:table-cell table:style-name="ce4" office:value-type="string" calcext:value-type="string">
            <text:p>TBS FUNDS TRANSFER DR-</text:p>
          </table:table-cell>
          <table:table-cell table:number-columns-repeated="10"/>
        </table:table-row>
        <table:table-row table:style-name="ro6" table:visibility="filter">
          <table:table-cell office:value-type="float" office:value="1294" calcext:value-type="float">
            <text:p>1294</text:p>
          </table:table-cell>
          <table:table-cell office:value-type="string" calcext:value-type="string">
            <text:p>SER TAX FOR PIS PERMISSION ISSUANCE D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82]" office:value-type="string" office:string-value="Unknown" calcext:value-type="string">
            <text:p>Unknown</text:p>
          </table:table-cell>
          <table:table-cell table:formula="of:=IF(ISERROR(VLOOKUP([.A82];[Sheet5.$B$4:.$C$327];2;0));0;VLOOKUP([.A82];[Sheet5.$B$4:.$C$327];2;0))" office:value-type="float" office:value="1342" calcext:value-type="float">
            <text:p>1342</text:p>
          </table:table-cell>
          <table:table-cell table:style-name="ce2" table:formula="of:=[.I82]/[.$I$1]" office:value-type="percentage" office:value="0.00000624944196837342" calcext:value-type="percentage">
            <text:p>0.00%</text:p>
          </table:table-cell>
          <table:table-cell table:formula="of:=VLOOKUP([.A82];[Sheet5.$B$4:.$F$327];5;0)" office:value-type="float" office:value="1115" calcext:value-type="float">
            <text:p>1115</text:p>
          </table:table-cell>
          <table:table-cell table:formula="of:=IF(ISERROR(VLOOKUP([.$A82];[Sheet5.$N$4:.$O$12];2;0));0;VLOOKUP([.$A82];[Sheet5.$N$4:.$O$12];2;0))" office:value-type="float" office:value="0" calcext:value-type="float">
            <text:p>0</text:p>
          </table:table-cell>
          <table:table-cell table:formula="of:=IF([.F82]=&quot;Unknown&quot;;1;0)*[.I82]" office:value-type="float" office:value="1342" calcext:value-type="float">
            <text:p>1342</text:p>
          </table:table-cell>
          <table:table-cell table:number-columns-repeated="2"/>
          <table:table-cell table:style-name="ce4" office:value-type="string" calcext:value-type="string">
            <text:p>PIS ISSUANCE CHG NRI/ /</text:p>
          </table:table-cell>
          <table:table-cell table:style-name="ce4" office:value-type="string" calcext:value-type="string">
            <text:p>Charges for HDFC ERGO Accident Policy</text:p>
          </table:table-cell>
          <table:table-cell table:style-name="ce4" office:value-type="string" calcext:value-type="string">
            <text:p>PIS MAINTAINANCE RPI/ /</text:p>
          </table:table-cell>
          <table:table-cell table:style-name="ce4" office:value-type="string" calcext:value-type="string">
            <text:p>SER TAX PIS MAINT CHGS - NRI/</text:p>
          </table:table-cell>
          <table:table-cell table:number-columns-repeated="7"/>
        </table:table-row>
        <table:table-row table:style-name="ro6" table:visibility="filter">
          <table:table-cell office:value-type="float" office:value="1029" calcext:value-type="float">
            <text:p>1029</text:p>
          </table:table-cell>
          <table:table-cell office:value-type="string" calcext:value-type="string">
            <text:p>CHEQUE PAID GEF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83]" office:value-type="string" office:string-value="Unknown" calcext:value-type="string">
            <text:p>Unknown</text:p>
          </table:table-cell>
          <table:table-cell table:formula="of:=IF(ISERROR(VLOOKUP([.A83];[Sheet5.$B$4:.$C$327];2;0));0;VLOOKUP([.A83];[Sheet5.$B$4:.$C$327];2;0))" office:value-type="float" office:value="1001" calcext:value-type="float">
            <text:p>1001</text:p>
          </table:table-cell>
          <table:table-cell table:style-name="ce2" table:formula="of:=[.I83]/[.$I$1]" office:value-type="percentage" office:value="0.00000466146900919657" calcext:value-type="percentage">
            <text:p>0.00%</text:p>
          </table:table-cell>
          <table:table-cell table:formula="of:=VLOOKUP([.A83];[Sheet5.$B$4:.$F$327];5;0)" office:value-type="float" office:value="262" calcext:value-type="float">
            <text:p>262</text:p>
          </table:table-cell>
          <table:table-cell table:formula="of:=IF(ISERROR(VLOOKUP([.$A83];[Sheet5.$N$4:.$O$12];2;0));0;VLOOKUP([.$A83];[Sheet5.$N$4:.$O$12];2;0))" office:value-type="float" office:value="0" calcext:value-type="float">
            <text:p>0</text:p>
          </table:table-cell>
          <table:table-cell table:formula="of:=IF([.F83]=&quot;Unknown&quot;;1;0)*[.I83]" office:value-type="float" office:value="1001" calcext:value-type="float">
            <text:p>1001</text:p>
          </table:table-cell>
          <table:table-cell/>
          <table:table-cell office:value-type="string" calcext:value-type="string">
            <text:p>loan payment cheque-emi, recovery</text:p>
          </table:table-cell>
          <table:table-cell table:style-name="ce4" office:value-type="string" calcext:value-type="string">
            <text:p>EMI Chq /</text:p>
          </table:table-cell>
          <table:table-cell table:style-name="ce4" office:value-type="string" calcext:value-type="string">
            <text:p>CHQ LODGED OVERDUE RECVRY LAN -</text:p>
          </table:table-cell>
          <table:table-cell table:number-columns-repeated="9"/>
        </table:table-row>
        <table:table-row table:style-name="ro6" table:visibility="filter">
          <table:table-cell office:value-type="float" office:value="1029" calcext:value-type="float">
            <text:p>1029</text:p>
          </table:table-cell>
          <table:table-cell office:value-type="string" calcext:value-type="string">
            <text:p>CHEQUE PAID GEF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84]" office:value-type="string" office:string-value="Unknown" calcext:value-type="string">
            <text:p>Unknown</text:p>
          </table:table-cell>
          <table:table-cell table:formula="of:=IF(ISERROR(VLOOKUP([.A84];[Sheet5.$B$4:.$C$327];2;0));0;VLOOKUP([.A84];[Sheet5.$B$4:.$C$327];2;0))" office:value-type="float" office:value="1001" calcext:value-type="float">
            <text:p>1001</text:p>
          </table:table-cell>
          <table:table-cell table:style-name="ce2" table:formula="of:=[.I84]/[.$I$1]" office:value-type="percentage" office:value="0.00000466146900919657" calcext:value-type="percentage">
            <text:p>0.00%</text:p>
          </table:table-cell>
          <table:table-cell table:formula="of:=VLOOKUP([.A84];[Sheet5.$B$4:.$F$327];5;0)" office:value-type="float" office:value="262" calcext:value-type="float">
            <text:p>262</text:p>
          </table:table-cell>
          <table:table-cell table:formula="of:=IF(ISERROR(VLOOKUP([.$A84];[Sheet5.$N$4:.$O$12];2;0));0;VLOOKUP([.$A84];[Sheet5.$N$4:.$O$12];2;0))" office:value-type="float" office:value="0" calcext:value-type="float">
            <text:p>0</text:p>
          </table:table-cell>
          <table:table-cell table:formula="of:=IF([.F84]=&quot;Unknown&quot;;1;0)*[.I84]" office:value-type="float" office:value="1001" calcext:value-type="float">
            <text:p>1001</text:p>
          </table:table-cell>
          <table:table-cell/>
          <table:table-cell office:value-type="string" calcext:value-type="string">
            <text:p>loan payment cheque-emi, recovery</text:p>
          </table:table-cell>
          <table:table-cell table:style-name="ce4" office:value-type="string" calcext:value-type="string">
            <text:p>EMI Chq /</text:p>
          </table:table-cell>
          <table:table-cell table:style-name="ce4" office:value-type="string" calcext:value-type="string">
            <text:p>CHQ LODGED OVERDUE RECVRY LAN -</text:p>
          </table:table-cell>
          <table:table-cell table:number-columns-repeated="9"/>
        </table:table-row>
        <table:table-row table:style-name="ro1" table:visibility="filter">
          <table:table-cell office:value-type="float" office:value="5876" calcext:value-type="float">
            <text:p>5876</text:p>
          </table:table-cell>
          <table:table-cell office:value-type="string" calcext:value-type="string">
            <text:p>CMS FIG OPERATION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formula="of:=[.F85]" office:value-type="string" office:string-value="Unknown" calcext:value-type="string">
            <text:p>Unknown</text:p>
          </table:table-cell>
          <table:table-cell table:formula="of:=IF(ISERROR(VLOOKUP([.A85];[Sheet5.$B$4:.$C$327];2;0));0;VLOOKUP([.A85];[Sheet5.$B$4:.$C$327];2;0))" office:value-type="float" office:value="945" calcext:value-type="float">
            <text:p>945</text:p>
          </table:table-cell>
          <table:table-cell table:style-name="ce2" table:formula="of:=[.I85]/[.$I$1]" office:value-type="percentage" office:value="0.00000440068752616459" calcext:value-type="percentage">
            <text:p>0.00%</text:p>
          </table:table-cell>
          <table:table-cell table:formula="of:=VLOOKUP([.A85];[Sheet5.$B$4:.$F$327];5;0)" office:value-type="float" office:value="392" calcext:value-type="float">
            <text:p>392</text:p>
          </table:table-cell>
          <table:table-cell table:formula="of:=IF(ISERROR(VLOOKUP([.$A85];[Sheet5.$N$4:.$O$12];2;0));0;VLOOKUP([.$A85];[Sheet5.$N$4:.$O$12];2;0))" office:value-type="float" office:value="0" calcext:value-type="float">
            <text:p>0</text:p>
          </table:table-cell>
          <table:table-cell table:formula="of:=IF([.F85]=&quot;Unknown&quot;;1;0)*[.I85]" office:value-type="float" office:value="945" calcext:value-type="float">
            <text:p>945</text:p>
          </table:table-cell>
          <table:table-cell table:number-columns-repeated="13"/>
        </table:table-row>
        <table:table-row table:style-name="ro7" table:visibility="filter">
          <table:table-cell office:value-type="float" office:value="5865" calcext:value-type="float">
            <text:p>5865</text:p>
          </table:table-cell>
          <table:table-cell office:value-type="string" calcext:value-type="string">
            <text:p>FES STP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86]" office:value-type="string" office:string-value="Unknown" calcext:value-type="string">
            <text:p>Unknown</text:p>
          </table:table-cell>
          <table:table-cell table:formula="of:=IF(ISERROR(VLOOKUP([.A86];[Sheet5.$B$4:.$C$327];2;0));0;VLOOKUP([.A86];[Sheet5.$B$4:.$C$327];2;0))" office:value-type="float" office:value="793" calcext:value-type="float">
            <text:p>793</text:p>
          </table:table-cell>
          <table:table-cell table:style-name="ce2" table:formula="of:=[.I86]/[.$I$1]" office:value-type="percentage" office:value="0.00000369285207222066" calcext:value-type="percentage">
            <text:p>0.00%</text:p>
          </table:table-cell>
          <table:table-cell table:formula="of:=VLOOKUP([.A86];[Sheet5.$B$4:.$F$327];5;0)" office:value-type="float" office:value="303" calcext:value-type="float">
            <text:p>303</text:p>
          </table:table-cell>
          <table:table-cell table:formula="of:=IF(ISERROR(VLOOKUP([.$A86];[Sheet5.$N$4:.$O$12];2;0));0;VLOOKUP([.$A86];[Sheet5.$N$4:.$O$12];2;0))" office:value-type="float" office:value="0" calcext:value-type="float">
            <text:p>0</text:p>
          </table:table-cell>
          <table:table-cell table:formula="of:=IF([.F86]=&quot;Unknown&quot;;1;0)*[.I86]" office:value-type="float" office:value="793" calcext:value-type="float">
            <text:p>793</text:p>
          </table:table-cell>
          <table:table-cell table:number-columns-repeated="2"/>
          <table:table-cell table:style-name="ce4"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9"/>
        </table:table-row>
        <table:table-row table:style-name="ro6" table:visibility="filter">
          <table:table-cell office:value-type="float" office:value="5981" calcext:value-type="float">
            <text:p>5981</text:p>
          </table:table-cell>
          <table:table-cell office:value-type="string" calcext:value-type="string">
            <text:p>FUNDS TRANSFER CREDIT - CPU R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87]" office:value-type="string" office:string-value="Unknown" calcext:value-type="string">
            <text:p>Unknown</text:p>
          </table:table-cell>
          <table:table-cell table:formula="of:=IF(ISERROR(VLOOKUP([.A87];[Sheet5.$B$4:.$C$327];2;0));0;VLOOKUP([.A87];[Sheet5.$B$4:.$C$327];2;0))" office:value-type="float" office:value="701" calcext:value-type="float">
            <text:p>701</text:p>
          </table:table-cell>
          <table:table-cell table:style-name="ce2" table:formula="of:=[.I87]/[.$I$1]" office:value-type="percentage" office:value="0.0000032644253500967" calcext:value-type="percentage">
            <text:p>0.00%</text:p>
          </table:table-cell>
          <table:table-cell table:formula="of:=VLOOKUP([.A87];[Sheet5.$B$4:.$F$327];5;0)" office:value-type="float" office:value="567" calcext:value-type="float">
            <text:p>567</text:p>
          </table:table-cell>
          <table:table-cell table:formula="of:=IF(ISERROR(VLOOKUP([.$A87];[Sheet5.$N$4:.$O$12];2;0));0;VLOOKUP([.$A87];[Sheet5.$N$4:.$O$12];2;0))" office:value-type="float" office:value="0" calcext:value-type="float">
            <text:p>0</text:p>
          </table:table-cell>
          <table:table-cell table:formula="of:=IF([.F87]=&quot;Unknown&quot;;1;0)*[.I87]" office:value-type="float" office:value="701" calcext:value-type="float">
            <text:p>701</text:p>
          </table:table-cell>
          <table:table-cell table:number-columns-repeated="2"/>
          <table:table-cell table:style-name="ce4" office:value-type="string" calcext:value-type="string">
            <text:p>PENSION MAR LAXMI GOPINATH</text:p>
          </table:table-cell>
          <table:table-cell table:style-name="ce4" office:value-type="string" calcext:value-type="string">
            <text:p>SALE OF SHARES- / /</text:p>
          </table:table-cell>
          <table:table-cell table:number-columns-repeated="9"/>
        </table:table-row>
        <table:table-row table:style-name="ro1" table:visibility="filter">
          <table:table-cell office:value-type="float" office:value="5832" calcext:value-type="float">
            <text:p>5832</text:p>
          </table:table-cell>
          <table:table-cell office:value-type="string" calcext:value-type="string">
            <text:p>CMS TRANSFER CHEQUE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formula="of:=[.F88]" office:value-type="string" office:string-value="Unknown" calcext:value-type="string">
            <text:p>Unknown</text:p>
          </table:table-cell>
          <table:table-cell table:formula="of:=IF(ISERROR(VLOOKUP([.A88];[Sheet5.$B$4:.$C$327];2;0));0;VLOOKUP([.A88];[Sheet5.$B$4:.$C$327];2;0))" office:value-type="float" office:value="649" calcext:value-type="float">
            <text:p>649</text:p>
          </table:table-cell>
          <table:table-cell table:style-name="ce2" table:formula="of:=[.I88]/[.$I$1]" office:value-type="percentage" office:value="0.00000302227111585272" calcext:value-type="percentage">
            <text:p>0.00%</text:p>
          </table:table-cell>
          <table:table-cell table:formula="of:=VLOOKUP([.A88];[Sheet5.$B$4:.$F$327];5;0)" office:value-type="float" office:value="191" calcext:value-type="float">
            <text:p>191</text:p>
          </table:table-cell>
          <table:table-cell table:formula="of:=IF(ISERROR(VLOOKUP([.$A88];[Sheet5.$N$4:.$O$12];2;0));0;VLOOKUP([.$A88];[Sheet5.$N$4:.$O$12];2;0))" office:value-type="float" office:value="0" calcext:value-type="float">
            <text:p>0</text:p>
          </table:table-cell>
          <table:table-cell table:formula="of:=IF([.F88]=&quot;Unknown&quot;;1;0)*[.I88]" office:value-type="float" office:value="649" calcext:value-type="float">
            <text:p>649</text:p>
          </table:table-cell>
          <table:table-cell table:number-columns-repeated="13"/>
        </table:table-row>
        <table:table-row table:style-name="ro7" table:visibility="filter">
          <table:table-cell office:value-type="float" office:value="1300" calcext:value-type="float">
            <text:p>1300</text:p>
          </table:table-cell>
          <table:table-cell office:value-type="string" calcext:value-type="string">
            <text:p>A/C CL CHQ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89]" office:value-type="string" office:string-value="Unknown" calcext:value-type="string">
            <text:p>Unknown</text:p>
          </table:table-cell>
          <table:table-cell table:formula="of:=IF(ISERROR(VLOOKUP([.A89];[Sheet5.$B$4:.$C$327];2;0));0;VLOOKUP([.A89];[Sheet5.$B$4:.$C$327];2;0))" office:value-type="float" office:value="639" calcext:value-type="float">
            <text:p>639</text:p>
          </table:table-cell>
          <table:table-cell table:style-name="ce2" table:formula="of:=[.I89]/[.$I$1]" office:value-type="percentage" office:value="0.00000297570299388272" calcext:value-type="percentage">
            <text:p>0.00%</text:p>
          </table:table-cell>
          <table:table-cell table:formula="of:=VLOOKUP([.A89];[Sheet5.$B$4:.$F$327];5;0)" office:value-type="float" office:value="625" calcext:value-type="float">
            <text:p>625</text:p>
          </table:table-cell>
          <table:table-cell table:formula="of:=IF(ISERROR(VLOOKUP([.$A89];[Sheet5.$N$4:.$O$12];2;0));0;VLOOKUP([.$A89];[Sheet5.$N$4:.$O$12];2;0))" office:value-type="float" office:value="0" calcext:value-type="float">
            <text:p>0</text:p>
          </table:table-cell>
          <table:table-cell table:formula="of:=IF([.F89]=&quot;Unknown&quot;;1;0)*[.I89]" office:value-type="float" office:value="639" calcext:value-type="float">
            <text:p>639</text:p>
          </table:table-cell>
          <table:table-cell/>
          <table:table-cell office:value-type="string" calcext:value-type="string">
            <text:p>self can be searched</text:p>
          </table:table-cell>
          <table:table-cell table:style-name="ce4" office:value-type="string" calcext:value-type="string">
            <text:p>:A/C CL CHQ - HISSAR JINDA</text:p>
          </table:table-cell>
          <table:table-cell table:style-name="ce4" office:value-type="string" calcext:value-type="string">
            <text:p>:A/C CL CHQ - AJMER ROAD -</text:p>
          </table:table-cell>
          <table:table-cell table:style-name="ce4" office:value-type="string" calcext:value-type="string">
            <text:p>:A/C CL CHQ - SRINAGAR COL</text:p>
          </table:table-cell>
          <table:table-cell table:number-columns-repeated="8"/>
        </table:table-row>
        <table:table-row table:style-name="ro6" table:visibility="filter">
          <table:table-cell office:value-type="float" office:value="1371" calcext:value-type="float">
            <text:p>1371</text:p>
          </table:table-cell>
          <table:table-cell office:value-type="string" calcext:value-type="string">
            <text:p>Cash Deposit - Bul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90]" office:value-type="string" office:string-value="Unknown" calcext:value-type="string">
            <text:p>Unknown</text:p>
          </table:table-cell>
          <table:table-cell table:formula="of:=IF(ISERROR(VLOOKUP([.A90];[Sheet5.$B$4:.$C$327];2;0));0;VLOOKUP([.A90];[Sheet5.$B$4:.$C$327];2;0))" office:value-type="float" office:value="427" calcext:value-type="float">
            <text:p>427</text:p>
          </table:table-cell>
          <table:table-cell table:style-name="ce2" table:formula="of:=[.I90]/[.$I$1]" office:value-type="percentage" office:value="0.00000198845880811881" calcext:value-type="percentage">
            <text:p>0.00%</text:p>
          </table:table-cell>
          <table:table-cell table:formula="of:=VLOOKUP([.A90];[Sheet5.$B$4:.$F$327];5;0)" office:value-type="float" office:value="373" calcext:value-type="float">
            <text:p>373</text:p>
          </table:table-cell>
          <table:table-cell table:formula="of:=IF(ISERROR(VLOOKUP([.$A90];[Sheet5.$N$4:.$O$12];2;0));0;VLOOKUP([.$A90];[Sheet5.$N$4:.$O$12];2;0))" office:value-type="float" office:value="0" calcext:value-type="float">
            <text:p>0</text:p>
          </table:table-cell>
          <table:table-cell table:formula="of:=IF([.F90]=&quot;Unknown&quot;;1;0)*[.I90]" office:value-type="float" office:value="427" calcext:value-type="float">
            <text:p>427</text:p>
          </table:table-cell>
          <table:table-cell/>
          <table:table-cell office:value-type="string" calcext:value-type="string">
            <text:p>from what areas is cash getting deposited?</text:p>
          </table:table-cell>
          <table:table-cell table:style-name="ce4" office:value-type="string" calcext:value-type="string">
            <text:p>CASH DEP BEGUMPET</text:p>
          </table:table-cell>
          <table:table-cell table:style-name="ce4" office:value-type="string" calcext:value-type="string">
            <text:p>CASH DEP KASIBUGGA</text:p>
          </table:table-cell>
          <table:table-cell table:style-name="ce4" office:value-type="string" calcext:value-type="string">
            <text:p>* FOUND EXCESS DEP ON RICHMOND RD</text:p>
          </table:table-cell>
          <table:table-cell table:number-columns-repeated="8"/>
        </table:table-row>
        <table:table-row table:style-name="ro6" table:visibility="filter">
          <table:table-cell office:value-type="float" office:value="5873" calcext:value-type="float">
            <text:p>5873</text:p>
          </table:table-cell>
          <table:table-cell office:value-type="string" calcext:value-type="string">
            <text:p>CMS CPU DIRECT CRED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formula="of:=[.F91]" office:value-type="string" office:string-value="Unknown" calcext:value-type="string">
            <text:p>Unknown</text:p>
          </table:table-cell>
          <table:table-cell table:formula="of:=IF(ISERROR(VLOOKUP([.A91];[Sheet5.$B$4:.$C$327];2;0));0;VLOOKUP([.A91];[Sheet5.$B$4:.$C$327];2;0))" office:value-type="float" office:value="363" calcext:value-type="float">
            <text:p>363</text:p>
          </table:table-cell>
          <table:table-cell table:style-name="ce2" table:formula="of:=[.I91]/[.$I$1]" office:value-type="percentage" office:value="0.00000169042282751084" calcext:value-type="percentage">
            <text:p>0.00%</text:p>
          </table:table-cell>
          <table:table-cell table:formula="of:=VLOOKUP([.A91];[Sheet5.$B$4:.$F$327];5;0)" office:value-type="float" office:value="259" calcext:value-type="float">
            <text:p>259</text:p>
          </table:table-cell>
          <table:table-cell table:formula="of:=IF(ISERROR(VLOOKUP([.$A91];[Sheet5.$N$4:.$O$12];2;0));0;VLOOKUP([.$A91];[Sheet5.$N$4:.$O$12];2;0))" office:value-type="float" office:value="0" calcext:value-type="float">
            <text:p>0</text:p>
          </table:table-cell>
          <table:table-cell table:formula="of:=IF([.F91]=&quot;Unknown&quot;;1;0)*[.I91]" office:value-type="float" office:value="363" calcext:value-type="float">
            <text:p>363</text:p>
          </table:table-cell>
          <table:table-cell table:number-columns-repeated="2"/>
          <table:table-cell table:style-name="ce4" office:value-type="string" calcext:value-type="string">
            <text:p>QUICK HEAL N/M SHARMA BRAJESH</text:p>
          </table:table-cell>
          <table:table-cell table:style-name="ce4" office:value-type="string" calcext:value-type="string">
            <text:p>RELIANCE ENET N/M REJ</text:p>
          </table:table-cell>
          <table:table-cell table:style-name="ce4" office:value-type="string" calcext:value-type="string">
            <text:p>HDFC E NET N/M REJ</text:p>
          </table:table-cell>
          <table:table-cell table:number-columns-repeated="8"/>
        </table:table-row>
        <table:table-row table:style-name="ro1" table:visibility="filter">
          <table:table-cell office:value-type="float" office:value="5900" calcext:value-type="float">
            <text:p>5900</text:p>
          </table:table-cell>
          <table:table-cell office:value-type="string" calcext:value-type="string">
            <text:p>CMS INSTRUMENT ISSUANCE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formula="of:=[.F92]" office:value-type="string" office:string-value="Unknown" calcext:value-type="string">
            <text:p>Unknown</text:p>
          </table:table-cell>
          <table:table-cell table:formula="of:=IF(ISERROR(VLOOKUP([.A92];[Sheet5.$B$4:.$C$327];2;0));0;VLOOKUP([.A92];[Sheet5.$B$4:.$C$327];2;0))" office:value-type="float" office:value="359" calcext:value-type="float">
            <text:p>359</text:p>
          </table:table-cell>
          <table:table-cell table:style-name="ce2" table:formula="of:=[.I92]/[.$I$1]" office:value-type="percentage" office:value="0.00000167179557872284" calcext:value-type="percentage">
            <text:p>0.00%</text:p>
          </table:table-cell>
          <table:table-cell table:formula="of:=VLOOKUP([.A92];[Sheet5.$B$4:.$F$327];5;0)" office:value-type="float" office:value="335" calcext:value-type="float">
            <text:p>335</text:p>
          </table:table-cell>
          <table:table-cell table:formula="of:=IF(ISERROR(VLOOKUP([.$A92];[Sheet5.$N$4:.$O$12];2;0));0;VLOOKUP([.$A92];[Sheet5.$N$4:.$O$12];2;0))" office:value-type="float" office:value="0" calcext:value-type="float">
            <text:p>0</text:p>
          </table:table-cell>
          <table:table-cell table:formula="of:=IF([.F92]=&quot;Unknown&quot;;1;0)*[.I92]" office:value-type="float" office:value="359" calcext:value-type="float">
            <text:p>359</text:p>
          </table:table-cell>
          <table:table-cell table:number-columns-repeated="13"/>
        </table:table-row>
        <table:table-row table:style-name="ro7" table:visibility="filter">
          <table:table-cell office:value-type="float" office:value="5833" calcext:value-type="float">
            <text:p>5833</text:p>
          </table:table-cell>
          <table:table-cell office:value-type="string" calcext:value-type="string">
            <text:p>NEFT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93]" office:value-type="string" office:string-value="Unknown" calcext:value-type="string">
            <text:p>Unknown</text:p>
          </table:table-cell>
          <table:table-cell table:formula="of:=IF(ISERROR(VLOOKUP([.A93];[Sheet5.$B$4:.$C$327];2;0));0;VLOOKUP([.A93];[Sheet5.$B$4:.$C$327];2;0))" office:value-type="float" office:value="259" calcext:value-type="float">
            <text:p>259</text:p>
          </table:table-cell>
          <table:table-cell table:style-name="ce2" table:formula="of:=[.I93]/[.$I$1]" office:value-type="percentage" office:value="0.00000120611435902289" calcext:value-type="percentage">
            <text:p>0.00%</text:p>
          </table:table-cell>
          <table:table-cell table:formula="of:=VLOOKUP([.A93];[Sheet5.$B$4:.$F$327];5;0)" office:value-type="float" office:value="245" calcext:value-type="float">
            <text:p>245</text:p>
          </table:table-cell>
          <table:table-cell table:formula="of:=IF(ISERROR(VLOOKUP([.$A93];[Sheet5.$N$4:.$O$12];2;0));0;VLOOKUP([.$A93];[Sheet5.$N$4:.$O$12];2;0))" office:value-type="float" office:value="144" calcext:value-type="float">
            <text:p>144</text:p>
          </table:table-cell>
          <table:table-cell table:formula="of:=IF([.F93]=&quot;Unknown&quot;;1;0)*[.I93]" office:value-type="float" office:value="259" calcext:value-type="float">
            <text:p>259</text:p>
          </table:table-cell>
          <table:table-cell/>
          <table:table-cell office:value-type="string" calcext:value-type="string">
            <text:p>must taxes and charges</text:p>
          </table:table-cell>
          <table:table-cell table:style-name="ce4" office:value-type="string" calcext:value-type="string">
            <text:p>TF-INW I FIRC &amp; SER TAX</text:p>
          </table:table-cell>
          <table:table-cell table:style-name="ce4" office:value-type="string" calcext:value-type="string">
            <text:p>INWARD REMITTANCES</text:p>
          </table:table-cell>
          <table:table-cell table:number-columns-repeated="9"/>
        </table:table-row>
        <table:table-row table:style-name="ro7" table:visibility="filter">
          <table:table-cell office:value-type="float" office:value="1263" calcext:value-type="float">
            <text:p>1263</text:p>
          </table:table-cell>
          <table:table-cell office:value-type="string" calcext:value-type="string">
            <text:p>DIRECT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94]" office:value-type="string" office:string-value="Unknown" calcext:value-type="string">
            <text:p>Unknown</text:p>
          </table:table-cell>
          <table:table-cell table:formula="of:=IF(ISERROR(VLOOKUP([.A94];[Sheet5.$B$4:.$C$327];2;0));0;VLOOKUP([.A94];[Sheet5.$B$4:.$C$327];2;0))" office:value-type="float" office:value="258" calcext:value-type="float">
            <text:p>258</text:p>
          </table:table-cell>
          <table:table-cell table:style-name="ce2" table:formula="of:=[.I94]/[.$I$1]" office:value-type="percentage" office:value="0.00000120145754682589" calcext:value-type="percentage">
            <text:p>0.00%</text:p>
          </table:table-cell>
          <table:table-cell table:formula="of:=VLOOKUP([.A94];[Sheet5.$B$4:.$F$327];5;0)" office:value-type="float" office:value="201" calcext:value-type="float">
            <text:p>201</text:p>
          </table:table-cell>
          <table:table-cell table:formula="of:=IF(ISERROR(VLOOKUP([.$A94];[Sheet5.$N$4:.$O$12];2;0));0;VLOOKUP([.$A94];[Sheet5.$N$4:.$O$12];2;0))" office:value-type="float" office:value="0" calcext:value-type="float">
            <text:p>0</text:p>
          </table:table-cell>
          <table:table-cell table:formula="of:=IF([.F94]=&quot;Unknown&quot;;1;0)*[.I94]" office:value-type="float" office:value="258" calcext:value-type="float">
            <text:p>258</text:p>
          </table:table-cell>
          <table:table-cell/>
          <table:table-cell office:value-type="string" calcext:value-type="string">
            <text:p>could be many things?</text:p>
          </table:table-cell>
          <table:table-cell table:style-name="ce4" office:value-type="string" calcext:value-type="string">
            <text:p>MONTHLY INT CREDIT</text:p>
          </table:table-cell>
          <table:table-cell table:style-name="ce4" office:value-type="string" calcext:value-type="string">
            <text:p>ECS FUND _Aurangabad_ . .</text:p>
          </table:table-cell>
          <table:table-cell table:style-name="ce4" office:value-type="string" calcext:value-type="string">
            <text:p>-NEW KIDS AC T SIVA ABHAY</text:p>
          </table:table-cell>
          <table:table-cell table:style-name="ce4" office:value-type="string" calcext:value-type="string">
            <text:p>QUARTERLY INT CREDIT</text:p>
          </table:table-cell>
          <table:table-cell table:style-name="ce4" office:value-type="string" calcext:value-type="string">
            <text:p>Principal Auto Redem</text:p>
          </table:table-cell>
          <table:table-cell table:number-columns-repeated="6"/>
        </table:table-row>
        <table:table-row table:style-name="ro7" table:visibility="filter">
          <table:table-cell office:value-type="float" office:value="5866" calcext:value-type="float">
            <text:p>5866</text:p>
          </table:table-cell>
          <table:table-cell office:value-type="string" calcext:value-type="string">
            <text:p>FES STP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95]" office:value-type="string" office:string-value="Unknown" calcext:value-type="string">
            <text:p>Unknown</text:p>
          </table:table-cell>
          <table:table-cell table:formula="of:=IF(ISERROR(VLOOKUP([.A95];[Sheet5.$B$4:.$C$327];2;0));0;VLOOKUP([.A95];[Sheet5.$B$4:.$C$327];2;0))" office:value-type="float" office:value="193" calcext:value-type="float">
            <text:p>193</text:p>
          </table:table-cell>
          <table:table-cell table:style-name="ce2" table:formula="of:=[.I95]/[.$I$1]" office:value-type="percentage" office:value="0.000000898764754020916" calcext:value-type="percentage">
            <text:p>0.00%</text:p>
          </table:table-cell>
          <table:table-cell table:formula="of:=VLOOKUP([.A95];[Sheet5.$B$4:.$F$327];5;0)" office:value-type="float" office:value="165" calcext:value-type="float">
            <text:p>165</text:p>
          </table:table-cell>
          <table:table-cell table:formula="of:=IF(ISERROR(VLOOKUP([.$A95];[Sheet5.$N$4:.$O$12];2;0));0;VLOOKUP([.$A95];[Sheet5.$N$4:.$O$12];2;0))" office:value-type="float" office:value="0" calcext:value-type="float">
            <text:p>0</text:p>
          </table:table-cell>
          <table:table-cell table:formula="of:=IF([.F95]=&quot;Unknown&quot;;1;0)*[.I95]" office:value-type="float" office:value="193" calcext:value-type="float">
            <text:p>193</text:p>
          </table:table-cell>
          <table:table-cell table:number-columns-repeated="2"/>
          <table:table-cell table:style-name="ce4"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9"/>
        </table:table-row>
        <table:table-row table:style-name="ro9" table:visibility="filter">
          <table:table-cell office:value-type="float" office:value="1233" calcext:value-type="float">
            <text:p>1233</text:p>
          </table:table-cell>
          <table:table-cell office:value-type="string" calcext:value-type="string">
            <text:p>CLEARING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96]" office:value-type="string" office:string-value="Unknown" calcext:value-type="string">
            <text:p>Unknown</text:p>
          </table:table-cell>
          <table:table-cell table:formula="of:=IF(ISERROR(VLOOKUP([.A96];[Sheet5.$B$4:.$C$327];2;0));0;VLOOKUP([.A96];[Sheet5.$B$4:.$C$327];2;0))" office:value-type="float" office:value="177" calcext:value-type="float">
            <text:p>177</text:p>
          </table:table-cell>
          <table:table-cell table:style-name="ce2" table:formula="of:=[.I96]/[.$I$1]" office:value-type="percentage" office:value="0.000000824255758868923" calcext:value-type="percentage">
            <text:p>0.00%</text:p>
          </table:table-cell>
          <table:table-cell table:formula="of:=VLOOKUP([.A96];[Sheet5.$B$4:.$F$327];5;0)" office:value-type="float" office:value="95" calcext:value-type="float">
            <text:p>95</text:p>
          </table:table-cell>
          <table:table-cell table:formula="of:=IF(ISERROR(VLOOKUP([.$A96];[Sheet5.$N$4:.$O$12];2;0));0;VLOOKUP([.$A96];[Sheet5.$N$4:.$O$12];2;0))" office:value-type="float" office:value="0" calcext:value-type="float">
            <text:p>0</text:p>
          </table:table-cell>
          <table:table-cell table:formula="of:=IF([.F96]=&quot;Unknown&quot;;1;0)*[.I96]" office:value-type="float" office:value="177" calcext:value-type="float">
            <text:p>177</text:p>
          </table:table-cell>
          <table:table-cell table:number-columns-repeated="2"/>
          <table:table-cell table:style-name="ce4" office:value-type="string" calcext:value-type="string">
            <text:p># CHQ PAID CTS- GORAKH SINGH</text:p>
          </table:table-cell>
          <table:table-cell table:style-name="ce4" office:value-type="string" calcext:value-type="string">
            <text:p>RETN_ECS_FUND_NAGPUR_ </text:p>
          </table:table-cell>
          <table:table-cell table:style-name="ce4" office:value-type="string" calcext:value-type="string">
            <text:p>VPL CHARGES # FI</text:p>
          </table:table-cell>
          <table:table-cell table:style-name="ce4" office:value-type="string" calcext:value-type="string">
            <text:p>MHS SCHOOL FEES FOR ND QTR -</text:p>
          </table:table-cell>
          <table:table-cell table:style-name="ce4" office:value-type="string" calcext:value-type="string">
            <text:p>CBDT COLL AMT AS ON DT - -</text:p>
          </table:table-cell>
          <table:table-cell table:style-name="ce4" office:value-type="string" calcext:value-type="string">
            <text:p># CHQ PAID CTS-USHODAYA ENTERPRISES P LTD</text:p>
          </table:table-cell>
          <table:table-cell table:style-name="ce4" office:value-type="string" calcext:value-type="string">
            <text:p>RTN_ECS Fund_SURAT_ . .</text:p>
          </table:table-cell>
          <table:table-cell table:number-columns-repeated="4"/>
        </table:table-row>
        <table:table-row table:style-name="ro8" table:visibility="filter">
          <table:table-cell office:value-type="float" office:value="1478" calcext:value-type="float">
            <text:p>1478</text:p>
          </table:table-cell>
          <table:table-cell office:value-type="string" calcext:value-type="string">
            <text:p>RTG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97]" office:value-type="string" office:string-value="Unknown" calcext:value-type="string">
            <text:p>Unknown</text:p>
          </table:table-cell>
          <table:table-cell table:formula="of:=IF(ISERROR(VLOOKUP([.A97];[Sheet5.$B$4:.$C$327];2;0));0;VLOOKUP([.A97];[Sheet5.$B$4:.$C$327];2;0))" office:value-type="float" office:value="149" calcext:value-type="float">
            <text:p>149</text:p>
          </table:table-cell>
          <table:table-cell table:style-name="ce2" table:formula="of:=[.I97]/[.$I$1]" office:value-type="percentage" office:value="0.000000693865017352935" calcext:value-type="percentage">
            <text:p>0.00%</text:p>
          </table:table-cell>
          <table:table-cell table:formula="of:=VLOOKUP([.A97];[Sheet5.$B$4:.$F$327];5;0)" office:value-type="float" office:value="136" calcext:value-type="float">
            <text:p>136</text:p>
          </table:table-cell>
          <table:table-cell table:formula="of:=IF(ISERROR(VLOOKUP([.$A97];[Sheet5.$N$4:.$O$12];2;0));0;VLOOKUP([.$A97];[Sheet5.$N$4:.$O$12];2;0))" office:value-type="float" office:value="0" calcext:value-type="float">
            <text:p>0</text:p>
          </table:table-cell>
          <table:table-cell table:formula="of:=IF([.F97]=&quot;Unknown&quot;;1;0)*[.I97]" office:value-type="float" office:value="149" calcext:value-type="float">
            <text:p>149</text:p>
          </table:table-cell>
          <table:table-cell table:number-columns-repeated="2"/>
          <table:table-cell table:style-name="ce4" office:value-type="string" calcext:value-type="string">
            <text:p>RTGS TRF-SBHYH -PAO GOVT OF AP</text:p>
          </table:table-cell>
          <table:table-cell table:style-name="ce4" office:value-type="string" calcext:value-type="string">
            <text:p>RTGS IB TRF SBINH</text:p>
          </table:table-cell>
          <table:table-cell table:style-name="ce4" office:value-type="string" calcext:value-type="string">
            <text:p>RTGS IB TRF CITIR</text:p>
          </table:table-cell>
          <table:table-cell table:style-name="ce4" office:value-type="string" calcext:value-type="string">
            <text:p>RTGS TRF HDFCH</text:p>
          </table:table-cell>
          <table:table-cell table:style-name="ce4" office:value-type="string" calcext:value-type="string">
            <text:p>RTGS TRF-ICICH -NARAYANA EDUCA</text:p>
          </table:table-cell>
          <table:table-cell table:style-name="ce4" office:value-type="string" calcext:value-type="string">
            <text:p>DELAY INT MAR RTGS BARBH</text:p>
          </table:table-cell>
          <table:table-cell table:style-name="ce4" office:value-type="string" calcext:value-type="string">
            <text:p>RTGS TRF-KARBH -SURESH KUMAR R</text:p>
          </table:table-cell>
          <table:table-cell table:number-columns-repeated="4"/>
        </table:table-row>
        <table:table-row table:style-name="ro7" table:visibility="filter">
          <table:table-cell office:value-type="float" office:value="1103" calcext:value-type="float">
            <text:p>1103</text:p>
          </table:table-cell>
          <table:table-cell office:value-type="string" calcext:value-type="string">
            <text:p>ECS CREDIT 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98]" office:value-type="string" office:string-value="Unknown" calcext:value-type="string">
            <text:p>Unknown</text:p>
          </table:table-cell>
          <table:table-cell table:formula="of:=IF(ISERROR(VLOOKUP([.A98];[Sheet5.$B$4:.$C$327];2;0));0;VLOOKUP([.A98];[Sheet5.$B$4:.$C$327];2;0))" office:value-type="float" office:value="133" calcext:value-type="float">
            <text:p>133</text:p>
          </table:table-cell>
          <table:table-cell table:style-name="ce2" table:formula="of:=[.I98]/[.$I$1]" office:value-type="percentage" office:value="0.000000619356022200942" calcext:value-type="percentage">
            <text:p>0.00%</text:p>
          </table:table-cell>
          <table:table-cell table:formula="of:=VLOOKUP([.A98];[Sheet5.$B$4:.$F$327];5;0)" office:value-type="float" office:value="101" calcext:value-type="float">
            <text:p>101</text:p>
          </table:table-cell>
          <table:table-cell table:formula="of:=IF(ISERROR(VLOOKUP([.$A98];[Sheet5.$N$4:.$O$12];2;0));0;VLOOKUP([.$A98];[Sheet5.$N$4:.$O$12];2;0))" office:value-type="float" office:value="0" calcext:value-type="float">
            <text:p>0</text:p>
          </table:table-cell>
          <table:table-cell table:formula="of:=IF([.F98]=&quot;Unknown&quot;;1;0)*[.I98]" office:value-type="float" office:value="133" calcext:value-type="float">
            <text:p>133</text:p>
          </table:table-cell>
          <table:table-cell table:number-columns-repeated="2"/>
          <table:table-cell table:style-name="ce4" office:value-type="string" calcext:value-type="string">
            <text:p>ECS FUND_JAIPUR_ . .</text:p>
          </table:table-cell>
          <table:table-cell table:style-name="ce4" office:value-type="string" calcext:value-type="string">
            <text:p>PAYMENT OF DIFF NOTES</text:p>
          </table:table-cell>
          <table:table-cell table:style-name="ce4" office:value-type="string" calcext:value-type="string">
            <text:p>CBS# DEPOSIT AT WARDHA</text:p>
          </table:table-cell>
          <table:table-cell table:style-name="ce4" office:value-type="string" calcext:value-type="string">
            <text:p>CHQ RET CHGS REVERSAL #</text:p>
          </table:table-cell>
          <table:table-cell table:number-columns-repeated="7"/>
        </table:table-row>
        <table:table-row table:style-name="ro1" table:visibility="filter">
          <table:table-cell office:value-type="float" office:value="5836" calcext:value-type="float">
            <text:p>5836</text:p>
          </table:table-cell>
          <table:table-cell office:value-type="string" calcext:value-type="string">
            <text:p>CUSTODY TXN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99]" office:value-type="string" office:string-value="Unknown" calcext:value-type="string">
            <text:p>Unknown</text:p>
          </table:table-cell>
          <table:table-cell table:formula="of:=IF(ISERROR(VLOOKUP([.A99];[Sheet5.$B$4:.$C$327];2;0));0;VLOOKUP([.A99];[Sheet5.$B$4:.$C$327];2;0))" office:value-type="float" office:value="101" calcext:value-type="float">
            <text:p>101</text:p>
          </table:table-cell>
          <table:table-cell table:style-name="ce2" table:formula="of:=[.I99]/[.$I$1]" office:value-type="percentage" office:value="0.000000470338031896956" calcext:value-type="percentage">
            <text:p>0.00%</text:p>
          </table:table-cell>
          <table:table-cell table:formula="of:=VLOOKUP([.A99];[Sheet5.$B$4:.$F$327];5;0)" office:value-type="float" office:value="10" calcext:value-type="float">
            <text:p>10</text:p>
          </table:table-cell>
          <table:table-cell table:formula="of:=IF(ISERROR(VLOOKUP([.$A99];[Sheet5.$N$4:.$O$12];2;0));0;VLOOKUP([.$A99];[Sheet5.$N$4:.$O$12];2;0))" office:value-type="float" office:value="0" calcext:value-type="float">
            <text:p>0</text:p>
          </table:table-cell>
          <table:table-cell table:formula="of:=IF([.F99]=&quot;Unknown&quot;;1;0)*[.I99]" office:value-type="float" office:value="101" calcext:value-type="float">
            <text:p>101</text:p>
          </table:table-cell>
          <table:table-cell table:number-columns-repeated="13"/>
        </table:table-row>
        <table:table-row table:style-name="ro6" table:visibility="filter">
          <table:table-cell office:value-type="float" office:value="5840" calcext:value-type="float">
            <text:p>5840</text:p>
          </table:table-cell>
          <table:table-cell office:value-type="string" calcext:value-type="string">
            <text:p>POS CHARGEBACK -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00]" office:value-type="string" office:string-value="Unknown" calcext:value-type="string">
            <text:p>Unknown</text:p>
          </table:table-cell>
          <table:table-cell table:formula="of:=IF(ISERROR(VLOOKUP([.A100];[Sheet5.$B$4:.$C$327];2;0));0;VLOOKUP([.A100];[Sheet5.$B$4:.$C$327];2;0))" office:value-type="float" office:value="71" calcext:value-type="float">
            <text:p>71</text:p>
          </table:table-cell>
          <table:table-cell table:style-name="ce2" table:formula="of:=[.I100]/[.$I$1]" office:value-type="percentage" office:value="0.000000330633665986969" calcext:value-type="percentage">
            <text:p>0.00%</text:p>
          </table:table-cell>
          <table:table-cell table:formula="of:=VLOOKUP([.A100];[Sheet5.$B$4:.$F$327];5;0)" office:value-type="float" office:value="52" calcext:value-type="float">
            <text:p>52</text:p>
          </table:table-cell>
          <table:table-cell table:formula="of:=IF(ISERROR(VLOOKUP([.$A100];[Sheet5.$N$4:.$O$12];2;0));0;VLOOKUP([.$A100];[Sheet5.$N$4:.$O$12];2;0))" office:value-type="float" office:value="0" calcext:value-type="float">
            <text:p>0</text:p>
          </table:table-cell>
          <table:table-cell table:formula="of:=IF([.F100]=&quot;Unknown&quot;;1;0)*[.I100]" office:value-type="float" office:value="71" calcext:value-type="float">
            <text:p>71</text:p>
          </table:table-cell>
          <table:table-cell table:number-columns-repeated="2"/>
          <table:table-cell table:style-name="ce4" office:value-type="string" calcext:value-type="string">
            <text:p>MPC C-CHARGEBACKDT / - -</text:p>
          </table:table-cell>
          <table:table-cell table:style-name="ce4" office:value-type="string" calcext:value-type="string">
            <text:p>VR R-C-SLIP REQ NOT FULFILLED- /</text:p>
          </table:table-cell>
          <table:table-cell table:number-columns-repeated="9"/>
        </table:table-row>
        <table:table-row table:style-name="ro7" table:visibility="filter">
          <table:table-cell office:value-type="float" office:value="5842" calcext:value-type="float">
            <text:p>5842</text:p>
          </table:table-cell>
          <table:table-cell office:value-type="string" calcext:value-type="string">
            <text:p>POSTING VMT REVERSAL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01]" office:value-type="string" office:string-value="Unknown" calcext:value-type="string">
            <text:p>Unknown</text:p>
          </table:table-cell>
          <table:table-cell table:formula="of:=IF(ISERROR(VLOOKUP([.A101];[Sheet5.$B$4:.$C$327];2;0));0;VLOOKUP([.A101];[Sheet5.$B$4:.$C$327];2;0))" office:value-type="float" office:value="50" calcext:value-type="float">
            <text:p>50</text:p>
          </table:table-cell>
          <table:table-cell table:style-name="ce2" table:formula="of:=[.I101]/[.$I$1]" office:value-type="percentage" office:value="0.000000232840609849978" calcext:value-type="percentage">
            <text:p>0.00%</text:p>
          </table:table-cell>
          <table:table-cell table:formula="of:=VLOOKUP([.A101];[Sheet5.$B$4:.$F$327];5;0)" office:value-type="float" office:value="48" calcext:value-type="float">
            <text:p>48</text:p>
          </table:table-cell>
          <table:table-cell table:formula="of:=IF(ISERROR(VLOOKUP([.$A101];[Sheet5.$N$4:.$O$12];2;0));0;VLOOKUP([.$A101];[Sheet5.$N$4:.$O$12];2;0))" office:value-type="float" office:value="0" calcext:value-type="float">
            <text:p>0</text:p>
          </table:table-cell>
          <table:table-cell table:formula="of:=IF([.F101]=&quot;Unknown&quot;;1;0)*[.I101]" office:value-type="float" office:value="50" calcext:value-type="float">
            <text:p>50</text:p>
          </table:table-cell>
          <table:table-cell table:number-columns-repeated="2"/>
          <table:table-cell table:style-name="ce4" office:value-type="string" calcext:value-type="string">
            <text:p>$ . @ . /</text:p>
          </table:table-cell>
          <table:table-cell table:style-name="ce4" office:value-type="string" calcext:value-type="string">
            <text:p>% -SGD . @ . /</text:p>
          </table:table-cell>
          <table:table-cell table:style-name="ce4" office:value-type="string" calcext:value-type="string">
            <text:p>% % -GBP . @ . /</text:p>
          </table:table-cell>
          <table:table-cell table:number-columns-repeated="8"/>
        </table:table-row>
        <table:table-row table:style-name="ro6" table:visibility="filter">
          <table:table-cell office:value-type="float" office:value="1301" calcext:value-type="float">
            <text:p>1301</text:p>
          </table:table-cell>
          <table:table-cell office:value-type="string" calcext:value-type="string">
            <text:p>A/C CL C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02]" office:value-type="string" office:string-value="Unknown" calcext:value-type="string">
            <text:p>Unknown</text:p>
          </table:table-cell>
          <table:table-cell table:formula="of:=IF(ISERROR(VLOOKUP([.A102];[Sheet5.$B$4:.$C$327];2;0));0;VLOOKUP([.A102];[Sheet5.$B$4:.$C$327];2;0))" office:value-type="float" office:value="47" calcext:value-type="float">
            <text:p>47</text:p>
          </table:table-cell>
          <table:table-cell table:style-name="ce2" table:formula="of:=[.I102]/[.$I$1]" office:value-type="percentage" office:value="0.00000021887017325898" calcext:value-type="percentage">
            <text:p>0.00%</text:p>
          </table:table-cell>
          <table:table-cell table:formula="of:=VLOOKUP([.A102];[Sheet5.$B$4:.$F$327];5;0)" office:value-type="float" office:value="47" calcext:value-type="float">
            <text:p>47</text:p>
          </table:table-cell>
          <table:table-cell table:formula="of:=IF(ISERROR(VLOOKUP([.$A102];[Sheet5.$N$4:.$O$12];2;0));0;VLOOKUP([.$A102];[Sheet5.$N$4:.$O$12];2;0))" office:value-type="float" office:value="0" calcext:value-type="float">
            <text:p>0</text:p>
          </table:table-cell>
          <table:table-cell table:formula="of:=IF([.F102]=&quot;Unknown&quot;;1;0)*[.I102]" office:value-type="float" office:value="47" calcext:value-type="float">
            <text:p>47</text:p>
          </table:table-cell>
          <table:table-cell/>
          <table:table-cell office:value-type="string" calcext:value-type="string">
            <text:p>self can be searched</text:p>
          </table:table-cell>
          <table:table-cell table:style-name="ce4" office:value-type="string" calcext:value-type="string">
            <text:p>A/C CL CSH chq no - CHARMINAR</text:p>
          </table:table-cell>
          <table:table-cell table:style-name="ce4" office:value-type="string" calcext:value-type="string">
            <text:p>A/C CL CHQ NO - JUBILEE HILL</text:p>
          </table:table-cell>
          <table:table-cell table:style-name="ce4" office:value-type="string" calcext:value-type="string">
            <text:p>A/C CL CSH SELF - KUSHAIGUDA</text:p>
          </table:table-cell>
          <table:table-cell table:number-columns-repeated="8"/>
        </table:table-row>
        <table:table-row table:style-name="ro1" table:visibility="filter">
          <table:table-cell office:value-type="float" office:value="9250" calcext:value-type="float">
            <text:p>9250</text:p>
          </table:table-cell>
          <table:table-cell office:value-type="string" calcext:value-type="string">
            <text:p>OTHER TRANSACTION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03]" office:value-type="string" office:string-value="Unknown" calcext:value-type="string">
            <text:p>Unknown</text:p>
          </table:table-cell>
          <table:table-cell table:formula="of:=IF(ISERROR(VLOOKUP([.A103];[Sheet5.$B$4:.$C$327];2;0));0;VLOOKUP([.A103];[Sheet5.$B$4:.$C$327];2;0))" office:value-type="float" office:value="18" calcext:value-type="float">
            <text:p>18</text:p>
          </table:table-cell>
          <table:table-cell table:style-name="ce2" table:formula="of:=[.I103]/[.$I$1]" office:value-type="percentage" office:value="0.0000000838226195459922" calcext:value-type="percentage">
            <text:p>0.00%</text:p>
          </table:table-cell>
          <table:table-cell table:formula="of:=VLOOKUP([.A103];[Sheet5.$B$4:.$F$327];5;0)" office:value-type="float" office:value="18" calcext:value-type="float">
            <text:p>18</text:p>
          </table:table-cell>
          <table:table-cell table:formula="of:=IF(ISERROR(VLOOKUP([.$A103];[Sheet5.$N$4:.$O$12];2;0));0;VLOOKUP([.$A103];[Sheet5.$N$4:.$O$12];2;0))" office:value-type="float" office:value="0" calcext:value-type="float">
            <text:p>0</text:p>
          </table:table-cell>
          <table:table-cell table:formula="of:=IF([.F103]=&quot;Unknown&quot;;1;0)*[.I103]" office:value-type="float" office:value="18" calcext:value-type="float">
            <text:p>18</text:p>
          </table:table-cell>
          <table:table-cell table:number-columns-repeated="13"/>
        </table:table-row>
        <table:table-row table:style-name="ro1" table:visibility="filter">
          <table:table-cell office:value-type="float" office:value="1045" calcext:value-type="float">
            <text:p>1045</text:p>
          </table:table-cell>
          <table:table-cell office:value-type="string" calcext:value-type="string">
            <text:p>FCY CHEQUE COLLECTION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04]" office:value-type="string" office:string-value="Unknown" calcext:value-type="string">
            <text:p>Unknown</text:p>
          </table:table-cell>
          <table:table-cell table:formula="of:=IF(ISERROR(VLOOKUP([.A104];[Sheet5.$B$4:.$C$327];2;0));0;VLOOKUP([.A104];[Sheet5.$B$4:.$C$327];2;0))" office:value-type="float" office:value="17" calcext:value-type="float">
            <text:p>17</text:p>
          </table:table-cell>
          <table:table-cell table:style-name="ce2" table:formula="of:=[.I104]/[.$I$1]" office:value-type="percentage" office:value="0.0000000791658073489926" calcext:value-type="percentage">
            <text:p>0.00%</text:p>
          </table:table-cell>
          <table:table-cell table:formula="of:=VLOOKUP([.A104];[Sheet5.$B$4:.$F$327];5;0)" office:value-type="float" office:value="17" calcext:value-type="float">
            <text:p>17</text:p>
          </table:table-cell>
          <table:table-cell table:formula="of:=IF(ISERROR(VLOOKUP([.$A104];[Sheet5.$N$4:.$O$12];2;0));0;VLOOKUP([.$A104];[Sheet5.$N$4:.$O$12];2;0))" office:value-type="float" office:value="0" calcext:value-type="float">
            <text:p>0</text:p>
          </table:table-cell>
          <table:table-cell table:formula="of:=IF([.F104]=&quot;Unknown&quot;;1;0)*[.I104]" office:value-type="float" office:value="17" calcext:value-type="float">
            <text:p>17</text:p>
          </table:table-cell>
          <table:table-cell table:number-columns-repeated="13"/>
        </table:table-row>
        <table:table-row table:style-name="ro6" table:visibility="filter">
          <table:table-cell office:value-type="float" office:value="1176" calcext:value-type="float">
            <text:p>1176</text:p>
          </table:table-cell>
          <table:table-cell office:value-type="string" calcext:value-type="string">
            <text:p>PAD ENTRI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05]" office:value-type="string" office:string-value="Unknown" calcext:value-type="string">
            <text:p>Unknown</text:p>
          </table:table-cell>
          <table:table-cell table:formula="of:=IF(ISERROR(VLOOKUP([.A105];[Sheet5.$B$4:.$C$327];2;0));0;VLOOKUP([.A105];[Sheet5.$B$4:.$C$327];2;0))" office:value-type="float" office:value="12" calcext:value-type="float">
            <text:p>12</text:p>
          </table:table-cell>
          <table:table-cell table:style-name="ce2" table:formula="of:=[.I105]/[.$I$1]" office:value-type="percentage" office:value="0.0000000558817463639948" calcext:value-type="percentage">
            <text:p>0.00%</text:p>
          </table:table-cell>
          <table:table-cell table:formula="of:=VLOOKUP([.A105];[Sheet5.$B$4:.$F$327];5;0)" office:value-type="float" office:value="10" calcext:value-type="float">
            <text:p>10</text:p>
          </table:table-cell>
          <table:table-cell table:formula="of:=IF(ISERROR(VLOOKUP([.$A105];[Sheet5.$N$4:.$O$12];2;0));0;VLOOKUP([.$A105];[Sheet5.$N$4:.$O$12];2;0))" office:value-type="float" office:value="0" calcext:value-type="float">
            <text:p>0</text:p>
          </table:table-cell>
          <table:table-cell table:formula="of:=IF([.F105]=&quot;Unknown&quot;;1;0)*[.I105]" office:value-type="float" office:value="12" calcext:value-type="float">
            <text:p>12</text:p>
          </table:table-cell>
          <table:table-cell table:number-columns-repeated="2"/>
          <table:table-cell table:style-name="ce4" office:value-type="string" calcext:value-type="string">
            <text:p>P:V PREM ENH ADDL COV GR MED POL</text:p>
          </table:table-cell>
          <table:table-cell table:style-name="ce4" office:value-type="string" calcext:value-type="string">
            <text:p>P: F n F Settlement</text:p>
          </table:table-cell>
          <table:table-cell table:number-columns-repeated="9"/>
        </table:table-row>
        <table:table-row table:style-name="ro7" table:visibility="filter">
          <table:table-cell office:value-type="float" office:value="2770" calcext:value-type="float">
            <text:p>2770</text:p>
          </table:table-cell>
          <table:table-cell office:value-type="string" calcext:value-type="string">
            <text:p>TERMINAL RENTAL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06]" office:value-type="string" office:string-value="Unknown" calcext:value-type="string">
            <text:p>Unknown</text:p>
          </table:table-cell>
          <table:table-cell table:formula="of:=IF(ISERROR(VLOOKUP([.A106];[Sheet5.$B$4:.$C$327];2;0));0;VLOOKUP([.A106];[Sheet5.$B$4:.$C$327];2;0))" office:value-type="float" office:value="10" calcext:value-type="float">
            <text:p>10</text:p>
          </table:table-cell>
          <table:table-cell table:style-name="ce2" table:formula="of:=[.I106]/[.$I$1]" office:value-type="percentage" office:value="0.0000000465681219699957" calcext:value-type="percentage">
            <text:p>0.00%</text:p>
          </table:table-cell>
          <table:table-cell table:formula="of:=VLOOKUP([.A106];[Sheet5.$B$4:.$F$327];5;0)" office:value-type="float" office:value="1" calcext:value-type="float">
            <text:p>1</text:p>
          </table:table-cell>
          <table:table-cell table:formula="of:=IF(ISERROR(VLOOKUP([.$A106];[Sheet5.$N$4:.$O$12];2;0));0;VLOOKUP([.$A106];[Sheet5.$N$4:.$O$12];2;0))" office:value-type="float" office:value="0" calcext:value-type="float">
            <text:p>0</text:p>
          </table:table-cell>
          <table:table-cell table:formula="of:=IF([.F106]=&quot;Unknown&quot;;1;0)*[.I106]" office:value-type="float" office:value="10" calcext:value-type="float">
            <text:p>10</text:p>
          </table:table-cell>
          <table:table-cell table:number-columns-repeated="2"/>
          <table:table-cell table:style-name="ce4" office:value-type="string" calcext:value-type="string">
            <text:p>EDC Rental APR S</text:p>
          </table:table-cell>
          <table:table-cell table:style-name="ce4" office:value-type="string" calcext:value-type="string">
            <text:p>MAP RENTAL RECOVERY JUN</text:p>
          </table:table-cell>
          <table:table-cell table:number-columns-repeated="9"/>
        </table:table-row>
        <table:table-row table:style-name="ro9" table:visibility="filter">
          <table:table-cell office:value-type="float" office:value="1039" calcext:value-type="float">
            <text:p>1039</text:p>
          </table:table-cell>
          <table:table-cell office:value-type="string" calcext:value-type="string">
            <text:p>VENDOR PAYMENT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07]" office:value-type="string" office:string-value="Unknown" calcext:value-type="string">
            <text:p>Unknown</text:p>
          </table:table-cell>
          <table:table-cell table:formula="of:=IF(ISERROR(VLOOKUP([.A107];[Sheet5.$B$4:.$C$327];2;0));0;VLOOKUP([.A107];[Sheet5.$B$4:.$C$327];2;0))" office:value-type="float" office:value="10" calcext:value-type="float">
            <text:p>10</text:p>
          </table:table-cell>
          <table:table-cell table:style-name="ce2" table:formula="of:=[.I107]/[.$I$1]" office:value-type="percentage" office:value="0.0000000465681219699957" calcext:value-type="percentage">
            <text:p>0.00%</text:p>
          </table:table-cell>
          <table:table-cell table:formula="of:=VLOOKUP([.A107];[Sheet5.$B$4:.$F$327];5;0)" office:value-type="float" office:value="4" calcext:value-type="float">
            <text:p>4</text:p>
          </table:table-cell>
          <table:table-cell table:formula="of:=IF(ISERROR(VLOOKUP([.$A107];[Sheet5.$N$4:.$O$12];2;0));0;VLOOKUP([.$A107];[Sheet5.$N$4:.$O$12];2;0))" office:value-type="float" office:value="0" calcext:value-type="float">
            <text:p>0</text:p>
          </table:table-cell>
          <table:table-cell table:formula="of:=IF([.F107]=&quot;Unknown&quot;;1;0)*[.I107]" office:value-type="float" office:value="10" calcext:value-type="float">
            <text:p>10</text:p>
          </table:table-cell>
          <table:table-cell table:number-columns-repeated="2"/>
          <table:table-cell table:style-name="ce4" office:value-type="string" calcext:value-type="string">
            <text:p>VENPYMT-BILL NO. /CM</text:p>
          </table:table-cell>
          <table:table-cell table:style-name="ce4" office:value-type="string" calcext:value-type="string">
            <text:p>VENPYMT-BILL NO.JANNATWADHWA/NISSAN SUNN</text:p>
          </table:table-cell>
          <table:table-cell table:style-name="ce4" office:value-type="string" calcext:value-type="string">
            <text:p>F- TRAVEL RECOVERY DONE</text:p>
          </table:table-cell>
          <table:table-cell table:style-name="ce4" office:value-type="string" calcext:value-type="string">
            <text:p>F- Amount debited towards Failures of De</text:p>
          </table:table-cell>
          <table:table-cell table:number-columns-repeated="7"/>
        </table:table-row>
        <table:table-row table:style-name="ro7" table:visibility="filter">
          <table:table-cell office:value-type="float" office:value="1118" calcext:value-type="float">
            <text:p>1118</text:p>
          </table:table-cell>
          <table:table-cell office:value-type="string" calcext:value-type="string">
            <text:p>DISBURSEMENT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08]" office:value-type="string" office:string-value="Unknown" calcext:value-type="string">
            <text:p>Unknown</text:p>
          </table:table-cell>
          <table:table-cell table:formula="of:=IF(ISERROR(VLOOKUP([.A108];[Sheet5.$B$4:.$C$327];2;0));0;VLOOKUP([.A108];[Sheet5.$B$4:.$C$327];2;0))" office:value-type="float" office:value="9" calcext:value-type="float">
            <text:p>9</text:p>
          </table:table-cell>
          <table:table-cell table:style-name="ce2" table:formula="of:=[.I108]/[.$I$1]" office:value-type="percentage" office:value="0.0000000419113097729961" calcext:value-type="percentage">
            <text:p>0.00%</text:p>
          </table:table-cell>
          <table:table-cell table:formula="of:=VLOOKUP([.A108];[Sheet5.$B$4:.$F$327];5;0)" office:value-type="float" office:value="4" calcext:value-type="float">
            <text:p>4</text:p>
          </table:table-cell>
          <table:table-cell table:formula="of:=IF(ISERROR(VLOOKUP([.$A108];[Sheet5.$N$4:.$O$12];2;0));0;VLOOKUP([.$A108];[Sheet5.$N$4:.$O$12];2;0))" office:value-type="float" office:value="0" calcext:value-type="float">
            <text:p>0</text:p>
          </table:table-cell>
          <table:table-cell table:formula="of:=IF([.F108]=&quot;Unknown&quot;;1;0)*[.I108]" office:value-type="float" office:value="9" calcext:value-type="float">
            <text:p>9</text:p>
          </table:table-cell>
          <table:table-cell table:number-columns-repeated="2"/>
          <table:table-cell table:style-name="ce4" office:value-type="string" calcext:value-type="string">
            <text:p>PCFC INT.ON EPC JUN</text:p>
          </table:table-cell>
          <table:table-cell table:style-name="ce4" office:value-type="string" calcext:value-type="string">
            <text:p>EPCL INT.ON EPC JUN</text:p>
          </table:table-cell>
          <table:table-cell table:style-name="ce4" office:value-type="string" calcext:value-type="string">
            <text:p>P AND L ENTRY FOR AUG</text:p>
          </table:table-cell>
          <table:table-cell table:style-name="ce4" office:value-type="string" calcext:value-type="string">
            <text:p>SERV on Rs -SALEEM</text:p>
          </table:table-cell>
          <table:table-cell table:style-name="ce4" office:value-type="string" calcext:value-type="string">
            <text:p>CESS on Rs -RAMESH@LAK</text:p>
          </table:table-cell>
          <table:table-cell table:number-columns-repeated="6"/>
        </table:table-row>
        <table:table-row table:style-name="ro1" table:visibility="filter">
          <table:table-cell office:value-type="float" office:value="1089" calcext:value-type="float">
            <text:p>1089</text:p>
          </table:table-cell>
          <table:table-cell office:value-type="string" calcext:value-type="string">
            <text:p>CSGL TXN DEBIT-TROP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09]" office:value-type="string" office:string-value="Unknown" calcext:value-type="string">
            <text:p>Unknown</text:p>
          </table:table-cell>
          <table:table-cell table:formula="of:=IF(ISERROR(VLOOKUP([.A109];[Sheet5.$B$4:.$C$327];2;0));0;VLOOKUP([.A109];[Sheet5.$B$4:.$C$327];2;0))" office:value-type="float" office:value="3" calcext:value-type="float">
            <text:p>3</text:p>
          </table:table-cell>
          <table:table-cell table:style-name="ce2" table:formula="of:=[.I109]/[.$I$1]" office:value-type="percentage" office:value="0.0000000139704365909987" calcext:value-type="percentage">
            <text:p>0.00%</text:p>
          </table:table-cell>
          <table:table-cell table:formula="of:=VLOOKUP([.A109];[Sheet5.$B$4:.$F$327];5;0)" office:value-type="float" office:value="3" calcext:value-type="float">
            <text:p>3</text:p>
          </table:table-cell>
          <table:table-cell table:formula="of:=IF(ISERROR(VLOOKUP([.$A109];[Sheet5.$N$4:.$O$12];2;0));0;VLOOKUP([.$A109];[Sheet5.$N$4:.$O$12];2;0))" office:value-type="float" office:value="0" calcext:value-type="float">
            <text:p>0</text:p>
          </table:table-cell>
          <table:table-cell table:formula="of:=IF([.F109]=&quot;Unknown&quot;;1;0)*[.I109]" office:value-type="float" office:value="3" calcext:value-type="float">
            <text:p>3</text:p>
          </table:table-cell>
          <table:table-cell table:number-columns-repeated="13"/>
        </table:table-row>
        <table:table-row table:style-name="ro7" table:visibility="filter">
          <table:table-cell office:value-type="float" office:value="1477" calcext:value-type="float">
            <text:p>1477</text:p>
          </table:table-cell>
          <table:table-cell office:value-type="string" calcext:value-type="string">
            <text:p>RTG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10]" office:value-type="string" office:string-value="Unknown" calcext:value-type="string">
            <text:p>Unknown</text:p>
          </table:table-cell>
          <table:table-cell table:formula="of:=IF(ISERROR(VLOOKUP([.A110];[Sheet5.$B$4:.$C$327];2;0));0;VLOOKUP([.A110];[Sheet5.$B$4:.$C$327];2;0))" office:value-type="float" office:value="3" calcext:value-type="float">
            <text:p>3</text:p>
          </table:table-cell>
          <table:table-cell table:style-name="ce2" table:formula="of:=[.I110]/[.$I$1]" office:value-type="percentage" office:value="0.0000000139704365909987" calcext:value-type="percentage">
            <text:p>0.00%</text:p>
          </table:table-cell>
          <table:table-cell table:formula="of:=VLOOKUP([.A110];[Sheet5.$B$4:.$F$327];5;0)" office:value-type="float" office:value="3" calcext:value-type="float">
            <text:p>3</text:p>
          </table:table-cell>
          <table:table-cell table:formula="of:=IF(ISERROR(VLOOKUP([.$A110];[Sheet5.$N$4:.$O$12];2;0));0;VLOOKUP([.$A110];[Sheet5.$N$4:.$O$12];2;0))" office:value-type="float" office:value="2" calcext:value-type="float">
            <text:p>2</text:p>
          </table:table-cell>
          <table:table-cell table:formula="of:=IF([.F110]=&quot;Unknown&quot;;1;0)*[.I110]" office:value-type="float" office:value="3" calcext:value-type="float">
            <text:p>3</text:p>
          </table:table-cell>
          <table:table-cell/>
          <table:table-cell office:value-type="string" calcext:value-type="string">
            <text:p>charges?</text:p>
          </table:table-cell>
          <table:table-cell table:style-name="ce4" office:value-type="string" calcext:value-type="string">
            <text:p>NEFT_CHGS_MAR </text:p>
          </table:table-cell>
          <table:table-cell table:style-name="ce4" office:value-type="string" calcext:value-type="string">
            <text:p>RTGS_CHGS_MAR </text:p>
          </table:table-cell>
          <table:table-cell table:number-columns-repeated="9"/>
        </table:table-row>
        <table:table-row table:style-name="ro6" table:visibility="filter">
          <table:table-cell office:value-type="float" office:value="2951" calcext:value-type="float">
            <text:p>2951</text:p>
          </table:table-cell>
          <table:table-cell office:value-type="string" calcext:value-type="string">
            <text:p>RTG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11]" office:value-type="string" office:string-value="Unknown" calcext:value-type="string">
            <text:p>Unknown</text:p>
          </table:table-cell>
          <table:table-cell table:formula="of:=IF(ISERROR(VLOOKUP([.A111];[Sheet5.$B$4:.$C$327];2;0));0;VLOOKUP([.A111];[Sheet5.$B$4:.$C$327];2;0))" office:value-type="float" office:value="1" calcext:value-type="float">
            <text:p>1</text:p>
          </table:table-cell>
          <table:table-cell table:style-name="ce2" table:formula="of:=[.I111]/[.$I$1]" office:value-type="percentage" office:value="0.00000000465681219699957" calcext:value-type="percentage">
            <text:p>0.00%</text:p>
          </table:table-cell>
          <table:table-cell table:formula="of:=VLOOKUP([.A111];[Sheet5.$B$4:.$F$327];5;0)" office:value-type="float" office:value="1" calcext:value-type="float">
            <text:p>1</text:p>
          </table:table-cell>
          <table:table-cell table:formula="of:=IF(ISERROR(VLOOKUP([.$A111];[Sheet5.$N$4:.$O$12];2;0));0;VLOOKUP([.$A111];[Sheet5.$N$4:.$O$12];2;0))" office:value-type="float" office:value="1" calcext:value-type="float">
            <text:p>1</text:p>
          </table:table-cell>
          <table:table-cell table:formula="of:=IF([.F111]=&quot;Unknown&quot;;1;0)*[.I111]"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RTGS Dr-UTIB -SeedWorks Internatio</text:p>
          </table:table-cell>
          <table:table-cell table:style-name="ce4" office:value-type="string" calcext:value-type="string">
            <text:p>RTGS Dr-KARB -MARUTSHARMA-Netbank</text:p>
          </table:table-cell>
          <table:table-cell table:number-columns-repeated="9"/>
        </table:table-row>
        <table:table-row table:style-name="ro7">
          <table:table-cell office:value-type="float" office:value="2208" calcext:value-type="float">
            <text:p>2208</text:p>
          </table:table-cell>
          <table:table-cell office:value-type="string" calcext:value-type="string">
            <text:p>ATM BILLPA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llpay</text:p>
          </table:table-cell>
          <table:table-cell office:value-type="string" calcext:value-type="string">
            <text:p>None</text:p>
          </table:table-cell>
          <table:table-cell table:formula="of:=[.F112]" office:value-type="string" office:string-value="Billpay" calcext:value-type="string">
            <text:p>Billpay</text:p>
          </table:table-cell>
          <table:table-cell table:formula="of:=IF(ISERROR(VLOOKUP([.A112];[Sheet5.$B$4:.$C$327];2;0));0;VLOOKUP([.A112];[Sheet5.$B$4:.$C$327];2;0))" office:value-type="float" office:value="773263" calcext:value-type="float">
            <text:p>773263</text:p>
          </table:table-cell>
          <table:table-cell table:style-name="ce2" table:formula="of:=[.I112]/[.$I$1]" office:value-type="percentage" office:value="0.00360094056988848" calcext:value-type="percentage">
            <text:p>0.36%</text:p>
          </table:table-cell>
          <table:table-cell table:formula="of:=VLOOKUP([.A112];[Sheet5.$B$4:.$F$327];5;0)" office:value-type="float" office:value="130908" calcext:value-type="float">
            <text:p>130908</text:p>
          </table:table-cell>
          <table:table-cell table:formula="of:=IF(ISERROR(VLOOKUP([.$A112];[Sheet5.$N$4:.$O$12];2;0));0;VLOOKUP([.$A112];[Sheet5.$N$4:.$O$12];2;0))" office:value-type="float" office:value="0" calcext:value-type="float">
            <text:p>0</text:p>
          </table:table-cell>
          <table:table-cell table:formula="of:=IF([.F112]=&quot;Unknown&quot;;1;0)*[.I112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ATM BILLPAY-HDFCCC- -</text:p>
          </table:table-cell>
          <table:table-cell table:number-columns-repeated="10"/>
        </table:table-row>
        <table:table-row table:style-name="ro7" table:visibility="filter">
          <table:table-cell office:value-type="float" office:value="2916" calcext:value-type="float">
            <text:p>2916</text:p>
          </table:table-cell>
          <table:table-cell office:value-type="string" calcext:value-type="string">
            <text:p>IB BILLPAY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Billpay</text:p>
          </table:table-cell>
          <table:table-cell office:value-type="string" calcext:value-type="string">
            <text:p>None</text:p>
          </table:table-cell>
          <table:table-cell table:formula="of:=[.F113]" office:value-type="string" office:string-value="Billpay" calcext:value-type="string">
            <text:p>Billpay</text:p>
          </table:table-cell>
          <table:table-cell table:formula="of:=IF(ISERROR(VLOOKUP([.A113];[Sheet5.$B$4:.$C$327];2;0));0;VLOOKUP([.A113];[Sheet5.$B$4:.$C$327];2;0))" office:value-type="float" office:value="4102122" calcext:value-type="float">
            <text:p>4102122</text:p>
          </table:table-cell>
          <table:table-cell table:style-name="ce2" table:formula="of:=[.I113]/[.$I$1]" office:value-type="percentage" office:value="0.0191028117631803" calcext:value-type="percentage">
            <text:p>1.91%</text:p>
          </table:table-cell>
          <table:table-cell table:formula="of:=VLOOKUP([.A113];[Sheet5.$B$4:.$F$327];5;0)" office:value-type="float" office:value="401063" calcext:value-type="float">
            <text:p>401063</text:p>
          </table:table-cell>
          <table:table-cell table:formula="of:=IF(ISERROR(VLOOKUP([.$A113];[Sheet5.$N$4:.$O$12];2;0));0;VLOOKUP([.$A113];[Sheet5.$N$4:.$O$12];2;0))" office:value-type="float" office:value="0" calcext:value-type="float">
            <text:p>0</text:p>
          </table:table-cell>
          <table:table-cell table:formula="of:=IF([.F113]=&quot;Unknown&quot;;1;0)*[.I113]" office:value-type="float" office:value="0" calcext:value-type="float">
            <text:p>0</text:p>
          </table:table-cell>
          <table:table-cell/>
          <table:table-cell office:value-type="string" calcext:value-type="string">
            <text:p>Only Diff- HDFCSE,HDFCCC,HDFCTE,etc.</text:p>
          </table:table-cell>
          <table:table-cell table:style-name="ce4" office:value-type="string" calcext:value-type="string">
            <text:p>IB BILLPAY DR-HDFCSE-</text:p>
          </table:table-cell>
          <table:table-cell table:style-name="ce4" office:value-type="string" calcext:value-type="string">
            <text:p>IB BILLPAY DR-HDFCTE-</text:p>
          </table:table-cell>
          <table:table-cell table:style-name="ce4" office:value-type="string" calcext:value-type="string">
            <text:p>IB BILLPAY DR-HDFCWE-</text:p>
          </table:table-cell>
          <table:table-cell table:number-columns-repeated="8"/>
        </table:table-row>
        <table:table-row table:style-name="ro1" table:visibility="filter">
          <table:table-cell office:value-type="float" office:value="1393" calcext:value-type="float">
            <text:p>1393</text:p>
          </table:table-cell>
          <table:table-cell office:value-type="string" calcext:value-type="string">
            <text:p>AMB SERVICE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14]" office:value-type="string" office:string-value="Charges" calcext:value-type="string">
            <text:p>Charges</text:p>
          </table:table-cell>
          <table:table-cell table:formula="of:=IF(ISERROR(VLOOKUP([.A114];[Sheet5.$B$4:.$C$327];2;0));0;VLOOKUP([.A114];[Sheet5.$B$4:.$C$327];2;0))" office:value-type="float" office:value="131404" calcext:value-type="float">
            <text:p>131404</text:p>
          </table:table-cell>
          <table:table-cell table:style-name="ce2" table:formula="of:=[.I114]/[.$I$1]" office:value-type="percentage" office:value="0.000611923749934531" calcext:value-type="percentage">
            <text:p>0.06%</text:p>
          </table:table-cell>
          <table:table-cell table:formula="of:=VLOOKUP([.A114];[Sheet5.$B$4:.$F$327];5;0)" office:value-type="float" office:value="24106" calcext:value-type="float">
            <text:p>24106</text:p>
          </table:table-cell>
          <table:table-cell table:formula="of:=IF(ISERROR(VLOOKUP([.$A114];[Sheet5.$N$4:.$O$12];2;0));0;VLOOKUP([.$A114];[Sheet5.$N$4:.$O$12];2;0))" office:value-type="float" office:value="0" calcext:value-type="float">
            <text:p>0</text:p>
          </table:table-cell>
          <table:table-cell table:formula="of:=IF([.F114]=&quot;Unknown&quot;;1;0)*[.I114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1209" calcext:value-type="float">
            <text:p>1209</text:p>
          </table:table-cell>
          <table:table-cell office:value-type="string" calcext:value-type="string">
            <text:p>AQB SERVICE CHARGE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15]" office:value-type="string" office:string-value="Charges" calcext:value-type="string">
            <text:p>Charges</text:p>
          </table:table-cell>
          <table:table-cell table:formula="of:=IF(ISERROR(VLOOKUP([.A115];[Sheet5.$B$4:.$C$327];2;0));0;VLOOKUP([.A115];[Sheet5.$B$4:.$C$327];2;0))" office:value-type="float" office:value="199" calcext:value-type="float">
            <text:p>199</text:p>
          </table:table-cell>
          <table:table-cell table:style-name="ce2" table:formula="of:=[.I115]/[.$I$1]" office:value-type="percentage" office:value="0.000000926705627202914" calcext:value-type="percentage">
            <text:p>0.00%</text:p>
          </table:table-cell>
          <table:table-cell table:formula="of:=VLOOKUP([.A115];[Sheet5.$B$4:.$F$327];5;0)" office:value-type="float" office:value="72" calcext:value-type="float">
            <text:p>72</text:p>
          </table:table-cell>
          <table:table-cell table:formula="of:=IF(ISERROR(VLOOKUP([.$A115];[Sheet5.$N$4:.$O$12];2;0));0;VLOOKUP([.$A115];[Sheet5.$N$4:.$O$12];2;0))" office:value-type="float" office:value="0" calcext:value-type="float">
            <text:p>0</text:p>
          </table:table-cell>
          <table:table-cell table:formula="of:=IF([.F115]=&quot;Unknown&quot;;1;0)*[.I11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ATM INTERNATIONAL CWD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16]" office:value-type="string" office:string-value="Charges" calcext:value-type="string">
            <text:p>Charges</text:p>
          </table:table-cell>
          <table:table-cell table:formula="of:=IF(ISERROR(VLOOKUP([.A116];[Sheet5.$B$4:.$C$327];2;0));0;VLOOKUP([.A116];[Sheet5.$B$4:.$C$327];2;0))" office:value-type="float" office:value="33157" calcext:value-type="float">
            <text:p>33157</text:p>
          </table:table-cell>
          <table:table-cell table:style-name="ce2" table:formula="of:=[.I116]/[.$I$1]" office:value-type="percentage" office:value="0.000154405922015915" calcext:value-type="percentage">
            <text:p>0.02%</text:p>
          </table:table-cell>
          <table:table-cell table:formula="of:=VLOOKUP([.A116];[Sheet5.$B$4:.$F$327];5;0)" office:value-type="float" office:value="7805" calcext:value-type="float">
            <text:p>7805</text:p>
          </table:table-cell>
          <table:table-cell table:formula="of:=IF(ISERROR(VLOOKUP([.$A116];[Sheet5.$N$4:.$O$12];2;0));0;VLOOKUP([.$A116];[Sheet5.$N$4:.$O$12];2;0))" office:value-type="float" office:value="0" calcext:value-type="float">
            <text:p>0</text:p>
          </table:table-cell>
          <table:table-cell table:formula="of:=IF([.F116]=&quot;Unknown&quot;;1;0)*[.I11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string" calcext:value-type="string">
            <text:p>BAL INQ FEE FOR ATM REMOTE ONUS-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17]" office:value-type="string" office:string-value="Charges" calcext:value-type="string">
            <text:p>Charges</text:p>
          </table:table-cell>
          <table:table-cell table:formula="of:=IF(ISERROR(VLOOKUP([.A117];[Sheet5.$B$4:.$C$327];2;0));0;VLOOKUP([.A117];[Sheet5.$B$4:.$C$327];2;0))" office:value-type="float" office:value="2891" calcext:value-type="float">
            <text:p>2891</text:p>
          </table:table-cell>
          <table:table-cell table:style-name="ce2" table:formula="of:=[.I117]/[.$I$1]" office:value-type="percentage" office:value="0.0000134628440615257" calcext:value-type="percentage">
            <text:p>0.00%</text:p>
          </table:table-cell>
          <table:table-cell table:formula="of:=VLOOKUP([.A117];[Sheet5.$B$4:.$F$327];5;0)" office:value-type="float" office:value="1434" calcext:value-type="float">
            <text:p>1434</text:p>
          </table:table-cell>
          <table:table-cell table:formula="of:=IF(ISERROR(VLOOKUP([.$A117];[Sheet5.$N$4:.$O$12];2;0));0;VLOOKUP([.$A117];[Sheet5.$N$4:.$O$12];2;0))" office:value-type="float" office:value="0" calcext:value-type="float">
            <text:p>0</text:p>
          </table:table-cell>
          <table:table-cell table:formula="of:=IF([.F117]=&quot;Unknown&quot;;1;0)*[.I117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5967" calcext:value-type="float">
            <text:p>5967</text:p>
          </table:table-cell>
          <table:table-cell office:value-type="string" calcext:value-type="string">
            <text:p>BRANCH TRANSACTION CHARG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18]" office:value-type="string" office:string-value="Charges" calcext:value-type="string">
            <text:p>Charges</text:p>
          </table:table-cell>
          <table:table-cell table:formula="of:=IF(ISERROR(VLOOKUP([.A118];[Sheet5.$B$4:.$C$327];2;0));0;VLOOKUP([.A118];[Sheet5.$B$4:.$C$327];2;0))" office:value-type="float" office:value="337" calcext:value-type="float">
            <text:p>337</text:p>
          </table:table-cell>
          <table:table-cell table:style-name="ce2" table:formula="of:=[.I118]/[.$I$1]" office:value-type="percentage" office:value="0.00000156934571038885" calcext:value-type="percentage">
            <text:p>0.00%</text:p>
          </table:table-cell>
          <table:table-cell table:formula="of:=VLOOKUP([.A118];[Sheet5.$B$4:.$F$327];5;0)" office:value-type="float" office:value="120" calcext:value-type="float">
            <text:p>120</text:p>
          </table:table-cell>
          <table:table-cell table:formula="of:=IF(ISERROR(VLOOKUP([.$A118];[Sheet5.$N$4:.$O$12];2;0));0;VLOOKUP([.$A118];[Sheet5.$N$4:.$O$12];2;0))" office:value-type="float" office:value="0" calcext:value-type="float">
            <text:p>0</text:p>
          </table:table-cell>
          <table:table-cell table:formula="of:=IF([.F118]=&quot;Unknown&quot;;1;0)*[.I118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1475" calcext:value-type="float">
            <text:p>1475</text:p>
          </table:table-cell>
          <table:table-cell office:value-type="string" calcext:value-type="string">
            <text:p>BRN CASH TXN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19]" office:value-type="string" office:string-value="Charges" calcext:value-type="string">
            <text:p>Charges</text:p>
          </table:table-cell>
          <table:table-cell table:formula="of:=IF(ISERROR(VLOOKUP([.A119];[Sheet5.$B$4:.$C$327];2;0));0;VLOOKUP([.A119];[Sheet5.$B$4:.$C$327];2;0))" office:value-type="float" office:value="5757" calcext:value-type="float">
            <text:p>5757</text:p>
          </table:table-cell>
          <table:table-cell table:style-name="ce2" table:formula="of:=[.I119]/[.$I$1]" office:value-type="percentage" office:value="0.0000268092678181265" calcext:value-type="percentage">
            <text:p>0.00%</text:p>
          </table:table-cell>
          <table:table-cell table:formula="of:=VLOOKUP([.A119];[Sheet5.$B$4:.$F$327];5;0)" office:value-type="float" office:value="2402" calcext:value-type="float">
            <text:p>2402</text:p>
          </table:table-cell>
          <table:table-cell table:formula="of:=IF(ISERROR(VLOOKUP([.$A119];[Sheet5.$N$4:.$O$12];2;0));0;VLOOKUP([.$A119];[Sheet5.$N$4:.$O$12];2;0))" office:value-type="float" office:value="0" calcext:value-type="float">
            <text:p>0</text:p>
          </table:table-cell>
          <table:table-cell table:formula="of:=IF([.F119]=&quot;Unknown&quot;;1;0)*[.I119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5965" calcext:value-type="float">
            <text:p>5965</text:p>
          </table:table-cell>
          <table:table-cell office:value-type="string" calcext:value-type="string">
            <text:p>CASH HANDLING CHARG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20]" office:value-type="string" office:string-value="Charges" calcext:value-type="string">
            <text:p>Charges</text:p>
          </table:table-cell>
          <table:table-cell table:formula="of:=IF(ISERROR(VLOOKUP([.A120];[Sheet5.$B$4:.$C$327];2;0));0;VLOOKUP([.A120];[Sheet5.$B$4:.$C$327];2;0))" office:value-type="float" office:value="16104" calcext:value-type="float">
            <text:p>16104</text:p>
          </table:table-cell>
          <table:table-cell table:style-name="ce2" table:formula="of:=[.I120]/[.$I$1]" office:value-type="percentage" office:value="0.000074993303620481" calcext:value-type="percentage">
            <text:p>0.01%</text:p>
          </table:table-cell>
          <table:table-cell table:formula="of:=VLOOKUP([.A120];[Sheet5.$B$4:.$F$327];5;0)" office:value-type="float" office:value="12905" calcext:value-type="float">
            <text:p>12905</text:p>
          </table:table-cell>
          <table:table-cell table:formula="of:=IF(ISERROR(VLOOKUP([.$A120];[Sheet5.$N$4:.$O$12];2;0));0;VLOOKUP([.$A120];[Sheet5.$N$4:.$O$12];2;0))" office:value-type="float" office:value="0" calcext:value-type="float">
            <text:p>0</text:p>
          </table:table-cell>
          <table:table-cell table:formula="of:=IF([.F120]=&quot;Unknown&quot;;1;0)*[.I120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5856" calcext:value-type="float">
            <text:p>5856</text:p>
          </table:table-cell>
          <table:table-cell office:value-type="string" calcext:value-type="string">
            <text:p>CHARGES DEBIT THROUGH SCS MODU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21]" office:value-type="string" office:string-value="Charges" calcext:value-type="string">
            <text:p>Charges</text:p>
          </table:table-cell>
          <table:table-cell table:formula="of:=IF(ISERROR(VLOOKUP([.A121];[Sheet5.$B$4:.$C$327];2;0));0;VLOOKUP([.A121];[Sheet5.$B$4:.$C$327];2;0))" office:value-type="float" office:value="1472713" calcext:value-type="float">
            <text:p>1472713</text:p>
          </table:table-cell>
          <table:table-cell table:style-name="ce2" table:formula="of:=[.I121]/[.$I$1]" office:value-type="percentage" office:value="0.00685814786107982" calcext:value-type="percentage">
            <text:p>0.69%</text:p>
          </table:table-cell>
          <table:table-cell table:formula="of:=VLOOKUP([.A121];[Sheet5.$B$4:.$F$327];5;0)" office:value-type="float" office:value="137244" calcext:value-type="float">
            <text:p>137244</text:p>
          </table:table-cell>
          <table:table-cell table:formula="of:=IF(ISERROR(VLOOKUP([.$A121];[Sheet5.$N$4:.$O$12];2;0));0;VLOOKUP([.$A121];[Sheet5.$N$4:.$O$12];2;0))" office:value-type="float" office:value="0" calcext:value-type="float">
            <text:p>0</text:p>
          </table:table-cell>
          <table:table-cell table:formula="of:=IF([.F121]=&quot;Unknown&quot;;1;0)*[.I121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1059" calcext:value-type="float">
            <text:p>1059</text:p>
          </table:table-cell>
          <table:table-cell office:value-type="string" calcext:value-type="string">
            <text:p>CHARGES STATEMEN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22]" office:value-type="string" office:string-value="Charges" calcext:value-type="string">
            <text:p>Charges</text:p>
          </table:table-cell>
          <table:table-cell table:formula="of:=IF(ISERROR(VLOOKUP([.A122];[Sheet5.$B$4:.$C$327];2;0));0;VLOOKUP([.A122];[Sheet5.$B$4:.$C$327];2;0))" office:value-type="float" office:value="45907" calcext:value-type="float">
            <text:p>45907</text:p>
          </table:table-cell>
          <table:table-cell table:style-name="ce2" table:formula="of:=[.I122]/[.$I$1]" office:value-type="percentage" office:value="0.000213780277527659" calcext:value-type="percentage">
            <text:p>0.02%</text:p>
          </table:table-cell>
          <table:table-cell table:formula="of:=VLOOKUP([.A122];[Sheet5.$B$4:.$F$327];5;0)" office:value-type="float" office:value="35593" calcext:value-type="float">
            <text:p>35593</text:p>
          </table:table-cell>
          <table:table-cell table:formula="of:=IF(ISERROR(VLOOKUP([.$A122];[Sheet5.$N$4:.$O$12];2;0));0;VLOOKUP([.$A122];[Sheet5.$N$4:.$O$12];2;0))" office:value-type="float" office:value="0" calcext:value-type="float">
            <text:p>0</text:p>
          </table:table-cell>
          <table:table-cell table:formula="of:=IF([.F122]=&quot;Unknown&quot;;1;0)*[.I122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1213" calcext:value-type="float">
            <text:p>1213</text:p>
          </table:table-cell>
          <table:table-cell office:value-type="string" calcext:value-type="string">
            <text:p>CHEQUE BOOK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23]" office:value-type="string" office:string-value="Charges" calcext:value-type="string">
            <text:p>Charges</text:p>
          </table:table-cell>
          <table:table-cell table:formula="of:=IF(ISERROR(VLOOKUP([.A123];[Sheet5.$B$4:.$C$327];2;0));0;VLOOKUP([.A123];[Sheet5.$B$4:.$C$327];2;0))" office:value-type="float" office:value="34297" calcext:value-type="float">
            <text:p>34297</text:p>
          </table:table-cell>
          <table:table-cell table:style-name="ce2" table:formula="of:=[.I123]/[.$I$1]" office:value-type="percentage" office:value="0.000159714687920494" calcext:value-type="percentage">
            <text:p>0.02%</text:p>
          </table:table-cell>
          <table:table-cell table:formula="of:=VLOOKUP([.A123];[Sheet5.$B$4:.$F$327];5;0)" office:value-type="float" office:value="31778" calcext:value-type="float">
            <text:p>31778</text:p>
          </table:table-cell>
          <table:table-cell table:formula="of:=IF(ISERROR(VLOOKUP([.$A123];[Sheet5.$N$4:.$O$12];2;0));0;VLOOKUP([.$A123];[Sheet5.$N$4:.$O$12];2;0))" office:value-type="float" office:value="0" calcext:value-type="float">
            <text:p>0</text:p>
          </table:table-cell>
          <table:table-cell table:formula="of:=IF([.F123]=&quot;Unknown&quot;;1;0)*[.I123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1051" calcext:value-type="float">
            <text:p>1051</text:p>
          </table:table-cell>
          <table:table-cell office:value-type="string" calcext:value-type="string">
            <text:p>CHEQUE RETURN CHARGES DEBIT - INWA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24]" office:value-type="string" office:string-value="Charges" calcext:value-type="string">
            <text:p>Charges</text:p>
          </table:table-cell>
          <table:table-cell table:formula="of:=IF(ISERROR(VLOOKUP([.A124];[Sheet5.$B$4:.$C$327];2;0));0;VLOOKUP([.A124];[Sheet5.$B$4:.$C$327];2;0))" office:value-type="float" office:value="9047" calcext:value-type="float">
            <text:p>9047</text:p>
          </table:table-cell>
          <table:table-cell table:style-name="ce2" table:formula="of:=[.I124]/[.$I$1]" office:value-type="percentage" office:value="0.0000421301799462551" calcext:value-type="percentage">
            <text:p>0.00%</text:p>
          </table:table-cell>
          <table:table-cell table:formula="of:=VLOOKUP([.A124];[Sheet5.$B$4:.$F$327];5;0)" office:value-type="float" office:value="7178" calcext:value-type="float">
            <text:p>7178</text:p>
          </table:table-cell>
          <table:table-cell table:formula="of:=IF(ISERROR(VLOOKUP([.$A124];[Sheet5.$N$4:.$O$12];2;0));0;VLOOKUP([.$A124];[Sheet5.$N$4:.$O$12];2;0))" office:value-type="float" office:value="0" calcext:value-type="float">
            <text:p>0</text:p>
          </table:table-cell>
          <table:table-cell table:formula="of:=IF([.F124]=&quot;Unknown&quot;;1;0)*[.I124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1038" calcext:value-type="float">
            <text:p>1038</text:p>
          </table:table-cell>
          <table:table-cell office:value-type="string" calcext:value-type="string">
            <text:p>CHEQUE RETURN CHARGES DEBIT - OUTWA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25]" office:value-type="string" office:string-value="Charges" calcext:value-type="string">
            <text:p>Charges</text:p>
          </table:table-cell>
          <table:table-cell table:formula="of:=IF(ISERROR(VLOOKUP([.A125];[Sheet5.$B$4:.$C$327];2;0));0;VLOOKUP([.A125];[Sheet5.$B$4:.$C$327];2;0))" office:value-type="float" office:value="71448" calcext:value-type="float">
            <text:p>71448</text:p>
          </table:table-cell>
          <table:table-cell table:style-name="ce2" table:formula="of:=[.I125]/[.$I$1]" office:value-type="percentage" office:value="0.000332719917851225" calcext:value-type="percentage">
            <text:p>0.03%</text:p>
          </table:table-cell>
          <table:table-cell table:formula="of:=VLOOKUP([.A125];[Sheet5.$B$4:.$F$327];5;0)" office:value-type="float" office:value="36480" calcext:value-type="float">
            <text:p>36480</text:p>
          </table:table-cell>
          <table:table-cell table:formula="of:=IF(ISERROR(VLOOKUP([.$A125];[Sheet5.$N$4:.$O$12];2;0));0;VLOOKUP([.$A125];[Sheet5.$N$4:.$O$12];2;0))" office:value-type="float" office:value="0" calcext:value-type="float">
            <text:p>0</text:p>
          </table:table-cell>
          <table:table-cell table:formula="of:=IF([.F125]=&quot;Unknown&quot;;1;0)*[.I125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1274" calcext:value-type="float">
            <text:p>1274</text:p>
          </table:table-cell>
          <table:table-cell office:value-type="string" calcext:value-type="string">
            <text:p>CMS DISB CHG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CMS</text:p>
          </table:table-cell>
          <table:table-cell table:formula="of:=[.F126]" office:value-type="string" office:string-value="Charges" calcext:value-type="string">
            <text:p>Charges</text:p>
          </table:table-cell>
          <table:table-cell table:formula="of:=IF(ISERROR(VLOOKUP([.A126];[Sheet5.$B$4:.$C$327];2;0));0;VLOOKUP([.A126];[Sheet5.$B$4:.$C$327];2;0))" office:value-type="float" office:value="0" calcext:value-type="float">
            <text:p>0</text:p>
          </table:table-cell>
          <table:table-cell table:style-name="ce2" table:formula="of:=[.I126]/[.$I$1]" office:value-type="percentage" office:value="0" calcext:value-type="percentage">
            <text:p>0.00%</text:p>
          </table:table-cell>
          <table:table-cell table:formula="of:=VLOOKUP([.A126];[Sheet5.$B$4:.$F$327];5;0)" office:value-type="string" office:string-value="#N/A" calcext:value-type="error">
            <text:p>#N/A</text:p>
          </table:table-cell>
          <table:table-cell table:formula="of:=IF(ISERROR(VLOOKUP([.$A126];[Sheet5.$N$4:.$O$12];2;0));0;VLOOKUP([.$A126];[Sheet5.$N$4:.$O$12];2;0))" office:value-type="float" office:value="0" calcext:value-type="float">
            <text:p>0</text:p>
          </table:table-cell>
          <table:table-cell table:formula="of:=IF([.F126]=&quot;Unknown&quot;;1;0)*[.I126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5875" calcext:value-type="float">
            <text:p>5875</text:p>
          </table:table-cell>
          <table:table-cell office:value-type="string" calcext:value-type="string">
            <text:p>CMS FIG OPERATION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CMS</text:p>
          </table:table-cell>
          <table:table-cell table:formula="of:=[.F127]" office:value-type="string" office:string-value="Charges" calcext:value-type="string">
            <text:p>Charges</text:p>
          </table:table-cell>
          <table:table-cell table:formula="of:=IF(ISERROR(VLOOKUP([.A127];[Sheet5.$B$4:.$C$327];2;0));0;VLOOKUP([.A127];[Sheet5.$B$4:.$C$327];2;0))" office:value-type="float" office:value="2" calcext:value-type="float">
            <text:p>2</text:p>
          </table:table-cell>
          <table:table-cell table:style-name="ce2" table:formula="of:=[.I127]/[.$I$1]" office:value-type="percentage" office:value="0.00000000931362439399913" calcext:value-type="percentage">
            <text:p>0.00%</text:p>
          </table:table-cell>
          <table:table-cell table:formula="of:=VLOOKUP([.A127];[Sheet5.$B$4:.$F$327];5;0)" office:value-type="float" office:value="2" calcext:value-type="float">
            <text:p>2</text:p>
          </table:table-cell>
          <table:table-cell table:formula="of:=IF(ISERROR(VLOOKUP([.$A127];[Sheet5.$N$4:.$O$12];2;0));0;VLOOKUP([.$A127];[Sheet5.$N$4:.$O$12];2;0))" office:value-type="float" office:value="0" calcext:value-type="float">
            <text:p>0</text:p>
          </table:table-cell>
          <table:table-cell table:formula="of:=IF([.F127]=&quot;Unknown&quot;;1;0)*[.I127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1382" calcext:value-type="float">
            <text:p>1382</text:p>
          </table:table-cell>
          <table:table-cell office:value-type="string" calcext:value-type="string">
            <text:p>DD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28]" office:value-type="string" office:string-value="Charges" calcext:value-type="string">
            <text:p>Charges</text:p>
          </table:table-cell>
          <table:table-cell table:formula="of:=IF(ISERROR(VLOOKUP([.A128];[Sheet5.$B$4:.$C$327];2;0));0;VLOOKUP([.A128];[Sheet5.$B$4:.$C$327];2;0))" office:value-type="float" office:value="486" calcext:value-type="float">
            <text:p>486</text:p>
          </table:table-cell>
          <table:table-cell table:style-name="ce2" table:formula="of:=[.I128]/[.$I$1]" office:value-type="percentage" office:value="0.00000226321072774179" calcext:value-type="percentage">
            <text:p>0.00%</text:p>
          </table:table-cell>
          <table:table-cell table:formula="of:=VLOOKUP([.A128];[Sheet5.$B$4:.$F$327];5;0)" office:value-type="float" office:value="396" calcext:value-type="float">
            <text:p>396</text:p>
          </table:table-cell>
          <table:table-cell table:formula="of:=IF(ISERROR(VLOOKUP([.$A128];[Sheet5.$N$4:.$O$12];2;0));0;VLOOKUP([.$A128];[Sheet5.$N$4:.$O$12];2;0))" office:value-type="float" office:value="0" calcext:value-type="float">
            <text:p>0</text:p>
          </table:table-cell>
          <table:table-cell table:formula="of:=IF([.F128]=&quot;Unknown&quot;;1;0)*[.I128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5937" calcext:value-type="float">
            <text:p>5937</text:p>
          </table:table-cell>
          <table:table-cell office:value-type="string" calcext:value-type="string">
            <text:p>DEBIT CARD FEE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29]" office:value-type="string" office:string-value="Charges" calcext:value-type="string">
            <text:p>Charges</text:p>
          </table:table-cell>
          <table:table-cell table:formula="of:=IF(ISERROR(VLOOKUP([.A129];[Sheet5.$B$4:.$C$327];2;0));0;VLOOKUP([.A129];[Sheet5.$B$4:.$C$327];2;0))" office:value-type="float" office:value="72" calcext:value-type="float">
            <text:p>72</text:p>
          </table:table-cell>
          <table:table-cell table:style-name="ce2" table:formula="of:=[.I129]/[.$I$1]" office:value-type="percentage" office:value="0.000000335290478183969" calcext:value-type="percentage">
            <text:p>0.00%</text:p>
          </table:table-cell>
          <table:table-cell table:formula="of:=VLOOKUP([.A129];[Sheet5.$B$4:.$F$327];5;0)" office:value-type="float" office:value="72" calcext:value-type="float">
            <text:p>72</text:p>
          </table:table-cell>
          <table:table-cell table:formula="of:=IF(ISERROR(VLOOKUP([.$A129];[Sheet5.$N$4:.$O$12];2;0));0;VLOOKUP([.$A129];[Sheet5.$N$4:.$O$12];2;0))" office:value-type="float" office:value="0" calcext:value-type="float">
            <text:p>0</text:p>
          </table:table-cell>
          <table:table-cell table:formula="of:=IF([.F129]=&quot;Unknown&quot;;1;0)*[.I129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1203" calcext:value-type="float">
            <text:p>1203</text:p>
          </table:table-cell>
          <table:table-cell office:value-type="string" calcext:value-type="string">
            <text:p>DEBIT CARD FEE CREDIT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30]" office:value-type="string" office:string-value="Charges" calcext:value-type="string">
            <text:p>Charges</text:p>
          </table:table-cell>
          <table:table-cell table:formula="of:=IF(ISERROR(VLOOKUP([.A130];[Sheet5.$B$4:.$C$327];2;0));0;VLOOKUP([.A130];[Sheet5.$B$4:.$C$327];2;0))" office:value-type="float" office:value="25240" calcext:value-type="float">
            <text:p>25240</text:p>
          </table:table-cell>
          <table:table-cell table:style-name="ce2" table:formula="of:=[.I130]/[.$I$1]" office:value-type="percentage" office:value="0.000117537939852269" calcext:value-type="percentage">
            <text:p>0.01%</text:p>
          </table:table-cell>
          <table:table-cell table:formula="of:=VLOOKUP([.A130];[Sheet5.$B$4:.$F$327];5;0)" office:value-type="float" office:value="22180" calcext:value-type="float">
            <text:p>22180</text:p>
          </table:table-cell>
          <table:table-cell table:formula="of:=IF(ISERROR(VLOOKUP([.$A130];[Sheet5.$N$4:.$O$12];2;0));0;VLOOKUP([.$A130];[Sheet5.$N$4:.$O$12];2;0))" office:value-type="float" office:value="0" calcext:value-type="float">
            <text:p>0</text:p>
          </table:table-cell>
          <table:table-cell table:formula="of:=IF([.F130]=&quot;Unknown&quot;;1;0)*[.I130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5936" calcext:value-type="float">
            <text:p>5936</text:p>
          </table:table-cell>
          <table:table-cell office:value-type="string" calcext:value-type="string">
            <text:p>DEBIT CARD FEE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31]" office:value-type="string" office:string-value="Charges" calcext:value-type="string">
            <text:p>Charges</text:p>
          </table:table-cell>
          <table:table-cell table:formula="of:=IF(ISERROR(VLOOKUP([.A131];[Sheet5.$B$4:.$C$327];2;0));0;VLOOKUP([.A131];[Sheet5.$B$4:.$C$327];2;0))" office:value-type="float" office:value="242456" calcext:value-type="float">
            <text:p>242456</text:p>
          </table:table-cell>
          <table:table-cell table:style-name="ce2" table:formula="of:=[.I131]/[.$I$1]" office:value-type="percentage" office:value="0.00112907205803573" calcext:value-type="percentage">
            <text:p>0.11%</text:p>
          </table:table-cell>
          <table:table-cell table:formula="of:=VLOOKUP([.A131];[Sheet5.$B$4:.$F$327];5;0)" office:value-type="float" office:value="185748" calcext:value-type="float">
            <text:p>185748</text:p>
          </table:table-cell>
          <table:table-cell table:formula="of:=IF(ISERROR(VLOOKUP([.$A131];[Sheet5.$N$4:.$O$12];2;0));0;VLOOKUP([.$A131];[Sheet5.$N$4:.$O$12];2;0))" office:value-type="float" office:value="0" calcext:value-type="float">
            <text:p>0</text:p>
          </table:table-cell>
          <table:table-cell table:formula="of:=IF([.F131]=&quot;Unknown&quot;;1;0)*[.I131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5818" calcext:value-type="float">
            <text:p>5818</text:p>
          </table:table-cell>
          <table:table-cell office:value-type="string" calcext:value-type="string">
            <text:p>DECLINE CHG DEBIT FOR INSUFFICIENT FU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32]" office:value-type="string" office:string-value="Charges" calcext:value-type="string">
            <text:p>Charges</text:p>
          </table:table-cell>
          <table:table-cell table:formula="of:=IF(ISERROR(VLOOKUP([.A132];[Sheet5.$B$4:.$C$327];2;0));0;VLOOKUP([.A132];[Sheet5.$B$4:.$C$327];2;0))" office:value-type="float" office:value="599588" calcext:value-type="float">
            <text:p>599588</text:p>
          </table:table-cell>
          <table:table-cell table:style-name="ce2" table:formula="of:=[.I132]/[.$I$1]" office:value-type="percentage" office:value="0.00279216871157458" calcext:value-type="percentage">
            <text:p>0.28%</text:p>
          </table:table-cell>
          <table:table-cell table:formula="of:=VLOOKUP([.A132];[Sheet5.$B$4:.$F$327];5;0)" office:value-type="float" office:value="228184" calcext:value-type="float">
            <text:p>228184</text:p>
          </table:table-cell>
          <table:table-cell table:formula="of:=IF(ISERROR(VLOOKUP([.$A132];[Sheet5.$N$4:.$O$12];2;0));0;VLOOKUP([.$A132];[Sheet5.$N$4:.$O$12];2;0))" office:value-type="float" office:value="0" calcext:value-type="float">
            <text:p>0</text:p>
          </table:table-cell>
          <table:table-cell table:formula="of:=IF([.F132]=&quot;Unknown&quot;;1;0)*[.I132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5957" calcext:value-type="float">
            <text:p>5957</text:p>
          </table:table-cell>
          <table:table-cell office:value-type="string" calcext:value-type="string">
            <text:p>DELIVERABLE RETURN CHARG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33]" office:value-type="string" office:string-value="Charges" calcext:value-type="string">
            <text:p>Charges</text:p>
          </table:table-cell>
          <table:table-cell table:formula="of:=IF(ISERROR(VLOOKUP([.A133];[Sheet5.$B$4:.$C$327];2;0));0;VLOOKUP([.A133];[Sheet5.$B$4:.$C$327];2;0))" office:value-type="float" office:value="13913" calcext:value-type="float">
            <text:p>13913</text:p>
          </table:table-cell>
          <table:table-cell table:style-name="ce2" table:formula="of:=[.I133]/[.$I$1]" office:value-type="percentage" office:value="0.000064790228096855" calcext:value-type="percentage">
            <text:p>0.01%</text:p>
          </table:table-cell>
          <table:table-cell table:formula="of:=VLOOKUP([.A133];[Sheet5.$B$4:.$F$327];5;0)" office:value-type="float" office:value="12000" calcext:value-type="float">
            <text:p>12000</text:p>
          </table:table-cell>
          <table:table-cell table:formula="of:=IF(ISERROR(VLOOKUP([.$A133];[Sheet5.$N$4:.$O$12];2;0));0;VLOOKUP([.$A133];[Sheet5.$N$4:.$O$12];2;0))" office:value-type="float" office:value="0" calcext:value-type="float">
            <text:p>0</text:p>
          </table:table-cell>
          <table:table-cell table:formula="of:=IF([.F133]=&quot;Unknown&quot;;1;0)*[.I133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1252" calcext:value-type="float">
            <text:p>1252</text:p>
          </table:table-cell>
          <table:table-cell office:value-type="string" calcext:value-type="string">
            <text:p>DEPOSITORY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34]" office:value-type="string" office:string-value="Charges" calcext:value-type="string">
            <text:p>Charges</text:p>
          </table:table-cell>
          <table:table-cell table:formula="of:=IF(ISERROR(VLOOKUP([.A134];[Sheet5.$B$4:.$C$327];2;0));0;VLOOKUP([.A134];[Sheet5.$B$4:.$C$327];2;0))" office:value-type="float" office:value="225176" calcext:value-type="float">
            <text:p>225176</text:p>
          </table:table-cell>
          <table:table-cell table:style-name="ce2" table:formula="of:=[.I134]/[.$I$1]" office:value-type="percentage" office:value="0.00104860234327157" calcext:value-type="percentage">
            <text:p>0.10%</text:p>
          </table:table-cell>
          <table:table-cell table:formula="of:=VLOOKUP([.A134];[Sheet5.$B$4:.$F$327];5;0)" office:value-type="float" office:value="141661" calcext:value-type="float">
            <text:p>141661</text:p>
          </table:table-cell>
          <table:table-cell table:formula="of:=IF(ISERROR(VLOOKUP([.$A134];[Sheet5.$N$4:.$O$12];2;0));0;VLOOKUP([.$A134];[Sheet5.$N$4:.$O$12];2;0))" office:value-type="float" office:value="0" calcext:value-type="float">
            <text:p>0</text:p>
          </table:table-cell>
          <table:table-cell table:formula="of:=IF([.F134]=&quot;Unknown&quot;;1;0)*[.I134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5935" calcext:value-type="float">
            <text:p>5935</text:p>
          </table:table-cell>
          <table:table-cell office:value-type="string" calcext:value-type="string">
            <text:p>DUPLICATE ATM/DR PIN CHRGS -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35]" office:value-type="string" office:string-value="Charges" calcext:value-type="string">
            <text:p>Charges</text:p>
          </table:table-cell>
          <table:table-cell table:formula="of:=IF(ISERROR(VLOOKUP([.A135];[Sheet5.$B$4:.$C$327];2;0));0;VLOOKUP([.A135];[Sheet5.$B$4:.$C$327];2;0))" office:value-type="float" office:value="26746" calcext:value-type="float">
            <text:p>26746</text:p>
          </table:table-cell>
          <table:table-cell table:style-name="ce2" table:formula="of:=[.I135]/[.$I$1]" office:value-type="percentage" office:value="0.00012455109902095" calcext:value-type="percentage">
            <text:p>0.01%</text:p>
          </table:table-cell>
          <table:table-cell table:formula="of:=VLOOKUP([.A135];[Sheet5.$B$4:.$F$327];5;0)" office:value-type="float" office:value="23718" calcext:value-type="float">
            <text:p>23718</text:p>
          </table:table-cell>
          <table:table-cell table:formula="of:=IF(ISERROR(VLOOKUP([.$A135];[Sheet5.$N$4:.$O$12];2;0));0;VLOOKUP([.$A135];[Sheet5.$N$4:.$O$12];2;0))" office:value-type="float" office:value="0" calcext:value-type="float">
            <text:p>0</text:p>
          </table:table-cell>
          <table:table-cell table:formula="of:=IF([.F135]=&quot;Unknown&quot;;1;0)*[.I13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FEE FOR TXNS. DONE AT OTHER BANK ATM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36]" office:value-type="string" office:string-value="Charges" calcext:value-type="string">
            <text:p>Charges</text:p>
          </table:table-cell>
          <table:table-cell table:formula="of:=IF(ISERROR(VLOOKUP([.A136];[Sheet5.$B$4:.$C$327];2;0));0;VLOOKUP([.A136];[Sheet5.$B$4:.$C$327];2;0))" office:value-type="float" office:value="883461" calcext:value-type="float">
            <text:p>883461</text:p>
          </table:table-cell>
          <table:table-cell table:style-name="ce2" table:formula="of:=[.I136]/[.$I$1]" office:value-type="percentage" office:value="0.00411411196037343" calcext:value-type="percentage">
            <text:p>0.41%</text:p>
          </table:table-cell>
          <table:table-cell table:formula="of:=VLOOKUP([.A136];[Sheet5.$B$4:.$F$327];5;0)" office:value-type="float" office:value="181371" calcext:value-type="float">
            <text:p>181371</text:p>
          </table:table-cell>
          <table:table-cell table:formula="of:=IF(ISERROR(VLOOKUP([.$A136];[Sheet5.$N$4:.$O$12];2;0));0;VLOOKUP([.$A136];[Sheet5.$N$4:.$O$12];2;0))" office:value-type="float" office:value="0" calcext:value-type="float">
            <text:p>0</text:p>
          </table:table-cell>
          <table:table-cell table:formula="of:=IF([.F136]=&quot;Unknown&quot;;1;0)*[.I136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5881" calcext:value-type="float">
            <text:p>5881</text:p>
          </table:table-cell>
          <table:table-cell office:value-type="string" calcext:value-type="string">
            <text:p>GIFT CARD - NET BANKING ISSUANCE FE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GiftCard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37]" office:value-type="string" office:string-value="Charges" calcext:value-type="string">
            <text:p>Charges</text:p>
          </table:table-cell>
          <table:table-cell table:formula="of:=IF(ISERROR(VLOOKUP([.A137];[Sheet5.$B$4:.$C$327];2;0));0;VLOOKUP([.A137];[Sheet5.$B$4:.$C$327];2;0))" office:value-type="float" office:value="1124" calcext:value-type="float">
            <text:p>1124</text:p>
          </table:table-cell>
          <table:table-cell table:style-name="ce2" table:formula="of:=[.I137]/[.$I$1]" office:value-type="percentage" office:value="0.00000523425690942751" calcext:value-type="percentage">
            <text:p>0.00%</text:p>
          </table:table-cell>
          <table:table-cell table:formula="of:=VLOOKUP([.A137];[Sheet5.$B$4:.$F$327];5;0)" office:value-type="float" office:value="953" calcext:value-type="float">
            <text:p>953</text:p>
          </table:table-cell>
          <table:table-cell table:formula="of:=IF(ISERROR(VLOOKUP([.$A137];[Sheet5.$N$4:.$O$12];2;0));0;VLOOKUP([.$A137];[Sheet5.$N$4:.$O$12];2;0))" office:value-type="float" office:value="0" calcext:value-type="float">
            <text:p>0</text:p>
          </table:table-cell>
          <table:table-cell table:formula="of:=IF([.F137]=&quot;Unknown&quot;;1;0)*[.I137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5858" calcext:value-type="float">
            <text:p>5858</text:p>
          </table:table-cell>
          <table:table-cell office:value-type="string" calcext:value-type="string">
            <text:p>INSTA ALERT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38]" office:value-type="string" office:string-value="Charges" calcext:value-type="string">
            <text:p>Charges</text:p>
          </table:table-cell>
          <table:table-cell table:formula="of:=IF(ISERROR(VLOOKUP([.A138];[Sheet5.$B$4:.$C$327];2;0));0;VLOOKUP([.A138];[Sheet5.$B$4:.$C$327];2;0))" office:value-type="float" office:value="183699" calcext:value-type="float">
            <text:p>183699</text:p>
          </table:table-cell>
          <table:table-cell table:style-name="ce2" table:formula="of:=[.I138]/[.$I$1]" office:value-type="percentage" office:value="0.000855451743776623" calcext:value-type="percentage">
            <text:p>0.09%</text:p>
          </table:table-cell>
          <table:table-cell table:formula="of:=VLOOKUP([.A138];[Sheet5.$B$4:.$F$327];5;0)" office:value-type="float" office:value="57094" calcext:value-type="float">
            <text:p>57094</text:p>
          </table:table-cell>
          <table:table-cell table:formula="of:=IF(ISERROR(VLOOKUP([.$A138];[Sheet5.$N$4:.$O$12];2;0));0;VLOOKUP([.$A138];[Sheet5.$N$4:.$O$12];2;0))" office:value-type="float" office:value="0" calcext:value-type="float">
            <text:p>0</text:p>
          </table:table-cell>
          <table:table-cell table:formula="of:=IF([.F138]=&quot;Unknown&quot;;1;0)*[.I138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1211" calcext:value-type="float">
            <text:p>1211</text:p>
          </table:table-cell>
          <table:table-cell office:value-type="string" calcext:value-type="string">
            <text:p>INTER BRANCH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39]" office:value-type="string" office:string-value="Charges" calcext:value-type="string">
            <text:p>Charges</text:p>
          </table:table-cell>
          <table:table-cell table:formula="of:=IF(ISERROR(VLOOKUP([.A139];[Sheet5.$B$4:.$C$327];2;0));0;VLOOKUP([.A139];[Sheet5.$B$4:.$C$327];2;0))" office:value-type="float" office:value="506286" calcext:value-type="float">
            <text:p>506286</text:p>
          </table:table-cell>
          <table:table-cell table:style-name="ce2" table:formula="of:=[.I139]/[.$I$1]" office:value-type="percentage" office:value="0.00235767881997012" calcext:value-type="percentage">
            <text:p>0.24%</text:p>
          </table:table-cell>
          <table:table-cell table:formula="of:=VLOOKUP([.A139];[Sheet5.$B$4:.$F$327];5;0)" office:value-type="float" office:value="237985" calcext:value-type="float">
            <text:p>237985</text:p>
          </table:table-cell>
          <table:table-cell table:formula="of:=IF(ISERROR(VLOOKUP([.$A139];[Sheet5.$N$4:.$O$12];2;0));0;VLOOKUP([.$A139];[Sheet5.$N$4:.$O$12];2;0))" office:value-type="float" office:value="0" calcext:value-type="float">
            <text:p>0</text:p>
          </table:table-cell>
          <table:table-cell table:formula="of:=IF([.F139]=&quot;Unknown&quot;;1;0)*[.I139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1463" calcext:value-type="float">
            <text:p>1463</text:p>
          </table:table-cell>
          <table:table-cell office:value-type="string" calcext:value-type="string">
            <text:p>ISA AMC CHARGES -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40]" office:value-type="string" office:string-value="Charges" calcext:value-type="string">
            <text:p>Charges</text:p>
          </table:table-cell>
          <table:table-cell table:formula="of:=IF(ISERROR(VLOOKUP([.A140];[Sheet5.$B$4:.$C$327];2;0));0;VLOOKUP([.A140];[Sheet5.$B$4:.$C$327];2;0))" office:value-type="float" office:value="13248" calcext:value-type="float">
            <text:p>13248</text:p>
          </table:table-cell>
          <table:table-cell table:style-name="ce2" table:formula="of:=[.I140]/[.$I$1]" office:value-type="percentage" office:value="0.0000616934479858503" calcext:value-type="percentage">
            <text:p>0.01%</text:p>
          </table:table-cell>
          <table:table-cell table:formula="of:=VLOOKUP([.A140];[Sheet5.$B$4:.$F$327];5;0)" office:value-type="float" office:value="4518" calcext:value-type="float">
            <text:p>4518</text:p>
          </table:table-cell>
          <table:table-cell table:formula="of:=IF(ISERROR(VLOOKUP([.$A140];[Sheet5.$N$4:.$O$12];2;0));0;VLOOKUP([.$A140];[Sheet5.$N$4:.$O$12];2;0))" office:value-type="float" office:value="0" calcext:value-type="float">
            <text:p>0</text:p>
          </table:table-cell>
          <table:table-cell table:formula="of:=IF([.F140]=&quot;Unknown&quot;;1;0)*[.I140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5889" calcext:value-type="float">
            <text:p>5889</text:p>
          </table:table-cell>
          <table:table-cell office:value-type="string" calcext:value-type="string">
            <text:p>LAS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41]" office:value-type="string" office:string-value="Charges" calcext:value-type="string">
            <text:p>Charges</text:p>
          </table:table-cell>
          <table:table-cell table:formula="of:=IF(ISERROR(VLOOKUP([.A141];[Sheet5.$B$4:.$C$327];2;0));0;VLOOKUP([.A141];[Sheet5.$B$4:.$C$327];2;0))" office:value-type="float" office:value="3485" calcext:value-type="float">
            <text:p>3485</text:p>
          </table:table-cell>
          <table:table-cell table:style-name="ce2" table:formula="of:=[.I141]/[.$I$1]" office:value-type="percentage" office:value="0.0000162289905065435" calcext:value-type="percentage">
            <text:p>0.00%</text:p>
          </table:table-cell>
          <table:table-cell table:formula="of:=VLOOKUP([.A141];[Sheet5.$B$4:.$F$327];5;0)" office:value-type="float" office:value="1070" calcext:value-type="float">
            <text:p>1070</text:p>
          </table:table-cell>
          <table:table-cell table:formula="of:=IF(ISERROR(VLOOKUP([.$A141];[Sheet5.$N$4:.$O$12];2;0));0;VLOOKUP([.$A141];[Sheet5.$N$4:.$O$12];2;0))" office:value-type="float" office:value="0" calcext:value-type="float">
            <text:p>0</text:p>
          </table:table-cell>
          <table:table-cell table:formula="of:=IF([.F141]=&quot;Unknown&quot;;1;0)*[.I141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1384" calcext:value-type="float">
            <text:p>1384</text:p>
          </table:table-cell>
          <table:table-cell office:value-type="string" calcext:value-type="string">
            <text:p>MC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42]" office:value-type="string" office:string-value="Charges" calcext:value-type="string">
            <text:p>Charges</text:p>
          </table:table-cell>
          <table:table-cell table:formula="of:=IF(ISERROR(VLOOKUP([.A142];[Sheet5.$B$4:.$C$327];2;0));0;VLOOKUP([.A142];[Sheet5.$B$4:.$C$327];2;0))" office:value-type="float" office:value="1053" calcext:value-type="float">
            <text:p>1053</text:p>
          </table:table-cell>
          <table:table-cell table:style-name="ce2" table:formula="of:=[.I142]/[.$I$1]" office:value-type="percentage" office:value="0.00000490362324344054" calcext:value-type="percentage">
            <text:p>0.00%</text:p>
          </table:table-cell>
          <table:table-cell table:formula="of:=VLOOKUP([.A142];[Sheet5.$B$4:.$F$327];5;0)" office:value-type="float" office:value="872" calcext:value-type="float">
            <text:p>872</text:p>
          </table:table-cell>
          <table:table-cell table:formula="of:=IF(ISERROR(VLOOKUP([.$A142];[Sheet5.$N$4:.$O$12];2;0));0;VLOOKUP([.$A142];[Sheet5.$N$4:.$O$12];2;0))" office:value-type="float" office:value="0" calcext:value-type="float">
            <text:p>0</text:p>
          </table:table-cell>
          <table:table-cell table:formula="of:=IF([.F142]=&quot;Unknown&quot;;1;0)*[.I142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1138" calcext:value-type="float">
            <text:p>1138</text:p>
          </table:table-cell>
          <table:table-cell office:value-type="string" calcext:value-type="string">
            <text:p>MERCHANT ACQUIRING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43]" office:value-type="string" office:string-value="Charges" calcext:value-type="string">
            <text:p>Charges</text:p>
          </table:table-cell>
          <table:table-cell table:formula="of:=IF(ISERROR(VLOOKUP([.A143];[Sheet5.$B$4:.$C$327];2;0));0;VLOOKUP([.A143];[Sheet5.$B$4:.$C$327];2;0))" office:value-type="float" office:value="5739" calcext:value-type="float">
            <text:p>5739</text:p>
          </table:table-cell>
          <table:table-cell table:style-name="ce2" table:formula="of:=[.I143]/[.$I$1]" office:value-type="percentage" office:value="0.0000267254451985805" calcext:value-type="percentage">
            <text:p>0.00%</text:p>
          </table:table-cell>
          <table:table-cell table:formula="of:=VLOOKUP([.A143];[Sheet5.$B$4:.$F$327];5;0)" office:value-type="float" office:value="5039" calcext:value-type="float">
            <text:p>5039</text:p>
          </table:table-cell>
          <table:table-cell table:formula="of:=IF(ISERROR(VLOOKUP([.$A143];[Sheet5.$N$4:.$O$12];2;0));0;VLOOKUP([.$A143];[Sheet5.$N$4:.$O$12];2;0))" office:value-type="float" office:value="0" calcext:value-type="float">
            <text:p>0</text:p>
          </table:table-cell>
          <table:table-cell table:formula="of:=IF([.F143]=&quot;Unknown&quot;;1;0)*[.I143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1195" calcext:value-type="float">
            <text:p>1195</text:p>
          </table:table-cell>
          <table:table-cell office:value-type="string" calcext:value-type="string">
            <text:p>MISCELLANEOUS SERVICE CHARGE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44]" office:value-type="string" office:string-value="Charges" calcext:value-type="string">
            <text:p>Charges</text:p>
          </table:table-cell>
          <table:table-cell table:formula="of:=IF(ISERROR(VLOOKUP([.A144];[Sheet5.$B$4:.$C$327];2;0));0;VLOOKUP([.A144];[Sheet5.$B$4:.$C$327];2;0))" office:value-type="float" office:value="1" calcext:value-type="float">
            <text:p>1</text:p>
          </table:table-cell>
          <table:table-cell table:style-name="ce2" table:formula="of:=[.I144]/[.$I$1]" office:value-type="percentage" office:value="0.00000000465681219699957" calcext:value-type="percentage">
            <text:p>0.00%</text:p>
          </table:table-cell>
          <table:table-cell table:formula="of:=VLOOKUP([.A144];[Sheet5.$B$4:.$F$327];5;0)" office:value-type="float" office:value="1" calcext:value-type="float">
            <text:p>1</text:p>
          </table:table-cell>
          <table:table-cell table:formula="of:=IF(ISERROR(VLOOKUP([.$A144];[Sheet5.$N$4:.$O$12];2;0));0;VLOOKUP([.$A144];[Sheet5.$N$4:.$O$12];2;0))" office:value-type="float" office:value="0" calcext:value-type="float">
            <text:p>0</text:p>
          </table:table-cell>
          <table:table-cell table:formula="of:=IF([.F144]=&quot;Unknown&quot;;1;0)*[.I144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1136" calcext:value-type="float">
            <text:p>1136</text:p>
          </table:table-cell>
          <table:table-cell office:value-type="string" calcext:value-type="string">
            <text:p>ONUS UPLOAD CH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45]" office:value-type="string" office:string-value="Charges" calcext:value-type="string">
            <text:p>Charges</text:p>
          </table:table-cell>
          <table:table-cell table:formula="of:=IF(ISERROR(VLOOKUP([.A145];[Sheet5.$B$4:.$C$327];2;0));0;VLOOKUP([.A145];[Sheet5.$B$4:.$C$327];2;0))" office:value-type="float" office:value="776894" calcext:value-type="float">
            <text:p>776894</text:p>
          </table:table-cell>
          <table:table-cell table:style-name="ce2" table:formula="of:=[.I145]/[.$I$1]" office:value-type="percentage" office:value="0.00361784945497578" calcext:value-type="percentage">
            <text:p>0.36%</text:p>
          </table:table-cell>
          <table:table-cell table:formula="of:=VLOOKUP([.A145];[Sheet5.$B$4:.$F$327];5;0)" office:value-type="float" office:value="151760" calcext:value-type="float">
            <text:p>151760</text:p>
          </table:table-cell>
          <table:table-cell table:formula="of:=IF(ISERROR(VLOOKUP([.$A145];[Sheet5.$N$4:.$O$12];2;0));0;VLOOKUP([.$A145];[Sheet5.$N$4:.$O$12];2;0))" office:value-type="float" office:value="0" calcext:value-type="float">
            <text:p>0</text:p>
          </table:table-cell>
          <table:table-cell table:formula="of:=IF([.F145]=&quot;Unknown&quot;;1;0)*[.I145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1364" calcext:value-type="float">
            <text:p>1364</text:p>
          </table:table-cell>
          <table:table-cell office:value-type="string" calcext:value-type="string">
            <text:p>PETROL SURCHARGE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46]" office:value-type="string" office:string-value="Charges" calcext:value-type="string">
            <text:p>Charges</text:p>
          </table:table-cell>
          <table:table-cell table:formula="of:=IF(ISERROR(VLOOKUP([.A146];[Sheet5.$B$4:.$C$327];2;0));0;VLOOKUP([.A146];[Sheet5.$B$4:.$C$327];2;0))" office:value-type="float" office:value="2261218" calcext:value-type="float">
            <text:p>2261218</text:p>
          </table:table-cell>
          <table:table-cell table:style-name="ce2" table:formula="of:=[.I146]/[.$I$1]" office:value-type="percentage" office:value="0.010530067562475" calcext:value-type="percentage">
            <text:p>1.05%</text:p>
          </table:table-cell>
          <table:table-cell table:formula="of:=VLOOKUP([.A146];[Sheet5.$B$4:.$F$327];5;0)" office:value-type="float" office:value="319848" calcext:value-type="float">
            <text:p>319848</text:p>
          </table:table-cell>
          <table:table-cell table:formula="of:=IF(ISERROR(VLOOKUP([.$A146];[Sheet5.$N$4:.$O$12];2;0));0;VLOOKUP([.$A146];[Sheet5.$N$4:.$O$12];2;0))" office:value-type="float" office:value="0" calcext:value-type="float">
            <text:p>0</text:p>
          </table:table-cell>
          <table:table-cell table:formula="of:=IF([.F146]=&quot;Unknown&quot;;1;0)*[.I146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5946" calcext:value-type="float">
            <text:p>5946</text:p>
          </table:table-cell>
          <table:table-cell office:value-type="string" calcext:value-type="string">
            <text:p>PHONEBANKING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Phone Banking</text:p>
          </table:table-cell>
          <table:table-cell table:formula="of:=[.F147]" office:value-type="string" office:string-value="Charges" calcext:value-type="string">
            <text:p>Charges</text:p>
          </table:table-cell>
          <table:table-cell table:formula="of:=IF(ISERROR(VLOOKUP([.A147];[Sheet5.$B$4:.$C$327];2;0));0;VLOOKUP([.A147];[Sheet5.$B$4:.$C$327];2;0))" office:value-type="float" office:value="12" calcext:value-type="float">
            <text:p>12</text:p>
          </table:table-cell>
          <table:table-cell table:style-name="ce2" table:formula="of:=[.I147]/[.$I$1]" office:value-type="percentage" office:value="0.0000000558817463639948" calcext:value-type="percentage">
            <text:p>0.00%</text:p>
          </table:table-cell>
          <table:table-cell table:formula="of:=VLOOKUP([.A147];[Sheet5.$B$4:.$F$327];5;0)" office:value-type="float" office:value="12" calcext:value-type="float">
            <text:p>12</text:p>
          </table:table-cell>
          <table:table-cell table:formula="of:=IF(ISERROR(VLOOKUP([.$A147];[Sheet5.$N$4:.$O$12];2;0));0;VLOOKUP([.$A147];[Sheet5.$N$4:.$O$12];2;0))" office:value-type="float" office:value="0" calcext:value-type="float">
            <text:p>0</text:p>
          </table:table-cell>
          <table:table-cell table:formula="of:=IF([.F147]=&quot;Unknown&quot;;1;0)*[.I147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1259" calcext:value-type="float">
            <text:p>1259</text:p>
          </table:table-cell>
          <table:table-cell office:value-type="string" calcext:value-type="string">
            <text:p>PHONEBANKING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Phone Banking</text:p>
          </table:table-cell>
          <table:table-cell table:formula="of:=[.F148]" office:value-type="string" office:string-value="Charges" calcext:value-type="string">
            <text:p>Charges</text:p>
          </table:table-cell>
          <table:table-cell table:formula="of:=IF(ISERROR(VLOOKUP([.A148];[Sheet5.$B$4:.$C$327];2;0));0;VLOOKUP([.A148];[Sheet5.$B$4:.$C$327];2;0))" office:value-type="float" office:value="895" calcext:value-type="float">
            <text:p>895</text:p>
          </table:table-cell>
          <table:table-cell table:style-name="ce2" table:formula="of:=[.I148]/[.$I$1]" office:value-type="percentage" office:value="0.00000416784691631461" calcext:value-type="percentage">
            <text:p>0.00%</text:p>
          </table:table-cell>
          <table:table-cell table:formula="of:=VLOOKUP([.A148];[Sheet5.$B$4:.$F$327];5;0)" office:value-type="float" office:value="780" calcext:value-type="float">
            <text:p>780</text:p>
          </table:table-cell>
          <table:table-cell table:formula="of:=IF(ISERROR(VLOOKUP([.$A148];[Sheet5.$N$4:.$O$12];2;0));0;VLOOKUP([.$A148];[Sheet5.$N$4:.$O$12];2;0))" office:value-type="float" office:value="0" calcext:value-type="float">
            <text:p>0</text:p>
          </table:table-cell>
          <table:table-cell table:formula="of:=IF([.F148]=&quot;Unknown&quot;;1;0)*[.I148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1088" calcext:value-type="float">
            <text:p>1088</text:p>
          </table:table-cell>
          <table:table-cell office:value-type="string" calcext:value-type="string">
            <text:p>POS LPR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49]" office:value-type="string" office:string-value="Charges" calcext:value-type="string">
            <text:p>Charges</text:p>
          </table:table-cell>
          <table:table-cell table:formula="of:=IF(ISERROR(VLOOKUP([.A149];[Sheet5.$B$4:.$C$327];2;0));0;VLOOKUP([.A149];[Sheet5.$B$4:.$C$327];2;0))" office:value-type="float" office:value="40740" calcext:value-type="float">
            <text:p>40740</text:p>
          </table:table-cell>
          <table:table-cell table:style-name="ce2" table:formula="of:=[.I149]/[.$I$1]" office:value-type="percentage" office:value="0.000189718528905762" calcext:value-type="percentage">
            <text:p>0.02%</text:p>
          </table:table-cell>
          <table:table-cell table:formula="of:=VLOOKUP([.A149];[Sheet5.$B$4:.$F$327];5;0)" office:value-type="float" office:value="29637" calcext:value-type="float">
            <text:p>29637</text:p>
          </table:table-cell>
          <table:table-cell table:formula="of:=IF(ISERROR(VLOOKUP([.$A149];[Sheet5.$N$4:.$O$12];2;0));0;VLOOKUP([.$A149];[Sheet5.$N$4:.$O$12];2;0))" office:value-type="float" office:value="0" calcext:value-type="float">
            <text:p>0</text:p>
          </table:table-cell>
          <table:table-cell table:formula="of:=IF([.F149]=&quot;Unknown&quot;;1;0)*[.I149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1087" calcext:value-type="float">
            <text:p>1087</text:p>
          </table:table-cell>
          <table:table-cell office:value-type="string" calcext:value-type="string">
            <text:p>POS LPR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50]" office:value-type="string" office:string-value="Charges" calcext:value-type="string">
            <text:p>Charges</text:p>
          </table:table-cell>
          <table:table-cell table:formula="of:=IF(ISERROR(VLOOKUP([.A150];[Sheet5.$B$4:.$C$327];2;0));0;VLOOKUP([.A150];[Sheet5.$B$4:.$C$327];2;0))" office:value-type="float" office:value="11874" calcext:value-type="float">
            <text:p>11874</text:p>
          </table:table-cell>
          <table:table-cell table:style-name="ce2" table:formula="of:=[.I150]/[.$I$1]" office:value-type="percentage" office:value="0.0000552949880271729" calcext:value-type="percentage">
            <text:p>0.01%</text:p>
          </table:table-cell>
          <table:table-cell table:formula="of:=VLOOKUP([.A150];[Sheet5.$B$4:.$F$327];5;0)" office:value-type="float" office:value="10948" calcext:value-type="float">
            <text:p>10948</text:p>
          </table:table-cell>
          <table:table-cell table:formula="of:=IF(ISERROR(VLOOKUP([.$A150];[Sheet5.$N$4:.$O$12];2;0));0;VLOOKUP([.$A150];[Sheet5.$N$4:.$O$12];2;0))" office:value-type="float" office:value="0" calcext:value-type="float">
            <text:p>0</text:p>
          </table:table-cell>
          <table:table-cell table:formula="of:=IF([.F150]=&quot;Unknown&quot;;1;0)*[.I150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9256" calcext:value-type="float">
            <text:p>9256</text:p>
          </table:table-cell>
          <table:table-cell office:value-type="string" calcext:value-type="string">
            <text:p>RECOVERY OF CHARGES IMPS OUTGOING TXN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51]" office:value-type="string" office:string-value="Charges" calcext:value-type="string">
            <text:p>Charges</text:p>
          </table:table-cell>
          <table:table-cell table:formula="of:=IF(ISERROR(VLOOKUP([.A151];[Sheet5.$B$4:.$C$327];2;0));0;VLOOKUP([.A151];[Sheet5.$B$4:.$C$327];2;0))" office:value-type="float" office:value="393251" calcext:value-type="float">
            <text:p>393251</text:p>
          </table:table-cell>
          <table:table-cell table:style-name="ce2" table:formula="of:=[.I151]/[.$I$1]" office:value-type="percentage" office:value="0.00183129605328228" calcext:value-type="percentage">
            <text:p>0.18%</text:p>
          </table:table-cell>
          <table:table-cell table:formula="of:=VLOOKUP([.A151];[Sheet5.$B$4:.$F$327];5;0)" office:value-type="float" office:value="81357" calcext:value-type="float">
            <text:p>81357</text:p>
          </table:table-cell>
          <table:table-cell table:formula="of:=IF(ISERROR(VLOOKUP([.$A151];[Sheet5.$N$4:.$O$12];2;0));0;VLOOKUP([.$A151];[Sheet5.$N$4:.$O$12];2;0))" office:value-type="float" office:value="0" calcext:value-type="float">
            <text:p>0</text:p>
          </table:table-cell>
          <table:table-cell table:formula="of:=IF([.F151]=&quot;Unknown&quot;;1;0)*[.I151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1216" calcext:value-type="float">
            <text:p>1216</text:p>
          </table:table-cell>
          <table:table-cell office:value-type="string" calcext:value-type="string">
            <text:p>REFUND OF WITHDRAWAL FEES CREDIT (VISA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52]" office:value-type="string" office:string-value="Charges" calcext:value-type="string">
            <text:p>Charges</text:p>
          </table:table-cell>
          <table:table-cell table:formula="of:=IF(ISERROR(VLOOKUP([.A152];[Sheet5.$B$4:.$C$327];2;0));0;VLOOKUP([.A152];[Sheet5.$B$4:.$C$327];2;0))" office:value-type="float" office:value="10309" calcext:value-type="float">
            <text:p>10309</text:p>
          </table:table-cell>
          <table:table-cell table:style-name="ce2" table:formula="of:=[.I152]/[.$I$1]" office:value-type="percentage" office:value="0.0000480070769388685" calcext:value-type="percentage">
            <text:p>0.00%</text:p>
          </table:table-cell>
          <table:table-cell table:formula="of:=VLOOKUP([.A152];[Sheet5.$B$4:.$F$327];5;0)" office:value-type="float" office:value="4024" calcext:value-type="float">
            <text:p>4024</text:p>
          </table:table-cell>
          <table:table-cell table:formula="of:=IF(ISERROR(VLOOKUP([.$A152];[Sheet5.$N$4:.$O$12];2;0));0;VLOOKUP([.$A152];[Sheet5.$N$4:.$O$12];2;0))" office:value-type="float" office:value="0" calcext:value-type="float">
            <text:p>0</text:p>
          </table:table-cell>
          <table:table-cell table:formula="of:=IF([.F152]=&quot;Unknown&quot;;1;0)*[.I152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1471" calcext:value-type="float">
            <text:p>1471</text:p>
          </table:table-cell>
          <table:table-cell office:value-type="string" calcext:value-type="string">
            <text:p>RTGS CHARGES INCLUSIVE ST AND CESS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53]" office:value-type="string" office:string-value="Charges" calcext:value-type="string">
            <text:p>Charges</text:p>
          </table:table-cell>
          <table:table-cell table:formula="of:=IF(ISERROR(VLOOKUP([.A153];[Sheet5.$B$4:.$C$327];2;0));0;VLOOKUP([.A153];[Sheet5.$B$4:.$C$327];2;0))" office:value-type="float" office:value="6758" calcext:value-type="float">
            <text:p>6758</text:p>
          </table:table-cell>
          <table:table-cell table:style-name="ce2" table:formula="of:=[.I153]/[.$I$1]" office:value-type="percentage" office:value="0.0000314707368273231" calcext:value-type="percentage">
            <text:p>0.00%</text:p>
          </table:table-cell>
          <table:table-cell table:formula="of:=VLOOKUP([.A153];[Sheet5.$B$4:.$F$327];5;0)" office:value-type="float" office:value="5929" calcext:value-type="float">
            <text:p>5929</text:p>
          </table:table-cell>
          <table:table-cell table:formula="of:=IF(ISERROR(VLOOKUP([.$A153];[Sheet5.$N$4:.$O$12];2;0));0;VLOOKUP([.$A153];[Sheet5.$N$4:.$O$12];2;0))" office:value-type="float" office:value="0" calcext:value-type="float">
            <text:p>0</text:p>
          </table:table-cell>
          <table:table-cell table:formula="of:=IF([.F153]=&quot;Unknown&quot;;1;0)*[.I153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1469" calcext:value-type="float">
            <text:p>1469</text:p>
          </table:table-cell>
          <table:table-cell office:value-type="string" calcext:value-type="string">
            <text:p>RTGS CHARGES INCLUSIVE ST AND CESS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54]" office:value-type="string" office:string-value="Charges" calcext:value-type="string">
            <text:p>Charges</text:p>
          </table:table-cell>
          <table:table-cell table:formula="of:=IF(ISERROR(VLOOKUP([.A154];[Sheet5.$B$4:.$C$327];2;0));0;VLOOKUP([.A154];[Sheet5.$B$4:.$C$327];2;0))" office:value-type="float" office:value="417" calcext:value-type="float">
            <text:p>417</text:p>
          </table:table-cell>
          <table:table-cell table:style-name="ce2" table:formula="of:=[.I154]/[.$I$1]" office:value-type="percentage" office:value="0.00000194189068614882" calcext:value-type="percentage">
            <text:p>0.00%</text:p>
          </table:table-cell>
          <table:table-cell table:formula="of:=VLOOKUP([.A154];[Sheet5.$B$4:.$F$327];5;0)" office:value-type="float" office:value="334" calcext:value-type="float">
            <text:p>334</text:p>
          </table:table-cell>
          <table:table-cell table:formula="of:=IF(ISERROR(VLOOKUP([.$A154];[Sheet5.$N$4:.$O$12];2;0));0;VLOOKUP([.$A154];[Sheet5.$N$4:.$O$12];2;0))" office:value-type="float" office:value="0" calcext:value-type="float">
            <text:p>0</text:p>
          </table:table-cell>
          <table:table-cell table:formula="of:=IF([.F154]=&quot;Unknown&quot;;1;0)*[.I154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5017" calcext:value-type="float">
            <text:p>5017</text:p>
          </table:table-cell>
          <table:table-cell office:value-type="string" calcext:value-type="string">
            <text:p>SC FOR STOP CHEQUE INSTRUCTI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55]" office:value-type="string" office:string-value="Charges" calcext:value-type="string">
            <text:p>Charges</text:p>
          </table:table-cell>
          <table:table-cell table:formula="of:=IF(ISERROR(VLOOKUP([.A155];[Sheet5.$B$4:.$C$327];2;0));0;VLOOKUP([.A155];[Sheet5.$B$4:.$C$327];2;0))" office:value-type="float" office:value="5439" calcext:value-type="float">
            <text:p>5439</text:p>
          </table:table-cell>
          <table:table-cell table:style-name="ce2" table:formula="of:=[.I155]/[.$I$1]" office:value-type="percentage" office:value="0.0000253284015394806" calcext:value-type="percentage">
            <text:p>0.00%</text:p>
          </table:table-cell>
          <table:table-cell table:formula="of:=VLOOKUP([.A155];[Sheet5.$B$4:.$F$327];5;0)" office:value-type="float" office:value="4719" calcext:value-type="float">
            <text:p>4719</text:p>
          </table:table-cell>
          <table:table-cell table:formula="of:=IF(ISERROR(VLOOKUP([.$A155];[Sheet5.$N$4:.$O$12];2;0));0;VLOOKUP([.$A155];[Sheet5.$N$4:.$O$12];2;0))" office:value-type="float" office:value="0" calcext:value-type="float">
            <text:p>0</text:p>
          </table:table-cell>
          <table:table-cell table:formula="of:=IF([.F155]=&quot;Unknown&quot;;1;0)*[.I155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1163" calcext:value-type="float">
            <text:p>1163</text:p>
          </table:table-cell>
          <table:table-cell office:value-type="string" calcext:value-type="string">
            <text:p>SECURITIES TRADING A/C OP CHRG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Stocks</text:p>
          </table:table-cell>
          <table:table-cell table:formula="of:=[.F156]" office:value-type="string" office:string-value="Charges" calcext:value-type="string">
            <text:p>Charges</text:p>
          </table:table-cell>
          <table:table-cell table:formula="of:=IF(ISERROR(VLOOKUP([.A156];[Sheet5.$B$4:.$C$327];2;0));0;VLOOKUP([.A156];[Sheet5.$B$4:.$C$327];2;0))" office:value-type="float" office:value="242" calcext:value-type="float">
            <text:p>242</text:p>
          </table:table-cell>
          <table:table-cell table:style-name="ce2" table:formula="of:=[.I156]/[.$I$1]" office:value-type="percentage" office:value="0.0000011269485516739" calcext:value-type="percentage">
            <text:p>0.00%</text:p>
          </table:table-cell>
          <table:table-cell table:formula="of:=VLOOKUP([.A156];[Sheet5.$B$4:.$F$327];5;0)" office:value-type="float" office:value="139" calcext:value-type="float">
            <text:p>139</text:p>
          </table:table-cell>
          <table:table-cell table:formula="of:=IF(ISERROR(VLOOKUP([.$A156];[Sheet5.$N$4:.$O$12];2;0));0;VLOOKUP([.$A156];[Sheet5.$N$4:.$O$12];2;0))" office:value-type="float" office:value="0" calcext:value-type="float">
            <text:p>0</text:p>
          </table:table-cell>
          <table:table-cell table:formula="of:=IF([.F156]=&quot;Unknown&quot;;1;0)*[.I156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1162" calcext:value-type="float">
            <text:p>1162</text:p>
          </table:table-cell>
          <table:table-cell office:value-type="string" calcext:value-type="string">
            <text:p>SECURITIES TRADING A/C OP CHRG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Stocks</text:p>
          </table:table-cell>
          <table:table-cell table:formula="of:=[.F157]" office:value-type="string" office:string-value="Charges" calcext:value-type="string">
            <text:p>Charges</text:p>
          </table:table-cell>
          <table:table-cell table:formula="of:=IF(ISERROR(VLOOKUP([.A157];[Sheet5.$B$4:.$C$327];2;0));0;VLOOKUP([.A157];[Sheet5.$B$4:.$C$327];2;0))" office:value-type="float" office:value="6057" calcext:value-type="float">
            <text:p>6057</text:p>
          </table:table-cell>
          <table:table-cell table:style-name="ce2" table:formula="of:=[.I157]/[.$I$1]" office:value-type="percentage" office:value="0.0000282063114772264" calcext:value-type="percentage">
            <text:p>0.00%</text:p>
          </table:table-cell>
          <table:table-cell table:formula="of:=VLOOKUP([.A157];[Sheet5.$B$4:.$F$327];5;0)" office:value-type="float" office:value="5607" calcext:value-type="float">
            <text:p>5607</text:p>
          </table:table-cell>
          <table:table-cell table:formula="of:=IF(ISERROR(VLOOKUP([.$A157];[Sheet5.$N$4:.$O$12];2;0));0;VLOOKUP([.$A157];[Sheet5.$N$4:.$O$12];2;0))" office:value-type="float" office:value="0" calcext:value-type="float">
            <text:p>0</text:p>
          </table:table-cell>
          <table:table-cell table:formula="of:=IF([.F157]=&quot;Unknown&quot;;1;0)*[.I157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5003" calcext:value-type="float">
            <text:p>5003</text:p>
          </table:table-cell>
          <table:table-cell office:value-type="string" calcext:value-type="string">
            <text:p>Service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58]" office:value-type="string" office:string-value="Charges" calcext:value-type="string">
            <text:p>Charges</text:p>
          </table:table-cell>
          <table:table-cell table:formula="of:=IF(ISERROR(VLOOKUP([.A158];[Sheet5.$B$4:.$C$327];2;0));0;VLOOKUP([.A158];[Sheet5.$B$4:.$C$327];2;0))" office:value-type="float" office:value="33096" calcext:value-type="float">
            <text:p>33096</text:p>
          </table:table-cell>
          <table:table-cell table:style-name="ce2" table:formula="of:=[.I158]/[.$I$1]" office:value-type="percentage" office:value="0.000154121856471898" calcext:value-type="percentage">
            <text:p>0.02%</text:p>
          </table:table-cell>
          <table:table-cell table:formula="of:=VLOOKUP([.A158];[Sheet5.$B$4:.$F$327];5;0)" office:value-type="float" office:value="24105" calcext:value-type="float">
            <text:p>24105</text:p>
          </table:table-cell>
          <table:table-cell table:formula="of:=IF(ISERROR(VLOOKUP([.$A158];[Sheet5.$N$4:.$O$12];2;0));0;VLOOKUP([.$A158];[Sheet5.$N$4:.$O$12];2;0))" office:value-type="float" office:value="0" calcext:value-type="float">
            <text:p>0</text:p>
          </table:table-cell>
          <table:table-cell table:formula="of:=IF([.F158]=&quot;Unknown&quot;;1;0)*[.I158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5895" calcext:value-type="float">
            <text:p>5895</text:p>
          </table:table-cell>
          <table:table-cell office:value-type="string" calcext:value-type="string">
            <text:p>SI BOUNCE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59]" office:value-type="string" office:string-value="Charges" calcext:value-type="string">
            <text:p>Charges</text:p>
          </table:table-cell>
          <table:table-cell table:formula="of:=IF(ISERROR(VLOOKUP([.A159];[Sheet5.$B$4:.$C$327];2;0));0;VLOOKUP([.A159];[Sheet5.$B$4:.$C$327];2;0))" office:value-type="float" office:value="140617" calcext:value-type="float">
            <text:p>140617</text:p>
          </table:table-cell>
          <table:table-cell table:style-name="ce2" table:formula="of:=[.I159]/[.$I$1]" office:value-type="percentage" office:value="0.000654826960705488" calcext:value-type="percentage">
            <text:p>0.07%</text:p>
          </table:table-cell>
          <table:table-cell table:formula="of:=VLOOKUP([.A159];[Sheet5.$B$4:.$F$327];5;0)" office:value-type="float" office:value="35777" calcext:value-type="float">
            <text:p>35777</text:p>
          </table:table-cell>
          <table:table-cell table:formula="of:=IF(ISERROR(VLOOKUP([.$A159];[Sheet5.$N$4:.$O$12];2;0));0;VLOOKUP([.$A159];[Sheet5.$N$4:.$O$12];2;0))" office:value-type="float" office:value="0" calcext:value-type="float">
            <text:p>0</text:p>
          </table:table-cell>
          <table:table-cell table:formula="of:=IF([.F159]=&quot;Unknown&quot;;1;0)*[.I159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5963" calcext:value-type="float">
            <text:p>5963</text:p>
          </table:table-cell>
          <table:table-cell office:value-type="string" calcext:value-type="string">
            <text:p>STANDING INSTRUCTION CHARG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60]" office:value-type="string" office:string-value="Charges" calcext:value-type="string">
            <text:p>Charges</text:p>
          </table:table-cell>
          <table:table-cell table:formula="of:=IF(ISERROR(VLOOKUP([.A160];[Sheet5.$B$4:.$C$327];2;0));0;VLOOKUP([.A160];[Sheet5.$B$4:.$C$327];2;0))" office:value-type="float" office:value="12915" calcext:value-type="float">
            <text:p>12915</text:p>
          </table:table-cell>
          <table:table-cell table:style-name="ce2" table:formula="of:=[.I160]/[.$I$1]" office:value-type="percentage" office:value="0.0000601427295242494" calcext:value-type="percentage">
            <text:p>0.01%</text:p>
          </table:table-cell>
          <table:table-cell table:formula="of:=VLOOKUP([.A160];[Sheet5.$B$4:.$F$327];5;0)" office:value-type="float" office:value="5789" calcext:value-type="float">
            <text:p>5789</text:p>
          </table:table-cell>
          <table:table-cell table:formula="of:=IF(ISERROR(VLOOKUP([.$A160];[Sheet5.$N$4:.$O$12];2;0));0;VLOOKUP([.$A160];[Sheet5.$N$4:.$O$12];2;0))" office:value-type="float" office:value="0" calcext:value-type="float">
            <text:p>0</text:p>
          </table:table-cell>
          <table:table-cell table:formula="of:=IF([.F160]=&quot;Unknown&quot;;1;0)*[.I160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2772" calcext:value-type="float">
            <text:p>2772</text:p>
          </table:table-cell>
          <table:table-cell office:value-type="string" calcext:value-type="string">
            <text:p>TERMINAL RENTAL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61]" office:value-type="string" office:string-value="Charges" calcext:value-type="string">
            <text:p>Charges</text:p>
          </table:table-cell>
          <table:table-cell table:formula="of:=IF(ISERROR(VLOOKUP([.A161];[Sheet5.$B$4:.$C$327];2;0));0;VLOOKUP([.A161];[Sheet5.$B$4:.$C$327];2;0))" office:value-type="float" office:value="0" calcext:value-type="float">
            <text:p>0</text:p>
          </table:table-cell>
          <table:table-cell table:style-name="ce2" table:formula="of:=[.I161]/[.$I$1]" office:value-type="percentage" office:value="0" calcext:value-type="percentage">
            <text:p>0.00%</text:p>
          </table:table-cell>
          <table:table-cell table:formula="of:=VLOOKUP([.A161];[Sheet5.$B$4:.$F$327];5;0)" office:value-type="string" office:string-value="#N/A" calcext:value-type="error">
            <text:p>#N/A</text:p>
          </table:table-cell>
          <table:table-cell table:formula="of:=IF(ISERROR(VLOOKUP([.$A161];[Sheet5.$N$4:.$O$12];2;0));0;VLOOKUP([.$A161];[Sheet5.$N$4:.$O$12];2;0))" office:value-type="float" office:value="0" calcext:value-type="float">
            <text:p>0</text:p>
          </table:table-cell>
          <table:table-cell table:formula="of:=IF([.F161]=&quot;Unknown&quot;;1;0)*[.I161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2770" calcext:value-type="float">
            <text:p>2770</text:p>
          </table:table-cell>
          <table:table-cell office:value-type="string" calcext:value-type="string">
            <text:p>TERMINAL RENTAL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62]" office:value-type="string" office:string-value="Charges" calcext:value-type="string">
            <text:p>Charges</text:p>
          </table:table-cell>
          <table:table-cell table:formula="of:=IF(ISERROR(VLOOKUP([.A162];[Sheet5.$B$4:.$C$327];2;0));0;VLOOKUP([.A162];[Sheet5.$B$4:.$C$327];2;0))" office:value-type="float" office:value="10" calcext:value-type="float">
            <text:p>10</text:p>
          </table:table-cell>
          <table:table-cell table:style-name="ce2" table:formula="of:=[.I162]/[.$I$1]" office:value-type="percentage" office:value="0.0000000465681219699957" calcext:value-type="percentage">
            <text:p>0.00%</text:p>
          </table:table-cell>
          <table:table-cell table:formula="of:=VLOOKUP([.A162];[Sheet5.$B$4:.$F$327];5;0)" office:value-type="float" office:value="1" calcext:value-type="float">
            <text:p>1</text:p>
          </table:table-cell>
          <table:table-cell table:formula="of:=IF(ISERROR(VLOOKUP([.$A162];[Sheet5.$N$4:.$O$12];2;0));0;VLOOKUP([.$A162];[Sheet5.$N$4:.$O$12];2;0))" office:value-type="float" office:value="0" calcext:value-type="float">
            <text:p>0</text:p>
          </table:table-cell>
          <table:table-cell table:formula="of:=IF([.F162]=&quot;Unknown&quot;;1;0)*[.I162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1264" calcext:value-type="float">
            <text:p>1264</text:p>
          </table:table-cell>
          <table:table-cell office:value-type="string" calcext:value-type="string">
            <text:p>TF CHG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63]" office:value-type="string" office:string-value="Charges" calcext:value-type="string">
            <text:p>Charges</text:p>
          </table:table-cell>
          <table:table-cell table:formula="of:=IF(ISERROR(VLOOKUP([.A163];[Sheet5.$B$4:.$C$327];2;0));0;VLOOKUP([.A163];[Sheet5.$B$4:.$C$327];2;0))" office:value-type="float" office:value="2762" calcext:value-type="float">
            <text:p>2762</text:p>
          </table:table-cell>
          <table:table-cell table:style-name="ce2" table:formula="of:=[.I163]/[.$I$1]" office:value-type="percentage" office:value="0.0000128621152881128" calcext:value-type="percentage">
            <text:p>0.00%</text:p>
          </table:table-cell>
          <table:table-cell table:formula="of:=VLOOKUP([.A163];[Sheet5.$B$4:.$F$327];5;0)" office:value-type="float" office:value="2200" calcext:value-type="float">
            <text:p>2200</text:p>
          </table:table-cell>
          <table:table-cell table:formula="of:=IF(ISERROR(VLOOKUP([.$A163];[Sheet5.$N$4:.$O$12];2;0));0;VLOOKUP([.$A163];[Sheet5.$N$4:.$O$12];2;0))" office:value-type="float" office:value="0" calcext:value-type="float">
            <text:p>0</text:p>
          </table:table-cell>
          <table:table-cell table:formula="of:=IF([.F163]=&quot;Unknown&quot;;1;0)*[.I163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1419" calcext:value-type="float">
            <text:p>1419</text:p>
          </table:table-cell>
          <table:table-cell office:value-type="string" calcext:value-type="string">
            <text:p>VISA MONEY TRANSFER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64]" office:value-type="string" office:string-value="Charges" calcext:value-type="string">
            <text:p>Charges</text:p>
          </table:table-cell>
          <table:table-cell table:formula="of:=IF(ISERROR(VLOOKUP([.A164];[Sheet5.$B$4:.$C$327];2;0));0;VLOOKUP([.A164];[Sheet5.$B$4:.$C$327];2;0))" office:value-type="float" office:value="45260" calcext:value-type="float">
            <text:p>45260</text:p>
          </table:table-cell>
          <table:table-cell table:style-name="ce2" table:formula="of:=[.I164]/[.$I$1]" office:value-type="percentage" office:value="0.0002107673200362" calcext:value-type="percentage">
            <text:p>0.02%</text:p>
          </table:table-cell>
          <table:table-cell table:formula="of:=VLOOKUP([.A164];[Sheet5.$B$4:.$F$327];5;0)" office:value-type="float" office:value="8133" calcext:value-type="float">
            <text:p>8133</text:p>
          </table:table-cell>
          <table:table-cell table:formula="of:=IF(ISERROR(VLOOKUP([.$A164];[Sheet5.$N$4:.$O$12];2;0));0;VLOOKUP([.$A164];[Sheet5.$N$4:.$O$12];2;0))" office:value-type="float" office:value="0" calcext:value-type="float">
            <text:p>0</text:p>
          </table:table-cell>
          <table:table-cell table:formula="of:=IF([.F164]=&quot;Unknown&quot;;1;0)*[.I164]" office:value-type="float" office:value="0" calcext:value-type="float">
            <text:p>0</text:p>
          </table:table-cell>
          <table:table-cell table:number-columns-repeated="13"/>
        </table:table-row>
        <table:table-row table:style-name="ro6" table:visibility="filter">
          <table:table-cell office:value-type="float" office:value="1484" calcext:value-type="float">
            <text:p>1484</text:p>
          </table:table-cell>
          <table:table-cell office:value-type="string" calcext:value-type="string">
            <text:p>BAC - Close Out <text:s/>W/D - FT 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None</text:p>
          </table:table-cell>
          <table:table-cell table:formula="of:=[.F165]" office:value-type="string" office:string-value="Closing" calcext:value-type="string">
            <text:p>Closing</text:p>
          </table:table-cell>
          <table:table-cell table:formula="of:=IF(ISERROR(VLOOKUP([.A165];[Sheet5.$B$4:.$C$327];2;0));0;VLOOKUP([.A165];[Sheet5.$B$4:.$C$327];2;0))" office:value-type="float" office:value="256" calcext:value-type="float">
            <text:p>256</text:p>
          </table:table-cell>
          <table:table-cell table:style-name="ce2" table:formula="of:=[.I165]/[.$I$1]" office:value-type="percentage" office:value="0.00000119214392243189" calcext:value-type="percentage">
            <text:p>0.00%</text:p>
          </table:table-cell>
          <table:table-cell table:formula="of:=VLOOKUP([.A165];[Sheet5.$B$4:.$F$327];5;0)" office:value-type="float" office:value="256" calcext:value-type="float">
            <text:p>256</text:p>
          </table:table-cell>
          <table:table-cell table:formula="of:=IF(ISERROR(VLOOKUP([.$A165];[Sheet5.$N$4:.$O$12];2;0));0;VLOOKUP([.$A165];[Sheet5.$N$4:.$O$12];2;0))" office:value-type="float" office:value="0" calcext:value-type="float">
            <text:p>0</text:p>
          </table:table-cell>
          <table:table-cell table:formula="of:=IF([.F165]=&quot;Unknown&quot;;1;0)*[.I165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Closeout Withdrawal By Funds Transfer De</text:p>
          </table:table-cell>
          <table:table-cell table:number-columns-repeated="10"/>
        </table:table-row>
        <table:table-row table:style-name="ro6" table:visibility="filter">
          <table:table-cell office:value-type="float" office:value="1320" calcext:value-type="float">
            <text:p>1320</text:p>
          </table:table-cell>
          <table:table-cell office:value-type="string" calcext:value-type="string">
            <text:p>Close Out <text:s/>W/D - FT 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None</text:p>
          </table:table-cell>
          <table:table-cell table:formula="of:=[.F166]" office:value-type="string" office:string-value="Closing" calcext:value-type="string">
            <text:p>Closing</text:p>
          </table:table-cell>
          <table:table-cell table:formula="of:=IF(ISERROR(VLOOKUP([.A166];[Sheet5.$B$4:.$C$327];2;0));0;VLOOKUP([.A166];[Sheet5.$B$4:.$C$327];2;0))" office:value-type="float" office:value="3024" calcext:value-type="float">
            <text:p>3024</text:p>
          </table:table-cell>
          <table:table-cell table:style-name="ce2" table:formula="of:=[.I166]/[.$I$1]" office:value-type="percentage" office:value="0.0000140822000837267" calcext:value-type="percentage">
            <text:p>0.00%</text:p>
          </table:table-cell>
          <table:table-cell table:formula="of:=VLOOKUP([.A166];[Sheet5.$B$4:.$F$327];5;0)" office:value-type="float" office:value="2908" calcext:value-type="float">
            <text:p>2908</text:p>
          </table:table-cell>
          <table:table-cell table:formula="of:=IF(ISERROR(VLOOKUP([.$A166];[Sheet5.$N$4:.$O$12];2;0));0;VLOOKUP([.$A166];[Sheet5.$N$4:.$O$12];2;0))" office:value-type="float" office:value="0" calcext:value-type="float">
            <text:p>0</text:p>
          </table:table-cell>
          <table:table-cell table:formula="of:=IF([.F166]=&quot;Unknown&quot;;1;0)*[.I166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Close Out W/D - FT - - INDIRAPURAM</text:p>
          </table:table-cell>
          <table:table-cell table:number-columns-repeated="10"/>
        </table:table-row>
        <table:table-row table:style-name="ro7" table:visibility="filter">
          <table:table-cell office:value-type="float" office:value="5829" calcext:value-type="float">
            <text:p>5829</text:p>
          </table:table-cell>
          <table:table-cell office:value-type="string" calcext:value-type="string">
            <text:p>GOLD OPERATION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Assets</text:p>
          </table:table-cell>
          <table:table-cell table:formula="of:=[.F167]" office:value-type="string" office:string-value="EMI" calcext:value-type="string">
            <text:p>EMI</text:p>
          </table:table-cell>
          <table:table-cell table:formula="of:=IF(ISERROR(VLOOKUP([.A167];[Sheet5.$B$4:.$C$327];2;0));0;VLOOKUP([.A167];[Sheet5.$B$4:.$C$327];2;0))" office:value-type="float" office:value="2456" calcext:value-type="float">
            <text:p>2456</text:p>
          </table:table-cell>
          <table:table-cell table:style-name="ce2" table:formula="of:=[.I167]/[.$I$1]" office:value-type="percentage" office:value="0.0000114371307558309" calcext:value-type="percentage">
            <text:p>0.00%</text:p>
          </table:table-cell>
          <table:table-cell table:formula="of:=VLOOKUP([.A167];[Sheet5.$B$4:.$F$327];5;0)" office:value-type="float" office:value="696" calcext:value-type="float">
            <text:p>696</text:p>
          </table:table-cell>
          <table:table-cell table:formula="of:=IF(ISERROR(VLOOKUP([.$A167];[Sheet5.$N$4:.$O$12];2;0));0;VLOOKUP([.$A167];[Sheet5.$N$4:.$O$12];2;0))" office:value-type="float" office:value="0" calcext:value-type="float">
            <text:p>0</text:p>
          </table:table-cell>
          <table:table-cell table:formula="of:=IF([.F167]=&quot;Unknown&quot;;1;0)*[.I167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GLINT LN APR PDOB</text:p>
          </table:table-cell>
          <table:table-cell table:style-name="ce4" office:value-type="string" calcext:value-type="string">
            <text:p>INTONGL LN JULY</text:p>
          </table:table-cell>
          <table:table-cell table:number-columns-repeated="9"/>
        </table:table-row>
        <table:table-row table:style-name="ro7" table:visibility="filter">
          <table:table-cell office:value-type="float" office:value="1147" calcext:value-type="float">
            <text:p>1147</text:p>
          </table:table-cell>
          <table:table-cell office:value-type="string" calcext:value-type="string">
            <text:p>DIRECT PAY MERCHANT PAYMENT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versal</text:p>
          </table:table-cell>
          <table:table-cell table:formula="of:=IF(ISERROR(VLOOKUP([.A168];[Sheet5.$B$4:.$C$327];2;0));0;VLOOKUP([.A168];[Sheet5.$B$4:.$C$327];2;0))" office:value-type="float" office:value="495543" calcext:value-type="float">
            <text:p>495543</text:p>
          </table:table-cell>
          <table:table-cell table:style-name="ce2" table:formula="of:=[.I168]/[.$I$1]" office:value-type="percentage" office:value="0.00230765068653776" calcext:value-type="percentage">
            <text:p>0.23%</text:p>
          </table:table-cell>
          <table:table-cell table:formula="of:=VLOOKUP([.A168];[Sheet5.$B$4:.$F$327];5;0)" office:value-type="float" office:value="208926" calcext:value-type="float">
            <text:p>208926</text:p>
          </table:table-cell>
          <table:table-cell table:formula="of:=IF(ISERROR(VLOOKUP([.$A168];[Sheet5.$N$4:.$O$12];2;0));0;VLOOKUP([.$A168];[Sheet5.$N$4:.$O$12];2;0))" office:value-type="float" office:value="0" calcext:value-type="float">
            <text:p>0</text:p>
          </table:table-cell>
          <table:table-cell table:formula="of:=IF([.F168]=&quot;Unknown&quot;;1;0)*[.I168]" office:value-type="float" office:value="0" calcext:value-type="float">
            <text:p>0</text:p>
          </table:table-cell>
          <table:table-cell/>
          <table:table-cell office:value-type="string" calcext:value-type="string">
            <text:p>Business Name is part of word; reversal/refund?</text:p>
          </table:table-cell>
          <table:table-cell table:style-name="ce4" office:value-type="string" calcext:value-type="string">
            <text:p>Ref-Avenues In-CCA FTEO - / /</text:p>
          </table:table-cell>
          <table:table-cell table:style-name="ce4" office:value-type="string" calcext:value-type="string">
            <text:p>Rev-AIRCELPRE-HDFC - / /</text:p>
          </table:table-cell>
          <table:table-cell table:style-name="ce4" office:value-type="string" calcext:value-type="string">
            <text:p>Rvsl TopUp Txn Dt Jul Seq #</text:p>
          </table:table-cell>
          <table:table-cell table:style-name="ce4" office:value-type="string" calcext:value-type="string">
            <text:p>Ref-CitHealthK- - / /</text:p>
          </table:table-cell>
          <table:table-cell table:style-name="ce4" office:value-type="string" calcext:value-type="string">
            <text:p>Ref-EBSAPSRTC- - / /</text:p>
          </table:table-cell>
          <table:table-cell table:number-columns-repeated="6"/>
        </table:table-row>
        <table:table-row table:style-name="ro7" table:visibility="filter">
          <table:table-cell office:value-type="float" office:value="1312" calcext:value-type="float">
            <text:p>1312</text:p>
          </table:table-cell>
          <table:table-cell office:value-type="string" calcext:value-type="string">
            <text:p>FD PREMA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TD</text:p>
          </table:table-cell>
          <table:table-cell table:formula="of:=[.F169]" office:value-type="string" office:string-value="Income" calcext:value-type="string">
            <text:p>Income</text:p>
          </table:table-cell>
          <table:table-cell table:formula="of:=IF(ISERROR(VLOOKUP([.A169];[Sheet5.$B$4:.$C$327];2;0));0;VLOOKUP([.A169];[Sheet5.$B$4:.$C$327];2;0))" office:value-type="float" office:value="9389" calcext:value-type="float">
            <text:p>9389</text:p>
          </table:table-cell>
          <table:table-cell table:style-name="ce2" table:formula="of:=[.I169]/[.$I$1]" office:value-type="percentage" office:value="0.0000437228097176289" calcext:value-type="percentage">
            <text:p>0.00%</text:p>
          </table:table-cell>
          <table:table-cell table:formula="of:=VLOOKUP([.A169];[Sheet5.$B$4:.$F$327];5;0)" office:value-type="float" office:value="5426" calcext:value-type="float">
            <text:p>5426</text:p>
          </table:table-cell>
          <table:table-cell table:formula="of:=IF(ISERROR(VLOOKUP([.$A169];[Sheet5.$N$4:.$O$12];2;0));0;VLOOKUP([.$A169];[Sheet5.$N$4:.$O$12];2;0))" office:value-type="float" office:value="0" calcext:value-type="float">
            <text:p>0</text:p>
          </table:table-cell>
          <table:table-cell table:formula="of:=IF([.F169]=&quot;Unknown&quot;;1;0)*[.I169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FD Redeem Interest - /</text:p>
          </table:table-cell>
          <table:table-cell table:number-columns-repeated="10"/>
        </table:table-row>
        <table:table-row table:style-name="ro7" table:visibility="filter">
          <table:table-cell office:value-type="float" office:value="1482" calcext:value-type="float">
            <text:p>1482</text:p>
          </table:table-cell>
          <table:table-cell office:value-type="string" calcext:value-type="string">
            <text:p>FD PREMAT ONL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TD</text:p>
          </table:table-cell>
          <table:table-cell table:formula="of:=[.F170]" office:value-type="string" office:string-value="Income" calcext:value-type="string">
            <text:p>Income</text:p>
          </table:table-cell>
          <table:table-cell table:formula="of:=IF(ISERROR(VLOOKUP([.A170];[Sheet5.$B$4:.$C$327];2;0));0;VLOOKUP([.A170];[Sheet5.$B$4:.$C$327];2;0))" office:value-type="float" office:value="9957" calcext:value-type="float">
            <text:p>9957</text:p>
          </table:table-cell>
          <table:table-cell table:style-name="ce2" table:formula="of:=[.I170]/[.$I$1]" office:value-type="percentage" office:value="0.0000463678790455247" calcext:value-type="percentage">
            <text:p>0.00%</text:p>
          </table:table-cell>
          <table:table-cell table:formula="of:=VLOOKUP([.A170];[Sheet5.$B$4:.$F$327];5;0)" office:value-type="float" office:value="6274" calcext:value-type="float">
            <text:p>6274</text:p>
          </table:table-cell>
          <table:table-cell table:formula="of:=IF(ISERROR(VLOOKUP([.$A170];[Sheet5.$N$4:.$O$12];2;0));0;VLOOKUP([.$A170];[Sheet5.$N$4:.$O$12];2;0))" office:value-type="float" office:value="0" calcext:value-type="float">
            <text:p>0</text:p>
          </table:table-cell>
          <table:table-cell table:formula="of:=IF([.F170]=&quot;Unknown&quot;;1;0)*[.I170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FD Redeem Principal - /</text:p>
          </table:table-cell>
          <table:table-cell table:number-columns-repeated="10"/>
        </table:table-row>
        <table:table-row table:style-name="ro7" table:visibility="filter">
          <table:table-cell office:value-type="float" office:value="5829" calcext:value-type="float">
            <text:p>5829</text:p>
          </table:table-cell>
          <table:table-cell office:value-type="string" calcext:value-type="string">
            <text:p>GOLD OPERATIONS DEB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reversal</text:p>
          </table:table-cell>
          <table:table-cell table:formula="of:=IF(ISERROR(VLOOKUP([.A171];[Sheet5.$B$4:.$C$327];2;0));0;VLOOKUP([.A171];[Sheet5.$B$4:.$C$327];2;0))" office:value-type="float" office:value="2456" calcext:value-type="float">
            <text:p>2456</text:p>
          </table:table-cell>
          <table:table-cell table:style-name="ce2" table:formula="of:=[.I171]/[.$I$1]" office:value-type="percentage" office:value="0.0000114371307558309" calcext:value-type="percentage">
            <text:p>0.00%</text:p>
          </table:table-cell>
          <table:table-cell table:formula="of:=VLOOKUP([.A171];[Sheet5.$B$4:.$F$327];5;0)" office:value-type="float" office:value="696" calcext:value-type="float">
            <text:p>696</text:p>
          </table:table-cell>
          <table:table-cell table:formula="of:=IF(ISERROR(VLOOKUP([.$A171];[Sheet5.$N$4:.$O$12];2;0));0;VLOOKUP([.$A171];[Sheet5.$N$4:.$O$12];2;0))" office:value-type="float" office:value="0" calcext:value-type="float">
            <text:p>0</text:p>
          </table:table-cell>
          <table:table-cell table:formula="of:=IF([.F171]=&quot;Unknown&quot;;1;0)*[.I171]" office:value-type="float" office:value="0" calcext:value-type="float">
            <text:p>0</text:p>
          </table:table-cell>
          <table:table-cell/>
          <table:table-cell office:value-type="string" calcext:value-type="string">
            <text:p>reversal/refund?</text:p>
          </table:table-cell>
          <table:table-cell table:style-name="ce4" office:value-type="string" calcext:value-type="string">
            <text:p>INTONGL LN JULY</text:p>
          </table:table-cell>
          <table:table-cell table:style-name="ce4" office:value-type="string" calcext:value-type="string">
            <text:p>GLINT LN APR PDOB</text:p>
          </table:table-cell>
          <table:table-cell table:number-columns-repeated="9"/>
        </table:table-row>
        <table:table-row table:style-name="ro7" table:visibility="filter">
          <table:table-cell office:value-type="float" office:value="2960" calcext:value-type="float">
            <text:p>2960</text:p>
          </table:table-cell>
          <table:table-cell office:value-type="string" calcext:value-type="string">
            <text:p>IB FD Premat Princip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TD</text:p>
          </table:table-cell>
          <table:table-cell table:formula="of:=[.F172]" office:value-type="string" office:string-value="Income" calcext:value-type="string">
            <text:p>Income</text:p>
          </table:table-cell>
          <table:table-cell table:formula="of:=IF(ISERROR(VLOOKUP([.A172];[Sheet5.$B$4:.$C$327];2;0));0;VLOOKUP([.A172];[Sheet5.$B$4:.$C$327];2;0))" office:value-type="float" office:value="148960" calcext:value-type="float">
            <text:p>148960</text:p>
          </table:table-cell>
          <table:table-cell table:style-name="ce2" table:formula="of:=[.I172]/[.$I$1]" office:value-type="percentage" office:value="0.000693678744865056" calcext:value-type="percentage">
            <text:p>0.07%</text:p>
          </table:table-cell>
          <table:table-cell table:formula="of:=VLOOKUP([.A172];[Sheet5.$B$4:.$F$327];5;0)" office:value-type="float" office:value="42786" calcext:value-type="float">
            <text:p>42786</text:p>
          </table:table-cell>
          <table:table-cell table:formula="of:=IF(ISERROR(VLOOKUP([.$A172];[Sheet5.$N$4:.$O$12];2;0));0;VLOOKUP([.$A172];[Sheet5.$N$4:.$O$12];2;0))" office:value-type="float" office:value="0" calcext:value-type="float">
            <text:p>0</text:p>
          </table:table-cell>
          <table:table-cell table:formula="of:=IF([.F172]=&quot;Unknown&quot;;1;0)*[.I172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IB FD PREMAT PRINCIPAL-</text:p>
          </table:table-cell>
          <table:table-cell table:number-columns-repeated="10"/>
        </table:table-row>
        <table:table-row table:style-name="ro7" table:visibility="filter">
          <table:table-cell office:value-type="float" office:value="2998" calcext:value-type="float">
            <text:p>2998</text:p>
          </table:table-cell>
          <table:table-cell office:value-type="string" calcext:value-type="string">
            <text:p>IB RD LIQUIDATION C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RD</text:p>
          </table:table-cell>
          <table:table-cell table:formula="of:=[.F173]" office:value-type="string" office:string-value="Income" calcext:value-type="string">
            <text:p>Income</text:p>
          </table:table-cell>
          <table:table-cell table:formula="of:=IF(ISERROR(VLOOKUP([.A173];[Sheet5.$B$4:.$C$327];2;0));0;VLOOKUP([.A173];[Sheet5.$B$4:.$C$327];2;0))" office:value-type="float" office:value="73318" calcext:value-type="float">
            <text:p>73318</text:p>
          </table:table-cell>
          <table:table-cell table:style-name="ce2" table:formula="of:=[.I173]/[.$I$1]" office:value-type="percentage" office:value="0.000341428156659614" calcext:value-type="percentage">
            <text:p>0.03%</text:p>
          </table:table-cell>
          <table:table-cell table:formula="of:=VLOOKUP([.A173];[Sheet5.$B$4:.$F$327];5;0)" office:value-type="float" office:value="45958" calcext:value-type="float">
            <text:p>45958</text:p>
          </table:table-cell>
          <table:table-cell table:formula="of:=IF(ISERROR(VLOOKUP([.$A173];[Sheet5.$N$4:.$O$12];2;0));0;VLOOKUP([.$A173];[Sheet5.$N$4:.$O$12];2;0))" office:value-type="float" office:value="0" calcext:value-type="float">
            <text:p>0</text:p>
          </table:table-cell>
          <table:table-cell table:formula="of:=IF([.F173]=&quot;Unknown&quot;;1;0)*[.I173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RD Closure through Net Banking -</text:p>
          </table:table-cell>
          <table:table-cell table:number-columns-repeated="10"/>
        </table:table-row>
        <table:table-row table:style-name="ro7" table:visibility="filter">
          <table:table-cell office:value-type="float" office:value="5000" calcext:value-type="float">
            <text:p>5000</text:p>
          </table:table-cell>
          <table:table-cell office:value-type="string" calcext:value-type="string">
            <text:p>Matured RD. Transfer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RD</text:p>
          </table:table-cell>
          <table:table-cell table:formula="of:=[.F174]" office:value-type="string" office:string-value="Income" calcext:value-type="string">
            <text:p>Income</text:p>
          </table:table-cell>
          <table:table-cell table:formula="of:=IF(ISERROR(VLOOKUP([.A174];[Sheet5.$B$4:.$C$327];2;0));0;VLOOKUP([.A174];[Sheet5.$B$4:.$C$327];2;0))" office:value-type="float" office:value="148554" calcext:value-type="float">
            <text:p>148554</text:p>
          </table:table-cell>
          <table:table-cell table:style-name="ce2" table:formula="of:=[.I174]/[.$I$1]" office:value-type="percentage" office:value="0.000691788079113074" calcext:value-type="percentage">
            <text:p>0.07%</text:p>
          </table:table-cell>
          <table:table-cell table:formula="of:=VLOOKUP([.A174];[Sheet5.$B$4:.$F$327];5;0)" office:value-type="float" office:value="115788" calcext:value-type="float">
            <text:p>115788</text:p>
          </table:table-cell>
          <table:table-cell table:formula="of:=IF(ISERROR(VLOOKUP([.$A174];[Sheet5.$N$4:.$O$12];2;0));0;VLOOKUP([.$A174];[Sheet5.$N$4:.$O$12];2;0))" office:value-type="float" office:value="0" calcext:value-type="float">
            <text:p>0</text:p>
          </table:table-cell>
          <table:table-cell table:formula="of:=IF([.F174]=&quot;Unknown&quot;;1;0)*[.I174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Matured RD. Transfer Cr</text:p>
          </table:table-cell>
          <table:table-cell table:number-columns-repeated="10"/>
        </table:table-row>
        <table:table-row table:style-name="ro7" table:visibility="filter">
          <table:table-cell office:value-type="float" office:value="1139" calcext:value-type="float">
            <text:p>1139</text:p>
          </table:table-cell>
          <table:table-cell office:value-type="string" calcext:value-type="string">
            <text:p>MERCHANT ACQUIRING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one</text:p>
          </table:table-cell>
          <table:table-cell table:formula="of:=[.F175]" office:value-type="string" office:string-value="Income" calcext:value-type="string">
            <text:p>Income</text:p>
          </table:table-cell>
          <table:table-cell table:formula="of:=IF(ISERROR(VLOOKUP([.A175];[Sheet5.$B$4:.$C$327];2;0));0;VLOOKUP([.A175];[Sheet5.$B$4:.$C$327];2;0))" office:value-type="float" office:value="298732" calcext:value-type="float">
            <text:p>298732</text:p>
          </table:table-cell>
          <table:table-cell table:style-name="ce2" table:formula="of:=[.I175]/[.$I$1]" office:value-type="percentage" office:value="0.00139113882123407" calcext:value-type="percentage">
            <text:p>0.14%</text:p>
          </table:table-cell>
          <table:table-cell table:formula="of:=VLOOKUP([.A175];[Sheet5.$B$4:.$F$327];5;0)" office:value-type="float" office:value="109120" calcext:value-type="float">
            <text:p>109120</text:p>
          </table:table-cell>
          <table:table-cell table:formula="of:=IF(ISERROR(VLOOKUP([.$A175];[Sheet5.$N$4:.$O$12];2;0));0;VLOOKUP([.$A175];[Sheet5.$N$4:.$O$12];2;0))" office:value-type="float" office:value="0" calcext:value-type="float">
            <text:p>0</text:p>
          </table:table-cell>
          <table:table-cell table:formula="of:=IF([.F175]=&quot;Unknown&quot;;1;0)*[.I175]" office:value-type="float" office:value="0" calcext:value-type="float">
            <text:p>0</text:p>
          </table:table-cell>
          <table:table-cell office:value-type="string" calcext:value-type="string">
            <text:p>merchant world data</text:p>
          </table:table-cell>
          <table:table-cell office:value-type="string" calcext:value-type="string">
            <text:p>What is diff b/w POS, unclaim, etc.</text:p>
          </table:table-cell>
          <table:table-cell table:style-name="ce4" office:value-type="string" calcext:value-type="string">
            <text:p>POS REF - / / HDFC BANK</text:p>
          </table:table-cell>
          <table:table-cell table:style-name="ce4" office:value-type="string" calcext:value-type="string">
            <text:p>POS REF - / / IRCTC TP</text:p>
          </table:table-cell>
          <table:table-cell table:style-name="ce4" office:value-type="string" calcext:value-type="string">
            <text:p>POS REF - / FLIPKART</text:p>
          </table:table-cell>
          <table:table-cell table:style-name="ce4" office:value-type="string" calcext:value-type="string">
            <text:p>UNCLAIM POSTXN /</text:p>
          </table:table-cell>
          <table:table-cell table:number-columns-repeated="7"/>
        </table:table-row>
        <table:table-row table:style-name="ro7" table:visibility="filter">
          <table:table-cell office:value-type="float" office:value="2769" calcext:value-type="float">
            <text:p>2769</text:p>
          </table:table-cell>
          <table:table-cell office:value-type="string" calcext:value-type="string">
            <text:p>MERCHANT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one</text:p>
          </table:table-cell>
          <table:table-cell table:formula="of:=[.F176]" office:value-type="string" office:string-value="Income" calcext:value-type="string">
            <text:p>Income</text:p>
          </table:table-cell>
          <table:table-cell table:formula="of:=IF(ISERROR(VLOOKUP([.A176];[Sheet5.$B$4:.$C$327];2;0));0;VLOOKUP([.A176];[Sheet5.$B$4:.$C$327];2;0))" office:value-type="float" office:value="225" calcext:value-type="float">
            <text:p>225</text:p>
          </table:table-cell>
          <table:table-cell table:style-name="ce2" table:formula="of:=[.I176]/[.$I$1]" office:value-type="percentage" office:value="0.0000010477827443249" calcext:value-type="percentage">
            <text:p>0.00%</text:p>
          </table:table-cell>
          <table:table-cell table:formula="of:=VLOOKUP([.A176];[Sheet5.$B$4:.$F$327];5;0)" office:value-type="float" office:value="6" calcext:value-type="float">
            <text:p>6</text:p>
          </table:table-cell>
          <table:table-cell table:formula="of:=IF(ISERROR(VLOOKUP([.$A176];[Sheet5.$N$4:.$O$12];2;0));0;VLOOKUP([.$A176];[Sheet5.$N$4:.$O$12];2;0))" office:value-type="float" office:value="0" calcext:value-type="float">
            <text:p>0</text:p>
          </table:table-cell>
          <table:table-cell table:formula="of:=IF([.F176]=&quot;Unknown&quot;;1;0)*[.I176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TERMINAL CARDS SETTL. / /</text:p>
          </table:table-cell>
          <table:table-cell table:number-columns-repeated="10"/>
        </table:table-row>
        <table:table-row table:style-name="ro6" table:visibility="filter">
          <table:table-cell office:value-type="float" office:value="1408" calcext:value-type="float">
            <text:p>1408</text:p>
          </table:table-cell>
          <table:table-cell office:value-type="string" calcext:value-type="string">
            <text:p>Misc.Cr 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nknown</text:p>
          </table:table-cell>
          <table:table-cell table:formula="of:=IF(ISERROR(VLOOKUP([.A177];[Sheet5.$B$4:.$C$327];2;0));0;VLOOKUP([.A177];[Sheet5.$B$4:.$C$327];2;0))" office:value-type="float" office:value="8934" calcext:value-type="float">
            <text:p>8934</text:p>
          </table:table-cell>
          <table:table-cell table:style-name="ce2" table:formula="of:=[.I177]/[.$I$1]" office:value-type="percentage" office:value="0.0000416039601679941" calcext:value-type="percentage">
            <text:p>0.00%</text:p>
          </table:table-cell>
          <table:table-cell table:formula="of:=VLOOKUP([.A177];[Sheet5.$B$4:.$F$327];5;0)" office:value-type="float" office:value="6412" calcext:value-type="float">
            <text:p>6412</text:p>
          </table:table-cell>
          <table:table-cell table:formula="of:=IF(ISERROR(VLOOKUP([.$A177];[Sheet5.$N$4:.$O$12];2;0));0;VLOOKUP([.$A177];[Sheet5.$N$4:.$O$12];2;0))" office:value-type="float" office:value="0" calcext:value-type="float">
            <text:p>0</text:p>
          </table:table-cell>
          <table:table-cell table:formula="of:=IF([.F177]=&quot;Unknown&quot;;1;0)*[.I177]" office:value-type="float" office:value="0" calcext:value-type="float">
            <text:p>0</text:p>
          </table:table-cell>
          <table:table-cell/>
          <table:table-cell office:value-type="string" calcext:value-type="string">
            <text:p>Should be Unknown</text:p>
          </table:table-cell>
          <table:table-cell table:style-name="ce4" office:value-type="string" calcext:value-type="string">
            <text:p>TF I USD</text:p>
          </table:table-cell>
          <table:table-cell table:style-name="ce4" office:value-type="string" calcext:value-type="string">
            <text:p>REVERSAL OF CHGS BG PINKCITY TONK ROAD</text:p>
          </table:table-cell>
          <table:table-cell table:style-name="ce4" office:value-type="string" calcext:value-type="string">
            <text:p>EBRS EXP BILL NEGOS CMS TF W</text:p>
          </table:table-cell>
          <table:table-cell table:style-name="ce4" office:value-type="string" calcext:value-type="string">
            <text:p>PYMT TWDS PUR OF FCY FROM FES- HITEC CIT</text:p>
          </table:table-cell>
          <table:table-cell table:style-name="ce4" office:value-type="string" calcext:value-type="string">
            <text:p>TOWARDS WATER BILL FOR MONTH OF JUN</text:p>
          </table:table-cell>
          <table:table-cell table:number-columns-repeated="6"/>
        </table:table-row>
        <table:table-row table:style-name="ro6" table:visibility="filter">
          <table:table-cell office:value-type="float" office:value="1422" calcext:value-type="float">
            <text:p>1422</text:p>
          </table:table-cell>
          <table:table-cell office:value-type="string" calcext:value-type="string">
            <text:p>MUTUAL FUND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eversal</text:p>
          </table:table-cell>
          <table:table-cell table:formula="of:=IF(ISERROR(VLOOKUP([.A178];[Sheet5.$B$4:.$C$327];2;0));0;VLOOKUP([.A178];[Sheet5.$B$4:.$C$327];2;0))" office:value-type="float" office:value="773" calcext:value-type="float">
            <text:p>773</text:p>
          </table:table-cell>
          <table:table-cell table:style-name="ce2" table:formula="of:=[.I178]/[.$I$1]" office:value-type="percentage" office:value="0.00000359971582828067" calcext:value-type="percentage">
            <text:p>0.00%</text:p>
          </table:table-cell>
          <table:table-cell table:formula="of:=VLOOKUP([.A178];[Sheet5.$B$4:.$F$327];5;0)" office:value-type="float" office:value="758" calcext:value-type="float">
            <text:p>758</text:p>
          </table:table-cell>
          <table:table-cell table:formula="of:=IF(ISERROR(VLOOKUP([.$A178];[Sheet5.$N$4:.$O$12];2;0));0;VLOOKUP([.$A178];[Sheet5.$N$4:.$O$12];2;0))" office:value-type="float" office:value="0" calcext:value-type="float">
            <text:p>0</text:p>
          </table:table-cell>
          <table:table-cell table:formula="of:=IF([.F178]=&quot;Unknown&quot;;1;0)*[.I178]" office:value-type="float" office:value="0" calcext:value-type="float">
            <text:p>0</text:p>
          </table:table-cell>
          <table:table-cell/>
          <table:table-cell office:value-type="string" calcext:value-type="string">
            <text:p>Mostly a reversal</text:p>
          </table:table-cell>
          <table:table-cell table:style-name="ce4" office:value-type="string" calcext:value-type="string">
            <text:p>Rev. of HDFCERGO Pers. Acci. Policy</text:p>
          </table:table-cell>
          <table:table-cell table:style-name="ce4" office:value-type="string" calcext:value-type="string">
            <text:p>OMF-RGFPSGP- -REV-</text:p>
          </table:table-cell>
          <table:table-cell table:style-name="ce4" office:value-type="string" calcext:value-type="string">
            <text:p>OMF-HSBC- -REV</text:p>
          </table:table-cell>
          <table:table-cell table:style-name="ce4" office:value-type="string" calcext:value-type="string">
            <text:p>OMF-RELIANCE- -REV</text:p>
          </table:table-cell>
          <table:table-cell table:number-columns-repeated="7"/>
        </table:table-row>
        <table:table-row table:style-name="ro6" table:visibility="filter">
          <table:table-cell office:value-type="float" office:value="2954" calcext:value-type="float">
            <text:p>2954</text:p>
          </table:table-cell>
          <table:table-cell office:value-type="string" calcext:value-type="string">
            <text:p>ON-LINE MUTUAL FUND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MF</text:p>
          </table:table-cell>
          <table:table-cell table:formula="of:=[.F179]" office:value-type="string" office:string-value="Income" calcext:value-type="string">
            <text:p>Income</text:p>
          </table:table-cell>
          <table:table-cell table:formula="of:=IF(ISERROR(VLOOKUP([.A179];[Sheet5.$B$4:.$C$327];2;0));0;VLOOKUP([.A179];[Sheet5.$B$4:.$C$327];2;0))" office:value-type="float" office:value="2412" calcext:value-type="float">
            <text:p>2412</text:p>
          </table:table-cell>
          <table:table-cell table:style-name="ce2" table:formula="of:=[.I179]/[.$I$1]" office:value-type="percentage" office:value="0.000011232231019163" calcext:value-type="percentage">
            <text:p>0.00%</text:p>
          </table:table-cell>
          <table:table-cell table:formula="of:=VLOOKUP([.A179];[Sheet5.$B$4:.$F$327];5;0)" office:value-type="float" office:value="613" calcext:value-type="float">
            <text:p>613</text:p>
          </table:table-cell>
          <table:table-cell table:formula="of:=IF(ISERROR(VLOOKUP([.$A179];[Sheet5.$N$4:.$O$12];2;0));0;VLOOKUP([.$A179];[Sheet5.$N$4:.$O$12];2;0))" office:value-type="float" office:value="0" calcext:value-type="float">
            <text:p>0</text:p>
          </table:table-cell>
          <table:table-cell table:formula="of:=IF([.F179]=&quot;Unknown&quot;;1;0)*[.I179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O/MF-DSP BLACKROCK-D -</text:p>
          </table:table-cell>
          <table:table-cell table:style-name="ce4" office:value-type="string" calcext:value-type="string">
            <text:p>O/MF-BIRLA MF -B -</text:p>
          </table:table-cell>
          <table:table-cell table:style-name="ce4" office:value-type="string" calcext:value-type="string">
            <text:p>O/MF-HDFC MF -H -</text:p>
          </table:table-cell>
          <table:table-cell table:style-name="ce4" office:value-type="string" calcext:value-type="string">
            <text:p>O/MF-JP MORGAN MF -JJASGR -</text:p>
          </table:table-cell>
          <table:table-cell table:style-name="ce4" office:value-type="string" calcext:value-type="string">
            <text:p>O/MF-RELIANCE MF -RMFEOGP -</text:p>
          </table:table-cell>
          <table:table-cell table:number-columns-repeated="6"/>
        </table:table-row>
        <table:table-row table:style-name="ro7" table:visibility="filter">
          <table:table-cell office:value-type="float" office:value="1177" calcext:value-type="float">
            <text:p>1177</text:p>
          </table:table-cell>
          <table:table-cell office:value-type="string" calcext:value-type="string">
            <text:p>PAD ENTRIE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one</text:p>
          </table:table-cell>
          <table:table-cell table:formula="of:=[.F180]" office:value-type="string" office:string-value="Income" calcext:value-type="string">
            <text:p>Income</text:p>
          </table:table-cell>
          <table:table-cell table:formula="of:=IF(ISERROR(VLOOKUP([.A180];[Sheet5.$B$4:.$C$327];2;0));0;VLOOKUP([.A180];[Sheet5.$B$4:.$C$327];2;0))" office:value-type="float" office:value="731" calcext:value-type="float">
            <text:p>731</text:p>
          </table:table-cell>
          <table:table-cell table:style-name="ce2" table:formula="of:=[.I180]/[.$I$1]" office:value-type="percentage" office:value="0.00000340412971600668" calcext:value-type="percentage">
            <text:p>0.00%</text:p>
          </table:table-cell>
          <table:table-cell table:formula="of:=VLOOKUP([.A180];[Sheet5.$B$4:.$F$327];5;0)" office:value-type="float" office:value="162" calcext:value-type="float">
            <text:p>162</text:p>
          </table:table-cell>
          <table:table-cell table:formula="of:=IF(ISERROR(VLOOKUP([.$A180];[Sheet5.$N$4:.$O$12];2;0));0;VLOOKUP([.$A180];[Sheet5.$N$4:.$O$12];2;0))" office:value-type="float" office:value="0" calcext:value-type="float">
            <text:p>0</text:p>
          </table:table-cell>
          <table:table-cell table:formula="of:=IF([.F180]=&quot;Unknown&quot;;1;0)*[.I180]" office:value-type="float" office:value="0" calcext:value-type="float">
            <text:p>0</text:p>
          </table:table-cell>
          <table:table-cell office:value-type="string" calcext:value-type="string">
            <text:p>search salary amongst other payments</text:p>
          </table:table-cell>
          <table:table-cell/>
          <table:table-cell table:style-name="ce4" office:value-type="string" calcext:value-type="string">
            <text:p>P:S MEDICLAIM SETTLEMENT</text:p>
          </table:table-cell>
          <table:table-cell table:style-name="ce4" office:value-type="string" calcext:value-type="string">
            <text:p>P: F n F Settlement</text:p>
          </table:table-cell>
          <table:table-cell table:style-name="ce4" office:value-type="string" calcext:value-type="string">
            <text:p>P:P HDFC BANK SALARY FOR JUL</text:p>
          </table:table-cell>
          <table:table-cell table:style-name="ce4" office:value-type="string" calcext:value-type="string">
            <text:p>P : S FuelBills</text:p>
          </table:table-cell>
          <table:table-cell table:number-columns-repeated="7"/>
        </table:table-row>
        <table:table-row table:style-name="ro7" table:visibility="filter">
          <table:table-cell office:value-type="float" office:value="1428" calcext:value-type="float">
            <text:p>1428</text:p>
          </table:table-cell>
          <table:table-cell office:value-type="string" calcext:value-type="string">
            <text:p>RD Drawdown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TD</text:p>
          </table:table-cell>
          <table:table-cell table:formula="of:=[.F181]" office:value-type="string" office:string-value="Income" calcext:value-type="string">
            <text:p>Income</text:p>
          </table:table-cell>
          <table:table-cell table:formula="of:=IF(ISERROR(VLOOKUP([.A181];[Sheet5.$B$4:.$C$327];2;0));0;VLOOKUP([.A181];[Sheet5.$B$4:.$C$327];2;0))" office:value-type="float" office:value="1794322" calcext:value-type="float">
            <text:p>1794322</text:p>
          </table:table-cell>
          <table:table-cell table:style-name="ce2" table:formula="of:=[.I181]/[.$I$1]" office:value-type="percentage" office:value="0.00835582057494466" calcext:value-type="percentage">
            <text:p>0.84%</text:p>
          </table:table-cell>
          <table:table-cell table:formula="of:=VLOOKUP([.A181];[Sheet5.$B$4:.$F$327];5;0)" office:value-type="float" office:value="215196" calcext:value-type="float">
            <text:p>215196</text:p>
          </table:table-cell>
          <table:table-cell table:formula="of:=IF(ISERROR(VLOOKUP([.$A181];[Sheet5.$N$4:.$O$12];2;0));0;VLOOKUP([.$A181];[Sheet5.$N$4:.$O$12];2;0))" office:value-type="float" office:value="0" calcext:value-type="float">
            <text:p>0</text:p>
          </table:table-cell>
          <table:table-cell table:formula="of:=IF([.F181]=&quot;Unknown&quot;;1;0)*[.I181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- RD Installment-Apr</text:p>
          </table:table-cell>
          <table:table-cell table:style-name="ce4" office:value-type="string" calcext:value-type="string">
            <text:p>-RD Drawdown Debit</text:p>
          </table:table-cell>
          <table:table-cell table:number-columns-repeated="9"/>
        </table:table-row>
        <table:table-row table:style-name="ro6" table:visibility="filter">
          <table:table-cell office:value-type="float" office:value="1340" calcext:value-type="float">
            <text:p>1340</text:p>
          </table:table-cell>
          <table:table-cell office:value-type="string" calcext:value-type="string">
            <text:p>RETAIL ASSET OPERATIONS - C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table:formula="of:=[.F182]" office:value-type="string" office:string-value="Income" calcext:value-type="string">
            <text:p>Income</text:p>
          </table:table-cell>
          <table:table-cell table:formula="of:=IF(ISERROR(VLOOKUP([.A182];[Sheet5.$B$4:.$C$327];2;0));0;VLOOKUP([.A182];[Sheet5.$B$4:.$C$327];2;0))" office:value-type="float" office:value="1" calcext:value-type="float">
            <text:p>1</text:p>
          </table:table-cell>
          <table:table-cell table:style-name="ce2" table:formula="of:=[.I182]/[.$I$1]" office:value-type="percentage" office:value="0.00000000465681219699957" calcext:value-type="percentage">
            <text:p>0.00%</text:p>
          </table:table-cell>
          <table:table-cell table:formula="of:=VLOOKUP([.A182];[Sheet5.$B$4:.$F$327];5;0)" office:value-type="float" office:value="1" calcext:value-type="float">
            <text:p>1</text:p>
          </table:table-cell>
          <table:table-cell table:formula="of:=IF(ISERROR(VLOOKUP([.$A182];[Sheet5.$N$4:.$O$12];2;0));0;VLOOKUP([.$A182];[Sheet5.$N$4:.$O$12];2;0))" office:value-type="float" office:value="0" calcext:value-type="float">
            <text:p>0</text:p>
          </table:table-cell>
          <table:table-cell table:formula="of:=IF([.F182]=&quot;Unknown&quot;;1;0)*[.I182]" office:value-type="float" office:value="0" calcext:value-type="float">
            <text:p>0</text:p>
          </table:table-cell>
          <table:table-cell office:value-type="string" calcext:value-type="string">
            <text:p>HDFC loan payout</text:p>
          </table:table-cell>
          <table:table-cell office:value-type="string" calcext:value-type="string">
            <text:p>Loan payout by bank – could be in parts or full sum?</text:p>
          </table:table-cell>
          <table:table-cell table:style-name="ce4" office:value-type="string" calcext:value-type="string">
            <text:p>LOAN APPROVED KARUNAKAR NANDAM</text:p>
          </table:table-cell>
          <table:table-cell table:style-name="ce4" office:value-type="string" calcext:value-type="string">
            <text:p>LOAN APPROVED CHINTALURI SNV SUBBARAO</text:p>
          </table:table-cell>
          <table:table-cell table:style-name="ce4" office:value-type="string" calcext:value-type="string">
            <text:p>LOAN APPROVED EXPRESS ROADWAYS PVT LTD</text:p>
          </table:table-cell>
          <table:table-cell table:style-name="ce4" office:value-type="string" calcext:value-type="string">
            <text:p>LOAN APPROVED KFT LOGISTICS</text:p>
          </table:table-cell>
          <table:table-cell table:number-columns-repeated="7"/>
        </table:table-row>
        <table:table-row table:style-name="ro7" table:visibility="filter">
          <table:table-cell office:value-type="float" office:value="5808" calcext:value-type="float">
            <text:p>5808</text:p>
          </table:table-cell>
          <table:table-cell office:value-type="string" calcext:value-type="string">
            <text:p>RETAIL ASSET OPERATIONS - DSA PLOUGHBAC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table:formula="of:=[.F183]" office:value-type="string" office:string-value="Income" calcext:value-type="string">
            <text:p>Income</text:p>
          </table:table-cell>
          <table:table-cell table:formula="of:=IF(ISERROR(VLOOKUP([.A183];[Sheet5.$B$4:.$C$327];2;0));0;VLOOKUP([.A183];[Sheet5.$B$4:.$C$327];2;0))" office:value-type="float" office:value="5" calcext:value-type="float">
            <text:p>5</text:p>
          </table:table-cell>
          <table:table-cell table:style-name="ce2" table:formula="of:=[.I183]/[.$I$1]" office:value-type="percentage" office:value="0.0000000232840609849978" calcext:value-type="percentage">
            <text:p>0.00%</text:p>
          </table:table-cell>
          <table:table-cell table:formula="of:=VLOOKUP([.A183];[Sheet5.$B$4:.$F$327];5;0)" office:value-type="float" office:value="1" calcext:value-type="float">
            <text:p>1</text:p>
          </table:table-cell>
          <table:table-cell table:formula="of:=IF(ISERROR(VLOOKUP([.$A183];[Sheet5.$N$4:.$O$12];2;0));0;VLOOKUP([.$A183];[Sheet5.$N$4:.$O$12];2;0))" office:value-type="float" office:value="0" calcext:value-type="float">
            <text:p>0</text:p>
          </table:table-cell>
          <table:table-cell table:formula="of:=IF([.F183]=&quot;Unknown&quot;;1;0)*[.I183]" office:value-type="float" office:value="0" calcext:value-type="float">
            <text:p>0</text:p>
          </table:table-cell>
          <table:table-cell office:value-type="string" calcext:value-type="string">
            <text:p>no info</text:p>
          </table:table-cell>
          <table:table-cell/>
          <table:table-cell table:style-name="ce4" office:value-type="string" calcext:value-type="string">
            <text:p>AL_DSE_COMM_ _DTD</text:p>
          </table:table-cell>
          <table:table-cell table:number-columns-repeated="10"/>
        </table:table-row>
        <table:table-row table:style-name="ro6" table:visibility="filter">
          <table:table-cell office:value-type="float" office:value="5811" calcext:value-type="float">
            <text:p>5811</text:p>
          </table:table-cell>
          <table:table-cell office:value-type="string" calcext:value-type="string">
            <text:p>RETAIL ASSET OPERATIONS - OTHE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table:formula="of:=[.F184]" office:value-type="string" office:string-value="Income" calcext:value-type="string">
            <text:p>Income</text:p>
          </table:table-cell>
          <table:table-cell table:formula="of:=IF(ISERROR(VLOOKUP([.A184];[Sheet5.$B$4:.$C$327];2;0));0;VLOOKUP([.A184];[Sheet5.$B$4:.$C$327];2;0))" office:value-type="float" office:value="274" calcext:value-type="float">
            <text:p>274</text:p>
          </table:table-cell>
          <table:table-cell table:style-name="ce2" table:formula="of:=[.I184]/[.$I$1]" office:value-type="percentage" office:value="0.00000127596654197788" calcext:value-type="percentage">
            <text:p>0.00%</text:p>
          </table:table-cell>
          <table:table-cell table:formula="of:=VLOOKUP([.A184];[Sheet5.$B$4:.$F$327];5;0)" office:value-type="float" office:value="156" calcext:value-type="float">
            <text:p>156</text:p>
          </table:table-cell>
          <table:table-cell table:formula="of:=IF(ISERROR(VLOOKUP([.$A184];[Sheet5.$N$4:.$O$12];2;0));0;VLOOKUP([.$A184];[Sheet5.$N$4:.$O$12];2;0))" office:value-type="float" office:value="0" calcext:value-type="float">
            <text:p>0</text:p>
          </table:table-cell>
          <table:table-cell table:formula="of:=IF([.F184]=&quot;Unknown&quot;;1;0)*[.I184]" office:value-type="float" office:value="0" calcext:value-type="float">
            <text:p>0</text:p>
          </table:table-cell>
          <table:table-cell/>
          <table:table-cell office:value-type="string" calcext:value-type="string">
            <text:p>Always C and D transactions are present with same description</text:p>
          </table:table-cell>
          <table:table-cell table:style-name="ce4" office:value-type="string" calcext:value-type="string">
            <text:p>_PROPERT_INS_BBG_RENW_ </text:p>
          </table:table-cell>
          <table:table-cell table:style-name="ce4" office:value-type="string" calcext:value-type="string">
            <text:p>_PROPERTY INSURANCE_ -</text:p>
          </table:table-cell>
          <table:table-cell table:style-name="ce4" office:value-type="string" calcext:value-type="string">
            <text:p>WCDL INTEREST RECOVERY FOR MAR</text:p>
          </table:table-cell>
          <table:table-cell table:style-name="ce4" office:value-type="string" calcext:value-type="string">
            <text:p>EXCESS INT TRANSFERED TO C/A - SEP-</text:p>
          </table:table-cell>
          <table:table-cell table:style-name="ce4" office:value-type="string" calcext:value-type="string">
            <text:p>JUN- INT FOR CC/OD-</text:p>
          </table:table-cell>
          <table:table-cell table:style-name="ce4" office:value-type="string" calcext:value-type="string">
            <text:p>CUR_CASENO_ CUR</text:p>
          </table:table-cell>
          <table:table-cell table:number-columns-repeated="5"/>
        </table:table-row>
        <table:table-row table:style-name="ro1" table:visibility="filter">
          <table:table-cell office:value-type="float" office:value="5811" calcext:value-type="float">
            <text:p>5811</text:p>
          </table:table-cell>
          <table:table-cell office:value-type="string" calcext:value-type="string">
            <text:p>RETAIL ASSET OPERATIONS - OTHER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table:formula="of:=[.F185]" office:value-type="string" office:string-value="Income" calcext:value-type="string">
            <text:p>Income</text:p>
          </table:table-cell>
          <table:table-cell table:formula="of:=IF(ISERROR(VLOOKUP([.A185];[Sheet5.$B$4:.$C$327];2;0));0;VLOOKUP([.A185];[Sheet5.$B$4:.$C$327];2;0))" office:value-type="float" office:value="274" calcext:value-type="float">
            <text:p>274</text:p>
          </table:table-cell>
          <table:table-cell table:style-name="ce2" table:formula="of:=[.I185]/[.$I$1]" office:value-type="percentage" office:value="0.00000127596654197788" calcext:value-type="percentage">
            <text:p>0.00%</text:p>
          </table:table-cell>
          <table:table-cell table:formula="of:=VLOOKUP([.A185];[Sheet5.$B$4:.$F$327];5;0)" office:value-type="float" office:value="156" calcext:value-type="float">
            <text:p>156</text:p>
          </table:table-cell>
          <table:table-cell table:formula="of:=IF(ISERROR(VLOOKUP([.$A185];[Sheet5.$N$4:.$O$12];2;0));0;VLOOKUP([.$A185];[Sheet5.$N$4:.$O$12];2;0))" office:value-type="float" office:value="0" calcext:value-type="float">
            <text:p>0</text:p>
          </table:table-cell>
          <table:table-cell table:formula="of:=IF([.F185]=&quot;Unknown&quot;;1;0)*[.I185]" office:value-type="float" office:value="0" calcext:value-type="float">
            <text:p>0</text:p>
          </table:table-cell>
          <table:table-cell/>
          <table:table-cell office:value-type="string" calcext:value-type="string">
            <text:p>Always C and D transactions are present with same description</text:p>
          </table:table-cell>
          <table:table-cell table:number-columns-repeated="11"/>
        </table:table-row>
        <table:table-row table:style-name="ro6" table:visibility="filter">
          <table:table-cell office:value-type="float" office:value="5810" calcext:value-type="float">
            <text:p>5810</text:p>
          </table:table-cell>
          <table:table-cell office:value-type="string" calcext:value-type="string">
            <text:p>RETAIL ASSET OPERATIONS - OTHE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table:formula="of:=[.F186]" office:value-type="string" office:string-value="Income" calcext:value-type="string">
            <text:p>Income</text:p>
          </table:table-cell>
          <table:table-cell table:formula="of:=IF(ISERROR(VLOOKUP([.A186];[Sheet5.$B$4:.$C$327];2;0));0;VLOOKUP([.A186];[Sheet5.$B$4:.$C$327];2;0))" office:value-type="float" office:value="51564" calcext:value-type="float">
            <text:p>51564</text:p>
          </table:table-cell>
          <table:table-cell table:style-name="ce2" table:formula="of:=[.I186]/[.$I$1]" office:value-type="percentage" office:value="0.000240123864126086" calcext:value-type="percentage">
            <text:p>0.02%</text:p>
          </table:table-cell>
          <table:table-cell table:formula="of:=VLOOKUP([.A186];[Sheet5.$B$4:.$F$327];5;0)" office:value-type="float" office:value="48520" calcext:value-type="float">
            <text:p>48520</text:p>
          </table:table-cell>
          <table:table-cell table:formula="of:=IF(ISERROR(VLOOKUP([.$A186];[Sheet5.$N$4:.$O$12];2;0));0;VLOOKUP([.$A186];[Sheet5.$N$4:.$O$12];2;0))" office:value-type="float" office:value="0" calcext:value-type="float">
            <text:p>0</text:p>
          </table:table-cell>
          <table:table-cell table:formula="of:=IF([.F186]=&quot;Unknown&quot;;1;0)*[.I186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WCDL INTEREST RECOVERY FOR MAR</text:p>
          </table:table-cell>
          <table:table-cell table:style-name="ce4" office:value-type="string" calcext:value-type="string">
            <text:p>SHORTFALL INTEREST RECOVERED FOR -AUG-</text:p>
          </table:table-cell>
          <table:table-cell table:style-name="ce4" office:value-type="string" calcext:value-type="string">
            <text:p>-REFUND-MALLA VIJAY KUMAR</text:p>
          </table:table-cell>
          <table:table-cell table:number-columns-repeated="8"/>
        </table:table-row>
        <table:table-row table:style-name="ro7" table:visibility="filter">
          <table:table-cell office:value-type="float" office:value="5806" calcext:value-type="float">
            <text:p>5806</text:p>
          </table:table-cell>
          <table:table-cell office:value-type="string" calcext:value-type="string">
            <text:p>RETAIL ASSET OPERATIONS - PDC UN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table:formula="of:=[.F187]" office:value-type="string" office:string-value="Income" calcext:value-type="string">
            <text:p>Income</text:p>
          </table:table-cell>
          <table:table-cell table:formula="of:=IF(ISERROR(VLOOKUP([.A187];[Sheet5.$B$4:.$C$327];2;0));0;VLOOKUP([.A187];[Sheet5.$B$4:.$C$327];2;0))" office:value-type="float" office:value="7193" calcext:value-type="float">
            <text:p>7193</text:p>
          </table:table-cell>
          <table:table-cell table:style-name="ce2" table:formula="of:=[.I187]/[.$I$1]" office:value-type="percentage" office:value="0.0000334964501330179" calcext:value-type="percentage">
            <text:p>0.00%</text:p>
          </table:table-cell>
          <table:table-cell table:formula="of:=VLOOKUP([.A187];[Sheet5.$B$4:.$F$327];5;0)" office:value-type="float" office:value="6585" calcext:value-type="float">
            <text:p>6585</text:p>
          </table:table-cell>
          <table:table-cell table:formula="of:=IF(ISERROR(VLOOKUP([.$A187];[Sheet5.$N$4:.$O$12];2;0));0;VLOOKUP([.$A187];[Sheet5.$N$4:.$O$12];2;0))" office:value-type="float" office:value="0" calcext:value-type="float">
            <text:p>0</text:p>
          </table:table-cell>
          <table:table-cell table:formula="of:=IF([.F187]=&quot;Unknown&quot;;1;0)*[.I187]" office:value-type="float" office:value="0" calcext:value-type="float">
            <text:p>0</text:p>
          </table:table-cell>
          <table:table-cell office:value-type="string" calcext:value-type="string">
            <text:p>refund?</text:p>
          </table:table-cell>
          <table:table-cell/>
          <table:table-cell table:style-name="ce4" office:value-type="string" calcext:value-type="string">
            <text:p>-REFUND-MD THOUFEEQ</text:p>
          </table:table-cell>
          <table:table-cell table:style-name="ce4" office:value-type="string" calcext:value-type="string">
            <text:p>-REFUND-SAFE WAY INFRA</text:p>
          </table:table-cell>
          <table:table-cell table:number-columns-repeated="9"/>
        </table:table-row>
        <table:table-row table:style-name="ro6" table:visibility="filter">
          <table:table-cell office:value-type="float" office:value="1053" calcext:value-type="float">
            <text:p>1053</text:p>
          </table:table-cell>
          <table:table-cell office:value-type="string" calcext:value-type="string">
            <text:p>RETAIL ASSET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table:formula="of:=[.F188]" office:value-type="string" office:string-value="Income" calcext:value-type="string">
            <text:p>Income</text:p>
          </table:table-cell>
          <table:table-cell table:formula="of:=IF(ISERROR(VLOOKUP([.A188];[Sheet5.$B$4:.$C$327];2;0));0;VLOOKUP([.A188];[Sheet5.$B$4:.$C$327];2;0))" office:value-type="float" office:value="118250" calcext:value-type="float">
            <text:p>118250</text:p>
          </table:table-cell>
          <table:table-cell table:style-name="ce2" table:formula="of:=[.I188]/[.$I$1]" office:value-type="percentage" office:value="0.000550668042295199" calcext:value-type="percentage">
            <text:p>0.06%</text:p>
          </table:table-cell>
          <table:table-cell table:formula="of:=VLOOKUP([.A188];[Sheet5.$B$4:.$F$327];5;0)" office:value-type="float" office:value="106469" calcext:value-type="float">
            <text:p>106469</text:p>
          </table:table-cell>
          <table:table-cell table:formula="of:=IF(ISERROR(VLOOKUP([.$A188];[Sheet5.$N$4:.$O$12];2;0));0;VLOOKUP([.$A188];[Sheet5.$N$4:.$O$12];2;0))" office:value-type="float" office:value="0" calcext:value-type="float">
            <text:p>0</text:p>
          </table:table-cell>
          <table:table-cell table:formula="of:=IF([.F188]=&quot;Unknown&quot;;1;0)*[.I188]" office:value-type="float" office:value="0" calcext:value-type="float">
            <text:p>0</text:p>
          </table:table-cell>
          <table:table-cell/>
          <table:table-cell office:value-type="string" calcext:value-type="string">
            <text:p>Loan payout mostly amount at approval</text:p>
          </table:table-cell>
          <table:table-cell table:style-name="ce4" office:value-type="string" calcext:value-type="string">
            <text:p>-GA-RAJESWARI MALLAMPATI</text:p>
          </table:table-cell>
          <table:table-cell table:style-name="ce4" office:value-type="string" calcext:value-type="string">
            <text:p>-U-LOAN-APPROVED-MOHAMMED MUJEEB</text:p>
          </table:table-cell>
          <table:table-cell table:style-name="ce4" office:value-type="string" calcext:value-type="string">
            <text:p>-JLGDL-GANESH JLG SANJAY NGR</text:p>
          </table:table-cell>
          <table:table-cell table:number-columns-repeated="8"/>
        </table:table-row>
        <table:table-row table:style-name="ro7" table:visibility="filter">
          <table:table-cell office:value-type="float" office:value="1052" calcext:value-type="float">
            <text:p>1052</text:p>
          </table:table-cell>
          <table:table-cell office:value-type="string" calcext:value-type="string">
            <text:p>RETAIL ASSETS DEB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table:formula="of:=[.F189]" office:value-type="string" office:string-value="Income" calcext:value-type="string">
            <text:p>Income</text:p>
          </table:table-cell>
          <table:table-cell table:formula="of:=IF(ISERROR(VLOOKUP([.A189];[Sheet5.$B$4:.$C$327];2;0));0;VLOOKUP([.A189];[Sheet5.$B$4:.$C$327];2;0))" office:value-type="float" office:value="3491833" calcext:value-type="float">
            <text:p>3491833</text:p>
          </table:table-cell>
          <table:table-cell table:style-name="ce2" table:formula="of:=[.I189]/[.$I$1]" office:value-type="percentage" office:value="0.0162608105042856" calcext:value-type="percentage">
            <text:p>1.63%</text:p>
          </table:table-cell>
          <table:table-cell table:formula="of:=VLOOKUP([.A189];[Sheet5.$B$4:.$F$327];5;0)" office:value-type="float" office:value="274474" calcext:value-type="float">
            <text:p>274474</text:p>
          </table:table-cell>
          <table:table-cell table:formula="of:=IF(ISERROR(VLOOKUP([.$A189];[Sheet5.$N$4:.$O$12];2;0));0;VLOOKUP([.$A189];[Sheet5.$N$4:.$O$12];2;0))" office:value-type="float" office:value="0" calcext:value-type="float">
            <text:p>0</text:p>
          </table:table-cell>
          <table:table-cell table:formula="of:=IF([.F189]=&quot;Unknown&quot;;1;0)*[.I189]" office:value-type="float" office:value="0" calcext:value-type="float">
            <text:p>0</text:p>
          </table:table-cell>
          <table:table-cell/>
          <table:table-cell office:value-type="string" calcext:value-type="string">
            <text:p>paying out loan emis</text:p>
          </table:table-cell>
          <table:table-cell table:number-columns-repeated="2" table:style-name="ce4" office:value-type="string" calcext:value-type="string">
            <text:p>EMI Chq S / - /</text:p>
          </table:table-cell>
          <table:table-cell table:number-columns-repeated="9"/>
        </table:table-row>
        <table:table-row table:style-name="ro6" table:visibility="filter">
          <table:table-cell office:value-type="float" office:value="1062" calcext:value-type="float">
            <text:p>1062</text:p>
          </table:table-cell>
          <table:table-cell office:value-type="string" calcext:value-type="string">
            <text:p>STOCK EXCHANGE GEFU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Stocks</text:p>
          </table:table-cell>
          <table:table-cell table:formula="of:=[.F190]" office:value-type="string" office:string-value="Income" calcext:value-type="string">
            <text:p>Income</text:p>
          </table:table-cell>
          <table:table-cell table:formula="of:=IF(ISERROR(VLOOKUP([.A190];[Sheet5.$B$4:.$C$327];2;0));0;VLOOKUP([.A190];[Sheet5.$B$4:.$C$327];2;0))" office:value-type="float" office:value="941" calcext:value-type="float">
            <text:p>941</text:p>
          </table:table-cell>
          <table:table-cell table:style-name="ce2" table:formula="of:=[.I190]/[.$I$1]" office:value-type="percentage" office:value="0.00000438206027737659" calcext:value-type="percentage">
            <text:p>0.00%</text:p>
          </table:table-cell>
          <table:table-cell table:formula="of:=VLOOKUP([.A190];[Sheet5.$B$4:.$F$327];5;0)" office:value-type="float" office:value="335" calcext:value-type="float">
            <text:p>335</text:p>
          </table:table-cell>
          <table:table-cell table:formula="of:=IF(ISERROR(VLOOKUP([.$A190];[Sheet5.$N$4:.$O$12];2;0));0;VLOOKUP([.$A190];[Sheet5.$N$4:.$O$12];2;0))" office:value-type="float" office:value="0" calcext:value-type="float">
            <text:p>0</text:p>
          </table:table-cell>
          <table:table-cell table:formula="of:=IF([.F190]=&quot;Unknown&quot;;1;0)*[.I190]" office:value-type="float" office:value="0" calcext:value-type="float">
            <text:p>0</text:p>
          </table:table-cell>
          <table:table-cell/>
          <table:table-cell office:value-type="string" calcext:value-type="string">
            <text:p>Earnings from stocks?</text:p>
          </table:table-cell>
          <table:table-cell table:style-name="ce4" office:value-type="string" calcext:value-type="string">
            <text:p>TRF FROM BONANZA PORTFOLIO LTD</text:p>
          </table:table-cell>
          <table:table-cell table:style-name="ce4" office:value-type="string" calcext:value-type="string">
            <text:p>TRF FROM ISE SEC AND SERV LTD</text:p>
          </table:table-cell>
          <table:table-cell table:style-name="ce4" office:value-type="string" calcext:value-type="string">
            <text:p>AKSPL-</text:p>
          </table:table-cell>
          <table:table-cell table:number-columns-repeated="8"/>
        </table:table-row>
        <table:table-row table:style-name="ro7" table:visibility="filter">
          <table:table-cell office:value-type="float" office:value="1319" calcext:value-type="float">
            <text:p>1319</text:p>
          </table:table-cell>
          <table:table-cell office:value-type="string" calcext:value-type="string">
            <text:p>TD REDEMPTION TO SAVINGS AC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TD</text:p>
          </table:table-cell>
          <table:table-cell table:formula="of:=[.F191]" office:value-type="string" office:string-value="Income" calcext:value-type="string">
            <text:p>Income</text:p>
          </table:table-cell>
          <table:table-cell table:formula="of:=IF(ISERROR(VLOOKUP([.A191];[Sheet5.$B$4:.$C$327];2;0));0;VLOOKUP([.A191];[Sheet5.$B$4:.$C$327];2;0))" office:value-type="float" office:value="242886" calcext:value-type="float">
            <text:p>242886</text:p>
          </table:table-cell>
          <table:table-cell table:style-name="ce2" table:formula="of:=[.I191]/[.$I$1]" office:value-type="percentage" office:value="0.00113107448728044" calcext:value-type="percentage">
            <text:p>0.11%</text:p>
          </table:table-cell>
          <table:table-cell table:formula="of:=VLOOKUP([.A191];[Sheet5.$B$4:.$F$327];5;0)" office:value-type="float" office:value="62547" calcext:value-type="float">
            <text:p>62547</text:p>
          </table:table-cell>
          <table:table-cell table:formula="of:=IF(ISERROR(VLOOKUP([.$A191];[Sheet5.$N$4:.$O$12];2;0));0;VLOOKUP([.$A191];[Sheet5.$N$4:.$O$12];2;0))" office:value-type="float" office:value="0" calcext:value-type="float">
            <text:p>0</text:p>
          </table:table-cell>
          <table:table-cell table:formula="of:=IF([.F191]=&quot;Unknown&quot;;1;0)*[.I191]" office:value-type="float" office:value="0" calcext:value-type="float">
            <text:p>0</text:p>
          </table:table-cell>
          <table:table-cell/>
          <table:table-cell office:value-type="string" calcext:value-type="string">
            <text:p>Matured and redeemed FD/TD</text:p>
          </table:table-cell>
          <table:table-cell table:style-name="ce4" office:value-type="string" calcext:value-type="string">
            <text:p>Prin and Int auto_redeem</text:p>
          </table:table-cell>
          <table:table-cell table:number-columns-repeated="10"/>
        </table:table-row>
        <table:table-row table:style-name="ro7" table:visibility="filter">
          <table:table-cell office:value-type="float" office:value="5822" calcext:value-type="float">
            <text:p>5822</text:p>
          </table:table-cell>
          <table:table-cell office:value-type="string" calcext:value-type="string">
            <text:p>VENDOR PAYMENT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one</text:p>
          </table:table-cell>
          <table:table-cell table:formula="of:=[.F192]" office:value-type="string" office:string-value="Income" calcext:value-type="string">
            <text:p>Income</text:p>
          </table:table-cell>
          <table:table-cell table:formula="of:=IF(ISERROR(VLOOKUP([.A192];[Sheet5.$B$4:.$C$327];2;0));0;VLOOKUP([.A192];[Sheet5.$B$4:.$C$327];2;0))" office:value-type="float" office:value="338" calcext:value-type="float">
            <text:p>338</text:p>
          </table:table-cell>
          <table:table-cell table:style-name="ce2" table:formula="of:=[.I192]/[.$I$1]" office:value-type="percentage" office:value="0.00000157400252258585" calcext:value-type="percentage">
            <text:p>0.00%</text:p>
          </table:table-cell>
          <table:table-cell table:formula="of:=VLOOKUP([.A192];[Sheet5.$B$4:.$F$327];5;0)" office:value-type="float" office:value="47" calcext:value-type="float">
            <text:p>47</text:p>
          </table:table-cell>
          <table:table-cell table:formula="of:=IF(ISERROR(VLOOKUP([.$A192];[Sheet5.$N$4:.$O$12];2;0));0;VLOOKUP([.$A192];[Sheet5.$N$4:.$O$12];2;0))" office:value-type="float" office:value="0" calcext:value-type="float">
            <text:p>0</text:p>
          </table:table-cell>
          <table:table-cell table:formula="of:=IF([.F192]=&quot;Unknown&quot;;1;0)*[.I192]" office:value-type="float" office:value="0" calcext:value-type="float">
            <text:p>0</text:p>
          </table:table-cell>
          <table:table-cell/>
          <table:table-cell office:value-type="string" calcext:value-type="string">
            <text:p>Banks?</text:p>
          </table:table-cell>
          <table:table-cell table:style-name="ce4" office:value-type="string" calcext:value-type="string">
            <text:p>VENPYMT-BILL NO.PN-</text:p>
          </table:table-cell>
          <table:table-cell table:number-columns-repeated="10"/>
        </table:table-row>
        <table:table-row table:style-name="ro6" table:visibility="filter">
          <table:table-cell office:value-type="float" office:value="5807" calcext:value-type="float">
            <text:p>5807</text:p>
          </table:table-cell>
          <table:table-cell office:value-type="string" calcext:value-type="string">
            <text:p>RETAIL ASSET OPERATIONS - PDC UN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stallment</text:p>
          </table:table-cell>
          <table:table-cell office:value-type="string" calcext:value-type="string">
            <text:p>Assets</text:p>
          </table:table-cell>
          <table:table-cell table:formula="of:=[.F193]" office:value-type="string" office:string-value="Installment" calcext:value-type="string">
            <text:p>Installment</text:p>
          </table:table-cell>
          <table:table-cell table:formula="of:=IF(ISERROR(VLOOKUP([.A193];[Sheet5.$B$4:.$C$327];2;0));0;VLOOKUP([.A193];[Sheet5.$B$4:.$C$327];2;0))" office:value-type="float" office:value="292969" calcext:value-type="float">
            <text:p>292969</text:p>
          </table:table-cell>
          <table:table-cell table:style-name="ce2" table:formula="of:=[.I193]/[.$I$1]" office:value-type="percentage" office:value="0.00136430161254277" calcext:value-type="percentage">
            <text:p>0.14%</text:p>
          </table:table-cell>
          <table:table-cell table:formula="of:=VLOOKUP([.A193];[Sheet5.$B$4:.$F$327];5;0)" office:value-type="float" office:value="43065" calcext:value-type="float">
            <text:p>43065</text:p>
          </table:table-cell>
          <table:table-cell table:formula="of:=IF(ISERROR(VLOOKUP([.$A193];[Sheet5.$N$4:.$O$12];2;0));0;VLOOKUP([.$A193];[Sheet5.$N$4:.$O$12];2;0))" office:value-type="float" office:value="0" calcext:value-type="float">
            <text:p>0</text:p>
          </table:table-cell>
          <table:table-cell table:formula="of:=IF([.F193]=&quot;Unknown&quot;;1;0)*[.I193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OVERDUE LOAN - RECOVERED</text:p>
          </table:table-cell>
          <table:table-cell table:style-name="ce4" office:value-type="string" calcext:value-type="string">
            <text:p>RF-EEG- -SREE RAGHAV SAL COR</text:p>
          </table:table-cell>
          <table:table-cell table:style-name="ce4" office:value-type="string" calcext:value-type="string">
            <text:p>_STOCK INSURANCE_ /</text:p>
          </table:table-cell>
          <table:table-cell table:style-name="ce4" office:value-type="string" calcext:value-type="string">
            <text:p>RF-EEG- -SPECTRA AUTOM ENGI</text:p>
          </table:table-cell>
          <table:table-cell table:number-columns-repeated="7"/>
        </table:table-row>
        <table:table-row table:style-name="ro7" table:visibility="filter">
          <table:table-cell office:value-type="float" office:value="1052" calcext:value-type="float">
            <text:p>1052</text:p>
          </table:table-cell>
          <table:table-cell office:value-type="string" calcext:value-type="string">
            <text:p>RETAIL ASSET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stallment</text:p>
          </table:table-cell>
          <table:table-cell office:value-type="string" calcext:value-type="string">
            <text:p>Assets</text:p>
          </table:table-cell>
          <table:table-cell table:formula="of:=[.F194]" office:value-type="string" office:string-value="Installment" calcext:value-type="string">
            <text:p>Installment</text:p>
          </table:table-cell>
          <table:table-cell table:formula="of:=IF(ISERROR(VLOOKUP([.A194];[Sheet5.$B$4:.$C$327];2;0));0;VLOOKUP([.A194];[Sheet5.$B$4:.$C$327];2;0))" office:value-type="float" office:value="3491833" calcext:value-type="float">
            <text:p>3491833</text:p>
          </table:table-cell>
          <table:table-cell table:style-name="ce2" table:formula="of:=[.I194]/[.$I$1]" office:value-type="percentage" office:value="0.0162608105042856" calcext:value-type="percentage">
            <text:p>1.63%</text:p>
          </table:table-cell>
          <table:table-cell table:formula="of:=VLOOKUP([.A194];[Sheet5.$B$4:.$F$327];5;0)" office:value-type="float" office:value="274474" calcext:value-type="float">
            <text:p>274474</text:p>
          </table:table-cell>
          <table:table-cell table:formula="of:=IF(ISERROR(VLOOKUP([.$A194];[Sheet5.$N$4:.$O$12];2;0));0;VLOOKUP([.$A194];[Sheet5.$N$4:.$O$12];2;0))" office:value-type="float" office:value="0" calcext:value-type="float">
            <text:p>0</text:p>
          </table:table-cell>
          <table:table-cell table:formula="of:=IF([.F194]=&quot;Unknown&quot;;1;0)*[.I194]" office:value-type="float" office:value="0" calcext:value-type="float">
            <text:p>0</text:p>
          </table:table-cell>
          <table:table-cell/>
          <table:table-cell office:value-type="string" calcext:value-type="string">
            <text:p>EMI through cheque</text:p>
          </table:table-cell>
          <table:table-cell table:style-name="ce4" office:value-type="string" calcext:value-type="string">
            <text:p>EMI Chq S / - /</text:p>
          </table:table-cell>
          <table:table-cell table:number-columns-repeated="10"/>
        </table:table-row>
        <table:table-row table:style-name="ro6" table:visibility="filter">
          <table:table-cell office:value-type="float" office:value="1112" calcext:value-type="float">
            <text:p>1112</text:p>
          </table:table-cell>
          <table:table-cell office:value-type="string" calcext:value-type="string">
            <text:p>H.Y.INT/COUPON DUE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Stocks</text:p>
          </table:table-cell>
          <table:table-cell table:formula="of:=[.F195]" office:value-type="string" office:string-value="Interest" calcext:value-type="string">
            <text:p>Interest</text:p>
          </table:table-cell>
          <table:table-cell table:formula="of:=IF(ISERROR(VLOOKUP([.A195];[Sheet5.$B$4:.$C$327];2;0));0;VLOOKUP([.A195];[Sheet5.$B$4:.$C$327];2;0))" office:value-type="float" office:value="0" calcext:value-type="float">
            <text:p>0</text:p>
          </table:table-cell>
          <table:table-cell table:style-name="ce2" table:formula="of:=[.I195]/[.$I$1]" office:value-type="percentage" office:value="0" calcext:value-type="percentage">
            <text:p>0.00%</text:p>
          </table:table-cell>
          <table:table-cell table:formula="of:=VLOOKUP([.A195];[Sheet5.$B$4:.$F$327];5;0)" office:value-type="string" office:string-value="#N/A" calcext:value-type="error">
            <text:p>#N/A</text:p>
          </table:table-cell>
          <table:table-cell table:formula="of:=IF(ISERROR(VLOOKUP([.$A195];[Sheet5.$N$4:.$O$12];2;0));0;VLOOKUP([.$A195];[Sheet5.$N$4:.$O$12];2;0))" office:value-type="float" office:value="0" calcext:value-type="float">
            <text:p>0</text:p>
          </table:table-cell>
          <table:table-cell table:formula="of:=IF([.F195]=&quot;Unknown&quot;;1;0)*[.I195]" office:value-type="float" office:value="0" calcext:value-type="float">
            <text:p>0</text:p>
          </table:table-cell>
          <table:table-cell/>
          <table:table-cell office:value-type="string" calcext:value-type="string">
            <text:p>Some bonds – mostly govt?</text:p>
          </table:table-cell>
          <table:table-cell table:style-name="ce4" office:value-type="string" calcext:value-type="string">
            <text:p>HY INT FV CR . % Gujarat GS</text:p>
          </table:table-cell>
          <table:table-cell table:style-name="ce4" office:value-type="string" calcext:value-type="string">
            <text:p>HY INT FV CR . % GOVT.STOCK</text:p>
          </table:table-cell>
          <table:table-cell table:style-name="ce4" office:value-type="string" calcext:value-type="string">
            <text:p>HY INT FV L . %% OIL MKTG COS GOI</text:p>
          </table:table-cell>
          <table:table-cell table:number-columns-repeated="8"/>
        </table:table-row>
        <table:table-row table:style-name="ro7" table:visibility="filter">
          <table:table-cell office:value-type="float" office:value="2962" calcext:value-type="float">
            <text:p>2962</text:p>
          </table:table-cell>
          <table:table-cell office:value-type="string" calcext:value-type="string">
            <text:p>IB FD Premat Int Pai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TD</text:p>
          </table:table-cell>
          <table:table-cell table:formula="of:=[.F196]" office:value-type="string" office:string-value="Interest" calcext:value-type="string">
            <text:p>Interest</text:p>
          </table:table-cell>
          <table:table-cell table:formula="of:=IF(ISERROR(VLOOKUP([.A196];[Sheet5.$B$4:.$C$327];2;0));0;VLOOKUP([.A196];[Sheet5.$B$4:.$C$327];2;0))" office:value-type="float" office:value="113535" calcext:value-type="float">
            <text:p>113535</text:p>
          </table:table-cell>
          <table:table-cell table:style-name="ce2" table:formula="of:=[.I196]/[.$I$1]" office:value-type="percentage" office:value="0.000528711172786346" calcext:value-type="percentage">
            <text:p>0.05%</text:p>
          </table:table-cell>
          <table:table-cell table:formula="of:=VLOOKUP([.A196];[Sheet5.$B$4:.$F$327];5;0)" office:value-type="float" office:value="36045" calcext:value-type="float">
            <text:p>36045</text:p>
          </table:table-cell>
          <table:table-cell table:formula="of:=IF(ISERROR(VLOOKUP([.$A196];[Sheet5.$N$4:.$O$12];2;0));0;VLOOKUP([.$A196];[Sheet5.$N$4:.$O$12];2;0))" office:value-type="float" office:value="0" calcext:value-type="float">
            <text:p>0</text:p>
          </table:table-cell>
          <table:table-cell table:formula="of:=IF([.F196]=&quot;Unknown&quot;;1;0)*[.I196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IB FD PREMAT INT PAID-</text:p>
          </table:table-cell>
          <table:table-cell table:number-columns-repeated="10"/>
        </table:table-row>
        <table:table-row table:style-name="ro7" table:visibility="filter">
          <table:table-cell office:value-type="float" office:value="2961" calcext:value-type="float">
            <text:p>2961</text:p>
          </table:table-cell>
          <table:table-cell office:value-type="string" calcext:value-type="string">
            <text:p>IB FD Premat Int Recover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TD</text:p>
          </table:table-cell>
          <table:table-cell table:formula="of:=[.F197]" office:value-type="string" office:string-value="Interest" calcext:value-type="string">
            <text:p>Interest</text:p>
          </table:table-cell>
          <table:table-cell table:formula="of:=IF(ISERROR(VLOOKUP([.A197];[Sheet5.$B$4:.$C$327];2;0));0;VLOOKUP([.A197];[Sheet5.$B$4:.$C$327];2;0))" office:value-type="float" office:value="3280" calcext:value-type="float">
            <text:p>3280</text:p>
          </table:table-cell>
          <table:table-cell table:style-name="ce2" table:formula="of:=[.I197]/[.$I$1]" office:value-type="percentage" office:value="0.0000152743440061586" calcext:value-type="percentage">
            <text:p>0.00%</text:p>
          </table:table-cell>
          <table:table-cell table:formula="of:=VLOOKUP([.A197];[Sheet5.$B$4:.$F$327];5;0)" office:value-type="float" office:value="2024" calcext:value-type="float">
            <text:p>2024</text:p>
          </table:table-cell>
          <table:table-cell table:formula="of:=IF(ISERROR(VLOOKUP([.$A197];[Sheet5.$N$4:.$O$12];2;0));0;VLOOKUP([.$A197];[Sheet5.$N$4:.$O$12];2;0))" office:value-type="float" office:value="0" calcext:value-type="float">
            <text:p>0</text:p>
          </table:table-cell>
          <table:table-cell table:formula="of:=IF([.F197]=&quot;Unknown&quot;;1;0)*[.I197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IB FD PREMAT INT RECOVERY-</text:p>
          </table:table-cell>
          <table:table-cell table:number-columns-repeated="10"/>
        </table:table-row>
        <table:table-row table:style-name="ro7" table:visibility="filter">
          <table:table-cell office:value-type="float" office:value="5001" calcext:value-type="float">
            <text:p>5001</text:p>
          </table:table-cell>
          <table:table-cell office:value-type="string" calcext:value-type="string">
            <text:p>Interest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one</text:p>
          </table:table-cell>
          <table:table-cell table:formula="of:=[.F198]" office:value-type="string" office:string-value="Interest" calcext:value-type="string">
            <text:p>Interest</text:p>
          </table:table-cell>
          <table:table-cell table:formula="of:=IF(ISERROR(VLOOKUP([.A198];[Sheet5.$B$4:.$C$327];2;0));0;VLOOKUP([.A198];[Sheet5.$B$4:.$C$327];2;0))" office:value-type="float" office:value="2052555" calcext:value-type="float">
            <text:p>2052555</text:p>
          </table:table-cell>
          <table:table-cell table:style-name="ce2" table:formula="of:=[.I198]/[.$I$1]" office:value-type="percentage" office:value="0.00955836315901245" calcext:value-type="percentage">
            <text:p>0.96%</text:p>
          </table:table-cell>
          <table:table-cell table:formula="of:=VLOOKUP([.A198];[Sheet5.$B$4:.$F$327];5;0)" office:value-type="float" office:value="1007906" calcext:value-type="float">
            <text:p>1007906</text:p>
          </table:table-cell>
          <table:table-cell table:formula="of:=IF(ISERROR(VLOOKUP([.$A198];[Sheet5.$N$4:.$O$12];2;0));0;VLOOKUP([.$A198];[Sheet5.$N$4:.$O$12];2;0))" office:value-type="float" office:value="0" calcext:value-type="float">
            <text:p>0</text:p>
          </table:table-cell>
          <table:table-cell table:formula="of:=IF([.F198]=&quot;Unknown&quot;;1;0)*[.I198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Credit Interest Capitalised</text:p>
          </table:table-cell>
          <table:table-cell table:number-columns-repeated="10"/>
        </table:table-row>
        <table:table-row table:style-name="ro7" table:visibility="filter">
          <table:table-cell office:value-type="float" office:value="5002" calcext:value-type="float">
            <text:p>5002</text:p>
          </table:table-cell>
          <table:table-cell office:value-type="string" calcext:value-type="string">
            <text:p>Interest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one</text:p>
          </table:table-cell>
          <table:table-cell table:formula="of:=[.F199]" office:value-type="string" office:string-value="Interest" calcext:value-type="string">
            <text:p>Interest</text:p>
          </table:table-cell>
          <table:table-cell table:formula="of:=IF(ISERROR(VLOOKUP([.A199];[Sheet5.$B$4:.$C$327];2;0));0;VLOOKUP([.A199];[Sheet5.$B$4:.$C$327];2;0))" office:value-type="float" office:value="22247" calcext:value-type="float">
            <text:p>22247</text:p>
          </table:table-cell>
          <table:table-cell table:style-name="ce2" table:formula="of:=[.I199]/[.$I$1]" office:value-type="percentage" office:value="0.000103600100946649" calcext:value-type="percentage">
            <text:p>0.01%</text:p>
          </table:table-cell>
          <table:table-cell table:formula="of:=VLOOKUP([.A199];[Sheet5.$B$4:.$F$327];5;0)" office:value-type="float" office:value="4849" calcext:value-type="float">
            <text:p>4849</text:p>
          </table:table-cell>
          <table:table-cell table:formula="of:=IF(ISERROR(VLOOKUP([.$A199];[Sheet5.$N$4:.$O$12];2;0));0;VLOOKUP([.$A199];[Sheet5.$N$4:.$O$12];2;0))" office:value-type="float" office:value="0" calcext:value-type="float">
            <text:p>0</text:p>
          </table:table-cell>
          <table:table-cell table:formula="of:=IF([.F199]=&quot;Unknown&quot;;1;0)*[.I199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Debit Interest Capitalized</text:p>
          </table:table-cell>
          <table:table-cell table:number-columns-repeated="10"/>
        </table:table-row>
        <table:table-row table:style-name="ro7" table:visibility="filter">
          <table:table-cell office:value-type="float" office:value="1181" calcext:value-type="float">
            <text:p>1181</text:p>
          </table:table-cell>
          <table:table-cell office:value-type="string" calcext:value-type="string">
            <text:p>INTEREST PAID-CASA-BATCH PROCESS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one</text:p>
          </table:table-cell>
          <table:table-cell table:formula="of:=[.F200]" office:value-type="string" office:string-value="Interest" calcext:value-type="string">
            <text:p>Interest</text:p>
          </table:table-cell>
          <table:table-cell table:formula="of:=IF(ISERROR(VLOOKUP([.A200];[Sheet5.$B$4:.$C$327];2;0));0;VLOOKUP([.A200];[Sheet5.$B$4:.$C$327];2;0))" office:value-type="float" office:value="397579" calcext:value-type="float">
            <text:p>397579</text:p>
          </table:table-cell>
          <table:table-cell table:style-name="ce2" table:formula="of:=[.I200]/[.$I$1]" office:value-type="percentage" office:value="0.00185145073647089" calcext:value-type="percentage">
            <text:p>0.19%</text:p>
          </table:table-cell>
          <table:table-cell table:formula="of:=VLOOKUP([.A200];[Sheet5.$B$4:.$F$327];5;0)" office:value-type="float" office:value="60872" calcext:value-type="float">
            <text:p>60872</text:p>
          </table:table-cell>
          <table:table-cell table:formula="of:=IF(ISERROR(VLOOKUP([.$A200];[Sheet5.$N$4:.$O$12];2;0));0;VLOOKUP([.$A200];[Sheet5.$N$4:.$O$12];2;0))" office:value-type="float" office:value="0" calcext:value-type="float">
            <text:p>0</text:p>
          </table:table-cell>
          <table:table-cell table:formula="of:=IF([.F200]=&quot;Unknown&quot;;1;0)*[.I200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MONTHLY TAX RECOVERED</text:p>
          </table:table-cell>
          <table:table-cell table:style-name="ce4" office:value-type="string" calcext:value-type="string">
            <text:p>INTEREST CREDIT</text:p>
          </table:table-cell>
          <table:table-cell table:style-name="ce4" office:value-type="string" calcext:value-type="string">
            <text:p>QUARTERLY INTEREST CREDIT</text:p>
          </table:table-cell>
          <table:table-cell table:style-name="ce4" office:value-type="string" calcext:value-type="string">
            <text:p>int. auto_redemption</text:p>
          </table:table-cell>
          <table:table-cell table:number-columns-repeated="7"/>
        </table:table-row>
        <table:table-row table:style-name="ro6" table:visibility="filter">
          <table:table-cell office:value-type="float" office:value="9251" calcext:value-type="float">
            <text:p>9251</text:p>
          </table:table-cell>
          <table:table-cell office:value-type="string" calcext:value-type="string">
            <text:p>OTHER TRANSACTION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one</text:p>
          </table:table-cell>
          <table:table-cell table:formula="of:=[.F201]" office:value-type="string" office:string-value="Interest" calcext:value-type="string">
            <text:p>Interest</text:p>
          </table:table-cell>
          <table:table-cell table:formula="of:=IF(ISERROR(VLOOKUP([.A201];[Sheet5.$B$4:.$C$327];2;0));0;VLOOKUP([.A201];[Sheet5.$B$4:.$C$327];2;0))" office:value-type="float" office:value="106" calcext:value-type="float">
            <text:p>106</text:p>
          </table:table-cell>
          <table:table-cell table:style-name="ce2" table:formula="of:=[.I201]/[.$I$1]" office:value-type="percentage" office:value="0.000000493622092881954" calcext:value-type="percentage">
            <text:p>0.00%</text:p>
          </table:table-cell>
          <table:table-cell table:formula="of:=VLOOKUP([.A201];[Sheet5.$B$4:.$F$327];5;0)" office:value-type="float" office:value="55" calcext:value-type="float">
            <text:p>55</text:p>
          </table:table-cell>
          <table:table-cell table:formula="of:=IF(ISERROR(VLOOKUP([.$A201];[Sheet5.$N$4:.$O$12];2;0));0;VLOOKUP([.$A201];[Sheet5.$N$4:.$O$12];2;0))" office:value-type="float" office:value="0" calcext:value-type="float">
            <text:p>0</text:p>
          </table:table-cell>
          <table:table-cell table:formula="of:=IF([.F201]=&quot;Unknown&quot;;1;0)*[.I201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LAS-A/C CLS-( )-FUND TRF-REKHA PAT</text:p>
          </table:table-cell>
          <table:table-cell table:style-name="ce4" office:value-type="string" calcext:value-type="string">
            <text:p>LAS SHARE SALE -SUDHA SADDI</text:p>
          </table:table-cell>
          <table:table-cell table:style-name="ce4" office:value-type="string" calcext:value-type="string">
            <text:p>LAS-MATURITY-( )- EE</text:p>
          </table:table-cell>
          <table:table-cell table:style-name="ce4" office:value-type="string" calcext:value-type="string">
            <text:p>LAS- - -INT JUL</text:p>
          </table:table-cell>
          <table:table-cell table:number-columns-repeated="7"/>
        </table:table-row>
        <table:table-row table:style-name="ro7" table:visibility="filter">
          <table:table-cell office:value-type="float" office:value="9204" calcext:value-type="float">
            <text:p>9204</text:p>
          </table:table-cell>
          <table:table-cell office:value-type="string" calcext:value-type="string">
            <text:p>CMS SWEEPIN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Sweep</text:p>
          </table:table-cell>
          <table:table-cell table:formula="of:=[.F202]" office:value-type="string" office:string-value="Investment" calcext:value-type="string">
            <text:p>Investment</text:p>
          </table:table-cell>
          <table:table-cell table:formula="of:=IF(ISERROR(VLOOKUP([.A202];[Sheet5.$B$4:.$C$327];2;0));0;VLOOKUP([.A202];[Sheet5.$B$4:.$C$327];2;0))" office:value-type="float" office:value="1" calcext:value-type="float">
            <text:p>1</text:p>
          </table:table-cell>
          <table:table-cell table:style-name="ce2" table:formula="of:=[.I202]/[.$I$1]" office:value-type="percentage" office:value="0.00000000465681219699957" calcext:value-type="percentage">
            <text:p>0.00%</text:p>
          </table:table-cell>
          <table:table-cell table:formula="of:=VLOOKUP([.A202];[Sheet5.$B$4:.$F$327];5;0)" office:value-type="float" office:value="1" calcext:value-type="float">
            <text:p>1</text:p>
          </table:table-cell>
          <table:table-cell table:formula="of:=IF(ISERROR(VLOOKUP([.$A202];[Sheet5.$N$4:.$O$12];2;0));0;VLOOKUP([.$A202];[Sheet5.$N$4:.$O$12];2;0))" office:value-type="float" office:value="0" calcext:value-type="float">
            <text:p>0</text:p>
          </table:table-cell>
          <table:table-cell table:formula="of:=IF([.F202]=&quot;Unknown&quot;;1;0)*[.I202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Trf To</text:p>
          </table:table-cell>
          <table:table-cell table:number-columns-repeated="10"/>
        </table:table-row>
        <table:table-row table:style-name="ro7" table:visibility="filter">
          <table:table-cell office:value-type="float" office:value="5938" calcext:value-type="float">
            <text:p>5938</text:p>
          </table:table-cell>
          <table:table-cell office:value-type="string" calcext:value-type="string">
            <text:p>COMMODITY XL STP -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Commodities</text:p>
          </table:table-cell>
          <table:table-cell table:formula="of:=[.F203]" office:value-type="string" office:string-value="Investment" calcext:value-type="string">
            <text:p>Investment</text:p>
          </table:table-cell>
          <table:table-cell table:formula="of:=IF(ISERROR(VLOOKUP([.A203];[Sheet5.$B$4:.$C$327];2;0));0;VLOOKUP([.A203];[Sheet5.$B$4:.$C$327];2;0))" office:value-type="float" office:value="161" calcext:value-type="float">
            <text:p>161</text:p>
          </table:table-cell>
          <table:table-cell table:style-name="ce2" table:formula="of:=[.I203]/[.$I$1]" office:value-type="percentage" office:value="0.00000074974676371693" calcext:value-type="percentage">
            <text:p>0.00%</text:p>
          </table:table-cell>
          <table:table-cell table:formula="of:=VLOOKUP([.A203];[Sheet5.$B$4:.$F$327];5;0)" office:value-type="float" office:value="134" calcext:value-type="float">
            <text:p>134</text:p>
          </table:table-cell>
          <table:table-cell table:formula="of:=IF(ISERROR(VLOOKUP([.$A203];[Sheet5.$N$4:.$O$12];2;0));0;VLOOKUP([.$A203];[Sheet5.$N$4:.$O$12];2;0))" office:value-type="float" office:value="0" calcext:value-type="float">
            <text:p>0</text:p>
          </table:table-cell>
          <table:table-cell table:formula="of:=IF([.F203]=&quot;Unknown&quot;;1;0)*[.I203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Gold/Silver Sale- / - / - _</text:p>
          </table:table-cell>
          <table:table-cell table:number-columns-repeated="10"/>
        </table:table-row>
        <table:table-row table:style-name="ro6" table:visibility="filter">
          <table:table-cell office:value-type="float" office:value="1015" calcext:value-type="float">
            <text:p>1015</text:p>
          </table:table-cell>
          <table:table-cell office:value-type="string" calcext:value-type="string">
            <text:p>Funds Transfer Debit NoCOT.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TD</text:p>
          </table:table-cell>
          <table:table-cell table:formula="of:=[.F204]" office:value-type="string" office:string-value="Investment" calcext:value-type="string">
            <text:p>Investment</text:p>
          </table:table-cell>
          <table:table-cell table:formula="of:=IF(ISERROR(VLOOKUP([.A204];[Sheet5.$B$4:.$C$327];2;0));0;VLOOKUP([.A204];[Sheet5.$B$4:.$C$327];2;0))" office:value-type="float" office:value="21413" calcext:value-type="float">
            <text:p>21413</text:p>
          </table:table-cell>
          <table:table-cell table:style-name="ce2" table:formula="of:=[.I204]/[.$I$1]" office:value-type="percentage" office:value="0.0000997163195743517" calcext:value-type="percentage">
            <text:p>0.01%</text:p>
          </table:table-cell>
          <table:table-cell table:formula="of:=VLOOKUP([.A204];[Sheet5.$B$4:.$F$327];5;0)" office:value-type="float" office:value="12346" calcext:value-type="float">
            <text:p>12346</text:p>
          </table:table-cell>
          <table:table-cell table:formula="of:=IF(ISERROR(VLOOKUP([.$A204];[Sheet5.$N$4:.$O$12];2;0));0;VLOOKUP([.$A204];[Sheet5.$N$4:.$O$12];2;0))" office:value-type="float" office:value="0" calcext:value-type="float">
            <text:p>0</text:p>
          </table:table-cell>
          <table:table-cell table:formula="of:=IF([.F204]=&quot;Unknown&quot;;1;0)*[.I204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Initial Payin FD -</text:p>
          </table:table-cell>
          <table:table-cell table:style-name="ce4" office:value-type="string" calcext:value-type="string">
            <text:p>Initial Payin FD -DEBA PRASAD MISHRA</text:p>
          </table:table-cell>
          <table:table-cell table:style-name="ce4" office:value-type="string" calcext:value-type="string">
            <text:p>NEW F.D LC D VIDYA SAGAR</text:p>
          </table:table-cell>
          <table:table-cell table:number-columns-repeated="8"/>
        </table:table-row>
        <table:table-row table:style-name="ro7" table:visibility="filter">
          <table:table-cell office:value-type="float" office:value="2994" calcext:value-type="float">
            <text:p>2994</text:p>
          </table:table-cell>
          <table:table-cell office:value-type="string" calcext:value-type="string">
            <text:p>IB RD OPENING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RD</text:p>
          </table:table-cell>
          <table:table-cell table:formula="of:=[.F205]" office:value-type="string" office:string-value="Investment" calcext:value-type="string">
            <text:p>Investment</text:p>
          </table:table-cell>
          <table:table-cell table:formula="of:=IF(ISERROR(VLOOKUP([.A205];[Sheet5.$B$4:.$C$327];2;0));0;VLOOKUP([.A205];[Sheet5.$B$4:.$C$327];2;0))" office:value-type="float" office:value="168231" calcext:value-type="float">
            <text:p>168231</text:p>
          </table:table-cell>
          <table:table-cell table:style-name="ce2" table:formula="of:=[.I205]/[.$I$1]" office:value-type="percentage" office:value="0.000783420172713434" calcext:value-type="percentage">
            <text:p>0.08%</text:p>
          </table:table-cell>
          <table:table-cell table:formula="of:=VLOOKUP([.A205];[Sheet5.$B$4:.$F$327];5;0)" office:value-type="float" office:value="109476" calcext:value-type="float">
            <text:p>109476</text:p>
          </table:table-cell>
          <table:table-cell table:formula="of:=IF(ISERROR(VLOOKUP([.$A205];[Sheet5.$N$4:.$O$12];2;0));0;VLOOKUP([.$A205];[Sheet5.$N$4:.$O$12];2;0))" office:value-type="float" office:value="0" calcext:value-type="float">
            <text:p>0</text:p>
          </table:table-cell>
          <table:table-cell table:formula="of:=IF([.F205]=&quot;Unknown&quot;;1;0)*[.I205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IB RD OPENING DR-</text:p>
          </table:table-cell>
          <table:table-cell table:number-columns-repeated="10"/>
        </table:table-row>
        <table:table-row table:style-name="ro7" table:visibility="filter">
          <table:table-cell office:value-type="float" office:value="2937" calcext:value-type="float">
            <text:p>2937</text:p>
          </table:table-cell>
          <table:table-cell office:value-type="string" calcext:value-type="string">
            <text:p>IB TD ACCT OPENING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TD</text:p>
          </table:table-cell>
          <table:table-cell table:formula="of:=[.F206]" office:value-type="string" office:string-value="Investment" calcext:value-type="string">
            <text:p>Investment</text:p>
          </table:table-cell>
          <table:table-cell table:formula="of:=IF(ISERROR(VLOOKUP([.A206];[Sheet5.$B$4:.$C$327];2;0));0;VLOOKUP([.A206];[Sheet5.$B$4:.$C$327];2;0))" office:value-type="float" office:value="450309" calcext:value-type="float">
            <text:p>450309</text:p>
          </table:table-cell>
          <table:table-cell table:style-name="ce2" table:formula="of:=[.I206]/[.$I$1]" office:value-type="percentage" office:value="0.00209700444361868" calcext:value-type="percentage">
            <text:p>0.21%</text:p>
          </table:table-cell>
          <table:table-cell table:formula="of:=VLOOKUP([.A206];[Sheet5.$B$4:.$F$327];5;0)" office:value-type="float" office:value="95870" calcext:value-type="float">
            <text:p>95870</text:p>
          </table:table-cell>
          <table:table-cell table:formula="of:=IF(ISERROR(VLOOKUP([.$A206];[Sheet5.$N$4:.$O$12];2;0));0;VLOOKUP([.$A206];[Sheet5.$N$4:.$O$12];2;0))" office:value-type="float" office:value="0" calcext:value-type="float">
            <text:p>0</text:p>
          </table:table-cell>
          <table:table-cell table:formula="of:=IF([.F206]=&quot;Unknown&quot;;1;0)*[.I206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FD Booked Through Net-</text:p>
          </table:table-cell>
          <table:table-cell table:number-columns-repeated="10"/>
        </table:table-row>
        <table:table-row table:style-name="ro7" table:visibility="filter">
          <table:table-cell office:value-type="float" office:value="5839" calcext:value-type="float">
            <text:p>5839</text:p>
          </table:table-cell>
          <table:table-cell office:value-type="string" calcext:value-type="string">
            <text:p>MUTUAL FUND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MF</text:p>
          </table:table-cell>
          <table:table-cell table:formula="of:=[.F207]" office:value-type="string" office:string-value="Investment" calcext:value-type="string">
            <text:p>Investment</text:p>
          </table:table-cell>
          <table:table-cell table:formula="of:=IF(ISERROR(VLOOKUP([.A207];[Sheet5.$B$4:.$C$327];2;0));0;VLOOKUP([.A207];[Sheet5.$B$4:.$C$327];2;0))" office:value-type="float" office:value="152058" calcext:value-type="float">
            <text:p>152058</text:p>
          </table:table-cell>
          <table:table-cell table:style-name="ce2" table:formula="of:=[.I207]/[.$I$1]" office:value-type="percentage" office:value="0.00070810554905136" calcext:value-type="percentage">
            <text:p>0.07%</text:p>
          </table:table-cell>
          <table:table-cell table:formula="of:=VLOOKUP([.A207];[Sheet5.$B$4:.$F$327];5;0)" office:value-type="float" office:value="69330" calcext:value-type="float">
            <text:p>69330</text:p>
          </table:table-cell>
          <table:table-cell table:formula="of:=IF(ISERROR(VLOOKUP([.$A207];[Sheet5.$N$4:.$O$12];2;0));0;VLOOKUP([.$A207];[Sheet5.$N$4:.$O$12];2;0))" office:value-type="float" office:value="0" calcext:value-type="float">
            <text:p>0</text:p>
          </table:table-cell>
          <table:table-cell table:formula="of:=IF([.F207]=&quot;Unknown&quot;;1;0)*[.I207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BAJAJFINEMI CD -</text:p>
          </table:table-cell>
          <table:table-cell table:style-name="ce4" office:value-type="string" calcext:value-type="string">
            <text:p>HDFC ERGO Policy-GPAI-</text:p>
          </table:table-cell>
          <table:table-cell table:number-columns-repeated="9"/>
        </table:table-row>
        <table:table-row table:style-name="ro7" table:visibility="filter">
          <table:table-cell office:value-type="float" office:value="2953" calcext:value-type="float">
            <text:p>2953</text:p>
          </table:table-cell>
          <table:table-cell office:value-type="string" calcext:value-type="string">
            <text:p>ON-LINE MUTUAL FUND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MF</text:p>
          </table:table-cell>
          <table:table-cell table:formula="of:=[.F208]" office:value-type="string" office:string-value="Investment" calcext:value-type="string">
            <text:p>Investment</text:p>
          </table:table-cell>
          <table:table-cell table:formula="of:=IF(ISERROR(VLOOKUP([.A208];[Sheet5.$B$4:.$C$327];2;0));0;VLOOKUP([.A208];[Sheet5.$B$4:.$C$327];2;0))" office:value-type="float" office:value="81966" calcext:value-type="float">
            <text:p>81966</text:p>
          </table:table-cell>
          <table:table-cell table:style-name="ce2" table:formula="of:=[.I208]/[.$I$1]" office:value-type="percentage" office:value="0.000381700268539266" calcext:value-type="percentage">
            <text:p>0.04%</text:p>
          </table:table-cell>
          <table:table-cell table:formula="of:=VLOOKUP([.A208];[Sheet5.$B$4:.$F$327];5;0)" office:value-type="float" office:value="3534" calcext:value-type="float">
            <text:p>3534</text:p>
          </table:table-cell>
          <table:table-cell table:formula="of:=IF(ISERROR(VLOOKUP([.$A208];[Sheet5.$N$4:.$O$12];2;0));0;VLOOKUP([.$A208];[Sheet5.$N$4:.$O$12];2;0))" office:value-type="float" office:value="0" calcext:value-type="float">
            <text:p>0</text:p>
          </table:table-cell>
          <table:table-cell table:formula="of:=IF([.F208]=&quot;Unknown&quot;;1;0)*[.I208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O/MF-HDFC MF -H -</text:p>
          </table:table-cell>
          <table:table-cell table:style-name="ce4" office:value-type="string" calcext:value-type="string">
            <text:p>O/MF-IDFC MF -G -</text:p>
          </table:table-cell>
          <table:table-cell table:style-name="ce4" office:value-type="string" calcext:value-type="string">
            <text:p>O/MF-ICICI PRU MF -P -</text:p>
          </table:table-cell>
          <table:table-cell table:style-name="ce4" office:value-type="string" calcext:value-type="string">
            <text:p>O/MF-FRANKLIN TEMP-FTI -</text:p>
          </table:table-cell>
          <table:table-cell table:number-columns-repeated="7"/>
        </table:table-row>
        <table:table-row table:style-name="ro7" table:visibility="filter">
          <table:table-cell office:value-type="float" office:value="2931" calcext:value-type="float">
            <text:p>2931</text:p>
          </table:table-cell>
          <table:table-cell office:value-type="string" calcext:value-type="string">
            <text:p>ONLINE TRADING FUNDS XFER CR TX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None</text:p>
          </table:table-cell>
          <table:table-cell table:formula="of:=[.F209]" office:value-type="string" office:string-value="Investment" calcext:value-type="string">
            <text:p>Investment</text:p>
          </table:table-cell>
          <table:table-cell table:formula="of:=IF(ISERROR(VLOOKUP([.A209];[Sheet5.$B$4:.$C$327];2;0));0;VLOOKUP([.A209];[Sheet5.$B$4:.$C$327];2;0))" office:value-type="float" office:value="156353" calcext:value-type="float">
            <text:p>156353</text:p>
          </table:table-cell>
          <table:table-cell table:style-name="ce2" table:formula="of:=[.I209]/[.$I$1]" office:value-type="percentage" office:value="0.000728106557437473" calcext:value-type="percentage">
            <text:p>0.07%</text:p>
          </table:table-cell>
          <table:table-cell table:formula="of:=VLOOKUP([.A209];[Sheet5.$B$4:.$F$327];5;0)" office:value-type="float" office:value="23906" calcext:value-type="float">
            <text:p>23906</text:p>
          </table:table-cell>
          <table:table-cell table:formula="of:=IF(ISERROR(VLOOKUP([.$A209];[Sheet5.$N$4:.$O$12];2;0));0;VLOOKUP([.$A209];[Sheet5.$N$4:.$O$12];2;0))" office:value-type="float" office:value="0" calcext:value-type="float">
            <text:p>0</text:p>
          </table:table-cell>
          <table:table-cell table:formula="of:=IF([.F209]=&quot;Unknown&quot;;1;0)*[.I209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Net PO from HSL A/c -</text:p>
          </table:table-cell>
          <table:table-cell table:number-columns-repeated="10"/>
        </table:table-row>
        <table:table-row table:style-name="ro6" table:visibility="filter">
          <table:table-cell office:value-type="float" office:value="2930" calcext:value-type="float">
            <text:p>2930</text:p>
          </table:table-cell>
          <table:table-cell office:value-type="string" calcext:value-type="string">
            <text:p>ONLINE TRADING FUNDS XFER DR TX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Stocks</text:p>
          </table:table-cell>
          <table:table-cell table:formula="of:=[.F210]" office:value-type="string" office:string-value="Investment" calcext:value-type="string">
            <text:p>Investment</text:p>
          </table:table-cell>
          <table:table-cell table:formula="of:=IF(ISERROR(VLOOKUP([.A210];[Sheet5.$B$4:.$C$327];2;0));0;VLOOKUP([.A210];[Sheet5.$B$4:.$C$327];2;0))" office:value-type="float" office:value="1823682" calcext:value-type="float">
            <text:p>1823682</text:p>
          </table:table-cell>
          <table:table-cell table:style-name="ce2" table:formula="of:=[.I210]/[.$I$1]" office:value-type="percentage" office:value="0.00849254458104856" calcext:value-type="percentage">
            <text:p>0.85%</text:p>
          </table:table-cell>
          <table:table-cell table:formula="of:=VLOOKUP([.A210];[Sheet5.$B$4:.$F$327];5;0)" office:value-type="float" office:value="146661" calcext:value-type="float">
            <text:p>146661</text:p>
          </table:table-cell>
          <table:table-cell table:formula="of:=IF(ISERROR(VLOOKUP([.$A210];[Sheet5.$N$4:.$O$12];2;0));0;VLOOKUP([.$A210];[Sheet5.$N$4:.$O$12];2;0))" office:value-type="float" office:value="0" calcext:value-type="float">
            <text:p>0</text:p>
          </table:table-cell>
          <table:table-cell table:formula="of:=IF([.F210]=&quot;Unknown&quot;;1;0)*[.I210]" office:value-type="float" office:value="0" calcext:value-type="float">
            <text:p>0</text:p>
          </table:table-cell>
          <table:table-cell/>
          <table:table-cell office:value-type="string" calcext:value-type="string">
            <text:p>It is not always stocks but there are bill pay entries as per the text desc</text:p>
          </table:table-cell>
          <table:table-cell table:style-name="ce4" office:value-type="string" calcext:value-type="string">
            <text:p>RIM GSM Prepaid-HDFC -BILLPAY ONL</text:p>
          </table:table-cell>
          <table:table-cell table:style-name="ce4" office:value-type="string" calcext:value-type="string">
            <text:p>SBICARD-HDFC -BILLPAY ONLINEPAYME</text:p>
          </table:table-cell>
          <table:table-cell table:style-name="ce4" office:value-type="string" calcext:value-type="string">
            <text:p>Airtel Prepaid-HDFC -BILLPAY ONLI</text:p>
          </table:table-cell>
          <table:table-cell table:style-name="ce4" office:value-type="string" calcext:value-type="string">
            <text:p>ICICI Pru Life-HDFC -BILLPAY ONLINEPAYM...</text:p>
          </table:table-cell>
          <table:table-cell table:style-name="ce4" office:value-type="string" calcext:value-type="string">
            <text:p>Net PI to HSL Sec A/c -</text:p>
          </table:table-cell>
          <table:table-cell table:number-columns-repeated="6"/>
        </table:table-row>
        <table:table-row table:style-name="ro7" table:visibility="filter">
          <table:table-cell office:value-type="float" office:value="1704" calcext:value-type="float">
            <text:p>1704</text:p>
          </table:table-cell>
          <table:table-cell office:value-type="string" calcext:value-type="string">
            <text:p>SWEEP-IN CRED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Sweep</text:p>
          </table:table-cell>
          <table:table-cell table:formula="of:=[.F211]" office:value-type="string" office:string-value="Investment" calcext:value-type="string">
            <text:p>Investment</text:p>
          </table:table-cell>
          <table:table-cell table:formula="of:=IF(ISERROR(VLOOKUP([.A211];[Sheet5.$B$4:.$C$327];2;0));0;VLOOKUP([.A211];[Sheet5.$B$4:.$C$327];2;0))" office:value-type="float" office:value="192474" calcext:value-type="float">
            <text:p>192474</text:p>
          </table:table-cell>
          <table:table-cell table:style-name="ce2" table:formula="of:=[.I211]/[.$I$1]" office:value-type="percentage" office:value="0.000896315270805295" calcext:value-type="percentage">
            <text:p>0.09%</text:p>
          </table:table-cell>
          <table:table-cell table:formula="of:=VLOOKUP([.A211];[Sheet5.$B$4:.$F$327];5;0)" office:value-type="float" office:value="9618" calcext:value-type="float">
            <text:p>9618</text:p>
          </table:table-cell>
          <table:table-cell table:formula="of:=IF(ISERROR(VLOOKUP([.$A211];[Sheet5.$N$4:.$O$12];2;0));0;VLOOKUP([.$A211];[Sheet5.$N$4:.$O$12];2;0))" office:value-type="float" office:value="0" calcext:value-type="float">
            <text:p>0</text:p>
          </table:table-cell>
          <table:table-cell table:formula="of:=IF([.F211]=&quot;Unknown&quot;;1;0)*[.I211]" office:value-type="float" office:value="0" calcext:value-type="float">
            <text:p>0</text:p>
          </table:table-cell>
          <table:table-cell/>
          <table:table-cell office:value-type="string" calcext:value-type="string">
            <text:p>Has interest , amt, tax with Cand D components</text:p>
          </table:table-cell>
          <table:table-cell table:style-name="ce4" office:value-type="string" calcext:value-type="string">
            <text:p>SWEEP-IN CREDIT -</text:p>
          </table:table-cell>
          <table:table-cell table:style-name="ce4" office:value-type="string" calcext:value-type="string">
            <text:p>INT. ON SWCR ON-</text:p>
          </table:table-cell>
          <table:table-cell table:style-name="ce4" office:value-type="string" calcext:value-type="string">
            <text:p>TDS RECOVERED ON-</text:p>
          </table:table-cell>
          <table:table-cell table:number-columns-repeated="8"/>
        </table:table-row>
        <table:table-row table:style-name="ro7" table:visibility="filter">
          <table:table-cell office:value-type="float" office:value="1703" calcext:value-type="float">
            <text:p>1703</text:p>
          </table:table-cell>
          <table:table-cell office:value-type="string" calcext:value-type="string">
            <text:p>SWEEP-IN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Sweep</text:p>
          </table:table-cell>
          <table:table-cell table:formula="of:=[.F212]" office:value-type="string" office:string-value="Investment" calcext:value-type="string">
            <text:p>Investment</text:p>
          </table:table-cell>
          <table:table-cell table:formula="of:=IF(ISERROR(VLOOKUP([.A212];[Sheet5.$B$4:.$C$327];2;0));0;VLOOKUP([.A212];[Sheet5.$B$4:.$C$327];2;0))" office:value-type="float" office:value="14513" calcext:value-type="float">
            <text:p>14513</text:p>
          </table:table-cell>
          <table:table-cell table:style-name="ce2" table:formula="of:=[.I212]/[.$I$1]" office:value-type="percentage" office:value="0.0000675843154150547" calcext:value-type="percentage">
            <text:p>0.01%</text:p>
          </table:table-cell>
          <table:table-cell table:formula="of:=VLOOKUP([.A212];[Sheet5.$B$4:.$F$327];5;0)" office:value-type="float" office:value="1116" calcext:value-type="float">
            <text:p>1116</text:p>
          </table:table-cell>
          <table:table-cell table:formula="of:=IF(ISERROR(VLOOKUP([.$A212];[Sheet5.$N$4:.$O$12];2;0));0;VLOOKUP([.$A212];[Sheet5.$N$4:.$O$12];2;0))" office:value-type="float" office:value="0" calcext:value-type="float">
            <text:p>0</text:p>
          </table:table-cell>
          <table:table-cell table:formula="of:=IF([.F212]=&quot;Unknown&quot;;1;0)*[.I212]" office:value-type="float" office:value="0" calcext:value-type="float">
            <text:p>0</text:p>
          </table:table-cell>
          <table:table-cell/>
          <table:table-cell office:value-type="string" calcext:value-type="string">
            <text:p>Oonly sweep in debit</text:p>
          </table:table-cell>
          <table:table-cell table:style-name="ce4" office:value-type="string" calcext:value-type="string">
            <text:p>SWEEP-IN DEBIT -</text:p>
          </table:table-cell>
          <table:table-cell table:number-columns-repeated="10"/>
        </table:table-row>
        <table:table-row table:style-name="ro6" table:visibility="filter">
          <table:table-cell office:value-type="float" office:value="9235" calcext:value-type="float">
            <text:p>9235</text:p>
          </table:table-cell>
          <table:table-cell office:value-type="string" calcext:value-type="string">
            <text:p>SWEEP-IN DEBIT FOR LOCKER REN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Sweep</text:p>
          </table:table-cell>
          <table:table-cell table:formula="of:=[.F213]" office:value-type="string" office:string-value="Investment" calcext:value-type="string">
            <text:p>Investment</text:p>
          </table:table-cell>
          <table:table-cell table:formula="of:=IF(ISERROR(VLOOKUP([.A213];[Sheet5.$B$4:.$C$327];2;0));0;VLOOKUP([.A213];[Sheet5.$B$4:.$C$327];2;0))" office:value-type="float" office:value="4635" calcext:value-type="float">
            <text:p>4635</text:p>
          </table:table-cell>
          <table:table-cell table:style-name="ce2" table:formula="of:=[.I213]/[.$I$1]" office:value-type="percentage" office:value="0.000021584324533093" calcext:value-type="percentage">
            <text:p>0.00%</text:p>
          </table:table-cell>
          <table:table-cell table:formula="of:=VLOOKUP([.A213];[Sheet5.$B$4:.$F$327];5;0)" office:value-type="float" office:value="4559" calcext:value-type="float">
            <text:p>4559</text:p>
          </table:table-cell>
          <table:table-cell table:formula="of:=IF(ISERROR(VLOOKUP([.$A213];[Sheet5.$N$4:.$O$12];2;0));0;VLOOKUP([.$A213];[Sheet5.$N$4:.$O$12];2;0))" office:value-type="float" office:value="0" calcext:value-type="float">
            <text:p>0</text:p>
          </table:table-cell>
          <table:table-cell table:formula="of:=IF([.F213]=&quot;Unknown&quot;;1;0)*[.I213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LOCKER RENT-BRN /MEDIUM/B /</text:p>
          </table:table-cell>
          <table:table-cell table:style-name="ce4" office:value-type="string" calcext:value-type="string">
            <text:p>LOCKER RENT-BRN /SMALL/A /</text:p>
          </table:table-cell>
          <table:table-cell table:style-name="ce4" office:value-type="string" calcext:value-type="string">
            <text:p>LOCKER RENT-BRN /LARGE/C /</text:p>
          </table:table-cell>
          <table:table-cell table:number-columns-repeated="8"/>
        </table:table-row>
        <table:table-row table:style-name="ro6" table:visibility="filter">
          <table:table-cell office:value-type="float" office:value="9911" calcext:value-type="float">
            <text:p>9911</text:p>
          </table:table-cell>
          <table:table-cell office:value-type="string" calcext:value-type="string">
            <text:p>SWEEPOUT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Sweep</text:p>
          </table:table-cell>
          <table:table-cell table:formula="of:=[.F214]" office:value-type="string" office:string-value="Investment" calcext:value-type="string">
            <text:p>Investment</text:p>
          </table:table-cell>
          <table:table-cell table:formula="of:=IF(ISERROR(VLOOKUP([.A214];[Sheet5.$B$4:.$C$327];2;0));0;VLOOKUP([.A214];[Sheet5.$B$4:.$C$327];2;0))" office:value-type="float" office:value="4306" calcext:value-type="float">
            <text:p>4306</text:p>
          </table:table-cell>
          <table:table-cell table:style-name="ce2" table:formula="of:=[.I214]/[.$I$1]" office:value-type="percentage" office:value="0.0000200522333202801" calcext:value-type="percentage">
            <text:p>0.00%</text:p>
          </table:table-cell>
          <table:table-cell table:formula="of:=VLOOKUP([.A214];[Sheet5.$B$4:.$F$327];5;0)" office:value-type="float" office:value="1793" calcext:value-type="float">
            <text:p>1793</text:p>
          </table:table-cell>
          <table:table-cell table:formula="of:=IF(ISERROR(VLOOKUP([.$A214];[Sheet5.$N$4:.$O$12];2;0));0;VLOOKUP([.$A214];[Sheet5.$N$4:.$O$12];2;0))" office:value-type="float" office:value="0" calcext:value-type="float">
            <text:p>0</text:p>
          </table:table-cell>
          <table:table-cell table:formula="of:=IF([.F214]=&quot;Unknown&quot;;1;0)*[.I214]" office:value-type="float" office:value="0" calcext:value-type="float">
            <text:p>0</text:p>
          </table:table-cell>
          <table:table-cell/>
          <table:table-cell office:value-type="string" calcext:value-type="string">
            <text:p>There are Fds, fund transfers and sweeps</text:p>
          </table:table-cell>
          <table:table-cell table:style-name="ce4" office:value-type="string" calcext:value-type="string">
            <text:p>* NEW FD A/C SUDHERSHA</text:p>
          </table:table-cell>
          <table:table-cell table:style-name="ce4" office:value-type="string" calcext:value-type="string">
            <text:p>* SWEEPOUT AGR NO. &amp;</text:p>
          </table:table-cell>
          <table:table-cell table:style-name="ce4" office:value-type="string" calcext:value-type="string">
            <text:p>* FT FOR VATIKA MARKETING LTD</text:p>
          </table:table-cell>
          <table:table-cell table:style-name="ce4" office:value-type="string" calcext:value-type="string">
            <text:p>* FUND TRAF TO ZODIAC CLOTHIN...</text:p>
          </table:table-cell>
          <table:table-cell table:number-columns-repeated="7"/>
        </table:table-row>
        <table:table-row table:style-name="ro7" table:visibility="filter">
          <table:table-cell office:value-type="float" office:value="1457" calcext:value-type="float">
            <text:p>1457</text:p>
          </table:table-cell>
          <table:table-cell office:value-type="string" calcext:value-type="string">
            <text:p>TO EXERCISED OPTIONS IN ESOP SYSTEM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Stocks</text:p>
          </table:table-cell>
          <table:table-cell table:formula="of:=[.F215]" office:value-type="string" office:string-value="Investment" calcext:value-type="string">
            <text:p>Investment</text:p>
          </table:table-cell>
          <table:table-cell table:formula="of:=IF(ISERROR(VLOOKUP([.A215];[Sheet5.$B$4:.$C$327];2;0));0;VLOOKUP([.A215];[Sheet5.$B$4:.$C$327];2;0))" office:value-type="float" office:value="1" calcext:value-type="float">
            <text:p>1</text:p>
          </table:table-cell>
          <table:table-cell table:style-name="ce2" table:formula="of:=[.I215]/[.$I$1]" office:value-type="percentage" office:value="0.00000000465681219699957" calcext:value-type="percentage">
            <text:p>0.00%</text:p>
          </table:table-cell>
          <table:table-cell table:formula="of:=VLOOKUP([.A215];[Sheet5.$B$4:.$F$327];5;0)" office:value-type="float" office:value="1" calcext:value-type="float">
            <text:p>1</text:p>
          </table:table-cell>
          <table:table-cell table:formula="of:=IF(ISERROR(VLOOKUP([.$A215];[Sheet5.$N$4:.$O$12];2;0));0;VLOOKUP([.$A215];[Sheet5.$N$4:.$O$12];2;0))" office:value-type="float" office:value="0" calcext:value-type="float">
            <text:p>0</text:p>
          </table:table-cell>
          <table:table-cell table:formula="of:=IF([.F215]=&quot;Unknown&quot;;1;0)*[.I215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Debit Towards Purchase of ESOP.</text:p>
          </table:table-cell>
          <table:table-cell table:number-columns-repeated="10"/>
        </table:table-row>
        <table:table-row table:style-name="ro7" table:visibility="filter">
          <table:table-cell office:value-type="float" office:value="1117" calcext:value-type="float">
            <text:p>1117</text:p>
          </table:table-cell>
          <table:table-cell office:value-type="string" calcext:value-type="string">
            <text:p>CREDIT CARD PAY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CC</text:p>
          </table:table-cell>
          <table:table-cell table:formula="of:=[.F216]" office:value-type="string" office:string-value="Loan" calcext:value-type="string">
            <text:p>Loan</text:p>
          </table:table-cell>
          <table:table-cell table:formula="of:=IF(ISERROR(VLOOKUP([.A216];[Sheet5.$B$4:.$C$327];2;0));0;VLOOKUP([.A216];[Sheet5.$B$4:.$C$327];2;0))" office:value-type="float" office:value="222811" calcext:value-type="float">
            <text:p>222811</text:p>
          </table:table-cell>
          <table:table-cell table:style-name="ce2" table:formula="of:=[.I216]/[.$I$1]" office:value-type="percentage" office:value="0.00103758898242567" calcext:value-type="percentage">
            <text:p>0.10%</text:p>
          </table:table-cell>
          <table:table-cell table:formula="of:=VLOOKUP([.A216];[Sheet5.$B$4:.$F$327];5;0)" office:value-type="float" office:value="102704" calcext:value-type="float">
            <text:p>102704</text:p>
          </table:table-cell>
          <table:table-cell table:formula="of:=IF(ISERROR(VLOOKUP([.$A216];[Sheet5.$N$4:.$O$12];2;0));0;VLOOKUP([.$A216];[Sheet5.$N$4:.$O$12];2;0))" office:value-type="float" office:value="0" calcext:value-type="float">
            <text:p>0</text:p>
          </table:table-cell>
          <table:table-cell table:formula="of:=IF([.F216]=&quot;Unknown&quot;;1;0)*[.I216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CC AUTOPAY SI - TAD</text:p>
          </table:table-cell>
          <table:table-cell table:style-name="ce4" office:value-type="string" calcext:value-type="string">
            <text:p>PL - CREDIT CARD#</text:p>
          </table:table-cell>
          <table:table-cell table:style-name="ce4" office:value-type="string" calcext:value-type="string">
            <text:p>CASHONCALL-CREDIT CARD#</text:p>
          </table:table-cell>
          <table:table-cell table:style-name="ce4" office:value-type="string" calcext:value-type="string">
            <text:p>% -USD . @ . /</text:p>
          </table:table-cell>
          <table:table-cell table:number-columns-repeated="7"/>
        </table:table-row>
        <table:table-row table:style-name="ro1" table:visibility="filter">
          <table:table-cell office:value-type="float" office:value="5807" calcext:value-type="float">
            <text:p>5807</text:p>
          </table:table-cell>
          <table:table-cell office:value-type="string" calcext:value-type="string">
            <text:p>RETAIL ASSET OPERATIONS - PDC UN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Assets</text:p>
          </table:table-cell>
          <table:table-cell table:formula="of:=[.F217]" office:value-type="string" office:string-value="Loan" calcext:value-type="string">
            <text:p>Loan</text:p>
          </table:table-cell>
          <table:table-cell table:formula="of:=IF(ISERROR(VLOOKUP([.A217];[Sheet5.$B$4:.$C$327];2;0));0;VLOOKUP([.A217];[Sheet5.$B$4:.$C$327];2;0))" office:value-type="float" office:value="292969" calcext:value-type="float">
            <text:p>292969</text:p>
          </table:table-cell>
          <table:table-cell table:style-name="ce2" table:formula="of:=[.I217]/[.$I$1]" office:value-type="percentage" office:value="0.00136430161254277" calcext:value-type="percentage">
            <text:p>0.14%</text:p>
          </table:table-cell>
          <table:table-cell table:formula="of:=VLOOKUP([.A217];[Sheet5.$B$4:.$F$327];5;0)" office:value-type="float" office:value="43065" calcext:value-type="float">
            <text:p>43065</text:p>
          </table:table-cell>
          <table:table-cell table:formula="of:=IF(ISERROR(VLOOKUP([.$A217];[Sheet5.$N$4:.$O$12];2;0));0;VLOOKUP([.$A217];[Sheet5.$N$4:.$O$12];2;0))" office:value-type="float" office:value="0" calcext:value-type="float">
            <text:p>0</text:p>
          </table:table-cell>
          <table:table-cell table:formula="of:=IF([.F217]=&quot;Unknown&quot;;1;0)*[.I217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1704" calcext:value-type="float">
            <text:p>1704</text:p>
          </table:table-cell>
          <table:table-cell office:value-type="string" calcext:value-type="string">
            <text:p>SWEEP-IN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Sweep</text:p>
          </table:table-cell>
          <table:table-cell table:formula="of:=[.F218]" office:value-type="string" office:string-value="Loan" calcext:value-type="string">
            <text:p>Loan</text:p>
          </table:table-cell>
          <table:table-cell table:formula="of:=IF(ISERROR(VLOOKUP([.A218];[Sheet5.$B$4:.$C$327];2;0));0;VLOOKUP([.A218];[Sheet5.$B$4:.$C$327];2;0))" office:value-type="float" office:value="192474" calcext:value-type="float">
            <text:p>192474</text:p>
          </table:table-cell>
          <table:table-cell table:style-name="ce2" table:formula="of:=[.I218]/[.$I$1]" office:value-type="percentage" office:value="0.000896315270805295" calcext:value-type="percentage">
            <text:p>0.09%</text:p>
          </table:table-cell>
          <table:table-cell table:formula="of:=VLOOKUP([.A218];[Sheet5.$B$4:.$F$327];5;0)" office:value-type="float" office:value="9618" calcext:value-type="float">
            <text:p>9618</text:p>
          </table:table-cell>
          <table:table-cell table:formula="of:=IF(ISERROR(VLOOKUP([.$A218];[Sheet5.$N$4:.$O$12];2;0));0;VLOOKUP([.$A218];[Sheet5.$N$4:.$O$12];2;0))" office:value-type="float" office:value="0" calcext:value-type="float">
            <text:p>0</text:p>
          </table:table-cell>
          <table:table-cell table:formula="of:=IF([.F218]=&quot;Unknown&quot;;1;0)*[.I218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9910" calcext:value-type="float">
            <text:p>9910</text:p>
          </table:table-cell>
          <table:table-cell office:value-type="string" calcext:value-type="string">
            <text:p>SWEEPOUT C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Sweep</text:p>
          </table:table-cell>
          <table:table-cell table:formula="of:=[.F219]" office:value-type="string" office:string-value="Loan" calcext:value-type="string">
            <text:p>Loan</text:p>
          </table:table-cell>
          <table:table-cell table:formula="of:=IF(ISERROR(VLOOKUP([.A219];[Sheet5.$B$4:.$C$327];2;0));0;VLOOKUP([.A219];[Sheet5.$B$4:.$C$327];2;0))" office:value-type="float" office:value="0" calcext:value-type="float">
            <text:p>0</text:p>
          </table:table-cell>
          <table:table-cell table:style-name="ce2" table:formula="of:=[.I219]/[.$I$1]" office:value-type="percentage" office:value="0" calcext:value-type="percentage">
            <text:p>0.00%</text:p>
          </table:table-cell>
          <table:table-cell table:formula="of:=VLOOKUP([.A219];[Sheet5.$B$4:.$F$327];5;0)" office:value-type="string" office:string-value="#N/A" calcext:value-type="error">
            <text:p>#N/A</text:p>
          </table:table-cell>
          <table:table-cell table:formula="of:=IF(ISERROR(VLOOKUP([.$A219];[Sheet5.$N$4:.$O$12];2;0));0;VLOOKUP([.$A219];[Sheet5.$N$4:.$O$12];2;0))" office:value-type="float" office:value="0" calcext:value-type="float">
            <text:p>0</text:p>
          </table:table-cell>
          <table:table-cell table:formula="of:=IF([.F219]=&quot;Unknown&quot;;1;0)*[.I219]" office:value-type="float" office:value="0" calcext:value-type="float">
            <text:p>0</text:p>
          </table:table-cell>
          <table:table-cell table:number-columns-repeated="13"/>
        </table:table-row>
        <table:table-row table:style-name="ro7" table:visibility="filter">
          <table:table-cell office:value-type="float" office:value="1149" calcext:value-type="float">
            <text:p>1149</text:p>
          </table:table-cell>
          <table:table-cell office:value-type="string" calcext:value-type="string">
            <text:p>DIRECT PAY REFUND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fund</text:p>
          </table:table-cell>
          <table:table-cell office:value-type="string" calcext:value-type="string">
            <text:p>None</text:p>
          </table:table-cell>
          <table:table-cell table:formula="of:=[.F220]" office:value-type="string" office:string-value="Refund" calcext:value-type="string">
            <text:p>Refund</text:p>
          </table:table-cell>
          <table:table-cell table:formula="of:=IF(ISERROR(VLOOKUP([.A220];[Sheet5.$B$4:.$C$327];2;0));0;VLOOKUP([.A220];[Sheet5.$B$4:.$C$327];2;0))" office:value-type="float" office:value="1187689" calcext:value-type="float">
            <text:p>1187689</text:p>
          </table:table-cell>
          <table:table-cell table:style-name="ce2" table:formula="of:=[.I220]/[.$I$1]" office:value-type="percentage" office:value="0.00553084462144222" calcext:value-type="percentage">
            <text:p>0.55%</text:p>
          </table:table-cell>
          <table:table-cell table:formula="of:=VLOOKUP([.A220];[Sheet5.$B$4:.$F$327];5;0)" office:value-type="float" office:value="227917" calcext:value-type="float">
            <text:p>227917</text:p>
          </table:table-cell>
          <table:table-cell table:formula="of:=IF(ISERROR(VLOOKUP([.$A220];[Sheet5.$N$4:.$O$12];2;0));0;VLOOKUP([.$A220];[Sheet5.$N$4:.$O$12];2;0))" office:value-type="float" office:value="0" calcext:value-type="float">
            <text:p>0</text:p>
          </table:table-cell>
          <table:table-cell table:formula="of:=IF([.F220]=&quot;Unknown&quot;;1;0)*[.I220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IRCTC_CRIS REF- / / -</text:p>
          </table:table-cell>
          <table:table-cell table:style-name="ce4" office:value-type="string" calcext:value-type="string">
            <text:p>IND RAILWAYS REFUND- / / -</text:p>
          </table:table-cell>
          <table:table-cell table:number-columns-repeated="9"/>
        </table:table-row>
        <table:table-row table:style-name="ro7" table:visibility="filter">
          <table:table-cell office:value-type="float" office:value="5898" calcext:value-type="float">
            <text:p>5898</text:p>
          </table:table-cell>
          <table:table-cell office:value-type="string" calcext:value-type="string">
            <text:p>CMS INR VOSTRO REMITTANCE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CMS</text:p>
          </table:table-cell>
          <table:table-cell table:formula="of:=[.F221]" office:value-type="string" office:string-value="Remittance" calcext:value-type="string">
            <text:p>Remittance</text:p>
          </table:table-cell>
          <table:table-cell table:formula="of:=IF(ISERROR(VLOOKUP([.A221];[Sheet5.$B$4:.$C$327];2;0));0;VLOOKUP([.A221];[Sheet5.$B$4:.$C$327];2;0))" office:value-type="float" office:value="2303" calcext:value-type="float">
            <text:p>2303</text:p>
          </table:table-cell>
          <table:table-cell table:style-name="ce2" table:formula="of:=[.I221]/[.$I$1]" office:value-type="percentage" office:value="0.00001072463848969" calcext:value-type="percentage">
            <text:p>0.00%</text:p>
          </table:table-cell>
          <table:table-cell table:formula="of:=VLOOKUP([.A221];[Sheet5.$B$4:.$F$327];5;0)" office:value-type="float" office:value="1175" calcext:value-type="float">
            <text:p>1175</text:p>
          </table:table-cell>
          <table:table-cell table:formula="of:=IF(ISERROR(VLOOKUP([.$A221];[Sheet5.$N$4:.$O$12];2;0));0;VLOOKUP([.$A221];[Sheet5.$N$4:.$O$12];2;0))" office:value-type="float" office:value="0" calcext:value-type="float">
            <text:p>0</text:p>
          </table:table-cell>
          <table:table-cell table:formula="of:=IF([.F221]=&quot;Unknown&quot;;1;0)*[.I221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Quickremit SGD RTRN</text:p>
          </table:table-cell>
          <table:table-cell table:style-name="ce4" office:value-type="string" calcext:value-type="string">
            <text:p>Quickremit USD RTRN</text:p>
          </table:table-cell>
          <table:table-cell table:style-name="ce4" office:value-type="string" calcext:value-type="string">
            <text:p>Quickremit GBP RTRN</text:p>
          </table:table-cell>
          <table:table-cell table:style-name="ce4" office:value-type="string" calcext:value-type="string">
            <text:p>FT</text:p>
          </table:table-cell>
          <table:table-cell table:number-columns-repeated="7"/>
        </table:table-row>
        <table:table-row table:style-name="ro7" table:visibility="filter">
          <table:table-cell office:value-type="float" office:value="5897" calcext:value-type="float">
            <text:p>5897</text:p>
          </table:table-cell>
          <table:table-cell office:value-type="string" calcext:value-type="string">
            <text:p>CMS INR VOSTRO REMITTANCE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CMS</text:p>
          </table:table-cell>
          <table:table-cell table:formula="of:=[.F222]" office:value-type="string" office:string-value="Remittance" calcext:value-type="string">
            <text:p>Remittance</text:p>
          </table:table-cell>
          <table:table-cell table:formula="of:=IF(ISERROR(VLOOKUP([.A222];[Sheet5.$B$4:.$C$327];2;0));0;VLOOKUP([.A222];[Sheet5.$B$4:.$C$327];2;0))" office:value-type="float" office:value="81" calcext:value-type="float">
            <text:p>81</text:p>
          </table:table-cell>
          <table:table-cell table:style-name="ce2" table:formula="of:=[.I222]/[.$I$1]" office:value-type="percentage" office:value="0.000000377201787956965" calcext:value-type="percentage">
            <text:p>0.00%</text:p>
          </table:table-cell>
          <table:table-cell table:formula="of:=VLOOKUP([.A222];[Sheet5.$B$4:.$F$327];5;0)" office:value-type="float" office:value="70" calcext:value-type="float">
            <text:p>70</text:p>
          </table:table-cell>
          <table:table-cell table:formula="of:=IF(ISERROR(VLOOKUP([.$A222];[Sheet5.$N$4:.$O$12];2;0));0;VLOOKUP([.$A222];[Sheet5.$N$4:.$O$12];2;0))" office:value-type="float" office:value="0" calcext:value-type="float">
            <text:p>0</text:p>
          </table:table-cell>
          <table:table-cell table:formula="of:=IF([.F222]=&quot;Unknown&quot;;1;0)*[.I222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Quickremit USD RTRN / NM</text:p>
          </table:table-cell>
          <table:table-cell table:style-name="ce4" office:value-type="string" calcext:value-type="string">
            <text:p>QPAY</text:p>
          </table:table-cell>
          <table:table-cell table:number-columns-repeated="9"/>
        </table:table-row>
        <table:table-row table:style-name="ro7" table:visibility="filter">
          <table:table-cell office:value-type="float" office:value="1044" calcext:value-type="float">
            <text:p>1044</text:p>
          </table:table-cell>
          <table:table-cell office:value-type="string" calcext:value-type="string">
            <text:p>INWARD REMITTANCE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None</text:p>
          </table:table-cell>
          <table:table-cell table:formula="of:=[.F223]" office:value-type="string" office:string-value="Remittance" calcext:value-type="string">
            <text:p>Remittance</text:p>
          </table:table-cell>
          <table:table-cell table:formula="of:=IF(ISERROR(VLOOKUP([.A223];[Sheet5.$B$4:.$C$327];2;0));0;VLOOKUP([.A223];[Sheet5.$B$4:.$C$327];2;0))" office:value-type="float" office:value="4202" calcext:value-type="float">
            <text:p>4202</text:p>
          </table:table-cell>
          <table:table-cell table:style-name="ce2" table:formula="of:=[.I223]/[.$I$1]" office:value-type="percentage" office:value="0.0000195679248517922" calcext:value-type="percentage">
            <text:p>0.00%</text:p>
          </table:table-cell>
          <table:table-cell table:formula="of:=VLOOKUP([.A223];[Sheet5.$B$4:.$F$327];5;0)" office:value-type="float" office:value="2739" calcext:value-type="float">
            <text:p>2739</text:p>
          </table:table-cell>
          <table:table-cell table:formula="of:=IF(ISERROR(VLOOKUP([.$A223];[Sheet5.$N$4:.$O$12];2;0));0;VLOOKUP([.$A223];[Sheet5.$N$4:.$O$12];2;0))" office:value-type="float" office:value="0" calcext:value-type="float">
            <text:p>0</text:p>
          </table:table-cell>
          <table:table-cell table:formula="of:=IF([.F223]=&quot;Unknown&quot;;1;0)*[.I223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IW I USD . @ .</text:p>
          </table:table-cell>
          <table:table-cell table:number-columns-repeated="10"/>
        </table:table-row>
        <table:table-row table:style-name="ro7" table:visibility="filter">
          <table:table-cell office:value-type="float" office:value="1172" calcext:value-type="float">
            <text:p>1172</text:p>
          </table:table-cell>
          <table:table-cell office:value-type="string" calcext:value-type="string">
            <text:p>REMITTANCE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None</text:p>
          </table:table-cell>
          <table:table-cell table:formula="of:=[.F224]" office:value-type="string" office:string-value="Remittance" calcext:value-type="string">
            <text:p>Remittance</text:p>
          </table:table-cell>
          <table:table-cell table:formula="of:=IF(ISERROR(VLOOKUP([.A224];[Sheet5.$B$4:.$C$327];2;0));0;VLOOKUP([.A224];[Sheet5.$B$4:.$C$327];2;0))" office:value-type="float" office:value="3800" calcext:value-type="float">
            <text:p>3800</text:p>
          </table:table-cell>
          <table:table-cell table:style-name="ce2" table:formula="of:=[.I224]/[.$I$1]" office:value-type="percentage" office:value="0.0000176958863485984" calcext:value-type="percentage">
            <text:p>0.00%</text:p>
          </table:table-cell>
          <table:table-cell table:formula="of:=VLOOKUP([.A224];[Sheet5.$B$4:.$F$327];5;0)" office:value-type="float" office:value="2669" calcext:value-type="float">
            <text:p>2669</text:p>
          </table:table-cell>
          <table:table-cell table:formula="of:=IF(ISERROR(VLOOKUP([.$A224];[Sheet5.$N$4:.$O$12];2;0));0;VLOOKUP([.$A224];[Sheet5.$N$4:.$O$12];2;0))" office:value-type="float" office:value="0" calcext:value-type="float">
            <text:p>0</text:p>
          </table:table-cell>
          <table:table-cell table:formula="of:=IF([.F224]=&quot;Unknown&quot;;1;0)*[.I224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FT-APOLLO MUNICH</text:p>
          </table:table-cell>
          <table:table-cell table:style-name="ce4" office:value-type="string" calcext:value-type="string">
            <text:p>FT-TATA BLUESCOPE</text:p>
          </table:table-cell>
          <table:table-cell table:style-name="ce4" office:value-type="string" calcext:value-type="string">
            <text:p>GODREJ AGRO</text:p>
          </table:table-cell>
          <table:table-cell table:style-name="ce4" office:value-type="string" calcext:value-type="string">
            <text:p>FT-LIC HOUSING</text:p>
          </table:table-cell>
          <table:table-cell table:number-columns-repeated="7"/>
        </table:table-row>
        <table:table-row table:style-name="ro1" table:visibility="filter">
          <table:table-cell office:value-type="float" office:value="1157" calcext:value-type="float">
            <text:p>1157</text:p>
          </table:table-cell>
          <table:table-cell office:value-type="string" calcext:value-type="string">
            <text:p>FINWARE DEFERED/SCS REVERSAL ENT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None</text:p>
          </table:table-cell>
          <table:table-cell table:formula="of:=[.F225]" office:value-type="string" office:string-value="reversal" calcext:value-type="string">
            <text:p>reversal</text:p>
          </table:table-cell>
          <table:table-cell table:formula="of:=IF(ISERROR(VLOOKUP([.A225];[Sheet5.$B$4:.$C$327];2;0));0;VLOOKUP([.A225];[Sheet5.$B$4:.$C$327];2;0))" office:value-type="float" office:value="27324" calcext:value-type="float">
            <text:p>27324</text:p>
          </table:table-cell>
          <table:table-cell table:style-name="ce2" table:formula="of:=[.I225]/[.$I$1]" office:value-type="percentage" office:value="0.000127242736470816" calcext:value-type="percentage">
            <text:p>0.01%</text:p>
          </table:table-cell>
          <table:table-cell table:formula="of:=VLOOKUP([.A225];[Sheet5.$B$4:.$F$327];5;0)" office:value-type="float" office:value="21576" calcext:value-type="float">
            <text:p>21576</text:p>
          </table:table-cell>
          <table:table-cell table:formula="of:=IF(ISERROR(VLOOKUP([.$A225];[Sheet5.$N$4:.$O$12];2;0));0;VLOOKUP([.$A225];[Sheet5.$N$4:.$O$12];2;0))" office:value-type="float" office:value="0" calcext:value-type="float">
            <text:p>0</text:p>
          </table:table-cell>
          <table:table-cell table:formula="of:=IF([.F225]=&quot;Unknown&quot;;1;0)*[.I225]" office:value-type="float" office:value="0" calcext:value-type="float">
            <text:p>0</text:p>
          </table:table-cell>
          <table:table-cell/>
          <table:table-cell office:value-type="string" calcext:value-type="string">
            <text:p>charges?</text:p>
          </table:table-cell>
          <table:table-cell table:number-columns-repeated="11"/>
        </table:table-row>
        <table:table-row table:style-name="ro7" table:visibility="filter">
          <table:table-cell office:value-type="float" office:value="6302" calcext:value-type="float">
            <text:p>6302</text:p>
          </table:table-cell>
          <table:table-cell office:value-type="string" calcext:value-type="string">
            <text:p>Salary Employee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None</text:p>
          </table:table-cell>
          <table:table-cell table:formula="of:=[.F226]" office:value-type="string" office:string-value="reversal" calcext:value-type="string">
            <text:p>reversal</text:p>
          </table:table-cell>
          <table:table-cell table:formula="of:=IF(ISERROR(VLOOKUP([.A226];[Sheet5.$B$4:.$C$327];2;0));0;VLOOKUP([.A226];[Sheet5.$B$4:.$C$327];2;0))" office:value-type="float" office:value="41" calcext:value-type="float">
            <text:p>41</text:p>
          </table:table-cell>
          <table:table-cell table:style-name="ce2" table:formula="of:=[.I226]/[.$I$1]" office:value-type="percentage" office:value="0.000000190929300076982" calcext:value-type="percentage">
            <text:p>0.00%</text:p>
          </table:table-cell>
          <table:table-cell table:formula="of:=VLOOKUP([.A226];[Sheet5.$B$4:.$F$327];5;0)" office:value-type="float" office:value="29" calcext:value-type="float">
            <text:p>29</text:p>
          </table:table-cell>
          <table:table-cell table:formula="of:=IF(ISERROR(VLOOKUP([.$A226];[Sheet5.$N$4:.$O$12];2;0));0;VLOOKUP([.$A226];[Sheet5.$N$4:.$O$12];2;0))" office:value-type="float" office:value="0" calcext:value-type="float">
            <text:p>0</text:p>
          </table:table-cell>
          <table:table-cell table:formula="of:=IF([.F226]=&quot;Unknown&quot;;1;0)*[.I226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TDS on Pension</text:p>
          </table:table-cell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ARREARS</text:p>
          </table:table-cell>
          <table:table-cell table:style-name="ce4" office:value-type="string" calcext:value-type="string">
            <text:p>E/O FUSION HOSPITALITY</text:p>
          </table:table-cell>
          <table:table-cell table:number-columns-repeated="7"/>
        </table:table-row>
        <table:table-row table:style-name="ro7" table:visibility="filter">
          <table:table-cell office:value-type="float" office:value="5845" calcext:value-type="float">
            <text:p>5845</text:p>
          </table:table-cell>
          <table:table-cell office:value-type="string" calcext:value-type="string">
            <text:p>VOID ONUS REVERS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None</text:p>
          </table:table-cell>
          <table:table-cell table:formula="of:=[.F227]" office:value-type="string" office:string-value="reversal" calcext:value-type="string">
            <text:p>reversal</text:p>
          </table:table-cell>
          <table:table-cell table:formula="of:=IF(ISERROR(VLOOKUP([.A227];[Sheet5.$B$4:.$C$327];2;0));0;VLOOKUP([.A227];[Sheet5.$B$4:.$C$327];2;0))" office:value-type="float" office:value="3847" calcext:value-type="float">
            <text:p>3847</text:p>
          </table:table-cell>
          <table:table-cell table:style-name="ce2" table:formula="of:=[.I227]/[.$I$1]" office:value-type="percentage" office:value="0.0000179147565218573" calcext:value-type="percentage">
            <text:p>0.00%</text:p>
          </table:table-cell>
          <table:table-cell table:formula="of:=VLOOKUP([.A227];[Sheet5.$B$4:.$F$327];5;0)" office:value-type="float" office:value="1663" calcext:value-type="float">
            <text:p>1663</text:p>
          </table:table-cell>
          <table:table-cell table:formula="of:=IF(ISERROR(VLOOKUP([.$A227];[Sheet5.$N$4:.$O$12];2;0));0;VLOOKUP([.$A227];[Sheet5.$N$4:.$O$12];2;0))" office:value-type="float" office:value="0" calcext:value-type="float">
            <text:p>0</text:p>
          </table:table-cell>
          <table:table-cell table:formula="of:=IF([.F227]=&quot;Unknown&quot;;1;0)*[.I227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TERM</text:p>
          </table:table-cell>
          <table:table-cell table:number-columns-repeated="10"/>
        </table:table-row>
        <table:table-row table:style-name="ro6" table:visibility="filter">
          <table:table-cell office:value-type="float" office:value="6508" calcext:value-type="float">
            <text:p>6508</text:p>
          </table:table-cell>
          <table:table-cell office:value-type="string" calcext:value-type="string">
            <text:p>SALARY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None</text:p>
          </table:table-cell>
          <table:table-cell table:formula="of:=[.F228]" office:value-type="string" office:string-value="Salary" calcext:value-type="string">
            <text:p>Salary</text:p>
          </table:table-cell>
          <table:table-cell table:formula="of:=IF(ISERROR(VLOOKUP([.A228];[Sheet5.$B$4:.$C$327];2;0));0;VLOOKUP([.A228];[Sheet5.$B$4:.$C$327];2;0))" office:value-type="float" office:value="4223801" calcext:value-type="float">
            <text:p>4223801</text:p>
          </table:table-cell>
          <table:table-cell table:style-name="ce2" table:formula="of:=[.I228]/[.$I$1]" office:value-type="percentage" office:value="0.019669448014499" calcext:value-type="percentage">
            <text:p>1.97%</text:p>
          </table:table-cell>
          <table:table-cell table:formula="of:=VLOOKUP([.A228];[Sheet5.$B$4:.$F$327];5;0)" office:value-type="float" office:value="374475" calcext:value-type="float">
            <text:p>374475</text:p>
          </table:table-cell>
          <table:table-cell table:formula="of:=IF(ISERROR(VLOOKUP([.$A228];[Sheet5.$N$4:.$O$12];2;0));0;VLOOKUP([.$A228];[Sheet5.$N$4:.$O$12];2;0))" office:value-type="float" office:value="0" calcext:value-type="float">
            <text:p>0</text:p>
          </table:table-cell>
          <table:table-cell table:formula="of:=IF([.F228]=&quot;Unknown&quot;;1;0)*[.I228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SALARY DRAGONWAVE HFCL INDIA P LTD</text:p>
          </table:table-cell>
          <table:table-cell table:style-name="ce4" office:value-type="string" calcext:value-type="string">
            <text:p>REIMB ManpowerGroup Services India Pvt</text:p>
          </table:table-cell>
          <table:table-cell table:number-columns-repeated="9"/>
        </table:table-row>
        <table:table-row table:style-name="ro6" table:visibility="filter">
          <table:table-cell office:value-type="float" office:value="2948" calcext:value-type="float">
            <text:p>2948</text:p>
          </table:table-cell>
          <table:table-cell office:value-type="string" calcext:value-type="string">
            <text:p>STP SALARY C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None</text:p>
          </table:table-cell>
          <table:table-cell table:formula="of:=[.F229]" office:value-type="string" office:string-value="Salary" calcext:value-type="string">
            <text:p>Salary</text:p>
          </table:table-cell>
          <table:table-cell table:formula="of:=IF(ISERROR(VLOOKUP([.A229];[Sheet5.$B$4:.$C$327];2;0));0;VLOOKUP([.A229];[Sheet5.$B$4:.$C$327];2;0))" office:value-type="float" office:value="4533212" calcext:value-type="float">
            <text:p>4533212</text:p>
          </table:table-cell>
          <table:table-cell table:style-name="ce2" table:formula="of:=[.I229]/[.$I$1]" office:value-type="percentage" office:value="0.0211103169331848" calcext:value-type="percentage">
            <text:p>2.11%</text:p>
          </table:table-cell>
          <table:table-cell table:formula="of:=VLOOKUP([.A229];[Sheet5.$B$4:.$F$327];5;0)" office:value-type="float" office:value="341647" calcext:value-type="float">
            <text:p>341647</text:p>
          </table:table-cell>
          <table:table-cell table:formula="of:=IF(ISERROR(VLOOKUP([.$A229];[Sheet5.$N$4:.$O$12];2;0));0;VLOOKUP([.$A229];[Sheet5.$N$4:.$O$12];2;0))" office:value-type="float" office:value="0" calcext:value-type="float">
            <text:p>0</text:p>
          </table:table-cell>
          <table:table-cell table:formula="of:=IF([.F229]=&quot;Unknown&quot;;1;0)*[.I229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WIPRO SALARY JULY /</text:p>
          </table:table-cell>
          <table:table-cell table:style-name="ce4" office:value-type="string" calcext:value-type="string">
            <text:p>Salary For July</text:p>
          </table:table-cell>
          <table:table-cell table:style-name="ce4" office:value-type="string" calcext:value-type="string">
            <text:p>HBLGLOBALPVTLTDSALARYFORTHEMONTHOFJUL</text:p>
          </table:table-cell>
          <table:table-cell table:number-columns-repeated="8"/>
        </table:table-row>
        <table:table-row table:style-name="ro7">
          <table:table-cell office:value-type="float" office:value="2201" calcext:value-type="float">
            <text:p>2201</text:p>
          </table:table-cell>
          <table:table-cell office:value-type="string" calcext:value-type="string">
            <text:p>ATM CASH WITHDRAWA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formula="of:=[.F230]" office:value-type="string" office:string-value="Spend" calcext:value-type="string">
            <text:p>Spend</text:p>
          </table:table-cell>
          <table:table-cell table:formula="of:=IF(ISERROR(VLOOKUP([.A230];[Sheet5.$B$4:.$C$327];2;0));0;VLOOKUP([.A230];[Sheet5.$B$4:.$C$327];2;0))" office:value-type="float" office:value="37797621" calcext:value-type="float">
            <text:p>37797621</text:p>
          </table:table-cell>
          <table:table-cell table:style-name="ce2" table:formula="of:=[.I230]/[.$I$1]" office:value-type="percentage" office:value="0.176016422490367" calcext:value-type="percentage">
            <text:p>17.60%</text:p>
          </table:table-cell>
          <table:table-cell table:formula="of:=VLOOKUP([.A230];[Sheet5.$B$4:.$F$327];5;0)" office:value-type="float" office:value="987113" calcext:value-type="float">
            <text:p>987113</text:p>
          </table:table-cell>
          <table:table-cell table:formula="of:=IF(ISERROR(VLOOKUP([.$A230];[Sheet5.$N$4:.$O$12];2;0));0;VLOOKUP([.$A230];[Sheet5.$N$4:.$O$12];2;0))" office:value-type="float" office:value="0" calcext:value-type="float">
            <text:p>0</text:p>
          </table:table-cell>
          <table:table-cell table:formula="of:=IF([.F230]=&quot;Unknown&quot;;1;0)*[.I230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ATW- -S ANHD -CHANDANGR</text:p>
          </table:table-cell>
          <table:table-cell table:number-columns-repeated="10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ATM WITHDRAWAL AT OTHER BANK ATM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formula="of:=[.F231]" office:value-type="string" office:string-value="Spend" calcext:value-type="string">
            <text:p>Spend</text:p>
          </table:table-cell>
          <table:table-cell table:formula="of:=IF(ISERROR(VLOOKUP([.A231];[Sheet5.$B$4:.$C$327];2;0));0;VLOOKUP([.A231];[Sheet5.$B$4:.$C$327];2;0))" office:value-type="float" office:value="163385" calcext:value-type="float">
            <text:p>163385</text:p>
          </table:table-cell>
          <table:table-cell table:style-name="ce2" table:formula="of:=[.I231]/[.$I$1]" office:value-type="percentage" office:value="0.000760853260806774" calcext:value-type="percentage">
            <text:p>0.08%</text:p>
          </table:table-cell>
          <table:table-cell table:formula="of:=VLOOKUP([.A231];[Sheet5.$B$4:.$F$327];5;0)" office:value-type="float" office:value="41428" calcext:value-type="float">
            <text:p>41428</text:p>
          </table:table-cell>
          <table:table-cell table:formula="of:=IF(ISERROR(VLOOKUP([.$A231];[Sheet5.$N$4:.$O$12];2;0));0;VLOOKUP([.$A231];[Sheet5.$N$4:.$O$12];2;0))" office:value-type="float" office:value="0" calcext:value-type="float">
            <text:p>0</text:p>
          </table:table-cell>
          <table:table-cell table:formula="of:=IF([.F231]=&quot;Unknown&quot;;1;0)*[.I231]" office:value-type="float" office:value="0" calcext:value-type="float">
            <text:p>0</text:p>
          </table:table-cell>
          <table:table-cell table:number-columns-repeated="13"/>
        </table:table-row>
        <table:table-row table:style-name="ro7" table:visibility="filter">
          <table:table-cell office:value-type="float" office:value="5814" calcext:value-type="float">
            <text:p>5814</text:p>
          </table:table-cell>
          <table:table-cell office:value-type="string" calcext:value-type="string">
            <text:p>CREDIT CARD PAYMEN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formula="of:=[.F232]" office:value-type="string" office:string-value="Spend" calcext:value-type="string">
            <text:p>Spend</text:p>
          </table:table-cell>
          <table:table-cell table:formula="of:=IF(ISERROR(VLOOKUP([.A232];[Sheet5.$B$4:.$C$327];2;0));0;VLOOKUP([.A232];[Sheet5.$B$4:.$C$327];2;0))" office:value-type="float" office:value="169827" calcext:value-type="float">
            <text:p>169827</text:p>
          </table:table-cell>
          <table:table-cell table:style-name="ce2" table:formula="of:=[.I232]/[.$I$1]" office:value-type="percentage" office:value="0.000790852444979845" calcext:value-type="percentage">
            <text:p>0.08%</text:p>
          </table:table-cell>
          <table:table-cell table:formula="of:=VLOOKUP([.A232];[Sheet5.$B$4:.$F$327];5;0)" office:value-type="float" office:value="39422" calcext:value-type="float">
            <text:p>39422</text:p>
          </table:table-cell>
          <table:table-cell table:formula="of:=IF(ISERROR(VLOOKUP([.$A232];[Sheet5.$N$4:.$O$12];2;0));0;VLOOKUP([.$A232];[Sheet5.$N$4:.$O$12];2;0))" office:value-type="float" office:value="0" calcext:value-type="float">
            <text:p>0</text:p>
          </table:table-cell>
          <table:table-cell table:formula="of:=IF([.F232]=&quot;Unknown&quot;;1;0)*[.I232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CC AUTOPAY SI - TAD</text:p>
          </table:table-cell>
          <table:table-cell table:style-name="ce4" office:value-type="string" calcext:value-type="string">
            <text:p>CC AUTOPAY SI - MAD</text:p>
          </table:table-cell>
          <table:table-cell table:number-columns-repeated="9"/>
        </table:table-row>
        <table:table-row table:style-name="ro4" table:visibility="filter">
          <table:table-cell office:value-type="float" office:value="2752" calcext:value-type="float">
            <text:p>2752</text:p>
          </table:table-cell>
          <table:table-cell office:value-type="string" calcext:value-type="string">
            <text:p>DEBIT CARD PURCHASE TRANSACTI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formula="of:=[.F233]" office:value-type="string" office:string-value="Spend" calcext:value-type="string">
            <text:p>Spend</text:p>
          </table:table-cell>
          <table:table-cell table:formula="of:=IF(ISERROR(VLOOKUP([.A233];[Sheet5.$B$4:.$C$327];2;0));0;VLOOKUP([.A233];[Sheet5.$B$4:.$C$327];2;0))" office:value-type="float" office:value="18121593" calcext:value-type="float">
            <text:p>18121593</text:p>
          </table:table-cell>
          <table:table-cell table:style-name="ce2" table:formula="of:=[.I233]/[.$I$1]" office:value-type="percentage" office:value="0.084388855311462" calcext:value-type="percentage">
            <text:p>8.44%</text:p>
          </table:table-cell>
          <table:table-cell table:formula="of:=VLOOKUP([.A233];[Sheet5.$B$4:.$F$327];5;0)" office:value-type="float" office:value="768170" calcext:value-type="float">
            <text:p>768170</text:p>
          </table:table-cell>
          <table:table-cell table:formula="of:=IF(ISERROR(VLOOKUP([.$A233];[Sheet5.$N$4:.$O$12];2;0));0;VLOOKUP([.$A233];[Sheet5.$N$4:.$O$12];2;0))" office:value-type="float" office:value="0" calcext:value-type="float">
            <text:p>0</text:p>
          </table:table-cell>
          <table:table-cell table:formula="of:=IF([.F233]=&quot;Unknown&quot;;1;0)*[.I233]" office:value-type="float" office:value="0" calcext:value-type="float">
            <text:p>0</text:p>
          </table:table-cell>
          <table:table-cell/>
          <table:table-cell office:value-type="string" calcext:value-type="string">
            <text:p>look for how to get detail?</text:p>
          </table:table-cell>
          <table:table-cell table:style-name="ce4" office:value-type="string" calcext:value-type="string">
            <text:p>POS BHARTI AIRTEL LI PO</text:p>
          </table:table-cell>
          <table:table-cell table:style-name="ce4" office:value-type="string" calcext:value-type="string">
            <text:p>POS BAJAJ ELECTRONIC PO</text:p>
          </table:table-cell>
          <table:table-cell table:style-name="ce4" office:value-type="string" calcext:value-type="string">
            <text:p>POS G. PULLA REDDY S PO</text:p>
          </table:table-cell>
          <table:table-cell table:style-name="ce4" office:value-type="string" calcext:value-type="string">
            <text:p>POS MS FEELING POS DEBI</text:p>
          </table:table-cell>
          <table:table-cell table:style-name="ce4" office:value-type="string" calcext:value-type="string">
            <text:p>POS SAMSUNG SMART</text:p>
          </table:table-cell>
          <table:table-cell table:style-name="ce4" office:value-type="string" calcext:value-type="string">
            <text:p>POS Paytm.com POS DEBIT</text:p>
          </table:table-cell>
          <table:table-cell table:number-columns-repeated="5"/>
        </table:table-row>
        <table:table-row table:style-name="ro3" table:visibility="filter">
          <table:table-cell office:value-type="float" office:value="1146" calcext:value-type="float">
            <text:p>1146</text:p>
          </table:table-cell>
          <table:table-cell office:value-type="string" calcext:value-type="string">
            <text:p>DIRECT PAY MERCHANT PAYMENT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formula="of:=[.F234]" office:value-type="string" office:string-value="Spend" calcext:value-type="string">
            <text:p>Spend</text:p>
          </table:table-cell>
          <table:table-cell table:formula="of:=IF(ISERROR(VLOOKUP([.A234];[Sheet5.$B$4:.$C$327];2;0));0;VLOOKUP([.A234];[Sheet5.$B$4:.$C$327];2;0))" office:value-type="float" office:value="1494" calcext:value-type="float">
            <text:p>1494</text:p>
          </table:table-cell>
          <table:table-cell table:style-name="ce2" table:formula="of:=[.I234]/[.$I$1]" office:value-type="percentage" office:value="0.00000695727742231735" calcext:value-type="percentage">
            <text:p>0.00%</text:p>
          </table:table-cell>
          <table:table-cell table:formula="of:=VLOOKUP([.A234];[Sheet5.$B$4:.$F$327];5;0)" office:value-type="float" office:value="1017" calcext:value-type="float">
            <text:p>1017</text:p>
          </table:table-cell>
          <table:table-cell table:formula="of:=IF(ISERROR(VLOOKUP([.$A234];[Sheet5.$N$4:.$O$12];2;0));0;VLOOKUP([.$A234];[Sheet5.$N$4:.$O$12];2;0))" office:value-type="float" office:value="0" calcext:value-type="float">
            <text:p>0</text:p>
          </table:table-cell>
          <table:table-cell table:formula="of:=IF([.F234]=&quot;Unknown&quot;;1;0)*[.I234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TopUp Txn Dt -Jul- Seq #</text:p>
          </table:table-cell>
          <table:table-cell table:number-columns-repeated="10"/>
        </table:table-row>
        <table:table-row table:style-name="ro7" table:visibility="filter">
          <table:table-cell office:value-type="float" office:value="2972" calcext:value-type="float">
            <text:p>2972</text:p>
          </table:table-cell>
          <table:table-cell office:value-type="string" calcext:value-type="string">
            <text:p>GIFTPLUS CARD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GiftCard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formula="of:=[.F235]" office:value-type="string" office:string-value="Spend" calcext:value-type="string">
            <text:p>Spend</text:p>
          </table:table-cell>
          <table:table-cell table:formula="of:=IF(ISERROR(VLOOKUP([.A235];[Sheet5.$B$4:.$C$327];2;0));0;VLOOKUP([.A235];[Sheet5.$B$4:.$C$327];2;0))" office:value-type="float" office:value="1167" calcext:value-type="float">
            <text:p>1167</text:p>
          </table:table-cell>
          <table:table-cell table:style-name="ce2" table:formula="of:=[.I235]/[.$I$1]" office:value-type="percentage" office:value="0.0000054344998338985" calcext:value-type="percentage">
            <text:p>0.00%</text:p>
          </table:table-cell>
          <table:table-cell table:formula="of:=VLOOKUP([.A235];[Sheet5.$B$4:.$F$327];5;0)" office:value-type="float" office:value="954" calcext:value-type="float">
            <text:p>954</text:p>
          </table:table-cell>
          <table:table-cell table:formula="of:=IF(ISERROR(VLOOKUP([.$A235];[Sheet5.$N$4:.$O$12];2;0));0;VLOOKUP([.$A235];[Sheet5.$N$4:.$O$12];2;0))" office:value-type="float" office:value="0" calcext:value-type="float">
            <text:p>0</text:p>
          </table:table-cell>
          <table:table-cell table:formula="of:=IF([.F235]=&quot;Unknown&quot;;1;0)*[.I235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Giftplus Card -</text:p>
          </table:table-cell>
          <table:table-cell table:number-columns-repeated="10"/>
        </table:table-row>
        <table:table-row table:style-name="ro7" table:visibility="filter">
          <table:table-cell office:value-type="float" office:value="2940" calcext:value-type="float">
            <text:p>2940</text:p>
          </table:table-cell>
          <table:table-cell office:value-type="string" calcext:value-type="string">
            <text:p>IB BPCL - SPECIAL PAYMENTS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formula="of:=[.F236]" office:value-type="string" office:string-value="Spend" calcext:value-type="string">
            <text:p>Spend</text:p>
          </table:table-cell>
          <table:table-cell table:formula="of:=IF(ISERROR(VLOOKUP([.A236];[Sheet5.$B$4:.$C$327];2;0));0;VLOOKUP([.A236];[Sheet5.$B$4:.$C$327];2;0))" office:value-type="float" office:value="0" calcext:value-type="float">
            <text:p>0</text:p>
          </table:table-cell>
          <table:table-cell table:style-name="ce2" table:formula="of:=[.I236]/[.$I$1]" office:value-type="percentage" office:value="0" calcext:value-type="percentage">
            <text:p>0.00%</text:p>
          </table:table-cell>
          <table:table-cell table:formula="of:=VLOOKUP([.A236];[Sheet5.$B$4:.$F$327];5;0)" office:value-type="string" office:string-value="#N/A" calcext:value-type="error">
            <text:p>#N/A</text:p>
          </table:table-cell>
          <table:table-cell table:formula="of:=IF(ISERROR(VLOOKUP([.$A236];[Sheet5.$N$4:.$O$12];2;0));0;VLOOKUP([.$A236];[Sheet5.$N$4:.$O$12];2;0))" office:value-type="float" office:value="0" calcext:value-type="float">
            <text:p>0</text:p>
          </table:table-cell>
          <table:table-cell table:formula="of:=IF([.F236]=&quot;Unknown&quot;;1;0)*[.I236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BPCL_SOUTH-HB</text:p>
          </table:table-cell>
          <table:table-cell table:style-name="ce4" office:value-type="string" calcext:value-type="string">
            <text:p>BPCL_RETAIL-HB</text:p>
          </table:table-cell>
          <table:table-cell table:number-columns-repeated="9"/>
        </table:table-row>
        <table:table-row table:style-name="ro6" table:visibility="filter">
          <table:table-cell office:value-type="float" office:value="2771" calcext:value-type="float">
            <text:p>2771</text:p>
          </table:table-cell>
          <table:table-cell office:value-type="string" calcext:value-type="string">
            <text:p>MERCHANT DEBIT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formula="of:=[.F237]" office:value-type="string" office:string-value="Spend" calcext:value-type="string">
            <text:p>Spend</text:p>
          </table:table-cell>
          <table:table-cell table:formula="of:=IF(ISERROR(VLOOKUP([.A237];[Sheet5.$B$4:.$C$327];2;0));0;VLOOKUP([.A237];[Sheet5.$B$4:.$C$327];2;0))" office:value-type="float" office:value="0" calcext:value-type="float">
            <text:p>0</text:p>
          </table:table-cell>
          <table:table-cell table:style-name="ce2" table:formula="of:=[.I237]/[.$I$1]" office:value-type="percentage" office:value="0" calcext:value-type="percentage">
            <text:p>0.00%</text:p>
          </table:table-cell>
          <table:table-cell table:formula="of:=VLOOKUP([.A237];[Sheet5.$B$4:.$F$327];5;0)" office:value-type="string" office:string-value="#N/A" calcext:value-type="error">
            <text:p>#N/A</text:p>
          </table:table-cell>
          <table:table-cell table:formula="of:=IF(ISERROR(VLOOKUP([.$A237];[Sheet5.$N$4:.$O$12];2;0));0;VLOOKUP([.$A237];[Sheet5.$N$4:.$O$12];2;0))" office:value-type="float" office:value="0" calcext:value-type="float">
            <text:p>0</text:p>
          </table:table-cell>
          <table:table-cell table:formula="of:=IF([.F237]=&quot;Unknown&quot;;1;0)*[.I237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TERMINAL CREDIT VOUCHER / /</text:p>
          </table:table-cell>
          <table:table-cell table:style-name="ce4" office:value-type="string" calcext:value-type="string">
            <text:p>MAP COMM RECOVERY MAR</text:p>
          </table:table-cell>
          <table:table-cell table:number-columns-repeated="9"/>
        </table:table-row>
        <table:table-row table:style-name="ro6">
          <table:table-cell office:value-type="float" office:value="2243" calcext:value-type="float">
            <text:p>2243</text:p>
          </table:table-cell>
          <table:table-cell office:value-type="string" calcext:value-type="string">
            <text:p>MICRO ATM CASH W/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formula="of:=[.F238]" office:value-type="string" office:string-value="Spend" calcext:value-type="string">
            <text:p>Spend</text:p>
          </table:table-cell>
          <table:table-cell table:formula="of:=IF(ISERROR(VLOOKUP([.A238];[Sheet5.$B$4:.$C$327];2;0));0;VLOOKUP([.A238];[Sheet5.$B$4:.$C$327];2;0))" office:value-type="float" office:value="20" calcext:value-type="float">
            <text:p>20</text:p>
          </table:table-cell>
          <table:table-cell table:style-name="ce2" table:formula="of:=[.I238]/[.$I$1]" office:value-type="percentage" office:value="0.0000000931362439399913" calcext:value-type="percentage">
            <text:p>0.00%</text:p>
          </table:table-cell>
          <table:table-cell table:formula="of:=VLOOKUP([.A238];[Sheet5.$B$4:.$F$327];5;0)" office:value-type="float" office:value="10" calcext:value-type="float">
            <text:p>10</text:p>
          </table:table-cell>
          <table:table-cell table:formula="of:=IF(ISERROR(VLOOKUP([.$A238];[Sheet5.$N$4:.$O$12];2;0));0;VLOOKUP([.$A238];[Sheet5.$N$4:.$O$12];2;0))" office:value-type="float" office:value="0" calcext:value-type="float">
            <text:p>0</text:p>
          </table:table-cell>
          <table:table-cell table:formula="of:=IF([.F238]=&quot;Unknown&quot;;1;0)*[.I238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MICRO ATM CASH W/D - Hanuman SahaySahay</text:p>
          </table:table-cell>
          <table:table-cell table:number-columns-repeated="10"/>
        </table:table-row>
        <table:table-row table:style-name="ro7" table:visibility="filter">
          <table:table-cell office:value-type="float" office:value="2652" calcext:value-type="float">
            <text:p>2652</text:p>
          </table:table-cell>
          <table:table-cell office:value-type="string" calcext:value-type="string">
            <text:p>POS DEBIT NORMAL PURCHASE MNEMONI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formula="of:=[.F239]" office:value-type="string" office:string-value="Spend" calcext:value-type="string">
            <text:p>Spend</text:p>
          </table:table-cell>
          <table:table-cell table:formula="of:=IF(ISERROR(VLOOKUP([.A239];[Sheet5.$B$4:.$C$327];2;0));0;VLOOKUP([.A239];[Sheet5.$B$4:.$C$327];2;0))" office:value-type="float" office:value="10113889" calcext:value-type="float">
            <text:p>10113889</text:p>
          </table:table-cell>
          <table:table-cell table:style-name="ce2" table:formula="of:=[.I239]/[.$I$1]" office:value-type="percentage" office:value="0.0470984816542997" calcext:value-type="percentage">
            <text:p>4.71%</text:p>
          </table:table-cell>
          <table:table-cell table:formula="of:=VLOOKUP([.A239];[Sheet5.$B$4:.$F$327];5;0)" office:value-type="float" office:value="717981" calcext:value-type="float">
            <text:p>717981</text:p>
          </table:table-cell>
          <table:table-cell table:formula="of:=IF(ISERROR(VLOOKUP([.$A239];[Sheet5.$N$4:.$O$12];2;0));0;VLOOKUP([.$A239];[Sheet5.$N$4:.$O$12];2;0))" office:value-type="float" office:value="0" calcext:value-type="float">
            <text:p>0</text:p>
          </table:table-cell>
          <table:table-cell table:formula="of:=IF([.F239]=&quot;Unknown&quot;;1;0)*[.I239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POS KANHA</text:p>
          </table:table-cell>
          <table:table-cell table:style-name="ce4" office:value-type="string" calcext:value-type="string">
            <text:p>POS CREAM CENTRE</text:p>
          </table:table-cell>
          <table:table-cell table:style-name="ce4" office:value-type="string" calcext:value-type="string">
            <text:p>POS HOTEL VANDE</text:p>
          </table:table-cell>
          <table:table-cell table:number-columns-repeated="8"/>
        </table:table-row>
        <table:table-row table:style-name="ro7" table:visibility="filter">
          <table:table-cell office:value-type="float" office:value="1135" calcext:value-type="float">
            <text:p>1135</text:p>
          </table:table-cell>
          <table:table-cell office:value-type="string" calcext:value-type="string">
            <text:p>RECONCILIATION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formula="of:=[.F240]" office:value-type="string" office:string-value="Spend" calcext:value-type="string">
            <text:p>Spend</text:p>
          </table:table-cell>
          <table:table-cell table:formula="of:=IF(ISERROR(VLOOKUP([.A240];[Sheet5.$B$4:.$C$327];2;0));0;VLOOKUP([.A240];[Sheet5.$B$4:.$C$327];2;0))" office:value-type="float" office:value="189568" calcext:value-type="float">
            <text:p>189568</text:p>
          </table:table-cell>
          <table:table-cell table:style-name="ce2" table:formula="of:=[.I240]/[.$I$1]" office:value-type="percentage" office:value="0.000882782574560814" calcext:value-type="percentage">
            <text:p>0.09%</text:p>
          </table:table-cell>
          <table:table-cell table:formula="of:=VLOOKUP([.A240];[Sheet5.$B$4:.$F$327];5;0)" office:value-type="float" office:value="105025" calcext:value-type="float">
            <text:p>105025</text:p>
          </table:table-cell>
          <table:table-cell table:formula="of:=IF(ISERROR(VLOOKUP([.$A240];[Sheet5.$N$4:.$O$12];2;0));0;VLOOKUP([.$A240];[Sheet5.$N$4:.$O$12];2;0))" office:value-type="float" office:value="0" calcext:value-type="float">
            <text:p>0</text:p>
          </table:table-cell>
          <table:table-cell table:formula="of:=IF([.F240]=&quot;Unknown&quot;;1;0)*[.I240]" office:value-type="float" office:value="0" calcext:value-type="float">
            <text:p>0</text:p>
          </table:table-cell>
          <table:table-cell/>
          <table:table-cell office:value-type="string" calcext:value-type="string">
            <text:p>reversal</text:p>
          </table:table-cell>
          <table:table-cell table:style-name="ce4" office:value-type="string" calcext:value-type="string">
            <text:p>CRV POS BHARTI AIRTEL L</text:p>
          </table:table-cell>
          <table:table-cell table:style-name="ce4" office:value-type="string" calcext:value-type="string">
            <text:p>CRV POS Super_PayTM</text:p>
          </table:table-cell>
          <table:table-cell table:style-name="ce4" office:value-type="string" calcext:value-type="string">
            <text:p>CRV POS APSRTC</text:p>
          </table:table-cell>
          <table:table-cell table:style-name="ce4" office:value-type="string" calcext:value-type="string">
            <text:p>IMPS REV- - /</text:p>
          </table:table-cell>
          <table:table-cell table:number-columns-repeated="7"/>
        </table:table-row>
        <table:table-row table:style-name="ro1" table:visibility="filter">
          <table:table-cell office:value-type="float" office:value="9241" calcext:value-type="float">
            <text:p>9241</text:p>
          </table:table-cell>
          <table:table-cell office:value-type="string" calcext:value-type="string">
            <text:p>RECOVERY OF CROSS CURR MARKUP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FX</text:p>
          </table:table-cell>
          <table:table-cell table:formula="of:=[.F241]" office:value-type="string" office:string-value="Spend" calcext:value-type="string">
            <text:p>Spend</text:p>
          </table:table-cell>
          <table:table-cell table:formula="of:=IF(ISERROR(VLOOKUP([.A241];[Sheet5.$B$4:.$C$327];2;0));0;VLOOKUP([.A241];[Sheet5.$B$4:.$C$327];2;0))" office:value-type="float" office:value="113022" calcext:value-type="float">
            <text:p>113022</text:p>
          </table:table-cell>
          <table:table-cell table:style-name="ce2" table:formula="of:=[.I241]/[.$I$1]" office:value-type="percentage" office:value="0.000526322228129285" calcext:value-type="percentage">
            <text:p>0.05%</text:p>
          </table:table-cell>
          <table:table-cell table:formula="of:=VLOOKUP([.A241];[Sheet5.$B$4:.$F$327];5;0)" office:value-type="float" office:value="26225" calcext:value-type="float">
            <text:p>26225</text:p>
          </table:table-cell>
          <table:table-cell table:formula="of:=IF(ISERROR(VLOOKUP([.$A241];[Sheet5.$N$4:.$O$12];2;0));0;VLOOKUP([.$A241];[Sheet5.$N$4:.$O$12];2;0))" office:value-type="float" office:value="0" calcext:value-type="float">
            <text:p>0</text:p>
          </table:table-cell>
          <table:table-cell table:formula="of:=IF([.F241]=&quot;Unknown&quot;;1;0)*[.I241]" office:value-type="float" office:value="0" calcext:value-type="float">
            <text:p>0</text:p>
          </table:table-cell>
          <table:table-cell table:number-columns-repeated="13"/>
        </table:table-row>
        <table:table-row table:style-name="ro7">
          <table:table-cell office:value-type="float" office:value="2336" calcext:value-type="float">
            <text:p>2336</text:p>
          </table:table-cell>
          <table:table-cell office:value-type="string" calcext:value-type="string">
            <text:p>REMOTE ONUS ATM WITHDRAWAL - EURONE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formula="of:=[.F242]" office:value-type="string" office:string-value="Spend" calcext:value-type="string">
            <text:p>Spend</text:p>
          </table:table-cell>
          <table:table-cell table:formula="of:=IF(ISERROR(VLOOKUP([.A242];[Sheet5.$B$4:.$C$327];2;0));0;VLOOKUP([.A242];[Sheet5.$B$4:.$C$327];2;0))" office:value-type="float" office:value="9908425" calcext:value-type="float">
            <text:p>9908425</text:p>
          </table:table-cell>
          <table:table-cell table:style-name="ce2" table:formula="of:=[.I242]/[.$I$1]" office:value-type="percentage" office:value="0.0461416743930554" calcext:value-type="percentage">
            <text:p>4.61%</text:p>
          </table:table-cell>
          <table:table-cell table:formula="of:=VLOOKUP([.A242];[Sheet5.$B$4:.$F$327];5;0)" office:value-type="float" office:value="842460" calcext:value-type="float">
            <text:p>842460</text:p>
          </table:table-cell>
          <table:table-cell table:formula="of:=IF(ISERROR(VLOOKUP([.$A242];[Sheet5.$N$4:.$O$12];2;0));0;VLOOKUP([.$A242];[Sheet5.$N$4:.$O$12];2;0))" office:value-type="float" office:value="0" calcext:value-type="float">
            <text:p>0</text:p>
          </table:table-cell>
          <table:table-cell table:formula="of:=IF([.F242]=&quot;Unknown&quot;;1;0)*[.I242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EAW- -ID -HYDERABAD</text:p>
          </table:table-cell>
          <table:table-cell table:style-name="ce4" office:value-type="string" calcext:value-type="string">
            <text:p>EAW- -TPCN -HYDERABAD</text:p>
          </table:table-cell>
          <table:table-cell table:number-columns-repeated="9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REMOTE ONUS ATM WITHDRAWAL - NF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formula="of:=[.F243]" office:value-type="string" office:string-value="Spend" calcext:value-type="string">
            <text:p>Spend</text:p>
          </table:table-cell>
          <table:table-cell table:formula="of:=IF(ISERROR(VLOOKUP([.A243];[Sheet5.$B$4:.$C$327];2;0));0;VLOOKUP([.A243];[Sheet5.$B$4:.$C$327];2;0))" office:value-type="float" office:value="27069212" calcext:value-type="float">
            <text:p>27069212</text:p>
          </table:table-cell>
          <table:table-cell table:style-name="ce2" table:formula="of:=[.I243]/[.$I$1]" office:value-type="percentage" office:value="0.126056236604767" calcext:value-type="percentage">
            <text:p>12.61%</text:p>
          </table:table-cell>
          <table:table-cell table:formula="of:=VLOOKUP([.A243];[Sheet5.$B$4:.$F$327];5;0)" office:value-type="float" office:value="964523" calcext:value-type="float">
            <text:p>964523</text:p>
          </table:table-cell>
          <table:table-cell table:formula="of:=IF(ISERROR(VLOOKUP([.$A243];[Sheet5.$N$4:.$O$12];2;0));0;VLOOKUP([.$A243];[Sheet5.$N$4:.$O$12];2;0))" office:value-type="float" office:value="0" calcext:value-type="float">
            <text:p>0</text:p>
          </table:table-cell>
          <table:table-cell table:formula="of:=IF([.F243]=&quot;Unknown&quot;;1;0)*[.I243]" office:value-type="float" office:value="0" calcext:value-type="float">
            <text:p>0</text:p>
          </table:table-cell>
          <table:table-cell table:number-columns-repeated="13"/>
        </table:table-row>
        <table:table-row table:style-name="ro7" table:visibility="filter">
          <table:table-cell office:value-type="float" office:value="1047" calcext:value-type="float">
            <text:p>1047</text:p>
          </table:table-cell>
          <table:table-cell office:value-type="string" calcext:value-type="string">
            <text:p>RETAIL FX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formula="of:=[.F244]" office:value-type="string" office:string-value="Spend" calcext:value-type="string">
            <text:p>Spend</text:p>
          </table:table-cell>
          <table:table-cell table:formula="of:=IF(ISERROR(VLOOKUP([.A244];[Sheet5.$B$4:.$C$327];2;0));0;VLOOKUP([.A244];[Sheet5.$B$4:.$C$327];2;0))" office:value-type="float" office:value="3038" calcext:value-type="float">
            <text:p>3038</text:p>
          </table:table-cell>
          <table:table-cell table:style-name="ce2" table:formula="of:=[.I244]/[.$I$1]" office:value-type="percentage" office:value="0.0000141473954544847" calcext:value-type="percentage">
            <text:p>0.00%</text:p>
          </table:table-cell>
          <table:table-cell table:formula="of:=VLOOKUP([.A244];[Sheet5.$B$4:.$F$327];5;0)" office:value-type="float" office:value="2420" calcext:value-type="float">
            <text:p>2420</text:p>
          </table:table-cell>
          <table:table-cell table:formula="of:=IF(ISERROR(VLOOKUP([.$A244];[Sheet5.$N$4:.$O$12];2;0));0;VLOOKUP([.$A244];[Sheet5.$N$4:.$O$12];2;0))" office:value-type="float" office:value="0" calcext:value-type="float">
            <text:p>0</text:p>
          </table:table-cell>
          <table:table-cell table:formula="of:=IF([.F244]=&quot;Unknown&quot;;1;0)*[.I244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- SERVICE TAX RETAIL</text:p>
          </table:table-cell>
          <table:table-cell table:style-name="ce4" office:value-type="string" calcext:value-type="string">
            <text:p>FCY Serv tax on CommCharge</text:p>
          </table:table-cell>
          <table:table-cell table:style-name="ce4" office:value-type="string" calcext:value-type="string">
            <text:p>- Pre Utilization Swap Charges</text:p>
          </table:table-cell>
          <table:table-cell table:style-name="ce4" office:value-type="string" calcext:value-type="string">
            <text:p>- FX STAMP CHARGES RETAIL</text:p>
          </table:table-cell>
          <table:table-cell table:number-columns-repeated="7"/>
        </table:table-row>
        <table:table-row table:style-name="ro1" table:visibility="filter">
          <table:table-cell office:value-type="float" office:value="5008" calcext:value-type="float">
            <text:p>5008</text:p>
          </table:table-cell>
          <table:table-cell office:value-type="string" calcext:value-type="string">
            <text:p>DEBIT TAX DEDUCTION AT SOUR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table:formula="of:=[.F245]" office:value-type="string" office:string-value="Tax" calcext:value-type="string">
            <text:p>Tax</text:p>
          </table:table-cell>
          <table:table-cell table:formula="of:=IF(ISERROR(VLOOKUP([.A245];[Sheet5.$B$4:.$C$327];2;0));0;VLOOKUP([.A245];[Sheet5.$B$4:.$C$327];2;0))" office:value-type="float" office:value="0" calcext:value-type="float">
            <text:p>0</text:p>
          </table:table-cell>
          <table:table-cell table:style-name="ce2" table:formula="of:=[.I245]/[.$I$1]" office:value-type="percentage" office:value="0" calcext:value-type="percentage">
            <text:p>0.00%</text:p>
          </table:table-cell>
          <table:table-cell table:formula="of:=VLOOKUP([.A245];[Sheet5.$B$4:.$F$327];5;0)" office:value-type="string" office:string-value="#N/A" calcext:value-type="error">
            <text:p>#N/A</text:p>
          </table:table-cell>
          <table:table-cell table:formula="of:=IF(ISERROR(VLOOKUP([.$A245];[Sheet5.$N$4:.$O$12];2;0));0;VLOOKUP([.$A245];[Sheet5.$N$4:.$O$12];2;0))" office:value-type="float" office:value="0" calcext:value-type="float">
            <text:p>0</text:p>
          </table:table-cell>
          <table:table-cell table:formula="of:=IF([.F245]=&quot;Unknown&quot;;1;0)*[.I245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5942" calcext:value-type="float">
            <text:p>5942</text:p>
          </table:table-cell>
          <table:table-cell office:value-type="string" calcext:value-type="string">
            <text:p>EDUCATION CESS ON FX CONVERSION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FX</text:p>
          </table:table-cell>
          <table:table-cell table:formula="of:=[.F246]" office:value-type="string" office:string-value="Tax" calcext:value-type="string">
            <text:p>Tax</text:p>
          </table:table-cell>
          <table:table-cell table:formula="of:=IF(ISERROR(VLOOKUP([.A246];[Sheet5.$B$4:.$C$327];2;0));0;VLOOKUP([.A246];[Sheet5.$B$4:.$C$327];2;0))" office:value-type="float" office:value="12293" calcext:value-type="float">
            <text:p>12293</text:p>
          </table:table-cell>
          <table:table-cell table:style-name="ce2" table:formula="of:=[.I246]/[.$I$1]" office:value-type="percentage" office:value="0.0000572461923377157" calcext:value-type="percentage">
            <text:p>0.01%</text:p>
          </table:table-cell>
          <table:table-cell table:formula="of:=VLOOKUP([.A246];[Sheet5.$B$4:.$F$327];5;0)" office:value-type="float" office:value="8787" calcext:value-type="float">
            <text:p>8787</text:p>
          </table:table-cell>
          <table:table-cell table:formula="of:=IF(ISERROR(VLOOKUP([.$A246];[Sheet5.$N$4:.$O$12];2;0));0;VLOOKUP([.$A246];[Sheet5.$N$4:.$O$12];2;0))" office:value-type="float" office:value="0" calcext:value-type="float">
            <text:p>0</text:p>
          </table:table-cell>
          <table:table-cell table:formula="of:=IF([.F246]=&quot;Unknown&quot;;1;0)*[.I246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1236" calcext:value-type="float">
            <text:p>1236</text:p>
          </table:table-cell>
          <table:table-cell office:value-type="string" calcext:value-type="string">
            <text:p>EDUCATIONAL CES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table:formula="of:=[.F247]" office:value-type="string" office:string-value="Tax" calcext:value-type="string">
            <text:p>Tax</text:p>
          </table:table-cell>
          <table:table-cell table:formula="of:=IF(ISERROR(VLOOKUP([.A247];[Sheet5.$B$4:.$C$327];2;0));0;VLOOKUP([.A247];[Sheet5.$B$4:.$C$327];2;0))" office:value-type="float" office:value="23246" calcext:value-type="float">
            <text:p>23246</text:p>
          </table:table-cell>
          <table:table-cell table:style-name="ce2" table:formula="of:=[.I247]/[.$I$1]" office:value-type="percentage" office:value="0.000108252256331452" calcext:value-type="percentage">
            <text:p>0.01%</text:p>
          </table:table-cell>
          <table:table-cell table:formula="of:=VLOOKUP([.A247];[Sheet5.$B$4:.$F$327];5;0)" office:value-type="float" office:value="22191" calcext:value-type="float">
            <text:p>22191</text:p>
          </table:table-cell>
          <table:table-cell table:formula="of:=IF(ISERROR(VLOOKUP([.$A247];[Sheet5.$N$4:.$O$12];2;0));0;VLOOKUP([.$A247];[Sheet5.$N$4:.$O$12];2;0))" office:value-type="float" office:value="0" calcext:value-type="float">
            <text:p>0</text:p>
          </table:table-cell>
          <table:table-cell table:formula="of:=IF([.F247]=&quot;Unknown&quot;;1;0)*[.I247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2963" calcext:value-type="float">
            <text:p>2963</text:p>
          </table:table-cell>
          <table:table-cell office:value-type="string" calcext:value-type="string">
            <text:p>IB FD Premat Tax Recover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D</text:p>
          </table:table-cell>
          <table:table-cell table:formula="of:=[.F248]" office:value-type="string" office:string-value="Tax" calcext:value-type="string">
            <text:p>Tax</text:p>
          </table:table-cell>
          <table:table-cell table:formula="of:=IF(ISERROR(VLOOKUP([.A248];[Sheet5.$B$4:.$C$327];2;0));0;VLOOKUP([.A248];[Sheet5.$B$4:.$C$327];2;0))" office:value-type="float" office:value="12282" calcext:value-type="float">
            <text:p>12282</text:p>
          </table:table-cell>
          <table:table-cell table:style-name="ce2" table:formula="of:=[.I248]/[.$I$1]" office:value-type="percentage" office:value="0.0000571949674035487" calcext:value-type="percentage">
            <text:p>0.01%</text:p>
          </table:table-cell>
          <table:table-cell table:formula="of:=VLOOKUP([.A248];[Sheet5.$B$4:.$F$327];5;0)" office:value-type="float" office:value="4345" calcext:value-type="float">
            <text:p>4345</text:p>
          </table:table-cell>
          <table:table-cell table:formula="of:=IF(ISERROR(VLOOKUP([.$A248];[Sheet5.$N$4:.$O$12];2;0));0;VLOOKUP([.$A248];[Sheet5.$N$4:.$O$12];2;0))" office:value-type="float" office:value="0" calcext:value-type="float">
            <text:p>0</text:p>
          </table:table-cell>
          <table:table-cell table:formula="of:=IF([.F248]=&quot;Unknown&quot;;1;0)*[.I248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1294" calcext:value-type="float">
            <text:p>1294</text:p>
          </table:table-cell>
          <table:table-cell office:value-type="string" calcext:value-type="string">
            <text:p>SER TAX FOR PIS PERMISSION ISSUANCE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table:formula="of:=[.F249]" office:value-type="string" office:string-value="Tax" calcext:value-type="string">
            <text:p>Tax</text:p>
          </table:table-cell>
          <table:table-cell table:formula="of:=IF(ISERROR(VLOOKUP([.A249];[Sheet5.$B$4:.$C$327];2;0));0;VLOOKUP([.A249];[Sheet5.$B$4:.$C$327];2;0))" office:value-type="float" office:value="1342" calcext:value-type="float">
            <text:p>1342</text:p>
          </table:table-cell>
          <table:table-cell table:style-name="ce2" table:formula="of:=[.I249]/[.$I$1]" office:value-type="percentage" office:value="0.00000624944196837342" calcext:value-type="percentage">
            <text:p>0.00%</text:p>
          </table:table-cell>
          <table:table-cell table:formula="of:=VLOOKUP([.A249];[Sheet5.$B$4:.$F$327];5;0)" office:value-type="float" office:value="1115" calcext:value-type="float">
            <text:p>1115</text:p>
          </table:table-cell>
          <table:table-cell table:formula="of:=IF(ISERROR(VLOOKUP([.$A249];[Sheet5.$N$4:.$O$12];2;0));0;VLOOKUP([.$A249];[Sheet5.$N$4:.$O$12];2;0))" office:value-type="float" office:value="0" calcext:value-type="float">
            <text:p>0</text:p>
          </table:table-cell>
          <table:table-cell table:formula="of:=IF([.F249]=&quot;Unknown&quot;;1;0)*[.I249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1296" calcext:value-type="float">
            <text:p>1296</text:p>
          </table:table-cell>
          <table:table-cell office:value-type="string" calcext:value-type="string">
            <text:p>SER TAX FOR PIS TRANSACTION FEES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table:formula="of:=[.F250]" office:value-type="string" office:string-value="Tax" calcext:value-type="string">
            <text:p>Tax</text:p>
          </table:table-cell>
          <table:table-cell table:formula="of:=IF(ISERROR(VLOOKUP([.A250];[Sheet5.$B$4:.$C$327];2;0));0;VLOOKUP([.A250];[Sheet5.$B$4:.$C$327];2;0))" office:value-type="float" office:value="0" calcext:value-type="float">
            <text:p>0</text:p>
          </table:table-cell>
          <table:table-cell table:style-name="ce2" table:formula="of:=[.I250]/[.$I$1]" office:value-type="percentage" office:value="0" calcext:value-type="percentage">
            <text:p>0.00%</text:p>
          </table:table-cell>
          <table:table-cell table:formula="of:=VLOOKUP([.A250];[Sheet5.$B$4:.$F$327];5;0)" office:value-type="string" office:string-value="#N/A" calcext:value-type="error">
            <text:p>#N/A</text:p>
          </table:table-cell>
          <table:table-cell table:formula="of:=IF(ISERROR(VLOOKUP([.$A250];[Sheet5.$N$4:.$O$12];2;0));0;VLOOKUP([.$A250];[Sheet5.$N$4:.$O$12];2;0))" office:value-type="float" office:value="0" calcext:value-type="float">
            <text:p>0</text:p>
          </table:table-cell>
          <table:table-cell table:formula="of:=IF([.F250]=&quot;Unknown&quot;;1;0)*[.I250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1194" calcext:value-type="float">
            <text:p>1194</text:p>
          </table:table-cell>
          <table:table-cell office:value-type="string" calcext:value-type="string">
            <text:p>SERVICE TAX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table:formula="of:=[.F251]" office:value-type="string" office:string-value="Tax" calcext:value-type="string">
            <text:p>Tax</text:p>
          </table:table-cell>
          <table:table-cell table:formula="of:=IF(ISERROR(VLOOKUP([.A251];[Sheet5.$B$4:.$C$327];2;0));0;VLOOKUP([.A251];[Sheet5.$B$4:.$C$327];2;0))" office:value-type="float" office:value="23246" calcext:value-type="float">
            <text:p>23246</text:p>
          </table:table-cell>
          <table:table-cell table:style-name="ce2" table:formula="of:=[.I251]/[.$I$1]" office:value-type="percentage" office:value="0.000108252256331452" calcext:value-type="percentage">
            <text:p>0.01%</text:p>
          </table:table-cell>
          <table:table-cell table:formula="of:=VLOOKUP([.A251];[Sheet5.$B$4:.$F$327];5;0)" office:value-type="float" office:value="22191" calcext:value-type="float">
            <text:p>22191</text:p>
          </table:table-cell>
          <table:table-cell table:formula="of:=IF(ISERROR(VLOOKUP([.$A251];[Sheet5.$N$4:.$O$12];2;0));0;VLOOKUP([.$A251];[Sheet5.$N$4:.$O$12];2;0))" office:value-type="float" office:value="0" calcext:value-type="float">
            <text:p>0</text:p>
          </table:table-cell>
          <table:table-cell table:formula="of:=IF([.F251]=&quot;Unknown&quot;;1;0)*[.I251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1193" calcext:value-type="float">
            <text:p>1193</text:p>
          </table:table-cell>
          <table:table-cell office:value-type="string" calcext:value-type="string">
            <text:p>SERVICE TAX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table:formula="of:=[.F252]" office:value-type="string" office:string-value="Tax" calcext:value-type="string">
            <text:p>Tax</text:p>
          </table:table-cell>
          <table:table-cell table:formula="of:=IF(ISERROR(VLOOKUP([.A252];[Sheet5.$B$4:.$C$327];2;0));0;VLOOKUP([.A252];[Sheet5.$B$4:.$C$327];2;0))" office:value-type="float" office:value="45133" calcext:value-type="float">
            <text:p>45133</text:p>
          </table:table-cell>
          <table:table-cell table:style-name="ce2" table:formula="of:=[.I252]/[.$I$1]" office:value-type="percentage" office:value="0.000210175904887181" calcext:value-type="percentage">
            <text:p>0.02%</text:p>
          </table:table-cell>
          <table:table-cell table:formula="of:=VLOOKUP([.A252];[Sheet5.$B$4:.$F$327];5;0)" office:value-type="float" office:value="35779" calcext:value-type="float">
            <text:p>35779</text:p>
          </table:table-cell>
          <table:table-cell table:formula="of:=IF(ISERROR(VLOOKUP([.$A252];[Sheet5.$N$4:.$O$12];2;0));0;VLOOKUP([.$A252];[Sheet5.$N$4:.$O$12];2;0))" office:value-type="float" office:value="0" calcext:value-type="float">
            <text:p>0</text:p>
          </table:table-cell>
          <table:table-cell table:formula="of:=IF([.F252]=&quot;Unknown&quot;;1;0)*[.I252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5940" calcext:value-type="float">
            <text:p>5940</text:p>
          </table:table-cell>
          <table:table-cell office:value-type="string" calcext:value-type="string">
            <text:p>SERVICE TAX ON FX CONVERSION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FX</text:p>
          </table:table-cell>
          <table:table-cell table:formula="of:=[.F253]" office:value-type="string" office:string-value="Tax" calcext:value-type="string">
            <text:p>Tax</text:p>
          </table:table-cell>
          <table:table-cell table:formula="of:=IF(ISERROR(VLOOKUP([.A253];[Sheet5.$B$4:.$C$327];2;0));0;VLOOKUP([.A253];[Sheet5.$B$4:.$C$327];2;0))" office:value-type="float" office:value="12293" calcext:value-type="float">
            <text:p>12293</text:p>
          </table:table-cell>
          <table:table-cell table:style-name="ce2" table:formula="of:=[.I253]/[.$I$1]" office:value-type="percentage" office:value="0.0000572461923377157" calcext:value-type="percentage">
            <text:p>0.01%</text:p>
          </table:table-cell>
          <table:table-cell table:formula="of:=VLOOKUP([.A253];[Sheet5.$B$4:.$F$327];5;0)" office:value-type="float" office:value="8787" calcext:value-type="float">
            <text:p>8787</text:p>
          </table:table-cell>
          <table:table-cell table:formula="of:=IF(ISERROR(VLOOKUP([.$A253];[Sheet5.$N$4:.$O$12];2;0));0;VLOOKUP([.$A253];[Sheet5.$N$4:.$O$12];2;0))" office:value-type="float" office:value="0" calcext:value-type="float">
            <text:p>0</text:p>
          </table:table-cell>
          <table:table-cell table:formula="of:=IF([.F253]=&quot;Unknown&quot;;1;0)*[.I253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1084" calcext:value-type="float">
            <text:p>1084</text:p>
          </table:table-cell>
          <table:table-cell office:value-type="string" calcext:value-type="string">
            <text:p>TAX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table:formula="of:=[.F254]" office:value-type="string" office:string-value="Tax" calcext:value-type="string">
            <text:p>Tax</text:p>
          </table:table-cell>
          <table:table-cell table:formula="of:=IF(ISERROR(VLOOKUP([.A254];[Sheet5.$B$4:.$C$327];2;0));0;VLOOKUP([.A254];[Sheet5.$B$4:.$C$327];2;0))" office:value-type="float" office:value="19" calcext:value-type="float">
            <text:p>19</text:p>
          </table:table-cell>
          <table:table-cell table:style-name="ce2" table:formula="of:=[.I254]/[.$I$1]" office:value-type="percentage" office:value="0.0000000884794317429918" calcext:value-type="percentage">
            <text:p>0.00%</text:p>
          </table:table-cell>
          <table:table-cell table:formula="of:=VLOOKUP([.A254];[Sheet5.$B$4:.$F$327];5;0)" office:value-type="float" office:value="19" calcext:value-type="float">
            <text:p>19</text:p>
          </table:table-cell>
          <table:table-cell table:formula="of:=IF(ISERROR(VLOOKUP([.$A254];[Sheet5.$N$4:.$O$12];2;0));0;VLOOKUP([.$A254];[Sheet5.$N$4:.$O$12];2;0))" office:value-type="float" office:value="0" calcext:value-type="float">
            <text:p>0</text:p>
          </table:table-cell>
          <table:table-cell table:formula="of:=IF([.F254]=&quot;Unknown&quot;;1;0)*[.I254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visibility="filter">
          <table:table-cell office:value-type="float" office:value="5023" calcext:value-type="float">
            <text:p>5023</text:p>
          </table:table-cell>
          <table:table-cell office:value-type="string" calcext:value-type="string">
            <text:p>Alt Interest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55]" office:value-type="string" office:string-value="Unknown" calcext:value-type="string">
            <text:p>Unknown</text:p>
          </table:table-cell>
          <table:table-cell table:formula="of:=IF(ISERROR(VLOOKUP([.A255];[Sheet5.$B$4:.$C$327];2;0));0;VLOOKUP([.A255];[Sheet5.$B$4:.$C$327];2;0))" office:value-type="float" office:value="0" calcext:value-type="float">
            <text:p>0</text:p>
          </table:table-cell>
          <table:table-cell table:style-name="ce2" table:formula="of:=[.I255]/[.$I$1]" office:value-type="percentage" office:value="0" calcext:value-type="percentage">
            <text:p>0.00%</text:p>
          </table:table-cell>
          <table:table-cell table:formula="of:=VLOOKUP([.A255];[Sheet5.$B$4:.$F$327];5;0)" office:value-type="string" office:string-value="#N/A" calcext:value-type="error">
            <text:p>#N/A</text:p>
          </table:table-cell>
          <table:table-cell table:formula="of:=IF(ISERROR(VLOOKUP([.$A255];[Sheet5.$N$4:.$O$12];2;0));0;VLOOKUP([.$A255];[Sheet5.$N$4:.$O$12];2;0))" office:value-type="float" office:value="0" calcext:value-type="float">
            <text:p>0</text:p>
          </table:table-cell>
          <table:table-cell table:formula="of:=IF([.F255]=&quot;Unknown&quot;;1;0)*[.I255]" office:value-type="float" office:value="0" calcext:value-type="float">
            <text:p>0</text:p>
          </table:table-cell>
          <table:table-cell table:number-columns-repeated="13"/>
        </table:table-row>
        <table:table-row table:style-name="ro7" table:visibility="filter">
          <table:table-cell office:value-type="float" office:value="1063" calcext:value-type="float">
            <text:p>1063</text:p>
          </table:table-cell>
          <table:table-cell office:value-type="string" calcext:value-type="string">
            <text:p>AT PAR GEFU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56]" office:value-type="string" office:string-value="Unknown" calcext:value-type="string">
            <text:p>Unknown</text:p>
          </table:table-cell>
          <table:table-cell table:formula="of:=IF(ISERROR(VLOOKUP([.A256];[Sheet5.$B$4:.$C$327];2;0));0;VLOOKUP([.A256];[Sheet5.$B$4:.$C$327];2;0))" office:value-type="float" office:value="0" calcext:value-type="float">
            <text:p>0</text:p>
          </table:table-cell>
          <table:table-cell table:style-name="ce2" table:formula="of:=[.I256]/[.$I$1]" office:value-type="percentage" office:value="0" calcext:value-type="percentage">
            <text:p>0.00%</text:p>
          </table:table-cell>
          <table:table-cell table:formula="of:=VLOOKUP([.A256];[Sheet5.$B$4:.$F$327];5;0)" office:value-type="string" office:string-value="#N/A" calcext:value-type="error">
            <text:p>#N/A</text:p>
          </table:table-cell>
          <table:table-cell table:formula="of:=IF(ISERROR(VLOOKUP([.$A256];[Sheet5.$N$4:.$O$12];2;0));0;VLOOKUP([.$A256];[Sheet5.$N$4:.$O$12];2;0))" office:value-type="float" office:value="0" calcext:value-type="float">
            <text:p>0</text:p>
          </table:table-cell>
          <table:table-cell table:formula="of:=IF([.F256]=&quot;Unknown&quot;;1;0)*[.I256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inst- lotno CLG</text:p>
          </table:table-cell>
          <table:table-cell table:number-columns-repeated="10"/>
        </table:table-row>
        <table:table-row table:style-name="ro6" table:visibility="filter">
          <table:table-cell office:value-type="float" office:value="6511" calcext:value-type="float">
            <text:p>6511</text:p>
          </table:table-cell>
          <table:table-cell office:value-type="string" calcext:value-type="string">
            <text:p>Cons.Chq.Dep 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57]" office:value-type="string" office:string-value="Unknown" calcext:value-type="string">
            <text:p>Unknown</text:p>
          </table:table-cell>
          <table:table-cell table:formula="of:=IF(ISERROR(VLOOKUP([.A257];[Sheet5.$B$4:.$C$327];2;0));0;VLOOKUP([.A257];[Sheet5.$B$4:.$C$327];2;0))" office:value-type="float" office:value="0" calcext:value-type="float">
            <text:p>0</text:p>
          </table:table-cell>
          <table:table-cell table:style-name="ce2" table:formula="of:=[.I257]/[.$I$1]" office:value-type="percentage" office:value="0" calcext:value-type="percentage">
            <text:p>0.00%</text:p>
          </table:table-cell>
          <table:table-cell table:formula="of:=VLOOKUP([.A257];[Sheet5.$B$4:.$F$327];5;0)" office:value-type="string" office:string-value="#N/A" calcext:value-type="error">
            <text:p>#N/A</text:p>
          </table:table-cell>
          <table:table-cell table:formula="of:=IF(ISERROR(VLOOKUP([.$A257];[Sheet5.$N$4:.$O$12];2;0));0;VLOOKUP([.$A257];[Sheet5.$N$4:.$O$12];2;0))" office:value-type="float" office:value="0" calcext:value-type="float">
            <text:p>0</text:p>
          </table:table-cell>
          <table:table-cell table:formula="of:=IF([.F257]=&quot;Unknown&quot;;1;0)*[.I257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REVERSAL Cons.Chq.Dep - - MICR - - HY</text:p>
          </table:table-cell>
          <table:table-cell table:style-name="ce4" office:value-type="string" calcext:value-type="string">
            <text:p>Cons.Chq.Dep - - MICR - - HYDERABAD</text:p>
          </table:table-cell>
          <table:table-cell table:number-columns-repeated="9"/>
        </table:table-row>
        <table:table-row table:style-name="ro7" table:visibility="filter">
          <table:table-cell office:value-type="float" office:value="2924" calcext:value-type="float">
            <text:p>2924</text:p>
          </table:table-cell>
          <table:table-cell office:value-type="string" calcext:value-type="string">
            <text:p>EXTERNAL INTERFACE FUND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58]" office:value-type="string" office:string-value="Unknown" calcext:value-type="string">
            <text:p>Unknown</text:p>
          </table:table-cell>
          <table:table-cell table:formula="of:=IF(ISERROR(VLOOKUP([.A258];[Sheet5.$B$4:.$C$327];2;0));0;VLOOKUP([.A258];[Sheet5.$B$4:.$C$327];2;0))" office:value-type="float" office:value="0" calcext:value-type="float">
            <text:p>0</text:p>
          </table:table-cell>
          <table:table-cell table:style-name="ce2" table:formula="of:=[.I258]/[.$I$1]" office:value-type="percentage" office:value="0" calcext:value-type="percentage">
            <text:p>0.00%</text:p>
          </table:table-cell>
          <table:table-cell table:formula="of:=VLOOKUP([.A258];[Sheet5.$B$4:.$F$327];5;0)" office:value-type="string" office:string-value="#N/A" calcext:value-type="error">
            <text:p>#N/A</text:p>
          </table:table-cell>
          <table:table-cell table:formula="of:=IF(ISERROR(VLOOKUP([.$A258];[Sheet5.$N$4:.$O$12];2;0));0;VLOOKUP([.$A258];[Sheet5.$N$4:.$O$12];2;0))" office:value-type="float" office:value="0" calcext:value-type="float">
            <text:p>0</text:p>
          </table:table-cell>
          <table:table-cell table:formula="of:=IF([.F258]=&quot;Unknown&quot;;1;0)*[.I258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/HAMIDULLA</text:p>
          </table:table-cell>
          <table:table-cell table:style-name="ce4" office:value-type="string" calcext:value-type="string">
            <text:p>/SK ABDUL RAHEEM</text:p>
          </table:table-cell>
          <table:table-cell table:number-columns-repeated="9"/>
        </table:table-row>
        <table:table-row table:style-name="ro7" table:visibility="filter">
          <table:table-cell office:value-type="float" office:value="1538" calcext:value-type="float">
            <text:p>1538</text:p>
          </table:table-cell>
          <table:table-cell office:value-type="string" calcext:value-type="string">
            <text:p>FE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59]" office:value-type="string" office:string-value="Unknown" calcext:value-type="string">
            <text:p>Unknown</text:p>
          </table:table-cell>
          <table:table-cell table:formula="of:=IF(ISERROR(VLOOKUP([.A259];[Sheet5.$B$4:.$C$327];2;0));0;VLOOKUP([.A259];[Sheet5.$B$4:.$C$327];2;0))" office:value-type="float" office:value="0" calcext:value-type="float">
            <text:p>0</text:p>
          </table:table-cell>
          <table:table-cell table:style-name="ce2" table:formula="of:=[.I259]/[.$I$1]" office:value-type="percentage" office:value="0" calcext:value-type="percentage">
            <text:p>0.00%</text:p>
          </table:table-cell>
          <table:table-cell table:formula="of:=VLOOKUP([.A259];[Sheet5.$B$4:.$F$327];5;0)" office:value-type="string" office:string-value="#N/A" calcext:value-type="error">
            <text:p>#N/A</text:p>
          </table:table-cell>
          <table:table-cell table:formula="of:=IF(ISERROR(VLOOKUP([.$A259];[Sheet5.$N$4:.$O$12];2;0));0;VLOOKUP([.$A259];[Sheet5.$N$4:.$O$12];2;0))" office:value-type="float" office:value="0" calcext:value-type="float">
            <text:p>0</text:p>
          </table:table-cell>
          <table:table-cell table:formula="of:=IF([.F259]=&quot;Unknown&quot;;1;0)*[.I259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N O O</text:p>
          </table:table-cell>
          <table:table-cell table:style-name="ce4" office:value-type="string" calcext:value-type="string">
            <text:p>L O O</text:p>
          </table:table-cell>
          <table:table-cell table:number-columns-repeated="9"/>
        </table:table-row>
        <table:table-row table:style-name="ro7" table:visibility="filter">
          <table:table-cell office:value-type="float" office:value="1537" calcext:value-type="float">
            <text:p>1537</text:p>
          </table:table-cell>
          <table:table-cell office:value-type="string" calcext:value-type="string">
            <text:p>F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60]" office:value-type="string" office:string-value="Unknown" calcext:value-type="string">
            <text:p>Unknown</text:p>
          </table:table-cell>
          <table:table-cell table:formula="of:=IF(ISERROR(VLOOKUP([.A260];[Sheet5.$B$4:.$C$327];2;0));0;VLOOKUP([.A260];[Sheet5.$B$4:.$C$327];2;0))" office:value-type="float" office:value="0" calcext:value-type="float">
            <text:p>0</text:p>
          </table:table-cell>
          <table:table-cell table:style-name="ce2" table:formula="of:=[.I260]/[.$I$1]" office:value-type="percentage" office:value="0" calcext:value-type="percentage">
            <text:p>0.00%</text:p>
          </table:table-cell>
          <table:table-cell table:formula="of:=VLOOKUP([.A260];[Sheet5.$B$4:.$F$327];5;0)" office:value-type="string" office:string-value="#N/A" calcext:value-type="error">
            <text:p>#N/A</text:p>
          </table:table-cell>
          <table:table-cell table:formula="of:=IF(ISERROR(VLOOKUP([.$A260];[Sheet5.$N$4:.$O$12];2;0));0;VLOOKUP([.$A260];[Sheet5.$N$4:.$O$12];2;0))" office:value-type="float" office:value="0" calcext:value-type="float">
            <text:p>0</text:p>
          </table:table-cell>
          <table:table-cell table:formula="of:=IF([.F260]=&quot;Unknown&quot;;1;0)*[.I260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L O O</text:p>
          </table:table-cell>
          <table:table-cell table:style-name="ce4" office:value-type="string" calcext:value-type="string">
            <text:p>L O</text:p>
          </table:table-cell>
          <table:table-cell table:style-name="ce4" office:value-type="string" calcext:value-type="string">
            <text:p>N O</text:p>
          </table:table-cell>
          <table:table-cell table:number-columns-repeated="8"/>
        </table:table-row>
        <table:table-row table:style-name="ro6" table:visibility="filter">
          <table:table-cell office:value-type="float" office:value="1841" calcext:value-type="float">
            <text:p>1841</text:p>
          </table:table-cell>
          <table:table-cell office:value-type="string" calcext:value-type="string">
            <text:p>Funds Transfer Credit FW-F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61]" office:value-type="string" office:string-value="Unknown" calcext:value-type="string">
            <text:p>Unknown</text:p>
          </table:table-cell>
          <table:table-cell table:formula="of:=IF(ISERROR(VLOOKUP([.A261];[Sheet5.$B$4:.$C$327];2;0));0;VLOOKUP([.A261];[Sheet5.$B$4:.$C$327];2;0))" office:value-type="float" office:value="0" calcext:value-type="float">
            <text:p>0</text:p>
          </table:table-cell>
          <table:table-cell table:style-name="ce2" table:formula="of:=[.I261]/[.$I$1]" office:value-type="percentage" office:value="0" calcext:value-type="percentage">
            <text:p>0.00%</text:p>
          </table:table-cell>
          <table:table-cell table:formula="of:=VLOOKUP([.A261];[Sheet5.$B$4:.$F$327];5;0)" office:value-type="string" office:string-value="#N/A" calcext:value-type="error">
            <text:p>#N/A</text:p>
          </table:table-cell>
          <table:table-cell table:formula="of:=IF(ISERROR(VLOOKUP([.$A261];[Sheet5.$N$4:.$O$12];2;0));0;VLOOKUP([.$A261];[Sheet5.$N$4:.$O$12];2;0))" office:value-type="float" office:value="0" calcext:value-type="float">
            <text:p>0</text:p>
          </table:table-cell>
          <table:table-cell table:formula="of:=IF([.F261]=&quot;Unknown&quot;;1;0)*[.I261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:FT- -KUNWAR SINGH BISHT (</text:p>
          </table:table-cell>
          <table:table-cell table:style-name="ce4" office:value-type="string" calcext:value-type="string">
            <text:p>:FT- -S H PHARMACEUTICALS LI</text:p>
          </table:table-cell>
          <table:table-cell table:style-name="ce4" office:value-type="string" calcext:value-type="string">
            <text:p>:REVSAL OF RENEWAL OF PDOC OF</text:p>
          </table:table-cell>
          <table:table-cell table:number-columns-repeated="8"/>
        </table:table-row>
        <table:table-row table:style-name="ro6" table:visibility="filter">
          <table:table-cell office:value-type="float" office:value="1840" calcext:value-type="float">
            <text:p>1840</text:p>
          </table:table-cell>
          <table:table-cell office:value-type="string" calcext:value-type="string">
            <text:p>Funds Transfer Debit FC-F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62]" office:value-type="string" office:string-value="Unknown" calcext:value-type="string">
            <text:p>Unknown</text:p>
          </table:table-cell>
          <table:table-cell table:formula="of:=IF(ISERROR(VLOOKUP([.A262];[Sheet5.$B$4:.$C$327];2;0));0;VLOOKUP([.A262];[Sheet5.$B$4:.$C$327];2;0))" office:value-type="float" office:value="0" calcext:value-type="float">
            <text:p>0</text:p>
          </table:table-cell>
          <table:table-cell table:style-name="ce2" table:formula="of:=[.I262]/[.$I$1]" office:value-type="percentage" office:value="0" calcext:value-type="percentage">
            <text:p>0.00%</text:p>
          </table:table-cell>
          <table:table-cell table:formula="of:=VLOOKUP([.A262];[Sheet5.$B$4:.$F$327];5;0)" office:value-type="string" office:string-value="#N/A" calcext:value-type="error">
            <text:p>#N/A</text:p>
          </table:table-cell>
          <table:table-cell table:formula="of:=IF(ISERROR(VLOOKUP([.$A262];[Sheet5.$N$4:.$O$12];2;0));0;VLOOKUP([.$A262];[Sheet5.$N$4:.$O$12];2;0))" office:value-type="float" office:value="0" calcext:value-type="float">
            <text:p>0</text:p>
          </table:table-cell>
          <table:table-cell table:formula="of:=IF([.F262]=&quot;Unknown&quot;;1;0)*[.I262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:FT- -TAPAS PAUL R P ROAD</text:p>
          </table:table-cell>
          <table:table-cell table:style-name="ce4" office:value-type="string" calcext:value-type="string">
            <text:p>:FT- -HELPFUL VINTRADE PVT L BAPU...</text:p>
          </table:table-cell>
          <table:table-cell table:style-name="ce4" office:value-type="string" calcext:value-type="string">
            <text:p>:RENEWAL OF GL Jaipur WBO</text:p>
          </table:table-cell>
          <table:table-cell table:style-name="ce4" office:value-type="string" calcext:value-type="string">
            <text:p>:CLOSURE OF GL NO- Jaipur WBO</text:p>
          </table:table-cell>
          <table:table-cell table:number-columns-repeated="7"/>
        </table:table-row>
        <table:table-row table:style-name="ro6" table:visibility="filter">
          <table:table-cell office:value-type="float" office:value="5978" calcext:value-type="float">
            <text:p>5978</text:p>
          </table:table-cell>
          <table:table-cell office:value-type="string" calcext:value-type="string">
            <text:p>INTIAL PAYIN IMAGING - GEFU CO-EX PERIO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63]" office:value-type="string" office:string-value="Unknown" calcext:value-type="string">
            <text:p>Unknown</text:p>
          </table:table-cell>
          <table:table-cell table:formula="of:=IF(ISERROR(VLOOKUP([.A263];[Sheet5.$B$4:.$C$327];2;0));0;VLOOKUP([.A263];[Sheet5.$B$4:.$C$327];2;0))" office:value-type="float" office:value="0" calcext:value-type="float">
            <text:p>0</text:p>
          </table:table-cell>
          <table:table-cell table:style-name="ce2" table:formula="of:=[.I263]/[.$I$1]" office:value-type="percentage" office:value="0" calcext:value-type="percentage">
            <text:p>0.00%</text:p>
          </table:table-cell>
          <table:table-cell table:formula="of:=VLOOKUP([.A263];[Sheet5.$B$4:.$F$327];5;0)" office:value-type="string" office:string-value="#N/A" calcext:value-type="error">
            <text:p>#N/A</text:p>
          </table:table-cell>
          <table:table-cell table:formula="of:=IF(ISERROR(VLOOKUP([.$A263];[Sheet5.$N$4:.$O$12];2;0));0;VLOOKUP([.$A263];[Sheet5.$N$4:.$O$12];2;0))" office:value-type="float" office:value="0" calcext:value-type="float">
            <text:p>0</text:p>
          </table:table-cell>
          <table:table-cell table:formula="of:=IF([.F263]=&quot;Unknown&quot;;1;0)*[.I263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SB PRANAV VELAMAKANNI</text:p>
          </table:table-cell>
          <table:table-cell table:style-name="ce4" office:value-type="string" calcext:value-type="string">
            <text:p>CD S SATYANARAYANA ENTE</text:p>
          </table:table-cell>
          <table:table-cell table:style-name="ce4" office:value-type="string" calcext:value-type="string">
            <text:p>KA DIVISHA AGARWAL U/G SMITA SO</text:p>
          </table:table-cell>
          <table:table-cell table:number-columns-repeated="8"/>
        </table:table-row>
        <table:table-row table:style-name="ro6" table:visibility="filter">
          <table:table-cell office:value-type="float" office:value="9246" calcext:value-type="float">
            <text:p>9246</text:p>
          </table:table-cell>
          <table:table-cell office:value-type="string" calcext:value-type="string">
            <text:p>NEF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64]" office:value-type="string" office:string-value="Unknown" calcext:value-type="string">
            <text:p>Unknown</text:p>
          </table:table-cell>
          <table:table-cell table:formula="of:=IF(ISERROR(VLOOKUP([.A264];[Sheet5.$B$4:.$C$327];2;0));0;VLOOKUP([.A264];[Sheet5.$B$4:.$C$327];2;0))" office:value-type="float" office:value="0" calcext:value-type="float">
            <text:p>0</text:p>
          </table:table-cell>
          <table:table-cell table:style-name="ce2" table:formula="of:=[.I264]/[.$I$1]" office:value-type="percentage" office:value="0" calcext:value-type="percentage">
            <text:p>0.00%</text:p>
          </table:table-cell>
          <table:table-cell table:formula="of:=VLOOKUP([.A264];[Sheet5.$B$4:.$F$327];5;0)" office:value-type="string" office:string-value="#N/A" calcext:value-type="error">
            <text:p>#N/A</text:p>
          </table:table-cell>
          <table:table-cell table:formula="of:=IF(ISERROR(VLOOKUP([.$A264];[Sheet5.$N$4:.$O$12];2;0));0;VLOOKUP([.$A264];[Sheet5.$N$4:.$O$12];2;0))" office:value-type="float" office:value="0" calcext:value-type="float">
            <text:p>0</text:p>
          </table:table-cell>
          <table:table-cell table:formula="of:=IF([.F264]=&quot;Unknown&quot;;1;0)*[.I264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NEFT Dr-ICIC -ABDUL KHAN-Netbank</text:p>
          </table:table-cell>
          <table:table-cell table:style-name="ce4" office:value-type="string" calcext:value-type="string">
            <text:p>NEFT Dr-SBIN -G D PALANI-Netbank</text:p>
          </table:table-cell>
          <table:table-cell table:number-columns-repeated="9"/>
        </table:table-row>
        <table:table-row table:style-name="ro1" table:visibility="filter">
          <table:table-cell office:value-type="float" office:value="5905" calcext:value-type="float">
            <text:p>5905</text:p>
          </table:table-cell>
          <table:table-cell office:value-type="string" calcext:value-type="string">
            <text:p>NEF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65]" office:value-type="string" office:string-value="Unknown" calcext:value-type="string">
            <text:p>Unknown</text:p>
          </table:table-cell>
          <table:table-cell table:formula="of:=IF(ISERROR(VLOOKUP([.A265];[Sheet5.$B$4:.$C$327];2;0));0;VLOOKUP([.A265];[Sheet5.$B$4:.$C$327];2;0))" office:value-type="float" office:value="0" calcext:value-type="float">
            <text:p>0</text:p>
          </table:table-cell>
          <table:table-cell table:style-name="ce2" table:formula="of:=[.I265]/[.$I$1]" office:value-type="percentage" office:value="0" calcext:value-type="percentage">
            <text:p>0.00%</text:p>
          </table:table-cell>
          <table:table-cell table:formula="of:=VLOOKUP([.A265];[Sheet5.$B$4:.$F$327];5;0)" office:value-type="string" office:string-value="#N/A" calcext:value-type="error">
            <text:p>#N/A</text:p>
          </table:table-cell>
          <table:table-cell table:formula="of:=IF(ISERROR(VLOOKUP([.$A265];[Sheet5.$N$4:.$O$12];2;0));0;VLOOKUP([.$A265];[Sheet5.$N$4:.$O$12];2;0))" office:value-type="float" office:value="0" calcext:value-type="float">
            <text:p>0</text:p>
          </table:table-cell>
          <table:table-cell table:formula="of:=IF([.F265]=&quot;Unknown&quot;;1;0)*[.I265]" office:value-type="float" office:value="0" calcext:value-type="float">
            <text:p>0</text:p>
          </table:table-cell>
          <table:table-cell table:number-columns-repeated="13"/>
        </table:table-row>
        <table:table-row table:style-name="ro6" table:visibility="filter">
          <table:table-cell office:value-type="float" office:value="3002" calcext:value-type="float">
            <text:p>3002</text:p>
          </table:table-cell>
          <table:table-cell office:value-type="string" calcext:value-type="string">
            <text:p>NEFT CREDIT FUND TRANSF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66]" office:value-type="string" office:string-value="Unknown" calcext:value-type="string">
            <text:p>Unknown</text:p>
          </table:table-cell>
          <table:table-cell table:formula="of:=IF(ISERROR(VLOOKUP([.A266];[Sheet5.$B$4:.$C$327];2;0));0;VLOOKUP([.A266];[Sheet5.$B$4:.$C$327];2;0))" office:value-type="float" office:value="0" calcext:value-type="float">
            <text:p>0</text:p>
          </table:table-cell>
          <table:table-cell table:style-name="ce2" table:formula="of:=[.I266]/[.$I$1]" office:value-type="percentage" office:value="0" calcext:value-type="percentage">
            <text:p>0.00%</text:p>
          </table:table-cell>
          <table:table-cell table:formula="of:=VLOOKUP([.A266];[Sheet5.$B$4:.$F$327];5;0)" office:value-type="string" office:string-value="#N/A" calcext:value-type="error">
            <text:p>#N/A</text:p>
          </table:table-cell>
          <table:table-cell table:formula="of:=IF(ISERROR(VLOOKUP([.$A266];[Sheet5.$N$4:.$O$12];2;0));0;VLOOKUP([.$A266];[Sheet5.$N$4:.$O$12];2;0))" office:value-type="float" office:value="0" calcext:value-type="float">
            <text:p>0</text:p>
          </table:table-cell>
          <table:table-cell table:formula="of:=IF([.F266]=&quot;Unknown&quot;;1;0)*[.I266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NEFT CR-SBINH -JOINT CDA IN CH</text:p>
          </table:table-cell>
          <table:table-cell table:style-name="ce4" office:value-type="string" calcext:value-type="string">
            <text:p>NEFT CR-HSBCN -AMAZON DEV CTRE</text:p>
          </table:table-cell>
          <table:table-cell table:style-name="ce4" office:value-type="string" calcext:value-type="string">
            <text:p>NEFT CR-SD -XOOM CORPORATION</text:p>
          </table:table-cell>
          <table:table-cell table:number-columns-repeated="8"/>
        </table:table-row>
        <table:table-row table:style-name="ro1" table:visibility="filter">
          <table:table-cell office:value-type="float" office:value="1114" calcext:value-type="float">
            <text:p>1114</text:p>
          </table:table-cell>
          <table:table-cell office:value-type="string" calcext:value-type="string">
            <text:p>REDEMPTION/MTY OF SEC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67]" office:value-type="string" office:string-value="Unknown" calcext:value-type="string">
            <text:p>Unknown</text:p>
          </table:table-cell>
          <table:table-cell table:formula="of:=IF(ISERROR(VLOOKUP([.A267];[Sheet5.$B$4:.$C$327];2;0));0;VLOOKUP([.A267];[Sheet5.$B$4:.$C$327];2;0))" office:value-type="float" office:value="0" calcext:value-type="float">
            <text:p>0</text:p>
          </table:table-cell>
          <table:table-cell table:style-name="ce2" table:formula="of:=[.I267]/[.$I$1]" office:value-type="percentage" office:value="0" calcext:value-type="percentage">
            <text:p>0.00%</text:p>
          </table:table-cell>
          <table:table-cell table:formula="of:=VLOOKUP([.A267];[Sheet5.$B$4:.$F$327];5;0)" office:value-type="string" office:string-value="#N/A" calcext:value-type="error">
            <text:p>#N/A</text:p>
          </table:table-cell>
          <table:table-cell table:formula="of:=IF(ISERROR(VLOOKUP([.$A267];[Sheet5.$N$4:.$O$12];2;0));0;VLOOKUP([.$A267];[Sheet5.$N$4:.$O$12];2;0))" office:value-type="float" office:value="0" calcext:value-type="float">
            <text:p>0</text:p>
          </table:table-cell>
          <table:table-cell table:formula="of:=IF([.F267]=&quot;Unknown&quot;;1;0)*[.I267]" office:value-type="float" office:value="0" calcext:value-type="float">
            <text:p>0</text:p>
          </table:table-cell>
          <table:table-cell table:number-columns-repeated="13"/>
        </table:table-row>
        <table:table-row table:style-name="ro6" table:visibility="filter">
          <table:table-cell office:value-type="float" office:value="2947" calcext:value-type="float">
            <text:p>2947</text:p>
          </table:table-cell>
          <table:table-cell office:value-type="string" calcext:value-type="string">
            <text:p>STP SALARY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68]" office:value-type="string" office:string-value="Unknown" calcext:value-type="string">
            <text:p>Unknown</text:p>
          </table:table-cell>
          <table:table-cell table:formula="of:=IF(ISERROR(VLOOKUP([.A268];[Sheet5.$B$4:.$C$327];2;0));0;VLOOKUP([.A268];[Sheet5.$B$4:.$C$327];2;0))" office:value-type="float" office:value="0" calcext:value-type="float">
            <text:p>0</text:p>
          </table:table-cell>
          <table:table-cell table:style-name="ce2" table:formula="of:=[.I268]/[.$I$1]" office:value-type="percentage" office:value="0" calcext:value-type="percentage">
            <text:p>0.00%</text:p>
          </table:table-cell>
          <table:table-cell table:formula="of:=VLOOKUP([.A268];[Sheet5.$B$4:.$F$327];5;0)" office:value-type="string" office:string-value="#N/A" calcext:value-type="error">
            <text:p>#N/A</text:p>
          </table:table-cell>
          <table:table-cell table:formula="of:=IF(ISERROR(VLOOKUP([.$A268];[Sheet5.$N$4:.$O$12];2;0));0;VLOOKUP([.$A268];[Sheet5.$N$4:.$O$12];2;0))" office:value-type="float" office:value="0" calcext:value-type="float">
            <text:p>0</text:p>
          </table:table-cell>
          <table:table-cell table:formula="of:=IF([.F268]=&quot;Unknown&quot;;1;0)*[.I268]" office:value-type="float" office:value="0" calcext:value-type="float">
            <text:p>0</text:p>
          </table:table-cell>
          <table:table-cell/>
          <table:table-cell office:value-type="string" calcext:value-type="string">
            <text:p>doesn't always looks like salary</text:p>
          </table:table-cell>
          <table:table-cell table:style-name="ce4" office:value-type="string" calcext:value-type="string">
            <text:p>VivaMagnaWheelerPvtLtdParts GNT</text:p>
          </table:table-cell>
          <table:table-cell table:style-name="ce4" office:value-type="string" calcext:value-type="string">
            <text:p>KB</text:p>
          </table:table-cell>
          <table:table-cell table:style-name="ce4" office:value-type="string" calcext:value-type="string">
            <text:p>Retainer Ship June</text:p>
          </table:table-cell>
          <table:table-cell table:style-name="ce4" office:value-type="string" calcext:value-type="string">
            <text:p>SALARIES LAUNCHSHIP TECHNOLOGY SOLUTION</text:p>
          </table:table-cell>
          <table:table-cell table:style-name="ce4" office:value-type="string" calcext:value-type="string">
            <text:p>Dividend Payout</text:p>
          </table:table-cell>
          <table:table-cell table:style-name="ce4" office:value-type="string" calcext:value-type="string">
            <text:p>FT to Mimoza</text:p>
          </table:table-cell>
          <table:table-cell table:number-columns-repeated="5"/>
        </table:table-row>
        <table:table-row table:style-name="ro6" table:visibility="filter">
          <table:table-cell office:value-type="float" office:value="9202" calcext:value-type="float">
            <text:p>9202</text:p>
          </table:table-cell>
          <table:table-cell office:value-type="string" calcext:value-type="string">
            <text:p>WARRANT OPERATION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69]" office:value-type="string" office:string-value="Unknown" calcext:value-type="string">
            <text:p>Unknown</text:p>
          </table:table-cell>
          <table:table-cell table:formula="of:=IF(ISERROR(VLOOKUP([.A269];[Sheet5.$B$4:.$C$327];2;0));0;VLOOKUP([.A269];[Sheet5.$B$4:.$C$327];2;0))" office:value-type="float" office:value="0" calcext:value-type="float">
            <text:p>0</text:p>
          </table:table-cell>
          <table:table-cell table:style-name="ce2" table:formula="of:=[.I269]/[.$I$1]" office:value-type="percentage" office:value="0" calcext:value-type="percentage">
            <text:p>0.00%</text:p>
          </table:table-cell>
          <table:table-cell table:formula="of:=VLOOKUP([.A269];[Sheet5.$B$4:.$F$327];5;0)" office:value-type="string" office:string-value="#N/A" calcext:value-type="error">
            <text:p>#N/A</text:p>
          </table:table-cell>
          <table:table-cell table:formula="of:=IF(ISERROR(VLOOKUP([.$A269];[Sheet5.$N$4:.$O$12];2;0));0;VLOOKUP([.$A269];[Sheet5.$N$4:.$O$12];2;0))" office:value-type="float" office:value="0" calcext:value-type="float">
            <text:p>0</text:p>
          </table:table-cell>
          <table:table-cell table:formula="of:=IF([.F269]=&quot;Unknown&quot;;1;0)*[.I269]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HB DD ISS REQ . .</text:p>
          </table:table-cell>
          <table:table-cell table:style-name="ce4" office:value-type="string" calcext:value-type="string">
            <text:p>DDS ISSD REQ . . BULK DD</text:p>
          </table:table-cell>
          <table:table-cell table:style-name="ce4" office:value-type="string" calcext:value-type="string">
            <text:p>INITIAL DIRECT CREDIT RECORDS</text:p>
          </table:table-cell>
          <table:table-cell table:style-name="ce4" office:value-type="string" calcext:value-type="string">
            <text:p>INITIAL RTGS RECORDS</text:p>
          </table:table-cell>
          <table:table-cell table:style-name="ce4" office:value-type="string" calcext:value-type="string">
            <text:p>N ECS FUNDS TRF ON . . REC-</text:p>
          </table:table-cell>
          <table:table-cell table:number-columns-repeated="7"/>
        </table:table-row>
        <table:table-row table:style-name="ro7" table:visibility="filter">
          <table:table-cell office:value-type="float" office:value="1127" calcext:value-type="float">
            <text:p>1127</text:p>
          </table:table-cell>
          <table:table-cell office:value-type="string" calcext:value-type="string">
            <text:p>DEBIT CARD ENTRIE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Waiver</text:p>
          </table:table-cell>
          <table:table-cell office:value-type="string" calcext:value-type="string">
            <text:p>None</text:p>
          </table:table-cell>
          <table:table-cell table:formula="of:=[.F270]" office:value-type="string" office:string-value="Waiver" calcext:value-type="string">
            <text:p>Waiver</text:p>
          </table:table-cell>
          <table:table-cell table:formula="of:=IF(ISERROR(VLOOKUP([.A270];[Sheet5.$B$4:.$C$327];2;0));0;VLOOKUP([.A270];[Sheet5.$B$4:.$C$327];2;0))" office:value-type="float" office:value="2055540" calcext:value-type="float">
            <text:p>2055540</text:p>
          </table:table-cell>
          <table:table-cell table:style-name="ce2" table:formula="of:=[.I270]/[.$I$1]" office:value-type="percentage" office:value="0.00957226374342049" calcext:value-type="percentage">
            <text:p>0.96%</text:p>
          </table:table-cell>
          <table:table-cell table:formula="of:=VLOOKUP([.A270];[Sheet5.$B$4:.$F$327];5;0)" office:value-type="float" office:value="315412" calcext:value-type="float">
            <text:p>315412</text:p>
          </table:table-cell>
          <table:table-cell table:formula="of:=IF(ISERROR(VLOOKUP([.$A270];[Sheet5.$N$4:.$O$12];2;0));0;VLOOKUP([.$A270];[Sheet5.$N$4:.$O$12];2;0))" office:value-type="float" office:value="0" calcext:value-type="float">
            <text:p>0</text:p>
          </table:table-cell>
          <table:table-cell table:formula="of:=IF([.F270]=&quot;Unknown&quot;;1;0)*[.I270]" office:value-type="float" office:value="0" calcext:value-type="float">
            <text:p>0</text:p>
          </table:table-cell>
          <table:table-cell/>
          <table:table-cell office:value-type="string" calcext:value-type="string">
            <text:p>reversals</text:p>
          </table:table-cell>
          <table:table-cell table:style-name="ce4" office:value-type="string" calcext:value-type="string">
            <text:p>REV FUEL SCHG TXN</text:p>
          </table:table-cell>
          <table:table-cell table:number-columns-repeated="10"/>
        </table:table-row>
        <table:table-row table:style-name="ro7" table:visibility="filter">
          <table:table-cell office:value-type="float" office:value="1126" calcext:value-type="float">
            <text:p>1126</text:p>
          </table:table-cell>
          <table:table-cell office:value-type="string" calcext:value-type="string">
            <text:p>DEBIT CARD ENTRI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Waiver</text:p>
          </table:table-cell>
          <table:table-cell office:value-type="string" calcext:value-type="string">
            <text:p>None</text:p>
          </table:table-cell>
          <table:table-cell table:formula="of:=[.F271]" office:value-type="string" office:string-value="Waiver" calcext:value-type="string">
            <text:p>Waiver</text:p>
          </table:table-cell>
          <table:table-cell table:formula="of:=IF(ISERROR(VLOOKUP([.A271];[Sheet5.$B$4:.$C$327];2;0));0;VLOOKUP([.A271];[Sheet5.$B$4:.$C$327];2;0))" office:value-type="float" office:value="102114" calcext:value-type="float">
            <text:p>102114</text:p>
          </table:table-cell>
          <table:table-cell table:style-name="ce2" table:formula="of:=[.I271]/[.$I$1]" office:value-type="percentage" office:value="0.000475525720684414" calcext:value-type="percentage">
            <text:p>0.05%</text:p>
          </table:table-cell>
          <table:table-cell table:formula="of:=VLOOKUP([.A271];[Sheet5.$B$4:.$F$327];5;0)" office:value-type="float" office:value="39168" calcext:value-type="float">
            <text:p>39168</text:p>
          </table:table-cell>
          <table:table-cell table:formula="of:=IF(ISERROR(VLOOKUP([.$A271];[Sheet5.$N$4:.$O$12];2;0));0;VLOOKUP([.$A271];[Sheet5.$N$4:.$O$12];2;0))" office:value-type="float" office:value="0" calcext:value-type="float">
            <text:p>0</text:p>
          </table:table-cell>
          <table:table-cell table:formula="of:=IF([.F271]=&quot;Unknown&quot;;1;0)*[.I271]" office:value-type="float" office:value="0" calcext:value-type="float">
            <text:p>0</text:p>
          </table:table-cell>
          <table:table-cell/>
          <table:table-cell office:value-type="string" calcext:value-type="string">
            <text:p>more like charges?</text:p>
          </table:table-cell>
          <table:table-cell table:style-name="ce4" office:value-type="string" calcext:value-type="string">
            <text:p>DEBIT CARD ATM ADJ DT / /</text:p>
          </table:table-cell>
          <table:table-cell table:style-name="ce4" office:value-type="string" calcext:value-type="string">
            <text:p>DC INTL POS TXN MARKUP+ST</text:p>
          </table:table-cell>
          <table:table-cell table:style-name="ce4" office:value-type="string" calcext:value-type="string">
            <text:p>DC INTL ATM W/D MARKUP+ST</text:p>
          </table:table-cell>
          <table:table-cell table:style-name="ce4" office:value-type="string" calcext:value-type="string">
            <text:p>DEBIT CARD PUR ADJ DT / /</text:p>
          </table:table-cell>
          <table:table-cell table:number-columns-repeated="7"/>
        </table:table-row>
        <table:table-row table:style-name="ro1" table:number-rows-repeated="1048304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Sheet3" table:style-name="ta1">
        <table:table-column table:style-name="co14" table:number-columns-repeated="7" table:default-cell-style-name="Default"/>
        <table:table-row table:style-name="ro2">
          <table:table-cell/>
          <table:table-cell office:value-type="string" calcext:value-type="string">
            <text:p>Types of transactions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eversals to mutual fund investments,</text:p>
          </table:table-cell>
          <table:table-cell table:number-columns-repeated="3"/>
          <table:table-cell office:value-type="string" calcext:value-type="string">
            <text:p>Q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 n F settlements</text:p>
          </table:table-cell>
          <table:table-cell table:number-columns-repeated="3"/>
          <table:table-cell office:value-type="string" calcext:value-type="string">
            <text:p>LAS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rest credit</text:p>
          </table:table-cell>
          <table:table-cell table:number-columns-repeated="3"/>
          <table:table-cell office:value-type="string" calcext:value-type="string">
            <text:p>Amounts invested in products say fd or amounts of loan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an payments</text:p>
          </table:table-cell>
          <table:table-cell table:number-columns-repeated="3"/>
          <table:table-cell office:value-type="string" calcext:value-type="string">
            <text:p>FES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D Liquid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come from MF/Stocks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ayment through DD/chequ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Unknown Transfer</text:p>
          </table:table-cell>
          <table:table-cell table:number-columns-repeated="3"/>
          <table:table-cell office:value-type="string" calcext:value-type="string">
            <text:p>Inf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ary</text:p>
          </table:table-cell>
          <table:table-cell table:number-columns-repeated="3"/>
          <table:table-cell office:value-type="string" calcext:value-type="string">
            <text:p>ECS/NECSC</text:p>
          </table:table-cell>
          <table:table-cell office:value-type="string" calcext:value-type="string">
            <text:p>http://rbi.org.in/scripts/FAQView.aspx?Id=55</text:p>
          </table:table-cell>
        </table:table-row>
        <table:table-row table:style-name="ro1">
          <table:table-cell/>
          <table:table-cell office:value-type="string" calcext:value-type="string">
            <text:p>other payments</text:p>
          </table:table-cell>
          <table:table-cell table:number-columns-repeated="4"/>
          <table:table-cell office:value-type="string" calcext:value-type="string">
            <text:p>http://www.unionbankofindia.co.in/ecs_necs_mandate.aspx</text:p>
          </table:table-cell>
        </table:table-row>
        <table:table-row table:style-name="ro1">
          <table:table-cell/>
          <table:table-cell office:value-type="string" calcext:value-type="string">
            <text:p>vendor payments</text:p>
          </table:table-cell>
          <table:table-cell table:number-columns-repeated="3"/>
          <table:table-cell office:value-type="string" calcext:value-type="string">
            <text:p>hold funds</text:p>
          </table:table-cell>
          <table:table-cell office:value-type="string" calcext:value-type="string">
            <text:p>https://www.itsme247.com/Help/Funds_On_Hold.htm</text:p>
          </table:table-cell>
        </table:table-row>
        <table:table-row table:style-name="ro1">
          <table:table-cell/>
          <table:table-cell office:value-type="string" calcext:value-type="string">
            <text:p>known transfers- rent</text:p>
          </table:table-cell>
          <table:table-cell table:number-columns-repeated="3"/>
          <table:table-cell office:value-type="string" calcext:value-type="string">
            <text:p>Imps-p2a,p2p</text:p>
          </table:table-cell>
          <table:table-cell office:value-type="string" calcext:value-type="string">
            <text:p>http://en.wikipedia.org/wiki/Immediate_Payment_Service#Person_to_Account_.28P2A.29</text:p>
          </table:table-cell>
        </table:table-row>
        <table:table-row table:style-name="ro1">
          <table:table-cell/>
          <table:table-cell office:value-type="string" calcext:value-type="string">
            <text:p>divide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versa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 table:number-rows-repeated="6">
          <table:table-cell table:number-columns-repeated="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D installments, drawdowns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ssuing Dds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Unknown Transfer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ill pay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ranch Cash Withdraw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TM Cash Withdraw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ssuing chequ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y Insuranc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ayments to Insuranc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aying Fds/Tds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aying Interest to Loans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known transfers- rent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erchant spend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C billp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ansfer to kids a/c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ax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rges</text:p>
          </table:table-cell>
          <table:table-cell table:number-columns-repeated="5"/>
        </table:table-row>
        <table:table-row table:style-name="ro1">
          <table:table-cell table:number-columns-repeated="7"/>
        </table:table-row>
      </table:table>
      <table:table table:name="Sheet4" table:style-name="ta1">
        <table:table-column table:style-name="co14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FD withdrawl, premature withdrawl</text:p>
          </table:table-cell>
        </table:table-row>
        <table:table-row table:style-name="ro2">
          <table:table-cell/>
          <table:table-cell office:value-type="string" calcext:value-type="string">
            <text:p>MF Income return?</text:p>
          </table:table-cell>
        </table:table-row>
        <table:table-row table:style-name="ro2" table:number-rows-repeated="6">
          <table:table-cell table:number-columns-repeated="2"/>
        </table:table-row>
        <table:table-row table:style-name="ro2">
          <table:table-cell/>
          <table:table-cell office:value-type="string" calcext:value-type="string">
            <text:p>D</text:p>
          </table:table-cell>
        </table:table-row>
      </table:table>
      <table:table table:name="Sheet5" table:style-name="ta1">
        <table:table-column table:style-name="co14" table:number-columns-repeated="3" table:default-cell-style-name="Default"/>
        <table:table-column table:style-name="co29" table:default-cell-style-name="Default"/>
        <table:table-column table:style-name="co14" table:number-columns-repeated="11" table:default-cell-style-name="Default"/>
        <table:table-row table:style-name="ro1">
          <table:table-cell table:number-columns-repeated="7"/>
          <table:table-cell table:style-name="ce5" table:formula="of:=[.H2]/[.C2]" office:value-type="percentage" office:value="0.00034798494823299" calcext:value-type="percentage">
            <text:p>0.03%</text:p>
          </table:table-cell>
          <table:table-cell table:style-name="ce5" table:formula="of:=[.I2]/[.C2]" office:value-type="percentage" office:value="0.0628496832294311" calcext:value-type="percentage">
            <text:p>6.28%</text:p>
          </table:table-cell>
          <table:table-cell table:style-name="ce3" table:formula="of:=[.J2]/[.C2]" office:value-type="percentage" office:value="0.340130079573325" calcext:value-type="percentage">
            <text:p>34.01%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C4:.C327])" office:value-type="float" office:value="214739173" calcext:value-type="float">
            <text:p>214739173</text:p>
          </table:table-cell>
          <table:table-cell table:number-columns-repeated="4"/>
          <table:table-cell table:formula="of:=SUM([.H4:.H327])" office:value-type="float" office:value="74726" calcext:value-type="float">
            <text:p>74726</text:p>
          </table:table-cell>
          <table:table-cell table:formula="of:=SUM([.I4:.I327])" office:value-type="float" office:value="13496289" calcext:value-type="float">
            <text:p>13496289</text:p>
          </table:table-cell>
          <table:table-cell table:formula="of:=SUM([.J4:.J327])" office:value-type="float" office:value="73039252" calcext:value-type="float">
            <text:p>7303925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transactions_count</text:p>
          </table:table-cell>
          <table: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uniqueusers</text:p>
          </table:table-cell>
          <table:table-cell table:style-name="ce1"/>
          <table:table-cell table:style-name="ce1" office:value-type="string" calcext:value-type="string">
            <text:p>Missing mnemonic desc</text:p>
          </table:table-cell>
          <table:table-cell table:style-name="ce1" office:value-type="string" calcext:value-type="string">
            <text:p>chequetransactions</text:p>
          </table:table-cell>
          <table:table-cell table:style-name="ce1" office:value-type="string" calcext:value-type="string">
            <text:p>unknowntrans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01" calcext:value-type="float">
            <text:p>2201</text:p>
          </table:table-cell>
          <table:table-cell office:value-type="float" office:value="37797621" calcext:value-type="float">
            <text:p>37797621</text:p>
          </table:table-cell>
          <table:table-cell table:formula="of:=VLOOKUP([.B4];[Sheet2.$A$4:.$B$271];2;0)" office:value-type="string" office:string-value="ATM CASH WITHDRAWAL" calcext:value-type="string">
            <text:p>ATM CASH WITHDRAWAL</text:p>
          </table:table-cell>
          <table:table-cell table:formula="of:=IF(ISERROR(VLOOKUP([.$B4];[Sheet2.$A$4:.$G$271];6;0));0;VLOOKUP([.$B4];[Sheet2.$A$4:.$G$271];6;0))" office:value-type="string" office:string-value="Spend" calcext:value-type="string">
            <text:p>Spend</text:p>
          </table:table-cell>
          <table:table-cell office:value-type="float" office:value="987113" calcext:value-type="float">
            <text:p>987113</text:p>
          </table:table-cell>
          <table:table-cell table:formula="of:=IF(ISERROR([.D4]);1;0)" office:value-type="float" office:value="0" calcext:value-type="float">
            <text:p>0</text:p>
          </table:table-cell>
          <table:table-cell table:formula="of:=[.G4]*[.C4]" office:value-type="float" office:value="0" calcext:value-type="float">
            <text:p>0</text:p>
          </table:table-cell>
          <table:table-cell table:formula="of:=IF(ISERROR(VLOOKUP([.B4];[.$N$5:.$O$12];2;0));0;VLOOKUP([.B4];[.$N$5:.$O$12];2;0))" office:value-type="float" office:value="0" calcext:value-type="float">
            <text:p>0</text:p>
          </table:table-cell>
          <table:table-cell table:formula="of:=IF([.E4]=&quot;Unknown&quot;;[.C4]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xn_mne</text:p>
          </table:table-cell>
          <table:table-cell office:value-type="string" calcext:value-type="string">
            <text:p>transactions_count</text:p>
          </table:table-cell>
        </table:table-row>
        <table:table-row table:style-name="ro1">
          <table:table-cell/>
          <table:table-cell office:value-type="float" office:value="1363" calcext:value-type="float">
            <text:p>1363</text:p>
          </table:table-cell>
          <table:table-cell office:value-type="float" office:value="27069212" calcext:value-type="float">
            <text:p>27069212</text:p>
          </table:table-cell>
          <table:table-cell table:formula="of:=VLOOKUP([.B5];[Sheet2.$A$4:.$B$271];2;0)" office:value-type="string" office:string-value="REMOTE ONUS ATM WITHDRAWAL - NFS" calcext:value-type="string">
            <text:p>REMOTE ONUS ATM WITHDRAWAL - NFS</text:p>
          </table:table-cell>
          <table:table-cell table:formula="of:=IF(ISERROR(VLOOKUP([.$B5];[Sheet2.$A$4:.$G$271];6;0));0;VLOOKUP([.$B5];[Sheet2.$A$4:.$G$271];6;0))" office:value-type="string" office:string-value="Spend" calcext:value-type="string">
            <text:p>Spend</text:p>
          </table:table-cell>
          <table:table-cell office:value-type="float" office:value="964523" calcext:value-type="float">
            <text:p>964523</text:p>
          </table:table-cell>
          <table:table-cell table:formula="of:=IF(ISERROR([.D5]);1;0)" office:value-type="float" office:value="0" calcext:value-type="float">
            <text:p>0</text:p>
          </table:table-cell>
          <table:table-cell table:formula="of:=[.G5]*[.C5]" office:value-type="float" office:value="0" calcext:value-type="float">
            <text:p>0</text:p>
          </table:table-cell>
          <table:table-cell table:formula="of:=IF(ISERROR(VLOOKUP([.B5];[.$N$5:.$O$12];2;0));0;VLOOKUP([.B5];[.$N$5:.$O$12];2;0))" office:value-type="float" office:value="0" calcext:value-type="float">
            <text:p>0</text:p>
          </table:table-cell>
          <table:table-cell table:formula="of:=IF([.E5]=&quot;Unknown&quot;;[.C5];0)" office:value-type="float" office:value="0" calcext:value-type="float">
            <text:p>0</text:p>
          </table:table-cell>
          <table:table-cell table:number-columns-repeated="3"/>
          <table:table-cell office:value-type="float" office:value="1477" calcext:value-type="float">
            <text:p>14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923" calcext:value-type="float">
            <text:p>2923</text:p>
          </table:table-cell>
          <table:table-cell office:value-type="float" office:value="21934997" calcext:value-type="float">
            <text:p>21934997</text:p>
          </table:table-cell>
          <table:table-cell table:formula="of:=VLOOKUP([.B6];[Sheet2.$A$4:.$B$271];2;0)" office:value-type="string" office:string-value="EXTERNAL INTERFACE FUNDS DEBIT" calcext:value-type="string">
            <text:p>EXTERNAL INTERFACE FUNDS DEBIT</text:p>
          </table:table-cell>
          <table:table-cell table:formula="of:=IF(ISERROR(VLOOKUP([.$B6];[Sheet2.$A$4:.$G$271];6;0));0;VLOOKUP([.$B6];[Sheet2.$A$4:.$G$271];6;0))" office:value-type="string" office:string-value="Unknown" calcext:value-type="string">
            <text:p>Unknown</text:p>
          </table:table-cell>
          <table:table-cell office:value-type="float" office:value="599296" calcext:value-type="float">
            <text:p>599296</text:p>
          </table:table-cell>
          <table:table-cell table:formula="of:=IF(ISERROR([.D6]);1;0)" office:value-type="float" office:value="0" calcext:value-type="float">
            <text:p>0</text:p>
          </table:table-cell>
          <table:table-cell table:formula="of:=[.G6]*[.C6]" office:value-type="float" office:value="0" calcext:value-type="float">
            <text:p>0</text:p>
          </table:table-cell>
          <table:table-cell table:formula="of:=IF(ISERROR(VLOOKUP([.B6];[.$N$5:.$O$12];2;0));0;VLOOKUP([.B6];[.$N$5:.$O$12];2;0))" office:value-type="float" office:value="0" calcext:value-type="float">
            <text:p>0</text:p>
          </table:table-cell>
          <table:table-cell table:formula="of:=IF([.E6]=&quot;Unknown&quot;;[.C6];0)" office:value-type="float" office:value="21934997" calcext:value-type="float">
            <text:p>21934997</text:p>
          </table:table-cell>
          <table:table-cell table:number-columns-repeated="3"/>
          <table:table-cell office:value-type="float" office:value="2055" calcext:value-type="float">
            <text:p>2055</text:p>
          </table:table-cell>
          <table:table-cell office:value-type="float" office:value="7112" calcext:value-type="float">
            <text:p>7112</text:p>
          </table:table-cell>
        </table:table-row>
        <table:table-row table:style-name="ro1">
          <table:table-cell/>
          <table:table-cell office:value-type="float" office:value="2752" calcext:value-type="float">
            <text:p>2752</text:p>
          </table:table-cell>
          <table:table-cell office:value-type="float" office:value="18121593" calcext:value-type="float">
            <text:p>18121593</text:p>
          </table:table-cell>
          <table:table-cell table:formula="of:=VLOOKUP([.B7];[Sheet2.$A$4:.$B$271];2;0)" office:value-type="string" office:string-value="DEBIT CARD PURCHASE TRANSACTION" calcext:value-type="string">
            <text:p>DEBIT CARD PURCHASE TRANSACTION</text:p>
          </table:table-cell>
          <table:table-cell table:formula="of:=IF(ISERROR(VLOOKUP([.$B7];[Sheet2.$A$4:.$G$271];6;0));0;VLOOKUP([.$B7];[Sheet2.$A$4:.$G$271];6;0))" office:value-type="string" office:string-value="Spend" calcext:value-type="string">
            <text:p>Spend</text:p>
          </table:table-cell>
          <table:table-cell office:value-type="float" office:value="768170" calcext:value-type="float">
            <text:p>768170</text:p>
          </table:table-cell>
          <table:table-cell table:formula="of:=IF(ISERROR([.D7]);1;0)" office:value-type="float" office:value="0" calcext:value-type="float">
            <text:p>0</text:p>
          </table:table-cell>
          <table:table-cell table:formula="of:=[.G7]*[.C7]" office:value-type="float" office:value="0" calcext:value-type="float">
            <text:p>0</text:p>
          </table:table-cell>
          <table:table-cell table:formula="of:=IF(ISERROR(VLOOKUP([.B7];[.$N$5:.$O$12];2;0));0;VLOOKUP([.B7];[.$N$5:.$O$12];2;0))" office:value-type="float" office:value="0" calcext:value-type="float">
            <text:p>0</text:p>
          </table:table-cell>
          <table:table-cell table:formula="of:=IF([.E7]=&quot;Unknown&quot;;[.C7];0)" office:value-type="float" office:value="0" calcext:value-type="float">
            <text:p>0</text:p>
          </table:table-cell>
          <table:table-cell table:number-columns-repeated="3"/>
          <table:table-cell office:value-type="float" office:value="2057" calcext:value-type="float">
            <text:p>2057</text:p>
          </table:table-cell>
          <table:table-cell office:value-type="float" office:value="17363" calcext:value-type="float">
            <text:p>17363</text:p>
          </table:table-cell>
        </table:table-row>
        <table:table-row table:style-name="ro1">
          <table:table-cell/>
          <table:table-cell office:value-type="float" office:value="2955" calcext:value-type="float">
            <text:p>2955</text:p>
          </table:table-cell>
          <table:table-cell office:value-type="float" office:value="11857268" calcext:value-type="float">
            <text:p>11857268</text:p>
          </table:table-cell>
          <table:table-cell table:formula="of:=VLOOKUP([.B8];[Sheet2.$A$4:.$B$271];2;0)" office:value-type="string" office:string-value="NEFT FUNDS TRANSFER DEBIT" calcext:value-type="string">
            <text:p>NEFT FUNDS TRANSFER DEBIT</text:p>
          </table:table-cell>
          <table:table-cell table:formula="of:=IF(ISERROR(VLOOKUP([.$B8];[Sheet2.$A$4:.$G$271];6;0));0;VLOOKUP([.$B8];[Sheet2.$A$4:.$G$271];6;0))" office:value-type="string" office:string-value="Unknown" calcext:value-type="string">
            <text:p>Unknown</text:p>
          </table:table-cell>
          <table:table-cell office:value-type="float" office:value="660654" calcext:value-type="float">
            <text:p>660654</text:p>
          </table:table-cell>
          <table:table-cell table:formula="of:=IF(ISERROR([.D8]);1;0)" office:value-type="float" office:value="0" calcext:value-type="float">
            <text:p>0</text:p>
          </table:table-cell>
          <table:table-cell table:formula="of:=[.G8]*[.C8]" office:value-type="float" office:value="0" calcext:value-type="float">
            <text:p>0</text:p>
          </table:table-cell>
          <table:table-cell table:formula="of:=IF(ISERROR(VLOOKUP([.B8];[.$N$5:.$O$12];2;0));0;VLOOKUP([.B8];[.$N$5:.$O$12];2;0))" office:value-type="float" office:value="10567586" calcext:value-type="float">
            <text:p>10567586</text:p>
          </table:table-cell>
          <table:table-cell table:formula="of:=IF([.E8]=&quot;Unknown&quot;;[.C8];0)" office:value-type="float" office:value="11857268" calcext:value-type="float">
            <text:p>11857268</text:p>
          </table:table-cell>
          <table:table-cell table:number-columns-repeated="3"/>
          <table:table-cell office:value-type="float" office:value="2951" calcext:value-type="float">
            <text:p>29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52" calcext:value-type="float">
            <text:p>2652</text:p>
          </table:table-cell>
          <table:table-cell office:value-type="float" office:value="10113889" calcext:value-type="float">
            <text:p>10113889</text:p>
          </table:table-cell>
          <table:table-cell table:formula="of:=VLOOKUP([.B9];[Sheet2.$A$4:.$B$271];2;0)" office:value-type="string" office:string-value="POS DEBIT NORMAL PURCHASE MNEMONIC" calcext:value-type="string">
            <text:p>POS DEBIT NORMAL PURCHASE MNEMONIC</text:p>
          </table:table-cell>
          <table:table-cell table:formula="of:=IF(ISERROR(VLOOKUP([.$B9];[Sheet2.$A$4:.$G$271];6;0));0;VLOOKUP([.$B9];[Sheet2.$A$4:.$G$271];6;0))" office:value-type="string" office:string-value="Spend" calcext:value-type="string">
            <text:p>Spend</text:p>
          </table:table-cell>
          <table:table-cell office:value-type="float" office:value="717981" calcext:value-type="float">
            <text:p>717981</text:p>
          </table:table-cell>
          <table:table-cell table:formula="of:=IF(ISERROR([.D9]);1;0)" office:value-type="float" office:value="0" calcext:value-type="float">
            <text:p>0</text:p>
          </table:table-cell>
          <table:table-cell table:formula="of:=[.G9]*[.C9]" office:value-type="float" office:value="0" calcext:value-type="float">
            <text:p>0</text:p>
          </table:table-cell>
          <table:table-cell table:formula="of:=IF(ISERROR(VLOOKUP([.B9];[.$N$5:.$O$12];2;0));0;VLOOKUP([.B9];[.$N$5:.$O$12];2;0))" office:value-type="float" office:value="0" calcext:value-type="float">
            <text:p>0</text:p>
          </table:table-cell>
          <table:table-cell table:formula="of:=IF([.E9]=&quot;Unknown&quot;;[.C9];0)" office:value-type="float" office:value="0" calcext:value-type="float">
            <text:p>0</text:p>
          </table:table-cell>
          <table:table-cell table:number-columns-repeated="3"/>
          <table:table-cell office:value-type="float" office:value="2955" calcext:value-type="float">
            <text:p>2955</text:p>
          </table:table-cell>
          <table:table-cell office:value-type="float" office:value="10567586" calcext:value-type="float">
            <text:p>10567586</text:p>
          </table:table-cell>
        </table:table-row>
        <table:table-row table:style-name="ro1">
          <table:table-cell/>
          <table:table-cell office:value-type="float" office:value="2336" calcext:value-type="float">
            <text:p>2336</text:p>
          </table:table-cell>
          <table:table-cell office:value-type="float" office:value="9908425" calcext:value-type="float">
            <text:p>9908425</text:p>
          </table:table-cell>
          <table:table-cell table:formula="of:=VLOOKUP([.B10];[Sheet2.$A$4:.$B$271];2;0)" office:value-type="string" office:string-value="REMOTE ONUS ATM WITHDRAWAL - EURONET" calcext:value-type="string">
            <text:p>REMOTE ONUS ATM WITHDRAWAL - EURONET</text:p>
          </table:table-cell>
          <table:table-cell table:formula="of:=IF(ISERROR(VLOOKUP([.$B10];[Sheet2.$A$4:.$G$271];6;0));0;VLOOKUP([.$B10];[Sheet2.$A$4:.$G$271];6;0))" office:value-type="string" office:string-value="Spend" calcext:value-type="string">
            <text:p>Spend</text:p>
          </table:table-cell>
          <table:table-cell office:value-type="float" office:value="842460" calcext:value-type="float">
            <text:p>842460</text:p>
          </table:table-cell>
          <table:table-cell table:formula="of:=IF(ISERROR([.D10]);1;0)" office:value-type="float" office:value="0" calcext:value-type="float">
            <text:p>0</text:p>
          </table:table-cell>
          <table:table-cell table:formula="of:=[.G10]*[.C10]" office:value-type="float" office:value="0" calcext:value-type="float">
            <text:p>0</text:p>
          </table:table-cell>
          <table:table-cell table:formula="of:=IF(ISERROR(VLOOKUP([.B10];[.$N$5:.$O$12];2;0));0;VLOOKUP([.B10];[.$N$5:.$O$12];2;0))" office:value-type="float" office:value="0" calcext:value-type="float">
            <text:p>0</text:p>
          </table:table-cell>
          <table:table-cell table:formula="of:=IF([.E10]=&quot;Unknown&quot;;[.C10];0)" office:value-type="float" office:value="0" calcext:value-type="float">
            <text:p>0</text:p>
          </table:table-cell>
          <table:table-cell table:number-columns-repeated="3"/>
          <table:table-cell office:value-type="float" office:value="2965" calcext:value-type="float">
            <text:p>2965</text:p>
          </table:table-cell>
          <table:table-cell office:value-type="float" office:value="6130" calcext:value-type="float">
            <text:p>6130</text:p>
          </table:table-cell>
        </table:table-row>
        <table:table-row table:style-name="ro1">
          <table:table-cell/>
          <table:table-cell office:value-type="float" office:value="2557" calcext:value-type="float">
            <text:p>2557</text:p>
          </table:table-cell>
          <table:table-cell office:value-type="float" office:value="9377658" calcext:value-type="float">
            <text:p>9377658</text:p>
          </table:table-cell>
          <table:table-cell table:formula="of:=VLOOKUP([.B11];[Sheet2.$A$4:.$B$271];2;0)" office:value-type="string" office:string-value="NEFT" calcext:value-type="string">
            <text:p>NEFT</text:p>
          </table:table-cell>
          <table:table-cell table:formula="of:=IF(ISERROR(VLOOKUP([.$B11];[Sheet2.$A$4:.$G$271];6;0));0;VLOOKUP([.$B11];[Sheet2.$A$4:.$G$271];6;0))" office:value-type="string" office:string-value="Unknown" calcext:value-type="string">
            <text:p>Unknown</text:p>
          </table:table-cell>
          <table:table-cell office:value-type="float" office:value="778017" calcext:value-type="float">
            <text:p>778017</text:p>
          </table:table-cell>
          <table:table-cell table:formula="of:=IF(ISERROR([.D11]);1;0)" office:value-type="float" office:value="0" calcext:value-type="float">
            <text:p>0</text:p>
          </table:table-cell>
          <table:table-cell table:formula="of:=[.G11]*[.C11]" office:value-type="float" office:value="0" calcext:value-type="float">
            <text:p>0</text:p>
          </table:table-cell>
          <table:table-cell table:formula="of:=IF(ISERROR(VLOOKUP([.B11];[.$N$5:.$O$12];2;0));0;VLOOKUP([.B11];[.$N$5:.$O$12];2;0))" office:value-type="float" office:value="0" calcext:value-type="float">
            <text:p>0</text:p>
          </table:table-cell>
          <table:table-cell table:formula="of:=IF([.E11]=&quot;Unknown&quot;;[.C11];0)" office:value-type="float" office:value="9377658" calcext:value-type="float">
            <text:p>9377658</text:p>
          </table:table-cell>
          <table:table-cell table:number-columns-repeated="3"/>
          <table:table-cell office:value-type="float" office:value="5833" calcext:value-type="float">
            <text:p>583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float" office:value="1160" calcext:value-type="float">
            <text:p>1160</text:p>
          </table:table-cell>
          <table:table-cell office:value-type="float" office:value="4766630" calcext:value-type="float">
            <text:p>4766630</text:p>
          </table:table-cell>
          <table:table-cell table:formula="of:=VLOOKUP([.B12];[Sheet2.$A$4:.$B$271];2;0)" office:value-type="string" office:string-value="ECS REJECTS DEBIT - GEFU" calcext:value-type="string">
            <text:p>ECS REJECTS DEBIT - GEFU</text:p>
          </table:table-cell>
          <table:table-cell table:formula="of:=IF(ISERROR(VLOOKUP([.$B12];[Sheet2.$A$4:.$G$271];6;0));0;VLOOKUP([.$B12];[Sheet2.$A$4:.$G$271];6;0))" office:value-type="string" office:string-value="Unknown" calcext:value-type="string">
            <text:p>Unknown</text:p>
          </table:table-cell>
          <table:table-cell office:value-type="float" office:value="283542" calcext:value-type="float">
            <text:p>283542</text:p>
          </table:table-cell>
          <table:table-cell table:formula="of:=IF(ISERROR([.D12]);1;0)" office:value-type="float" office:value="0" calcext:value-type="float">
            <text:p>0</text:p>
          </table:table-cell>
          <table:table-cell table:formula="of:=[.G12]*[.C12]" office:value-type="float" office:value="0" calcext:value-type="float">
            <text:p>0</text:p>
          </table:table-cell>
          <table:table-cell table:formula="of:=IF(ISERROR(VLOOKUP([.B12];[.$N$5:.$O$12];2;0));0;VLOOKUP([.B12];[.$N$5:.$O$12];2;0))" office:value-type="float" office:value="0" calcext:value-type="float">
            <text:p>0</text:p>
          </table:table-cell>
          <table:table-cell table:formula="of:=IF([.E12]=&quot;Unknown&quot;;[.C12];0)" office:value-type="float" office:value="4766630" calcext:value-type="float">
            <text:p>4766630</text:p>
          </table:table-cell>
          <table:table-cell table:number-columns-repeated="3"/>
          <table:table-cell office:value-type="float" office:value="6101" calcext:value-type="float">
            <text:p>6101</text:p>
          </table:table-cell>
          <table:table-cell office:value-type="float" office:value="2897951" calcext:value-type="float">
            <text:p>2897951</text:p>
          </table:table-cell>
        </table:table-row>
        <table:table-row table:style-name="ro1">
          <table:table-cell/>
          <table:table-cell office:value-type="float" office:value="2920" calcext:value-type="float">
            <text:p>2920</text:p>
          </table:table-cell>
          <table:table-cell office:value-type="float" office:value="4763342" calcext:value-type="float">
            <text:p>4763342</text:p>
          </table:table-cell>
          <table:table-cell table:formula="of:=VLOOKUP([.B13];[Sheet2.$A$4:.$B$271];2;0)" office:value-type="string" office:string-value="THIRD PARTY DEBIT TRANSFER" calcext:value-type="string">
            <text:p>THIRD PARTY DEBIT TRANSFER</text:p>
          </table:table-cell>
          <table:table-cell table:formula="of:=IF(ISERROR(VLOOKUP([.$B13];[Sheet2.$A$4:.$G$271];6;0));0;VLOOKUP([.$B13];[Sheet2.$A$4:.$G$271];6;0))" office:value-type="string" office:string-value="Unknown" calcext:value-type="string">
            <text:p>Unknown</text:p>
          </table:table-cell>
          <table:table-cell office:value-type="float" office:value="476945" calcext:value-type="float">
            <text:p>476945</text:p>
          </table:table-cell>
          <table:table-cell table:formula="of:=IF(ISERROR([.D13]);1;0)" office:value-type="float" office:value="0" calcext:value-type="float">
            <text:p>0</text:p>
          </table:table-cell>
          <table:table-cell table:formula="of:=[.G13]*[.C13]" office:value-type="float" office:value="0" calcext:value-type="float">
            <text:p>0</text:p>
          </table:table-cell>
          <table:table-cell table:formula="of:=IF(ISERROR(VLOOKUP([.B13];[.$N$5:.$O$12];2;0));0;VLOOKUP([.B13];[.$N$5:.$O$12];2;0))" office:value-type="float" office:value="0" calcext:value-type="float">
            <text:p>0</text:p>
          </table:table-cell>
          <table:table-cell table:formula="of:=IF([.E13]=&quot;Unknown&quot;;[.C13];0)" office:value-type="float" office:value="4763342" calcext:value-type="float">
            <text:p>47633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48" calcext:value-type="float">
            <text:p>2948</text:p>
          </table:table-cell>
          <table:table-cell office:value-type="float" office:value="4533212" calcext:value-type="float">
            <text:p>4533212</text:p>
          </table:table-cell>
          <table:table-cell table:formula="of:=VLOOKUP([.B14];[Sheet2.$A$4:.$B$271];2;0)" office:value-type="string" office:string-value="STP SALARY CR" calcext:value-type="string">
            <text:p>STP SALARY CR</text:p>
          </table:table-cell>
          <table:table-cell table:formula="of:=IF(ISERROR(VLOOKUP([.$B14];[Sheet2.$A$4:.$G$271];6;0));0;VLOOKUP([.$B14];[Sheet2.$A$4:.$G$271];6;0))" office:value-type="string" office:string-value="Salary" calcext:value-type="string">
            <text:p>Salary</text:p>
          </table:table-cell>
          <table:table-cell office:value-type="float" office:value="341647" calcext:value-type="float">
            <text:p>341647</text:p>
          </table:table-cell>
          <table:table-cell table:formula="of:=IF(ISERROR([.D14]);1;0)" office:value-type="float" office:value="0" calcext:value-type="float">
            <text:p>0</text:p>
          </table:table-cell>
          <table:table-cell table:formula="of:=[.G14]*[.C14]" office:value-type="float" office:value="0" calcext:value-type="float">
            <text:p>0</text:p>
          </table:table-cell>
          <table:table-cell table:formula="of:=IF(ISERROR(VLOOKUP([.B14];[.$N$5:.$O$12];2;0));0;VLOOKUP([.B14];[.$N$5:.$O$12];2;0))" office:value-type="float" office:value="0" calcext:value-type="float">
            <text:p>0</text:p>
          </table:table-cell>
          <table:table-cell table:formula="of:=IF([.E14]=&quot;Unknown&quot;;[.C1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508" calcext:value-type="float">
            <text:p>6508</text:p>
          </table:table-cell>
          <table:table-cell office:value-type="float" office:value="4223801" calcext:value-type="float">
            <text:p>4223801</text:p>
          </table:table-cell>
          <table:table-cell table:formula="of:=VLOOKUP([.B15];[Sheet2.$A$4:.$B$271];2;0)" office:value-type="string" office:string-value="SALARY CREDIT" calcext:value-type="string">
            <text:p>SALARY CREDIT</text:p>
          </table:table-cell>
          <table:table-cell table:formula="of:=IF(ISERROR(VLOOKUP([.$B15];[Sheet2.$A$4:.$G$271];6;0));0;VLOOKUP([.$B15];[Sheet2.$A$4:.$G$271];6;0))" office:value-type="string" office:string-value="Salary" calcext:value-type="string">
            <text:p>Salary</text:p>
          </table:table-cell>
          <table:table-cell office:value-type="float" office:value="374475" calcext:value-type="float">
            <text:p>374475</text:p>
          </table:table-cell>
          <table:table-cell table:formula="of:=IF(ISERROR([.D15]);1;0)" office:value-type="float" office:value="0" calcext:value-type="float">
            <text:p>0</text:p>
          </table:table-cell>
          <table:table-cell table:formula="of:=[.G15]*[.C15]" office:value-type="float" office:value="0" calcext:value-type="float">
            <text:p>0</text:p>
          </table:table-cell>
          <table:table-cell table:formula="of:=IF(ISERROR(VLOOKUP([.B15];[.$N$5:.$O$12];2;0));0;VLOOKUP([.B15];[.$N$5:.$O$12];2;0))" office:value-type="float" office:value="0" calcext:value-type="float">
            <text:p>0</text:p>
          </table:table-cell>
          <table:table-cell table:formula="of:=IF([.E15]=&quot;Unknown&quot;;[.C1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21" calcext:value-type="float">
            <text:p>2921</text:p>
          </table:table-cell>
          <table:table-cell office:value-type="float" office:value="4144861" calcext:value-type="float">
            <text:p>4144861</text:p>
          </table:table-cell>
          <table:table-cell table:formula="of:=VLOOKUP([.B16];[Sheet2.$A$4:.$B$271];2;0)" office:value-type="string" office:string-value="THIRD PARTY CREDIT TRANSFER" calcext:value-type="string">
            <text:p>THIRD PARTY CREDIT TRANSFER</text:p>
          </table:table-cell>
          <table:table-cell table:formula="of:=IF(ISERROR(VLOOKUP([.$B16];[Sheet2.$A$4:.$G$271];6;0));0;VLOOKUP([.$B16];[Sheet2.$A$4:.$G$271];6;0))" office:value-type="string" office:string-value="Unknown" calcext:value-type="string">
            <text:p>Unknown</text:p>
          </table:table-cell>
          <table:table-cell office:value-type="float" office:value="452889" calcext:value-type="float">
            <text:p>452889</text:p>
          </table:table-cell>
          <table:table-cell table:formula="of:=IF(ISERROR([.D16]);1;0)" office:value-type="float" office:value="0" calcext:value-type="float">
            <text:p>0</text:p>
          </table:table-cell>
          <table:table-cell table:formula="of:=[.G16]*[.C16]" office:value-type="float" office:value="0" calcext:value-type="float">
            <text:p>0</text:p>
          </table:table-cell>
          <table:table-cell table:formula="of:=IF(ISERROR(VLOOKUP([.B16];[.$N$5:.$O$12];2;0));0;VLOOKUP([.B16];[.$N$5:.$O$12];2;0))" office:value-type="float" office:value="0" calcext:value-type="float">
            <text:p>0</text:p>
          </table:table-cell>
          <table:table-cell table:formula="of:=IF([.E16]=&quot;Unknown&quot;;[.C16];0)" office:value-type="float" office:value="4144861" calcext:value-type="float">
            <text:p>41448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16" calcext:value-type="float">
            <text:p>2916</text:p>
          </table:table-cell>
          <table:table-cell office:value-type="float" office:value="4102122" calcext:value-type="float">
            <text:p>4102122</text:p>
          </table:table-cell>
          <table:table-cell table:formula="of:=VLOOKUP([.B17];[Sheet2.$A$4:.$B$271];2;0)" office:value-type="string" office:string-value="IB BILLPAY DR" calcext:value-type="string">
            <text:p>IB BILLPAY DR</text:p>
          </table:table-cell>
          <table:table-cell table:formula="of:=IF(ISERROR(VLOOKUP([.$B17];[Sheet2.$A$4:.$G$271];6;0));0;VLOOKUP([.$B17];[Sheet2.$A$4:.$G$271];6;0))" office:value-type="string" office:string-value="Billpay" calcext:value-type="string">
            <text:p>Billpay</text:p>
          </table:table-cell>
          <table:table-cell office:value-type="float" office:value="401063" calcext:value-type="float">
            <text:p>401063</text:p>
          </table:table-cell>
          <table:table-cell table:formula="of:=IF(ISERROR([.D17]);1;0)" office:value-type="float" office:value="0" calcext:value-type="float">
            <text:p>0</text:p>
          </table:table-cell>
          <table:table-cell table:formula="of:=[.G17]*[.C17]" office:value-type="float" office:value="0" calcext:value-type="float">
            <text:p>0</text:p>
          </table:table-cell>
          <table:table-cell table:formula="of:=IF(ISERROR(VLOOKUP([.B17];[.$N$5:.$O$12];2;0));0;VLOOKUP([.B17];[.$N$5:.$O$12];2;0))" office:value-type="float" office:value="0" calcext:value-type="float">
            <text:p>0</text:p>
          </table:table-cell>
          <table:table-cell table:formula="of:=IF([.E17]=&quot;Unknown&quot;;[.C1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52" calcext:value-type="float">
            <text:p>1052</text:p>
          </table:table-cell>
          <table:table-cell office:value-type="float" office:value="3491833" calcext:value-type="float">
            <text:p>3491833</text:p>
          </table:table-cell>
          <table:table-cell table:formula="of:=VLOOKUP([.B18];[Sheet2.$A$4:.$B$271];2;0)" office:value-type="string" office:string-value="RETAIL ASSETS DEBIT" calcext:value-type="string">
            <text:p>RETAIL ASSETS DEBIT</text:p>
          </table:table-cell>
          <table:table-cell table:formula="of:=IF(ISERROR(VLOOKUP([.$B18];[Sheet2.$A$4:.$G$271];6;0));0;VLOOKUP([.$B18];[Sheet2.$A$4:.$G$271];6;0))" office:value-type="string" office:string-value="Income" calcext:value-type="string">
            <text:p>Income</text:p>
          </table:table-cell>
          <table:table-cell office:value-type="float" office:value="274474" calcext:value-type="float">
            <text:p>274474</text:p>
          </table:table-cell>
          <table:table-cell table:formula="of:=IF(ISERROR([.D18]);1;0)" office:value-type="float" office:value="0" calcext:value-type="float">
            <text:p>0</text:p>
          </table:table-cell>
          <table:table-cell table:formula="of:=[.G18]*[.C18]" office:value-type="float" office:value="0" calcext:value-type="float">
            <text:p>0</text:p>
          </table:table-cell>
          <table:table-cell table:formula="of:=IF(ISERROR(VLOOKUP([.B18];[.$N$5:.$O$12];2;0));0;VLOOKUP([.B18];[.$N$5:.$O$12];2;0))" office:value-type="float" office:value="0" calcext:value-type="float">
            <text:p>0</text:p>
          </table:table-cell>
          <table:table-cell table:formula="of:=IF([.E18]=&quot;Unknown&quot;;[.C1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44" calcext:value-type="float">
            <text:p>2944</text:p>
          </table:table-cell>
          <table:table-cell office:value-type="float" office:value="3057716" calcext:value-type="float">
            <text:p>3057716</text:p>
          </table:table-cell>
          <table:table-cell table:formula="of:=VLOOKUP([.B19];[Sheet2.$A$4:.$B$271];2;0)" office:value-type="string" office:string-value="STP FUNDS TRANSFER CR" calcext:value-type="string">
            <text:p>STP FUNDS TRANSFER CR</text:p>
          </table:table-cell>
          <table:table-cell table:formula="of:=IF(ISERROR(VLOOKUP([.$B19];[Sheet2.$A$4:.$G$271];6;0));0;VLOOKUP([.$B19];[Sheet2.$A$4:.$G$271];6;0))" office:value-type="string" office:string-value="Unknown" calcext:value-type="string">
            <text:p>Unknown</text:p>
          </table:table-cell>
          <table:table-cell office:value-type="float" office:value="379817" calcext:value-type="float">
            <text:p>379817</text:p>
          </table:table-cell>
          <table:table-cell table:formula="of:=IF(ISERROR([.D19]);1;0)" office:value-type="float" office:value="0" calcext:value-type="float">
            <text:p>0</text:p>
          </table:table-cell>
          <table:table-cell table:formula="of:=[.G19]*[.C19]" office:value-type="float" office:value="0" calcext:value-type="float">
            <text:p>0</text:p>
          </table:table-cell>
          <table:table-cell table:formula="of:=IF(ISERROR(VLOOKUP([.B19];[.$N$5:.$O$12];2;0));0;VLOOKUP([.B19];[.$N$5:.$O$12];2;0))" office:value-type="float" office:value="0" calcext:value-type="float">
            <text:p>0</text:p>
          </table:table-cell>
          <table:table-cell table:formula="of:=IF([.E19]=&quot;Unknown&quot;;[.C19];0)" office:value-type="float" office:value="3057716" calcext:value-type="float">
            <text:p>30577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101" calcext:value-type="float">
            <text:p>6101</text:p>
          </table:table-cell>
          <table:table-cell office:value-type="float" office:value="2973344" calcext:value-type="float">
            <text:p>2973344</text:p>
          </table:table-cell>
          <table:table-cell table:formula="of:=VLOOKUP([.B20];[Sheet2.$A$4:.$B$271];2;0)" office:value-type="string" office:string-value="CHEQUE PAID IN CLEARING" calcext:value-type="string">
            <text:p>CHEQUE PAID IN CLEARING</text:p>
          </table:table-cell>
          <table:table-cell table:formula="of:=IF(ISERROR(VLOOKUP([.$B20];[Sheet2.$A$4:.$G$271];6;0));0;VLOOKUP([.$B20];[Sheet2.$A$4:.$G$271];6;0))" office:value-type="string" office:string-value="Unknown" calcext:value-type="string">
            <text:p>Unknown</text:p>
          </table:table-cell>
          <table:table-cell office:value-type="float" office:value="457719" calcext:value-type="float">
            <text:p>457719</text:p>
          </table:table-cell>
          <table:table-cell table:formula="of:=IF(ISERROR([.D20]);1;0)" office:value-type="float" office:value="0" calcext:value-type="float">
            <text:p>0</text:p>
          </table:table-cell>
          <table:table-cell table:formula="of:=[.G20]*[.C20]" office:value-type="float" office:value="0" calcext:value-type="float">
            <text:p>0</text:p>
          </table:table-cell>
          <table:table-cell table:formula="of:=IF(ISERROR(VLOOKUP([.B20];[.$N$5:.$O$12];2;0));0;VLOOKUP([.B20];[.$N$5:.$O$12];2;0))" office:value-type="float" office:value="2897951" calcext:value-type="float">
            <text:p>2897951</text:p>
          </table:table-cell>
          <table:table-cell table:formula="of:=IF([.E20]=&quot;Unknown&quot;;[.C20];0)" office:value-type="float" office:value="2973344" calcext:value-type="float">
            <text:p>29733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64" calcext:value-type="float">
            <text:p>1364</text:p>
          </table:table-cell>
          <table:table-cell office:value-type="float" office:value="2261218" calcext:value-type="float">
            <text:p>2261218</text:p>
          </table:table-cell>
          <table:table-cell table:formula="of:=VLOOKUP([.B21];[Sheet2.$A$4:.$B$271];2;0)" office:value-type="string" office:string-value="PETROL SURCHARGE DEBIT" calcext:value-type="string">
            <text:p>PETROL SURCHARGE DEBIT</text:p>
          </table:table-cell>
          <table:table-cell table:formula="of:=IF(ISERROR(VLOOKUP([.$B21];[Sheet2.$A$4:.$G$271];6;0));0;VLOOKUP([.$B21];[Sheet2.$A$4:.$G$271];6;0))" office:value-type="string" office:string-value="Charges" calcext:value-type="string">
            <text:p>Charges</text:p>
          </table:table-cell>
          <table:table-cell office:value-type="float" office:value="319848" calcext:value-type="float">
            <text:p>319848</text:p>
          </table:table-cell>
          <table:table-cell table:formula="of:=IF(ISERROR([.D21]);1;0)" office:value-type="float" office:value="0" calcext:value-type="float">
            <text:p>0</text:p>
          </table:table-cell>
          <table:table-cell table:formula="of:=[.G21]*[.C21]" office:value-type="float" office:value="0" calcext:value-type="float">
            <text:p>0</text:p>
          </table:table-cell>
          <table:table-cell table:formula="of:=IF(ISERROR(VLOOKUP([.B21];[.$N$5:.$O$12];2;0));0;VLOOKUP([.B21];[.$N$5:.$O$12];2;0))" office:value-type="float" office:value="0" calcext:value-type="float">
            <text:p>0</text:p>
          </table:table-cell>
          <table:table-cell table:formula="of:=IF([.E21]=&quot;Unknown&quot;;[.C2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27" calcext:value-type="float">
            <text:p>1127</text:p>
          </table:table-cell>
          <table:table-cell office:value-type="float" office:value="2055540" calcext:value-type="float">
            <text:p>2055540</text:p>
          </table:table-cell>
          <table:table-cell table:formula="of:=VLOOKUP([.B22];[Sheet2.$A$4:.$B$271];2;0)" office:value-type="string" office:string-value="DEBIT CARD ENTRIES CREDIT" calcext:value-type="string">
            <text:p>DEBIT CARD ENTRIES CREDIT</text:p>
          </table:table-cell>
          <table:table-cell table:formula="of:=IF(ISERROR(VLOOKUP([.$B22];[Sheet2.$A$4:.$G$271];6;0));0;VLOOKUP([.$B22];[Sheet2.$A$4:.$G$271];6;0))" office:value-type="string" office:string-value="Waiver" calcext:value-type="string">
            <text:p>Waiver</text:p>
          </table:table-cell>
          <table:table-cell office:value-type="float" office:value="315412" calcext:value-type="float">
            <text:p>315412</text:p>
          </table:table-cell>
          <table:table-cell table:formula="of:=IF(ISERROR([.D22]);1;0)" office:value-type="float" office:value="0" calcext:value-type="float">
            <text:p>0</text:p>
          </table:table-cell>
          <table:table-cell table:formula="of:=[.G22]*[.C22]" office:value-type="float" office:value="0" calcext:value-type="float">
            <text:p>0</text:p>
          </table:table-cell>
          <table:table-cell table:formula="of:=IF(ISERROR(VLOOKUP([.B22];[.$N$5:.$O$12];2;0));0;VLOOKUP([.B22];[.$N$5:.$O$12];2;0))" office:value-type="float" office:value="0" calcext:value-type="float">
            <text:p>0</text:p>
          </table:table-cell>
          <table:table-cell table:formula="of:=IF([.E22]=&quot;Unknown&quot;;[.C2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1" calcext:value-type="float">
            <text:p>5001</text:p>
          </table:table-cell>
          <table:table-cell office:value-type="float" office:value="2052555" calcext:value-type="float">
            <text:p>2052555</text:p>
          </table:table-cell>
          <table:table-cell table:formula="of:=VLOOKUP([.B23];[Sheet2.$A$4:.$B$271];2;0)" office:value-type="string" office:string-value="Interest Credit" calcext:value-type="string">
            <text:p>Interest Credit</text:p>
          </table:table-cell>
          <table:table-cell table:formula="of:=IF(ISERROR(VLOOKUP([.$B23];[Sheet2.$A$4:.$G$271];6;0));0;VLOOKUP([.$B23];[Sheet2.$A$4:.$G$271];6;0))" office:value-type="string" office:string-value="Interest" calcext:value-type="string">
            <text:p>Interest</text:p>
          </table:table-cell>
          <table:table-cell office:value-type="float" office:value="1007906" calcext:value-type="float">
            <text:p>1007906</text:p>
          </table:table-cell>
          <table:table-cell table:formula="of:=IF(ISERROR([.D23]);1;0)" office:value-type="float" office:value="0" calcext:value-type="float">
            <text:p>0</text:p>
          </table:table-cell>
          <table:table-cell table:formula="of:=[.G23]*[.C23]" office:value-type="float" office:value="0" calcext:value-type="float">
            <text:p>0</text:p>
          </table:table-cell>
          <table:table-cell table:formula="of:=IF(ISERROR(VLOOKUP([.B23];[.$N$5:.$O$12];2;0));0;VLOOKUP([.B23];[.$N$5:.$O$12];2;0))" office:value-type="float" office:value="0" calcext:value-type="float">
            <text:p>0</text:p>
          </table:table-cell>
          <table:table-cell table:formula="of:=IF([.E23]=&quot;Unknown&quot;;[.C2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30" calcext:value-type="float">
            <text:p>2930</text:p>
          </table:table-cell>
          <table:table-cell office:value-type="float" office:value="1823682" calcext:value-type="float">
            <text:p>1823682</text:p>
          </table:table-cell>
          <table:table-cell table:formula="of:=VLOOKUP([.B24];[Sheet2.$A$4:.$B$271];2;0)" office:value-type="string" office:string-value="ONLINE TRADING FUNDS XFER DR TXN" calcext:value-type="string">
            <text:p>ONLINE TRADING FUNDS XFER DR TXN</text:p>
          </table:table-cell>
          <table:table-cell table:formula="of:=IF(ISERROR(VLOOKUP([.$B24];[Sheet2.$A$4:.$G$271];6;0));0;VLOOKUP([.$B24];[Sheet2.$A$4:.$G$271];6;0))" office:value-type="string" office:string-value="Investment" calcext:value-type="string">
            <text:p>Investment</text:p>
          </table:table-cell>
          <table:table-cell office:value-type="float" office:value="146661" calcext:value-type="float">
            <text:p>146661</text:p>
          </table:table-cell>
          <table:table-cell table:formula="of:=IF(ISERROR([.D24]);1;0)" office:value-type="float" office:value="0" calcext:value-type="float">
            <text:p>0</text:p>
          </table:table-cell>
          <table:table-cell table:formula="of:=[.G24]*[.C24]" office:value-type="float" office:value="0" calcext:value-type="float">
            <text:p>0</text:p>
          </table:table-cell>
          <table:table-cell table:formula="of:=IF(ISERROR(VLOOKUP([.B24];[.$N$5:.$O$12];2;0));0;VLOOKUP([.B24];[.$N$5:.$O$12];2;0))" office:value-type="float" office:value="0" calcext:value-type="float">
            <text:p>0</text:p>
          </table:table-cell>
          <table:table-cell table:formula="of:=IF([.E24]=&quot;Unknown&quot;;[.C2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28" calcext:value-type="float">
            <text:p>1428</text:p>
          </table:table-cell>
          <table:table-cell office:value-type="float" office:value="1794322" calcext:value-type="float">
            <text:p>1794322</text:p>
          </table:table-cell>
          <table:table-cell table:formula="of:=VLOOKUP([.B25];[Sheet2.$A$4:.$B$271];2;0)" office:value-type="string" office:string-value="RD Drawdown DEBIT" calcext:value-type="string">
            <text:p>RD Drawdown DEBIT</text:p>
          </table:table-cell>
          <table:table-cell table:formula="of:=IF(ISERROR(VLOOKUP([.$B25];[Sheet2.$A$4:.$G$271];6;0));0;VLOOKUP([.$B25];[Sheet2.$A$4:.$G$271];6;0))" office:value-type="string" office:string-value="Income" calcext:value-type="string">
            <text:p>Income</text:p>
          </table:table-cell>
          <table:table-cell office:value-type="float" office:value="215196" calcext:value-type="float">
            <text:p>215196</text:p>
          </table:table-cell>
          <table:table-cell table:formula="of:=IF(ISERROR([.D25]);1;0)" office:value-type="float" office:value="0" calcext:value-type="float">
            <text:p>0</text:p>
          </table:table-cell>
          <table:table-cell table:formula="of:=[.G25]*[.C25]" office:value-type="float" office:value="0" calcext:value-type="float">
            <text:p>0</text:p>
          </table:table-cell>
          <table:table-cell table:formula="of:=IF(ISERROR(VLOOKUP([.B25];[.$N$5:.$O$12];2;0));0;VLOOKUP([.B25];[.$N$5:.$O$12];2;0))" office:value-type="float" office:value="0" calcext:value-type="float">
            <text:p>0</text:p>
          </table:table-cell>
          <table:table-cell table:formula="of:=IF([.E25]=&quot;Unknown&quot;;[.C2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56" calcext:value-type="float">
            <text:p>5856</text:p>
          </table:table-cell>
          <table:table-cell office:value-type="float" office:value="1472713" calcext:value-type="float">
            <text:p>1472713</text:p>
          </table:table-cell>
          <table:table-cell table:formula="of:=VLOOKUP([.B26];[Sheet2.$A$4:.$B$271];2;0)" office:value-type="string" office:string-value="CHARGES DEBIT THROUGH SCS MODULE" calcext:value-type="string">
            <text:p>CHARGES DEBIT THROUGH SCS MODULE</text:p>
          </table:table-cell>
          <table:table-cell table:formula="of:=IF(ISERROR(VLOOKUP([.$B26];[Sheet2.$A$4:.$G$271];6;0));0;VLOOKUP([.$B26];[Sheet2.$A$4:.$G$271];6;0))" office:value-type="string" office:string-value="Charges" calcext:value-type="string">
            <text:p>Charges</text:p>
          </table:table-cell>
          <table:table-cell office:value-type="float" office:value="137244" calcext:value-type="float">
            <text:p>137244</text:p>
          </table:table-cell>
          <table:table-cell table:formula="of:=IF(ISERROR([.D26]);1;0)" office:value-type="float" office:value="0" calcext:value-type="float">
            <text:p>0</text:p>
          </table:table-cell>
          <table:table-cell table:formula="of:=[.G26]*[.C26]" office:value-type="float" office:value="0" calcext:value-type="float">
            <text:p>0</text:p>
          </table:table-cell>
          <table:table-cell table:formula="of:=IF(ISERROR(VLOOKUP([.B26];[.$N$5:.$O$12];2;0));0;VLOOKUP([.B26];[.$N$5:.$O$12];2;0))" office:value-type="float" office:value="0" calcext:value-type="float">
            <text:p>0</text:p>
          </table:table-cell>
          <table:table-cell table:formula="of:=IF([.E26]=&quot;Unknown&quot;;[.C2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03" calcext:value-type="float">
            <text:p>2903</text:p>
          </table:table-cell>
          <table:table-cell office:value-type="float" office:value="1309491" calcext:value-type="float">
            <text:p>1309491</text:p>
          </table:table-cell>
          <table:table-cell table:formula="of:=VLOOKUP([.B27];[Sheet2.$A$4:.$B$271];2;0)" office:value-type="string" office:string-value="IB FUNDS TRANSFER DR" calcext:value-type="string">
            <text:p>IB FUNDS TRANSFER DR</text:p>
          </table:table-cell>
          <table:table-cell table:formula="of:=IF(ISERROR(VLOOKUP([.$B27];[Sheet2.$A$4:.$G$271];6;0));0;VLOOKUP([.$B27];[Sheet2.$A$4:.$G$271];6;0))" office:value-type="string" office:string-value="Unknown" calcext:value-type="string">
            <text:p>Unknown</text:p>
          </table:table-cell>
          <table:table-cell office:value-type="float" office:value="120171" calcext:value-type="float">
            <text:p>120171</text:p>
          </table:table-cell>
          <table:table-cell table:formula="of:=IF(ISERROR([.D27]);1;0)" office:value-type="float" office:value="0" calcext:value-type="float">
            <text:p>0</text:p>
          </table:table-cell>
          <table:table-cell table:formula="of:=[.G27]*[.C27]" office:value-type="float" office:value="0" calcext:value-type="float">
            <text:p>0</text:p>
          </table:table-cell>
          <table:table-cell table:formula="of:=IF(ISERROR(VLOOKUP([.B27];[.$N$5:.$O$12];2;0));0;VLOOKUP([.B27];[.$N$5:.$O$12];2;0))" office:value-type="float" office:value="0" calcext:value-type="float">
            <text:p>0</text:p>
          </table:table-cell>
          <table:table-cell table:formula="of:=IF([.E27]=&quot;Unknown&quot;;[.C27];0)" office:value-type="float" office:value="1309491" calcext:value-type="float">
            <text:p>13094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04" calcext:value-type="float">
            <text:p>2904</text:p>
          </table:table-cell>
          <table:table-cell office:value-type="float" office:value="1284993" calcext:value-type="float">
            <text:p>1284993</text:p>
          </table:table-cell>
          <table:table-cell table:formula="of:=VLOOKUP([.B28];[Sheet2.$A$4:.$B$271];2;0)" office:value-type="string" office:string-value="IB FUNDS TRANSFER CR" calcext:value-type="string">
            <text:p>IB FUNDS TRANSFER CR</text:p>
          </table:table-cell>
          <table:table-cell table:formula="of:=IF(ISERROR(VLOOKUP([.$B28];[Sheet2.$A$4:.$G$271];6;0));0;VLOOKUP([.$B28];[Sheet2.$A$4:.$G$271];6;0))" office:value-type="string" office:string-value="Unknown" calcext:value-type="string">
            <text:p>Unknown</text:p>
          </table:table-cell>
          <table:table-cell office:value-type="float" office:value="118100" calcext:value-type="float">
            <text:p>118100</text:p>
          </table:table-cell>
          <table:table-cell table:formula="of:=IF(ISERROR([.D28]);1;0)" office:value-type="float" office:value="0" calcext:value-type="float">
            <text:p>0</text:p>
          </table:table-cell>
          <table:table-cell table:formula="of:=[.G28]*[.C28]" office:value-type="float" office:value="0" calcext:value-type="float">
            <text:p>0</text:p>
          </table:table-cell>
          <table:table-cell table:formula="of:=IF(ISERROR(VLOOKUP([.B28];[.$N$5:.$O$12];2;0));0;VLOOKUP([.B28];[.$N$5:.$O$12];2;0))" office:value-type="float" office:value="0" calcext:value-type="float">
            <text:p>0</text:p>
          </table:table-cell>
          <table:table-cell table:formula="of:=IF([.E28]=&quot;Unknown&quot;;[.C28];0)" office:value-type="float" office:value="1284993" calcext:value-type="float">
            <text:p>12849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49" calcext:value-type="float">
            <text:p>1149</text:p>
          </table:table-cell>
          <table:table-cell office:value-type="float" office:value="1187689" calcext:value-type="float">
            <text:p>1187689</text:p>
          </table:table-cell>
          <table:table-cell table:formula="of:=VLOOKUP([.B29];[Sheet2.$A$4:.$B$271];2;0)" office:value-type="string" office:string-value="DIRECT PAY REFUNDS CREDIT" calcext:value-type="string">
            <text:p>DIRECT PAY REFUNDS CREDIT</text:p>
          </table:table-cell>
          <table:table-cell table:formula="of:=IF(ISERROR(VLOOKUP([.$B29];[Sheet2.$A$4:.$G$271];6;0));0;VLOOKUP([.$B29];[Sheet2.$A$4:.$G$271];6;0))" office:value-type="string" office:string-value="Refund" calcext:value-type="string">
            <text:p>Refund</text:p>
          </table:table-cell>
          <table:table-cell office:value-type="float" office:value="227917" calcext:value-type="float">
            <text:p>227917</text:p>
          </table:table-cell>
          <table:table-cell table:formula="of:=IF(ISERROR([.D29]);1;0)" office:value-type="float" office:value="0" calcext:value-type="float">
            <text:p>0</text:p>
          </table:table-cell>
          <table:table-cell table:formula="of:=[.G29]*[.C29]" office:value-type="float" office:value="0" calcext:value-type="float">
            <text:p>0</text:p>
          </table:table-cell>
          <table:table-cell table:formula="of:=IF(ISERROR(VLOOKUP([.B29];[.$N$5:.$O$12];2;0));0;VLOOKUP([.B29];[.$N$5:.$O$12];2;0))" office:value-type="float" office:value="0" calcext:value-type="float">
            <text:p>0</text:p>
          </table:table-cell>
          <table:table-cell table:formula="of:=IF([.E29]=&quot;Unknown&quot;;[.C2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01" calcext:value-type="float">
            <text:p>1401</text:p>
          </table:table-cell>
          <table:table-cell office:value-type="float" office:value="1179323" calcext:value-type="float">
            <text:p>1179323</text:p>
          </table:table-cell>
          <table:table-cell table:formula="of:=VLOOKUP([.B30];[Sheet2.$A$4:.$B$271];2;0)" office:value-type="string" office:string-value="CASH DEP" calcext:value-type="string">
            <text:p>CASH DEP</text:p>
          </table:table-cell>
          <table:table-cell table:formula="of:=IF(ISERROR(VLOOKUP([.$B30];[Sheet2.$A$4:.$G$271];6;0));0;VLOOKUP([.$B30];[Sheet2.$A$4:.$G$271];6;0))" office:value-type="string" office:string-value="Unknown" calcext:value-type="string">
            <text:p>Unknown</text:p>
          </table:table-cell>
          <table:table-cell office:value-type="float" office:value="364999" calcext:value-type="float">
            <text:p>364999</text:p>
          </table:table-cell>
          <table:table-cell table:formula="of:=IF(ISERROR([.D30]);1;0)" office:value-type="float" office:value="0" calcext:value-type="float">
            <text:p>0</text:p>
          </table:table-cell>
          <table:table-cell table:formula="of:=[.G30]*[.C30]" office:value-type="float" office:value="0" calcext:value-type="float">
            <text:p>0</text:p>
          </table:table-cell>
          <table:table-cell table:formula="of:=IF(ISERROR(VLOOKUP([.B30];[.$N$5:.$O$12];2;0));0;VLOOKUP([.B30];[.$N$5:.$O$12];2;0))" office:value-type="float" office:value="0" calcext:value-type="float">
            <text:p>0</text:p>
          </table:table-cell>
          <table:table-cell table:formula="of:=IF([.E30]=&quot;Unknown&quot;;[.C30];0)" office:value-type="float" office:value="1179323" calcext:value-type="float">
            <text:p>11793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9990" calcext:value-type="float">
            <text:p>9990</text:p>
          </table:table-cell>
          <table:table-cell office:value-type="float" office:value="1158727" calcext:value-type="float">
            <text:p>1158727</text:p>
          </table:table-cell>
          <table:table-cell table:formula="of:=VLOOKUP([.B31];[Sheet2.$A$4:.$B$271];2;0)" office:value-type="string" office:string-value="STANDING ORDER DEBIT" calcext:value-type="string">
            <text:p>STANDING ORDER DEBIT</text:p>
          </table:table-cell>
          <table:table-cell table:formula="of:=IF(ISERROR(VLOOKUP([.$B31];[Sheet2.$A$4:.$G$271];6;0));0;VLOOKUP([.$B31];[Sheet2.$A$4:.$G$271];6;0))" office:value-type="string" office:string-value="Unknown" calcext:value-type="string">
            <text:p>Unknown</text:p>
          </table:table-cell>
          <table:table-cell office:value-type="float" office:value="134395" calcext:value-type="float">
            <text:p>134395</text:p>
          </table:table-cell>
          <table:table-cell table:formula="of:=IF(ISERROR([.D31]);1;0)" office:value-type="float" office:value="0" calcext:value-type="float">
            <text:p>0</text:p>
          </table:table-cell>
          <table:table-cell table:formula="of:=[.G31]*[.C31]" office:value-type="float" office:value="0" calcext:value-type="float">
            <text:p>0</text:p>
          </table:table-cell>
          <table:table-cell table:formula="of:=IF(ISERROR(VLOOKUP([.B31];[.$N$5:.$O$12];2;0));0;VLOOKUP([.B31];[.$N$5:.$O$12];2;0))" office:value-type="float" office:value="0" calcext:value-type="float">
            <text:p>0</text:p>
          </table:table-cell>
          <table:table-cell table:formula="of:=IF([.E31]=&quot;Unknown&quot;;[.C31];0)" office:value-type="float" office:value="1158727" calcext:value-type="float">
            <text:p>11587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883461" calcext:value-type="float">
            <text:p>883461</text:p>
          </table:table-cell>
          <table:table-cell table:formula="of:=VLOOKUP([.B32];[Sheet2.$A$4:.$B$271];2;0)" office:value-type="string" office:string-value="FEE FOR TXNS. DONE AT OTHER BANK ATMs" calcext:value-type="string">
            <text:p>FEE FOR TXNS. DONE AT OTHER BANK ATMs</text:p>
          </table:table-cell>
          <table:table-cell table:formula="of:=IF(ISERROR(VLOOKUP([.$B32];[Sheet2.$A$4:.$G$271];6;0));0;VLOOKUP([.$B32];[Sheet2.$A$4:.$G$271];6;0))" office:value-type="string" office:string-value="Charges" calcext:value-type="string">
            <text:p>Charges</text:p>
          </table:table-cell>
          <table:table-cell office:value-type="float" office:value="181371" calcext:value-type="float">
            <text:p>181371</text:p>
          </table:table-cell>
          <table:table-cell table:formula="of:=IF(ISERROR([.D32]);1;0)" office:value-type="float" office:value="0" calcext:value-type="float">
            <text:p>0</text:p>
          </table:table-cell>
          <table:table-cell table:formula="of:=[.G32]*[.C32]" office:value-type="float" office:value="0" calcext:value-type="float">
            <text:p>0</text:p>
          </table:table-cell>
          <table:table-cell table:formula="of:=IF(ISERROR(VLOOKUP([.B32];[.$N$5:.$O$12];2;0));0;VLOOKUP([.B32];[.$N$5:.$O$12];2;0))" office:value-type="float" office:value="0" calcext:value-type="float">
            <text:p>0</text:p>
          </table:table-cell>
          <table:table-cell table:formula="of:=IF([.E32]=&quot;Unknown&quot;;[.C3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36" calcext:value-type="float">
            <text:p>1136</text:p>
          </table:table-cell>
          <table:table-cell office:value-type="float" office:value="776894" calcext:value-type="float">
            <text:p>776894</text:p>
          </table:table-cell>
          <table:table-cell table:formula="of:=VLOOKUP([.B33];[Sheet2.$A$4:.$B$271];2;0)" office:value-type="string" office:string-value="ONUS UPLOAD CHRGES DEBIT" calcext:value-type="string">
            <text:p>ONUS UPLOAD CHRGES DEBIT</text:p>
          </table:table-cell>
          <table:table-cell table:formula="of:=IF(ISERROR(VLOOKUP([.$B33];[Sheet2.$A$4:.$G$271];6;0));0;VLOOKUP([.$B33];[Sheet2.$A$4:.$G$271];6;0))" office:value-type="string" office:string-value="Charges" calcext:value-type="string">
            <text:p>Charges</text:p>
          </table:table-cell>
          <table:table-cell office:value-type="float" office:value="151760" calcext:value-type="float">
            <text:p>151760</text:p>
          </table:table-cell>
          <table:table-cell table:formula="of:=IF(ISERROR([.D33]);1;0)" office:value-type="float" office:value="0" calcext:value-type="float">
            <text:p>0</text:p>
          </table:table-cell>
          <table:table-cell table:formula="of:=[.G33]*[.C33]" office:value-type="float" office:value="0" calcext:value-type="float">
            <text:p>0</text:p>
          </table:table-cell>
          <table:table-cell table:formula="of:=IF(ISERROR(VLOOKUP([.B33];[.$N$5:.$O$12];2;0));0;VLOOKUP([.B33];[.$N$5:.$O$12];2;0))" office:value-type="float" office:value="0" calcext:value-type="float">
            <text:p>0</text:p>
          </table:table-cell>
          <table:table-cell table:formula="of:=IF([.E33]=&quot;Unknown&quot;;[.C3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08" calcext:value-type="float">
            <text:p>2208</text:p>
          </table:table-cell>
          <table:table-cell office:value-type="float" office:value="773263" calcext:value-type="float">
            <text:p>773263</text:p>
          </table:table-cell>
          <table:table-cell table:formula="of:=VLOOKUP([.B34];[Sheet2.$A$4:.$B$271];2;0)" office:value-type="string" office:string-value="ATM BILLPAY" calcext:value-type="string">
            <text:p>ATM BILLPAY</text:p>
          </table:table-cell>
          <table:table-cell table:formula="of:=IF(ISERROR(VLOOKUP([.$B34];[Sheet2.$A$4:.$G$271];6;0));0;VLOOKUP([.$B34];[Sheet2.$A$4:.$G$271];6;0))" office:value-type="string" office:string-value="Billpay" calcext:value-type="string">
            <text:p>Billpay</text:p>
          </table:table-cell>
          <table:table-cell office:value-type="float" office:value="130908" calcext:value-type="float">
            <text:p>130908</text:p>
          </table:table-cell>
          <table:table-cell table:formula="of:=IF(ISERROR([.D34]);1;0)" office:value-type="float" office:value="0" calcext:value-type="float">
            <text:p>0</text:p>
          </table:table-cell>
          <table:table-cell table:formula="of:=[.G34]*[.C34]" office:value-type="float" office:value="0" calcext:value-type="float">
            <text:p>0</text:p>
          </table:table-cell>
          <table:table-cell table:formula="of:=IF(ISERROR(VLOOKUP([.B34];[.$N$5:.$O$12];2;0));0;VLOOKUP([.B34];[.$N$5:.$O$12];2;0))" office:value-type="float" office:value="0" calcext:value-type="float">
            <text:p>0</text:p>
          </table:table-cell>
          <table:table-cell table:formula="of:=IF([.E34]=&quot;Unknown&quot;;[.C3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43" calcext:value-type="float">
            <text:p>2943</text:p>
          </table:table-cell>
          <table:table-cell office:value-type="float" office:value="709032" calcext:value-type="float">
            <text:p>709032</text:p>
          </table:table-cell>
          <table:table-cell table:formula="of:=VLOOKUP([.B35];[Sheet2.$A$4:.$B$271];2;0)" office:value-type="string" office:string-value="STP FUNDS TRANSFER DR" calcext:value-type="string">
            <text:p>STP FUNDS TRANSFER DR</text:p>
          </table:table-cell>
          <table:table-cell table:formula="of:=IF(ISERROR(VLOOKUP([.$B35];[Sheet2.$A$4:.$G$271];6;0));0;VLOOKUP([.$B35];[Sheet2.$A$4:.$G$271];6;0))" office:value-type="string" office:string-value="Unknown" calcext:value-type="string">
            <text:p>Unknown</text:p>
          </table:table-cell>
          <table:table-cell office:value-type="float" office:value="101524" calcext:value-type="float">
            <text:p>101524</text:p>
          </table:table-cell>
          <table:table-cell table:formula="of:=IF(ISERROR([.D35]);1;0)" office:value-type="float" office:value="0" calcext:value-type="float">
            <text:p>0</text:p>
          </table:table-cell>
          <table:table-cell table:formula="of:=[.G35]*[.C35]" office:value-type="float" office:value="0" calcext:value-type="float">
            <text:p>0</text:p>
          </table:table-cell>
          <table:table-cell table:formula="of:=IF(ISERROR(VLOOKUP([.B35];[.$N$5:.$O$12];2;0));0;VLOOKUP([.B35];[.$N$5:.$O$12];2;0))" office:value-type="float" office:value="0" calcext:value-type="float">
            <text:p>0</text:p>
          </table:table-cell>
          <table:table-cell table:formula="of:=IF([.E35]=&quot;Unknown&quot;;[.C35];0)" office:value-type="float" office:value="709032" calcext:value-type="float">
            <text:p>7090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501" calcext:value-type="float">
            <text:p>6501</text:p>
          </table:table-cell>
          <table:table-cell office:value-type="float" office:value="702625" calcext:value-type="float">
            <text:p>702625</text:p>
          </table:table-cell>
          <table:table-cell table:formula="of:=VLOOKUP([.B36];[Sheet2.$A$4:.$B$271];2;0)" office:value-type="string" office:string-value="CHQ DEP" calcext:value-type="string">
            <text:p>CHQ DEP</text:p>
          </table:table-cell>
          <table:table-cell table:formula="of:=IF(ISERROR(VLOOKUP([.$B36];[Sheet2.$A$4:.$G$271];6;0));0;VLOOKUP([.$B36];[Sheet2.$A$4:.$G$271];6;0))" office:value-type="string" office:string-value="Unknown" calcext:value-type="string">
            <text:p>Unknown</text:p>
          </table:table-cell>
          <table:table-cell office:value-type="float" office:value="293452" calcext:value-type="float">
            <text:p>293452</text:p>
          </table:table-cell>
          <table:table-cell table:formula="of:=IF(ISERROR([.D36]);1;0)" office:value-type="float" office:value="0" calcext:value-type="float">
            <text:p>0</text:p>
          </table:table-cell>
          <table:table-cell table:formula="of:=[.G36]*[.C36]" office:value-type="float" office:value="0" calcext:value-type="float">
            <text:p>0</text:p>
          </table:table-cell>
          <table:table-cell table:formula="of:=IF(ISERROR(VLOOKUP([.B36];[.$N$5:.$O$12];2;0));0;VLOOKUP([.B36];[.$N$5:.$O$12];2;0))" office:value-type="float" office:value="0" calcext:value-type="float">
            <text:p>0</text:p>
          </table:table-cell>
          <table:table-cell table:formula="of:=IF([.E36]=&quot;Unknown&quot;;[.C36];0)" office:value-type="float" office:value="702625" calcext:value-type="float">
            <text:p>702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18" calcext:value-type="float">
            <text:p>5818</text:p>
          </table:table-cell>
          <table:table-cell office:value-type="float" office:value="599588" calcext:value-type="float">
            <text:p>599588</text:p>
          </table:table-cell>
          <table:table-cell table:formula="of:=VLOOKUP([.B37];[Sheet2.$A$4:.$B$271];2;0)" office:value-type="string" office:string-value="DECLINE CHG DEBIT FOR INSUFFICIENT FUND" calcext:value-type="string">
            <text:p>DECLINE CHG DEBIT FOR INSUFFICIENT FUND</text:p>
          </table:table-cell>
          <table:table-cell table:formula="of:=IF(ISERROR(VLOOKUP([.$B37];[Sheet2.$A$4:.$G$271];6;0));0;VLOOKUP([.$B37];[Sheet2.$A$4:.$G$271];6;0))" office:value-type="string" office:string-value="Charges" calcext:value-type="string">
            <text:p>Charges</text:p>
          </table:table-cell>
          <table:table-cell office:value-type="float" office:value="228184" calcext:value-type="float">
            <text:p>228184</text:p>
          </table:table-cell>
          <table:table-cell table:formula="of:=IF(ISERROR([.D37]);1;0)" office:value-type="float" office:value="0" calcext:value-type="float">
            <text:p>0</text:p>
          </table:table-cell>
          <table:table-cell table:formula="of:=[.G37]*[.C37]" office:value-type="float" office:value="0" calcext:value-type="float">
            <text:p>0</text:p>
          </table:table-cell>
          <table:table-cell table:formula="of:=IF(ISERROR(VLOOKUP([.B37];[.$N$5:.$O$12];2;0));0;VLOOKUP([.B37];[.$N$5:.$O$12];2;0))" office:value-type="float" office:value="0" calcext:value-type="float">
            <text:p>0</text:p>
          </table:table-cell>
          <table:table-cell table:formula="of:=IF([.E37]=&quot;Unknown&quot;;[.C3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11" calcext:value-type="float">
            <text:p>1211</text:p>
          </table:table-cell>
          <table:table-cell office:value-type="float" office:value="506286" calcext:value-type="float">
            <text:p>506286</text:p>
          </table:table-cell>
          <table:table-cell table:formula="of:=VLOOKUP([.B38];[Sheet2.$A$4:.$B$271];2;0)" office:value-type="string" office:string-value="INTER BRANCH CHARGES DEBIT" calcext:value-type="string">
            <text:p>INTER BRANCH CHARGES DEBIT</text:p>
          </table:table-cell>
          <table:table-cell table:formula="of:=IF(ISERROR(VLOOKUP([.$B38];[Sheet2.$A$4:.$G$271];6;0));0;VLOOKUP([.$B38];[Sheet2.$A$4:.$G$271];6;0))" office:value-type="string" office:string-value="Charges" calcext:value-type="string">
            <text:p>Charges</text:p>
          </table:table-cell>
          <table:table-cell office:value-type="float" office:value="237985" calcext:value-type="float">
            <text:p>237985</text:p>
          </table:table-cell>
          <table:table-cell table:formula="of:=IF(ISERROR([.D38]);1;0)" office:value-type="float" office:value="0" calcext:value-type="float">
            <text:p>0</text:p>
          </table:table-cell>
          <table:table-cell table:formula="of:=[.G38]*[.C38]" office:value-type="float" office:value="0" calcext:value-type="float">
            <text:p>0</text:p>
          </table:table-cell>
          <table:table-cell table:formula="of:=IF(ISERROR(VLOOKUP([.B38];[.$N$5:.$O$12];2;0));0;VLOOKUP([.B38];[.$N$5:.$O$12];2;0))" office:value-type="float" office:value="0" calcext:value-type="float">
            <text:p>0</text:p>
          </table:table-cell>
          <table:table-cell table:formula="of:=IF([.E38]=&quot;Unknown&quot;;[.C3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47" calcext:value-type="float">
            <text:p>1147</text:p>
          </table:table-cell>
          <table:table-cell office:value-type="float" office:value="495543" calcext:value-type="float">
            <text:p>495543</text:p>
          </table:table-cell>
          <table:table-cell table:formula="of:=VLOOKUP([.B39];[Sheet2.$A$4:.$B$271];2;0)" office:value-type="string" office:string-value="DIRECT PAY MERCHANT PAYMENTS CREDIT" calcext:value-type="string">
            <text:p>DIRECT PAY MERCHANT PAYMENTS CREDIT</text:p>
          </table:table-cell>
          <table:table-cell table:formula="of:=IF(ISERROR(VLOOKUP([.$B39];[Sheet2.$A$4:.$G$271];6;0));0;VLOOKUP([.$B39];[Sheet2.$A$4:.$G$271];6;0))" office:value-type="string" office:string-value="Income" calcext:value-type="string">
            <text:p>Income</text:p>
          </table:table-cell>
          <table:table-cell office:value-type="float" office:value="208926" calcext:value-type="float">
            <text:p>208926</text:p>
          </table:table-cell>
          <table:table-cell table:formula="of:=IF(ISERROR([.D39]);1;0)" office:value-type="float" office:value="0" calcext:value-type="float">
            <text:p>0</text:p>
          </table:table-cell>
          <table:table-cell table:formula="of:=[.G39]*[.C39]" office:value-type="float" office:value="0" calcext:value-type="float">
            <text:p>0</text:p>
          </table:table-cell>
          <table:table-cell table:formula="of:=IF(ISERROR(VLOOKUP([.B39];[.$N$5:.$O$12];2;0));0;VLOOKUP([.B39];[.$N$5:.$O$12];2;0))" office:value-type="float" office:value="0" calcext:value-type="float">
            <text:p>0</text:p>
          </table:table-cell>
          <table:table-cell table:formula="of:=IF([.E39]=&quot;Unknown&quot;;[.C3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87" calcext:value-type="float">
            <text:p>2987</text:p>
          </table:table-cell>
          <table:table-cell office:value-type="float" office:value="483180" calcext:value-type="float">
            <text:p>483180</text:p>
          </table:table-cell>
          <table:table-cell table:formula="of:=VLOOKUP([.B40];[Sheet2.$A$4:.$B$271];2;0)" office:value-type="string" office:string-value="IMPS P2A DR" calcext:value-type="string">
            <text:p>IMPS P2A DR</text:p>
          </table:table-cell>
          <table:table-cell table:formula="of:=IF(ISERROR(VLOOKUP([.$B40];[Sheet2.$A$4:.$G$271];6;0));0;VLOOKUP([.$B40];[Sheet2.$A$4:.$G$271];6;0))" office:value-type="string" office:string-value="Unknown" calcext:value-type="string">
            <text:p>Unknown</text:p>
          </table:table-cell>
          <table:table-cell office:value-type="float" office:value="91716" calcext:value-type="float">
            <text:p>91716</text:p>
          </table:table-cell>
          <table:table-cell table:formula="of:=IF(ISERROR([.D40]);1;0)" office:value-type="float" office:value="0" calcext:value-type="float">
            <text:p>0</text:p>
          </table:table-cell>
          <table:table-cell table:formula="of:=[.G40]*[.C40]" office:value-type="float" office:value="0" calcext:value-type="float">
            <text:p>0</text:p>
          </table:table-cell>
          <table:table-cell table:formula="of:=IF(ISERROR(VLOOKUP([.B40];[.$N$5:.$O$12];2;0));0;VLOOKUP([.B40];[.$N$5:.$O$12];2;0))" office:value-type="float" office:value="0" calcext:value-type="float">
            <text:p>0</text:p>
          </table:table-cell>
          <table:table-cell table:formula="of:=IF([.E40]=&quot;Unknown&quot;;[.C40];0)" office:value-type="float" office:value="483180" calcext:value-type="float">
            <text:p>4831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37" calcext:value-type="float">
            <text:p>2937</text:p>
          </table:table-cell>
          <table:table-cell office:value-type="float" office:value="450309" calcext:value-type="float">
            <text:p>450309</text:p>
          </table:table-cell>
          <table:table-cell table:formula="of:=VLOOKUP([.B41];[Sheet2.$A$4:.$B$271];2;0)" office:value-type="string" office:string-value="IB TD ACCT OPENING DR" calcext:value-type="string">
            <text:p>IB TD ACCT OPENING DR</text:p>
          </table:table-cell>
          <table:table-cell table:formula="of:=IF(ISERROR(VLOOKUP([.$B41];[Sheet2.$A$4:.$G$271];6;0));0;VLOOKUP([.$B41];[Sheet2.$A$4:.$G$271];6;0))" office:value-type="string" office:string-value="Investment" calcext:value-type="string">
            <text:p>Investment</text:p>
          </table:table-cell>
          <table:table-cell office:value-type="float" office:value="95870" calcext:value-type="float">
            <text:p>95870</text:p>
          </table:table-cell>
          <table:table-cell table:formula="of:=IF(ISERROR([.D41]);1;0)" office:value-type="float" office:value="0" calcext:value-type="float">
            <text:p>0</text:p>
          </table:table-cell>
          <table:table-cell table:formula="of:=[.G41]*[.C41]" office:value-type="float" office:value="0" calcext:value-type="float">
            <text:p>0</text:p>
          </table:table-cell>
          <table:table-cell table:formula="of:=IF(ISERROR(VLOOKUP([.B41];[.$N$5:.$O$12];2;0));0;VLOOKUP([.B41];[.$N$5:.$O$12];2;0))" office:value-type="float" office:value="0" calcext:value-type="float">
            <text:p>0</text:p>
          </table:table-cell>
          <table:table-cell table:formula="of:=IF([.E41]=&quot;Unknown&quot;;[.C4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81" calcext:value-type="float">
            <text:p>1181</text:p>
          </table:table-cell>
          <table:table-cell office:value-type="float" office:value="397579" calcext:value-type="float">
            <text:p>397579</text:p>
          </table:table-cell>
          <table:table-cell table:formula="of:=VLOOKUP([.B42];[Sheet2.$A$4:.$B$271];2;0)" office:value-type="string" office:string-value="INTEREST PAID-CASA-BATCH PROCESSING" calcext:value-type="string">
            <text:p>INTEREST PAID-CASA-BATCH PROCESSING</text:p>
          </table:table-cell>
          <table:table-cell table:formula="of:=IF(ISERROR(VLOOKUP([.$B42];[Sheet2.$A$4:.$G$271];6;0));0;VLOOKUP([.$B42];[Sheet2.$A$4:.$G$271];6;0))" office:value-type="string" office:string-value="Unknown" calcext:value-type="string">
            <text:p>Unknown</text:p>
          </table:table-cell>
          <table:table-cell office:value-type="float" office:value="60872" calcext:value-type="float">
            <text:p>60872</text:p>
          </table:table-cell>
          <table:table-cell table:formula="of:=IF(ISERROR([.D42]);1;0)" office:value-type="float" office:value="0" calcext:value-type="float">
            <text:p>0</text:p>
          </table:table-cell>
          <table:table-cell table:formula="of:=[.G42]*[.C42]" office:value-type="float" office:value="0" calcext:value-type="float">
            <text:p>0</text:p>
          </table:table-cell>
          <table:table-cell table:formula="of:=IF(ISERROR(VLOOKUP([.B42];[.$N$5:.$O$12];2;0));0;VLOOKUP([.B42];[.$N$5:.$O$12];2;0))" office:value-type="float" office:value="0" calcext:value-type="float">
            <text:p>0</text:p>
          </table:table-cell>
          <table:table-cell table:formula="of:=IF([.E42]=&quot;Unknown&quot;;[.C42];0)" office:value-type="float" office:value="397579" calcext:value-type="float">
            <text:p>3975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56" calcext:value-type="float">
            <text:p>9256</text:p>
          </table:table-cell>
          <table:table-cell office:value-type="float" office:value="393251" calcext:value-type="float">
            <text:p>393251</text:p>
          </table:table-cell>
          <table:table-cell table:formula="of:=VLOOKUP([.B43];[Sheet2.$A$4:.$B$271];2;0)" office:value-type="string" office:string-value="RECOVERY OF CHARGES IMPS OUTGOING TXN DR" calcext:value-type="string">
            <text:p>RECOVERY OF CHARGES IMPS OUTGOING TXN DR</text:p>
          </table:table-cell>
          <table:table-cell table:formula="of:=IF(ISERROR(VLOOKUP([.$B43];[Sheet2.$A$4:.$G$271];6;0));0;VLOOKUP([.$B43];[Sheet2.$A$4:.$G$271];6;0))" office:value-type="string" office:string-value="Charges" calcext:value-type="string">
            <text:p>Charges</text:p>
          </table:table-cell>
          <table:table-cell office:value-type="float" office:value="81357" calcext:value-type="float">
            <text:p>81357</text:p>
          </table:table-cell>
          <table:table-cell table:formula="of:=IF(ISERROR([.D43]);1;0)" office:value-type="float" office:value="0" calcext:value-type="float">
            <text:p>0</text:p>
          </table:table-cell>
          <table:table-cell table:formula="of:=[.G43]*[.C43]" office:value-type="float" office:value="0" calcext:value-type="float">
            <text:p>0</text:p>
          </table:table-cell>
          <table:table-cell table:formula="of:=IF(ISERROR(VLOOKUP([.B43];[.$N$5:.$O$12];2;0));0;VLOOKUP([.B43];[.$N$5:.$O$12];2;0))" office:value-type="float" office:value="0" calcext:value-type="float">
            <text:p>0</text:p>
          </table:table-cell>
          <table:table-cell table:formula="of:=IF([.E43]=&quot;Unknown&quot;;[.C4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75" calcext:value-type="float">
            <text:p>5975</text:p>
          </table:table-cell>
          <table:table-cell office:value-type="float" office:value="362994" calcext:value-type="float">
            <text:p>362994</text:p>
          </table:table-cell>
          <table:table-cell table:formula="of:=VLOOKUP([.B44];[Sheet2.$A$4:.$B$271];2;0)" office:value-type="string" office:string-value="ECS CREDIT - GEFU" calcext:value-type="string">
            <text:p>ECS CREDIT - GEFU</text:p>
          </table:table-cell>
          <table:table-cell table:formula="of:=IF(ISERROR(VLOOKUP([.$B44];[Sheet2.$A$4:.$G$271];6;0));0;VLOOKUP([.$B44];[Sheet2.$A$4:.$G$271];6;0))" office:value-type="string" office:string-value="Unknown" calcext:value-type="string">
            <text:p>Unknown</text:p>
          </table:table-cell>
          <table:table-cell office:value-type="float" office:value="144741" calcext:value-type="float">
            <text:p>144741</text:p>
          </table:table-cell>
          <table:table-cell table:formula="of:=IF(ISERROR([.D44]);1;0)" office:value-type="float" office:value="0" calcext:value-type="float">
            <text:p>0</text:p>
          </table:table-cell>
          <table:table-cell table:formula="of:=[.G44]*[.C44]" office:value-type="float" office:value="0" calcext:value-type="float">
            <text:p>0</text:p>
          </table:table-cell>
          <table:table-cell table:formula="of:=IF(ISERROR(VLOOKUP([.B44];[.$N$5:.$O$12];2;0));0;VLOOKUP([.B44];[.$N$5:.$O$12];2;0))" office:value-type="float" office:value="0" calcext:value-type="float">
            <text:p>0</text:p>
          </table:table-cell>
          <table:table-cell table:formula="of:=IF([.E44]=&quot;Unknown&quot;;[.C44];0)" office:value-type="float" office:value="362994" calcext:value-type="float">
            <text:p>3629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72" calcext:value-type="float">
            <text:p>1372</text:p>
          </table:table-cell>
          <table:table-cell office:value-type="float" office:value="331867" calcext:value-type="float">
            <text:p>331867</text:p>
          </table:table-cell>
          <table:table-cell table:formula="of:=VLOOKUP([.B45];[Sheet2.$A$4:.$B$271];2;0)" office:value-type="string" office:string-value="Cash Deposit - Third Party" calcext:value-type="string">
            <text:p>Cash Deposit - Third Party</text:p>
          </table:table-cell>
          <table:table-cell table:formula="of:=IF(ISERROR(VLOOKUP([.$B45];[Sheet2.$A$4:.$G$271];6;0));0;VLOOKUP([.$B45];[Sheet2.$A$4:.$G$271];6;0))" office:value-type="string" office:string-value="Unknown" calcext:value-type="string">
            <text:p>Unknown</text:p>
          </table:table-cell>
          <table:table-cell office:value-type="float" office:value="178266" calcext:value-type="float">
            <text:p>178266</text:p>
          </table:table-cell>
          <table:table-cell table:formula="of:=IF(ISERROR([.D45]);1;0)" office:value-type="float" office:value="0" calcext:value-type="float">
            <text:p>0</text:p>
          </table:table-cell>
          <table:table-cell table:formula="of:=[.G45]*[.C45]" office:value-type="float" office:value="0" calcext:value-type="float">
            <text:p>0</text:p>
          </table:table-cell>
          <table:table-cell table:formula="of:=IF(ISERROR(VLOOKUP([.B45];[.$N$5:.$O$12];2;0));0;VLOOKUP([.B45];[.$N$5:.$O$12];2;0))" office:value-type="float" office:value="0" calcext:value-type="float">
            <text:p>0</text:p>
          </table:table-cell>
          <table:table-cell table:formula="of:=IF([.E45]=&quot;Unknown&quot;;[.C45];0)" office:value-type="float" office:value="331867" calcext:value-type="float">
            <text:p>3318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6" calcext:value-type="float">
            <text:p>1006</text:p>
          </table:table-cell>
          <table:table-cell office:value-type="float" office:value="321778" calcext:value-type="float">
            <text:p>321778</text:p>
          </table:table-cell>
          <table:table-cell table:formula="of:=VLOOKUP([.B46];[Sheet2.$A$4:.$B$271];2;0)" office:value-type="string" office:string-value="FT -" calcext:value-type="string">
            <text:p>FT -</text:p>
          </table:table-cell>
          <table:table-cell table:formula="of:=IF(ISERROR(VLOOKUP([.$B46];[Sheet2.$A$4:.$G$271];6;0));0;VLOOKUP([.$B46];[Sheet2.$A$4:.$G$271];6;0))" office:value-type="string" office:string-value="Unknown" calcext:value-type="string">
            <text:p>Unknown</text:p>
          </table:table-cell>
          <table:table-cell office:value-type="float" office:value="180180" calcext:value-type="float">
            <text:p>180180</text:p>
          </table:table-cell>
          <table:table-cell table:formula="of:=IF(ISERROR([.D46]);1;0)" office:value-type="float" office:value="0" calcext:value-type="float">
            <text:p>0</text:p>
          </table:table-cell>
          <table:table-cell table:formula="of:=[.G46]*[.C46]" office:value-type="float" office:value="0" calcext:value-type="float">
            <text:p>0</text:p>
          </table:table-cell>
          <table:table-cell table:formula="of:=IF(ISERROR(VLOOKUP([.B46];[.$N$5:.$O$12];2;0));0;VLOOKUP([.B46];[.$N$5:.$O$12];2;0))" office:value-type="float" office:value="0" calcext:value-type="float">
            <text:p>0</text:p>
          </table:table-cell>
          <table:table-cell table:formula="of:=IF([.E46]=&quot;Unknown&quot;;[.C46];0)" office:value-type="float" office:value="321778" calcext:value-type="float">
            <text:p>3217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39" calcext:value-type="float">
            <text:p>1139</text:p>
          </table:table-cell>
          <table:table-cell office:value-type="float" office:value="298732" calcext:value-type="float">
            <text:p>298732</text:p>
          </table:table-cell>
          <table:table-cell table:formula="of:=VLOOKUP([.B47];[Sheet2.$A$4:.$B$271];2;0)" office:value-type="string" office:string-value="MERCHANT ACQUIRING CREDIT" calcext:value-type="string">
            <text:p>MERCHANT ACQUIRING CREDIT</text:p>
          </table:table-cell>
          <table:table-cell table:formula="of:=IF(ISERROR(VLOOKUP([.$B47];[Sheet2.$A$4:.$G$271];6;0));0;VLOOKUP([.$B47];[Sheet2.$A$4:.$G$271];6;0))" office:value-type="string" office:string-value="Income" calcext:value-type="string">
            <text:p>Income</text:p>
          </table:table-cell>
          <table:table-cell office:value-type="float" office:value="109120" calcext:value-type="float">
            <text:p>109120</text:p>
          </table:table-cell>
          <table:table-cell table:formula="of:=IF(ISERROR([.D47]);1;0)" office:value-type="float" office:value="0" calcext:value-type="float">
            <text:p>0</text:p>
          </table:table-cell>
          <table:table-cell table:formula="of:=[.G47]*[.C47]" office:value-type="float" office:value="0" calcext:value-type="float">
            <text:p>0</text:p>
          </table:table-cell>
          <table:table-cell table:formula="of:=IF(ISERROR(VLOOKUP([.B47];[.$N$5:.$O$12];2;0));0;VLOOKUP([.B47];[.$N$5:.$O$12];2;0))" office:value-type="float" office:value="0" calcext:value-type="float">
            <text:p>0</text:p>
          </table:table-cell>
          <table:table-cell table:formula="of:=IF([.E47]=&quot;Unknown&quot;;[.C4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07" calcext:value-type="float">
            <text:p>5807</text:p>
          </table:table-cell>
          <table:table-cell office:value-type="float" office:value="292969" calcext:value-type="float">
            <text:p>292969</text:p>
          </table:table-cell>
          <table:table-cell table:formula="of:=VLOOKUP([.B48];[Sheet2.$A$4:.$B$271];2;0)" office:value-type="string" office:string-value="RETAIL ASSET OPERATIONS - PDC UNIT" calcext:value-type="string">
            <text:p>RETAIL ASSET OPERATIONS - PDC UNIT</text:p>
          </table:table-cell>
          <table:table-cell table:formula="of:=IF(ISERROR(VLOOKUP([.$B48];[Sheet2.$A$4:.$G$271];6;0));0;VLOOKUP([.$B48];[Sheet2.$A$4:.$G$271];6;0))" office:value-type="string" office:string-value="Installment" calcext:value-type="string">
            <text:p>Installment</text:p>
          </table:table-cell>
          <table:table-cell office:value-type="float" office:value="43065" calcext:value-type="float">
            <text:p>43065</text:p>
          </table:table-cell>
          <table:table-cell table:formula="of:=IF(ISERROR([.D48]);1;0)" office:value-type="float" office:value="0" calcext:value-type="float">
            <text:p>0</text:p>
          </table:table-cell>
          <table:table-cell table:formula="of:=[.G48]*[.C48]" office:value-type="float" office:value="0" calcext:value-type="float">
            <text:p>0</text:p>
          </table:table-cell>
          <table:table-cell table:formula="of:=IF(ISERROR(VLOOKUP([.B48];[.$N$5:.$O$12];2;0));0;VLOOKUP([.B48];[.$N$5:.$O$12];2;0))" office:value-type="float" office:value="0" calcext:value-type="float">
            <text:p>0</text:p>
          </table:table-cell>
          <table:table-cell table:formula="of:=IF([.E48]=&quot;Unknown&quot;;[.C4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13" calcext:value-type="float">
            <text:p>1013</text:p>
          </table:table-cell>
          <table:table-cell office:value-type="float" office:value="267408" calcext:value-type="float">
            <text:p>267408</text:p>
          </table:table-cell>
          <table:table-cell table:formula="of:=VLOOKUP([.B49];[Sheet2.$A$4:.$B$271];2;0)" office:value-type="string" office:string-value="CHQ PAID" calcext:value-type="string">
            <text:p>CHQ PAID</text:p>
          </table:table-cell>
          <table:table-cell table:formula="of:=IF(ISERROR(VLOOKUP([.$B49];[Sheet2.$A$4:.$G$271];6;0));0;VLOOKUP([.$B49];[Sheet2.$A$4:.$G$271];6;0))" office:value-type="string" office:string-value="Unknown" calcext:value-type="string">
            <text:p>Unknown</text:p>
          </table:table-cell>
          <table:table-cell office:value-type="float" office:value="126077" calcext:value-type="float">
            <text:p>126077</text:p>
          </table:table-cell>
          <table:table-cell table:formula="of:=IF(ISERROR([.D49]);1;0)" office:value-type="float" office:value="0" calcext:value-type="float">
            <text:p>0</text:p>
          </table:table-cell>
          <table:table-cell table:formula="of:=[.G49]*[.C49]" office:value-type="float" office:value="0" calcext:value-type="float">
            <text:p>0</text:p>
          </table:table-cell>
          <table:table-cell table:formula="of:=IF(ISERROR(VLOOKUP([.B49];[.$N$5:.$O$12];2;0));0;VLOOKUP([.B49];[.$N$5:.$O$12];2;0))" office:value-type="float" office:value="0" calcext:value-type="float">
            <text:p>0</text:p>
          </table:table-cell>
          <table:table-cell table:formula="of:=IF([.E49]=&quot;Unknown&quot;;[.C49];0)" office:value-type="float" office:value="267408" calcext:value-type="float">
            <text:p>2674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19" calcext:value-type="float">
            <text:p>1319</text:p>
          </table:table-cell>
          <table:table-cell office:value-type="float" office:value="242886" calcext:value-type="float">
            <text:p>242886</text:p>
          </table:table-cell>
          <table:table-cell table:formula="of:=VLOOKUP([.B50];[Sheet2.$A$4:.$B$271];2;0)" office:value-type="string" office:string-value="TD REDEMPTION TO SAVINGS ACCOUNT" calcext:value-type="string">
            <text:p>TD REDEMPTION TO SAVINGS ACCOUNT</text:p>
          </table:table-cell>
          <table:table-cell table:formula="of:=IF(ISERROR(VLOOKUP([.$B50];[Sheet2.$A$4:.$G$271];6;0));0;VLOOKUP([.$B50];[Sheet2.$A$4:.$G$271];6;0))" office:value-type="string" office:string-value="Income" calcext:value-type="string">
            <text:p>Income</text:p>
          </table:table-cell>
          <table:table-cell office:value-type="float" office:value="62547" calcext:value-type="float">
            <text:p>62547</text:p>
          </table:table-cell>
          <table:table-cell table:formula="of:=IF(ISERROR([.D50]);1;0)" office:value-type="float" office:value="0" calcext:value-type="float">
            <text:p>0</text:p>
          </table:table-cell>
          <table:table-cell table:formula="of:=[.G50]*[.C50]" office:value-type="float" office:value="0" calcext:value-type="float">
            <text:p>0</text:p>
          </table:table-cell>
          <table:table-cell table:formula="of:=IF(ISERROR(VLOOKUP([.B50];[.$N$5:.$O$12];2;0));0;VLOOKUP([.B50];[.$N$5:.$O$12];2;0))" office:value-type="float" office:value="0" calcext:value-type="float">
            <text:p>0</text:p>
          </table:table-cell>
          <table:table-cell table:formula="of:=IF([.E50]=&quot;Unknown&quot;;[.C5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36" calcext:value-type="float">
            <text:p>5936</text:p>
          </table:table-cell>
          <table:table-cell office:value-type="float" office:value="242456" calcext:value-type="float">
            <text:p>242456</text:p>
          </table:table-cell>
          <table:table-cell table:formula="of:=VLOOKUP([.B51];[Sheet2.$A$4:.$B$271];2;0)" office:value-type="string" office:string-value="DEBIT CARD FEE DEBIT" calcext:value-type="string">
            <text:p>DEBIT CARD FEE DEBIT</text:p>
          </table:table-cell>
          <table:table-cell table:formula="of:=IF(ISERROR(VLOOKUP([.$B51];[Sheet2.$A$4:.$G$271];6;0));0;VLOOKUP([.$B51];[Sheet2.$A$4:.$G$271];6;0))" office:value-type="string" office:string-value="Charges" calcext:value-type="string">
            <text:p>Charges</text:p>
          </table:table-cell>
          <table:table-cell office:value-type="float" office:value="185748" calcext:value-type="float">
            <text:p>185748</text:p>
          </table:table-cell>
          <table:table-cell table:formula="of:=IF(ISERROR([.D51]);1;0)" office:value-type="float" office:value="0" calcext:value-type="float">
            <text:p>0</text:p>
          </table:table-cell>
          <table:table-cell table:formula="of:=[.G51]*[.C51]" office:value-type="float" office:value="0" calcext:value-type="float">
            <text:p>0</text:p>
          </table:table-cell>
          <table:table-cell table:formula="of:=IF(ISERROR(VLOOKUP([.B51];[.$N$5:.$O$12];2;0));0;VLOOKUP([.B51];[.$N$5:.$O$12];2;0))" office:value-type="float" office:value="0" calcext:value-type="float">
            <text:p>0</text:p>
          </table:table-cell>
          <table:table-cell table:formula="of:=IF([.E51]=&quot;Unknown&quot;;[.C5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52" calcext:value-type="float">
            <text:p>1252</text:p>
          </table:table-cell>
          <table:table-cell office:value-type="float" office:value="225176" calcext:value-type="float">
            <text:p>225176</text:p>
          </table:table-cell>
          <table:table-cell table:formula="of:=VLOOKUP([.B52];[Sheet2.$A$4:.$B$271];2;0)" office:value-type="string" office:string-value="DEPOSITORY CHARGES DEBIT" calcext:value-type="string">
            <text:p>DEPOSITORY CHARGES DEBIT</text:p>
          </table:table-cell>
          <table:table-cell table:formula="of:=IF(ISERROR(VLOOKUP([.$B52];[Sheet2.$A$4:.$G$271];6;0));0;VLOOKUP([.$B52];[Sheet2.$A$4:.$G$271];6;0))" office:value-type="string" office:string-value="Charges" calcext:value-type="string">
            <text:p>Charges</text:p>
          </table:table-cell>
          <table:table-cell office:value-type="float" office:value="141661" calcext:value-type="float">
            <text:p>141661</text:p>
          </table:table-cell>
          <table:table-cell table:formula="of:=IF(ISERROR([.D52]);1;0)" office:value-type="float" office:value="0" calcext:value-type="float">
            <text:p>0</text:p>
          </table:table-cell>
          <table:table-cell table:formula="of:=[.G52]*[.C52]" office:value-type="float" office:value="0" calcext:value-type="float">
            <text:p>0</text:p>
          </table:table-cell>
          <table:table-cell table:formula="of:=IF(ISERROR(VLOOKUP([.B52];[.$N$5:.$O$12];2;0));0;VLOOKUP([.B52];[.$N$5:.$O$12];2;0))" office:value-type="float" office:value="0" calcext:value-type="float">
            <text:p>0</text:p>
          </table:table-cell>
          <table:table-cell table:formula="of:=IF([.E52]=&quot;Unknown&quot;;[.C5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02" calcext:value-type="float">
            <text:p>1702</text:p>
          </table:table-cell>
          <table:table-cell office:value-type="float" office:value="224582" calcext:value-type="float">
            <text:p>224582</text:p>
          </table:table-cell>
          <table:table-cell table:formula="of:=VLOOKUP([.B53];[Sheet2.$A$4:.$B$271];2;0)" office:value-type="string" office:string-value="FT -" calcext:value-type="string">
            <text:p>FT -</text:p>
          </table:table-cell>
          <table:table-cell table:formula="of:=IF(ISERROR(VLOOKUP([.$B53];[Sheet2.$A$4:.$G$271];6;0));0;VLOOKUP([.$B53];[Sheet2.$A$4:.$G$271];6;0))" office:value-type="string" office:string-value="Unknown" calcext:value-type="string">
            <text:p>Unknown</text:p>
          </table:table-cell>
          <table:table-cell office:value-type="float" office:value="116135" calcext:value-type="float">
            <text:p>116135</text:p>
          </table:table-cell>
          <table:table-cell table:formula="of:=IF(ISERROR([.D53]);1;0)" office:value-type="float" office:value="0" calcext:value-type="float">
            <text:p>0</text:p>
          </table:table-cell>
          <table:table-cell table:formula="of:=[.G53]*[.C53]" office:value-type="float" office:value="0" calcext:value-type="float">
            <text:p>0</text:p>
          </table:table-cell>
          <table:table-cell table:formula="of:=IF(ISERROR(VLOOKUP([.B53];[.$N$5:.$O$12];2;0));0;VLOOKUP([.B53];[.$N$5:.$O$12];2;0))" office:value-type="float" office:value="0" calcext:value-type="float">
            <text:p>0</text:p>
          </table:table-cell>
          <table:table-cell table:formula="of:=IF([.E53]=&quot;Unknown&quot;;[.C53];0)" office:value-type="float" office:value="224582" calcext:value-type="float">
            <text:p>2245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17" calcext:value-type="float">
            <text:p>1117</text:p>
          </table:table-cell>
          <table:table-cell office:value-type="float" office:value="222811" calcext:value-type="float">
            <text:p>222811</text:p>
          </table:table-cell>
          <table:table-cell table:formula="of:=VLOOKUP([.B54];[Sheet2.$A$4:.$B$271];2;0)" office:value-type="string" office:string-value="CREDIT CARD PAY CREDIT" calcext:value-type="string">
            <text:p>CREDIT CARD PAY CREDIT</text:p>
          </table:table-cell>
          <table:table-cell table:formula="of:=IF(ISERROR(VLOOKUP([.$B54];[Sheet2.$A$4:.$G$271];6;0));0;VLOOKUP([.$B54];[Sheet2.$A$4:.$G$271];6;0))" office:value-type="string" office:string-value="Loan" calcext:value-type="string">
            <text:p>Loan</text:p>
          </table:table-cell>
          <table:table-cell office:value-type="float" office:value="102704" calcext:value-type="float">
            <text:p>102704</text:p>
          </table:table-cell>
          <table:table-cell table:formula="of:=IF(ISERROR([.D54]);1;0)" office:value-type="float" office:value="0" calcext:value-type="float">
            <text:p>0</text:p>
          </table:table-cell>
          <table:table-cell table:formula="of:=[.G54]*[.C54]" office:value-type="float" office:value="0" calcext:value-type="float">
            <text:p>0</text:p>
          </table:table-cell>
          <table:table-cell table:formula="of:=IF(ISERROR(VLOOKUP([.B54];[.$N$5:.$O$12];2;0));0;VLOOKUP([.B54];[.$N$5:.$O$12];2;0))" office:value-type="float" office:value="0" calcext:value-type="float">
            <text:p>0</text:p>
          </table:table-cell>
          <table:table-cell table:formula="of:=IF([.E54]=&quot;Unknown&quot;;[.C5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04" calcext:value-type="float">
            <text:p>1704</text:p>
          </table:table-cell>
          <table:table-cell office:value-type="float" office:value="192474" calcext:value-type="float">
            <text:p>192474</text:p>
          </table:table-cell>
          <table:table-cell table:formula="of:=VLOOKUP([.B55];[Sheet2.$A$4:.$B$271];2;0)" office:value-type="string" office:string-value="SWEEP-IN CREDIT" calcext:value-type="string">
            <text:p>SWEEP-IN CREDIT</text:p>
          </table:table-cell>
          <table:table-cell table:formula="of:=IF(ISERROR(VLOOKUP([.$B55];[Sheet2.$A$4:.$G$271];6;0));0;VLOOKUP([.$B55];[Sheet2.$A$4:.$G$271];6;0))" office:value-type="string" office:string-value="Investment" calcext:value-type="string">
            <text:p>Investment</text:p>
          </table:table-cell>
          <table:table-cell office:value-type="float" office:value="9618" calcext:value-type="float">
            <text:p>9618</text:p>
          </table:table-cell>
          <table:table-cell table:formula="of:=IF(ISERROR([.D55]);1;0)" office:value-type="float" office:value="0" calcext:value-type="float">
            <text:p>0</text:p>
          </table:table-cell>
          <table:table-cell table:formula="of:=[.G55]*[.C55]" office:value-type="float" office:value="0" calcext:value-type="float">
            <text:p>0</text:p>
          </table:table-cell>
          <table:table-cell table:formula="of:=IF(ISERROR(VLOOKUP([.B55];[.$N$5:.$O$12];2;0));0;VLOOKUP([.B55];[.$N$5:.$O$12];2;0))" office:value-type="float" office:value="0" calcext:value-type="float">
            <text:p>0</text:p>
          </table:table-cell>
          <table:table-cell table:formula="of:=IF([.E55]=&quot;Unknown&quot;;[.C5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35" calcext:value-type="float">
            <text:p>1135</text:p>
          </table:table-cell>
          <table:table-cell office:value-type="float" office:value="189568" calcext:value-type="float">
            <text:p>189568</text:p>
          </table:table-cell>
          <table:table-cell table:formula="of:=VLOOKUP([.B56];[Sheet2.$A$4:.$B$271];2;0)" office:value-type="string" office:string-value="RECONCILIATION CREDIT" calcext:value-type="string">
            <text:p>RECONCILIATION CREDIT</text:p>
          </table:table-cell>
          <table:table-cell table:formula="of:=IF(ISERROR(VLOOKUP([.$B56];[Sheet2.$A$4:.$G$271];6;0));0;VLOOKUP([.$B56];[Sheet2.$A$4:.$G$271];6;0))" office:value-type="string" office:string-value="Spend" calcext:value-type="string">
            <text:p>Spend</text:p>
          </table:table-cell>
          <table:table-cell office:value-type="float" office:value="105025" calcext:value-type="float">
            <text:p>105025</text:p>
          </table:table-cell>
          <table:table-cell table:formula="of:=IF(ISERROR([.D56]);1;0)" office:value-type="float" office:value="0" calcext:value-type="float">
            <text:p>0</text:p>
          </table:table-cell>
          <table:table-cell table:formula="of:=[.G56]*[.C56]" office:value-type="float" office:value="0" calcext:value-type="float">
            <text:p>0</text:p>
          </table:table-cell>
          <table:table-cell table:formula="of:=IF(ISERROR(VLOOKUP([.B56];[.$N$5:.$O$12];2;0));0;VLOOKUP([.B56];[.$N$5:.$O$12];2;0))" office:value-type="float" office:value="0" calcext:value-type="float">
            <text:p>0</text:p>
          </table:table-cell>
          <table:table-cell table:formula="of:=IF([.E56]=&quot;Unknown&quot;;[.C5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58" calcext:value-type="float">
            <text:p>5858</text:p>
          </table:table-cell>
          <table:table-cell office:value-type="float" office:value="183699" calcext:value-type="float">
            <text:p>183699</text:p>
          </table:table-cell>
          <table:table-cell table:formula="of:=VLOOKUP([.B57];[Sheet2.$A$4:.$B$271];2;0)" office:value-type="string" office:string-value="INSTA ALERT CHARGES DEBIT" calcext:value-type="string">
            <text:p>INSTA ALERT CHARGES DEBIT</text:p>
          </table:table-cell>
          <table:table-cell table:formula="of:=IF(ISERROR(VLOOKUP([.$B57];[Sheet2.$A$4:.$G$271];6;0));0;VLOOKUP([.$B57];[Sheet2.$A$4:.$G$271];6;0))" office:value-type="string" office:string-value="Charges" calcext:value-type="string">
            <text:p>Charges</text:p>
          </table:table-cell>
          <table:table-cell office:value-type="float" office:value="57094" calcext:value-type="float">
            <text:p>57094</text:p>
          </table:table-cell>
          <table:table-cell table:formula="of:=IF(ISERROR([.D57]);1;0)" office:value-type="float" office:value="0" calcext:value-type="float">
            <text:p>0</text:p>
          </table:table-cell>
          <table:table-cell table:formula="of:=[.G57]*[.C57]" office:value-type="float" office:value="0" calcext:value-type="float">
            <text:p>0</text:p>
          </table:table-cell>
          <table:table-cell table:formula="of:=IF(ISERROR(VLOOKUP([.B57];[.$N$5:.$O$12];2;0));0;VLOOKUP([.B57];[.$N$5:.$O$12];2;0))" office:value-type="float" office:value="0" calcext:value-type="float">
            <text:p>0</text:p>
          </table:table-cell>
          <table:table-cell table:formula="of:=IF([.E57]=&quot;Unknown&quot;;[.C5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14" calcext:value-type="float">
            <text:p>5814</text:p>
          </table:table-cell>
          <table:table-cell office:value-type="float" office:value="169827" calcext:value-type="float">
            <text:p>169827</text:p>
          </table:table-cell>
          <table:table-cell table:formula="of:=VLOOKUP([.B58];[Sheet2.$A$4:.$B$271];2;0)" office:value-type="string" office:string-value="CREDIT CARD PAYMENT" calcext:value-type="string">
            <text:p>CREDIT CARD PAYMENT</text:p>
          </table:table-cell>
          <table:table-cell table:formula="of:=IF(ISERROR(VLOOKUP([.$B58];[Sheet2.$A$4:.$G$271];6;0));0;VLOOKUP([.$B58];[Sheet2.$A$4:.$G$271];6;0))" office:value-type="string" office:string-value="Spend" calcext:value-type="string">
            <text:p>Spend</text:p>
          </table:table-cell>
          <table:table-cell office:value-type="float" office:value="39422" calcext:value-type="float">
            <text:p>39422</text:p>
          </table:table-cell>
          <table:table-cell table:formula="of:=IF(ISERROR([.D58]);1;0)" office:value-type="float" office:value="0" calcext:value-type="float">
            <text:p>0</text:p>
          </table:table-cell>
          <table:table-cell table:formula="of:=[.G58]*[.C58]" office:value-type="float" office:value="0" calcext:value-type="float">
            <text:p>0</text:p>
          </table:table-cell>
          <table:table-cell table:formula="of:=IF(ISERROR(VLOOKUP([.B58];[.$N$5:.$O$12];2;0));0;VLOOKUP([.B58];[.$N$5:.$O$12];2;0))" office:value-type="float" office:value="0" calcext:value-type="float">
            <text:p>0</text:p>
          </table:table-cell>
          <table:table-cell table:formula="of:=IF([.E58]=&quot;Unknown&quot;;[.C5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94" calcext:value-type="float">
            <text:p>2994</text:p>
          </table:table-cell>
          <table:table-cell office:value-type="float" office:value="168231" calcext:value-type="float">
            <text:p>168231</text:p>
          </table:table-cell>
          <table:table-cell table:formula="of:=VLOOKUP([.B59];[Sheet2.$A$4:.$B$271];2;0)" office:value-type="string" office:string-value="IB RD OPENING DR" calcext:value-type="string">
            <text:p>IB RD OPENING DR</text:p>
          </table:table-cell>
          <table:table-cell table:formula="of:=IF(ISERROR(VLOOKUP([.$B59];[Sheet2.$A$4:.$G$271];6;0));0;VLOOKUP([.$B59];[Sheet2.$A$4:.$G$271];6;0))" office:value-type="string" office:string-value="Investment" calcext:value-type="string">
            <text:p>Investment</text:p>
          </table:table-cell>
          <table:table-cell office:value-type="float" office:value="109476" calcext:value-type="float">
            <text:p>109476</text:p>
          </table:table-cell>
          <table:table-cell table:formula="of:=IF(ISERROR([.D59]);1;0)" office:value-type="float" office:value="0" calcext:value-type="float">
            <text:p>0</text:p>
          </table:table-cell>
          <table:table-cell table:formula="of:=[.G59]*[.C59]" office:value-type="float" office:value="0" calcext:value-type="float">
            <text:p>0</text:p>
          </table:table-cell>
          <table:table-cell table:formula="of:=IF(ISERROR(VLOOKUP([.B59];[.$N$5:.$O$12];2;0));0;VLOOKUP([.B59];[.$N$5:.$O$12];2;0))" office:value-type="float" office:value="0" calcext:value-type="float">
            <text:p>0</text:p>
          </table:table-cell>
          <table:table-cell table:formula="of:=IF([.E59]=&quot;Unknown&quot;;[.C5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01" calcext:value-type="float">
            <text:p>2301</text:p>
          </table:table-cell>
          <table:table-cell office:value-type="float" office:value="163385" calcext:value-type="float">
            <text:p>163385</text:p>
          </table:table-cell>
          <table:table-cell table:formula="of:=VLOOKUP([.B60];[Sheet2.$A$4:.$B$271];2;0)" office:value-type="string" office:string-value="ATM WITHDRAWAL AT OTHER BANK ATMs" calcext:value-type="string">
            <text:p>ATM WITHDRAWAL AT OTHER BANK ATMs</text:p>
          </table:table-cell>
          <table:table-cell table:formula="of:=IF(ISERROR(VLOOKUP([.$B60];[Sheet2.$A$4:.$G$271];6;0));0;VLOOKUP([.$B60];[Sheet2.$A$4:.$G$271];6;0))" office:value-type="string" office:string-value="Spend" calcext:value-type="string">
            <text:p>Spend</text:p>
          </table:table-cell>
          <table:table-cell office:value-type="float" office:value="41428" calcext:value-type="float">
            <text:p>41428</text:p>
          </table:table-cell>
          <table:table-cell table:formula="of:=IF(ISERROR([.D60]);1;0)" office:value-type="float" office:value="0" calcext:value-type="float">
            <text:p>0</text:p>
          </table:table-cell>
          <table:table-cell table:formula="of:=[.G60]*[.C60]" office:value-type="float" office:value="0" calcext:value-type="float">
            <text:p>0</text:p>
          </table:table-cell>
          <table:table-cell table:formula="of:=IF(ISERROR(VLOOKUP([.B60];[.$N$5:.$O$12];2;0));0;VLOOKUP([.B60];[.$N$5:.$O$12];2;0))" office:value-type="float" office:value="0" calcext:value-type="float">
            <text:p>0</text:p>
          </table:table-cell>
          <table:table-cell table:formula="of:=IF([.E60]=&quot;Unknown&quot;;[.C6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31" calcext:value-type="float">
            <text:p>2931</text:p>
          </table:table-cell>
          <table:table-cell office:value-type="float" office:value="156353" calcext:value-type="float">
            <text:p>156353</text:p>
          </table:table-cell>
          <table:table-cell table:formula="of:=VLOOKUP([.B61];[Sheet2.$A$4:.$B$271];2;0)" office:value-type="string" office:string-value="ONLINE TRADING FUNDS XFER CR TXN" calcext:value-type="string">
            <text:p>ONLINE TRADING FUNDS XFER CR TXN</text:p>
          </table:table-cell>
          <table:table-cell table:formula="of:=IF(ISERROR(VLOOKUP([.$B61];[Sheet2.$A$4:.$G$271];6;0));0;VLOOKUP([.$B61];[Sheet2.$A$4:.$G$271];6;0))" office:value-type="string" office:string-value="Investment" calcext:value-type="string">
            <text:p>Investment</text:p>
          </table:table-cell>
          <table:table-cell office:value-type="float" office:value="23906" calcext:value-type="float">
            <text:p>23906</text:p>
          </table:table-cell>
          <table:table-cell table:formula="of:=IF(ISERROR([.D61]);1;0)" office:value-type="float" office:value="0" calcext:value-type="float">
            <text:p>0</text:p>
          </table:table-cell>
          <table:table-cell table:formula="of:=[.G61]*[.C61]" office:value-type="float" office:value="0" calcext:value-type="float">
            <text:p>0</text:p>
          </table:table-cell>
          <table:table-cell table:formula="of:=IF(ISERROR(VLOOKUP([.B61];[.$N$5:.$O$12];2;0));0;VLOOKUP([.B61];[.$N$5:.$O$12];2;0))" office:value-type="float" office:value="0" calcext:value-type="float">
            <text:p>0</text:p>
          </table:table-cell>
          <table:table-cell table:formula="of:=IF([.E61]=&quot;Unknown&quot;;[.C6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04" calcext:value-type="float">
            <text:p>2204</text:p>
          </table:table-cell>
          <table:table-cell office:value-type="float" office:value="156348" calcext:value-type="float">
            <text:p>156348</text:p>
          </table:table-cell>
          <table:table-cell table:formula="of:=VLOOKUP([.B62];[Sheet2.$A$4:.$B$271];2;0)" office:value-type="string" office:string-value="ATM FUNDS TRF" calcext:value-type="string">
            <text:p>ATM FUNDS TRF</text:p>
          </table:table-cell>
          <table:table-cell table:formula="of:=IF(ISERROR(VLOOKUP([.$B62];[Sheet2.$A$4:.$G$271];6;0));0;VLOOKUP([.$B62];[Sheet2.$A$4:.$G$271];6;0))" office:value-type="string" office:string-value="Unknown" calcext:value-type="string">
            <text:p>Unknown</text:p>
          </table:table-cell>
          <table:table-cell office:value-type="float" office:value="14040" calcext:value-type="float">
            <text:p>14040</text:p>
          </table:table-cell>
          <table:table-cell table:formula="of:=IF(ISERROR([.D62]);1;0)" office:value-type="float" office:value="0" calcext:value-type="float">
            <text:p>0</text:p>
          </table:table-cell>
          <table:table-cell table:formula="of:=[.G62]*[.C62]" office:value-type="float" office:value="0" calcext:value-type="float">
            <text:p>0</text:p>
          </table:table-cell>
          <table:table-cell table:formula="of:=IF(ISERROR(VLOOKUP([.B62];[.$N$5:.$O$12];2;0));0;VLOOKUP([.B62];[.$N$5:.$O$12];2;0))" office:value-type="float" office:value="0" calcext:value-type="float">
            <text:p>0</text:p>
          </table:table-cell>
          <table:table-cell table:formula="of:=IF([.E62]=&quot;Unknown&quot;;[.C62];0)" office:value-type="float" office:value="156348" calcext:value-type="float">
            <text:p>1563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39" calcext:value-type="float">
            <text:p>5839</text:p>
          </table:table-cell>
          <table:table-cell office:value-type="float" office:value="152058" calcext:value-type="float">
            <text:p>152058</text:p>
          </table:table-cell>
          <table:table-cell table:formula="of:=VLOOKUP([.B63];[Sheet2.$A$4:.$B$271];2;0)" office:value-type="string" office:string-value="MUTUAL FUND DEBIT" calcext:value-type="string">
            <text:p>MUTUAL FUND DEBIT</text:p>
          </table:table-cell>
          <table:table-cell table:formula="of:=IF(ISERROR(VLOOKUP([.$B63];[Sheet2.$A$4:.$G$271];6;0));0;VLOOKUP([.$B63];[Sheet2.$A$4:.$G$271];6;0))" office:value-type="string" office:string-value="Unknown" calcext:value-type="string">
            <text:p>Unknown</text:p>
          </table:table-cell>
          <table:table-cell office:value-type="float" office:value="69330" calcext:value-type="float">
            <text:p>69330</text:p>
          </table:table-cell>
          <table:table-cell table:formula="of:=IF(ISERROR([.D63]);1;0)" office:value-type="float" office:value="0" calcext:value-type="float">
            <text:p>0</text:p>
          </table:table-cell>
          <table:table-cell table:formula="of:=[.G63]*[.C63]" office:value-type="float" office:value="0" calcext:value-type="float">
            <text:p>0</text:p>
          </table:table-cell>
          <table:table-cell table:formula="of:=IF(ISERROR(VLOOKUP([.B63];[.$N$5:.$O$12];2;0));0;VLOOKUP([.B63];[.$N$5:.$O$12];2;0))" office:value-type="float" office:value="0" calcext:value-type="float">
            <text:p>0</text:p>
          </table:table-cell>
          <table:table-cell table:formula="of:=IF([.E63]=&quot;Unknown&quot;;[.C63];0)" office:value-type="float" office:value="152058" calcext:value-type="float">
            <text:p>1520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0" calcext:value-type="float">
            <text:p>2960</text:p>
          </table:table-cell>
          <table:table-cell office:value-type="float" office:value="148960" calcext:value-type="float">
            <text:p>148960</text:p>
          </table:table-cell>
          <table:table-cell table:formula="of:=VLOOKUP([.B64];[Sheet2.$A$4:.$B$271];2;0)" office:value-type="string" office:string-value="IB FD Premat Principal" calcext:value-type="string">
            <text:p>IB FD Premat Principal</text:p>
          </table:table-cell>
          <table:table-cell table:formula="of:=IF(ISERROR(VLOOKUP([.$B64];[Sheet2.$A$4:.$G$271];6;0));0;VLOOKUP([.$B64];[Sheet2.$A$4:.$G$271];6;0))" office:value-type="string" office:string-value="Income" calcext:value-type="string">
            <text:p>Income</text:p>
          </table:table-cell>
          <table:table-cell office:value-type="float" office:value="42786" calcext:value-type="float">
            <text:p>42786</text:p>
          </table:table-cell>
          <table:table-cell table:formula="of:=IF(ISERROR([.D64]);1;0)" office:value-type="float" office:value="0" calcext:value-type="float">
            <text:p>0</text:p>
          </table:table-cell>
          <table:table-cell table:formula="of:=[.G64]*[.C64]" office:value-type="float" office:value="0" calcext:value-type="float">
            <text:p>0</text:p>
          </table:table-cell>
          <table:table-cell table:formula="of:=IF(ISERROR(VLOOKUP([.B64];[.$N$5:.$O$12];2;0));0;VLOOKUP([.B64];[.$N$5:.$O$12];2;0))" office:value-type="float" office:value="0" calcext:value-type="float">
            <text:p>0</text:p>
          </table:table-cell>
          <table:table-cell table:formula="of:=IF([.E64]=&quot;Unknown&quot;;[.C6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48554" calcext:value-type="float">
            <text:p>148554</text:p>
          </table:table-cell>
          <table:table-cell table:formula="of:=VLOOKUP([.B65];[Sheet2.$A$4:.$B$271];2;0)" office:value-type="string" office:string-value="Matured RD. Transfer Credit" calcext:value-type="string">
            <text:p>Matured RD. Transfer Credit</text:p>
          </table:table-cell>
          <table:table-cell table:formula="of:=IF(ISERROR(VLOOKUP([.$B65];[Sheet2.$A$4:.$G$271];6;0));0;VLOOKUP([.$B65];[Sheet2.$A$4:.$G$271];6;0))" office:value-type="string" office:string-value="Income" calcext:value-type="string">
            <text:p>Income</text:p>
          </table:table-cell>
          <table:table-cell office:value-type="float" office:value="115788" calcext:value-type="float">
            <text:p>115788</text:p>
          </table:table-cell>
          <table:table-cell table:formula="of:=IF(ISERROR([.D65]);1;0)" office:value-type="float" office:value="0" calcext:value-type="float">
            <text:p>0</text:p>
          </table:table-cell>
          <table:table-cell table:formula="of:=[.G65]*[.C65]" office:value-type="float" office:value="0" calcext:value-type="float">
            <text:p>0</text:p>
          </table:table-cell>
          <table:table-cell table:formula="of:=IF(ISERROR(VLOOKUP([.B65];[.$N$5:.$O$12];2;0));0;VLOOKUP([.B65];[.$N$5:.$O$12];2;0))" office:value-type="float" office:value="0" calcext:value-type="float">
            <text:p>0</text:p>
          </table:table-cell>
          <table:table-cell table:formula="of:=IF([.E65]=&quot;Unknown&quot;;[.C6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95" calcext:value-type="float">
            <text:p>5895</text:p>
          </table:table-cell>
          <table:table-cell office:value-type="float" office:value="140617" calcext:value-type="float">
            <text:p>140617</text:p>
          </table:table-cell>
          <table:table-cell table:formula="of:=VLOOKUP([.B66];[Sheet2.$A$4:.$B$271];2;0)" office:value-type="string" office:string-value="SI BOUNCE CHARGES DEBIT" calcext:value-type="string">
            <text:p>SI BOUNCE CHARGES DEBIT</text:p>
          </table:table-cell>
          <table:table-cell table:formula="of:=IF(ISERROR(VLOOKUP([.$B66];[Sheet2.$A$4:.$G$271];6;0));0;VLOOKUP([.$B66];[Sheet2.$A$4:.$G$271];6;0))" office:value-type="string" office:string-value="Charges" calcext:value-type="string">
            <text:p>Charges</text:p>
          </table:table-cell>
          <table:table-cell office:value-type="float" office:value="35777" calcext:value-type="float">
            <text:p>35777</text:p>
          </table:table-cell>
          <table:table-cell table:formula="of:=IF(ISERROR([.D66]);1;0)" office:value-type="float" office:value="0" calcext:value-type="float">
            <text:p>0</text:p>
          </table:table-cell>
          <table:table-cell table:formula="of:=[.G66]*[.C66]" office:value-type="float" office:value="0" calcext:value-type="float">
            <text:p>0</text:p>
          </table:table-cell>
          <table:table-cell table:formula="of:=IF(ISERROR(VLOOKUP([.B66];[.$N$5:.$O$12];2;0));0;VLOOKUP([.B66];[.$N$5:.$O$12];2;0))" office:value-type="float" office:value="0" calcext:value-type="float">
            <text:p>0</text:p>
          </table:table-cell>
          <table:table-cell table:formula="of:=IF([.E66]=&quot;Unknown&quot;;[.C6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44" calcext:value-type="float">
            <text:p>5944</text:p>
          </table:table-cell>
          <table:table-cell office:value-type="float" office:value="138108" calcext:value-type="float">
            <text:p>138108</text:p>
          </table:table-cell>
          <table:table-cell table:formula="of:=VLOOKUP([.B67];[Sheet2.$A$4:.$B$271];2;0)" office:value-type="string" office:string-value="ECS DEBIT MIREVENUE" calcext:value-type="string">
            <text:p>ECS DEBIT MIREVENUE</text:p>
          </table:table-cell>
          <table:table-cell table:formula="of:=IF(ISERROR(VLOOKUP([.$B67];[Sheet2.$A$4:.$G$271];6;0));0;VLOOKUP([.$B67];[Sheet2.$A$4:.$G$271];6;0))" office:value-type="string" office:string-value="Unknown" calcext:value-type="string">
            <text:p>Unknown</text:p>
          </table:table-cell>
          <table:table-cell office:value-type="float" office:value="42865" calcext:value-type="float">
            <text:p>42865</text:p>
          </table:table-cell>
          <table:table-cell table:formula="of:=IF(ISERROR([.D67]);1;0)" office:value-type="float" office:value="0" calcext:value-type="float">
            <text:p>0</text:p>
          </table:table-cell>
          <table:table-cell table:formula="of:=[.G67]*[.C67]" office:value-type="float" office:value="0" calcext:value-type="float">
            <text:p>0</text:p>
          </table:table-cell>
          <table:table-cell table:formula="of:=IF(ISERROR(VLOOKUP([.B67];[.$N$5:.$O$12];2;0));0;VLOOKUP([.B67];[.$N$5:.$O$12];2;0))" office:value-type="float" office:value="0" calcext:value-type="float">
            <text:p>0</text:p>
          </table:table-cell>
          <table:table-cell table:formula="of:=IF([.E67]=&quot;Unknown&quot;;[.C67];0)" office:value-type="float" office:value="138108" calcext:value-type="float">
            <text:p>1381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93" calcext:value-type="float">
            <text:p>1393</text:p>
          </table:table-cell>
          <table:table-cell office:value-type="float" office:value="131404" calcext:value-type="float">
            <text:p>131404</text:p>
          </table:table-cell>
          <table:table-cell table:formula="of:=VLOOKUP([.B68];[Sheet2.$A$4:.$B$271];2;0)" office:value-type="string" office:string-value="AMB SERVICE CHARGES DEBIT" calcext:value-type="string">
            <text:p>AMB SERVICE CHARGES DEBIT</text:p>
          </table:table-cell>
          <table:table-cell table:formula="of:=IF(ISERROR(VLOOKUP([.$B68];[Sheet2.$A$4:.$G$271];6;0));0;VLOOKUP([.$B68];[Sheet2.$A$4:.$G$271];6;0))" office:value-type="string" office:string-value="Charges" calcext:value-type="string">
            <text:p>Charges</text:p>
          </table:table-cell>
          <table:table-cell office:value-type="float" office:value="24106" calcext:value-type="float">
            <text:p>24106</text:p>
          </table:table-cell>
          <table:table-cell table:formula="of:=IF(ISERROR([.D68]);1;0)" office:value-type="float" office:value="0" calcext:value-type="float">
            <text:p>0</text:p>
          </table:table-cell>
          <table:table-cell table:formula="of:=[.G68]*[.C68]" office:value-type="float" office:value="0" calcext:value-type="float">
            <text:p>0</text:p>
          </table:table-cell>
          <table:table-cell table:formula="of:=IF(ISERROR(VLOOKUP([.B68];[.$N$5:.$O$12];2;0));0;VLOOKUP([.B68];[.$N$5:.$O$12];2;0))" office:value-type="float" office:value="0" calcext:value-type="float">
            <text:p>0</text:p>
          </table:table-cell>
          <table:table-cell table:formula="of:=IF([.E68]=&quot;Unknown&quot;;[.C6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74" calcext:value-type="float">
            <text:p>5874</text:p>
          </table:table-cell>
          <table:table-cell office:value-type="float" office:value="128649" calcext:value-type="float">
            <text:p>128649</text:p>
          </table:table-cell>
          <table:table-cell table:formula="of:=VLOOKUP([.B69];[Sheet2.$A$4:.$B$271];2;0)" office:value-type="string" office:string-value="CMS CPU DIRECT CREDIT" calcext:value-type="string">
            <text:p>CMS CPU DIRECT CREDIT</text:p>
          </table:table-cell>
          <table:table-cell table:formula="of:=IF(ISERROR(VLOOKUP([.$B69];[Sheet2.$A$4:.$G$271];6;0));0;VLOOKUP([.$B69];[Sheet2.$A$4:.$G$271];6;0))" office:value-type="string" office:string-value="Unknown" calcext:value-type="string">
            <text:p>Unknown</text:p>
          </table:table-cell>
          <table:table-cell office:value-type="float" office:value="44784" calcext:value-type="float">
            <text:p>44784</text:p>
          </table:table-cell>
          <table:table-cell table:formula="of:=IF(ISERROR([.D69]);1;0)" office:value-type="float" office:value="0" calcext:value-type="float">
            <text:p>0</text:p>
          </table:table-cell>
          <table:table-cell table:formula="of:=[.G69]*[.C69]" office:value-type="float" office:value="0" calcext:value-type="float">
            <text:p>0</text:p>
          </table:table-cell>
          <table:table-cell table:formula="of:=IF(ISERROR(VLOOKUP([.B69];[.$N$5:.$O$12];2;0));0;VLOOKUP([.B69];[.$N$5:.$O$12];2;0))" office:value-type="float" office:value="0" calcext:value-type="float">
            <text:p>0</text:p>
          </table:table-cell>
          <table:table-cell table:formula="of:=IF([.E69]=&quot;Unknown&quot;;[.C69];0)" office:value-type="float" office:value="128649" calcext:value-type="float">
            <text:p>1286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53" calcext:value-type="float">
            <text:p>1053</text:p>
          </table:table-cell>
          <table:table-cell office:value-type="float" office:value="118250" calcext:value-type="float">
            <text:p>118250</text:p>
          </table:table-cell>
          <table:table-cell table:formula="of:=VLOOKUP([.B70];[Sheet2.$A$4:.$B$271];2;0)" office:value-type="string" office:string-value="RETAIL ASSETS CREDIT" calcext:value-type="string">
            <text:p>RETAIL ASSETS CREDIT</text:p>
          </table:table-cell>
          <table:table-cell table:formula="of:=IF(ISERROR(VLOOKUP([.$B70];[Sheet2.$A$4:.$G$271];6;0));0;VLOOKUP([.$B70];[Sheet2.$A$4:.$G$271];6;0))" office:value-type="string" office:string-value="Income" calcext:value-type="string">
            <text:p>Income</text:p>
          </table:table-cell>
          <table:table-cell office:value-type="float" office:value="106469" calcext:value-type="float">
            <text:p>106469</text:p>
          </table:table-cell>
          <table:table-cell table:formula="of:=IF(ISERROR([.D70]);1;0)" office:value-type="float" office:value="0" calcext:value-type="float">
            <text:p>0</text:p>
          </table:table-cell>
          <table:table-cell table:formula="of:=[.G70]*[.C70]" office:value-type="float" office:value="0" calcext:value-type="float">
            <text:p>0</text:p>
          </table:table-cell>
          <table:table-cell table:formula="of:=IF(ISERROR(VLOOKUP([.B70];[.$N$5:.$O$12];2;0));0;VLOOKUP([.B70];[.$N$5:.$O$12];2;0))" office:value-type="float" office:value="0" calcext:value-type="float">
            <text:p>0</text:p>
          </table:table-cell>
          <table:table-cell table:formula="of:=IF([.E70]=&quot;Unknown&quot;;[.C7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2" calcext:value-type="float">
            <text:p>2962</text:p>
          </table:table-cell>
          <table:table-cell office:value-type="float" office:value="113535" calcext:value-type="float">
            <text:p>113535</text:p>
          </table:table-cell>
          <table:table-cell table:formula="of:=VLOOKUP([.B71];[Sheet2.$A$4:.$B$271];2;0)" office:value-type="string" office:string-value="IB FD Premat Int Paid" calcext:value-type="string">
            <text:p>IB FD Premat Int Paid</text:p>
          </table:table-cell>
          <table:table-cell table:formula="of:=IF(ISERROR(VLOOKUP([.$B71];[Sheet2.$A$4:.$G$271];6;0));0;VLOOKUP([.$B71];[Sheet2.$A$4:.$G$271];6;0))" office:value-type="string" office:string-value="Interest" calcext:value-type="string">
            <text:p>Interest</text:p>
          </table:table-cell>
          <table:table-cell office:value-type="float" office:value="36045" calcext:value-type="float">
            <text:p>36045</text:p>
          </table:table-cell>
          <table:table-cell table:formula="of:=IF(ISERROR([.D71]);1;0)" office:value-type="float" office:value="0" calcext:value-type="float">
            <text:p>0</text:p>
          </table:table-cell>
          <table:table-cell table:formula="of:=[.G71]*[.C71]" office:value-type="float" office:value="0" calcext:value-type="float">
            <text:p>0</text:p>
          </table:table-cell>
          <table:table-cell table:formula="of:=IF(ISERROR(VLOOKUP([.B71];[.$N$5:.$O$12];2;0));0;VLOOKUP([.B71];[.$N$5:.$O$12];2;0))" office:value-type="float" office:value="0" calcext:value-type="float">
            <text:p>0</text:p>
          </table:table-cell>
          <table:table-cell table:formula="of:=IF([.E71]=&quot;Unknown&quot;;[.C7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41" calcext:value-type="float">
            <text:p>9241</text:p>
          </table:table-cell>
          <table:table-cell office:value-type="float" office:value="113022" calcext:value-type="float">
            <text:p>113022</text:p>
          </table:table-cell>
          <table:table-cell table:formula="of:=VLOOKUP([.B72];[Sheet2.$A$4:.$B$271];2;0)" office:value-type="string" office:string-value="RECOVERY OF CROSS CURR MARKUP DEBIT" calcext:value-type="string">
            <text:p>RECOVERY OF CROSS CURR MARKUP DEBIT</text:p>
          </table:table-cell>
          <table:table-cell table:formula="of:=IF(ISERROR(VLOOKUP([.$B72];[Sheet2.$A$4:.$G$271];6;0));0;VLOOKUP([.$B72];[Sheet2.$A$4:.$G$271];6;0))" office:value-type="string" office:string-value="Spend" calcext:value-type="string">
            <text:p>Spend</text:p>
          </table:table-cell>
          <table:table-cell office:value-type="float" office:value="26225" calcext:value-type="float">
            <text:p>26225</text:p>
          </table:table-cell>
          <table:table-cell table:formula="of:=IF(ISERROR([.D72]);1;0)" office:value-type="float" office:value="0" calcext:value-type="float">
            <text:p>0</text:p>
          </table:table-cell>
          <table:table-cell table:formula="of:=[.G72]*[.C72]" office:value-type="float" office:value="0" calcext:value-type="float">
            <text:p>0</text:p>
          </table:table-cell>
          <table:table-cell table:formula="of:=IF(ISERROR(VLOOKUP([.B72];[.$N$5:.$O$12];2;0));0;VLOOKUP([.B72];[.$N$5:.$O$12];2;0))" office:value-type="float" office:value="0" calcext:value-type="float">
            <text:p>0</text:p>
          </table:table-cell>
          <table:table-cell table:formula="of:=IF([.E72]=&quot;Unknown&quot;;[.C7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26" calcext:value-type="float">
            <text:p>1126</text:p>
          </table:table-cell>
          <table:table-cell office:value-type="float" office:value="102114" calcext:value-type="float">
            <text:p>102114</text:p>
          </table:table-cell>
          <table:table-cell table:formula="of:=VLOOKUP([.B73];[Sheet2.$A$4:.$B$271];2;0)" office:value-type="string" office:string-value="DEBIT CARD ENTRIES DEBIT" calcext:value-type="string">
            <text:p>DEBIT CARD ENTRIES DEBIT</text:p>
          </table:table-cell>
          <table:table-cell table:formula="of:=IF(ISERROR(VLOOKUP([.$B73];[Sheet2.$A$4:.$G$271];6;0));0;VLOOKUP([.$B73];[Sheet2.$A$4:.$G$271];6;0))" office:value-type="string" office:string-value="Waiver" calcext:value-type="string">
            <text:p>Waiver</text:p>
          </table:table-cell>
          <table:table-cell office:value-type="float" office:value="39168" calcext:value-type="float">
            <text:p>39168</text:p>
          </table:table-cell>
          <table:table-cell table:formula="of:=IF(ISERROR([.D73]);1;0)" office:value-type="float" office:value="0" calcext:value-type="float">
            <text:p>0</text:p>
          </table:table-cell>
          <table:table-cell table:formula="of:=[.G73]*[.C73]" office:value-type="float" office:value="0" calcext:value-type="float">
            <text:p>0</text:p>
          </table:table-cell>
          <table:table-cell table:formula="of:=IF(ISERROR(VLOOKUP([.B73];[.$N$5:.$O$12];2;0));0;VLOOKUP([.B73];[.$N$5:.$O$12];2;0))" office:value-type="float" office:value="0" calcext:value-type="float">
            <text:p>0</text:p>
          </table:table-cell>
          <table:table-cell table:formula="of:=IF([.E73]=&quot;Unknown&quot;;[.C7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101" calcext:value-type="float">
            <text:p>9101</text:p>
          </table:table-cell>
          <table:table-cell office:value-type="float" office:value="101687" calcext:value-type="float">
            <text:p>101687</text:p>
          </table:table-cell>
          <table:table-cell table:formula="of:=VLOOKUP([.B74];[Sheet2.$A$4:.$B$271];2;0)" office:value-type="string" office:string-value="Inward Clearing Cheque Return" calcext:value-type="string">
            <text:p>Inward Clearing Cheque Return</text:p>
          </table:table-cell>
          <table:table-cell table:formula="of:=IF(ISERROR(VLOOKUP([.$B74];[Sheet2.$A$4:.$G$271];6;0));0;VLOOKUP([.$B74];[Sheet2.$A$4:.$G$271];6;0))" office:value-type="string" office:string-value="Unknown" calcext:value-type="string">
            <text:p>Unknown</text:p>
          </table:table-cell>
          <table:table-cell office:value-type="float" office:value="70433" calcext:value-type="float">
            <text:p>70433</text:p>
          </table:table-cell>
          <table:table-cell table:formula="of:=IF(ISERROR([.D74]);1;0)" office:value-type="float" office:value="0" calcext:value-type="float">
            <text:p>0</text:p>
          </table:table-cell>
          <table:table-cell table:formula="of:=[.G74]*[.C74]" office:value-type="float" office:value="0" calcext:value-type="float">
            <text:p>0</text:p>
          </table:table-cell>
          <table:table-cell table:formula="of:=IF(ISERROR(VLOOKUP([.B74];[.$N$5:.$O$12];2;0));0;VLOOKUP([.B74];[.$N$5:.$O$12];2;0))" office:value-type="float" office:value="0" calcext:value-type="float">
            <text:p>0</text:p>
          </table:table-cell>
          <table:table-cell table:formula="of:=IF([.E74]=&quot;Unknown&quot;;[.C74];0)" office:value-type="float" office:value="101687" calcext:value-type="float">
            <text:p>1016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32" calcext:value-type="float">
            <text:p>9232</text:p>
          </table:table-cell>
          <table:table-cell office:value-type="float" office:value="87816" calcext:value-type="float">
            <text:p>87816</text:p>
          </table:table-cell>
          <table:table-cell table:formula="of:=VLOOKUP([.B75];[Sheet2.$A$4:.$B$271];2;0)" office:value-type="string" office:string-value="APBS TRANSACTION PROCESSING CREDIT" calcext:value-type="string">
            <text:p>APBS TRANSACTION PROCESSING CREDIT</text:p>
          </table:table-cell>
          <table:table-cell table:formula="of:=IF(ISERROR(VLOOKUP([.$B75];[Sheet2.$A$4:.$G$271];6;0));0;VLOOKUP([.$B75];[Sheet2.$A$4:.$G$271];6;0))" office:value-type="string" office:string-value="Unknown" calcext:value-type="string">
            <text:p>Unknown</text:p>
          </table:table-cell>
          <table:table-cell office:value-type="float" office:value="41656" calcext:value-type="float">
            <text:p>41656</text:p>
          </table:table-cell>
          <table:table-cell table:formula="of:=IF(ISERROR([.D75]);1;0)" office:value-type="float" office:value="0" calcext:value-type="float">
            <text:p>0</text:p>
          </table:table-cell>
          <table:table-cell table:formula="of:=[.G75]*[.C75]" office:value-type="float" office:value="0" calcext:value-type="float">
            <text:p>0</text:p>
          </table:table-cell>
          <table:table-cell table:formula="of:=IF(ISERROR(VLOOKUP([.B75];[.$N$5:.$O$12];2;0));0;VLOOKUP([.B75];[.$N$5:.$O$12];2;0))" office:value-type="float" office:value="0" calcext:value-type="float">
            <text:p>0</text:p>
          </table:table-cell>
          <table:table-cell table:formula="of:=IF([.E75]=&quot;Unknown&quot;;[.C75];0)" office:value-type="float" office:value="87816" calcext:value-type="float">
            <text:p>878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3" calcext:value-type="float">
            <text:p>2953</text:p>
          </table:table-cell>
          <table:table-cell office:value-type="float" office:value="81966" calcext:value-type="float">
            <text:p>81966</text:p>
          </table:table-cell>
          <table:table-cell table:formula="of:=VLOOKUP([.B76];[Sheet2.$A$4:.$B$271];2;0)" office:value-type="string" office:string-value="ON-LINE MUTUAL FUND DEBIT" calcext:value-type="string">
            <text:p>ON-LINE MUTUAL FUND DEBIT</text:p>
          </table:table-cell>
          <table:table-cell table:formula="of:=IF(ISERROR(VLOOKUP([.$B76];[Sheet2.$A$4:.$G$271];6;0));0;VLOOKUP([.$B76];[Sheet2.$A$4:.$G$271];6;0))" office:value-type="string" office:string-value="Investment" calcext:value-type="string">
            <text:p>Investment</text:p>
          </table:table-cell>
          <table:table-cell office:value-type="float" office:value="3534" calcext:value-type="float">
            <text:p>3534</text:p>
          </table:table-cell>
          <table:table-cell table:formula="of:=IF(ISERROR([.D76]);1;0)" office:value-type="float" office:value="0" calcext:value-type="float">
            <text:p>0</text:p>
          </table:table-cell>
          <table:table-cell table:formula="of:=[.G76]*[.C76]" office:value-type="float" office:value="0" calcext:value-type="float">
            <text:p>0</text:p>
          </table:table-cell>
          <table:table-cell table:formula="of:=IF(ISERROR(VLOOKUP([.B76];[.$N$5:.$O$12];2;0));0;VLOOKUP([.B76];[.$N$5:.$O$12];2;0))" office:value-type="float" office:value="0" calcext:value-type="float">
            <text:p>0</text:p>
          </table:table-cell>
          <table:table-cell table:formula="of:=IF([.E76]=&quot;Unknown&quot;;[.C7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98" calcext:value-type="float">
            <text:p>2998</text:p>
          </table:table-cell>
          <table:table-cell office:value-type="float" office:value="73318" calcext:value-type="float">
            <text:p>73318</text:p>
          </table:table-cell>
          <table:table-cell table:formula="of:=VLOOKUP([.B77];[Sheet2.$A$4:.$B$271];2;0)" office:value-type="string" office:string-value="IB RD LIQUIDATION CR" calcext:value-type="string">
            <text:p>IB RD LIQUIDATION CR</text:p>
          </table:table-cell>
          <table:table-cell table:formula="of:=IF(ISERROR(VLOOKUP([.$B77];[Sheet2.$A$4:.$G$271];6;0));0;VLOOKUP([.$B77];[Sheet2.$A$4:.$G$271];6;0))" office:value-type="string" office:string-value="Income" calcext:value-type="string">
            <text:p>Income</text:p>
          </table:table-cell>
          <table:table-cell office:value-type="float" office:value="45958" calcext:value-type="float">
            <text:p>45958</text:p>
          </table:table-cell>
          <table:table-cell table:formula="of:=IF(ISERROR([.D77]);1;0)" office:value-type="float" office:value="0" calcext:value-type="float">
            <text:p>0</text:p>
          </table:table-cell>
          <table:table-cell table:formula="of:=[.G77]*[.C77]" office:value-type="float" office:value="0" calcext:value-type="float">
            <text:p>0</text:p>
          </table:table-cell>
          <table:table-cell table:formula="of:=IF(ISERROR(VLOOKUP([.B77];[.$N$5:.$O$12];2;0));0;VLOOKUP([.B77];[.$N$5:.$O$12];2;0))" office:value-type="float" office:value="0" calcext:value-type="float">
            <text:p>0</text:p>
          </table:table-cell>
          <table:table-cell table:formula="of:=IF([.E77]=&quot;Unknown&quot;;[.C7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38" calcext:value-type="float">
            <text:p>1038</text:p>
          </table:table-cell>
          <table:table-cell office:value-type="float" office:value="71448" calcext:value-type="float">
            <text:p>71448</text:p>
          </table:table-cell>
          <table:table-cell table:formula="of:=VLOOKUP([.B78];[Sheet2.$A$4:.$B$271];2;0)" office:value-type="string" office:string-value="CHEQUE RETURN CHARGES DEBIT - OUTWARD" calcext:value-type="string">
            <text:p>CHEQUE RETURN CHARGES DEBIT - OUTWARD</text:p>
          </table:table-cell>
          <table:table-cell table:formula="of:=IF(ISERROR(VLOOKUP([.$B78];[Sheet2.$A$4:.$G$271];6;0));0;VLOOKUP([.$B78];[Sheet2.$A$4:.$G$271];6;0))" office:value-type="string" office:string-value="Charges" calcext:value-type="string">
            <text:p>Charges</text:p>
          </table:table-cell>
          <table:table-cell office:value-type="float" office:value="36480" calcext:value-type="float">
            <text:p>36480</text:p>
          </table:table-cell>
          <table:table-cell table:formula="of:=IF(ISERROR([.D78]);1;0)" office:value-type="float" office:value="0" calcext:value-type="float">
            <text:p>0</text:p>
          </table:table-cell>
          <table:table-cell table:formula="of:=[.G78]*[.C78]" office:value-type="float" office:value="0" calcext:value-type="float">
            <text:p>0</text:p>
          </table:table-cell>
          <table:table-cell table:formula="of:=IF(ISERROR(VLOOKUP([.B78];[.$N$5:.$O$12];2;0));0;VLOOKUP([.B78];[.$N$5:.$O$12];2;0))" office:value-type="float" office:value="0" calcext:value-type="float">
            <text:p>0</text:p>
          </table:table-cell>
          <table:table-cell table:formula="of:=IF([.E78]=&quot;Unknown&quot;;[.C7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10" calcext:value-type="float">
            <text:p>1010</text:p>
          </table:table-cell>
          <table:table-cell office:value-type="float" office:value="71333" calcext:value-type="float">
            <text:p>71333</text:p>
          </table:table-cell>
          <table:table-cell table:formula="of:=VLOOKUP([.B79];[Sheet2.$A$4:.$B$271];2;0)" office:value-type="string" office:string-value="MC Issued -" calcext:value-type="string">
            <text:p>MC Issued -</text:p>
          </table:table-cell>
          <table:table-cell table:formula="of:=IF(ISERROR(VLOOKUP([.$B79];[Sheet2.$A$4:.$G$271];6;0));0;VLOOKUP([.$B79];[Sheet2.$A$4:.$G$271];6;0))" office:value-type="string" office:string-value="Unknown" calcext:value-type="string">
            <text:p>Unknown</text:p>
          </table:table-cell>
          <table:table-cell office:value-type="float" office:value="41473" calcext:value-type="float">
            <text:p>41473</text:p>
          </table:table-cell>
          <table:table-cell table:formula="of:=IF(ISERROR([.D79]);1;0)" office:value-type="float" office:value="0" calcext:value-type="float">
            <text:p>0</text:p>
          </table:table-cell>
          <table:table-cell table:formula="of:=[.G79]*[.C79]" office:value-type="float" office:value="0" calcext:value-type="float">
            <text:p>0</text:p>
          </table:table-cell>
          <table:table-cell table:formula="of:=IF(ISERROR(VLOOKUP([.B79];[.$N$5:.$O$12];2;0));0;VLOOKUP([.B79];[.$N$5:.$O$12];2;0))" office:value-type="float" office:value="0" calcext:value-type="float">
            <text:p>0</text:p>
          </table:table-cell>
          <table:table-cell table:formula="of:=IF([.E79]=&quot;Unknown&quot;;[.C79];0)" office:value-type="float" office:value="71333" calcext:value-type="float">
            <text:p>713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10" calcext:value-type="float">
            <text:p>5810</text:p>
          </table:table-cell>
          <table:table-cell office:value-type="float" office:value="51564" calcext:value-type="float">
            <text:p>51564</text:p>
          </table:table-cell>
          <table:table-cell table:formula="of:=VLOOKUP([.B80];[Sheet2.$A$4:.$B$271];2;0)" office:value-type="string" office:string-value="RETAIL ASSET OPERATIONS - OTHERS" calcext:value-type="string">
            <text:p>RETAIL ASSET OPERATIONS - OTHERS</text:p>
          </table:table-cell>
          <table:table-cell table:formula="of:=IF(ISERROR(VLOOKUP([.$B80];[Sheet2.$A$4:.$G$271];6;0));0;VLOOKUP([.$B80];[Sheet2.$A$4:.$G$271];6;0))" office:value-type="string" office:string-value="Income" calcext:value-type="string">
            <text:p>Income</text:p>
          </table:table-cell>
          <table:table-cell office:value-type="float" office:value="48520" calcext:value-type="float">
            <text:p>48520</text:p>
          </table:table-cell>
          <table:table-cell table:formula="of:=IF(ISERROR([.D80]);1;0)" office:value-type="float" office:value="0" calcext:value-type="float">
            <text:p>0</text:p>
          </table:table-cell>
          <table:table-cell table:formula="of:=[.G80]*[.C80]" office:value-type="float" office:value="0" calcext:value-type="float">
            <text:p>0</text:p>
          </table:table-cell>
          <table:table-cell table:formula="of:=IF(ISERROR(VLOOKUP([.B80];[.$N$5:.$O$12];2;0));0;VLOOKUP([.B80];[.$N$5:.$O$12];2;0))" office:value-type="float" office:value="0" calcext:value-type="float">
            <text:p>0</text:p>
          </table:table-cell>
          <table:table-cell table:formula="of:=IF([.E80]=&quot;Unknown&quot;;[.C8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43" calcext:value-type="float">
            <text:p>2343</text:p>
          </table:table-cell>
          <table:table-cell office:value-type="float" office:value="49375" calcext:value-type="float">
            <text:p>49375</text:p>
          </table:table-cell>
          <table:table-cell table:formula="of:=VLOOKUP([.B81];[Sheet2.$A$4:.$B$271];2;0)" office:value-type="string" office:string-value="VISA MONEY TRANSFER DEBIT" calcext:value-type="string">
            <text:p>VISA MONEY TRANSFER DEBIT</text:p>
          </table:table-cell>
          <table:table-cell table:formula="of:=IF(ISERROR(VLOOKUP([.$B81];[Sheet2.$A$4:.$G$271];6;0));0;VLOOKUP([.$B81];[Sheet2.$A$4:.$G$271];6;0))" office:value-type="string" office:string-value="Unknown" calcext:value-type="string">
            <text:p>Unknown</text:p>
          </table:table-cell>
          <table:table-cell office:value-type="float" office:value="8106" calcext:value-type="float">
            <text:p>8106</text:p>
          </table:table-cell>
          <table:table-cell table:formula="of:=IF(ISERROR([.D81]);1;0)" office:value-type="float" office:value="0" calcext:value-type="float">
            <text:p>0</text:p>
          </table:table-cell>
          <table:table-cell table:formula="of:=[.G81]*[.C81]" office:value-type="float" office:value="0" calcext:value-type="float">
            <text:p>0</text:p>
          </table:table-cell>
          <table:table-cell table:formula="of:=IF(ISERROR(VLOOKUP([.B81];[.$N$5:.$O$12];2;0));0;VLOOKUP([.B81];[.$N$5:.$O$12];2;0))" office:value-type="float" office:value="0" calcext:value-type="float">
            <text:p>0</text:p>
          </table:table-cell>
          <table:table-cell table:formula="of:=IF([.E81]=&quot;Unknown&quot;;[.C81];0)" office:value-type="float" office:value="49375" calcext:value-type="float">
            <text:p>49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59" calcext:value-type="float">
            <text:p>1059</text:p>
          </table:table-cell>
          <table:table-cell office:value-type="float" office:value="45907" calcext:value-type="float">
            <text:p>45907</text:p>
          </table:table-cell>
          <table:table-cell table:formula="of:=VLOOKUP([.B82];[Sheet2.$A$4:.$B$271];2;0)" office:value-type="string" office:string-value="CHARGES STATEMENT" calcext:value-type="string">
            <text:p>CHARGES STATEMENT</text:p>
          </table:table-cell>
          <table:table-cell table:formula="of:=IF(ISERROR(VLOOKUP([.$B82];[Sheet2.$A$4:.$G$271];6;0));0;VLOOKUP([.$B82];[Sheet2.$A$4:.$G$271];6;0))" office:value-type="string" office:string-value="Charges" calcext:value-type="string">
            <text:p>Charges</text:p>
          </table:table-cell>
          <table:table-cell office:value-type="float" office:value="35593" calcext:value-type="float">
            <text:p>35593</text:p>
          </table:table-cell>
          <table:table-cell table:formula="of:=IF(ISERROR([.D82]);1;0)" office:value-type="float" office:value="0" calcext:value-type="float">
            <text:p>0</text:p>
          </table:table-cell>
          <table:table-cell table:formula="of:=[.G82]*[.C82]" office:value-type="float" office:value="0" calcext:value-type="float">
            <text:p>0</text:p>
          </table:table-cell>
          <table:table-cell table:formula="of:=IF(ISERROR(VLOOKUP([.B82];[.$N$5:.$O$12];2;0));0;VLOOKUP([.B82];[.$N$5:.$O$12];2;0))" office:value-type="float" office:value="0" calcext:value-type="float">
            <text:p>0</text:p>
          </table:table-cell>
          <table:table-cell table:formula="of:=IF([.E82]=&quot;Unknown&quot;;[.C8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19" calcext:value-type="float">
            <text:p>1419</text:p>
          </table:table-cell>
          <table:table-cell office:value-type="float" office:value="45260" calcext:value-type="float">
            <text:p>45260</text:p>
          </table:table-cell>
          <table:table-cell table:formula="of:=VLOOKUP([.B83];[Sheet2.$A$4:.$B$271];2;0)" office:value-type="string" office:string-value="VISA MONEY TRANSFER CHARGES DEBIT" calcext:value-type="string">
            <text:p>VISA MONEY TRANSFER CHARGES DEBIT</text:p>
          </table:table-cell>
          <table:table-cell table:formula="of:=IF(ISERROR(VLOOKUP([.$B83];[Sheet2.$A$4:.$G$271];6;0));0;VLOOKUP([.$B83];[Sheet2.$A$4:.$G$271];6;0))" office:value-type="string" office:string-value="Charges" calcext:value-type="string">
            <text:p>Charges</text:p>
          </table:table-cell>
          <table:table-cell office:value-type="float" office:value="8133" calcext:value-type="float">
            <text:p>8133</text:p>
          </table:table-cell>
          <table:table-cell table:formula="of:=IF(ISERROR([.D83]);1;0)" office:value-type="float" office:value="0" calcext:value-type="float">
            <text:p>0</text:p>
          </table:table-cell>
          <table:table-cell table:formula="of:=[.G83]*[.C83]" office:value-type="float" office:value="0" calcext:value-type="float">
            <text:p>0</text:p>
          </table:table-cell>
          <table:table-cell table:formula="of:=IF(ISERROR(VLOOKUP([.B83];[.$N$5:.$O$12];2;0));0;VLOOKUP([.B83];[.$N$5:.$O$12];2;0))" office:value-type="float" office:value="0" calcext:value-type="float">
            <text:p>0</text:p>
          </table:table-cell>
          <table:table-cell table:formula="of:=IF([.E83]=&quot;Unknown&quot;;[.C8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93" calcext:value-type="float">
            <text:p>1193</text:p>
          </table:table-cell>
          <table:table-cell office:value-type="float" office:value="45133" calcext:value-type="float">
            <text:p>45133</text:p>
          </table:table-cell>
          <table:table-cell table:formula="of:=VLOOKUP([.B84];[Sheet2.$A$4:.$B$271];2;0)" office:value-type="string" office:string-value="SERVICE TAX DEBIT" calcext:value-type="string">
            <text:p>SERVICE TAX DEBIT</text:p>
          </table:table-cell>
          <table:table-cell table:formula="of:=IF(ISERROR(VLOOKUP([.$B84];[Sheet2.$A$4:.$G$271];6;0));0;VLOOKUP([.$B84];[Sheet2.$A$4:.$G$271];6;0))" office:value-type="string" office:string-value="Tax" calcext:value-type="string">
            <text:p>Tax</text:p>
          </table:table-cell>
          <table:table-cell office:value-type="float" office:value="35779" calcext:value-type="float">
            <text:p>35779</text:p>
          </table:table-cell>
          <table:table-cell table:formula="of:=IF(ISERROR([.D84]);1;0)" office:value-type="float" office:value="0" calcext:value-type="float">
            <text:p>0</text:p>
          </table:table-cell>
          <table:table-cell table:formula="of:=[.G84]*[.C84]" office:value-type="float" office:value="0" calcext:value-type="float">
            <text:p>0</text:p>
          </table:table-cell>
          <table:table-cell table:formula="of:=IF(ISERROR(VLOOKUP([.B84];[.$N$5:.$O$12];2;0));0;VLOOKUP([.B84];[.$N$5:.$O$12];2;0))" office:value-type="float" office:value="0" calcext:value-type="float">
            <text:p>0</text:p>
          </table:table-cell>
          <table:table-cell table:formula="of:=IF([.E84]=&quot;Unknown&quot;;[.C8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73" calcext:value-type="float">
            <text:p>1373</text:p>
          </table:table-cell>
          <table:table-cell office:value-type="float" office:value="44264" calcext:value-type="float">
            <text:p>44264</text:p>
          </table:table-cell>
          <table:table-cell table:formula="of:=VLOOKUP([.B85];[Sheet2.$A$4:.$B$271];2;0)" office:value-type="string" office:string-value="CASA. Cheque Withdrawal - Third Party" calcext:value-type="string">
            <text:p>CASA. Cheque Withdrawal - Third Party</text:p>
          </table:table-cell>
          <table:table-cell table:formula="of:=IF(ISERROR(VLOOKUP([.$B85];[Sheet2.$A$4:.$G$271];6;0));0;VLOOKUP([.$B85];[Sheet2.$A$4:.$G$271];6;0))" office:value-type="string" office:string-value="Unknown" calcext:value-type="string">
            <text:p>Unknown</text:p>
          </table:table-cell>
          <table:table-cell office:value-type="float" office:value="24722" calcext:value-type="float">
            <text:p>24722</text:p>
          </table:table-cell>
          <table:table-cell table:formula="of:=IF(ISERROR([.D85]);1;0)" office:value-type="float" office:value="0" calcext:value-type="float">
            <text:p>0</text:p>
          </table:table-cell>
          <table:table-cell table:formula="of:=[.G85]*[.C85]" office:value-type="float" office:value="0" calcext:value-type="float">
            <text:p>0</text:p>
          </table:table-cell>
          <table:table-cell table:formula="of:=IF(ISERROR(VLOOKUP([.B85];[.$N$5:.$O$12];2;0));0;VLOOKUP([.B85];[.$N$5:.$O$12];2;0))" office:value-type="float" office:value="0" calcext:value-type="float">
            <text:p>0</text:p>
          </table:table-cell>
          <table:table-cell table:formula="of:=IF([.E85]=&quot;Unknown&quot;;[.C85];0)" office:value-type="float" office:value="44264" calcext:value-type="float">
            <text:p>442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43" calcext:value-type="float">
            <text:p>2843</text:p>
          </table:table-cell>
          <table:table-cell office:value-type="float" office:value="41620" calcext:value-type="float">
            <text:p>41620</text:p>
          </table:table-cell>
          <table:table-cell table:formula="of:=VLOOKUP([.B86];[Sheet2.$A$4:.$B$271];2;0)" office:value-type="string" office:string-value="FT" calcext:value-type="string">
            <text:p>FT</text:p>
          </table:table-cell>
          <table:table-cell table:formula="of:=IF(ISERROR(VLOOKUP([.$B86];[Sheet2.$A$4:.$G$271];6;0));0;VLOOKUP([.$B86];[Sheet2.$A$4:.$G$271];6;0))" office:value-type="string" office:string-value="Unknown" calcext:value-type="string">
            <text:p>Unknown</text:p>
          </table:table-cell>
          <table:table-cell office:value-type="float" office:value="20796" calcext:value-type="float">
            <text:p>20796</text:p>
          </table:table-cell>
          <table:table-cell table:formula="of:=IF(ISERROR([.D86]);1;0)" office:value-type="float" office:value="0" calcext:value-type="float">
            <text:p>0</text:p>
          </table:table-cell>
          <table:table-cell table:formula="of:=[.G86]*[.C86]" office:value-type="float" office:value="0" calcext:value-type="float">
            <text:p>0</text:p>
          </table:table-cell>
          <table:table-cell table:formula="of:=IF(ISERROR(VLOOKUP([.B86];[.$N$5:.$O$12];2;0));0;VLOOKUP([.B86];[.$N$5:.$O$12];2;0))" office:value-type="float" office:value="0" calcext:value-type="float">
            <text:p>0</text:p>
          </table:table-cell>
          <table:table-cell table:formula="of:=IF([.E86]=&quot;Unknown&quot;;[.C86];0)" office:value-type="float" office:value="41620" calcext:value-type="float">
            <text:p>416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88" calcext:value-type="float">
            <text:p>1088</text:p>
          </table:table-cell>
          <table:table-cell office:value-type="float" office:value="40740" calcext:value-type="float">
            <text:p>40740</text:p>
          </table:table-cell>
          <table:table-cell table:formula="of:=VLOOKUP([.B87];[Sheet2.$A$4:.$B$271];2;0)" office:value-type="string" office:string-value="POS LPR CREDIT" calcext:value-type="string">
            <text:p>POS LPR CREDIT</text:p>
          </table:table-cell>
          <table:table-cell table:formula="of:=IF(ISERROR(VLOOKUP([.$B87];[Sheet2.$A$4:.$G$271];6;0));0;VLOOKUP([.$B87];[Sheet2.$A$4:.$G$271];6;0))" office:value-type="string" office:string-value="Charges" calcext:value-type="string">
            <text:p>Charges</text:p>
          </table:table-cell>
          <table:table-cell office:value-type="float" office:value="29637" calcext:value-type="float">
            <text:p>29637</text:p>
          </table:table-cell>
          <table:table-cell table:formula="of:=IF(ISERROR([.D87]);1;0)" office:value-type="float" office:value="0" calcext:value-type="float">
            <text:p>0</text:p>
          </table:table-cell>
          <table:table-cell table:formula="of:=[.G87]*[.C87]" office:value-type="float" office:value="0" calcext:value-type="float">
            <text:p>0</text:p>
          </table:table-cell>
          <table:table-cell table:formula="of:=IF(ISERROR(VLOOKUP([.B87];[.$N$5:.$O$12];2;0));0;VLOOKUP([.B87];[.$N$5:.$O$12];2;0))" office:value-type="float" office:value="0" calcext:value-type="float">
            <text:p>0</text:p>
          </table:table-cell>
          <table:table-cell table:formula="of:=IF([.E87]=&quot;Unknown&quot;;[.C8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45" calcext:value-type="float">
            <text:p>2945</text:p>
          </table:table-cell>
          <table:table-cell office:value-type="float" office:value="39970" calcext:value-type="float">
            <text:p>39970</text:p>
          </table:table-cell>
          <table:table-cell table:formula="of:=VLOOKUP([.B88];[Sheet2.$A$4:.$B$271];2;0)" office:value-type="string" office:string-value="STP NET FUNDS TRANSFER DR" calcext:value-type="string">
            <text:p>STP NET FUNDS TRANSFER DR</text:p>
          </table:table-cell>
          <table:table-cell table:formula="of:=IF(ISERROR(VLOOKUP([.$B88];[Sheet2.$A$4:.$G$271];6;0));0;VLOOKUP([.$B88];[Sheet2.$A$4:.$G$271];6;0))" office:value-type="string" office:string-value="Unknown" calcext:value-type="string">
            <text:p>Unknown</text:p>
          </table:table-cell>
          <table:table-cell office:value-type="float" office:value="9543" calcext:value-type="float">
            <text:p>9543</text:p>
          </table:table-cell>
          <table:table-cell table:formula="of:=IF(ISERROR([.D88]);1;0)" office:value-type="float" office:value="0" calcext:value-type="float">
            <text:p>0</text:p>
          </table:table-cell>
          <table:table-cell table:formula="of:=[.G88]*[.C88]" office:value-type="float" office:value="0" calcext:value-type="float">
            <text:p>0</text:p>
          </table:table-cell>
          <table:table-cell table:formula="of:=IF(ISERROR(VLOOKUP([.B88];[.$N$5:.$O$12];2;0));0;VLOOKUP([.B88];[.$N$5:.$O$12];2;0))" office:value-type="float" office:value="0" calcext:value-type="float">
            <text:p>0</text:p>
          </table:table-cell>
          <table:table-cell table:formula="of:=IF([.E88]=&quot;Unknown&quot;;[.C88];0)" office:value-type="float" office:value="39970" calcext:value-type="float">
            <text:p>3997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12" calcext:value-type="float">
            <text:p>3012</text:p>
          </table:table-cell>
          <table:table-cell office:value-type="float" office:value="36441" calcext:value-type="float">
            <text:p>36441</text:p>
          </table:table-cell>
          <table:table-cell table:formula="of:=VLOOKUP([.B89];[Sheet2.$A$4:.$B$271];2;0)" office:value-type="string" office:string-value="UBS-FC FUNDS TRANSFER CR" calcext:value-type="string">
            <text:p>UBS-FC FUNDS TRANSFER CR</text:p>
          </table:table-cell>
          <table:table-cell table:formula="of:=IF(ISERROR(VLOOKUP([.$B89];[Sheet2.$A$4:.$G$271];6;0));0;VLOOKUP([.$B89];[Sheet2.$A$4:.$G$271];6;0))" office:value-type="string" office:string-value="Unknown" calcext:value-type="string">
            <text:p>Unknown</text:p>
          </table:table-cell>
          <table:table-cell office:value-type="float" office:value="17388" calcext:value-type="float">
            <text:p>17388</text:p>
          </table:table-cell>
          <table:table-cell table:formula="of:=IF(ISERROR([.D89]);1;0)" office:value-type="float" office:value="0" calcext:value-type="float">
            <text:p>0</text:p>
          </table:table-cell>
          <table:table-cell table:formula="of:=[.G89]*[.C89]" office:value-type="float" office:value="0" calcext:value-type="float">
            <text:p>0</text:p>
          </table:table-cell>
          <table:table-cell table:formula="of:=IF(ISERROR(VLOOKUP([.B89];[.$N$5:.$O$12];2;0));0;VLOOKUP([.B89];[.$N$5:.$O$12];2;0))" office:value-type="float" office:value="0" calcext:value-type="float">
            <text:p>0</text:p>
          </table:table-cell>
          <table:table-cell table:formula="of:=IF([.E89]=&quot;Unknown&quot;;[.C89];0)" office:value-type="float" office:value="36441" calcext:value-type="float">
            <text:p>364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13" calcext:value-type="float">
            <text:p>1213</text:p>
          </table:table-cell>
          <table:table-cell office:value-type="float" office:value="34297" calcext:value-type="float">
            <text:p>34297</text:p>
          </table:table-cell>
          <table:table-cell table:formula="of:=VLOOKUP([.B90];[Sheet2.$A$4:.$B$271];2;0)" office:value-type="string" office:string-value="CHEQUE BOOK CHARGES DEBIT" calcext:value-type="string">
            <text:p>CHEQUE BOOK CHARGES DEBIT</text:p>
          </table:table-cell>
          <table:table-cell table:formula="of:=IF(ISERROR(VLOOKUP([.$B90];[Sheet2.$A$4:.$G$271];6;0));0;VLOOKUP([.$B90];[Sheet2.$A$4:.$G$271];6;0))" office:value-type="string" office:string-value="Charges" calcext:value-type="string">
            <text:p>Charges</text:p>
          </table:table-cell>
          <table:table-cell office:value-type="float" office:value="31778" calcext:value-type="float">
            <text:p>31778</text:p>
          </table:table-cell>
          <table:table-cell table:formula="of:=IF(ISERROR([.D90]);1;0)" office:value-type="float" office:value="0" calcext:value-type="float">
            <text:p>0</text:p>
          </table:table-cell>
          <table:table-cell table:formula="of:=[.G90]*[.C90]" office:value-type="float" office:value="0" calcext:value-type="float">
            <text:p>0</text:p>
          </table:table-cell>
          <table:table-cell table:formula="of:=IF(ISERROR(VLOOKUP([.B90];[.$N$5:.$O$12];2;0));0;VLOOKUP([.B90];[.$N$5:.$O$12];2;0))" office:value-type="float" office:value="0" calcext:value-type="float">
            <text:p>0</text:p>
          </table:table-cell>
          <table:table-cell table:formula="of:=IF([.E90]=&quot;Unknown&quot;;[.C9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99" calcext:value-type="float">
            <text:p>1399</text:p>
          </table:table-cell>
          <table:table-cell office:value-type="float" office:value="33157" calcext:value-type="float">
            <text:p>33157</text:p>
          </table:table-cell>
          <table:table-cell table:formula="of:=VLOOKUP([.B91];[Sheet2.$A$4:.$B$271];2;0)" office:value-type="string" office:string-value="ATM INTERNATIONAL CWD CHARGES DEBIT" calcext:value-type="string">
            <text:p>ATM INTERNATIONAL CWD CHARGES DEBIT</text:p>
          </table:table-cell>
          <table:table-cell table:formula="of:=IF(ISERROR(VLOOKUP([.$B91];[Sheet2.$A$4:.$G$271];6;0));0;VLOOKUP([.$B91];[Sheet2.$A$4:.$G$271];6;0))" office:value-type="string" office:string-value="Charges" calcext:value-type="string">
            <text:p>Charges</text:p>
          </table:table-cell>
          <table:table-cell office:value-type="float" office:value="7805" calcext:value-type="float">
            <text:p>7805</text:p>
          </table:table-cell>
          <table:table-cell table:formula="of:=IF(ISERROR([.D91]);1;0)" office:value-type="float" office:value="0" calcext:value-type="float">
            <text:p>0</text:p>
          </table:table-cell>
          <table:table-cell table:formula="of:=[.G91]*[.C91]" office:value-type="float" office:value="0" calcext:value-type="float">
            <text:p>0</text:p>
          </table:table-cell>
          <table:table-cell table:formula="of:=IF(ISERROR(VLOOKUP([.B91];[.$N$5:.$O$12];2;0));0;VLOOKUP([.B91];[.$N$5:.$O$12];2;0))" office:value-type="float" office:value="0" calcext:value-type="float">
            <text:p>0</text:p>
          </table:table-cell>
          <table:table-cell table:formula="of:=IF([.E91]=&quot;Unknown&quot;;[.C9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3" calcext:value-type="float">
            <text:p>5003</text:p>
          </table:table-cell>
          <table:table-cell office:value-type="float" office:value="33096" calcext:value-type="float">
            <text:p>33096</text:p>
          </table:table-cell>
          <table:table-cell table:formula="of:=VLOOKUP([.B92];[Sheet2.$A$4:.$B$271];2;0)" office:value-type="string" office:string-value="Service Charges Debit" calcext:value-type="string">
            <text:p>Service Charges Debit</text:p>
          </table:table-cell>
          <table:table-cell table:formula="of:=IF(ISERROR(VLOOKUP([.$B92];[Sheet2.$A$4:.$G$271];6;0));0;VLOOKUP([.$B92];[Sheet2.$A$4:.$G$271];6;0))" office:value-type="string" office:string-value="Charges" calcext:value-type="string">
            <text:p>Charges</text:p>
          </table:table-cell>
          <table:table-cell office:value-type="float" office:value="24105" calcext:value-type="float">
            <text:p>24105</text:p>
          </table:table-cell>
          <table:table-cell table:formula="of:=IF(ISERROR([.D92]);1;0)" office:value-type="float" office:value="0" calcext:value-type="float">
            <text:p>0</text:p>
          </table:table-cell>
          <table:table-cell table:formula="of:=[.G92]*[.C92]" office:value-type="float" office:value="0" calcext:value-type="float">
            <text:p>0</text:p>
          </table:table-cell>
          <table:table-cell table:formula="of:=IF(ISERROR(VLOOKUP([.B92];[.$N$5:.$O$12];2;0));0;VLOOKUP([.B92];[.$N$5:.$O$12];2;0))" office:value-type="float" office:value="0" calcext:value-type="float">
            <text:p>0</text:p>
          </table:table-cell>
          <table:table-cell table:formula="of:=IF([.E92]=&quot;Unknown&quot;;[.C9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55" calcext:value-type="float">
            <text:p>2555</text:p>
          </table:table-cell>
          <table:table-cell office:value-type="float" office:value="31847" calcext:value-type="float">
            <text:p>31847</text:p>
          </table:table-cell>
          <table:table-cell table:formula="of:=VLOOKUP([.B93];[Sheet2.$A$4:.$B$271];2;0)" office:value-type="string" office:string-value="RTGS" calcext:value-type="string">
            <text:p>RTGS</text:p>
          </table:table-cell>
          <table:table-cell table:formula="of:=IF(ISERROR(VLOOKUP([.$B93];[Sheet2.$A$4:.$G$271];6;0));0;VLOOKUP([.$B93];[Sheet2.$A$4:.$G$271];6;0))" office:value-type="string" office:string-value="Unknown" calcext:value-type="string">
            <text:p>Unknown</text:p>
          </table:table-cell>
          <table:table-cell office:value-type="float" office:value="25444" calcext:value-type="float">
            <text:p>25444</text:p>
          </table:table-cell>
          <table:table-cell table:formula="of:=IF(ISERROR([.D93]);1;0)" office:value-type="float" office:value="0" calcext:value-type="float">
            <text:p>0</text:p>
          </table:table-cell>
          <table:table-cell table:formula="of:=[.G93]*[.C93]" office:value-type="float" office:value="0" calcext:value-type="float">
            <text:p>0</text:p>
          </table:table-cell>
          <table:table-cell table:formula="of:=IF(ISERROR(VLOOKUP([.B93];[.$N$5:.$O$12];2;0));0;VLOOKUP([.B93];[.$N$5:.$O$12];2;0))" office:value-type="float" office:value="0" calcext:value-type="float">
            <text:p>0</text:p>
          </table:table-cell>
          <table:table-cell table:formula="of:=IF([.E93]=&quot;Unknown&quot;;[.C93];0)" office:value-type="float" office:value="31847" calcext:value-type="float">
            <text:p>318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14" calcext:value-type="float">
            <text:p>1014</text:p>
          </table:table-cell>
          <table:table-cell office:value-type="float" office:value="31403" calcext:value-type="float">
            <text:p>31403</text:p>
          </table:table-cell>
          <table:table-cell table:formula="of:=VLOOKUP([.B94];[Sheet2.$A$4:.$B$271];2;0)" office:value-type="string" office:string-value="DD Issue  -" calcext:value-type="string">
            <text:p>DD Issue <text:s/>-</text:p>
          </table:table-cell>
          <table:table-cell table:formula="of:=IF(ISERROR(VLOOKUP([.$B94];[Sheet2.$A$4:.$G$271];6;0));0;VLOOKUP([.$B94];[Sheet2.$A$4:.$G$271];6;0))" office:value-type="string" office:string-value="Unknown" calcext:value-type="string">
            <text:p>Unknown</text:p>
          </table:table-cell>
          <table:table-cell office:value-type="float" office:value="19448" calcext:value-type="float">
            <text:p>19448</text:p>
          </table:table-cell>
          <table:table-cell table:formula="of:=IF(ISERROR([.D94]);1;0)" office:value-type="float" office:value="0" calcext:value-type="float">
            <text:p>0</text:p>
          </table:table-cell>
          <table:table-cell table:formula="of:=[.G94]*[.C94]" office:value-type="float" office:value="0" calcext:value-type="float">
            <text:p>0</text:p>
          </table:table-cell>
          <table:table-cell table:formula="of:=IF(ISERROR(VLOOKUP([.B94];[.$N$5:.$O$12];2;0));0;VLOOKUP([.B94];[.$N$5:.$O$12];2;0))" office:value-type="float" office:value="0" calcext:value-type="float">
            <text:p>0</text:p>
          </table:table-cell>
          <table:table-cell table:formula="of:=IF([.E94]=&quot;Unknown&quot;;[.C94];0)" office:value-type="float" office:value="31403" calcext:value-type="float">
            <text:p>314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57" calcext:value-type="float">
            <text:p>1157</text:p>
          </table:table-cell>
          <table:table-cell office:value-type="float" office:value="27324" calcext:value-type="float">
            <text:p>27324</text:p>
          </table:table-cell>
          <table:table-cell table:formula="of:=VLOOKUP([.B95];[Sheet2.$A$4:.$B$271];2;0)" office:value-type="string" office:string-value="FINWARE DEFERED/SCS REVERSAL ENT CREDIT" calcext:value-type="string">
            <text:p>FINWARE DEFERED/SCS REVERSAL ENT CREDIT</text:p>
          </table:table-cell>
          <table:table-cell table:formula="of:=IF(ISERROR(VLOOKUP([.$B95];[Sheet2.$A$4:.$G$271];6;0));0;VLOOKUP([.$B95];[Sheet2.$A$4:.$G$271];6;0))" office:value-type="string" office:string-value="reversal" calcext:value-type="string">
            <text:p>reversal</text:p>
          </table:table-cell>
          <table:table-cell office:value-type="float" office:value="21576" calcext:value-type="float">
            <text:p>21576</text:p>
          </table:table-cell>
          <table:table-cell table:formula="of:=IF(ISERROR([.D95]);1;0)" office:value-type="float" office:value="0" calcext:value-type="float">
            <text:p>0</text:p>
          </table:table-cell>
          <table:table-cell table:formula="of:=[.G95]*[.C95]" office:value-type="float" office:value="0" calcext:value-type="float">
            <text:p>0</text:p>
          </table:table-cell>
          <table:table-cell table:formula="of:=IF(ISERROR(VLOOKUP([.B95];[.$N$5:.$O$12];2;0));0;VLOOKUP([.B95];[.$N$5:.$O$12];2;0))" office:value-type="float" office:value="0" calcext:value-type="float">
            <text:p>0</text:p>
          </table:table-cell>
          <table:table-cell table:formula="of:=IF([.E95]=&quot;Unknown&quot;;[.C9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35" calcext:value-type="float">
            <text:p>5935</text:p>
          </table:table-cell>
          <table:table-cell office:value-type="float" office:value="26746" calcext:value-type="float">
            <text:p>26746</text:p>
          </table:table-cell>
          <table:table-cell table:formula="of:=VLOOKUP([.B96];[Sheet2.$A$4:.$B$271];2;0)" office:value-type="string" office:string-value="DUPLICATE ATM/DR PIN CHRGS - DEBIT" calcext:value-type="string">
            <text:p>DUPLICATE ATM/DR PIN CHRGS - DEBIT</text:p>
          </table:table-cell>
          <table:table-cell table:formula="of:=IF(ISERROR(VLOOKUP([.$B96];[Sheet2.$A$4:.$G$271];6;0));0;VLOOKUP([.$B96];[Sheet2.$A$4:.$G$271];6;0))" office:value-type="string" office:string-value="Charges" calcext:value-type="string">
            <text:p>Charges</text:p>
          </table:table-cell>
          <table:table-cell office:value-type="float" office:value="23718" calcext:value-type="float">
            <text:p>23718</text:p>
          </table:table-cell>
          <table:table-cell table:formula="of:=IF(ISERROR([.D96]);1;0)" office:value-type="float" office:value="0" calcext:value-type="float">
            <text:p>0</text:p>
          </table:table-cell>
          <table:table-cell table:formula="of:=[.G96]*[.C96]" office:value-type="float" office:value="0" calcext:value-type="float">
            <text:p>0</text:p>
          </table:table-cell>
          <table:table-cell table:formula="of:=IF(ISERROR(VLOOKUP([.B96];[.$N$5:.$O$12];2;0));0;VLOOKUP([.B96];[.$N$5:.$O$12];2;0))" office:value-type="float" office:value="0" calcext:value-type="float">
            <text:p>0</text:p>
          </table:table-cell>
          <table:table-cell table:formula="of:=IF([.E96]=&quot;Unknown&quot;;[.C9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59" calcext:value-type="float">
            <text:p>5959</text:p>
          </table:table-cell>
          <table:table-cell office:value-type="float" office:value="26313" calcext:value-type="float">
            <text:p>26313</text:p>
          </table:table-cell>
          <table:table-cell table:formula="of:=VLOOKUP([.B97];[Sheet2.$A$4:.$B$271];2;0)" office:value-type="string" office:string-value="#N/A" calcext:value-type="error">
            <text:p>#N/A</text:p>
          </table:table-cell>
          <table:table-cell table:formula="of:=IF(ISERROR(VLOOKUP([.$B97];[Sheet2.$A$4:.$G$271];6;0));0;VLOOKUP([.$B97];[Sheet2.$A$4:.$G$271];6;0))" office:value-type="float" office:value="0" calcext:value-type="float">
            <text:p>0</text:p>
          </table:table-cell>
          <table:table-cell office:value-type="float" office:value="23105" calcext:value-type="float">
            <text:p>23105</text:p>
          </table:table-cell>
          <table:table-cell table:formula="of:=IF(ISERROR([.D97]);1;0)" office:value-type="float" office:value="1" calcext:value-type="float">
            <text:p>1</text:p>
          </table:table-cell>
          <table:table-cell table:formula="of:=[.G97]*[.C97]" office:value-type="float" office:value="26313" calcext:value-type="float">
            <text:p>26313</text:p>
          </table:table-cell>
          <table:table-cell table:formula="of:=IF(ISERROR(VLOOKUP([.B97];[.$N$5:.$O$12];2;0));0;VLOOKUP([.B97];[.$N$5:.$O$12];2;0))" office:value-type="float" office:value="0" calcext:value-type="float">
            <text:p>0</text:p>
          </table:table-cell>
          <table:table-cell table:formula="of:=IF([.E97]=&quot;Unknown&quot;;[.C9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03" calcext:value-type="float">
            <text:p>1203</text:p>
          </table:table-cell>
          <table:table-cell office:value-type="float" office:value="25240" calcext:value-type="float">
            <text:p>25240</text:p>
          </table:table-cell>
          <table:table-cell table:formula="of:=VLOOKUP([.B98];[Sheet2.$A$4:.$B$271];2;0)" office:value-type="string" office:string-value="DEBIT CARD FEE CREDITS" calcext:value-type="string">
            <text:p>DEBIT CARD FEE CREDITS</text:p>
          </table:table-cell>
          <table:table-cell table:formula="of:=IF(ISERROR(VLOOKUP([.$B98];[Sheet2.$A$4:.$G$271];6;0));0;VLOOKUP([.$B98];[Sheet2.$A$4:.$G$271];6;0))" office:value-type="string" office:string-value="Charges" calcext:value-type="string">
            <text:p>Charges</text:p>
          </table:table-cell>
          <table:table-cell office:value-type="float" office:value="22180" calcext:value-type="float">
            <text:p>22180</text:p>
          </table:table-cell>
          <table:table-cell table:formula="of:=IF(ISERROR([.D98]);1;0)" office:value-type="float" office:value="0" calcext:value-type="float">
            <text:p>0</text:p>
          </table:table-cell>
          <table:table-cell table:formula="of:=[.G98]*[.C98]" office:value-type="float" office:value="0" calcext:value-type="float">
            <text:p>0</text:p>
          </table:table-cell>
          <table:table-cell table:formula="of:=IF(ISERROR(VLOOKUP([.B98];[.$N$5:.$O$12];2;0));0;VLOOKUP([.B98];[.$N$5:.$O$12];2;0))" office:value-type="float" office:value="0" calcext:value-type="float">
            <text:p>0</text:p>
          </table:table-cell>
          <table:table-cell table:formula="of:=IF([.E98]=&quot;Unknown&quot;;[.C9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0" calcext:value-type="float">
            <text:p>2970</text:p>
          </table:table-cell>
          <table:table-cell office:value-type="float" office:value="23943" calcext:value-type="float">
            <text:p>23943</text:p>
          </table:table-cell>
          <table:table-cell table:formula="of:=VLOOKUP([.B99];[Sheet2.$A$4:.$B$271];2;0)" office:value-type="string" office:string-value="IMPS DEBIT" calcext:value-type="string">
            <text:p>IMPS DEBIT</text:p>
          </table:table-cell>
          <table:table-cell table:formula="of:=IF(ISERROR(VLOOKUP([.$B99];[Sheet2.$A$4:.$G$271];6;0));0;VLOOKUP([.$B99];[Sheet2.$A$4:.$G$271];6;0))" office:value-type="string" office:string-value="Unknown" calcext:value-type="string">
            <text:p>Unknown</text:p>
          </table:table-cell>
          <table:table-cell office:value-type="float" office:value="9364" calcext:value-type="float">
            <text:p>9364</text:p>
          </table:table-cell>
          <table:table-cell table:formula="of:=IF(ISERROR([.D99]);1;0)" office:value-type="float" office:value="0" calcext:value-type="float">
            <text:p>0</text:p>
          </table:table-cell>
          <table:table-cell table:formula="of:=[.G99]*[.C99]" office:value-type="float" office:value="0" calcext:value-type="float">
            <text:p>0</text:p>
          </table:table-cell>
          <table:table-cell table:formula="of:=IF(ISERROR(VLOOKUP([.B99];[.$N$5:.$O$12];2;0));0;VLOOKUP([.B99];[.$N$5:.$O$12];2;0))" office:value-type="float" office:value="0" calcext:value-type="float">
            <text:p>0</text:p>
          </table:table-cell>
          <table:table-cell table:formula="of:=IF([.E99]=&quot;Unknown&quot;;[.C99];0)" office:value-type="float" office:value="23943" calcext:value-type="float">
            <text:p>239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36" calcext:value-type="float">
            <text:p>1236</text:p>
          </table:table-cell>
          <table:table-cell office:value-type="float" office:value="23246" calcext:value-type="float">
            <text:p>23246</text:p>
          </table:table-cell>
          <table:table-cell table:formula="of:=VLOOKUP([.B100];[Sheet2.$A$4:.$B$271];2;0)" office:value-type="string" office:string-value="EDUCATIONAL CESS CREDIT" calcext:value-type="string">
            <text:p>EDUCATIONAL CESS CREDIT</text:p>
          </table:table-cell>
          <table:table-cell table:formula="of:=IF(ISERROR(VLOOKUP([.$B100];[Sheet2.$A$4:.$G$271];6;0));0;VLOOKUP([.$B100];[Sheet2.$A$4:.$G$271];6;0))" office:value-type="string" office:string-value="Tax" calcext:value-type="string">
            <text:p>Tax</text:p>
          </table:table-cell>
          <table:table-cell office:value-type="float" office:value="22191" calcext:value-type="float">
            <text:p>22191</text:p>
          </table:table-cell>
          <table:table-cell table:formula="of:=IF(ISERROR([.D100]);1;0)" office:value-type="float" office:value="0" calcext:value-type="float">
            <text:p>0</text:p>
          </table:table-cell>
          <table:table-cell table:formula="of:=[.G100]*[.C100]" office:value-type="float" office:value="0" calcext:value-type="float">
            <text:p>0</text:p>
          </table:table-cell>
          <table:table-cell table:formula="of:=IF(ISERROR(VLOOKUP([.B100];[.$N$5:.$O$12];2;0));0;VLOOKUP([.B100];[.$N$5:.$O$12];2;0))" office:value-type="float" office:value="0" calcext:value-type="float">
            <text:p>0</text:p>
          </table:table-cell>
          <table:table-cell table:formula="of:=IF([.E100]=&quot;Unknown&quot;;[.C10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94" calcext:value-type="float">
            <text:p>1194</text:p>
          </table:table-cell>
          <table:table-cell office:value-type="float" office:value="23246" calcext:value-type="float">
            <text:p>23246</text:p>
          </table:table-cell>
          <table:table-cell table:formula="of:=VLOOKUP([.B101];[Sheet2.$A$4:.$B$271];2;0)" office:value-type="string" office:string-value="SERVICE TAX CREDIT" calcext:value-type="string">
            <text:p>SERVICE TAX CREDIT</text:p>
          </table:table-cell>
          <table:table-cell table:formula="of:=IF(ISERROR(VLOOKUP([.$B101];[Sheet2.$A$4:.$G$271];6;0));0;VLOOKUP([.$B101];[Sheet2.$A$4:.$G$271];6;0))" office:value-type="string" office:string-value="Tax" calcext:value-type="string">
            <text:p>Tax</text:p>
          </table:table-cell>
          <table:table-cell office:value-type="float" office:value="22191" calcext:value-type="float">
            <text:p>22191</text:p>
          </table:table-cell>
          <table:table-cell table:formula="of:=IF(ISERROR([.D101]);1;0)" office:value-type="float" office:value="0" calcext:value-type="float">
            <text:p>0</text:p>
          </table:table-cell>
          <table:table-cell table:formula="of:=[.G101]*[.C101]" office:value-type="float" office:value="0" calcext:value-type="float">
            <text:p>0</text:p>
          </table:table-cell>
          <table:table-cell table:formula="of:=IF(ISERROR(VLOOKUP([.B101];[.$N$5:.$O$12];2;0));0;VLOOKUP([.B101];[.$N$5:.$O$12];2;0))" office:value-type="float" office:value="0" calcext:value-type="float">
            <text:p>0</text:p>
          </table:table-cell>
          <table:table-cell table:formula="of:=IF([.E101]=&quot;Unknown&quot;;[.C10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60" calcext:value-type="float">
            <text:p>9260</text:p>
          </table:table-cell>
          <table:table-cell office:value-type="float" office:value="22517" calcext:value-type="float">
            <text:p>22517</text:p>
          </table:table-cell>
          <table:table-cell table:formula="of:=VLOOKUP([.B102];[Sheet2.$A$4:.$B$271];2;0)" office:value-type="string" office:string-value="ACH INWARD TRANSACTION PROCESSING DEBIT" calcext:value-type="string">
            <text:p>ACH INWARD TRANSACTION PROCESSING DEBIT</text:p>
          </table:table-cell>
          <table:table-cell table:formula="of:=IF(ISERROR(VLOOKUP([.$B102];[Sheet2.$A$4:.$G$271];6;0));0;VLOOKUP([.$B102];[Sheet2.$A$4:.$G$271];6;0))" office:value-type="string" office:string-value="Unknown" calcext:value-type="string">
            <text:p>Unknown</text:p>
          </table:table-cell>
          <table:table-cell office:value-type="float" office:value="5686" calcext:value-type="float">
            <text:p>5686</text:p>
          </table:table-cell>
          <table:table-cell table:formula="of:=IF(ISERROR([.D102]);1;0)" office:value-type="float" office:value="0" calcext:value-type="float">
            <text:p>0</text:p>
          </table:table-cell>
          <table:table-cell table:formula="of:=[.G102]*[.C102]" office:value-type="float" office:value="0" calcext:value-type="float">
            <text:p>0</text:p>
          </table:table-cell>
          <table:table-cell table:formula="of:=IF(ISERROR(VLOOKUP([.B102];[.$N$5:.$O$12];2;0));0;VLOOKUP([.B102];[.$N$5:.$O$12];2;0))" office:value-type="float" office:value="0" calcext:value-type="float">
            <text:p>0</text:p>
          </table:table-cell>
          <table:table-cell table:formula="of:=IF([.E102]=&quot;Unknown&quot;;[.C102];0)" office:value-type="float" office:value="22517" calcext:value-type="float">
            <text:p>225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2" calcext:value-type="float">
            <text:p>5002</text:p>
          </table:table-cell>
          <table:table-cell office:value-type="float" office:value="22247" calcext:value-type="float">
            <text:p>22247</text:p>
          </table:table-cell>
          <table:table-cell table:formula="of:=VLOOKUP([.B103];[Sheet2.$A$4:.$B$271];2;0)" office:value-type="string" office:string-value="Interest Debit" calcext:value-type="string">
            <text:p>Interest Debit</text:p>
          </table:table-cell>
          <table:table-cell table:formula="of:=IF(ISERROR(VLOOKUP([.$B103];[Sheet2.$A$4:.$G$271];6;0));0;VLOOKUP([.$B103];[Sheet2.$A$4:.$G$271];6;0))" office:value-type="string" office:string-value="Interest" calcext:value-type="string">
            <text:p>Interest</text:p>
          </table:table-cell>
          <table:table-cell office:value-type="float" office:value="4849" calcext:value-type="float">
            <text:p>4849</text:p>
          </table:table-cell>
          <table:table-cell table:formula="of:=IF(ISERROR([.D103]);1;0)" office:value-type="float" office:value="0" calcext:value-type="float">
            <text:p>0</text:p>
          </table:table-cell>
          <table:table-cell table:formula="of:=[.G103]*[.C103]" office:value-type="float" office:value="0" calcext:value-type="float">
            <text:p>0</text:p>
          </table:table-cell>
          <table:table-cell table:formula="of:=IF(ISERROR(VLOOKUP([.B103];[.$N$5:.$O$12];2;0));0;VLOOKUP([.B103];[.$N$5:.$O$12];2;0))" office:value-type="float" office:value="0" calcext:value-type="float">
            <text:p>0</text:p>
          </table:table-cell>
          <table:table-cell table:formula="of:=IF([.E103]=&quot;Unknown&quot;;[.C10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15" calcext:value-type="float">
            <text:p>1015</text:p>
          </table:table-cell>
          <table:table-cell office:value-type="float" office:value="21413" calcext:value-type="float">
            <text:p>21413</text:p>
          </table:table-cell>
          <table:table-cell table:formula="of:=VLOOKUP([.B104];[Sheet2.$A$4:.$B$271];2;0)" office:value-type="string" office:string-value="Funds Transfer Debit NoCOT." calcext:value-type="string">
            <text:p>Funds Transfer Debit NoCOT.</text:p>
          </table:table-cell>
          <table:table-cell table:formula="of:=IF(ISERROR(VLOOKUP([.$B104];[Sheet2.$A$4:.$G$271];6;0));0;VLOOKUP([.$B104];[Sheet2.$A$4:.$G$271];6;0))" office:value-type="string" office:string-value="Investment" calcext:value-type="string">
            <text:p>Investment</text:p>
          </table:table-cell>
          <table:table-cell office:value-type="float" office:value="12346" calcext:value-type="float">
            <text:p>12346</text:p>
          </table:table-cell>
          <table:table-cell table:formula="of:=IF(ISERROR([.D104]);1;0)" office:value-type="float" office:value="0" calcext:value-type="float">
            <text:p>0</text:p>
          </table:table-cell>
          <table:table-cell table:formula="of:=[.G104]*[.C104]" office:value-type="float" office:value="0" calcext:value-type="float">
            <text:p>0</text:p>
          </table:table-cell>
          <table:table-cell table:formula="of:=IF(ISERROR(VLOOKUP([.B104];[.$N$5:.$O$12];2;0));0;VLOOKUP([.B104];[.$N$5:.$O$12];2;0))" office:value-type="float" office:value="0" calcext:value-type="float">
            <text:p>0</text:p>
          </table:table-cell>
          <table:table-cell table:formula="of:=IF([.E104]=&quot;Unknown&quot;;[.C10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58" calcext:value-type="float">
            <text:p>1558</text:p>
          </table:table-cell>
          <table:table-cell office:value-type="float" office:value="21269" calcext:value-type="float">
            <text:p>21269</text:p>
          </table:table-cell>
          <table:table-cell table:formula="of:=VLOOKUP([.B105];[Sheet2.$A$4:.$B$271];2;0)" office:value-type="string" office:string-value="HOLD FUND UPLOAD DEBIT" calcext:value-type="string">
            <text:p>HOLD FUND UPLOAD DEBIT</text:p>
          </table:table-cell>
          <table:table-cell table:formula="of:=IF(ISERROR(VLOOKUP([.$B105];[Sheet2.$A$4:.$G$271];6;0));0;VLOOKUP([.$B105];[Sheet2.$A$4:.$G$271];6;0))" office:value-type="string" office:string-value="Unknown" calcext:value-type="string">
            <text:p>Unknown</text:p>
          </table:table-cell>
          <table:table-cell office:value-type="float" office:value="9576" calcext:value-type="float">
            <text:p>9576</text:p>
          </table:table-cell>
          <table:table-cell table:formula="of:=IF(ISERROR([.D105]);1;0)" office:value-type="float" office:value="0" calcext:value-type="float">
            <text:p>0</text:p>
          </table:table-cell>
          <table:table-cell table:formula="of:=[.G105]*[.C105]" office:value-type="float" office:value="0" calcext:value-type="float">
            <text:p>0</text:p>
          </table:table-cell>
          <table:table-cell table:formula="of:=IF(ISERROR(VLOOKUP([.B105];[.$N$5:.$O$12];2;0));0;VLOOKUP([.B105];[.$N$5:.$O$12];2;0))" office:value-type="float" office:value="0" calcext:value-type="float">
            <text:p>0</text:p>
          </table:table-cell>
          <table:table-cell table:formula="of:=IF([.E105]=&quot;Unknown&quot;;[.C105];0)" office:value-type="float" office:value="21269" calcext:value-type="float">
            <text:p>212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9501" calcext:value-type="float">
            <text:p>9501</text:p>
          </table:table-cell>
          <table:table-cell office:value-type="float" office:value="20226" calcext:value-type="float">
            <text:p>20226</text:p>
          </table:table-cell>
          <table:table-cell table:formula="of:=VLOOKUP([.B106];[Sheet2.$A$4:.$B$271];2;0)" office:value-type="string" office:string-value="CHQ DEP RET-" calcext:value-type="string">
            <text:p>CHQ DEP RET-</text:p>
          </table:table-cell>
          <table:table-cell table:formula="of:=IF(ISERROR(VLOOKUP([.$B106];[Sheet2.$A$4:.$G$271];6;0));0;VLOOKUP([.$B106];[Sheet2.$A$4:.$G$271];6;0))" office:value-type="string" office:string-value="Unknown" calcext:value-type="string">
            <text:p>Unknown</text:p>
          </table:table-cell>
          <table:table-cell office:value-type="float" office:value="16711" calcext:value-type="float">
            <text:p>16711</text:p>
          </table:table-cell>
          <table:table-cell table:formula="of:=IF(ISERROR([.D106]);1;0)" office:value-type="float" office:value="0" calcext:value-type="float">
            <text:p>0</text:p>
          </table:table-cell>
          <table:table-cell table:formula="of:=[.G106]*[.C106]" office:value-type="float" office:value="0" calcext:value-type="float">
            <text:p>0</text:p>
          </table:table-cell>
          <table:table-cell table:formula="of:=IF(ISERROR(VLOOKUP([.B106];[.$N$5:.$O$12];2;0));0;VLOOKUP([.B106];[.$N$5:.$O$12];2;0))" office:value-type="float" office:value="0" calcext:value-type="float">
            <text:p>0</text:p>
          </table:table-cell>
          <table:table-cell table:formula="of:=IF([.E106]=&quot;Unknown&quot;;[.C106];0)" office:value-type="float" office:value="20226" calcext:value-type="float">
            <text:p>202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57" calcext:value-type="float">
            <text:p>2057</text:p>
          </table:table-cell>
          <table:table-cell office:value-type="float" office:value="19562" calcext:value-type="float">
            <text:p>19562</text:p>
          </table:table-cell>
          <table:table-cell table:formula="of:=VLOOKUP([.B107];[Sheet2.$A$4:.$B$271];2;0)" office:value-type="string" office:string-value="NEFT" calcext:value-type="string">
            <text:p>NEFT</text:p>
          </table:table-cell>
          <table:table-cell table:formula="of:=IF(ISERROR(VLOOKUP([.$B107];[Sheet2.$A$4:.$G$271];6;0));0;VLOOKUP([.$B107];[Sheet2.$A$4:.$G$271];6;0))" office:value-type="string" office:string-value="Unknown" calcext:value-type="string">
            <text:p>Unknown</text:p>
          </table:table-cell>
          <table:table-cell office:value-type="float" office:value="11334" calcext:value-type="float">
            <text:p>11334</text:p>
          </table:table-cell>
          <table:table-cell table:formula="of:=IF(ISERROR([.D107]);1;0)" office:value-type="float" office:value="0" calcext:value-type="float">
            <text:p>0</text:p>
          </table:table-cell>
          <table:table-cell table:formula="of:=[.G107]*[.C107]" office:value-type="float" office:value="0" calcext:value-type="float">
            <text:p>0</text:p>
          </table:table-cell>
          <table:table-cell table:formula="of:=IF(ISERROR(VLOOKUP([.B107];[.$N$5:.$O$12];2;0));0;VLOOKUP([.B107];[.$N$5:.$O$12];2;0))" office:value-type="float" office:value="17363" calcext:value-type="float">
            <text:p>17363</text:p>
          </table:table-cell>
          <table:table-cell table:formula="of:=IF([.E107]=&quot;Unknown&quot;;[.C107];0)" office:value-type="float" office:value="19562" calcext:value-type="float">
            <text:p>195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65" calcext:value-type="float">
            <text:p>5965</text:p>
          </table:table-cell>
          <table:table-cell office:value-type="float" office:value="16104" calcext:value-type="float">
            <text:p>16104</text:p>
          </table:table-cell>
          <table:table-cell table:formula="of:=VLOOKUP([.B108];[Sheet2.$A$4:.$B$271];2;0)" office:value-type="string" office:string-value="CASH HANDLING CHARGES" calcext:value-type="string">
            <text:p>CASH HANDLING CHARGES</text:p>
          </table:table-cell>
          <table:table-cell table:formula="of:=IF(ISERROR(VLOOKUP([.$B108];[Sheet2.$A$4:.$G$271];6;0));0;VLOOKUP([.$B108];[Sheet2.$A$4:.$G$271];6;0))" office:value-type="string" office:string-value="Charges" calcext:value-type="string">
            <text:p>Charges</text:p>
          </table:table-cell>
          <table:table-cell office:value-type="float" office:value="12905" calcext:value-type="float">
            <text:p>12905</text:p>
          </table:table-cell>
          <table:table-cell table:formula="of:=IF(ISERROR([.D108]);1;0)" office:value-type="float" office:value="0" calcext:value-type="float">
            <text:p>0</text:p>
          </table:table-cell>
          <table:table-cell table:formula="of:=[.G108]*[.C108]" office:value-type="float" office:value="0" calcext:value-type="float">
            <text:p>0</text:p>
          </table:table-cell>
          <table:table-cell table:formula="of:=IF(ISERROR(VLOOKUP([.B108];[.$N$5:.$O$12];2;0));0;VLOOKUP([.B108];[.$N$5:.$O$12];2;0))" office:value-type="float" office:value="0" calcext:value-type="float">
            <text:p>0</text:p>
          </table:table-cell>
          <table:table-cell table:formula="of:=IF([.E108]=&quot;Unknown&quot;;[.C10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05" calcext:value-type="float">
            <text:p>2205</text:p>
          </table:table-cell>
          <table:table-cell office:value-type="float" office:value="15730" calcext:value-type="float">
            <text:p>15730</text:p>
          </table:table-cell>
          <table:table-cell table:formula="of:=VLOOKUP([.B109];[Sheet2.$A$4:.$B$271];2;0)" office:value-type="string" office:string-value="ATM FUNDS TRANSFER" calcext:value-type="string">
            <text:p>ATM FUNDS TRANSFER</text:p>
          </table:table-cell>
          <table:table-cell table:formula="of:=IF(ISERROR(VLOOKUP([.$B109];[Sheet2.$A$4:.$G$271];6;0));0;VLOOKUP([.$B109];[Sheet2.$A$4:.$G$271];6;0))" office:value-type="string" office:string-value="Unknown" calcext:value-type="string">
            <text:p>Unknown</text:p>
          </table:table-cell>
          <table:table-cell office:value-type="float" office:value="4468" calcext:value-type="float">
            <text:p>4468</text:p>
          </table:table-cell>
          <table:table-cell table:formula="of:=IF(ISERROR([.D109]);1;0)" office:value-type="float" office:value="0" calcext:value-type="float">
            <text:p>0</text:p>
          </table:table-cell>
          <table:table-cell table:formula="of:=[.G109]*[.C109]" office:value-type="float" office:value="0" calcext:value-type="float">
            <text:p>0</text:p>
          </table:table-cell>
          <table:table-cell table:formula="of:=IF(ISERROR(VLOOKUP([.B109];[.$N$5:.$O$12];2;0));0;VLOOKUP([.B109];[.$N$5:.$O$12];2;0))" office:value-type="float" office:value="0" calcext:value-type="float">
            <text:p>0</text:p>
          </table:table-cell>
          <table:table-cell table:formula="of:=IF([.E109]=&quot;Unknown&quot;;[.C109];0)" office:value-type="float" office:value="15730" calcext:value-type="float">
            <text:p>1573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03" calcext:value-type="float">
            <text:p>1703</text:p>
          </table:table-cell>
          <table:table-cell office:value-type="float" office:value="14513" calcext:value-type="float">
            <text:p>14513</text:p>
          </table:table-cell>
          <table:table-cell table:formula="of:=VLOOKUP([.B110];[Sheet2.$A$4:.$B$271];2;0)" office:value-type="string" office:string-value="SWEEP-IN DEBIT" calcext:value-type="string">
            <text:p>SWEEP-IN DEBIT</text:p>
          </table:table-cell>
          <table:table-cell table:formula="of:=IF(ISERROR(VLOOKUP([.$B110];[Sheet2.$A$4:.$G$271];6;0));0;VLOOKUP([.$B110];[Sheet2.$A$4:.$G$271];6;0))" office:value-type="string" office:string-value="Investment" calcext:value-type="string">
            <text:p>Investment</text:p>
          </table:table-cell>
          <table:table-cell office:value-type="float" office:value="1116" calcext:value-type="float">
            <text:p>1116</text:p>
          </table:table-cell>
          <table:table-cell table:formula="of:=IF(ISERROR([.D110]);1;0)" office:value-type="float" office:value="0" calcext:value-type="float">
            <text:p>0</text:p>
          </table:table-cell>
          <table:table-cell table:formula="of:=[.G110]*[.C110]" office:value-type="float" office:value="0" calcext:value-type="float">
            <text:p>0</text:p>
          </table:table-cell>
          <table:table-cell table:formula="of:=IF(ISERROR(VLOOKUP([.B110];[.$N$5:.$O$12];2;0));0;VLOOKUP([.B110];[.$N$5:.$O$12];2;0))" office:value-type="float" office:value="0" calcext:value-type="float">
            <text:p>0</text:p>
          </table:table-cell>
          <table:table-cell table:formula="of:=IF([.E110]=&quot;Unknown&quot;;[.C11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31" calcext:value-type="float">
            <text:p>5831</text:p>
          </table:table-cell>
          <table:table-cell office:value-type="float" office:value="14261" calcext:value-type="float">
            <text:p>14261</text:p>
          </table:table-cell>
          <table:table-cell table:formula="of:=VLOOKUP([.B111];[Sheet2.$A$4:.$B$271];2;0)" office:value-type="string" office:string-value="CHQ PAID FOR CMS TRANSFER DEBIT" calcext:value-type="string">
            <text:p>CHQ PAID FOR CMS TRANSFER DEBIT</text:p>
          </table:table-cell>
          <table:table-cell table:formula="of:=IF(ISERROR(VLOOKUP([.$B111];[Sheet2.$A$4:.$G$271];6;0));0;VLOOKUP([.$B111];[Sheet2.$A$4:.$G$271];6;0))" office:value-type="string" office:string-value="Unknown" calcext:value-type="string">
            <text:p>Unknown</text:p>
          </table:table-cell>
          <table:table-cell office:value-type="float" office:value="5945" calcext:value-type="float">
            <text:p>5945</text:p>
          </table:table-cell>
          <table:table-cell table:formula="of:=IF(ISERROR([.D111]);1;0)" office:value-type="float" office:value="0" calcext:value-type="float">
            <text:p>0</text:p>
          </table:table-cell>
          <table:table-cell table:formula="of:=[.G111]*[.C111]" office:value-type="float" office:value="0" calcext:value-type="float">
            <text:p>0</text:p>
          </table:table-cell>
          <table:table-cell table:formula="of:=IF(ISERROR(VLOOKUP([.B111];[.$N$5:.$O$12];2;0));0;VLOOKUP([.B111];[.$N$5:.$O$12];2;0))" office:value-type="float" office:value="0" calcext:value-type="float">
            <text:p>0</text:p>
          </table:table-cell>
          <table:table-cell table:formula="of:=IF([.E111]=&quot;Unknown&quot;;[.C111];0)" office:value-type="float" office:value="14261" calcext:value-type="float">
            <text:p>142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61" calcext:value-type="float">
            <text:p>5961</text:p>
          </table:table-cell>
          <table:table-cell office:value-type="float" office:value="14083" calcext:value-type="float">
            <text:p>14083</text:p>
          </table:table-cell>
          <table:table-cell table:formula="of:=VLOOKUP([.B112];[Sheet2.$A$4:.$B$271];2;0)" office:value-type="string" office:string-value="#N/A" calcext:value-type="error">
            <text:p>#N/A</text:p>
          </table:table-cell>
          <table:table-cell table:formula="of:=IF(ISERROR(VLOOKUP([.$B112];[Sheet2.$A$4:.$G$271];6;0));0;VLOOKUP([.$B112];[Sheet2.$A$4:.$G$271];6;0))" office:value-type="float" office:value="0" calcext:value-type="float">
            <text:p>0</text:p>
          </table:table-cell>
          <table:table-cell office:value-type="float" office:value="12871" calcext:value-type="float">
            <text:p>12871</text:p>
          </table:table-cell>
          <table:table-cell table:formula="of:=IF(ISERROR([.D112]);1;0)" office:value-type="float" office:value="1" calcext:value-type="float">
            <text:p>1</text:p>
          </table:table-cell>
          <table:table-cell table:formula="of:=[.G112]*[.C112]" office:value-type="float" office:value="14083" calcext:value-type="float">
            <text:p>14083</text:p>
          </table:table-cell>
          <table:table-cell table:formula="of:=IF(ISERROR(VLOOKUP([.B112];[.$N$5:.$O$12];2;0));0;VLOOKUP([.B112];[.$N$5:.$O$12];2;0))" office:value-type="float" office:value="0" calcext:value-type="float">
            <text:p>0</text:p>
          </table:table-cell>
          <table:table-cell table:formula="of:=IF([.E112]=&quot;Unknown&quot;;[.C11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57" calcext:value-type="float">
            <text:p>5957</text:p>
          </table:table-cell>
          <table:table-cell office:value-type="float" office:value="13913" calcext:value-type="float">
            <text:p>13913</text:p>
          </table:table-cell>
          <table:table-cell table:formula="of:=VLOOKUP([.B113];[Sheet2.$A$4:.$B$271];2;0)" office:value-type="string" office:string-value="DELIVERABLE RETURN CHARGES" calcext:value-type="string">
            <text:p>DELIVERABLE RETURN CHARGES</text:p>
          </table:table-cell>
          <table:table-cell table:formula="of:=IF(ISERROR(VLOOKUP([.$B113];[Sheet2.$A$4:.$G$271];6;0));0;VLOOKUP([.$B113];[Sheet2.$A$4:.$G$271];6;0))" office:value-type="string" office:string-value="Charges" calcext:value-type="string">
            <text:p>Charges</text:p>
          </table:table-cell>
          <table:table-cell office:value-type="float" office:value="12000" calcext:value-type="float">
            <text:p>12000</text:p>
          </table:table-cell>
          <table:table-cell table:formula="of:=IF(ISERROR([.D113]);1;0)" office:value-type="float" office:value="0" calcext:value-type="float">
            <text:p>0</text:p>
          </table:table-cell>
          <table:table-cell table:formula="of:=[.G113]*[.C113]" office:value-type="float" office:value="0" calcext:value-type="float">
            <text:p>0</text:p>
          </table:table-cell>
          <table:table-cell table:formula="of:=IF(ISERROR(VLOOKUP([.B113];[.$N$5:.$O$12];2;0));0;VLOOKUP([.B113];[.$N$5:.$O$12];2;0))" office:value-type="float" office:value="0" calcext:value-type="float">
            <text:p>0</text:p>
          </table:table-cell>
          <table:table-cell table:formula="of:=IF([.E113]=&quot;Unknown&quot;;[.C11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63" calcext:value-type="float">
            <text:p>1463</text:p>
          </table:table-cell>
          <table:table-cell office:value-type="float" office:value="13248" calcext:value-type="float">
            <text:p>13248</text:p>
          </table:table-cell>
          <table:table-cell table:formula="of:=VLOOKUP([.B114];[Sheet2.$A$4:.$B$271];2;0)" office:value-type="string" office:string-value="ISA AMC CHARGES - DEBIT" calcext:value-type="string">
            <text:p>ISA AMC CHARGES - DEBIT</text:p>
          </table:table-cell>
          <table:table-cell table:formula="of:=IF(ISERROR(VLOOKUP([.$B114];[Sheet2.$A$4:.$G$271];6;0));0;VLOOKUP([.$B114];[Sheet2.$A$4:.$G$271];6;0))" office:value-type="string" office:string-value="Charges" calcext:value-type="string">
            <text:p>Charges</text:p>
          </table:table-cell>
          <table:table-cell office:value-type="float" office:value="4518" calcext:value-type="float">
            <text:p>4518</text:p>
          </table:table-cell>
          <table:table-cell table:formula="of:=IF(ISERROR([.D114]);1;0)" office:value-type="float" office:value="0" calcext:value-type="float">
            <text:p>0</text:p>
          </table:table-cell>
          <table:table-cell table:formula="of:=[.G114]*[.C114]" office:value-type="float" office:value="0" calcext:value-type="float">
            <text:p>0</text:p>
          </table:table-cell>
          <table:table-cell table:formula="of:=IF(ISERROR(VLOOKUP([.B114];[.$N$5:.$O$12];2;0));0;VLOOKUP([.B114];[.$N$5:.$O$12];2;0))" office:value-type="float" office:value="0" calcext:value-type="float">
            <text:p>0</text:p>
          </table:table-cell>
          <table:table-cell table:formula="of:=IF([.E114]=&quot;Unknown&quot;;[.C11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63" calcext:value-type="float">
            <text:p>5963</text:p>
          </table:table-cell>
          <table:table-cell office:value-type="float" office:value="12915" calcext:value-type="float">
            <text:p>12915</text:p>
          </table:table-cell>
          <table:table-cell table:formula="of:=VLOOKUP([.B115];[Sheet2.$A$4:.$B$271];2;0)" office:value-type="string" office:string-value="STANDING INSTRUCTION CHARGES" calcext:value-type="string">
            <text:p>STANDING INSTRUCTION CHARGES</text:p>
          </table:table-cell>
          <table:table-cell table:formula="of:=IF(ISERROR(VLOOKUP([.$B115];[Sheet2.$A$4:.$G$271];6;0));0;VLOOKUP([.$B115];[Sheet2.$A$4:.$G$271];6;0))" office:value-type="string" office:string-value="Charges" calcext:value-type="string">
            <text:p>Charges</text:p>
          </table:table-cell>
          <table:table-cell office:value-type="float" office:value="5789" calcext:value-type="float">
            <text:p>5789</text:p>
          </table:table-cell>
          <table:table-cell table:formula="of:=IF(ISERROR([.D115]);1;0)" office:value-type="float" office:value="0" calcext:value-type="float">
            <text:p>0</text:p>
          </table:table-cell>
          <table:table-cell table:formula="of:=[.G115]*[.C115]" office:value-type="float" office:value="0" calcext:value-type="float">
            <text:p>0</text:p>
          </table:table-cell>
          <table:table-cell table:formula="of:=IF(ISERROR(VLOOKUP([.B115];[.$N$5:.$O$12];2;0));0;VLOOKUP([.B115];[.$N$5:.$O$12];2;0))" office:value-type="float" office:value="0" calcext:value-type="float">
            <text:p>0</text:p>
          </table:table-cell>
          <table:table-cell table:formula="of:=IF([.E115]=&quot;Unknown&quot;;[.C11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42" calcext:value-type="float">
            <text:p>2842</text:p>
          </table:table-cell>
          <table:table-cell office:value-type="float" office:value="12893" calcext:value-type="float">
            <text:p>12893</text:p>
          </table:table-cell>
          <table:table-cell table:formula="of:=VLOOKUP([.B116];[Sheet2.$A$4:.$B$271];2;0)" office:value-type="string" office:string-value="FT -" calcext:value-type="string">
            <text:p>FT -</text:p>
          </table:table-cell>
          <table:table-cell table:formula="of:=IF(ISERROR(VLOOKUP([.$B116];[Sheet2.$A$4:.$G$271];6;0));0;VLOOKUP([.$B116];[Sheet2.$A$4:.$G$271];6;0))" office:value-type="string" office:string-value="Unknown" calcext:value-type="string">
            <text:p>Unknown</text:p>
          </table:table-cell>
          <table:table-cell office:value-type="float" office:value="7839" calcext:value-type="float">
            <text:p>7839</text:p>
          </table:table-cell>
          <table:table-cell table:formula="of:=IF(ISERROR([.D116]);1;0)" office:value-type="float" office:value="0" calcext:value-type="float">
            <text:p>0</text:p>
          </table:table-cell>
          <table:table-cell table:formula="of:=[.G116]*[.C116]" office:value-type="float" office:value="0" calcext:value-type="float">
            <text:p>0</text:p>
          </table:table-cell>
          <table:table-cell table:formula="of:=IF(ISERROR(VLOOKUP([.B116];[.$N$5:.$O$12];2;0));0;VLOOKUP([.B116];[.$N$5:.$O$12];2;0))" office:value-type="float" office:value="0" calcext:value-type="float">
            <text:p>0</text:p>
          </table:table-cell>
          <table:table-cell table:formula="of:=IF([.E116]=&quot;Unknown&quot;;[.C116];0)" office:value-type="float" office:value="12893" calcext:value-type="float">
            <text:p>128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42" calcext:value-type="float">
            <text:p>5942</text:p>
          </table:table-cell>
          <table:table-cell office:value-type="float" office:value="12293" calcext:value-type="float">
            <text:p>12293</text:p>
          </table:table-cell>
          <table:table-cell table:formula="of:=VLOOKUP([.B117];[Sheet2.$A$4:.$B$271];2;0)" office:value-type="string" office:string-value="EDUCATION CESS ON FX CONVERSION DEBIT" calcext:value-type="string">
            <text:p>EDUCATION CESS ON FX CONVERSION DEBIT</text:p>
          </table:table-cell>
          <table:table-cell table:formula="of:=IF(ISERROR(VLOOKUP([.$B117];[Sheet2.$A$4:.$G$271];6;0));0;VLOOKUP([.$B117];[Sheet2.$A$4:.$G$271];6;0))" office:value-type="string" office:string-value="Tax" calcext:value-type="string">
            <text:p>Tax</text:p>
          </table:table-cell>
          <table:table-cell office:value-type="float" office:value="8787" calcext:value-type="float">
            <text:p>8787</text:p>
          </table:table-cell>
          <table:table-cell table:formula="of:=IF(ISERROR([.D117]);1;0)" office:value-type="float" office:value="0" calcext:value-type="float">
            <text:p>0</text:p>
          </table:table-cell>
          <table:table-cell table:formula="of:=[.G117]*[.C117]" office:value-type="float" office:value="0" calcext:value-type="float">
            <text:p>0</text:p>
          </table:table-cell>
          <table:table-cell table:formula="of:=IF(ISERROR(VLOOKUP([.B117];[.$N$5:.$O$12];2;0));0;VLOOKUP([.B117];[.$N$5:.$O$12];2;0))" office:value-type="float" office:value="0" calcext:value-type="float">
            <text:p>0</text:p>
          </table:table-cell>
          <table:table-cell table:formula="of:=IF([.E117]=&quot;Unknown&quot;;[.C11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40" calcext:value-type="float">
            <text:p>5940</text:p>
          </table:table-cell>
          <table:table-cell office:value-type="float" office:value="12293" calcext:value-type="float">
            <text:p>12293</text:p>
          </table:table-cell>
          <table:table-cell table:formula="of:=VLOOKUP([.B118];[Sheet2.$A$4:.$B$271];2;0)" office:value-type="string" office:string-value="SERVICE TAX ON FX CONVERSION DEBIT" calcext:value-type="string">
            <text:p>SERVICE TAX ON FX CONVERSION DEBIT</text:p>
          </table:table-cell>
          <table:table-cell table:formula="of:=IF(ISERROR(VLOOKUP([.$B118];[Sheet2.$A$4:.$G$271];6;0));0;VLOOKUP([.$B118];[Sheet2.$A$4:.$G$271];6;0))" office:value-type="string" office:string-value="Tax" calcext:value-type="string">
            <text:p>Tax</text:p>
          </table:table-cell>
          <table:table-cell office:value-type="float" office:value="8787" calcext:value-type="float">
            <text:p>8787</text:p>
          </table:table-cell>
          <table:table-cell table:formula="of:=IF(ISERROR([.D118]);1;0)" office:value-type="float" office:value="0" calcext:value-type="float">
            <text:p>0</text:p>
          </table:table-cell>
          <table:table-cell table:formula="of:=[.G118]*[.C118]" office:value-type="float" office:value="0" calcext:value-type="float">
            <text:p>0</text:p>
          </table:table-cell>
          <table:table-cell table:formula="of:=IF(ISERROR(VLOOKUP([.B118];[.$N$5:.$O$12];2;0));0;VLOOKUP([.B118];[.$N$5:.$O$12];2;0))" office:value-type="float" office:value="0" calcext:value-type="float">
            <text:p>0</text:p>
          </table:table-cell>
          <table:table-cell table:formula="of:=IF([.E118]=&quot;Unknown&quot;;[.C11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3" calcext:value-type="float">
            <text:p>2963</text:p>
          </table:table-cell>
          <table:table-cell office:value-type="float" office:value="12282" calcext:value-type="float">
            <text:p>12282</text:p>
          </table:table-cell>
          <table:table-cell table:formula="of:=VLOOKUP([.B119];[Sheet2.$A$4:.$B$271];2;0)" office:value-type="string" office:string-value="IB FD Premat Tax Recovery" calcext:value-type="string">
            <text:p>IB FD Premat Tax Recovery</text:p>
          </table:table-cell>
          <table:table-cell table:formula="of:=IF(ISERROR(VLOOKUP([.$B119];[Sheet2.$A$4:.$G$271];6;0));0;VLOOKUP([.$B119];[Sheet2.$A$4:.$G$271];6;0))" office:value-type="string" office:string-value="Tax" calcext:value-type="string">
            <text:p>Tax</text:p>
          </table:table-cell>
          <table:table-cell office:value-type="float" office:value="4345" calcext:value-type="float">
            <text:p>4345</text:p>
          </table:table-cell>
          <table:table-cell table:formula="of:=IF(ISERROR([.D119]);1;0)" office:value-type="float" office:value="0" calcext:value-type="float">
            <text:p>0</text:p>
          </table:table-cell>
          <table:table-cell table:formula="of:=[.G119]*[.C119]" office:value-type="float" office:value="0" calcext:value-type="float">
            <text:p>0</text:p>
          </table:table-cell>
          <table:table-cell table:formula="of:=IF(ISERROR(VLOOKUP([.B119];[.$N$5:.$O$12];2;0));0;VLOOKUP([.B119];[.$N$5:.$O$12];2;0))" office:value-type="float" office:value="0" calcext:value-type="float">
            <text:p>0</text:p>
          </table:table-cell>
          <table:table-cell table:formula="of:=IF([.E119]=&quot;Unknown&quot;;[.C11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87" calcext:value-type="float">
            <text:p>1087</text:p>
          </table:table-cell>
          <table:table-cell office:value-type="float" office:value="11874" calcext:value-type="float">
            <text:p>11874</text:p>
          </table:table-cell>
          <table:table-cell table:formula="of:=VLOOKUP([.B120];[Sheet2.$A$4:.$B$271];2;0)" office:value-type="string" office:string-value="POS LPR DEBIT" calcext:value-type="string">
            <text:p>POS LPR DEBIT</text:p>
          </table:table-cell>
          <table:table-cell table:formula="of:=IF(ISERROR(VLOOKUP([.$B120];[Sheet2.$A$4:.$G$271];6;0));0;VLOOKUP([.$B120];[Sheet2.$A$4:.$G$271];6;0))" office:value-type="string" office:string-value="Charges" calcext:value-type="string">
            <text:p>Charges</text:p>
          </table:table-cell>
          <table:table-cell office:value-type="float" office:value="10948" calcext:value-type="float">
            <text:p>10948</text:p>
          </table:table-cell>
          <table:table-cell table:formula="of:=IF(ISERROR([.D120]);1;0)" office:value-type="float" office:value="0" calcext:value-type="float">
            <text:p>0</text:p>
          </table:table-cell>
          <table:table-cell table:formula="of:=[.G120]*[.C120]" office:value-type="float" office:value="0" calcext:value-type="float">
            <text:p>0</text:p>
          </table:table-cell>
          <table:table-cell table:formula="of:=IF(ISERROR(VLOOKUP([.B120];[.$N$5:.$O$12];2;0));0;VLOOKUP([.B120];[.$N$5:.$O$12];2;0))" office:value-type="float" office:value="0" calcext:value-type="float">
            <text:p>0</text:p>
          </table:table-cell>
          <table:table-cell table:formula="of:=IF([.E120]=&quot;Unknown&quot;;[.C12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48" calcext:value-type="float">
            <text:p>5848</text:p>
          </table:table-cell>
          <table:table-cell office:value-type="float" office:value="11435" calcext:value-type="float">
            <text:p>11435</text:p>
          </table:table-cell>
          <table:table-cell table:formula="of:=VLOOKUP([.B121];[Sheet2.$A$4:.$B$271];2;0)" office:value-type="string" office:string-value="POS CHARGEBACK - CREDIT" calcext:value-type="string">
            <text:p>POS CHARGEBACK - CREDIT</text:p>
          </table:table-cell>
          <table:table-cell table:formula="of:=IF(ISERROR(VLOOKUP([.$B121];[Sheet2.$A$4:.$G$271];6;0));0;VLOOKUP([.$B121];[Sheet2.$A$4:.$G$271];6;0))" office:value-type="string" office:string-value="Unknown" calcext:value-type="string">
            <text:p>Unknown</text:p>
          </table:table-cell>
          <table:table-cell office:value-type="float" office:value="9822" calcext:value-type="float">
            <text:p>9822</text:p>
          </table:table-cell>
          <table:table-cell table:formula="of:=IF(ISERROR([.D121]);1;0)" office:value-type="float" office:value="0" calcext:value-type="float">
            <text:p>0</text:p>
          </table:table-cell>
          <table:table-cell table:formula="of:=[.G121]*[.C121]" office:value-type="float" office:value="0" calcext:value-type="float">
            <text:p>0</text:p>
          </table:table-cell>
          <table:table-cell table:formula="of:=IF(ISERROR(VLOOKUP([.B121];[.$N$5:.$O$12];2;0));0;VLOOKUP([.B121];[.$N$5:.$O$12];2;0))" office:value-type="float" office:value="0" calcext:value-type="float">
            <text:p>0</text:p>
          </table:table-cell>
          <table:table-cell table:formula="of:=IF([.E121]=&quot;Unknown&quot;;[.C121];0)" office:value-type="float" office:value="11435" calcext:value-type="float">
            <text:p>114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05" calcext:value-type="float">
            <text:p>1205</text:p>
          </table:table-cell>
          <table:table-cell office:value-type="float" office:value="10968" calcext:value-type="float">
            <text:p>10968</text:p>
          </table:table-cell>
          <table:table-cell table:formula="of:=VLOOKUP([.B122];[Sheet2.$A$4:.$B$271];2;0)" office:value-type="string" office:string-value="CMS CREDITS" calcext:value-type="string">
            <text:p>CMS CREDITS</text:p>
          </table:table-cell>
          <table:table-cell table:formula="of:=IF(ISERROR(VLOOKUP([.$B122];[Sheet2.$A$4:.$G$271];6;0));0;VLOOKUP([.$B122];[Sheet2.$A$4:.$G$271];6;0))" office:value-type="string" office:string-value="Unknown" calcext:value-type="string">
            <text:p>Unknown</text:p>
          </table:table-cell>
          <table:table-cell office:value-type="float" office:value="8763" calcext:value-type="float">
            <text:p>8763</text:p>
          </table:table-cell>
          <table:table-cell table:formula="of:=IF(ISERROR([.D122]);1;0)" office:value-type="float" office:value="0" calcext:value-type="float">
            <text:p>0</text:p>
          </table:table-cell>
          <table:table-cell table:formula="of:=[.G122]*[.C122]" office:value-type="float" office:value="0" calcext:value-type="float">
            <text:p>0</text:p>
          </table:table-cell>
          <table:table-cell table:formula="of:=IF(ISERROR(VLOOKUP([.B122];[.$N$5:.$O$12];2;0));0;VLOOKUP([.B122];[.$N$5:.$O$12];2;0))" office:value-type="float" office:value="0" calcext:value-type="float">
            <text:p>0</text:p>
          </table:table-cell>
          <table:table-cell table:formula="of:=IF([.E122]=&quot;Unknown&quot;;[.C122];0)" office:value-type="float" office:value="10968" calcext:value-type="float">
            <text:p>109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9991" calcext:value-type="float">
            <text:p>9991</text:p>
          </table:table-cell>
          <table:table-cell office:value-type="float" office:value="10384" calcext:value-type="float">
            <text:p>10384</text:p>
          </table:table-cell>
          <table:table-cell table:formula="of:=VLOOKUP([.B123];[Sheet2.$A$4:.$B$271];2;0)" office:value-type="string" office:string-value="STANDING ORDER CREDIT" calcext:value-type="string">
            <text:p>STANDING ORDER CREDIT</text:p>
          </table:table-cell>
          <table:table-cell table:formula="of:=IF(ISERROR(VLOOKUP([.$B123];[Sheet2.$A$4:.$G$271];6;0));0;VLOOKUP([.$B123];[Sheet2.$A$4:.$G$271];6;0))" office:value-type="string" office:string-value="Unknown" calcext:value-type="string">
            <text:p>Unknown</text:p>
          </table:table-cell>
          <table:table-cell office:value-type="float" office:value="1382" calcext:value-type="float">
            <text:p>1382</text:p>
          </table:table-cell>
          <table:table-cell table:formula="of:=IF(ISERROR([.D123]);1;0)" office:value-type="float" office:value="0" calcext:value-type="float">
            <text:p>0</text:p>
          </table:table-cell>
          <table:table-cell table:formula="of:=[.G123]*[.C123]" office:value-type="float" office:value="0" calcext:value-type="float">
            <text:p>0</text:p>
          </table:table-cell>
          <table:table-cell table:formula="of:=IF(ISERROR(VLOOKUP([.B123];[.$N$5:.$O$12];2;0));0;VLOOKUP([.B123];[.$N$5:.$O$12];2;0))" office:value-type="float" office:value="0" calcext:value-type="float">
            <text:p>0</text:p>
          </table:table-cell>
          <table:table-cell table:formula="of:=IF([.E123]=&quot;Unknown&quot;;[.C123];0)" office:value-type="float" office:value="10384" calcext:value-type="float">
            <text:p>103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16" calcext:value-type="float">
            <text:p>1216</text:p>
          </table:table-cell>
          <table:table-cell office:value-type="float" office:value="10309" calcext:value-type="float">
            <text:p>10309</text:p>
          </table:table-cell>
          <table:table-cell table:formula="of:=VLOOKUP([.B124];[Sheet2.$A$4:.$B$271];2;0)" office:value-type="string" office:string-value="REFUND OF WITHDRAWAL FEES CREDIT (VISA)" calcext:value-type="string">
            <text:p>REFUND OF WITHDRAWAL FEES CREDIT (VISA)</text:p>
          </table:table-cell>
          <table:table-cell table:formula="of:=IF(ISERROR(VLOOKUP([.$B124];[Sheet2.$A$4:.$G$271];6;0));0;VLOOKUP([.$B124];[Sheet2.$A$4:.$G$271];6;0))" office:value-type="string" office:string-value="Charges" calcext:value-type="string">
            <text:p>Charges</text:p>
          </table:table-cell>
          <table:table-cell office:value-type="float" office:value="4024" calcext:value-type="float">
            <text:p>4024</text:p>
          </table:table-cell>
          <table:table-cell table:formula="of:=IF(ISERROR([.D124]);1;0)" office:value-type="float" office:value="0" calcext:value-type="float">
            <text:p>0</text:p>
          </table:table-cell>
          <table:table-cell table:formula="of:=[.G124]*[.C124]" office:value-type="float" office:value="0" calcext:value-type="float">
            <text:p>0</text:p>
          </table:table-cell>
          <table:table-cell table:formula="of:=IF(ISERROR(VLOOKUP([.B124];[.$N$5:.$O$12];2;0));0;VLOOKUP([.B124];[.$N$5:.$O$12];2;0))" office:value-type="float" office:value="0" calcext:value-type="float">
            <text:p>0</text:p>
          </table:table-cell>
          <table:table-cell table:formula="of:=IF([.E124]=&quot;Unknown&quot;;[.C12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82" calcext:value-type="float">
            <text:p>1482</text:p>
          </table:table-cell>
          <table:table-cell office:value-type="float" office:value="9957" calcext:value-type="float">
            <text:p>9957</text:p>
          </table:table-cell>
          <table:table-cell table:formula="of:=VLOOKUP([.B125];[Sheet2.$A$4:.$B$271];2;0)" office:value-type="string" office:string-value="FD PREMAT ONLINE" calcext:value-type="string">
            <text:p>FD PREMAT ONLINE</text:p>
          </table:table-cell>
          <table:table-cell table:formula="of:=IF(ISERROR(VLOOKUP([.$B125];[Sheet2.$A$4:.$G$271];6;0));0;VLOOKUP([.$B125];[Sheet2.$A$4:.$G$271];6;0))" office:value-type="string" office:string-value="Income" calcext:value-type="string">
            <text:p>Income</text:p>
          </table:table-cell>
          <table:table-cell office:value-type="float" office:value="6274" calcext:value-type="float">
            <text:p>6274</text:p>
          </table:table-cell>
          <table:table-cell table:formula="of:=IF(ISERROR([.D125]);1;0)" office:value-type="float" office:value="0" calcext:value-type="float">
            <text:p>0</text:p>
          </table:table-cell>
          <table:table-cell table:formula="of:=[.G125]*[.C125]" office:value-type="float" office:value="0" calcext:value-type="float">
            <text:p>0</text:p>
          </table:table-cell>
          <table:table-cell table:formula="of:=IF(ISERROR(VLOOKUP([.B125];[.$N$5:.$O$12];2;0));0;VLOOKUP([.B125];[.$N$5:.$O$12];2;0))" office:value-type="float" office:value="0" calcext:value-type="float">
            <text:p>0</text:p>
          </table:table-cell>
          <table:table-cell table:formula="of:=IF([.E125]=&quot;Unknown&quot;;[.C12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8" calcext:value-type="float">
            <text:p>1008</text:p>
          </table:table-cell>
          <table:table-cell office:value-type="float" office:value="9802" calcext:value-type="float">
            <text:p>9802</text:p>
          </table:table-cell>
          <table:table-cell table:formula="of:=VLOOKUP([.B126];[Sheet2.$A$4:.$B$271];2;0)" office:value-type="string" office:string-value="Misc.Dr -" calcext:value-type="string">
            <text:p>Misc.Dr -</text:p>
          </table:table-cell>
          <table:table-cell table:formula="of:=IF(ISERROR(VLOOKUP([.$B126];[Sheet2.$A$4:.$G$271];6;0));0;VLOOKUP([.$B126];[Sheet2.$A$4:.$G$271];6;0))" office:value-type="string" office:string-value="Unknown" calcext:value-type="string">
            <text:p>Unknown</text:p>
          </table:table-cell>
          <table:table-cell office:value-type="float" office:value="7542" calcext:value-type="float">
            <text:p>7542</text:p>
          </table:table-cell>
          <table:table-cell table:formula="of:=IF(ISERROR([.D126]);1;0)" office:value-type="float" office:value="0" calcext:value-type="float">
            <text:p>0</text:p>
          </table:table-cell>
          <table:table-cell table:formula="of:=[.G126]*[.C126]" office:value-type="float" office:value="0" calcext:value-type="float">
            <text:p>0</text:p>
          </table:table-cell>
          <table:table-cell table:formula="of:=IF(ISERROR(VLOOKUP([.B126];[.$N$5:.$O$12];2;0));0;VLOOKUP([.B126];[.$N$5:.$O$12];2;0))" office:value-type="float" office:value="0" calcext:value-type="float">
            <text:p>0</text:p>
          </table:table-cell>
          <table:table-cell table:formula="of:=IF([.E126]=&quot;Unknown&quot;;[.C126];0)" office:value-type="float" office:value="9802" calcext:value-type="float">
            <text:p>98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11" calcext:value-type="float">
            <text:p>3011</text:p>
          </table:table-cell>
          <table:table-cell office:value-type="float" office:value="9392" calcext:value-type="float">
            <text:p>9392</text:p>
          </table:table-cell>
          <table:table-cell table:formula="of:=VLOOKUP([.B127];[Sheet2.$A$4:.$B$271];2;0)" office:value-type="string" office:string-value="UBS-FC FUNDS TRANSFER DR" calcext:value-type="string">
            <text:p>UBS-FC FUNDS TRANSFER DR</text:p>
          </table:table-cell>
          <table:table-cell table:formula="of:=IF(ISERROR(VLOOKUP([.$B127];[Sheet2.$A$4:.$G$271];6;0));0;VLOOKUP([.$B127];[Sheet2.$A$4:.$G$271];6;0))" office:value-type="string" office:string-value="Unknown" calcext:value-type="string">
            <text:p>Unknown</text:p>
          </table:table-cell>
          <table:table-cell office:value-type="float" office:value="5465" calcext:value-type="float">
            <text:p>5465</text:p>
          </table:table-cell>
          <table:table-cell table:formula="of:=IF(ISERROR([.D127]);1;0)" office:value-type="float" office:value="0" calcext:value-type="float">
            <text:p>0</text:p>
          </table:table-cell>
          <table:table-cell table:formula="of:=[.G127]*[.C127]" office:value-type="float" office:value="0" calcext:value-type="float">
            <text:p>0</text:p>
          </table:table-cell>
          <table:table-cell table:formula="of:=IF(ISERROR(VLOOKUP([.B127];[.$N$5:.$O$12];2;0));0;VLOOKUP([.B127];[.$N$5:.$O$12];2;0))" office:value-type="float" office:value="0" calcext:value-type="float">
            <text:p>0</text:p>
          </table:table-cell>
          <table:table-cell table:formula="of:=IF([.E127]=&quot;Unknown&quot;;[.C127];0)" office:value-type="float" office:value="9392" calcext:value-type="float">
            <text:p>93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12" calcext:value-type="float">
            <text:p>1312</text:p>
          </table:table-cell>
          <table:table-cell office:value-type="float" office:value="9389" calcext:value-type="float">
            <text:p>9389</text:p>
          </table:table-cell>
          <table:table-cell table:formula="of:=VLOOKUP([.B128];[Sheet2.$A$4:.$B$271];2;0)" office:value-type="string" office:string-value="FD PREMAT" calcext:value-type="string">
            <text:p>FD PREMAT</text:p>
          </table:table-cell>
          <table:table-cell table:formula="of:=IF(ISERROR(VLOOKUP([.$B128];[Sheet2.$A$4:.$G$271];6;0));0;VLOOKUP([.$B128];[Sheet2.$A$4:.$G$271];6;0))" office:value-type="string" office:string-value="Unknown" calcext:value-type="string">
            <text:p>Unknown</text:p>
          </table:table-cell>
          <table:table-cell office:value-type="float" office:value="5426" calcext:value-type="float">
            <text:p>5426</text:p>
          </table:table-cell>
          <table:table-cell table:formula="of:=IF(ISERROR([.D128]);1;0)" office:value-type="float" office:value="0" calcext:value-type="float">
            <text:p>0</text:p>
          </table:table-cell>
          <table:table-cell table:formula="of:=[.G128]*[.C128]" office:value-type="float" office:value="0" calcext:value-type="float">
            <text:p>0</text:p>
          </table:table-cell>
          <table:table-cell table:formula="of:=IF(ISERROR(VLOOKUP([.B128];[.$N$5:.$O$12];2;0));0;VLOOKUP([.B128];[.$N$5:.$O$12];2;0))" office:value-type="float" office:value="0" calcext:value-type="float">
            <text:p>0</text:p>
          </table:table-cell>
          <table:table-cell table:formula="of:=IF([.E128]=&quot;Unknown&quot;;[.C128];0)" office:value-type="float" office:value="9389" calcext:value-type="float">
            <text:p>93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51" calcext:value-type="float">
            <text:p>1051</text:p>
          </table:table-cell>
          <table:table-cell office:value-type="float" office:value="9047" calcext:value-type="float">
            <text:p>9047</text:p>
          </table:table-cell>
          <table:table-cell table:formula="of:=VLOOKUP([.B129];[Sheet2.$A$4:.$B$271];2;0)" office:value-type="string" office:string-value="CHEQUE RETURN CHARGES DEBIT - INWARD" calcext:value-type="string">
            <text:p>CHEQUE RETURN CHARGES DEBIT - INWARD</text:p>
          </table:table-cell>
          <table:table-cell table:formula="of:=IF(ISERROR(VLOOKUP([.$B129];[Sheet2.$A$4:.$G$271];6;0));0;VLOOKUP([.$B129];[Sheet2.$A$4:.$G$271];6;0))" office:value-type="string" office:string-value="Charges" calcext:value-type="string">
            <text:p>Charges</text:p>
          </table:table-cell>
          <table:table-cell office:value-type="float" office:value="7178" calcext:value-type="float">
            <text:p>7178</text:p>
          </table:table-cell>
          <table:table-cell table:formula="of:=IF(ISERROR([.D129]);1;0)" office:value-type="float" office:value="0" calcext:value-type="float">
            <text:p>0</text:p>
          </table:table-cell>
          <table:table-cell table:formula="of:=[.G129]*[.C129]" office:value-type="float" office:value="0" calcext:value-type="float">
            <text:p>0</text:p>
          </table:table-cell>
          <table:table-cell table:formula="of:=IF(ISERROR(VLOOKUP([.B129];[.$N$5:.$O$12];2;0));0;VLOOKUP([.B129];[.$N$5:.$O$12];2;0))" office:value-type="float" office:value="0" calcext:value-type="float">
            <text:p>0</text:p>
          </table:table-cell>
          <table:table-cell table:formula="of:=IF([.E129]=&quot;Unknown&quot;;[.C12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08" calcext:value-type="float">
            <text:p>1408</text:p>
          </table:table-cell>
          <table:table-cell office:value-type="float" office:value="8934" calcext:value-type="float">
            <text:p>8934</text:p>
          </table:table-cell>
          <table:table-cell table:formula="of:=VLOOKUP([.B130];[Sheet2.$A$4:.$B$271];2;0)" office:value-type="string" office:string-value="Misc.Cr -" calcext:value-type="string">
            <text:p>Misc.Cr -</text:p>
          </table:table-cell>
          <table:table-cell table:formula="of:=IF(ISERROR(VLOOKUP([.$B130];[Sheet2.$A$4:.$G$271];6;0));0;VLOOKUP([.$B130];[Sheet2.$A$4:.$G$271];6;0))" office:value-type="string" office:string-value="Income" calcext:value-type="string">
            <text:p>Income</text:p>
          </table:table-cell>
          <table:table-cell office:value-type="float" office:value="6412" calcext:value-type="float">
            <text:p>6412</text:p>
          </table:table-cell>
          <table:table-cell table:formula="of:=IF(ISERROR([.D130]);1;0)" office:value-type="float" office:value="0" calcext:value-type="float">
            <text:p>0</text:p>
          </table:table-cell>
          <table:table-cell table:formula="of:=[.G130]*[.C130]" office:value-type="float" office:value="0" calcext:value-type="float">
            <text:p>0</text:p>
          </table:table-cell>
          <table:table-cell table:formula="of:=IF(ISERROR(VLOOKUP([.B130];[.$N$5:.$O$12];2;0));0;VLOOKUP([.B130];[.$N$5:.$O$12];2;0))" office:value-type="float" office:value="0" calcext:value-type="float">
            <text:p>0</text:p>
          </table:table-cell>
          <table:table-cell table:formula="of:=IF([.E130]=&quot;Unknown&quot;;[.C13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55" calcext:value-type="float">
            <text:p>2055</text:p>
          </table:table-cell>
          <table:table-cell office:value-type="float" office:value="8036" calcext:value-type="float">
            <text:p>8036</text:p>
          </table:table-cell>
          <table:table-cell table:formula="of:=VLOOKUP([.B131];[Sheet2.$A$4:.$B$271];2;0)" office:value-type="string" office:string-value="RTGS" calcext:value-type="string">
            <text:p>RTGS</text:p>
          </table:table-cell>
          <table:table-cell table:formula="of:=IF(ISERROR(VLOOKUP([.$B131];[Sheet2.$A$4:.$G$271];6;0));0;VLOOKUP([.$B131];[Sheet2.$A$4:.$G$271];6;0))" office:value-type="string" office:string-value="Unknown" calcext:value-type="string">
            <text:p>Unknown</text:p>
          </table:table-cell>
          <table:table-cell office:value-type="float" office:value="6724" calcext:value-type="float">
            <text:p>6724</text:p>
          </table:table-cell>
          <table:table-cell table:formula="of:=IF(ISERROR([.D131]);1;0)" office:value-type="float" office:value="0" calcext:value-type="float">
            <text:p>0</text:p>
          </table:table-cell>
          <table:table-cell table:formula="of:=[.G131]*[.C131]" office:value-type="float" office:value="0" calcext:value-type="float">
            <text:p>0</text:p>
          </table:table-cell>
          <table:table-cell table:formula="of:=IF(ISERROR(VLOOKUP([.B131];[.$N$5:.$O$12];2;0));0;VLOOKUP([.B131];[.$N$5:.$O$12];2;0))" office:value-type="float" office:value="7112" calcext:value-type="float">
            <text:p>7112</text:p>
          </table:table-cell>
          <table:table-cell table:formula="of:=IF([.E131]=&quot;Unknown&quot;;[.C131];0)" office:value-type="float" office:value="8036" calcext:value-type="float">
            <text:p>80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7623" calcext:value-type="float">
            <text:p>7623</text:p>
          </table:table-cell>
          <table:table-cell table:formula="of:=VLOOKUP([.B132];[Sheet2.$A$4:.$B$271];2;0)" office:value-type="string" office:string-value="CASH W/D" calcext:value-type="string">
            <text:p>CASH W/D</text:p>
          </table:table-cell>
          <table:table-cell table:formula="of:=IF(ISERROR(VLOOKUP([.$B132];[Sheet2.$A$4:.$G$271];6;0));0;VLOOKUP([.$B132];[Sheet2.$A$4:.$G$271];6;0))" office:value-type="string" office:string-value="Unknown" calcext:value-type="string">
            <text:p>Unknown</text:p>
          </table:table-cell>
          <table:table-cell office:value-type="float" office:value="6155" calcext:value-type="float">
            <text:p>6155</text:p>
          </table:table-cell>
          <table:table-cell table:formula="of:=IF(ISERROR([.D132]);1;0)" office:value-type="float" office:value="0" calcext:value-type="float">
            <text:p>0</text:p>
          </table:table-cell>
          <table:table-cell table:formula="of:=[.G132]*[.C132]" office:value-type="float" office:value="0" calcext:value-type="float">
            <text:p>0</text:p>
          </table:table-cell>
          <table:table-cell table:formula="of:=IF(ISERROR(VLOOKUP([.B132];[.$N$5:.$O$12];2;0));0;VLOOKUP([.B132];[.$N$5:.$O$12];2;0))" office:value-type="float" office:value="0" calcext:value-type="float">
            <text:p>0</text:p>
          </table:table-cell>
          <table:table-cell table:formula="of:=IF([.E132]=&quot;Unknown&quot;;[.C132];0)" office:value-type="float" office:value="7623" calcext:value-type="float">
            <text:p>76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02" calcext:value-type="float">
            <text:p>1202</text:p>
          </table:table-cell>
          <table:table-cell office:value-type="float" office:value="7370" calcext:value-type="float">
            <text:p>7370</text:p>
          </table:table-cell>
          <table:table-cell table:formula="of:=VLOOKUP([.B133];[Sheet2.$A$4:.$B$271];2;0)" office:value-type="string" office:string-value="#N/A" calcext:value-type="error">
            <text:p>#N/A</text:p>
          </table:table-cell>
          <table:table-cell table:formula="of:=IF(ISERROR(VLOOKUP([.$B133];[Sheet2.$A$4:.$G$271];6;0));0;VLOOKUP([.$B133];[Sheet2.$A$4:.$G$271];6;0))" office:value-type="float" office:value="0" calcext:value-type="float">
            <text:p>0</text:p>
          </table:table-cell>
          <table:table-cell office:value-type="float" office:value="7221" calcext:value-type="float">
            <text:p>7221</text:p>
          </table:table-cell>
          <table:table-cell table:formula="of:=IF(ISERROR([.D133]);1;0)" office:value-type="float" office:value="1" calcext:value-type="float">
            <text:p>1</text:p>
          </table:table-cell>
          <table:table-cell table:formula="of:=[.G133]*[.C133]" office:value-type="float" office:value="7370" calcext:value-type="float">
            <text:p>7370</text:p>
          </table:table-cell>
          <table:table-cell table:formula="of:=IF(ISERROR(VLOOKUP([.B133];[.$N$5:.$O$12];2;0));0;VLOOKUP([.B133];[.$N$5:.$O$12];2;0))" office:value-type="float" office:value="0" calcext:value-type="float">
            <text:p>0</text:p>
          </table:table-cell>
          <table:table-cell table:formula="of:=IF([.E133]=&quot;Unknown&quot;;[.C13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06" calcext:value-type="float">
            <text:p>5806</text:p>
          </table:table-cell>
          <table:table-cell office:value-type="float" office:value="7193" calcext:value-type="float">
            <text:p>7193</text:p>
          </table:table-cell>
          <table:table-cell table:formula="of:=VLOOKUP([.B134];[Sheet2.$A$4:.$B$271];2;0)" office:value-type="string" office:string-value="RETAIL ASSET OPERATIONS - PDC UNIT" calcext:value-type="string">
            <text:p>RETAIL ASSET OPERATIONS - PDC UNIT</text:p>
          </table:table-cell>
          <table:table-cell table:formula="of:=IF(ISERROR(VLOOKUP([.$B134];[Sheet2.$A$4:.$G$271];6;0));0;VLOOKUP([.$B134];[Sheet2.$A$4:.$G$271];6;0))" office:value-type="string" office:string-value="Income" calcext:value-type="string">
            <text:p>Income</text:p>
          </table:table-cell>
          <table:table-cell office:value-type="float" office:value="6585" calcext:value-type="float">
            <text:p>6585</text:p>
          </table:table-cell>
          <table:table-cell table:formula="of:=IF(ISERROR([.D134]);1;0)" office:value-type="float" office:value="0" calcext:value-type="float">
            <text:p>0</text:p>
          </table:table-cell>
          <table:table-cell table:formula="of:=[.G134]*[.C134]" office:value-type="float" office:value="0" calcext:value-type="float">
            <text:p>0</text:p>
          </table:table-cell>
          <table:table-cell table:formula="of:=IF(ISERROR(VLOOKUP([.B134];[.$N$5:.$O$12];2;0));0;VLOOKUP([.B134];[.$N$5:.$O$12];2;0))" office:value-type="float" office:value="0" calcext:value-type="float">
            <text:p>0</text:p>
          </table:table-cell>
          <table:table-cell table:formula="of:=IF([.E134]=&quot;Unknown&quot;;[.C13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34" calcext:value-type="float">
            <text:p>1134</text:p>
          </table:table-cell>
          <table:table-cell office:value-type="float" office:value="6978" calcext:value-type="float">
            <text:p>6978</text:p>
          </table:table-cell>
          <table:table-cell table:formula="of:=VLOOKUP([.B135];[Sheet2.$A$4:.$B$271];2;0)" office:value-type="string" office:string-value="RECONCILIATION DEBIT" calcext:value-type="string">
            <text:p>RECONCILIATION DEBIT</text:p>
          </table:table-cell>
          <table:table-cell table:formula="of:=IF(ISERROR(VLOOKUP([.$B135];[Sheet2.$A$4:.$G$271];6;0));0;VLOOKUP([.$B135];[Sheet2.$A$4:.$G$271];6;0))" office:value-type="string" office:string-value="Unknown" calcext:value-type="string">
            <text:p>Unknown</text:p>
          </table:table-cell>
          <table:table-cell office:value-type="float" office:value="6073" calcext:value-type="float">
            <text:p>6073</text:p>
          </table:table-cell>
          <table:table-cell table:formula="of:=IF(ISERROR([.D135]);1;0)" office:value-type="float" office:value="0" calcext:value-type="float">
            <text:p>0</text:p>
          </table:table-cell>
          <table:table-cell table:formula="of:=[.G135]*[.C135]" office:value-type="float" office:value="0" calcext:value-type="float">
            <text:p>0</text:p>
          </table:table-cell>
          <table:table-cell table:formula="of:=IF(ISERROR(VLOOKUP([.B135];[.$N$5:.$O$12];2;0));0;VLOOKUP([.B135];[.$N$5:.$O$12];2;0))" office:value-type="float" office:value="0" calcext:value-type="float">
            <text:p>0</text:p>
          </table:table-cell>
          <table:table-cell table:formula="of:=IF([.E135]=&quot;Unknown&quot;;[.C135];0)" office:value-type="float" office:value="6978" calcext:value-type="float">
            <text:p>69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5" calcext:value-type="float">
            <text:p>2965</text:p>
          </table:table-cell>
          <table:table-cell office:value-type="float" office:value="6821" calcext:value-type="float">
            <text:p>6821</text:p>
          </table:table-cell>
          <table:table-cell table:formula="of:=VLOOKUP([.B136];[Sheet2.$A$4:.$B$271];2;0)" office:value-type="string" office:string-value="RTGS THROUGH NET-BANKING DEBIT" calcext:value-type="string">
            <text:p>RTGS THROUGH NET-BANKING DEBIT</text:p>
          </table:table-cell>
          <table:table-cell table:formula="of:=IF(ISERROR(VLOOKUP([.$B136];[Sheet2.$A$4:.$G$271];6;0));0;VLOOKUP([.$B136];[Sheet2.$A$4:.$G$271];6;0))" office:value-type="string" office:string-value="Unknown" calcext:value-type="string">
            <text:p>Unknown</text:p>
          </table:table-cell>
          <table:table-cell office:value-type="float" office:value="4344" calcext:value-type="float">
            <text:p>4344</text:p>
          </table:table-cell>
          <table:table-cell table:formula="of:=IF(ISERROR([.D136]);1;0)" office:value-type="float" office:value="0" calcext:value-type="float">
            <text:p>0</text:p>
          </table:table-cell>
          <table:table-cell table:formula="of:=[.G136]*[.C136]" office:value-type="float" office:value="0" calcext:value-type="float">
            <text:p>0</text:p>
          </table:table-cell>
          <table:table-cell table:formula="of:=IF(ISERROR(VLOOKUP([.B136];[.$N$5:.$O$12];2;0));0;VLOOKUP([.B136];[.$N$5:.$O$12];2;0))" office:value-type="float" office:value="6130" calcext:value-type="float">
            <text:p>6130</text:p>
          </table:table-cell>
          <table:table-cell table:formula="of:=IF([.E136]=&quot;Unknown&quot;;[.C136];0)" office:value-type="float" office:value="6821" calcext:value-type="float">
            <text:p>68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71" calcext:value-type="float">
            <text:p>1471</text:p>
          </table:table-cell>
          <table:table-cell office:value-type="float" office:value="6758" calcext:value-type="float">
            <text:p>6758</text:p>
          </table:table-cell>
          <table:table-cell table:formula="of:=VLOOKUP([.B137];[Sheet2.$A$4:.$B$271];2;0)" office:value-type="string" office:string-value="RTGS CHARGES INCLUSIVE ST AND CESS DR" calcext:value-type="string">
            <text:p>RTGS CHARGES INCLUSIVE ST AND CESS DR</text:p>
          </table:table-cell>
          <table:table-cell table:formula="of:=IF(ISERROR(VLOOKUP([.$B137];[Sheet2.$A$4:.$G$271];6;0));0;VLOOKUP([.$B137];[Sheet2.$A$4:.$G$271];6;0))" office:value-type="string" office:string-value="Charges" calcext:value-type="string">
            <text:p>Charges</text:p>
          </table:table-cell>
          <table:table-cell office:value-type="float" office:value="5929" calcext:value-type="float">
            <text:p>5929</text:p>
          </table:table-cell>
          <table:table-cell table:formula="of:=IF(ISERROR([.D137]);1;0)" office:value-type="float" office:value="0" calcext:value-type="float">
            <text:p>0</text:p>
          </table:table-cell>
          <table:table-cell table:formula="of:=[.G137]*[.C137]" office:value-type="float" office:value="0" calcext:value-type="float">
            <text:p>0</text:p>
          </table:table-cell>
          <table:table-cell table:formula="of:=IF(ISERROR(VLOOKUP([.B137];[.$N$5:.$O$12];2;0));0;VLOOKUP([.B137];[.$N$5:.$O$12];2;0))" office:value-type="float" office:value="0" calcext:value-type="float">
            <text:p>0</text:p>
          </table:table-cell>
          <table:table-cell table:formula="of:=IF([.E137]=&quot;Unknown&quot;;[.C13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16" calcext:value-type="float">
            <text:p>5916</text:p>
          </table:table-cell>
          <table:table-cell office:value-type="float" office:value="6613" calcext:value-type="float">
            <text:p>6613</text:p>
          </table:table-cell>
          <table:table-cell table:formula="of:=VLOOKUP([.B138];[Sheet2.$A$4:.$B$271];2;0)" office:value-type="string" office:string-value="VDC3RC CREDIT" calcext:value-type="string">
            <text:p>VDC3RC CREDIT</text:p>
          </table:table-cell>
          <table:table-cell table:formula="of:=IF(ISERROR(VLOOKUP([.$B138];[Sheet2.$A$4:.$G$271];6;0));0;VLOOKUP([.$B138];[Sheet2.$A$4:.$G$271];6;0))" office:value-type="string" office:string-value="Unknown" calcext:value-type="string">
            <text:p>Unknown</text:p>
          </table:table-cell>
          <table:table-cell office:value-type="float" office:value="2904" calcext:value-type="float">
            <text:p>2904</text:p>
          </table:table-cell>
          <table:table-cell table:formula="of:=IF(ISERROR([.D138]);1;0)" office:value-type="float" office:value="0" calcext:value-type="float">
            <text:p>0</text:p>
          </table:table-cell>
          <table:table-cell table:formula="of:=[.G138]*[.C138]" office:value-type="float" office:value="0" calcext:value-type="float">
            <text:p>0</text:p>
          </table:table-cell>
          <table:table-cell table:formula="of:=IF(ISERROR(VLOOKUP([.B138];[.$N$5:.$O$12];2;0));0;VLOOKUP([.B138];[.$N$5:.$O$12];2;0))" office:value-type="float" office:value="0" calcext:value-type="float">
            <text:p>0</text:p>
          </table:table-cell>
          <table:table-cell table:formula="of:=IF([.E138]=&quot;Unknown&quot;;[.C138];0)" office:value-type="float" office:value="6613" calcext:value-type="float">
            <text:p>66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8309" calcext:value-type="float">
            <text:p>8309</text:p>
          </table:table-cell>
          <table:table-cell office:value-type="float" office:value="6328" calcext:value-type="float">
            <text:p>6328</text:p>
          </table:table-cell>
          <table:table-cell table:formula="of:=VLOOKUP([.B139];[Sheet2.$A$4:.$B$271];2;0)" office:value-type="string" office:string-value="MC PAID" calcext:value-type="string">
            <text:p>MC PAID</text:p>
          </table:table-cell>
          <table:table-cell table:formula="of:=IF(ISERROR(VLOOKUP([.$B139];[Sheet2.$A$4:.$G$271];6;0));0;VLOOKUP([.$B139];[Sheet2.$A$4:.$G$271];6;0))" office:value-type="string" office:string-value="Unknown" calcext:value-type="string">
            <text:p>Unknown</text:p>
          </table:table-cell>
          <table:table-cell office:value-type="float" office:value="5340" calcext:value-type="float">
            <text:p>5340</text:p>
          </table:table-cell>
          <table:table-cell table:formula="of:=IF(ISERROR([.D139]);1;0)" office:value-type="float" office:value="0" calcext:value-type="float">
            <text:p>0</text:p>
          </table:table-cell>
          <table:table-cell table:formula="of:=[.G139]*[.C139]" office:value-type="float" office:value="0" calcext:value-type="float">
            <text:p>0</text:p>
          </table:table-cell>
          <table:table-cell table:formula="of:=IF(ISERROR(VLOOKUP([.B139];[.$N$5:.$O$12];2;0));0;VLOOKUP([.B139];[.$N$5:.$O$12];2;0))" office:value-type="float" office:value="0" calcext:value-type="float">
            <text:p>0</text:p>
          </table:table-cell>
          <table:table-cell table:formula="of:=IF([.E139]=&quot;Unknown&quot;;[.C139];0)" office:value-type="float" office:value="6328" calcext:value-type="float">
            <text:p>63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98" calcext:value-type="float">
            <text:p>5998</text:p>
          </table:table-cell>
          <table:table-cell office:value-type="float" office:value="6081" calcext:value-type="float">
            <text:p>6081</text:p>
          </table:table-cell>
          <table:table-cell table:formula="of:=VLOOKUP([.B140];[Sheet2.$A$4:.$B$271];2;0)" office:value-type="string" office:string-value="#N/A" calcext:value-type="error">
            <text:p>#N/A</text:p>
          </table:table-cell>
          <table:table-cell table:formula="of:=IF(ISERROR(VLOOKUP([.$B140];[Sheet2.$A$4:.$G$271];6;0));0;VLOOKUP([.$B140];[Sheet2.$A$4:.$G$271];6;0))" office:value-type="float" office:value="0" calcext:value-type="float">
            <text:p>0</text:p>
          </table:table-cell>
          <table:table-cell office:value-type="float" office:value="3361" calcext:value-type="float">
            <text:p>3361</text:p>
          </table:table-cell>
          <table:table-cell table:formula="of:=IF(ISERROR([.D140]);1;0)" office:value-type="float" office:value="1" calcext:value-type="float">
            <text:p>1</text:p>
          </table:table-cell>
          <table:table-cell table:formula="of:=[.G140]*[.C140]" office:value-type="float" office:value="6081" calcext:value-type="float">
            <text:p>6081</text:p>
          </table:table-cell>
          <table:table-cell table:formula="of:=IF(ISERROR(VLOOKUP([.B140];[.$N$5:.$O$12];2;0));0;VLOOKUP([.B140];[.$N$5:.$O$12];2;0))" office:value-type="float" office:value="0" calcext:value-type="float">
            <text:p>0</text:p>
          </table:table-cell>
          <table:table-cell table:formula="of:=IF([.E140]=&quot;Unknown&quot;;[.C14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62" calcext:value-type="float">
            <text:p>1162</text:p>
          </table:table-cell>
          <table:table-cell office:value-type="float" office:value="6057" calcext:value-type="float">
            <text:p>6057</text:p>
          </table:table-cell>
          <table:table-cell table:formula="of:=VLOOKUP([.B141];[Sheet2.$A$4:.$B$271];2;0)" office:value-type="string" office:string-value="SECURITIES TRADING A/C OP CHRGS DEBIT" calcext:value-type="string">
            <text:p>SECURITIES TRADING A/C OP CHRGS DEBIT</text:p>
          </table:table-cell>
          <table:table-cell table:formula="of:=IF(ISERROR(VLOOKUP([.$B141];[Sheet2.$A$4:.$G$271];6;0));0;VLOOKUP([.$B141];[Sheet2.$A$4:.$G$271];6;0))" office:value-type="string" office:string-value="Charges" calcext:value-type="string">
            <text:p>Charges</text:p>
          </table:table-cell>
          <table:table-cell office:value-type="float" office:value="5607" calcext:value-type="float">
            <text:p>5607</text:p>
          </table:table-cell>
          <table:table-cell table:formula="of:=IF(ISERROR([.D141]);1;0)" office:value-type="float" office:value="0" calcext:value-type="float">
            <text:p>0</text:p>
          </table:table-cell>
          <table:table-cell table:formula="of:=[.G141]*[.C141]" office:value-type="float" office:value="0" calcext:value-type="float">
            <text:p>0</text:p>
          </table:table-cell>
          <table:table-cell table:formula="of:=IF(ISERROR(VLOOKUP([.B141];[.$N$5:.$O$12];2;0));0;VLOOKUP([.B141];[.$N$5:.$O$12];2;0))" office:value-type="float" office:value="0" calcext:value-type="float">
            <text:p>0</text:p>
          </table:table-cell>
          <table:table-cell table:formula="of:=IF([.E141]=&quot;Unknown&quot;;[.C14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75" calcext:value-type="float">
            <text:p>1475</text:p>
          </table:table-cell>
          <table:table-cell office:value-type="float" office:value="5757" calcext:value-type="float">
            <text:p>5757</text:p>
          </table:table-cell>
          <table:table-cell table:formula="of:=VLOOKUP([.B142];[Sheet2.$A$4:.$B$271];2;0)" office:value-type="string" office:string-value="BRN CASH TXN CHARGES DEBIT" calcext:value-type="string">
            <text:p>BRN CASH TXN CHARGES DEBIT</text:p>
          </table:table-cell>
          <table:table-cell table:formula="of:=IF(ISERROR(VLOOKUP([.$B142];[Sheet2.$A$4:.$G$271];6;0));0;VLOOKUP([.$B142];[Sheet2.$A$4:.$G$271];6;0))" office:value-type="string" office:string-value="Charges" calcext:value-type="string">
            <text:p>Charges</text:p>
          </table:table-cell>
          <table:table-cell office:value-type="float" office:value="2402" calcext:value-type="float">
            <text:p>2402</text:p>
          </table:table-cell>
          <table:table-cell table:formula="of:=IF(ISERROR([.D142]);1;0)" office:value-type="float" office:value="0" calcext:value-type="float">
            <text:p>0</text:p>
          </table:table-cell>
          <table:table-cell table:formula="of:=[.G142]*[.C142]" office:value-type="float" office:value="0" calcext:value-type="float">
            <text:p>0</text:p>
          </table:table-cell>
          <table:table-cell table:formula="of:=IF(ISERROR(VLOOKUP([.B142];[.$N$5:.$O$12];2;0));0;VLOOKUP([.B142];[.$N$5:.$O$12];2;0))" office:value-type="float" office:value="0" calcext:value-type="float">
            <text:p>0</text:p>
          </table:table-cell>
          <table:table-cell table:formula="of:=IF([.E142]=&quot;Unknown&quot;;[.C14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38" calcext:value-type="float">
            <text:p>1138</text:p>
          </table:table-cell>
          <table:table-cell office:value-type="float" office:value="5739" calcext:value-type="float">
            <text:p>5739</text:p>
          </table:table-cell>
          <table:table-cell table:formula="of:=VLOOKUP([.B143];[Sheet2.$A$4:.$B$271];2;0)" office:value-type="string" office:string-value="MERCHANT ACQUIRING DEBIT" calcext:value-type="string">
            <text:p>MERCHANT ACQUIRING DEBIT</text:p>
          </table:table-cell>
          <table:table-cell table:formula="of:=IF(ISERROR(VLOOKUP([.$B143];[Sheet2.$A$4:.$G$271];6;0));0;VLOOKUP([.$B143];[Sheet2.$A$4:.$G$271];6;0))" office:value-type="string" office:string-value="Unknown" calcext:value-type="string">
            <text:p>Unknown</text:p>
          </table:table-cell>
          <table:table-cell office:value-type="float" office:value="5039" calcext:value-type="float">
            <text:p>5039</text:p>
          </table:table-cell>
          <table:table-cell table:formula="of:=IF(ISERROR([.D143]);1;0)" office:value-type="float" office:value="0" calcext:value-type="float">
            <text:p>0</text:p>
          </table:table-cell>
          <table:table-cell table:formula="of:=[.G143]*[.C143]" office:value-type="float" office:value="0" calcext:value-type="float">
            <text:p>0</text:p>
          </table:table-cell>
          <table:table-cell table:formula="of:=IF(ISERROR(VLOOKUP([.B143];[.$N$5:.$O$12];2;0));0;VLOOKUP([.B143];[.$N$5:.$O$12];2;0))" office:value-type="float" office:value="0" calcext:value-type="float">
            <text:p>0</text:p>
          </table:table-cell>
          <table:table-cell table:formula="of:=IF([.E143]=&quot;Unknown&quot;;[.C143];0)" office:value-type="float" office:value="5739" calcext:value-type="float">
            <text:p>57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84" calcext:value-type="float">
            <text:p>5984</text:p>
          </table:table-cell>
          <table:table-cell office:value-type="float" office:value="5586" calcext:value-type="float">
            <text:p>5586</text:p>
          </table:table-cell>
          <table:table-cell table:formula="of:=VLOOKUP([.B144];[Sheet2.$A$4:.$B$271];2;0)" office:value-type="string" office:string-value="#N/A" calcext:value-type="error">
            <text:p>#N/A</text:p>
          </table:table-cell>
          <table:table-cell table:formula="of:=IF(ISERROR(VLOOKUP([.$B144];[Sheet2.$A$4:.$G$271];6;0));0;VLOOKUP([.$B144];[Sheet2.$A$4:.$G$271];6;0))" office:value-type="float" office:value="0" calcext:value-type="float">
            <text:p>0</text:p>
          </table:table-cell>
          <table:table-cell office:value-type="float" office:value="2191" calcext:value-type="float">
            <text:p>2191</text:p>
          </table:table-cell>
          <table:table-cell table:formula="of:=IF(ISERROR([.D144]);1;0)" office:value-type="float" office:value="1" calcext:value-type="float">
            <text:p>1</text:p>
          </table:table-cell>
          <table:table-cell table:formula="of:=[.G144]*[.C144]" office:value-type="float" office:value="5586" calcext:value-type="float">
            <text:p>5586</text:p>
          </table:table-cell>
          <table:table-cell table:formula="of:=IF(ISERROR(VLOOKUP([.B144];[.$N$5:.$O$12];2;0));0;VLOOKUP([.B144];[.$N$5:.$O$12];2;0))" office:value-type="float" office:value="0" calcext:value-type="float">
            <text:p>0</text:p>
          </table:table-cell>
          <table:table-cell table:formula="of:=IF([.E144]=&quot;Unknown&quot;;[.C14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17" calcext:value-type="float">
            <text:p>5017</text:p>
          </table:table-cell>
          <table:table-cell office:value-type="float" office:value="5439" calcext:value-type="float">
            <text:p>5439</text:p>
          </table:table-cell>
          <table:table-cell table:formula="of:=VLOOKUP([.B145];[Sheet2.$A$4:.$B$271];2;0)" office:value-type="string" office:string-value="SC FOR STOP CHEQUE INSTRUCTION" calcext:value-type="string">
            <text:p>SC FOR STOP CHEQUE INSTRUCTION</text:p>
          </table:table-cell>
          <table:table-cell table:formula="of:=IF(ISERROR(VLOOKUP([.$B145];[Sheet2.$A$4:.$G$271];6;0));0;VLOOKUP([.$B145];[Sheet2.$A$4:.$G$271];6;0))" office:value-type="string" office:string-value="Charges" calcext:value-type="string">
            <text:p>Charges</text:p>
          </table:table-cell>
          <table:table-cell office:value-type="float" office:value="4719" calcext:value-type="float">
            <text:p>4719</text:p>
          </table:table-cell>
          <table:table-cell table:formula="of:=IF(ISERROR([.D145]);1;0)" office:value-type="float" office:value="0" calcext:value-type="float">
            <text:p>0</text:p>
          </table:table-cell>
          <table:table-cell table:formula="of:=[.G145]*[.C145]" office:value-type="float" office:value="0" calcext:value-type="float">
            <text:p>0</text:p>
          </table:table-cell>
          <table:table-cell table:formula="of:=IF(ISERROR(VLOOKUP([.B145];[.$N$5:.$O$12];2;0));0;VLOOKUP([.B145];[.$N$5:.$O$12];2;0))" office:value-type="float" office:value="0" calcext:value-type="float">
            <text:p>0</text:p>
          </table:table-cell>
          <table:table-cell table:formula="of:=IF([.E145]=&quot;Unknown&quot;;[.C14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55" calcext:value-type="float">
            <text:p>1255</text:p>
          </table:table-cell>
          <table:table-cell office:value-type="float" office:value="4817" calcext:value-type="float">
            <text:p>4817</text:p>
          </table:table-cell>
          <table:table-cell table:formula="of:=VLOOKUP([.B146];[Sheet2.$A$4:.$B$271];2;0)" office:value-type="string" office:string-value="CMS DEBITS" calcext:value-type="string">
            <text:p>CMS DEBITS</text:p>
          </table:table-cell>
          <table:table-cell table:formula="of:=IF(ISERROR(VLOOKUP([.$B146];[Sheet2.$A$4:.$G$271];6;0));0;VLOOKUP([.$B146];[Sheet2.$A$4:.$G$271];6;0))" office:value-type="string" office:string-value="Unknown" calcext:value-type="string">
            <text:p>Unknown</text:p>
          </table:table-cell>
          <table:table-cell office:value-type="float" office:value="3443" calcext:value-type="float">
            <text:p>3443</text:p>
          </table:table-cell>
          <table:table-cell table:formula="of:=IF(ISERROR([.D146]);1;0)" office:value-type="float" office:value="0" calcext:value-type="float">
            <text:p>0</text:p>
          </table:table-cell>
          <table:table-cell table:formula="of:=[.G146]*[.C146]" office:value-type="float" office:value="0" calcext:value-type="float">
            <text:p>0</text:p>
          </table:table-cell>
          <table:table-cell table:formula="of:=IF(ISERROR(VLOOKUP([.B146];[.$N$5:.$O$12];2;0));0;VLOOKUP([.B146];[.$N$5:.$O$12];2;0))" office:value-type="float" office:value="0" calcext:value-type="float">
            <text:p>0</text:p>
          </table:table-cell>
          <table:table-cell table:formula="of:=IF([.E146]=&quot;Unknown&quot;;[.C146];0)" office:value-type="float" office:value="4817" calcext:value-type="float">
            <text:p>48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35" calcext:value-type="float">
            <text:p>9235</text:p>
          </table:table-cell>
          <table:table-cell office:value-type="float" office:value="4635" calcext:value-type="float">
            <text:p>4635</text:p>
          </table:table-cell>
          <table:table-cell table:formula="of:=VLOOKUP([.B147];[Sheet2.$A$4:.$B$271];2;0)" office:value-type="string" office:string-value="SWEEP-IN DEBIT FOR LOCKER RENT" calcext:value-type="string">
            <text:p>SWEEP-IN DEBIT FOR LOCKER RENT</text:p>
          </table:table-cell>
          <table:table-cell table:formula="of:=IF(ISERROR(VLOOKUP([.$B147];[Sheet2.$A$4:.$G$271];6;0));0;VLOOKUP([.$B147];[Sheet2.$A$4:.$G$271];6;0))" office:value-type="string" office:string-value="Investment" calcext:value-type="string">
            <text:p>Investment</text:p>
          </table:table-cell>
          <table:table-cell office:value-type="float" office:value="4559" calcext:value-type="float">
            <text:p>4559</text:p>
          </table:table-cell>
          <table:table-cell table:formula="of:=IF(ISERROR([.D147]);1;0)" office:value-type="float" office:value="0" calcext:value-type="float">
            <text:p>0</text:p>
          </table:table-cell>
          <table:table-cell table:formula="of:=[.G147]*[.C147]" office:value-type="float" office:value="0" calcext:value-type="float">
            <text:p>0</text:p>
          </table:table-cell>
          <table:table-cell table:formula="of:=IF(ISERROR(VLOOKUP([.B147];[.$N$5:.$O$12];2;0));0;VLOOKUP([.B147];[.$N$5:.$O$12];2;0))" office:value-type="float" office:value="0" calcext:value-type="float">
            <text:p>0</text:p>
          </table:table-cell>
          <table:table-cell table:formula="of:=IF([.E147]=&quot;Unknown&quot;;[.C14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86" calcext:value-type="float">
            <text:p>1086</text:p>
          </table:table-cell>
          <table:table-cell office:value-type="float" office:value="4398" calcext:value-type="float">
            <text:p>4398</text:p>
          </table:table-cell>
          <table:table-cell table:formula="of:=VLOOKUP([.B148];[Sheet2.$A$4:.$B$271];2;0)" office:value-type="string" office:string-value="ATM LPR CREDIT" calcext:value-type="string">
            <text:p>ATM LPR CREDIT</text:p>
          </table:table-cell>
          <table:table-cell table:formula="of:=IF(ISERROR(VLOOKUP([.$B148];[Sheet2.$A$4:.$G$271];6;0));0;VLOOKUP([.$B148];[Sheet2.$A$4:.$G$271];6;0))" office:value-type="string" office:string-value="Unknown" calcext:value-type="string">
            <text:p>Unknown</text:p>
          </table:table-cell>
          <table:table-cell office:value-type="float" office:value="4101" calcext:value-type="float">
            <text:p>4101</text:p>
          </table:table-cell>
          <table:table-cell table:formula="of:=IF(ISERROR([.D148]);1;0)" office:value-type="float" office:value="0" calcext:value-type="float">
            <text:p>0</text:p>
          </table:table-cell>
          <table:table-cell table:formula="of:=[.G148]*[.C148]" office:value-type="float" office:value="0" calcext:value-type="float">
            <text:p>0</text:p>
          </table:table-cell>
          <table:table-cell table:formula="of:=IF(ISERROR(VLOOKUP([.B148];[.$N$5:.$O$12];2;0));0;VLOOKUP([.B148];[.$N$5:.$O$12];2;0))" office:value-type="float" office:value="0" calcext:value-type="float">
            <text:p>0</text:p>
          </table:table-cell>
          <table:table-cell table:formula="of:=IF([.E148]=&quot;Unknown&quot;;[.C148];0)" office:value-type="float" office:value="4398" calcext:value-type="float">
            <text:p>43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9911" calcext:value-type="float">
            <text:p>9911</text:p>
          </table:table-cell>
          <table:table-cell office:value-type="float" office:value="4306" calcext:value-type="float">
            <text:p>4306</text:p>
          </table:table-cell>
          <table:table-cell table:formula="of:=VLOOKUP([.B149];[Sheet2.$A$4:.$B$271];2;0)" office:value-type="string" office:string-value="SWEEPOUT DR" calcext:value-type="string">
            <text:p>SWEEPOUT DR</text:p>
          </table:table-cell>
          <table:table-cell table:formula="of:=IF(ISERROR(VLOOKUP([.$B149];[Sheet2.$A$4:.$G$271];6;0));0;VLOOKUP([.$B149];[Sheet2.$A$4:.$G$271];6;0))" office:value-type="string" office:string-value="Investment" calcext:value-type="string">
            <text:p>Investment</text:p>
          </table:table-cell>
          <table:table-cell office:value-type="float" office:value="1793" calcext:value-type="float">
            <text:p>1793</text:p>
          </table:table-cell>
          <table:table-cell table:formula="of:=IF(ISERROR([.D149]);1;0)" office:value-type="float" office:value="0" calcext:value-type="float">
            <text:p>0</text:p>
          </table:table-cell>
          <table:table-cell table:formula="of:=[.G149]*[.C149]" office:value-type="float" office:value="0" calcext:value-type="float">
            <text:p>0</text:p>
          </table:table-cell>
          <table:table-cell table:formula="of:=IF(ISERROR(VLOOKUP([.B149];[.$N$5:.$O$12];2;0));0;VLOOKUP([.B149];[.$N$5:.$O$12];2;0))" office:value-type="float" office:value="0" calcext:value-type="float">
            <text:p>0</text:p>
          </table:table-cell>
          <table:table-cell table:formula="of:=IF([.E149]=&quot;Unknown&quot;;[.C14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44" calcext:value-type="float">
            <text:p>1044</text:p>
          </table:table-cell>
          <table:table-cell office:value-type="float" office:value="4202" calcext:value-type="float">
            <text:p>4202</text:p>
          </table:table-cell>
          <table:table-cell table:formula="of:=VLOOKUP([.B150];[Sheet2.$A$4:.$B$271];2;0)" office:value-type="string" office:string-value="INWARD REMITTANCE CREDIT" calcext:value-type="string">
            <text:p>INWARD REMITTANCE CREDIT</text:p>
          </table:table-cell>
          <table:table-cell table:formula="of:=IF(ISERROR(VLOOKUP([.$B150];[Sheet2.$A$4:.$G$271];6;0));0;VLOOKUP([.$B150];[Sheet2.$A$4:.$G$271];6;0))" office:value-type="string" office:string-value="Remittance" calcext:value-type="string">
            <text:p>Remittance</text:p>
          </table:table-cell>
          <table:table-cell office:value-type="float" office:value="2739" calcext:value-type="float">
            <text:p>2739</text:p>
          </table:table-cell>
          <table:table-cell table:formula="of:=IF(ISERROR([.D150]);1;0)" office:value-type="float" office:value="0" calcext:value-type="float">
            <text:p>0</text:p>
          </table:table-cell>
          <table:table-cell table:formula="of:=[.G150]*[.C150]" office:value-type="float" office:value="0" calcext:value-type="float">
            <text:p>0</text:p>
          </table:table-cell>
          <table:table-cell table:formula="of:=IF(ISERROR(VLOOKUP([.B150];[.$N$5:.$O$12];2;0));0;VLOOKUP([.B150];[.$N$5:.$O$12];2;0))" office:value-type="float" office:value="0" calcext:value-type="float">
            <text:p>0</text:p>
          </table:table-cell>
          <table:table-cell table:formula="of:=IF([.E150]=&quot;Unknown&quot;;[.C15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19" calcext:value-type="float">
            <text:p>1119</text:p>
          </table:table-cell>
          <table:table-cell office:value-type="float" office:value="4001" calcext:value-type="float">
            <text:p>4001</text:p>
          </table:table-cell>
          <table:table-cell table:formula="of:=VLOOKUP([.B151];[Sheet2.$A$4:.$B$271];2;0)" office:value-type="string" office:string-value="CMS CREDITS" calcext:value-type="string">
            <text:p>CMS CREDITS</text:p>
          </table:table-cell>
          <table:table-cell table:formula="of:=IF(ISERROR(VLOOKUP([.$B151];[Sheet2.$A$4:.$G$271];6;0));0;VLOOKUP([.$B151];[Sheet2.$A$4:.$G$271];6;0))" office:value-type="string" office:string-value="Unknown" calcext:value-type="string">
            <text:p>Unknown</text:p>
          </table:table-cell>
          <table:table-cell office:value-type="float" office:value="748" calcext:value-type="float">
            <text:p>748</text:p>
          </table:table-cell>
          <table:table-cell table:formula="of:=IF(ISERROR([.D151]);1;0)" office:value-type="float" office:value="0" calcext:value-type="float">
            <text:p>0</text:p>
          </table:table-cell>
          <table:table-cell table:formula="of:=[.G151]*[.C151]" office:value-type="float" office:value="0" calcext:value-type="float">
            <text:p>0</text:p>
          </table:table-cell>
          <table:table-cell table:formula="of:=IF(ISERROR(VLOOKUP([.B151];[.$N$5:.$O$12];2;0));0;VLOOKUP([.B151];[.$N$5:.$O$12];2;0))" office:value-type="float" office:value="0" calcext:value-type="float">
            <text:p>0</text:p>
          </table:table-cell>
          <table:table-cell table:formula="of:=IF([.E151]=&quot;Unknown&quot;;[.C151];0)" office:value-type="float" office:value="4001" calcext:value-type="float">
            <text:p>40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45" calcext:value-type="float">
            <text:p>5845</text:p>
          </table:table-cell>
          <table:table-cell office:value-type="float" office:value="3847" calcext:value-type="float">
            <text:p>3847</text:p>
          </table:table-cell>
          <table:table-cell table:formula="of:=VLOOKUP([.B152];[Sheet2.$A$4:.$B$271];2;0)" office:value-type="string" office:string-value="VOID ONUS REVERSAL" calcext:value-type="string">
            <text:p>VOID ONUS REVERSAL</text:p>
          </table:table-cell>
          <table:table-cell table:formula="of:=IF(ISERROR(VLOOKUP([.$B152];[Sheet2.$A$4:.$G$271];6;0));0;VLOOKUP([.$B152];[Sheet2.$A$4:.$G$271];6;0))" office:value-type="string" office:string-value="reversal" calcext:value-type="string">
            <text:p>reversal</text:p>
          </table:table-cell>
          <table:table-cell office:value-type="float" office:value="1663" calcext:value-type="float">
            <text:p>1663</text:p>
          </table:table-cell>
          <table:table-cell table:formula="of:=IF(ISERROR([.D152]);1;0)" office:value-type="float" office:value="0" calcext:value-type="float">
            <text:p>0</text:p>
          </table:table-cell>
          <table:table-cell table:formula="of:=[.G152]*[.C152]" office:value-type="float" office:value="0" calcext:value-type="float">
            <text:p>0</text:p>
          </table:table-cell>
          <table:table-cell table:formula="of:=IF(ISERROR(VLOOKUP([.B152];[.$N$5:.$O$12];2;0));0;VLOOKUP([.B152];[.$N$5:.$O$12];2;0))" office:value-type="float" office:value="0" calcext:value-type="float">
            <text:p>0</text:p>
          </table:table-cell>
          <table:table-cell table:formula="of:=IF([.E152]=&quot;Unknown&quot;;[.C15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72" calcext:value-type="float">
            <text:p>1172</text:p>
          </table:table-cell>
          <table:table-cell office:value-type="float" office:value="3800" calcext:value-type="float">
            <text:p>3800</text:p>
          </table:table-cell>
          <table:table-cell table:formula="of:=VLOOKUP([.B153];[Sheet2.$A$4:.$B$271];2;0)" office:value-type="string" office:string-value="REMITTANCE CREDIT" calcext:value-type="string">
            <text:p>REMITTANCE CREDIT</text:p>
          </table:table-cell>
          <table:table-cell table:formula="of:=IF(ISERROR(VLOOKUP([.$B153];[Sheet2.$A$4:.$G$271];6;0));0;VLOOKUP([.$B153];[Sheet2.$A$4:.$G$271];6;0))" office:value-type="string" office:string-value="Remittance" calcext:value-type="string">
            <text:p>Remittance</text:p>
          </table:table-cell>
          <table:table-cell office:value-type="float" office:value="2669" calcext:value-type="float">
            <text:p>2669</text:p>
          </table:table-cell>
          <table:table-cell table:formula="of:=IF(ISERROR([.D153]);1;0)" office:value-type="float" office:value="0" calcext:value-type="float">
            <text:p>0</text:p>
          </table:table-cell>
          <table:table-cell table:formula="of:=[.G153]*[.C153]" office:value-type="float" office:value="0" calcext:value-type="float">
            <text:p>0</text:p>
          </table:table-cell>
          <table:table-cell table:formula="of:=IF(ISERROR(VLOOKUP([.B153];[.$N$5:.$O$12];2;0));0;VLOOKUP([.B153];[.$N$5:.$O$12];2;0))" office:value-type="float" office:value="0" calcext:value-type="float">
            <text:p>0</text:p>
          </table:table-cell>
          <table:table-cell table:formula="of:=IF([.E153]=&quot;Unknown&quot;;[.C15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35" calcext:value-type="float">
            <text:p>1235</text:p>
          </table:table-cell>
          <table:table-cell office:value-type="float" office:value="3749" calcext:value-type="float">
            <text:p>3749</text:p>
          </table:table-cell>
          <table:table-cell table:formula="of:=VLOOKUP([.B154];[Sheet2.$A$4:.$B$271];2;0)" office:value-type="string" office:string-value="#N/A" calcext:value-type="error">
            <text:p>#N/A</text:p>
          </table:table-cell>
          <table:table-cell table:formula="of:=IF(ISERROR(VLOOKUP([.$B154];[Sheet2.$A$4:.$G$271];6;0));0;VLOOKUP([.$B154];[Sheet2.$A$4:.$G$271];6;0))" office:value-type="float" office:value="0" calcext:value-type="float">
            <text:p>0</text:p>
          </table:table-cell>
          <table:table-cell office:value-type="float" office:value="3269" calcext:value-type="float">
            <text:p>3269</text:p>
          </table:table-cell>
          <table:table-cell table:formula="of:=IF(ISERROR([.D154]);1;0)" office:value-type="float" office:value="1" calcext:value-type="float">
            <text:p>1</text:p>
          </table:table-cell>
          <table:table-cell table:formula="of:=[.G154]*[.C154]" office:value-type="float" office:value="3749" calcext:value-type="float">
            <text:p>3749</text:p>
          </table:table-cell>
          <table:table-cell table:formula="of:=IF(ISERROR(VLOOKUP([.B154];[.$N$5:.$O$12];2;0));0;VLOOKUP([.B154];[.$N$5:.$O$12];2;0))" office:value-type="float" office:value="0" calcext:value-type="float">
            <text:p>0</text:p>
          </table:table-cell>
          <table:table-cell table:formula="of:=IF([.E154]=&quot;Unknown&quot;;[.C15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89" calcext:value-type="float">
            <text:p>5889</text:p>
          </table:table-cell>
          <table:table-cell office:value-type="float" office:value="3485" calcext:value-type="float">
            <text:p>3485</text:p>
          </table:table-cell>
          <table:table-cell table:formula="of:=VLOOKUP([.B155];[Sheet2.$A$4:.$B$271];2;0)" office:value-type="string" office:string-value="LAS CHARGES DEBIT" calcext:value-type="string">
            <text:p>LAS CHARGES DEBIT</text:p>
          </table:table-cell>
          <table:table-cell table:formula="of:=IF(ISERROR(VLOOKUP([.$B155];[Sheet2.$A$4:.$G$271];6;0));0;VLOOKUP([.$B155];[Sheet2.$A$4:.$G$271];6;0))" office:value-type="string" office:string-value="Charges" calcext:value-type="string">
            <text:p>Charges</text:p>
          </table:table-cell>
          <table:table-cell office:value-type="float" office:value="1070" calcext:value-type="float">
            <text:p>1070</text:p>
          </table:table-cell>
          <table:table-cell table:formula="of:=IF(ISERROR([.D155]);1;0)" office:value-type="float" office:value="0" calcext:value-type="float">
            <text:p>0</text:p>
          </table:table-cell>
          <table:table-cell table:formula="of:=[.G155]*[.C155]" office:value-type="float" office:value="0" calcext:value-type="float">
            <text:p>0</text:p>
          </table:table-cell>
          <table:table-cell table:formula="of:=IF(ISERROR(VLOOKUP([.B155];[.$N$5:.$O$12];2;0));0;VLOOKUP([.B155];[.$N$5:.$O$12];2;0))" office:value-type="float" office:value="0" calcext:value-type="float">
            <text:p>0</text:p>
          </table:table-cell>
          <table:table-cell table:formula="of:=IF([.E155]=&quot;Unknown&quot;;[.C15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92" calcext:value-type="float">
            <text:p>1592</text:p>
          </table:table-cell>
          <table:table-cell office:value-type="float" office:value="3440" calcext:value-type="float">
            <text:p>3440</text:p>
          </table:table-cell>
          <table:table-cell table:formula="of:=VLOOKUP([.B156];[Sheet2.$A$4:.$B$271];2;0)" office:value-type="string" office:string-value="FT -" calcext:value-type="string">
            <text:p>FT -</text:p>
          </table:table-cell>
          <table:table-cell table:formula="of:=IF(ISERROR(VLOOKUP([.$B156];[Sheet2.$A$4:.$G$271];6;0));0;VLOOKUP([.$B156];[Sheet2.$A$4:.$G$271];6;0))" office:value-type="string" office:string-value="Unknown" calcext:value-type="string">
            <text:p>Unknown</text:p>
          </table:table-cell>
          <table:table-cell office:value-type="float" office:value="3430" calcext:value-type="float">
            <text:p>3430</text:p>
          </table:table-cell>
          <table:table-cell table:formula="of:=IF(ISERROR([.D156]);1;0)" office:value-type="float" office:value="0" calcext:value-type="float">
            <text:p>0</text:p>
          </table:table-cell>
          <table:table-cell table:formula="of:=[.G156]*[.C156]" office:value-type="float" office:value="0" calcext:value-type="float">
            <text:p>0</text:p>
          </table:table-cell>
          <table:table-cell table:formula="of:=IF(ISERROR(VLOOKUP([.B156];[.$N$5:.$O$12];2;0));0;VLOOKUP([.B156];[.$N$5:.$O$12];2;0))" office:value-type="float" office:value="0" calcext:value-type="float">
            <text:p>0</text:p>
          </table:table-cell>
          <table:table-cell table:formula="of:=IF([.E156]=&quot;Unknown&quot;;[.C156];0)" office:value-type="float" office:value="3440" calcext:value-type="float">
            <text:p>344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1" calcext:value-type="float">
            <text:p>2961</text:p>
          </table:table-cell>
          <table:table-cell office:value-type="float" office:value="3280" calcext:value-type="float">
            <text:p>3280</text:p>
          </table:table-cell>
          <table:table-cell table:formula="of:=VLOOKUP([.B157];[Sheet2.$A$4:.$B$271];2;0)" office:value-type="string" office:string-value="IB FD Premat Int Recovery" calcext:value-type="string">
            <text:p>IB FD Premat Int Recovery</text:p>
          </table:table-cell>
          <table:table-cell table:formula="of:=IF(ISERROR(VLOOKUP([.$B157];[Sheet2.$A$4:.$G$271];6;0));0;VLOOKUP([.$B157];[Sheet2.$A$4:.$G$271];6;0))" office:value-type="string" office:string-value="Interest" calcext:value-type="string">
            <text:p>Interest</text:p>
          </table:table-cell>
          <table:table-cell office:value-type="float" office:value="2024" calcext:value-type="float">
            <text:p>2024</text:p>
          </table:table-cell>
          <table:table-cell table:formula="of:=IF(ISERROR([.D157]);1;0)" office:value-type="float" office:value="0" calcext:value-type="float">
            <text:p>0</text:p>
          </table:table-cell>
          <table:table-cell table:formula="of:=[.G157]*[.C157]" office:value-type="float" office:value="0" calcext:value-type="float">
            <text:p>0</text:p>
          </table:table-cell>
          <table:table-cell table:formula="of:=IF(ISERROR(VLOOKUP([.B157];[.$N$5:.$O$12];2;0));0;VLOOKUP([.B157];[.$N$5:.$O$12];2;0))" office:value-type="float" office:value="0" calcext:value-type="float">
            <text:p>0</text:p>
          </table:table-cell>
          <table:table-cell table:formula="of:=IF([.E157]=&quot;Unknown&quot;;[.C15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19" calcext:value-type="float">
            <text:p>2919</text:p>
          </table:table-cell>
          <table:table-cell office:value-type="float" office:value="3238" calcext:value-type="float">
            <text:p>3238</text:p>
          </table:table-cell>
          <table:table-cell table:formula="of:=VLOOKUP([.B158];[Sheet2.$A$4:.$B$271];2;0)" office:value-type="string" office:string-value="IB DEMAND DRAFT ISSUE" calcext:value-type="string">
            <text:p>IB DEMAND DRAFT ISSUE</text:p>
          </table:table-cell>
          <table:table-cell table:formula="of:=IF(ISERROR(VLOOKUP([.$B158];[Sheet2.$A$4:.$G$271];6;0));0;VLOOKUP([.$B158];[Sheet2.$A$4:.$G$271];6;0))" office:value-type="string" office:string-value="Unknown" calcext:value-type="string">
            <text:p>Unknown</text:p>
          </table:table-cell>
          <table:table-cell office:value-type="float" office:value="1932" calcext:value-type="float">
            <text:p>1932</text:p>
          </table:table-cell>
          <table:table-cell table:formula="of:=IF(ISERROR([.D158]);1;0)" office:value-type="float" office:value="0" calcext:value-type="float">
            <text:p>0</text:p>
          </table:table-cell>
          <table:table-cell table:formula="of:=[.G158]*[.C158]" office:value-type="float" office:value="0" calcext:value-type="float">
            <text:p>0</text:p>
          </table:table-cell>
          <table:table-cell table:formula="of:=IF(ISERROR(VLOOKUP([.B158];[.$N$5:.$O$12];2;0));0;VLOOKUP([.B158];[.$N$5:.$O$12];2;0))" office:value-type="float" office:value="0" calcext:value-type="float">
            <text:p>0</text:p>
          </table:table-cell>
          <table:table-cell table:formula="of:=IF([.E158]=&quot;Unknown&quot;;[.C158];0)" office:value-type="float" office:value="3238" calcext:value-type="float">
            <text:p>32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61" calcext:value-type="float">
            <text:p>1161</text:p>
          </table:table-cell>
          <table:table-cell office:value-type="float" office:value="3231" calcext:value-type="float">
            <text:p>3231</text:p>
          </table:table-cell>
          <table:table-cell table:formula="of:=VLOOKUP([.B159];[Sheet2.$A$4:.$B$271];2;0)" office:value-type="string" office:string-value="ECS REJECTS CREDIT" calcext:value-type="string">
            <text:p>ECS REJECTS CREDIT</text:p>
          </table:table-cell>
          <table:table-cell table:formula="of:=IF(ISERROR(VLOOKUP([.$B159];[Sheet2.$A$4:.$G$271];6;0));0;VLOOKUP([.$B159];[Sheet2.$A$4:.$G$271];6;0))" office:value-type="string" office:string-value="Unknown" calcext:value-type="string">
            <text:p>Unknown</text:p>
          </table:table-cell>
          <table:table-cell office:value-type="float" office:value="1835" calcext:value-type="float">
            <text:p>1835</text:p>
          </table:table-cell>
          <table:table-cell table:formula="of:=IF(ISERROR([.D159]);1;0)" office:value-type="float" office:value="0" calcext:value-type="float">
            <text:p>0</text:p>
          </table:table-cell>
          <table:table-cell table:formula="of:=[.G159]*[.C159]" office:value-type="float" office:value="0" calcext:value-type="float">
            <text:p>0</text:p>
          </table:table-cell>
          <table:table-cell table:formula="of:=IF(ISERROR(VLOOKUP([.B159];[.$N$5:.$O$12];2;0));0;VLOOKUP([.B159];[.$N$5:.$O$12];2;0))" office:value-type="float" office:value="0" calcext:value-type="float">
            <text:p>0</text:p>
          </table:table-cell>
          <table:table-cell table:formula="of:=IF([.E159]=&quot;Unknown&quot;;[.C159];0)" office:value-type="float" office:value="3231" calcext:value-type="float">
            <text:p>32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61" calcext:value-type="float">
            <text:p>9261</text:p>
          </table:table-cell>
          <table:table-cell office:value-type="float" office:value="3041" calcext:value-type="float">
            <text:p>3041</text:p>
          </table:table-cell>
          <table:table-cell table:formula="of:=VLOOKUP([.B160];[Sheet2.$A$4:.$B$271];2;0)" office:value-type="string" office:string-value="ACH INWARDTRANSACTION PROCESSING CREDIT" calcext:value-type="string">
            <text:p>ACH INWARDTRANSACTION PROCESSING CREDIT</text:p>
          </table:table-cell>
          <table:table-cell table:formula="of:=IF(ISERROR(VLOOKUP([.$B160];[Sheet2.$A$4:.$G$271];6;0));0;VLOOKUP([.$B160];[Sheet2.$A$4:.$G$271];6;0))" office:value-type="string" office:string-value="Unknown" calcext:value-type="string">
            <text:p>Unknown</text:p>
          </table:table-cell>
          <table:table-cell office:value-type="float" office:value="1971" calcext:value-type="float">
            <text:p>1971</text:p>
          </table:table-cell>
          <table:table-cell table:formula="of:=IF(ISERROR([.D160]);1;0)" office:value-type="float" office:value="0" calcext:value-type="float">
            <text:p>0</text:p>
          </table:table-cell>
          <table:table-cell table:formula="of:=[.G160]*[.C160]" office:value-type="float" office:value="0" calcext:value-type="float">
            <text:p>0</text:p>
          </table:table-cell>
          <table:table-cell table:formula="of:=IF(ISERROR(VLOOKUP([.B160];[.$N$5:.$O$12];2;0));0;VLOOKUP([.B160];[.$N$5:.$O$12];2;0))" office:value-type="float" office:value="0" calcext:value-type="float">
            <text:p>0</text:p>
          </table:table-cell>
          <table:table-cell table:formula="of:=IF([.E160]=&quot;Unknown&quot;;[.C160];0)" office:value-type="float" office:value="3041" calcext:value-type="float">
            <text:p>30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47" calcext:value-type="float">
            <text:p>1047</text:p>
          </table:table-cell>
          <table:table-cell office:value-type="float" office:value="3038" calcext:value-type="float">
            <text:p>3038</text:p>
          </table:table-cell>
          <table:table-cell table:formula="of:=VLOOKUP([.B161];[Sheet2.$A$4:.$B$271];2;0)" office:value-type="string" office:string-value="RETAIL FX DEBIT" calcext:value-type="string">
            <text:p>RETAIL FX DEBIT</text:p>
          </table:table-cell>
          <table:table-cell table:formula="of:=IF(ISERROR(VLOOKUP([.$B161];[Sheet2.$A$4:.$G$271];6;0));0;VLOOKUP([.$B161];[Sheet2.$A$4:.$G$271];6;0))" office:value-type="string" office:string-value="Spend" calcext:value-type="string">
            <text:p>Spend</text:p>
          </table:table-cell>
          <table:table-cell office:value-type="float" office:value="2420" calcext:value-type="float">
            <text:p>2420</text:p>
          </table:table-cell>
          <table:table-cell table:formula="of:=IF(ISERROR([.D161]);1;0)" office:value-type="float" office:value="0" calcext:value-type="float">
            <text:p>0</text:p>
          </table:table-cell>
          <table:table-cell table:formula="of:=[.G161]*[.C161]" office:value-type="float" office:value="0" calcext:value-type="float">
            <text:p>0</text:p>
          </table:table-cell>
          <table:table-cell table:formula="of:=IF(ISERROR(VLOOKUP([.B161];[.$N$5:.$O$12];2;0));0;VLOOKUP([.B161];[.$N$5:.$O$12];2;0))" office:value-type="float" office:value="0" calcext:value-type="float">
            <text:p>0</text:p>
          </table:table-cell>
          <table:table-cell table:formula="of:=IF([.E161]=&quot;Unknown&quot;;[.C16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81" calcext:value-type="float">
            <text:p>1481</text:p>
          </table:table-cell>
          <table:table-cell office:value-type="float" office:value="3028" calcext:value-type="float">
            <text:p>3028</text:p>
          </table:table-cell>
          <table:table-cell table:formula="of:=VLOOKUP([.B162];[Sheet2.$A$4:.$B$271];2;0)" office:value-type="string" office:string-value="ATM cashde-" calcext:value-type="string">
            <text:p>ATM cashde-</text:p>
          </table:table-cell>
          <table:table-cell table:formula="of:=IF(ISERROR(VLOOKUP([.$B162];[Sheet2.$A$4:.$G$271];6;0));0;VLOOKUP([.$B162];[Sheet2.$A$4:.$G$271];6;0))" office:value-type="string" office:string-value="Unknown" calcext:value-type="string">
            <text:p>Unknown</text:p>
          </table:table-cell>
          <table:table-cell office:value-type="float" office:value="878" calcext:value-type="float">
            <text:p>878</text:p>
          </table:table-cell>
          <table:table-cell table:formula="of:=IF(ISERROR([.D162]);1;0)" office:value-type="float" office:value="0" calcext:value-type="float">
            <text:p>0</text:p>
          </table:table-cell>
          <table:table-cell table:formula="of:=[.G162]*[.C162]" office:value-type="float" office:value="0" calcext:value-type="float">
            <text:p>0</text:p>
          </table:table-cell>
          <table:table-cell table:formula="of:=IF(ISERROR(VLOOKUP([.B162];[.$N$5:.$O$12];2;0));0;VLOOKUP([.B162];[.$N$5:.$O$12];2;0))" office:value-type="float" office:value="0" calcext:value-type="float">
            <text:p>0</text:p>
          </table:table-cell>
          <table:table-cell table:formula="of:=IF([.E162]=&quot;Unknown&quot;;[.C162];0)" office:value-type="float" office:value="3028" calcext:value-type="float">
            <text:p>30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20" calcext:value-type="float">
            <text:p>1320</text:p>
          </table:table-cell>
          <table:table-cell office:value-type="float" office:value="3024" calcext:value-type="float">
            <text:p>3024</text:p>
          </table:table-cell>
          <table:table-cell table:formula="of:=VLOOKUP([.B163];[Sheet2.$A$4:.$B$271];2;0)" office:value-type="string" office:string-value="Close Out  W/D - FT -" calcext:value-type="string">
            <text:p>Close Out <text:s/>W/D - FT -</text:p>
          </table:table-cell>
          <table:table-cell table:formula="of:=IF(ISERROR(VLOOKUP([.$B163];[Sheet2.$A$4:.$G$271];6;0));0;VLOOKUP([.$B163];[Sheet2.$A$4:.$G$271];6;0))" office:value-type="string" office:string-value="Closing" calcext:value-type="string">
            <text:p>Closing</text:p>
          </table:table-cell>
          <table:table-cell office:value-type="float" office:value="2908" calcext:value-type="float">
            <text:p>2908</text:p>
          </table:table-cell>
          <table:table-cell table:formula="of:=IF(ISERROR([.D163]);1;0)" office:value-type="float" office:value="0" calcext:value-type="float">
            <text:p>0</text:p>
          </table:table-cell>
          <table:table-cell table:formula="of:=[.G163]*[.C163]" office:value-type="float" office:value="0" calcext:value-type="float">
            <text:p>0</text:p>
          </table:table-cell>
          <table:table-cell table:formula="of:=IF(ISERROR(VLOOKUP([.B163];[.$N$5:.$O$12];2;0));0;VLOOKUP([.B163];[.$N$5:.$O$12];2;0))" office:value-type="float" office:value="0" calcext:value-type="float">
            <text:p>0</text:p>
          </table:table-cell>
          <table:table-cell table:formula="of:=IF([.E163]=&quot;Unknown&quot;;[.C16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46" calcext:value-type="float">
            <text:p>1046</text:p>
          </table:table-cell>
          <table:table-cell office:value-type="float" office:value="2924" calcext:value-type="float">
            <text:p>2924</text:p>
          </table:table-cell>
          <table:table-cell table:formula="of:=VLOOKUP([.B164];[Sheet2.$A$4:.$B$271];2;0)" office:value-type="string" office:string-value="FCY CHEQUE COLLECTION CREDIT" calcext:value-type="string">
            <text:p>FCY CHEQUE COLLECTION CREDIT</text:p>
          </table:table-cell>
          <table:table-cell table:formula="of:=IF(ISERROR(VLOOKUP([.$B164];[Sheet2.$A$4:.$G$271];6;0));0;VLOOKUP([.$B164];[Sheet2.$A$4:.$G$271];6;0))" office:value-type="string" office:string-value="Unknown" calcext:value-type="string">
            <text:p>Unknown</text:p>
          </table:table-cell>
          <table:table-cell office:value-type="float" office:value="2289" calcext:value-type="float">
            <text:p>2289</text:p>
          </table:table-cell>
          <table:table-cell table:formula="of:=IF(ISERROR([.D164]);1;0)" office:value-type="float" office:value="0" calcext:value-type="float">
            <text:p>0</text:p>
          </table:table-cell>
          <table:table-cell table:formula="of:=[.G164]*[.C164]" office:value-type="float" office:value="0" calcext:value-type="float">
            <text:p>0</text:p>
          </table:table-cell>
          <table:table-cell table:formula="of:=IF(ISERROR(VLOOKUP([.B164];[.$N$5:.$O$12];2;0));0;VLOOKUP([.B164];[.$N$5:.$O$12];2;0))" office:value-type="float" office:value="0" calcext:value-type="float">
            <text:p>0</text:p>
          </table:table-cell>
          <table:table-cell table:formula="of:=IF([.E164]=&quot;Unknown&quot;;[.C164];0)" office:value-type="float" office:value="2924" calcext:value-type="float">
            <text:p>29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50" calcext:value-type="float">
            <text:p>5850</text:p>
          </table:table-cell>
          <table:table-cell office:value-type="float" office:value="2891" calcext:value-type="float">
            <text:p>2891</text:p>
          </table:table-cell>
          <table:table-cell table:formula="of:=VLOOKUP([.B165];[Sheet2.$A$4:.$B$271];2;0)" office:value-type="string" office:string-value="BAL INQ FEE FOR ATM REMOTE ONUS-DEBIT" calcext:value-type="string">
            <text:p>BAL INQ FEE FOR ATM REMOTE ONUS-DEBIT</text:p>
          </table:table-cell>
          <table:table-cell table:formula="of:=IF(ISERROR(VLOOKUP([.$B165];[Sheet2.$A$4:.$G$271];6;0));0;VLOOKUP([.$B165];[Sheet2.$A$4:.$G$271];6;0))" office:value-type="string" office:string-value="Charges" calcext:value-type="string">
            <text:p>Charges</text:p>
          </table:table-cell>
          <table:table-cell office:value-type="float" office:value="1434" calcext:value-type="float">
            <text:p>1434</text:p>
          </table:table-cell>
          <table:table-cell table:formula="of:=IF(ISERROR([.D165]);1;0)" office:value-type="float" office:value="0" calcext:value-type="float">
            <text:p>0</text:p>
          </table:table-cell>
          <table:table-cell table:formula="of:=[.G165]*[.C165]" office:value-type="float" office:value="0" calcext:value-type="float">
            <text:p>0</text:p>
          </table:table-cell>
          <table:table-cell table:formula="of:=IF(ISERROR(VLOOKUP([.B165];[.$N$5:.$O$12];2;0));0;VLOOKUP([.B165];[.$N$5:.$O$12];2;0))" office:value-type="float" office:value="0" calcext:value-type="float">
            <text:p>0</text:p>
          </table:table-cell>
          <table:table-cell table:formula="of:=IF([.E165]=&quot;Unknown&quot;;[.C16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80" calcext:value-type="float">
            <text:p>5980</text:p>
          </table:table-cell>
          <table:table-cell office:value-type="float" office:value="2866" calcext:value-type="float">
            <text:p>2866</text:p>
          </table:table-cell>
          <table:table-cell table:formula="of:=VLOOKUP([.B166];[Sheet2.$A$4:.$B$271];2;0)" office:value-type="string" office:string-value="FUNDS TRANSFER DEBIT - CPU RL" calcext:value-type="string">
            <text:p>FUNDS TRANSFER DEBIT - CPU RL</text:p>
          </table:table-cell>
          <table:table-cell table:formula="of:=IF(ISERROR(VLOOKUP([.$B166];[Sheet2.$A$4:.$G$271];6;0));0;VLOOKUP([.$B166];[Sheet2.$A$4:.$G$271];6;0))" office:value-type="string" office:string-value="Unknown" calcext:value-type="string">
            <text:p>Unknown</text:p>
          </table:table-cell>
          <table:table-cell office:value-type="float" office:value="2826" calcext:value-type="float">
            <text:p>2826</text:p>
          </table:table-cell>
          <table:table-cell table:formula="of:=IF(ISERROR([.D166]);1;0)" office:value-type="float" office:value="0" calcext:value-type="float">
            <text:p>0</text:p>
          </table:table-cell>
          <table:table-cell table:formula="of:=[.G166]*[.C166]" office:value-type="float" office:value="0" calcext:value-type="float">
            <text:p>0</text:p>
          </table:table-cell>
          <table:table-cell table:formula="of:=IF(ISERROR(VLOOKUP([.B166];[.$N$5:.$O$12];2;0));0;VLOOKUP([.B166];[.$N$5:.$O$12];2;0))" office:value-type="float" office:value="0" calcext:value-type="float">
            <text:p>0</text:p>
          </table:table-cell>
          <table:table-cell table:formula="of:=IF([.E166]=&quot;Unknown&quot;;[.C166];0)" office:value-type="float" office:value="2866" calcext:value-type="float">
            <text:p>28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85" calcext:value-type="float">
            <text:p>5985</text:p>
          </table:table-cell>
          <table:table-cell office:value-type="float" office:value="2818" calcext:value-type="float">
            <text:p>2818</text:p>
          </table:table-cell>
          <table:table-cell table:formula="of:=VLOOKUP([.B167];[Sheet2.$A$4:.$B$271];2;0)" office:value-type="string" office:string-value="#N/A" calcext:value-type="error">
            <text:p>#N/A</text:p>
          </table:table-cell>
          <table:table-cell table:formula="of:=IF(ISERROR(VLOOKUP([.$B167];[Sheet2.$A$4:.$G$271];6;0));0;VLOOKUP([.$B167];[Sheet2.$A$4:.$G$271];6;0))" office:value-type="float" office:value="0" calcext:value-type="float">
            <text:p>0</text:p>
          </table:table-cell>
          <table:table-cell office:value-type="float" office:value="2193" calcext:value-type="float">
            <text:p>2193</text:p>
          </table:table-cell>
          <table:table-cell table:formula="of:=IF(ISERROR([.D167]);1;0)" office:value-type="float" office:value="1" calcext:value-type="float">
            <text:p>1</text:p>
          </table:table-cell>
          <table:table-cell table:formula="of:=[.G167]*[.C167]" office:value-type="float" office:value="2818" calcext:value-type="float">
            <text:p>2818</text:p>
          </table:table-cell>
          <table:table-cell table:formula="of:=IF(ISERROR(VLOOKUP([.B167];[.$N$5:.$O$12];2;0));0;VLOOKUP([.B167];[.$N$5:.$O$12];2;0))" office:value-type="float" office:value="0" calcext:value-type="float">
            <text:p>0</text:p>
          </table:table-cell>
          <table:table-cell table:formula="of:=IF([.E167]=&quot;Unknown&quot;;[.C16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64" calcext:value-type="float">
            <text:p>1264</text:p>
          </table:table-cell>
          <table:table-cell office:value-type="float" office:value="2762" calcext:value-type="float">
            <text:p>2762</text:p>
          </table:table-cell>
          <table:table-cell table:formula="of:=VLOOKUP([.B168];[Sheet2.$A$4:.$B$271];2;0)" office:value-type="string" office:string-value="TF CHGS DEBIT" calcext:value-type="string">
            <text:p>TF CHGS DEBIT</text:p>
          </table:table-cell>
          <table:table-cell table:formula="of:=IF(ISERROR(VLOOKUP([.$B168];[Sheet2.$A$4:.$G$271];6;0));0;VLOOKUP([.$B168];[Sheet2.$A$4:.$G$271];6;0))" office:value-type="string" office:string-value="Charges" calcext:value-type="string">
            <text:p>Charges</text:p>
          </table:table-cell>
          <table:table-cell office:value-type="float" office:value="2200" calcext:value-type="float">
            <text:p>2200</text:p>
          </table:table-cell>
          <table:table-cell table:formula="of:=IF(ISERROR([.D168]);1;0)" office:value-type="float" office:value="0" calcext:value-type="float">
            <text:p>0</text:p>
          </table:table-cell>
          <table:table-cell table:formula="of:=[.G168]*[.C168]" office:value-type="float" office:value="0" calcext:value-type="float">
            <text:p>0</text:p>
          </table:table-cell>
          <table:table-cell table:formula="of:=IF(ISERROR(VLOOKUP([.B168];[.$N$5:.$O$12];2;0));0;VLOOKUP([.B168];[.$N$5:.$O$12];2;0))" office:value-type="float" office:value="0" calcext:value-type="float">
            <text:p>0</text:p>
          </table:table-cell>
          <table:table-cell table:formula="of:=IF([.E168]=&quot;Unknown&quot;;[.C16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48" calcext:value-type="float">
            <text:p>1048</text:p>
          </table:table-cell>
          <table:table-cell office:value-type="float" office:value="2637" calcext:value-type="float">
            <text:p>2637</text:p>
          </table:table-cell>
          <table:table-cell table:formula="of:=VLOOKUP([.B169];[Sheet2.$A$4:.$B$271];2;0)" office:value-type="string" office:string-value="RETAIL FX CREDIT" calcext:value-type="string">
            <text:p>RETAIL FX CREDIT</text:p>
          </table:table-cell>
          <table:table-cell table:formula="of:=IF(ISERROR(VLOOKUP([.$B169];[Sheet2.$A$4:.$G$271];6;0));0;VLOOKUP([.$B169];[Sheet2.$A$4:.$G$271];6;0))" office:value-type="string" office:string-value="Unknown" calcext:value-type="string">
            <text:p>Unknown</text:p>
          </table:table-cell>
          <table:table-cell office:value-type="float" office:value="2054" calcext:value-type="float">
            <text:p>2054</text:p>
          </table:table-cell>
          <table:table-cell table:formula="of:=IF(ISERROR([.D169]);1;0)" office:value-type="float" office:value="0" calcext:value-type="float">
            <text:p>0</text:p>
          </table:table-cell>
          <table:table-cell table:formula="of:=[.G169]*[.C169]" office:value-type="float" office:value="0" calcext:value-type="float">
            <text:p>0</text:p>
          </table:table-cell>
          <table:table-cell table:formula="of:=IF(ISERROR(VLOOKUP([.B169];[.$N$5:.$O$12];2;0));0;VLOOKUP([.B169];[.$N$5:.$O$12];2;0))" office:value-type="float" office:value="0" calcext:value-type="float">
            <text:p>0</text:p>
          </table:table-cell>
          <table:table-cell table:formula="of:=IF([.E169]=&quot;Unknown&quot;;[.C169];0)" office:value-type="float" office:value="2637" calcext:value-type="float">
            <text:p>26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0" calcext:value-type="float">
            <text:p>2950</text:p>
          </table:table-cell>
          <table:table-cell office:value-type="float" office:value="2573" calcext:value-type="float">
            <text:p>2573</text:p>
          </table:table-cell>
          <table:table-cell table:formula="of:=VLOOKUP([.B170];[Sheet2.$A$4:.$B$271];2;0)" office:value-type="string" office:string-value="IB TP DEMAND DRAFT ISSUE" calcext:value-type="string">
            <text:p>IB TP DEMAND DRAFT ISSUE</text:p>
          </table:table-cell>
          <table:table-cell table:formula="of:=IF(ISERROR(VLOOKUP([.$B170];[Sheet2.$A$4:.$G$271];6;0));0;VLOOKUP([.$B170];[Sheet2.$A$4:.$G$271];6;0))" office:value-type="string" office:string-value="Unknown" calcext:value-type="string">
            <text:p>Unknown</text:p>
          </table:table-cell>
          <table:table-cell office:value-type="float" office:value="1497" calcext:value-type="float">
            <text:p>1497</text:p>
          </table:table-cell>
          <table:table-cell table:formula="of:=IF(ISERROR([.D170]);1;0)" office:value-type="float" office:value="0" calcext:value-type="float">
            <text:p>0</text:p>
          </table:table-cell>
          <table:table-cell table:formula="of:=[.G170]*[.C170]" office:value-type="float" office:value="0" calcext:value-type="float">
            <text:p>0</text:p>
          </table:table-cell>
          <table:table-cell table:formula="of:=IF(ISERROR(VLOOKUP([.B170];[.$N$5:.$O$12];2;0));0;VLOOKUP([.B170];[.$N$5:.$O$12];2;0))" office:value-type="float" office:value="0" calcext:value-type="float">
            <text:p>0</text:p>
          </table:table-cell>
          <table:table-cell table:formula="of:=IF([.E170]=&quot;Unknown&quot;;[.C170];0)" office:value-type="float" office:value="2573" calcext:value-type="float">
            <text:p>25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29" calcext:value-type="float">
            <text:p>5829</text:p>
          </table:table-cell>
          <table:table-cell office:value-type="float" office:value="2456" calcext:value-type="float">
            <text:p>2456</text:p>
          </table:table-cell>
          <table:table-cell table:formula="of:=VLOOKUP([.B171];[Sheet2.$A$4:.$B$271];2;0)" office:value-type="string" office:string-value="GOLD OPERATIONS DEBIT" calcext:value-type="string">
            <text:p>GOLD OPERATIONS DEBIT</text:p>
          </table:table-cell>
          <table:table-cell table:formula="of:=IF(ISERROR(VLOOKUP([.$B171];[Sheet2.$A$4:.$G$271];6;0));0;VLOOKUP([.$B171];[Sheet2.$A$4:.$G$271];6;0))" office:value-type="string" office:string-value="EMI" calcext:value-type="string">
            <text:p>EMI</text:p>
          </table:table-cell>
          <table:table-cell office:value-type="float" office:value="696" calcext:value-type="float">
            <text:p>696</text:p>
          </table:table-cell>
          <table:table-cell table:formula="of:=IF(ISERROR([.D171]);1;0)" office:value-type="float" office:value="0" calcext:value-type="float">
            <text:p>0</text:p>
          </table:table-cell>
          <table:table-cell table:formula="of:=[.G171]*[.C171]" office:value-type="float" office:value="0" calcext:value-type="float">
            <text:p>0</text:p>
          </table:table-cell>
          <table:table-cell table:formula="of:=IF(ISERROR(VLOOKUP([.B171];[.$N$5:.$O$12];2;0));0;VLOOKUP([.B171];[.$N$5:.$O$12];2;0))" office:value-type="float" office:value="0" calcext:value-type="float">
            <text:p>0</text:p>
          </table:table-cell>
          <table:table-cell table:formula="of:=IF([.E171]=&quot;Unknown&quot;;[.C17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4" calcext:value-type="float">
            <text:p>2954</text:p>
          </table:table-cell>
          <table:table-cell office:value-type="float" office:value="2412" calcext:value-type="float">
            <text:p>2412</text:p>
          </table:table-cell>
          <table:table-cell table:formula="of:=VLOOKUP([.B172];[Sheet2.$A$4:.$B$271];2;0)" office:value-type="string" office:string-value="ON-LINE MUTUAL FUND CREDIT" calcext:value-type="string">
            <text:p>ON-LINE MUTUAL FUND CREDIT</text:p>
          </table:table-cell>
          <table:table-cell table:formula="of:=IF(ISERROR(VLOOKUP([.$B172];[Sheet2.$A$4:.$G$271];6;0));0;VLOOKUP([.$B172];[Sheet2.$A$4:.$G$271];6;0))" office:value-type="string" office:string-value="Income" calcext:value-type="string">
            <text:p>Income</text:p>
          </table:table-cell>
          <table:table-cell office:value-type="float" office:value="613" calcext:value-type="float">
            <text:p>613</text:p>
          </table:table-cell>
          <table:table-cell table:formula="of:=IF(ISERROR([.D172]);1;0)" office:value-type="float" office:value="0" calcext:value-type="float">
            <text:p>0</text:p>
          </table:table-cell>
          <table:table-cell table:formula="of:=[.G172]*[.C172]" office:value-type="float" office:value="0" calcext:value-type="float">
            <text:p>0</text:p>
          </table:table-cell>
          <table:table-cell table:formula="of:=IF(ISERROR(VLOOKUP([.B172];[.$N$5:.$O$12];2;0));0;VLOOKUP([.B172];[.$N$5:.$O$12];2;0))" office:value-type="float" office:value="0" calcext:value-type="float">
            <text:p>0</text:p>
          </table:table-cell>
          <table:table-cell table:formula="of:=IF([.E172]=&quot;Unknown&quot;;[.C17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98" calcext:value-type="float">
            <text:p>5898</text:p>
          </table:table-cell>
          <table:table-cell office:value-type="float" office:value="2303" calcext:value-type="float">
            <text:p>2303</text:p>
          </table:table-cell>
          <table:table-cell table:formula="of:=VLOOKUP([.B173];[Sheet2.$A$4:.$B$271];2;0)" office:value-type="string" office:string-value="CMS INR VOSTRO REMITTANCE CREDIT" calcext:value-type="string">
            <text:p>CMS INR VOSTRO REMITTANCE CREDIT</text:p>
          </table:table-cell>
          <table:table-cell table:formula="of:=IF(ISERROR(VLOOKUP([.$B173];[Sheet2.$A$4:.$G$271];6;0));0;VLOOKUP([.$B173];[Sheet2.$A$4:.$G$271];6;0))" office:value-type="string" office:string-value="Remittance" calcext:value-type="string">
            <text:p>Remittance</text:p>
          </table:table-cell>
          <table:table-cell office:value-type="float" office:value="1175" calcext:value-type="float">
            <text:p>1175</text:p>
          </table:table-cell>
          <table:table-cell table:formula="of:=IF(ISERROR([.D173]);1;0)" office:value-type="float" office:value="0" calcext:value-type="float">
            <text:p>0</text:p>
          </table:table-cell>
          <table:table-cell table:formula="of:=[.G173]*[.C173]" office:value-type="float" office:value="0" calcext:value-type="float">
            <text:p>0</text:p>
          </table:table-cell>
          <table:table-cell table:formula="of:=IF(ISERROR(VLOOKUP([.B173];[.$N$5:.$O$12];2;0));0;VLOOKUP([.B173];[.$N$5:.$O$12];2;0))" office:value-type="float" office:value="0" calcext:value-type="float">
            <text:p>0</text:p>
          </table:table-cell>
          <table:table-cell table:formula="of:=IF([.E173]=&quot;Unknown&quot;;[.C17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312" calcext:value-type="float">
            <text:p>8312</text:p>
          </table:table-cell>
          <table:table-cell office:value-type="float" office:value="2122" calcext:value-type="float">
            <text:p>2122</text:p>
          </table:table-cell>
          <table:table-cell table:formula="of:=VLOOKUP([.B174];[Sheet2.$A$4:.$B$271];2;0)" office:value-type="string" office:string-value="DD Paid -" calcext:value-type="string">
            <text:p>DD Paid -</text:p>
          </table:table-cell>
          <table:table-cell table:formula="of:=IF(ISERROR(VLOOKUP([.$B174];[Sheet2.$A$4:.$G$271];6;0));0;VLOOKUP([.$B174];[Sheet2.$A$4:.$G$271];6;0))" office:value-type="string" office:string-value="Unknown" calcext:value-type="string">
            <text:p>Unknown</text:p>
          </table:table-cell>
          <table:table-cell office:value-type="float" office:value="1676" calcext:value-type="float">
            <text:p>1676</text:p>
          </table:table-cell>
          <table:table-cell table:formula="of:=IF(ISERROR([.D174]);1;0)" office:value-type="float" office:value="0" calcext:value-type="float">
            <text:p>0</text:p>
          </table:table-cell>
          <table:table-cell table:formula="of:=[.G174]*[.C174]" office:value-type="float" office:value="0" calcext:value-type="float">
            <text:p>0</text:p>
          </table:table-cell>
          <table:table-cell table:formula="of:=IF(ISERROR(VLOOKUP([.B174];[.$N$5:.$O$12];2;0));0;VLOOKUP([.B174];[.$N$5:.$O$12];2;0))" office:value-type="float" office:value="0" calcext:value-type="float">
            <text:p>0</text:p>
          </table:table-cell>
          <table:table-cell table:formula="of:=IF([.E174]=&quot;Unknown&quot;;[.C174];0)" office:value-type="float" office:value="2122" calcext:value-type="float">
            <text:p>21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34" calcext:value-type="float">
            <text:p>1234</text:p>
          </table:table-cell>
          <table:table-cell office:value-type="float" office:value="2087" calcext:value-type="float">
            <text:p>2087</text:p>
          </table:table-cell>
          <table:table-cell table:formula="of:=VLOOKUP([.B175];[Sheet2.$A$4:.$B$271];2;0)" office:value-type="string" office:string-value="CLEARING CREDIT" calcext:value-type="string">
            <text:p>CLEARING CREDIT</text:p>
          </table:table-cell>
          <table:table-cell table:formula="of:=IF(ISERROR(VLOOKUP([.$B175];[Sheet2.$A$4:.$G$271];6;0));0;VLOOKUP([.$B175];[Sheet2.$A$4:.$G$271];6;0))" office:value-type="string" office:string-value="Unknown" calcext:value-type="string">
            <text:p>Unknown</text:p>
          </table:table-cell>
          <table:table-cell office:value-type="float" office:value="1514" calcext:value-type="float">
            <text:p>1514</text:p>
          </table:table-cell>
          <table:table-cell table:formula="of:=IF(ISERROR([.D175]);1;0)" office:value-type="float" office:value="0" calcext:value-type="float">
            <text:p>0</text:p>
          </table:table-cell>
          <table:table-cell table:formula="of:=[.G175]*[.C175]" office:value-type="float" office:value="0" calcext:value-type="float">
            <text:p>0</text:p>
          </table:table-cell>
          <table:table-cell table:formula="of:=IF(ISERROR(VLOOKUP([.B175];[.$N$5:.$O$12];2;0));0;VLOOKUP([.B175];[.$N$5:.$O$12];2;0))" office:value-type="float" office:value="0" calcext:value-type="float">
            <text:p>0</text:p>
          </table:table-cell>
          <table:table-cell table:formula="of:=IF([.E175]=&quot;Unknown&quot;;[.C175];0)" office:value-type="float" office:value="2087" calcext:value-type="float">
            <text:p>20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34" calcext:value-type="float">
            <text:p>5834</text:p>
          </table:table-cell>
          <table:table-cell office:value-type="float" office:value="1548" calcext:value-type="float">
            <text:p>1548</text:p>
          </table:table-cell>
          <table:table-cell table:formula="of:=VLOOKUP([.B176];[Sheet2.$A$4:.$B$271];2;0)" office:value-type="string" office:string-value="NEFT CREDIT" calcext:value-type="string">
            <text:p>NEFT CREDIT</text:p>
          </table:table-cell>
          <table:table-cell table:formula="of:=IF(ISERROR(VLOOKUP([.$B176];[Sheet2.$A$4:.$G$271];6;0));0;VLOOKUP([.$B176];[Sheet2.$A$4:.$G$271];6;0))" office:value-type="string" office:string-value="Unknown" calcext:value-type="string">
            <text:p>Unknown</text:p>
          </table:table-cell>
          <table:table-cell office:value-type="float" office:value="706" calcext:value-type="float">
            <text:p>706</text:p>
          </table:table-cell>
          <table:table-cell table:formula="of:=IF(ISERROR([.D176]);1;0)" office:value-type="float" office:value="0" calcext:value-type="float">
            <text:p>0</text:p>
          </table:table-cell>
          <table:table-cell table:formula="of:=[.G176]*[.C176]" office:value-type="float" office:value="0" calcext:value-type="float">
            <text:p>0</text:p>
          </table:table-cell>
          <table:table-cell table:formula="of:=IF(ISERROR(VLOOKUP([.B176];[.$N$5:.$O$12];2;0));0;VLOOKUP([.B176];[.$N$5:.$O$12];2;0))" office:value-type="float" office:value="0" calcext:value-type="float">
            <text:p>0</text:p>
          </table:table-cell>
          <table:table-cell table:formula="of:=IF([.E176]=&quot;Unknown&quot;;[.C176];0)" office:value-type="float" office:value="1548" calcext:value-type="float">
            <text:p>15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46" calcext:value-type="float">
            <text:p>1146</text:p>
          </table:table-cell>
          <table:table-cell office:value-type="float" office:value="1494" calcext:value-type="float">
            <text:p>1494</text:p>
          </table:table-cell>
          <table:table-cell table:formula="of:=VLOOKUP([.B177];[Sheet2.$A$4:.$B$271];2;0)" office:value-type="string" office:string-value="DIRECT PAY MERCHANT PAYMENTS DEBIT" calcext:value-type="string">
            <text:p>DIRECT PAY MERCHANT PAYMENTS DEBIT</text:p>
          </table:table-cell>
          <table:table-cell table:formula="of:=IF(ISERROR(VLOOKUP([.$B177];[Sheet2.$A$4:.$G$271];6;0));0;VLOOKUP([.$B177];[Sheet2.$A$4:.$G$271];6;0))" office:value-type="string" office:string-value="Spend" calcext:value-type="string">
            <text:p>Spend</text:p>
          </table:table-cell>
          <table:table-cell office:value-type="float" office:value="1017" calcext:value-type="float">
            <text:p>1017</text:p>
          </table:table-cell>
          <table:table-cell table:formula="of:=IF(ISERROR([.D177]);1;0)" office:value-type="float" office:value="0" calcext:value-type="float">
            <text:p>0</text:p>
          </table:table-cell>
          <table:table-cell table:formula="of:=[.G177]*[.C177]" office:value-type="float" office:value="0" calcext:value-type="float">
            <text:p>0</text:p>
          </table:table-cell>
          <table:table-cell table:formula="of:=IF(ISERROR(VLOOKUP([.B177];[.$N$5:.$O$12];2;0));0;VLOOKUP([.B177];[.$N$5:.$O$12];2;0))" office:value-type="float" office:value="0" calcext:value-type="float">
            <text:p>0</text:p>
          </table:table-cell>
          <table:table-cell table:formula="of:=IF([.E177]=&quot;Unknown&quot;;[.C17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86" calcext:value-type="float">
            <text:p>5986</text:p>
          </table:table-cell>
          <table:table-cell office:value-type="float" office:value="1464" calcext:value-type="float">
            <text:p>1464</text:p>
          </table:table-cell>
          <table:table-cell table:formula="of:=VLOOKUP([.B178];[Sheet2.$A$4:.$B$271];2;0)" office:value-type="string" office:string-value="MISCELLANEOUS CREDIT ON DORMANT A/C" calcext:value-type="string">
            <text:p>MISCELLANEOUS CREDIT ON DORMANT A/C</text:p>
          </table:table-cell>
          <table:table-cell table:formula="of:=IF(ISERROR(VLOOKUP([.$B178];[Sheet2.$A$4:.$G$271];6;0));0;VLOOKUP([.$B178];[Sheet2.$A$4:.$G$271];6;0))" office:value-type="string" office:string-value="Unknown" calcext:value-type="string">
            <text:p>Unknown</text:p>
          </table:table-cell>
          <table:table-cell office:value-type="float" office:value="884" calcext:value-type="float">
            <text:p>884</text:p>
          </table:table-cell>
          <table:table-cell table:formula="of:=IF(ISERROR([.D178]);1;0)" office:value-type="float" office:value="0" calcext:value-type="float">
            <text:p>0</text:p>
          </table:table-cell>
          <table:table-cell table:formula="of:=[.G178]*[.C178]" office:value-type="float" office:value="0" calcext:value-type="float">
            <text:p>0</text:p>
          </table:table-cell>
          <table:table-cell table:formula="of:=IF(ISERROR(VLOOKUP([.B178];[.$N$5:.$O$12];2;0));0;VLOOKUP([.B178];[.$N$5:.$O$12];2;0))" office:value-type="float" office:value="0" calcext:value-type="float">
            <text:p>0</text:p>
          </table:table-cell>
          <table:table-cell table:formula="of:=IF([.E178]=&quot;Unknown&quot;;[.C178];0)" office:value-type="float" office:value="1464" calcext:value-type="float">
            <text:p>14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04" calcext:value-type="float">
            <text:p>2604</text:p>
          </table:table-cell>
          <table:table-cell office:value-type="float" office:value="1448" calcext:value-type="float">
            <text:p>1448</text:p>
          </table:table-cell>
          <table:table-cell table:formula="of:=VLOOKUP([.B179];[Sheet2.$A$4:.$B$271];2;0)" office:value-type="string" office:string-value="TBS FUNDS TRANSFER CREDIT" calcext:value-type="string">
            <text:p>TBS FUNDS TRANSFER CREDIT</text:p>
          </table:table-cell>
          <table:table-cell table:formula="of:=IF(ISERROR(VLOOKUP([.$B179];[Sheet2.$A$4:.$G$271];6;0));0;VLOOKUP([.$B179];[Sheet2.$A$4:.$G$271];6;0))" office:value-type="string" office:string-value="Unknown" calcext:value-type="string">
            <text:p>Unknown</text:p>
          </table:table-cell>
          <table:table-cell office:value-type="float" office:value="409" calcext:value-type="float">
            <text:p>409</text:p>
          </table:table-cell>
          <table:table-cell table:formula="of:=IF(ISERROR([.D179]);1;0)" office:value-type="float" office:value="0" calcext:value-type="float">
            <text:p>0</text:p>
          </table:table-cell>
          <table:table-cell table:formula="of:=[.G179]*[.C179]" office:value-type="float" office:value="0" calcext:value-type="float">
            <text:p>0</text:p>
          </table:table-cell>
          <table:table-cell table:formula="of:=IF(ISERROR(VLOOKUP([.B179];[.$N$5:.$O$12];2;0));0;VLOOKUP([.B179];[.$N$5:.$O$12];2;0))" office:value-type="float" office:value="0" calcext:value-type="float">
            <text:p>0</text:p>
          </table:table-cell>
          <table:table-cell table:formula="of:=IF([.E179]=&quot;Unknown&quot;;[.C179];0)" office:value-type="float" office:value="1448" calcext:value-type="float">
            <text:p>14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03" calcext:value-type="float">
            <text:p>2603</text:p>
          </table:table-cell>
          <table:table-cell office:value-type="float" office:value="1426" calcext:value-type="float">
            <text:p>1426</text:p>
          </table:table-cell>
          <table:table-cell table:formula="of:=VLOOKUP([.B180];[Sheet2.$A$4:.$B$271];2;0)" office:value-type="string" office:string-value="TBS FUNDS TRANSFER DEBIT" calcext:value-type="string">
            <text:p>TBS FUNDS TRANSFER DEBIT</text:p>
          </table:table-cell>
          <table:table-cell table:formula="of:=IF(ISERROR(VLOOKUP([.$B180];[Sheet2.$A$4:.$G$271];6;0));0;VLOOKUP([.$B180];[Sheet2.$A$4:.$G$271];6;0))" office:value-type="string" office:string-value="Unknown" calcext:value-type="string">
            <text:p>Unknown</text:p>
          </table:table-cell>
          <table:table-cell office:value-type="float" office:value="398" calcext:value-type="float">
            <text:p>398</text:p>
          </table:table-cell>
          <table:table-cell table:formula="of:=IF(ISERROR([.D180]);1;0)" office:value-type="float" office:value="0" calcext:value-type="float">
            <text:p>0</text:p>
          </table:table-cell>
          <table:table-cell table:formula="of:=[.G180]*[.C180]" office:value-type="float" office:value="0" calcext:value-type="float">
            <text:p>0</text:p>
          </table:table-cell>
          <table:table-cell table:formula="of:=IF(ISERROR(VLOOKUP([.B180];[.$N$5:.$O$12];2;0));0;VLOOKUP([.B180];[.$N$5:.$O$12];2;0))" office:value-type="float" office:value="0" calcext:value-type="float">
            <text:p>0</text:p>
          </table:table-cell>
          <table:table-cell table:formula="of:=IF([.E180]=&quot;Unknown&quot;;[.C180];0)" office:value-type="float" office:value="1426" calcext:value-type="float">
            <text:p>14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office:value-type="float" office:value="1366" calcext:value-type="float">
            <text:p>1366</text:p>
          </table:table-cell>
          <table:table-cell table:formula="of:=VLOOKUP([.B181];[Sheet2.$A$4:.$B$271];2;0)" office:value-type="string" office:string-value="#N/A" calcext:value-type="error">
            <text:p>#N/A</text:p>
          </table:table-cell>
          <table:table-cell table:formula="of:=IF(ISERROR(VLOOKUP([.$B181];[Sheet2.$A$4:.$G$271];6;0));0;VLOOKUP([.$B181];[Sheet2.$A$4:.$G$271];6;0))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formula="of:=IF(ISERROR([.D181]);1;0)" office:value-type="float" office:value="1" calcext:value-type="float">
            <text:p>1</text:p>
          </table:table-cell>
          <table:table-cell table:formula="of:=[.G181]*[.C181]" office:value-type="float" office:value="1366" calcext:value-type="float">
            <text:p>1366</text:p>
          </table:table-cell>
          <table:table-cell table:formula="of:=IF(ISERROR(VLOOKUP([.B181];[.$N$5:.$O$12];2;0));0;VLOOKUP([.B181];[.$N$5:.$O$12];2;0))" office:value-type="float" office:value="0" calcext:value-type="float">
            <text:p>0</text:p>
          </table:table-cell>
          <table:table-cell table:formula="of:=IF([.E181]=&quot;Unknown&quot;;[.C18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94" calcext:value-type="float">
            <text:p>1294</text:p>
          </table:table-cell>
          <table:table-cell office:value-type="float" office:value="1342" calcext:value-type="float">
            <text:p>1342</text:p>
          </table:table-cell>
          <table:table-cell table:formula="of:=VLOOKUP([.B182];[Sheet2.$A$4:.$B$271];2;0)" office:value-type="string" office:string-value="SER TAX FOR PIS PERMISSION ISSUANCE DR" calcext:value-type="string">
            <text:p>SER TAX FOR PIS PERMISSION ISSUANCE DR</text:p>
          </table:table-cell>
          <table:table-cell table:formula="of:=IF(ISERROR(VLOOKUP([.$B182];[Sheet2.$A$4:.$G$271];6;0));0;VLOOKUP([.$B182];[Sheet2.$A$4:.$G$271];6;0))" office:value-type="string" office:string-value="Unknown" calcext:value-type="string">
            <text:p>Unknown</text:p>
          </table:table-cell>
          <table:table-cell office:value-type="float" office:value="1115" calcext:value-type="float">
            <text:p>1115</text:p>
          </table:table-cell>
          <table:table-cell table:formula="of:=IF(ISERROR([.D182]);1;0)" office:value-type="float" office:value="0" calcext:value-type="float">
            <text:p>0</text:p>
          </table:table-cell>
          <table:table-cell table:formula="of:=[.G182]*[.C182]" office:value-type="float" office:value="0" calcext:value-type="float">
            <text:p>0</text:p>
          </table:table-cell>
          <table:table-cell table:formula="of:=IF(ISERROR(VLOOKUP([.B182];[.$N$5:.$O$12];2;0));0;VLOOKUP([.B182];[.$N$5:.$O$12];2;0))" office:value-type="float" office:value="0" calcext:value-type="float">
            <text:p>0</text:p>
          </table:table-cell>
          <table:table-cell table:formula="of:=IF([.E182]=&quot;Unknown&quot;;[.C182];0)" office:value-type="float" office:value="1342" calcext:value-type="float">
            <text:p>13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2" calcext:value-type="float">
            <text:p>2972</text:p>
          </table:table-cell>
          <table:table-cell office:value-type="float" office:value="1167" calcext:value-type="float">
            <text:p>1167</text:p>
          </table:table-cell>
          <table:table-cell table:formula="of:=VLOOKUP([.B183];[Sheet2.$A$4:.$B$271];2;0)" office:value-type="string" office:string-value="GIFTPLUS CARD DEBIT" calcext:value-type="string">
            <text:p>GIFTPLUS CARD DEBIT</text:p>
          </table:table-cell>
          <table:table-cell table:formula="of:=IF(ISERROR(VLOOKUP([.$B183];[Sheet2.$A$4:.$G$271];6;0));0;VLOOKUP([.$B183];[Sheet2.$A$4:.$G$271];6;0))" office:value-type="string" office:string-value="Spend" calcext:value-type="string">
            <text:p>Spend</text:p>
          </table:table-cell>
          <table:table-cell office:value-type="float" office:value="954" calcext:value-type="float">
            <text:p>954</text:p>
          </table:table-cell>
          <table:table-cell table:formula="of:=IF(ISERROR([.D183]);1;0)" office:value-type="float" office:value="0" calcext:value-type="float">
            <text:p>0</text:p>
          </table:table-cell>
          <table:table-cell table:formula="of:=[.G183]*[.C183]" office:value-type="float" office:value="0" calcext:value-type="float">
            <text:p>0</text:p>
          </table:table-cell>
          <table:table-cell table:formula="of:=IF(ISERROR(VLOOKUP([.B183];[.$N$5:.$O$12];2;0));0;VLOOKUP([.B183];[.$N$5:.$O$12];2;0))" office:value-type="float" office:value="0" calcext:value-type="float">
            <text:p>0</text:p>
          </table:table-cell>
          <table:table-cell table:formula="of:=IF([.E183]=&quot;Unknown&quot;;[.C18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54" calcext:value-type="float">
            <text:p>5854</text:p>
          </table:table-cell>
          <table:table-cell office:value-type="float" office:value="1162" calcext:value-type="float">
            <text:p>1162</text:p>
          </table:table-cell>
          <table:table-cell table:formula="of:=VLOOKUP([.B184];[Sheet2.$A$4:.$B$271];2;0)" office:value-type="string" office:string-value="#N/A" calcext:value-type="error">
            <text:p>#N/A</text:p>
          </table:table-cell>
          <table:table-cell table:formula="of:=IF(ISERROR(VLOOKUP([.$B184];[Sheet2.$A$4:.$G$271];6;0));0;VLOOKUP([.$B184];[Sheet2.$A$4:.$G$271];6;0))"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 table:formula="of:=IF(ISERROR([.D184]);1;0)" office:value-type="float" office:value="1" calcext:value-type="float">
            <text:p>1</text:p>
          </table:table-cell>
          <table:table-cell table:formula="of:=[.G184]*[.C184]" office:value-type="float" office:value="1162" calcext:value-type="float">
            <text:p>1162</text:p>
          </table:table-cell>
          <table:table-cell table:formula="of:=IF(ISERROR(VLOOKUP([.B184];[.$N$5:.$O$12];2;0));0;VLOOKUP([.B184];[.$N$5:.$O$12];2;0))" office:value-type="float" office:value="0" calcext:value-type="float">
            <text:p>0</text:p>
          </table:table-cell>
          <table:table-cell table:formula="of:=IF([.E184]=&quot;Unknown&quot;;[.C18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81" calcext:value-type="float">
            <text:p>5881</text:p>
          </table:table-cell>
          <table:table-cell office:value-type="float" office:value="1124" calcext:value-type="float">
            <text:p>1124</text:p>
          </table:table-cell>
          <table:table-cell table:formula="of:=VLOOKUP([.B185];[Sheet2.$A$4:.$B$271];2;0)" office:value-type="string" office:string-value="GIFT CARD - NET BANKING ISSUANCE FEES" calcext:value-type="string">
            <text:p>GIFT CARD - NET BANKING ISSUANCE FEES</text:p>
          </table:table-cell>
          <table:table-cell table:formula="of:=IF(ISERROR(VLOOKUP([.$B185];[Sheet2.$A$4:.$G$271];6;0));0;VLOOKUP([.$B185];[Sheet2.$A$4:.$G$271];6;0))" office:value-type="string" office:string-value="Charges" calcext:value-type="string">
            <text:p>Charges</text:p>
          </table:table-cell>
          <table:table-cell office:value-type="float" office:value="953" calcext:value-type="float">
            <text:p>953</text:p>
          </table:table-cell>
          <table:table-cell table:formula="of:=IF(ISERROR([.D185]);1;0)" office:value-type="float" office:value="0" calcext:value-type="float">
            <text:p>0</text:p>
          </table:table-cell>
          <table:table-cell table:formula="of:=[.G185]*[.C185]" office:value-type="float" office:value="0" calcext:value-type="float">
            <text:p>0</text:p>
          </table:table-cell>
          <table:table-cell table:formula="of:=IF(ISERROR(VLOOKUP([.B185];[.$N$5:.$O$12];2;0));0;VLOOKUP([.B185];[.$N$5:.$O$12];2;0))" office:value-type="float" office:value="0" calcext:value-type="float">
            <text:p>0</text:p>
          </table:table-cell>
          <table:table-cell table:formula="of:=IF([.E185]=&quot;Unknown&quot;;[.C18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43" calcext:value-type="float">
            <text:p>9243</text:p>
          </table:table-cell>
          <table:table-cell office:value-type="float" office:value="1112" calcext:value-type="float">
            <text:p>1112</text:p>
          </table:table-cell>
          <table:table-cell table:formula="of:=VLOOKUP([.B186];[Sheet2.$A$4:.$B$271];2;0)" office:value-type="string" office:string-value="#N/A" calcext:value-type="error">
            <text:p>#N/A</text:p>
          </table:table-cell>
          <table:table-cell table:formula="of:=IF(ISERROR(VLOOKUP([.$B186];[Sheet2.$A$4:.$G$271];6;0));0;VLOOKUP([.$B186];[Sheet2.$A$4:.$G$271];6;0))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table:formula="of:=IF(ISERROR([.D186]);1;0)" office:value-type="float" office:value="1" calcext:value-type="float">
            <text:p>1</text:p>
          </table:table-cell>
          <table:table-cell table:formula="of:=[.G186]*[.C186]" office:value-type="float" office:value="1112" calcext:value-type="float">
            <text:p>1112</text:p>
          </table:table-cell>
          <table:table-cell table:formula="of:=IF(ISERROR(VLOOKUP([.B186];[.$N$5:.$O$12];2;0));0;VLOOKUP([.B186];[.$N$5:.$O$12];2;0))" office:value-type="float" office:value="0" calcext:value-type="float">
            <text:p>0</text:p>
          </table:table-cell>
          <table:table-cell table:formula="of:=IF([.E186]=&quot;Unknown&quot;;[.C18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21" calcext:value-type="float">
            <text:p>1321</text:p>
          </table:table-cell>
          <table:table-cell office:value-type="float" office:value="1063" calcext:value-type="float">
            <text:p>1063</text:p>
          </table:table-cell>
          <table:table-cell table:formula="of:=VLOOKUP([.B187];[Sheet2.$A$4:.$B$271];2;0)" office:value-type="string" office:string-value="#N/A" calcext:value-type="error">
            <text:p>#N/A</text:p>
          </table:table-cell>
          <table:table-cell table:formula="of:=IF(ISERROR(VLOOKUP([.$B187];[Sheet2.$A$4:.$G$271];6;0));0;VLOOKUP([.$B187];[Sheet2.$A$4:.$G$271];6;0))" office:value-type="float" office:value="0" calcext:value-type="float">
            <text:p>0</text:p>
          </table:table-cell>
          <table:table-cell office:value-type="float" office:value="1044" calcext:value-type="float">
            <text:p>1044</text:p>
          </table:table-cell>
          <table:table-cell table:formula="of:=IF(ISERROR([.D187]);1;0)" office:value-type="float" office:value="1" calcext:value-type="float">
            <text:p>1</text:p>
          </table:table-cell>
          <table:table-cell table:formula="of:=[.G187]*[.C187]" office:value-type="float" office:value="1063" calcext:value-type="float">
            <text:p>1063</text:p>
          </table:table-cell>
          <table:table-cell table:formula="of:=IF(ISERROR(VLOOKUP([.B187];[.$N$5:.$O$12];2;0));0;VLOOKUP([.B187];[.$N$5:.$O$12];2;0))" office:value-type="float" office:value="0" calcext:value-type="float">
            <text:p>0</text:p>
          </table:table-cell>
          <table:table-cell table:formula="of:=IF([.E187]=&quot;Unknown&quot;;[.C18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84" calcext:value-type="float">
            <text:p>1384</text:p>
          </table:table-cell>
          <table:table-cell office:value-type="float" office:value="1053" calcext:value-type="float">
            <text:p>1053</text:p>
          </table:table-cell>
          <table:table-cell table:formula="of:=VLOOKUP([.B188];[Sheet2.$A$4:.$B$271];2;0)" office:value-type="string" office:string-value="MC CHARGES DEBIT" calcext:value-type="string">
            <text:p>MC CHARGES DEBIT</text:p>
          </table:table-cell>
          <table:table-cell table:formula="of:=IF(ISERROR(VLOOKUP([.$B188];[Sheet2.$A$4:.$G$271];6;0));0;VLOOKUP([.$B188];[Sheet2.$A$4:.$G$271];6;0))" office:value-type="string" office:string-value="Charges" calcext:value-type="string">
            <text:p>Charges</text:p>
          </table:table-cell>
          <table:table-cell office:value-type="float" office:value="872" calcext:value-type="float">
            <text:p>872</text:p>
          </table:table-cell>
          <table:table-cell table:formula="of:=IF(ISERROR([.D188]);1;0)" office:value-type="float" office:value="0" calcext:value-type="float">
            <text:p>0</text:p>
          </table:table-cell>
          <table:table-cell table:formula="of:=[.G188]*[.C188]" office:value-type="float" office:value="0" calcext:value-type="float">
            <text:p>0</text:p>
          </table:table-cell>
          <table:table-cell table:formula="of:=IF(ISERROR(VLOOKUP([.B188];[.$N$5:.$O$12];2;0));0;VLOOKUP([.B188];[.$N$5:.$O$12];2;0))" office:value-type="float" office:value="0" calcext:value-type="float">
            <text:p>0</text:p>
          </table:table-cell>
          <table:table-cell table:formula="of:=IF([.E188]=&quot;Unknown&quot;;[.C18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9" calcext:value-type="float">
            <text:p>1029</text:p>
          </table:table-cell>
          <table:table-cell office:value-type="float" office:value="1001" calcext:value-type="float">
            <text:p>1001</text:p>
          </table:table-cell>
          <table:table-cell table:formula="of:=VLOOKUP([.B189];[Sheet2.$A$4:.$B$271];2;0)" office:value-type="string" office:string-value="CHEQUE PAID GEFU" calcext:value-type="string">
            <text:p>CHEQUE PAID GEFU</text:p>
          </table:table-cell>
          <table:table-cell table:formula="of:=IF(ISERROR(VLOOKUP([.$B189];[Sheet2.$A$4:.$G$271];6;0));0;VLOOKUP([.$B189];[Sheet2.$A$4:.$G$271];6;0))" office:value-type="string" office:string-value="Unknown" calcext:value-type="string">
            <text:p>Unknown</text:p>
          </table:table-cell>
          <table:table-cell office:value-type="float" office:value="262" calcext:value-type="float">
            <text:p>262</text:p>
          </table:table-cell>
          <table:table-cell table:formula="of:=IF(ISERROR([.D189]);1;0)" office:value-type="float" office:value="0" calcext:value-type="float">
            <text:p>0</text:p>
          </table:table-cell>
          <table:table-cell table:formula="of:=[.G189]*[.C189]" office:value-type="float" office:value="0" calcext:value-type="float">
            <text:p>0</text:p>
          </table:table-cell>
          <table:table-cell table:formula="of:=IF(ISERROR(VLOOKUP([.B189];[.$N$5:.$O$12];2;0));0;VLOOKUP([.B189];[.$N$5:.$O$12];2;0))" office:value-type="float" office:value="0" calcext:value-type="float">
            <text:p>0</text:p>
          </table:table-cell>
          <table:table-cell table:formula="of:=IF([.E189]=&quot;Unknown&quot;;[.C189];0)" office:value-type="float" office:value="1001" calcext:value-type="float">
            <text:p>10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76" calcext:value-type="float">
            <text:p>5876</text:p>
          </table:table-cell>
          <table:table-cell office:value-type="float" office:value="945" calcext:value-type="float">
            <text:p>945</text:p>
          </table:table-cell>
          <table:table-cell table:formula="of:=VLOOKUP([.B190];[Sheet2.$A$4:.$B$271];2;0)" office:value-type="string" office:string-value="CMS FIG OPERATIONS CREDIT" calcext:value-type="string">
            <text:p>CMS FIG OPERATIONS CREDIT</text:p>
          </table:table-cell>
          <table:table-cell table:formula="of:=IF(ISERROR(VLOOKUP([.$B190];[Sheet2.$A$4:.$G$271];6;0));0;VLOOKUP([.$B190];[Sheet2.$A$4:.$G$271];6;0))" office:value-type="string" office:string-value="Unknown" calcext:value-type="string">
            <text:p>Unknown</text:p>
          </table:table-cell>
          <table:table-cell office:value-type="float" office:value="392" calcext:value-type="float">
            <text:p>392</text:p>
          </table:table-cell>
          <table:table-cell table:formula="of:=IF(ISERROR([.D190]);1;0)" office:value-type="float" office:value="0" calcext:value-type="float">
            <text:p>0</text:p>
          </table:table-cell>
          <table:table-cell table:formula="of:=[.G190]*[.C190]" office:value-type="float" office:value="0" calcext:value-type="float">
            <text:p>0</text:p>
          </table:table-cell>
          <table:table-cell table:formula="of:=IF(ISERROR(VLOOKUP([.B190];[.$N$5:.$O$12];2;0));0;VLOOKUP([.B190];[.$N$5:.$O$12];2;0))" office:value-type="float" office:value="0" calcext:value-type="float">
            <text:p>0</text:p>
          </table:table-cell>
          <table:table-cell table:formula="of:=IF([.E190]=&quot;Unknown&quot;;[.C190];0)" office:value-type="float" office:value="945" calcext:value-type="float">
            <text:p>9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62" calcext:value-type="float">
            <text:p>1062</text:p>
          </table:table-cell>
          <table:table-cell office:value-type="float" office:value="941" calcext:value-type="float">
            <text:p>941</text:p>
          </table:table-cell>
          <table:table-cell table:formula="of:=VLOOKUP([.B191];[Sheet2.$A$4:.$B$271];2;0)" office:value-type="string" office:string-value="STOCK EXCHANGE GEFU CREDIT" calcext:value-type="string">
            <text:p>STOCK EXCHANGE GEFU CREDIT</text:p>
          </table:table-cell>
          <table:table-cell table:formula="of:=IF(ISERROR(VLOOKUP([.$B191];[Sheet2.$A$4:.$G$271];6;0));0;VLOOKUP([.$B191];[Sheet2.$A$4:.$G$271];6;0))" office:value-type="string" office:string-value="Income" calcext:value-type="string">
            <text:p>Income</text:p>
          </table:table-cell>
          <table:table-cell office:value-type="float" office:value="335" calcext:value-type="float">
            <text:p>335</text:p>
          </table:table-cell>
          <table:table-cell table:formula="of:=IF(ISERROR([.D191]);1;0)" office:value-type="float" office:value="0" calcext:value-type="float">
            <text:p>0</text:p>
          </table:table-cell>
          <table:table-cell table:formula="of:=[.G191]*[.C191]" office:value-type="float" office:value="0" calcext:value-type="float">
            <text:p>0</text:p>
          </table:table-cell>
          <table:table-cell table:formula="of:=IF(ISERROR(VLOOKUP([.B191];[.$N$5:.$O$12];2;0));0;VLOOKUP([.B191];[.$N$5:.$O$12];2;0))" office:value-type="float" office:value="0" calcext:value-type="float">
            <text:p>0</text:p>
          </table:table-cell>
          <table:table-cell table:formula="of:=IF([.E191]=&quot;Unknown&quot;;[.C19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59" calcext:value-type="float">
            <text:p>1259</text:p>
          </table:table-cell>
          <table:table-cell office:value-type="float" office:value="895" calcext:value-type="float">
            <text:p>895</text:p>
          </table:table-cell>
          <table:table-cell table:formula="of:=VLOOKUP([.B192];[Sheet2.$A$4:.$B$271];2;0)" office:value-type="string" office:string-value="PHONEBANKING CHARGES DEBIT" calcext:value-type="string">
            <text:p>PHONEBANKING CHARGES DEBIT</text:p>
          </table:table-cell>
          <table:table-cell table:formula="of:=IF(ISERROR(VLOOKUP([.$B192];[Sheet2.$A$4:.$G$271];6;0));0;VLOOKUP([.$B192];[Sheet2.$A$4:.$G$271];6;0))" office:value-type="string" office:string-value="Charges" calcext:value-type="string">
            <text:p>Charges</text:p>
          </table:table-cell>
          <table:table-cell office:value-type="float" office:value="780" calcext:value-type="float">
            <text:p>780</text:p>
          </table:table-cell>
          <table:table-cell table:formula="of:=IF(ISERROR([.D192]);1;0)" office:value-type="float" office:value="0" calcext:value-type="float">
            <text:p>0</text:p>
          </table:table-cell>
          <table:table-cell table:formula="of:=[.G192]*[.C192]" office:value-type="float" office:value="0" calcext:value-type="float">
            <text:p>0</text:p>
          </table:table-cell>
          <table:table-cell table:formula="of:=IF(ISERROR(VLOOKUP([.B192];[.$N$5:.$O$12];2;0));0;VLOOKUP([.B192];[.$N$5:.$O$12];2;0))" office:value-type="float" office:value="0" calcext:value-type="float">
            <text:p>0</text:p>
          </table:table-cell>
          <table:table-cell table:formula="of:=IF([.E192]=&quot;Unknown&quot;;[.C19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65" calcext:value-type="float">
            <text:p>5865</text:p>
          </table:table-cell>
          <table:table-cell office:value-type="float" office:value="793" calcext:value-type="float">
            <text:p>793</text:p>
          </table:table-cell>
          <table:table-cell table:formula="of:=VLOOKUP([.B193];[Sheet2.$A$4:.$B$271];2;0)" office:value-type="string" office:string-value="FES STP DEBIT" calcext:value-type="string">
            <text:p>FES STP DEBIT</text:p>
          </table:table-cell>
          <table:table-cell table:formula="of:=IF(ISERROR(VLOOKUP([.$B193];[Sheet2.$A$4:.$G$271];6;0));0;VLOOKUP([.$B193];[Sheet2.$A$4:.$G$271];6;0))" office:value-type="string" office:string-value="Unknown" calcext:value-type="string">
            <text:p>Unknown</text:p>
          </table:table-cell>
          <table:table-cell office:value-type="float" office:value="303" calcext:value-type="float">
            <text:p>303</text:p>
          </table:table-cell>
          <table:table-cell table:formula="of:=IF(ISERROR([.D193]);1;0)" office:value-type="float" office:value="0" calcext:value-type="float">
            <text:p>0</text:p>
          </table:table-cell>
          <table:table-cell table:formula="of:=[.G193]*[.C193]" office:value-type="float" office:value="0" calcext:value-type="float">
            <text:p>0</text:p>
          </table:table-cell>
          <table:table-cell table:formula="of:=IF(ISERROR(VLOOKUP([.B193];[.$N$5:.$O$12];2;0));0;VLOOKUP([.B193];[.$N$5:.$O$12];2;0))" office:value-type="float" office:value="0" calcext:value-type="float">
            <text:p>0</text:p>
          </table:table-cell>
          <table:table-cell table:formula="of:=IF([.E193]=&quot;Unknown&quot;;[.C193];0)" office:value-type="float" office:value="793" calcext:value-type="float">
            <text:p>7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22" calcext:value-type="float">
            <text:p>1422</text:p>
          </table:table-cell>
          <table:table-cell office:value-type="float" office:value="773" calcext:value-type="float">
            <text:p>773</text:p>
          </table:table-cell>
          <table:table-cell table:formula="of:=VLOOKUP([.B194];[Sheet2.$A$4:.$B$271];2;0)" office:value-type="string" office:string-value="MUTUAL FUND CREDIT" calcext:value-type="string">
            <text:p>MUTUAL FUND CREDIT</text:p>
          </table:table-cell>
          <table:table-cell table:formula="of:=IF(ISERROR(VLOOKUP([.$B194];[Sheet2.$A$4:.$G$271];6;0));0;VLOOKUP([.$B194];[Sheet2.$A$4:.$G$271];6;0))" office:value-type="string" office:string-value="Income" calcext:value-type="string">
            <text:p>Income</text:p>
          </table:table-cell>
          <table:table-cell office:value-type="float" office:value="758" calcext:value-type="float">
            <text:p>758</text:p>
          </table:table-cell>
          <table:table-cell table:formula="of:=IF(ISERROR([.D194]);1;0)" office:value-type="float" office:value="0" calcext:value-type="float">
            <text:p>0</text:p>
          </table:table-cell>
          <table:table-cell table:formula="of:=[.G194]*[.C194]" office:value-type="float" office:value="0" calcext:value-type="float">
            <text:p>0</text:p>
          </table:table-cell>
          <table:table-cell table:formula="of:=IF(ISERROR(VLOOKUP([.B194];[.$N$5:.$O$12];2;0));0;VLOOKUP([.B194];[.$N$5:.$O$12];2;0))" office:value-type="float" office:value="0" calcext:value-type="float">
            <text:p>0</text:p>
          </table:table-cell>
          <table:table-cell table:formula="of:=IF([.E194]=&quot;Unknown&quot;;[.C19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56" calcext:value-type="float">
            <text:p>1156</text:p>
          </table:table-cell>
          <table:table-cell office:value-type="float" office:value="764" calcext:value-type="float">
            <text:p>764</text:p>
          </table:table-cell>
          <table:table-cell table:formula="of:=VLOOKUP([.B195];[Sheet2.$A$4:.$B$271];2;0)" office:value-type="string" office:string-value="#N/A" calcext:value-type="error">
            <text:p>#N/A</text:p>
          </table:table-cell>
          <table:table-cell table:formula="of:=IF(ISERROR(VLOOKUP([.$B195];[Sheet2.$A$4:.$G$271];6;0));0;VLOOKUP([.$B195];[Sheet2.$A$4:.$G$271];6;0))"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 table:formula="of:=IF(ISERROR([.D195]);1;0)" office:value-type="float" office:value="1" calcext:value-type="float">
            <text:p>1</text:p>
          </table:table-cell>
          <table:table-cell table:formula="of:=[.G195]*[.C195]" office:value-type="float" office:value="764" calcext:value-type="float">
            <text:p>764</text:p>
          </table:table-cell>
          <table:table-cell table:formula="of:=IF(ISERROR(VLOOKUP([.B195];[.$N$5:.$O$12];2;0));0;VLOOKUP([.B195];[.$N$5:.$O$12];2;0))" office:value-type="float" office:value="0" calcext:value-type="float">
            <text:p>0</text:p>
          </table:table-cell>
          <table:table-cell table:formula="of:=IF([.E195]=&quot;Unknown&quot;;[.C19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77" calcext:value-type="float">
            <text:p>1177</text:p>
          </table:table-cell>
          <table:table-cell office:value-type="float" office:value="731" calcext:value-type="float">
            <text:p>731</text:p>
          </table:table-cell>
          <table:table-cell table:formula="of:=VLOOKUP([.B196];[Sheet2.$A$4:.$B$271];2;0)" office:value-type="string" office:string-value="PAD ENTRIES CREDIT" calcext:value-type="string">
            <text:p>PAD ENTRIES CREDIT</text:p>
          </table:table-cell>
          <table:table-cell table:formula="of:=IF(ISERROR(VLOOKUP([.$B196];[Sheet2.$A$4:.$G$271];6;0));0;VLOOKUP([.$B196];[Sheet2.$A$4:.$G$271];6;0))" office:value-type="string" office:string-value="Income" calcext:value-type="string">
            <text:p>Income</text:p>
          </table:table-cell>
          <table:table-cell office:value-type="float" office:value="162" calcext:value-type="float">
            <text:p>162</text:p>
          </table:table-cell>
          <table:table-cell table:formula="of:=IF(ISERROR([.D196]);1;0)" office:value-type="float" office:value="0" calcext:value-type="float">
            <text:p>0</text:p>
          </table:table-cell>
          <table:table-cell table:formula="of:=[.G196]*[.C196]" office:value-type="float" office:value="0" calcext:value-type="float">
            <text:p>0</text:p>
          </table:table-cell>
          <table:table-cell table:formula="of:=IF(ISERROR(VLOOKUP([.B196];[.$N$5:.$O$12];2;0));0;VLOOKUP([.B196];[.$N$5:.$O$12];2;0))" office:value-type="float" office:value="0" calcext:value-type="float">
            <text:p>0</text:p>
          </table:table-cell>
          <table:table-cell table:formula="of:=IF([.E196]=&quot;Unknown&quot;;[.C19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81" calcext:value-type="float">
            <text:p>5981</text:p>
          </table:table-cell>
          <table:table-cell office:value-type="float" office:value="701" calcext:value-type="float">
            <text:p>701</text:p>
          </table:table-cell>
          <table:table-cell table:formula="of:=VLOOKUP([.B197];[Sheet2.$A$4:.$B$271];2;0)" office:value-type="string" office:string-value="FUNDS TRANSFER CREDIT - CPU RL" calcext:value-type="string">
            <text:p>FUNDS TRANSFER CREDIT - CPU RL</text:p>
          </table:table-cell>
          <table:table-cell table:formula="of:=IF(ISERROR(VLOOKUP([.$B197];[Sheet2.$A$4:.$G$271];6;0));0;VLOOKUP([.$B197];[Sheet2.$A$4:.$G$271];6;0))" office:value-type="string" office:string-value="Unknown" calcext:value-type="string">
            <text:p>Unknown</text:p>
          </table:table-cell>
          <table:table-cell office:value-type="float" office:value="567" calcext:value-type="float">
            <text:p>567</text:p>
          </table:table-cell>
          <table:table-cell table:formula="of:=IF(ISERROR([.D197]);1;0)" office:value-type="float" office:value="0" calcext:value-type="float">
            <text:p>0</text:p>
          </table:table-cell>
          <table:table-cell table:formula="of:=[.G197]*[.C197]" office:value-type="float" office:value="0" calcext:value-type="float">
            <text:p>0</text:p>
          </table:table-cell>
          <table:table-cell table:formula="of:=IF(ISERROR(VLOOKUP([.B197];[.$N$5:.$O$12];2;0));0;VLOOKUP([.B197];[.$N$5:.$O$12];2;0))" office:value-type="float" office:value="0" calcext:value-type="float">
            <text:p>0</text:p>
          </table:table-cell>
          <table:table-cell table:formula="of:=IF([.E197]=&quot;Unknown&quot;;[.C197];0)" office:value-type="float" office:value="701" calcext:value-type="float">
            <text:p>7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32" calcext:value-type="float">
            <text:p>5832</text:p>
          </table:table-cell>
          <table:table-cell office:value-type="float" office:value="649" calcext:value-type="float">
            <text:p>649</text:p>
          </table:table-cell>
          <table:table-cell table:formula="of:=VLOOKUP([.B198];[Sheet2.$A$4:.$B$271];2;0)" office:value-type="string" office:string-value="CMS TRANSFER CHEQUES CREDIT" calcext:value-type="string">
            <text:p>CMS TRANSFER CHEQUES CREDIT</text:p>
          </table:table-cell>
          <table:table-cell table:formula="of:=IF(ISERROR(VLOOKUP([.$B198];[Sheet2.$A$4:.$G$271];6;0));0;VLOOKUP([.$B198];[Sheet2.$A$4:.$G$271];6;0))" office:value-type="string" office:string-value="Unknown" calcext:value-type="string">
            <text:p>Unknown</text:p>
          </table:table-cell>
          <table:table-cell office:value-type="float" office:value="191" calcext:value-type="float">
            <text:p>191</text:p>
          </table:table-cell>
          <table:table-cell table:formula="of:=IF(ISERROR([.D198]);1;0)" office:value-type="float" office:value="0" calcext:value-type="float">
            <text:p>0</text:p>
          </table:table-cell>
          <table:table-cell table:formula="of:=[.G198]*[.C198]" office:value-type="float" office:value="0" calcext:value-type="float">
            <text:p>0</text:p>
          </table:table-cell>
          <table:table-cell table:formula="of:=IF(ISERROR(VLOOKUP([.B198];[.$N$5:.$O$12];2;0));0;VLOOKUP([.B198];[.$N$5:.$O$12];2;0))" office:value-type="float" office:value="0" calcext:value-type="float">
            <text:p>0</text:p>
          </table:table-cell>
          <table:table-cell table:formula="of:=IF([.E198]=&quot;Unknown&quot;;[.C198];0)" office:value-type="float" office:value="649" calcext:value-type="float">
            <text:p>6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639" calcext:value-type="float">
            <text:p>639</text:p>
          </table:table-cell>
          <table:table-cell table:formula="of:=VLOOKUP([.B199];[Sheet2.$A$4:.$B$271];2;0)" office:value-type="string" office:string-value="A/C CL CHQ" calcext:value-type="string">
            <text:p>A/C CL CHQ</text:p>
          </table:table-cell>
          <table:table-cell table:formula="of:=IF(ISERROR(VLOOKUP([.$B199];[Sheet2.$A$4:.$G$271];6;0));0;VLOOKUP([.$B199];[Sheet2.$A$4:.$G$271];6;0))" office:value-type="string" office:string-value="Unknown" calcext:value-type="string">
            <text:p>Unknown</text:p>
          </table:table-cell>
          <table:table-cell office:value-type="float" office:value="625" calcext:value-type="float">
            <text:p>625</text:p>
          </table:table-cell>
          <table:table-cell table:formula="of:=IF(ISERROR([.D199]);1;0)" office:value-type="float" office:value="0" calcext:value-type="float">
            <text:p>0</text:p>
          </table:table-cell>
          <table:table-cell table:formula="of:=[.G199]*[.C199]" office:value-type="float" office:value="0" calcext:value-type="float">
            <text:p>0</text:p>
          </table:table-cell>
          <table:table-cell table:formula="of:=IF(ISERROR(VLOOKUP([.B199];[.$N$5:.$O$12];2;0));0;VLOOKUP([.B199];[.$N$5:.$O$12];2;0))" office:value-type="float" office:value="0" calcext:value-type="float">
            <text:p>0</text:p>
          </table:table-cell>
          <table:table-cell table:formula="of:=IF([.E199]=&quot;Unknown&quot;;[.C199];0)" office:value-type="float" office:value="639" calcext:value-type="float">
            <text:p>6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61" calcext:value-type="float">
            <text:p>1061</text:p>
          </table:table-cell>
          <table:table-cell office:value-type="float" office:value="602" calcext:value-type="float">
            <text:p>602</text:p>
          </table:table-cell>
          <table:table-cell table:formula="of:=VLOOKUP([.B200];[Sheet2.$A$4:.$B$271];2;0)" office:value-type="string" office:string-value="#N/A" calcext:value-type="error">
            <text:p>#N/A</text:p>
          </table:table-cell>
          <table:table-cell table:formula="of:=IF(ISERROR(VLOOKUP([.$B200];[Sheet2.$A$4:.$G$271];6;0));0;VLOOKUP([.$B200];[Sheet2.$A$4:.$G$271];6;0))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formula="of:=IF(ISERROR([.D200]);1;0)" office:value-type="float" office:value="1" calcext:value-type="float">
            <text:p>1</text:p>
          </table:table-cell>
          <table:table-cell table:formula="of:=[.G200]*[.C200]" office:value-type="float" office:value="602" calcext:value-type="float">
            <text:p>602</text:p>
          </table:table-cell>
          <table:table-cell table:formula="of:=IF(ISERROR(VLOOKUP([.B200];[.$N$5:.$O$12];2;0));0;VLOOKUP([.B200];[.$N$5:.$O$12];2;0))" office:value-type="float" office:value="0" calcext:value-type="float">
            <text:p>0</text:p>
          </table:table-cell>
          <table:table-cell table:formula="of:=IF([.E200]=&quot;Unknown&quot;;[.C20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15" calcext:value-type="float">
            <text:p>2615</text:p>
          </table:table-cell>
          <table:table-cell office:value-type="float" office:value="500" calcext:value-type="float">
            <text:p>500</text:p>
          </table:table-cell>
          <table:table-cell table:formula="of:=VLOOKUP([.B201];[Sheet2.$A$4:.$B$271];2;0)" office:value-type="string" office:string-value="#N/A" calcext:value-type="error">
            <text:p>#N/A</text:p>
          </table:table-cell>
          <table:table-cell table:formula="of:=IF(ISERROR(VLOOKUP([.$B201];[Sheet2.$A$4:.$G$271];6;0));0;VLOOKUP([.$B201];[Sheet2.$A$4:.$G$271];6;0))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IF(ISERROR([.D201]);1;0)" office:value-type="float" office:value="1" calcext:value-type="float">
            <text:p>1</text:p>
          </table:table-cell>
          <table:table-cell table:formula="of:=[.G201]*[.C201]" office:value-type="float" office:value="500" calcext:value-type="float">
            <text:p>500</text:p>
          </table:table-cell>
          <table:table-cell table:formula="of:=IF(ISERROR(VLOOKUP([.B201];[.$N$5:.$O$12];2;0));0;VLOOKUP([.B201];[.$N$5:.$O$12];2;0))" office:value-type="float" office:value="0" calcext:value-type="float">
            <text:p>0</text:p>
          </table:table-cell>
          <table:table-cell table:formula="of:=IF([.E201]=&quot;Unknown&quot;;[.C20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82" calcext:value-type="float">
            <text:p>1382</text:p>
          </table:table-cell>
          <table:table-cell office:value-type="float" office:value="486" calcext:value-type="float">
            <text:p>486</text:p>
          </table:table-cell>
          <table:table-cell table:formula="of:=VLOOKUP([.B202];[Sheet2.$A$4:.$B$271];2;0)" office:value-type="string" office:string-value="DD CHARGES DEBIT" calcext:value-type="string">
            <text:p>DD CHARGES DEBIT</text:p>
          </table:table-cell>
          <table:table-cell table:formula="of:=IF(ISERROR(VLOOKUP([.$B202];[Sheet2.$A$4:.$G$271];6;0));0;VLOOKUP([.$B202];[Sheet2.$A$4:.$G$271];6;0))" office:value-type="string" office:string-value="Charges" calcext:value-type="string">
            <text:p>Charges</text:p>
          </table:table-cell>
          <table:table-cell office:value-type="float" office:value="396" calcext:value-type="float">
            <text:p>396</text:p>
          </table:table-cell>
          <table:table-cell table:formula="of:=IF(ISERROR([.D202]);1;0)" office:value-type="float" office:value="0" calcext:value-type="float">
            <text:p>0</text:p>
          </table:table-cell>
          <table:table-cell table:formula="of:=[.G202]*[.C202]" office:value-type="float" office:value="0" calcext:value-type="float">
            <text:p>0</text:p>
          </table:table-cell>
          <table:table-cell table:formula="of:=IF(ISERROR(VLOOKUP([.B202];[.$N$5:.$O$12];2;0));0;VLOOKUP([.B202];[.$N$5:.$O$12];2;0))" office:value-type="float" office:value="0" calcext:value-type="float">
            <text:p>0</text:p>
          </table:table-cell>
          <table:table-cell table:formula="of:=IF([.E202]=&quot;Unknown&quot;;[.C20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71" calcext:value-type="float">
            <text:p>1371</text:p>
          </table:table-cell>
          <table:table-cell office:value-type="float" office:value="427" calcext:value-type="float">
            <text:p>427</text:p>
          </table:table-cell>
          <table:table-cell table:formula="of:=VLOOKUP([.B203];[Sheet2.$A$4:.$B$271];2;0)" office:value-type="string" office:string-value="Cash Deposit - Bulk" calcext:value-type="string">
            <text:p>Cash Deposit - Bulk</text:p>
          </table:table-cell>
          <table:table-cell table:formula="of:=IF(ISERROR(VLOOKUP([.$B203];[Sheet2.$A$4:.$G$271];6;0));0;VLOOKUP([.$B203];[Sheet2.$A$4:.$G$271];6;0))" office:value-type="string" office:string-value="Unknown" calcext:value-type="string">
            <text:p>Unknown</text:p>
          </table:table-cell>
          <table:table-cell office:value-type="float" office:value="373" calcext:value-type="float">
            <text:p>373</text:p>
          </table:table-cell>
          <table:table-cell table:formula="of:=IF(ISERROR([.D203]);1;0)" office:value-type="float" office:value="0" calcext:value-type="float">
            <text:p>0</text:p>
          </table:table-cell>
          <table:table-cell table:formula="of:=[.G203]*[.C203]" office:value-type="float" office:value="0" calcext:value-type="float">
            <text:p>0</text:p>
          </table:table-cell>
          <table:table-cell table:formula="of:=IF(ISERROR(VLOOKUP([.B203];[.$N$5:.$O$12];2;0));0;VLOOKUP([.B203];[.$N$5:.$O$12];2;0))" office:value-type="float" office:value="0" calcext:value-type="float">
            <text:p>0</text:p>
          </table:table-cell>
          <table:table-cell table:formula="of:=IF([.E203]=&quot;Unknown&quot;;[.C203];0)" office:value-type="float" office:value="427" calcext:value-type="float">
            <text:p>4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71" calcext:value-type="float">
            <text:p>5871</text:p>
          </table:table-cell>
          <table:table-cell office:value-type="float" office:value="419" calcext:value-type="float">
            <text:p>419</text:p>
          </table:table-cell>
          <table:table-cell table:formula="of:=VLOOKUP([.B204];[Sheet2.$A$4:.$B$271];2;0)" office:value-type="string" office:string-value="#N/A" calcext:value-type="error">
            <text:p>#N/A</text:p>
          </table:table-cell>
          <table:table-cell table:formula="of:=IF(ISERROR(VLOOKUP([.$B204];[Sheet2.$A$4:.$G$271];6;0));0;VLOOKUP([.$B204];[Sheet2.$A$4:.$G$271];6;0))"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table:formula="of:=IF(ISERROR([.D204]);1;0)" office:value-type="float" office:value="1" calcext:value-type="float">
            <text:p>1</text:p>
          </table:table-cell>
          <table:table-cell table:formula="of:=[.G204]*[.C204]" office:value-type="float" office:value="419" calcext:value-type="float">
            <text:p>419</text:p>
          </table:table-cell>
          <table:table-cell table:formula="of:=IF(ISERROR(VLOOKUP([.B204];[.$N$5:.$O$12];2;0));0;VLOOKUP([.B204];[.$N$5:.$O$12];2;0))" office:value-type="float" office:value="0" calcext:value-type="float">
            <text:p>0</text:p>
          </table:table-cell>
          <table:table-cell table:formula="of:=IF([.E204]=&quot;Unknown&quot;;[.C20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69" calcext:value-type="float">
            <text:p>1469</text:p>
          </table:table-cell>
          <table:table-cell office:value-type="float" office:value="417" calcext:value-type="float">
            <text:p>417</text:p>
          </table:table-cell>
          <table:table-cell table:formula="of:=VLOOKUP([.B205];[Sheet2.$A$4:.$B$271];2;0)" office:value-type="string" office:string-value="RTGS CHARGES INCLUSIVE ST AND CESS DR" calcext:value-type="string">
            <text:p>RTGS CHARGES INCLUSIVE ST AND CESS DR</text:p>
          </table:table-cell>
          <table:table-cell table:formula="of:=IF(ISERROR(VLOOKUP([.$B205];[Sheet2.$A$4:.$G$271];6;0));0;VLOOKUP([.$B205];[Sheet2.$A$4:.$G$271];6;0))" office:value-type="string" office:string-value="Charges" calcext:value-type="string">
            <text:p>Charges</text:p>
          </table:table-cell>
          <table:table-cell office:value-type="float" office:value="334" calcext:value-type="float">
            <text:p>334</text:p>
          </table:table-cell>
          <table:table-cell table:formula="of:=IF(ISERROR([.D205]);1;0)" office:value-type="float" office:value="0" calcext:value-type="float">
            <text:p>0</text:p>
          </table:table-cell>
          <table:table-cell table:formula="of:=[.G205]*[.C205]" office:value-type="float" office:value="0" calcext:value-type="float">
            <text:p>0</text:p>
          </table:table-cell>
          <table:table-cell table:formula="of:=IF(ISERROR(VLOOKUP([.B205];[.$N$5:.$O$12];2;0));0;VLOOKUP([.B205];[.$N$5:.$O$12];2;0))" office:value-type="float" office:value="0" calcext:value-type="float">
            <text:p>0</text:p>
          </table:table-cell>
          <table:table-cell table:formula="of:=IF([.E205]=&quot;Unknown&quot;;[.C20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73" calcext:value-type="float">
            <text:p>5873</text:p>
          </table:table-cell>
          <table:table-cell office:value-type="float" office:value="363" calcext:value-type="float">
            <text:p>363</text:p>
          </table:table-cell>
          <table:table-cell table:formula="of:=VLOOKUP([.B206];[Sheet2.$A$4:.$B$271];2;0)" office:value-type="string" office:string-value="CMS CPU DIRECT CREDIT" calcext:value-type="string">
            <text:p>CMS CPU DIRECT CREDIT</text:p>
          </table:table-cell>
          <table:table-cell table:formula="of:=IF(ISERROR(VLOOKUP([.$B206];[Sheet2.$A$4:.$G$271];6;0));0;VLOOKUP([.$B206];[Sheet2.$A$4:.$G$271];6;0))" office:value-type="string" office:string-value="Unknown" calcext:value-type="string">
            <text:p>Unknown</text:p>
          </table:table-cell>
          <table:table-cell office:value-type="float" office:value="259" calcext:value-type="float">
            <text:p>259</text:p>
          </table:table-cell>
          <table:table-cell table:formula="of:=IF(ISERROR([.D206]);1;0)" office:value-type="float" office:value="0" calcext:value-type="float">
            <text:p>0</text:p>
          </table:table-cell>
          <table:table-cell table:formula="of:=[.G206]*[.C206]" office:value-type="float" office:value="0" calcext:value-type="float">
            <text:p>0</text:p>
          </table:table-cell>
          <table:table-cell table:formula="of:=IF(ISERROR(VLOOKUP([.B206];[.$N$5:.$O$12];2;0));0;VLOOKUP([.B206];[.$N$5:.$O$12];2;0))" office:value-type="float" office:value="0" calcext:value-type="float">
            <text:p>0</text:p>
          </table:table-cell>
          <table:table-cell table:formula="of:=IF([.E206]=&quot;Unknown&quot;;[.C206];0)" office:value-type="float" office:value="363" calcext:value-type="float">
            <text:p>3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00" calcext:value-type="float">
            <text:p>5900</text:p>
          </table:table-cell>
          <table:table-cell office:value-type="float" office:value="359" calcext:value-type="float">
            <text:p>359</text:p>
          </table:table-cell>
          <table:table-cell table:formula="of:=VLOOKUP([.B207];[Sheet2.$A$4:.$B$271];2;0)" office:value-type="string" office:string-value="CMS INSTRUMENT ISSUANCE CREDIT" calcext:value-type="string">
            <text:p>CMS INSTRUMENT ISSUANCE CREDIT</text:p>
          </table:table-cell>
          <table:table-cell table:formula="of:=IF(ISERROR(VLOOKUP([.$B207];[Sheet2.$A$4:.$G$271];6;0));0;VLOOKUP([.$B207];[Sheet2.$A$4:.$G$271];6;0))" office:value-type="string" office:string-value="Unknown" calcext:value-type="string">
            <text:p>Unknown</text:p>
          </table:table-cell>
          <table:table-cell office:value-type="float" office:value="335" calcext:value-type="float">
            <text:p>335</text:p>
          </table:table-cell>
          <table:table-cell table:formula="of:=IF(ISERROR([.D207]);1;0)" office:value-type="float" office:value="0" calcext:value-type="float">
            <text:p>0</text:p>
          </table:table-cell>
          <table:table-cell table:formula="of:=[.G207]*[.C207]" office:value-type="float" office:value="0" calcext:value-type="float">
            <text:p>0</text:p>
          </table:table-cell>
          <table:table-cell table:formula="of:=IF(ISERROR(VLOOKUP([.B207];[.$N$5:.$O$12];2;0));0;VLOOKUP([.B207];[.$N$5:.$O$12];2;0))" office:value-type="float" office:value="0" calcext:value-type="float">
            <text:p>0</text:p>
          </table:table-cell>
          <table:table-cell table:formula="of:=IF([.E207]=&quot;Unknown&quot;;[.C207];0)" office:value-type="float" office:value="359" calcext:value-type="float">
            <text:p>3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22" calcext:value-type="float">
            <text:p>5822</text:p>
          </table:table-cell>
          <table:table-cell office:value-type="float" office:value="338" calcext:value-type="float">
            <text:p>338</text:p>
          </table:table-cell>
          <table:table-cell table:formula="of:=VLOOKUP([.B208];[Sheet2.$A$4:.$B$271];2;0)" office:value-type="string" office:string-value="VENDOR PAYMENT CREDIT" calcext:value-type="string">
            <text:p>VENDOR PAYMENT CREDIT</text:p>
          </table:table-cell>
          <table:table-cell table:formula="of:=IF(ISERROR(VLOOKUP([.$B208];[Sheet2.$A$4:.$G$271];6;0));0;VLOOKUP([.$B208];[Sheet2.$A$4:.$G$271];6;0))" office:value-type="string" office:string-value="Income" calcext:value-type="string">
            <text:p>Income</text:p>
          </table:table-cell>
          <table:table-cell office:value-type="float" office:value="47" calcext:value-type="float">
            <text:p>47</text:p>
          </table:table-cell>
          <table:table-cell table:formula="of:=IF(ISERROR([.D208]);1;0)" office:value-type="float" office:value="0" calcext:value-type="float">
            <text:p>0</text:p>
          </table:table-cell>
          <table:table-cell table:formula="of:=[.G208]*[.C208]" office:value-type="float" office:value="0" calcext:value-type="float">
            <text:p>0</text:p>
          </table:table-cell>
          <table:table-cell table:formula="of:=IF(ISERROR(VLOOKUP([.B208];[.$N$5:.$O$12];2;0));0;VLOOKUP([.B208];[.$N$5:.$O$12];2;0))" office:value-type="float" office:value="0" calcext:value-type="float">
            <text:p>0</text:p>
          </table:table-cell>
          <table:table-cell table:formula="of:=IF([.E208]=&quot;Unknown&quot;;[.C20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67" calcext:value-type="float">
            <text:p>5967</text:p>
          </table:table-cell>
          <table:table-cell office:value-type="float" office:value="337" calcext:value-type="float">
            <text:p>337</text:p>
          </table:table-cell>
          <table:table-cell table:formula="of:=VLOOKUP([.B209];[Sheet2.$A$4:.$B$271];2;0)" office:value-type="string" office:string-value="BRANCH TRANSACTION CHARGES" calcext:value-type="string">
            <text:p>BRANCH TRANSACTION CHARGES</text:p>
          </table:table-cell>
          <table:table-cell table:formula="of:=IF(ISERROR(VLOOKUP([.$B209];[Sheet2.$A$4:.$G$271];6;0));0;VLOOKUP([.$B209];[Sheet2.$A$4:.$G$271];6;0))" office:value-type="string" office:string-value="Charges" calcext:value-type="string">
            <text:p>Charges</text:p>
          </table:table-cell>
          <table:table-cell office:value-type="float" office:value="120" calcext:value-type="float">
            <text:p>120</text:p>
          </table:table-cell>
          <table:table-cell table:formula="of:=IF(ISERROR([.D209]);1;0)" office:value-type="float" office:value="0" calcext:value-type="float">
            <text:p>0</text:p>
          </table:table-cell>
          <table:table-cell table:formula="of:=[.G209]*[.C209]" office:value-type="float" office:value="0" calcext:value-type="float">
            <text:p>0</text:p>
          </table:table-cell>
          <table:table-cell table:formula="of:=IF(ISERROR(VLOOKUP([.B209];[.$N$5:.$O$12];2;0));0;VLOOKUP([.B209];[.$N$5:.$O$12];2;0))" office:value-type="float" office:value="0" calcext:value-type="float">
            <text:p>0</text:p>
          </table:table-cell>
          <table:table-cell table:formula="of:=IF([.E209]=&quot;Unknown&quot;;[.C20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11" calcext:value-type="float">
            <text:p>5811</text:p>
          </table:table-cell>
          <table:table-cell office:value-type="float" office:value="274" calcext:value-type="float">
            <text:p>274</text:p>
          </table:table-cell>
          <table:table-cell table:formula="of:=VLOOKUP([.B210];[Sheet2.$A$4:.$B$271];2;0)" office:value-type="string" office:string-value="RETAIL ASSET OPERATIONS - OTHERS" calcext:value-type="string">
            <text:p>RETAIL ASSET OPERATIONS - OTHERS</text:p>
          </table:table-cell>
          <table:table-cell table:formula="of:=IF(ISERROR(VLOOKUP([.$B210];[Sheet2.$A$4:.$G$271];6;0));0;VLOOKUP([.$B210];[Sheet2.$A$4:.$G$271];6;0))" office:value-type="string" office:string-value="Income" calcext:value-type="string">
            <text:p>Income</text:p>
          </table:table-cell>
          <table:table-cell office:value-type="float" office:value="156" calcext:value-type="float">
            <text:p>156</text:p>
          </table:table-cell>
          <table:table-cell table:formula="of:=IF(ISERROR([.D210]);1;0)" office:value-type="float" office:value="0" calcext:value-type="float">
            <text:p>0</text:p>
          </table:table-cell>
          <table:table-cell table:formula="of:=[.G210]*[.C210]" office:value-type="float" office:value="0" calcext:value-type="float">
            <text:p>0</text:p>
          </table:table-cell>
          <table:table-cell table:formula="of:=IF(ISERROR(VLOOKUP([.B210];[.$N$5:.$O$12];2;0));0;VLOOKUP([.B210];[.$N$5:.$O$12];2;0))" office:value-type="float" office:value="0" calcext:value-type="float">
            <text:p>0</text:p>
          </table:table-cell>
          <table:table-cell table:formula="of:=IF([.E210]=&quot;Unknown&quot;;[.C21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33" calcext:value-type="float">
            <text:p>5833</text:p>
          </table:table-cell>
          <table:table-cell office:value-type="float" office:value="259" calcext:value-type="float">
            <text:p>259</text:p>
          </table:table-cell>
          <table:table-cell table:formula="of:=VLOOKUP([.B211];[Sheet2.$A$4:.$B$271];2;0)" office:value-type="string" office:string-value="NEFT DEBIT" calcext:value-type="string">
            <text:p>NEFT DEBIT</text:p>
          </table:table-cell>
          <table:table-cell table:formula="of:=IF(ISERROR(VLOOKUP([.$B211];[Sheet2.$A$4:.$G$271];6;0));0;VLOOKUP([.$B211];[Sheet2.$A$4:.$G$271];6;0))" office:value-type="string" office:string-value="Unknown" calcext:value-type="string">
            <text:p>Unknown</text:p>
          </table:table-cell>
          <table:table-cell office:value-type="float" office:value="245" calcext:value-type="float">
            <text:p>245</text:p>
          </table:table-cell>
          <table:table-cell table:formula="of:=IF(ISERROR([.D211]);1;0)" office:value-type="float" office:value="0" calcext:value-type="float">
            <text:p>0</text:p>
          </table:table-cell>
          <table:table-cell table:formula="of:=[.G211]*[.C211]" office:value-type="float" office:value="0" calcext:value-type="float">
            <text:p>0</text:p>
          </table:table-cell>
          <table:table-cell table:formula="of:=IF(ISERROR(VLOOKUP([.B211];[.$N$5:.$O$12];2;0));0;VLOOKUP([.B211];[.$N$5:.$O$12];2;0))" office:value-type="float" office:value="144" calcext:value-type="float">
            <text:p>144</text:p>
          </table:table-cell>
          <table:table-cell table:formula="of:=IF([.E211]=&quot;Unknown&quot;;[.C211];0)" office:value-type="float" office:value="259" calcext:value-type="float">
            <text:p>2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63" calcext:value-type="float">
            <text:p>1263</text:p>
          </table:table-cell>
          <table:table-cell office:value-type="float" office:value="258" calcext:value-type="float">
            <text:p>258</text:p>
          </table:table-cell>
          <table:table-cell table:formula="of:=VLOOKUP([.B212];[Sheet2.$A$4:.$B$271];2;0)" office:value-type="string" office:string-value="DIRECT CREDIT" calcext:value-type="string">
            <text:p>DIRECT CREDIT</text:p>
          </table:table-cell>
          <table:table-cell table:formula="of:=IF(ISERROR(VLOOKUP([.$B212];[Sheet2.$A$4:.$G$271];6;0));0;VLOOKUP([.$B212];[Sheet2.$A$4:.$G$271];6;0))" office:value-type="string" office:string-value="Unknown" calcext:value-type="string">
            <text:p>Unknown</text:p>
          </table:table-cell>
          <table:table-cell office:value-type="float" office:value="201" calcext:value-type="float">
            <text:p>201</text:p>
          </table:table-cell>
          <table:table-cell table:formula="of:=IF(ISERROR([.D212]);1;0)" office:value-type="float" office:value="0" calcext:value-type="float">
            <text:p>0</text:p>
          </table:table-cell>
          <table:table-cell table:formula="of:=[.G212]*[.C212]" office:value-type="float" office:value="0" calcext:value-type="float">
            <text:p>0</text:p>
          </table:table-cell>
          <table:table-cell table:formula="of:=IF(ISERROR(VLOOKUP([.B212];[.$N$5:.$O$12];2;0));0;VLOOKUP([.B212];[.$N$5:.$O$12];2;0))" office:value-type="float" office:value="0" calcext:value-type="float">
            <text:p>0</text:p>
          </table:table-cell>
          <table:table-cell table:formula="of:=IF([.E212]=&quot;Unknown&quot;;[.C212];0)" office:value-type="float" office:value="258" calcext:value-type="float">
            <text:p>2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40" calcext:value-type="float">
            <text:p>2240</text:p>
          </table:table-cell>
          <table:table-cell office:value-type="float" office:value="256" calcext:value-type="float">
            <text:p>256</text:p>
          </table:table-cell>
          <table:table-cell table:formula="of:=VLOOKUP([.B213];[Sheet2.$A$4:.$B$271];2;0)" office:value-type="string" office:string-value="#N/A" calcext:value-type="error">
            <text:p>#N/A</text:p>
          </table:table-cell>
          <table:table-cell table:formula="of:=IF(ISERROR(VLOOKUP([.$B213];[Sheet2.$A$4:.$G$271];6;0));0;VLOOKUP([.$B213];[Sheet2.$A$4:.$G$271];6;0))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formula="of:=IF(ISERROR([.D213]);1;0)" office:value-type="float" office:value="1" calcext:value-type="float">
            <text:p>1</text:p>
          </table:table-cell>
          <table:table-cell table:formula="of:=[.G213]*[.C213]" office:value-type="float" office:value="256" calcext:value-type="float">
            <text:p>256</text:p>
          </table:table-cell>
          <table:table-cell table:formula="of:=IF(ISERROR(VLOOKUP([.B213];[.$N$5:.$O$12];2;0));0;VLOOKUP([.B213];[.$N$5:.$O$12];2;0))" office:value-type="float" office:value="0" calcext:value-type="float">
            <text:p>0</text:p>
          </table:table-cell>
          <table:table-cell table:formula="of:=IF([.E213]=&quot;Unknown&quot;;[.C21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84" calcext:value-type="float">
            <text:p>1484</text:p>
          </table:table-cell>
          <table:table-cell office:value-type="float" office:value="256" calcext:value-type="float">
            <text:p>256</text:p>
          </table:table-cell>
          <table:table-cell table:formula="of:=VLOOKUP([.B214];[Sheet2.$A$4:.$B$271];2;0)" office:value-type="string" office:string-value="BAC - Close Out  W/D - FT -" calcext:value-type="string">
            <text:p>BAC - Close Out <text:s/>W/D - FT -</text:p>
          </table:table-cell>
          <table:table-cell table:formula="of:=IF(ISERROR(VLOOKUP([.$B214];[Sheet2.$A$4:.$G$271];6;0));0;VLOOKUP([.$B214];[Sheet2.$A$4:.$G$271];6;0))" office:value-type="string" office:string-value="Closing" calcext:value-type="string">
            <text:p>Closing</text:p>
          </table:table-cell>
          <table:table-cell office:value-type="float" office:value="256" calcext:value-type="float">
            <text:p>256</text:p>
          </table:table-cell>
          <table:table-cell table:formula="of:=IF(ISERROR([.D214]);1;0)" office:value-type="float" office:value="0" calcext:value-type="float">
            <text:p>0</text:p>
          </table:table-cell>
          <table:table-cell table:formula="of:=[.G214]*[.C214]" office:value-type="float" office:value="0" calcext:value-type="float">
            <text:p>0</text:p>
          </table:table-cell>
          <table:table-cell table:formula="of:=IF(ISERROR(VLOOKUP([.B214];[.$N$5:.$O$12];2;0));0;VLOOKUP([.B214];[.$N$5:.$O$12];2;0))" office:value-type="float" office:value="0" calcext:value-type="float">
            <text:p>0</text:p>
          </table:table-cell>
          <table:table-cell table:formula="of:=IF([.E214]=&quot;Unknown&quot;;[.C21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63" calcext:value-type="float">
            <text:p>1163</text:p>
          </table:table-cell>
          <table:table-cell office:value-type="float" office:value="242" calcext:value-type="float">
            <text:p>242</text:p>
          </table:table-cell>
          <table:table-cell table:formula="of:=VLOOKUP([.B215];[Sheet2.$A$4:.$B$271];2;0)" office:value-type="string" office:string-value="SECURITIES TRADING A/C OP CHRGS CREDIT" calcext:value-type="string">
            <text:p>SECURITIES TRADING A/C OP CHRGS CREDIT</text:p>
          </table:table-cell>
          <table:table-cell table:formula="of:=IF(ISERROR(VLOOKUP([.$B215];[Sheet2.$A$4:.$G$271];6;0));0;VLOOKUP([.$B215];[Sheet2.$A$4:.$G$271];6;0))" office:value-type="string" office:string-value="Charges" calcext:value-type="string">
            <text:p>Charges</text:p>
          </table:table-cell>
          <table:table-cell office:value-type="float" office:value="139" calcext:value-type="float">
            <text:p>139</text:p>
          </table:table-cell>
          <table:table-cell table:formula="of:=IF(ISERROR([.D215]);1;0)" office:value-type="float" office:value="0" calcext:value-type="float">
            <text:p>0</text:p>
          </table:table-cell>
          <table:table-cell table:formula="of:=[.G215]*[.C215]" office:value-type="float" office:value="0" calcext:value-type="float">
            <text:p>0</text:p>
          </table:table-cell>
          <table:table-cell table:formula="of:=IF(ISERROR(VLOOKUP([.B215];[.$N$5:.$O$12];2;0));0;VLOOKUP([.B215];[.$N$5:.$O$12];2;0))" office:value-type="float" office:value="0" calcext:value-type="float">
            <text:p>0</text:p>
          </table:table-cell>
          <table:table-cell table:formula="of:=IF([.E215]=&quot;Unknown&quot;;[.C21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69" calcext:value-type="float">
            <text:p>2769</text:p>
          </table:table-cell>
          <table:table-cell office:value-type="float" office:value="225" calcext:value-type="float">
            <text:p>225</text:p>
          </table:table-cell>
          <table:table-cell table:formula="of:=VLOOKUP([.B216];[Sheet2.$A$4:.$B$271];2;0)" office:value-type="string" office:string-value="MERCHANT CREDIT" calcext:value-type="string">
            <text:p>MERCHANT CREDIT</text:p>
          </table:table-cell>
          <table:table-cell table:formula="of:=IF(ISERROR(VLOOKUP([.$B216];[Sheet2.$A$4:.$G$271];6;0));0;VLOOKUP([.$B216];[Sheet2.$A$4:.$G$271];6;0))" office:value-type="string" office:string-value="Income" calcext:value-type="string">
            <text:p>Income</text:p>
          </table:table-cell>
          <table:table-cell office:value-type="float" office:value="6" calcext:value-type="float">
            <text:p>6</text:p>
          </table:table-cell>
          <table:table-cell table:formula="of:=IF(ISERROR([.D216]);1;0)" office:value-type="float" office:value="0" calcext:value-type="float">
            <text:p>0</text:p>
          </table:table-cell>
          <table:table-cell table:formula="of:=[.G216]*[.C216]" office:value-type="float" office:value="0" calcext:value-type="float">
            <text:p>0</text:p>
          </table:table-cell>
          <table:table-cell table:formula="of:=IF(ISERROR(VLOOKUP([.B216];[.$N$5:.$O$12];2;0));0;VLOOKUP([.B216];[.$N$5:.$O$12];2;0))" office:value-type="float" office:value="0" calcext:value-type="float">
            <text:p>0</text:p>
          </table:table-cell>
          <table:table-cell table:formula="of:=IF([.E216]=&quot;Unknown&quot;;[.C21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79" calcext:value-type="float">
            <text:p>5879</text:p>
          </table:table-cell>
          <table:table-cell office:value-type="float" office:value="209" calcext:value-type="float">
            <text:p>209</text:p>
          </table:table-cell>
          <table:table-cell table:formula="of:=VLOOKUP([.B217];[Sheet2.$A$4:.$B$271];2;0)" office:value-type="string" office:string-value="#N/A" calcext:value-type="error">
            <text:p>#N/A</text:p>
          </table:table-cell>
          <table:table-cell table:formula="of:=IF(ISERROR(VLOOKUP([.$B217];[Sheet2.$A$4:.$G$271];6;0));0;VLOOKUP([.$B217];[Sheet2.$A$4:.$G$271];6;0))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formula="of:=IF(ISERROR([.D217]);1;0)" office:value-type="float" office:value="1" calcext:value-type="float">
            <text:p>1</text:p>
          </table:table-cell>
          <table:table-cell table:formula="of:=[.G217]*[.C217]" office:value-type="float" office:value="209" calcext:value-type="float">
            <text:p>209</text:p>
          </table:table-cell>
          <table:table-cell table:formula="of:=IF(ISERROR(VLOOKUP([.B217];[.$N$5:.$O$12];2;0));0;VLOOKUP([.B217];[.$N$5:.$O$12];2;0))" office:value-type="float" office:value="0" calcext:value-type="float">
            <text:p>0</text:p>
          </table:table-cell>
          <table:table-cell table:formula="of:=IF([.E217]=&quot;Unknown&quot;;[.C21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09" calcext:value-type="float">
            <text:p>1209</text:p>
          </table:table-cell>
          <table:table-cell office:value-type="float" office:value="199" calcext:value-type="float">
            <text:p>199</text:p>
          </table:table-cell>
          <table:table-cell table:formula="of:=VLOOKUP([.B218];[Sheet2.$A$4:.$B$271];2;0)" office:value-type="string" office:string-value="AQB SERVICE CHARGE DEBIT" calcext:value-type="string">
            <text:p>AQB SERVICE CHARGE DEBIT</text:p>
          </table:table-cell>
          <table:table-cell table:formula="of:=IF(ISERROR(VLOOKUP([.$B218];[Sheet2.$A$4:.$G$271];6;0));0;VLOOKUP([.$B218];[Sheet2.$A$4:.$G$271];6;0))" office:value-type="string" office:string-value="Charges" calcext:value-type="string">
            <text:p>Charges</text:p>
          </table:table-cell>
          <table:table-cell office:value-type="float" office:value="72" calcext:value-type="float">
            <text:p>72</text:p>
          </table:table-cell>
          <table:table-cell table:formula="of:=IF(ISERROR([.D218]);1;0)" office:value-type="float" office:value="0" calcext:value-type="float">
            <text:p>0</text:p>
          </table:table-cell>
          <table:table-cell table:formula="of:=[.G218]*[.C218]" office:value-type="float" office:value="0" calcext:value-type="float">
            <text:p>0</text:p>
          </table:table-cell>
          <table:table-cell table:formula="of:=IF(ISERROR(VLOOKUP([.B218];[.$N$5:.$O$12];2;0));0;VLOOKUP([.B218];[.$N$5:.$O$12];2;0))" office:value-type="float" office:value="0" calcext:value-type="float">
            <text:p>0</text:p>
          </table:table-cell>
          <table:table-cell table:formula="of:=IF([.E218]=&quot;Unknown&quot;;[.C21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66" calcext:value-type="float">
            <text:p>5866</text:p>
          </table:table-cell>
          <table:table-cell office:value-type="float" office:value="193" calcext:value-type="float">
            <text:p>193</text:p>
          </table:table-cell>
          <table:table-cell table:formula="of:=VLOOKUP([.B219];[Sheet2.$A$4:.$B$271];2;0)" office:value-type="string" office:string-value="FES STP CREDIT" calcext:value-type="string">
            <text:p>FES STP CREDIT</text:p>
          </table:table-cell>
          <table:table-cell table:formula="of:=IF(ISERROR(VLOOKUP([.$B219];[Sheet2.$A$4:.$G$271];6;0));0;VLOOKUP([.$B219];[Sheet2.$A$4:.$G$271];6;0))" office:value-type="string" office:string-value="Unknown" calcext:value-type="string">
            <text:p>Unknown</text:p>
          </table:table-cell>
          <table:table-cell office:value-type="float" office:value="165" calcext:value-type="float">
            <text:p>165</text:p>
          </table:table-cell>
          <table:table-cell table:formula="of:=IF(ISERROR([.D219]);1;0)" office:value-type="float" office:value="0" calcext:value-type="float">
            <text:p>0</text:p>
          </table:table-cell>
          <table:table-cell table:formula="of:=[.G219]*[.C219]" office:value-type="float" office:value="0" calcext:value-type="float">
            <text:p>0</text:p>
          </table:table-cell>
          <table:table-cell table:formula="of:=IF(ISERROR(VLOOKUP([.B219];[.$N$5:.$O$12];2;0));0;VLOOKUP([.B219];[.$N$5:.$O$12];2;0))" office:value-type="float" office:value="0" calcext:value-type="float">
            <text:p>0</text:p>
          </table:table-cell>
          <table:table-cell table:formula="of:=IF([.E219]=&quot;Unknown&quot;;[.C219];0)" office:value-type="float" office:value="193" calcext:value-type="float">
            <text:p>1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33" calcext:value-type="float">
            <text:p>1233</text:p>
          </table:table-cell>
          <table:table-cell office:value-type="float" office:value="177" calcext:value-type="float">
            <text:p>177</text:p>
          </table:table-cell>
          <table:table-cell table:formula="of:=VLOOKUP([.B220];[Sheet2.$A$4:.$B$271];2;0)" office:value-type="string" office:string-value="CLEARING DEBIT" calcext:value-type="string">
            <text:p>CLEARING DEBIT</text:p>
          </table:table-cell>
          <table:table-cell table:formula="of:=IF(ISERROR(VLOOKUP([.$B220];[Sheet2.$A$4:.$G$271];6;0));0;VLOOKUP([.$B220];[Sheet2.$A$4:.$G$271];6;0))" office:value-type="string" office:string-value="Unknown" calcext:value-type="string">
            <text:p>Unknown</text:p>
          </table:table-cell>
          <table:table-cell office:value-type="float" office:value="95" calcext:value-type="float">
            <text:p>95</text:p>
          </table:table-cell>
          <table:table-cell table:formula="of:=IF(ISERROR([.D220]);1;0)" office:value-type="float" office:value="0" calcext:value-type="float">
            <text:p>0</text:p>
          </table:table-cell>
          <table:table-cell table:formula="of:=[.G220]*[.C220]" office:value-type="float" office:value="0" calcext:value-type="float">
            <text:p>0</text:p>
          </table:table-cell>
          <table:table-cell table:formula="of:=IF(ISERROR(VLOOKUP([.B220];[.$N$5:.$O$12];2;0));0;VLOOKUP([.B220];[.$N$5:.$O$12];2;0))" office:value-type="float" office:value="0" calcext:value-type="float">
            <text:p>0</text:p>
          </table:table-cell>
          <table:table-cell table:formula="of:=IF([.E220]=&quot;Unknown&quot;;[.C220];0)" office:value-type="float" office:value="177" calcext:value-type="float">
            <text:p>1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35" calcext:value-type="float">
            <text:p>5835</text:p>
          </table:table-cell>
          <table:table-cell office:value-type="float" office:value="174" calcext:value-type="float">
            <text:p>174</text:p>
          </table:table-cell>
          <table:table-cell table:formula="of:=VLOOKUP([.B221];[Sheet2.$A$4:.$B$271];2;0)" office:value-type="string" office:string-value="#N/A" calcext:value-type="error">
            <text:p>#N/A</text:p>
          </table:table-cell>
          <table:table-cell table:formula="of:=IF(ISERROR(VLOOKUP([.$B221];[Sheet2.$A$4:.$G$271];6;0));0;VLOOKUP([.$B221];[Sheet2.$A$4:.$G$271];6;0)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ISERROR([.D221]);1;0)" office:value-type="float" office:value="1" calcext:value-type="float">
            <text:p>1</text:p>
          </table:table-cell>
          <table:table-cell table:formula="of:=[.G221]*[.C221]" office:value-type="float" office:value="174" calcext:value-type="float">
            <text:p>174</text:p>
          </table:table-cell>
          <table:table-cell table:formula="of:=IF(ISERROR(VLOOKUP([.B221];[.$N$5:.$O$12];2;0));0;VLOOKUP([.B221];[.$N$5:.$O$12];2;0))" office:value-type="float" office:value="0" calcext:value-type="float">
            <text:p>0</text:p>
          </table:table-cell>
          <table:table-cell table:formula="of:=IF([.E221]=&quot;Unknown&quot;;[.C22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38" calcext:value-type="float">
            <text:p>5938</text:p>
          </table:table-cell>
          <table:table-cell office:value-type="float" office:value="161" calcext:value-type="float">
            <text:p>161</text:p>
          </table:table-cell>
          <table:table-cell table:formula="of:=VLOOKUP([.B222];[Sheet2.$A$4:.$B$271];2;0)" office:value-type="string" office:string-value="COMMODITY XL STP - DR" calcext:value-type="string">
            <text:p>COMMODITY XL STP - DR</text:p>
          </table:table-cell>
          <table:table-cell table:formula="of:=IF(ISERROR(VLOOKUP([.$B222];[Sheet2.$A$4:.$G$271];6;0));0;VLOOKUP([.$B222];[Sheet2.$A$4:.$G$271];6;0))" office:value-type="string" office:string-value="Investment" calcext:value-type="string">
            <text:p>Investment</text:p>
          </table:table-cell>
          <table:table-cell office:value-type="float" office:value="134" calcext:value-type="float">
            <text:p>134</text:p>
          </table:table-cell>
          <table:table-cell table:formula="of:=IF(ISERROR([.D222]);1;0)" office:value-type="float" office:value="0" calcext:value-type="float">
            <text:p>0</text:p>
          </table:table-cell>
          <table:table-cell table:formula="of:=[.G222]*[.C222]" office:value-type="float" office:value="0" calcext:value-type="float">
            <text:p>0</text:p>
          </table:table-cell>
          <table:table-cell table:formula="of:=IF(ISERROR(VLOOKUP([.B222];[.$N$5:.$O$12];2;0));0;VLOOKUP([.B222];[.$N$5:.$O$12];2;0))" office:value-type="float" office:value="0" calcext:value-type="float">
            <text:p>0</text:p>
          </table:table-cell>
          <table:table-cell table:formula="of:=IF([.E222]=&quot;Unknown&quot;;[.C22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78" calcext:value-type="float">
            <text:p>1478</text:p>
          </table:table-cell>
          <table:table-cell office:value-type="float" office:value="149" calcext:value-type="float">
            <text:p>149</text:p>
          </table:table-cell>
          <table:table-cell table:formula="of:=VLOOKUP([.B223];[Sheet2.$A$4:.$B$271];2;0)" office:value-type="string" office:string-value="RTGS CREDIT" calcext:value-type="string">
            <text:p>RTGS CREDIT</text:p>
          </table:table-cell>
          <table:table-cell table:formula="of:=IF(ISERROR(VLOOKUP([.$B223];[Sheet2.$A$4:.$G$271];6;0));0;VLOOKUP([.$B223];[Sheet2.$A$4:.$G$271];6;0))" office:value-type="string" office:string-value="Unknown" calcext:value-type="string">
            <text:p>Unknown</text:p>
          </table:table-cell>
          <table:table-cell office:value-type="float" office:value="136" calcext:value-type="float">
            <text:p>136</text:p>
          </table:table-cell>
          <table:table-cell table:formula="of:=IF(ISERROR([.D223]);1;0)" office:value-type="float" office:value="0" calcext:value-type="float">
            <text:p>0</text:p>
          </table:table-cell>
          <table:table-cell table:formula="of:=[.G223]*[.C223]" office:value-type="float" office:value="0" calcext:value-type="float">
            <text:p>0</text:p>
          </table:table-cell>
          <table:table-cell table:formula="of:=IF(ISERROR(VLOOKUP([.B223];[.$N$5:.$O$12];2;0));0;VLOOKUP([.B223];[.$N$5:.$O$12];2;0))" office:value-type="float" office:value="0" calcext:value-type="float">
            <text:p>0</text:p>
          </table:table-cell>
          <table:table-cell table:formula="of:=IF([.E223]=&quot;Unknown&quot;;[.C223];0)" office:value-type="float" office:value="149" calcext:value-type="float">
            <text:p>1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03" calcext:value-type="float">
            <text:p>1103</text:p>
          </table:table-cell>
          <table:table-cell office:value-type="float" office:value="133" calcext:value-type="float">
            <text:p>133</text:p>
          </table:table-cell>
          <table:table-cell table:formula="of:=VLOOKUP([.B224];[Sheet2.$A$4:.$B$271];2;0)" office:value-type="string" office:string-value="ECS CREDIT II" calcext:value-type="string">
            <text:p>ECS CREDIT II</text:p>
          </table:table-cell>
          <table:table-cell table:formula="of:=IF(ISERROR(VLOOKUP([.$B224];[Sheet2.$A$4:.$G$271];6;0));0;VLOOKUP([.$B224];[Sheet2.$A$4:.$G$271];6;0))" office:value-type="string" office:string-value="Unknown" calcext:value-type="string">
            <text:p>Unknown</text:p>
          </table:table-cell>
          <table:table-cell office:value-type="float" office:value="101" calcext:value-type="float">
            <text:p>101</text:p>
          </table:table-cell>
          <table:table-cell table:formula="of:=IF(ISERROR([.D224]);1;0)" office:value-type="float" office:value="0" calcext:value-type="float">
            <text:p>0</text:p>
          </table:table-cell>
          <table:table-cell table:formula="of:=[.G224]*[.C224]" office:value-type="float" office:value="0" calcext:value-type="float">
            <text:p>0</text:p>
          </table:table-cell>
          <table:table-cell table:formula="of:=IF(ISERROR(VLOOKUP([.B224];[.$N$5:.$O$12];2;0));0;VLOOKUP([.B224];[.$N$5:.$O$12];2;0))" office:value-type="float" office:value="0" calcext:value-type="float">
            <text:p>0</text:p>
          </table:table-cell>
          <table:table-cell table:formula="of:=IF([.E224]=&quot;Unknown&quot;;[.C224];0)"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51" calcext:value-type="float">
            <text:p>9251</text:p>
          </table:table-cell>
          <table:table-cell office:value-type="float" office:value="106" calcext:value-type="float">
            <text:p>106</text:p>
          </table:table-cell>
          <table:table-cell table:formula="of:=VLOOKUP([.B225];[Sheet2.$A$4:.$B$271];2;0)" office:value-type="string" office:string-value="OTHER TRANSACTION CREDIT" calcext:value-type="string">
            <text:p>OTHER TRANSACTION CREDIT</text:p>
          </table:table-cell>
          <table:table-cell table:formula="of:=IF(ISERROR(VLOOKUP([.$B225];[Sheet2.$A$4:.$G$271];6;0));0;VLOOKUP([.$B225];[Sheet2.$A$4:.$G$271];6;0))" office:value-type="string" office:string-value="Interest" calcext:value-type="string">
            <text:p>Interest</text:p>
          </table:table-cell>
          <table:table-cell office:value-type="float" office:value="55" calcext:value-type="float">
            <text:p>55</text:p>
          </table:table-cell>
          <table:table-cell table:formula="of:=IF(ISERROR([.D225]);1;0)" office:value-type="float" office:value="0" calcext:value-type="float">
            <text:p>0</text:p>
          </table:table-cell>
          <table:table-cell table:formula="of:=[.G225]*[.C225]" office:value-type="float" office:value="0" calcext:value-type="float">
            <text:p>0</text:p>
          </table:table-cell>
          <table:table-cell table:formula="of:=IF(ISERROR(VLOOKUP([.B225];[.$N$5:.$O$12];2;0));0;VLOOKUP([.B225];[.$N$5:.$O$12];2;0))" office:value-type="float" office:value="0" calcext:value-type="float">
            <text:p>0</text:p>
          </table:table-cell>
          <table:table-cell table:formula="of:=IF([.E225]=&quot;Unknown&quot;;[.C22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36" calcext:value-type="float">
            <text:p>5836</text:p>
          </table:table-cell>
          <table:table-cell office:value-type="float" office:value="101" calcext:value-type="float">
            <text:p>101</text:p>
          </table:table-cell>
          <table:table-cell table:formula="of:=VLOOKUP([.B226];[Sheet2.$A$4:.$B$271];2;0)" office:value-type="string" office:string-value="CUSTODY TXN CREDIT" calcext:value-type="string">
            <text:p>CUSTODY TXN CREDIT</text:p>
          </table:table-cell>
          <table:table-cell table:formula="of:=IF(ISERROR(VLOOKUP([.$B226];[Sheet2.$A$4:.$G$271];6;0));0;VLOOKUP([.$B226];[Sheet2.$A$4:.$G$271];6;0))" office:value-type="string" office:string-value="Unknown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table:formula="of:=IF(ISERROR([.D226]);1;0)" office:value-type="float" office:value="0" calcext:value-type="float">
            <text:p>0</text:p>
          </table:table-cell>
          <table:table-cell table:formula="of:=[.G226]*[.C226]" office:value-type="float" office:value="0" calcext:value-type="float">
            <text:p>0</text:p>
          </table:table-cell>
          <table:table-cell table:formula="of:=IF(ISERROR(VLOOKUP([.B226];[.$N$5:.$O$12];2;0));0;VLOOKUP([.B226];[.$N$5:.$O$12];2;0))" office:value-type="float" office:value="0" calcext:value-type="float">
            <text:p>0</text:p>
          </table:table-cell>
          <table:table-cell table:formula="of:=IF([.E226]=&quot;Unknown&quot;;[.C226];0)"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58" calcext:value-type="float">
            <text:p>9258</text:p>
          </table:table-cell>
          <table:table-cell office:value-type="float" office:value="96" calcext:value-type="float">
            <text:p>96</text:p>
          </table:table-cell>
          <table:table-cell table:formula="of:=VLOOKUP([.B227];[Sheet2.$A$4:.$B$271];2;0)" office:value-type="string" office:string-value="#N/A" calcext:value-type="error">
            <text:p>#N/A</text:p>
          </table:table-cell>
          <table:table-cell table:formula="of:=IF(ISERROR(VLOOKUP([.$B227];[Sheet2.$A$4:.$G$271];6;0));0;VLOOKUP([.$B227];[Sheet2.$A$4:.$G$271];6;0))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IF(ISERROR([.D227]);1;0)" office:value-type="float" office:value="1" calcext:value-type="float">
            <text:p>1</text:p>
          </table:table-cell>
          <table:table-cell table:formula="of:=[.G227]*[.C227]" office:value-type="float" office:value="96" calcext:value-type="float">
            <text:p>96</text:p>
          </table:table-cell>
          <table:table-cell table:formula="of:=IF(ISERROR(VLOOKUP([.B227];[.$N$5:.$O$12];2;0));0;VLOOKUP([.B227];[.$N$5:.$O$12];2;0))" office:value-type="float" office:value="0" calcext:value-type="float">
            <text:p>0</text:p>
          </table:table-cell>
          <table:table-cell table:formula="of:=IF([.E227]=&quot;Unknown&quot;;[.C22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23" calcext:value-type="float">
            <text:p>5823</text:p>
          </table:table-cell>
          <table:table-cell office:value-type="float" office:value="85" calcext:value-type="float">
            <text:p>85</text:p>
          </table:table-cell>
          <table:table-cell table:formula="of:=VLOOKUP([.B228];[Sheet2.$A$4:.$B$271];2;0)" office:value-type="string" office:string-value="#N/A" calcext:value-type="error">
            <text:p>#N/A</text:p>
          </table:table-cell>
          <table:table-cell table:formula="of:=IF(ISERROR(VLOOKUP([.$B228];[Sheet2.$A$4:.$G$271];6;0));0;VLOOKUP([.$B228];[Sheet2.$A$4:.$G$271];6;0))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IF(ISERROR([.D228]);1;0)" office:value-type="float" office:value="1" calcext:value-type="float">
            <text:p>1</text:p>
          </table:table-cell>
          <table:table-cell table:formula="of:=[.G228]*[.C228]" office:value-type="float" office:value="85" calcext:value-type="float">
            <text:p>85</text:p>
          </table:table-cell>
          <table:table-cell table:formula="of:=IF(ISERROR(VLOOKUP([.B228];[.$N$5:.$O$12];2;0));0;VLOOKUP([.B228];[.$N$5:.$O$12];2;0))" office:value-type="float" office:value="0" calcext:value-type="float">
            <text:p>0</text:p>
          </table:table-cell>
          <table:table-cell table:formula="of:=IF([.E228]=&quot;Unknown&quot;;[.C22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97" calcext:value-type="float">
            <text:p>5897</text:p>
          </table:table-cell>
          <table:table-cell office:value-type="float" office:value="81" calcext:value-type="float">
            <text:p>81</text:p>
          </table:table-cell>
          <table:table-cell table:formula="of:=VLOOKUP([.B229];[Sheet2.$A$4:.$B$271];2;0)" office:value-type="string" office:string-value="CMS INR VOSTRO REMITTANCE DEBIT" calcext:value-type="string">
            <text:p>CMS INR VOSTRO REMITTANCE DEBIT</text:p>
          </table:table-cell>
          <table:table-cell table:formula="of:=IF(ISERROR(VLOOKUP([.$B229];[Sheet2.$A$4:.$G$271];6;0));0;VLOOKUP([.$B229];[Sheet2.$A$4:.$G$271];6;0))" office:value-type="string" office:string-value="Remittance" calcext:value-type="string">
            <text:p>Remittance</text:p>
          </table:table-cell>
          <table:table-cell office:value-type="float" office:value="70" calcext:value-type="float">
            <text:p>70</text:p>
          </table:table-cell>
          <table:table-cell table:formula="of:=IF(ISERROR([.D229]);1;0)" office:value-type="float" office:value="0" calcext:value-type="float">
            <text:p>0</text:p>
          </table:table-cell>
          <table:table-cell table:formula="of:=[.G229]*[.C229]" office:value-type="float" office:value="0" calcext:value-type="float">
            <text:p>0</text:p>
          </table:table-cell>
          <table:table-cell table:formula="of:=IF(ISERROR(VLOOKUP([.B229];[.$N$5:.$O$12];2;0));0;VLOOKUP([.B229];[.$N$5:.$O$12];2;0))" office:value-type="float" office:value="0" calcext:value-type="float">
            <text:p>0</text:p>
          </table:table-cell>
          <table:table-cell table:formula="of:=IF([.E229]=&quot;Unknown&quot;;[.C22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37" calcext:value-type="float">
            <text:p>5937</text:p>
          </table:table-cell>
          <table:table-cell office:value-type="float" office:value="72" calcext:value-type="float">
            <text:p>72</text:p>
          </table:table-cell>
          <table:table-cell table:formula="of:=VLOOKUP([.B230];[Sheet2.$A$4:.$B$271];2;0)" office:value-type="string" office:string-value="DEBIT CARD FEE CREDIT" calcext:value-type="string">
            <text:p>DEBIT CARD FEE CREDIT</text:p>
          </table:table-cell>
          <table:table-cell table:formula="of:=IF(ISERROR(VLOOKUP([.$B230];[Sheet2.$A$4:.$G$271];6;0));0;VLOOKUP([.$B230];[Sheet2.$A$4:.$G$271];6;0))" office:value-type="string" office:string-value="Charges" calcext:value-type="string">
            <text:p>Charges</text:p>
          </table:table-cell>
          <table:table-cell office:value-type="float" office:value="72" calcext:value-type="float">
            <text:p>72</text:p>
          </table:table-cell>
          <table:table-cell table:formula="of:=IF(ISERROR([.D230]);1;0)" office:value-type="float" office:value="0" calcext:value-type="float">
            <text:p>0</text:p>
          </table:table-cell>
          <table:table-cell table:formula="of:=[.G230]*[.C230]" office:value-type="float" office:value="0" calcext:value-type="float">
            <text:p>0</text:p>
          </table:table-cell>
          <table:table-cell table:formula="of:=IF(ISERROR(VLOOKUP([.B230];[.$N$5:.$O$12];2;0));0;VLOOKUP([.B230];[.$N$5:.$O$12];2;0))" office:value-type="float" office:value="0" calcext:value-type="float">
            <text:p>0</text:p>
          </table:table-cell>
          <table:table-cell table:formula="of:=IF([.E230]=&quot;Unknown&quot;;[.C23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40" calcext:value-type="float">
            <text:p>5840</text:p>
          </table:table-cell>
          <table:table-cell office:value-type="float" office:value="71" calcext:value-type="float">
            <text:p>71</text:p>
          </table:table-cell>
          <table:table-cell table:formula="of:=VLOOKUP([.B231];[Sheet2.$A$4:.$B$271];2;0)" office:value-type="string" office:string-value="POS CHARGEBACK - DEBIT" calcext:value-type="string">
            <text:p>POS CHARGEBACK - DEBIT</text:p>
          </table:table-cell>
          <table:table-cell table:formula="of:=IF(ISERROR(VLOOKUP([.$B231];[Sheet2.$A$4:.$G$271];6;0));0;VLOOKUP([.$B231];[Sheet2.$A$4:.$G$271];6;0))" office:value-type="string" office:string-value="Unknown" calcext:value-type="string">
            <text:p>Unknown</text:p>
          </table:table-cell>
          <table:table-cell office:value-type="float" office:value="52" calcext:value-type="float">
            <text:p>52</text:p>
          </table:table-cell>
          <table:table-cell table:formula="of:=IF(ISERROR([.D231]);1;0)" office:value-type="float" office:value="0" calcext:value-type="float">
            <text:p>0</text:p>
          </table:table-cell>
          <table:table-cell table:formula="of:=[.G231]*[.C231]" office:value-type="float" office:value="0" calcext:value-type="float">
            <text:p>0</text:p>
          </table:table-cell>
          <table:table-cell table:formula="of:=IF(ISERROR(VLOOKUP([.B231];[.$N$5:.$O$12];2;0));0;VLOOKUP([.B231];[.$N$5:.$O$12];2;0))" office:value-type="float" office:value="0" calcext:value-type="float">
            <text:p>0</text:p>
          </table:table-cell>
          <table:table-cell table:formula="of:=IF([.E231]=&quot;Unknown&quot;;[.C231];0)"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16" calcext:value-type="float">
            <text:p>9216</text:p>
          </table:table-cell>
          <table:table-cell office:value-type="float" office:value="64" calcext:value-type="float">
            <text:p>64</text:p>
          </table:table-cell>
          <table:table-cell table:formula="of:=VLOOKUP([.B232];[Sheet2.$A$4:.$B$271];2;0)" office:value-type="string" office:string-value="#N/A" calcext:value-type="error">
            <text:p>#N/A</text:p>
          </table:table-cell>
          <table:table-cell table:formula="of:=IF(ISERROR(VLOOKUP([.$B232];[Sheet2.$A$4:.$G$271];6;0));0;VLOOKUP([.$B232];[Sheet2.$A$4:.$G$271];6;0))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IF(ISERROR([.D232]);1;0)" office:value-type="float" office:value="1" calcext:value-type="float">
            <text:p>1</text:p>
          </table:table-cell>
          <table:table-cell table:formula="of:=[.G232]*[.C232]" office:value-type="float" office:value="64" calcext:value-type="float">
            <text:p>64</text:p>
          </table:table-cell>
          <table:table-cell table:formula="of:=IF(ISERROR(VLOOKUP([.B232];[.$N$5:.$O$12];2;0));0;VLOOKUP([.B232];[.$N$5:.$O$12];2;0))" office:value-type="float" office:value="0" calcext:value-type="float">
            <text:p>0</text:p>
          </table:table-cell>
          <table:table-cell table:formula="of:=IF([.E232]=&quot;Unknown&quot;;[.C23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53" calcext:value-type="float">
            <text:p>1253</text:p>
          </table:table-cell>
          <table:table-cell office:value-type="float" office:value="61" calcext:value-type="float">
            <text:p>61</text:p>
          </table:table-cell>
          <table:table-cell table:formula="of:=VLOOKUP([.B233];[Sheet2.$A$4:.$B$271];2;0)" office:value-type="string" office:string-value="#N/A" calcext:value-type="error">
            <text:p>#N/A</text:p>
          </table:table-cell>
          <table:table-cell table:formula="of:=IF(ISERROR(VLOOKUP([.$B233];[Sheet2.$A$4:.$G$271];6;0));0;VLOOKUP([.$B233];[Sheet2.$A$4:.$G$271];6;0))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formula="of:=IF(ISERROR([.D233]);1;0)" office:value-type="float" office:value="1" calcext:value-type="float">
            <text:p>1</text:p>
          </table:table-cell>
          <table:table-cell table:formula="of:=[.G233]*[.C233]" office:value-type="float" office:value="61" calcext:value-type="float">
            <text:p>61</text:p>
          </table:table-cell>
          <table:table-cell table:formula="of:=IF(ISERROR(VLOOKUP([.B233];[.$N$5:.$O$12];2;0));0;VLOOKUP([.B233];[.$N$5:.$O$12];2;0))" office:value-type="float" office:value="0" calcext:value-type="float">
            <text:p>0</text:p>
          </table:table-cell>
          <table:table-cell table:formula="of:=IF([.E233]=&quot;Unknown&quot;;[.C23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12" calcext:value-type="float">
            <text:p>9212</text:p>
          </table:table-cell>
          <table:table-cell office:value-type="float" office:value="58" calcext:value-type="float">
            <text:p>58</text:p>
          </table:table-cell>
          <table:table-cell table:formula="of:=VLOOKUP([.B234];[Sheet2.$A$4:.$B$271];2;0)" office:value-type="string" office:string-value="#N/A" calcext:value-type="error">
            <text:p>#N/A</text:p>
          </table:table-cell>
          <table:table-cell table:formula="of:=IF(ISERROR(VLOOKUP([.$B234];[Sheet2.$A$4:.$G$271];6;0));0;VLOOKUP([.$B234];[Sheet2.$A$4:.$G$271];6;0))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IF(ISERROR([.D234]);1;0)" office:value-type="float" office:value="1" calcext:value-type="float">
            <text:p>1</text:p>
          </table:table-cell>
          <table:table-cell table:formula="of:=[.G234]*[.C234]" office:value-type="float" office:value="58" calcext:value-type="float">
            <text:p>58</text:p>
          </table:table-cell>
          <table:table-cell table:formula="of:=IF(ISERROR(VLOOKUP([.B234];[.$N$5:.$O$12];2;0));0;VLOOKUP([.B234];[.$N$5:.$O$12];2;0))" office:value-type="float" office:value="0" calcext:value-type="float">
            <text:p>0</text:p>
          </table:table-cell>
          <table:table-cell table:formula="of:=IF([.E234]=&quot;Unknown&quot;;[.C23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85" calcext:value-type="float">
            <text:p>1385</text:p>
          </table:table-cell>
          <table:table-cell office:value-type="float" office:value="52" calcext:value-type="float">
            <text:p>52</text:p>
          </table:table-cell>
          <table:table-cell table:formula="of:=VLOOKUP([.B235];[Sheet2.$A$4:.$B$271];2;0)" office:value-type="string" office:string-value="#N/A" calcext:value-type="error">
            <text:p>#N/A</text:p>
          </table:table-cell>
          <table:table-cell table:formula="of:=IF(ISERROR(VLOOKUP([.$B235];[Sheet2.$A$4:.$G$271];6;0));0;VLOOKUP([.$B235];[Sheet2.$A$4:.$G$271];6;0)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IF(ISERROR([.D235]);1;0)" office:value-type="float" office:value="1" calcext:value-type="float">
            <text:p>1</text:p>
          </table:table-cell>
          <table:table-cell table:formula="of:=[.G235]*[.C235]" office:value-type="float" office:value="52" calcext:value-type="float">
            <text:p>52</text:p>
          </table:table-cell>
          <table:table-cell table:formula="of:=IF(ISERROR(VLOOKUP([.B235];[.$N$5:.$O$12];2;0));0;VLOOKUP([.B235];[.$N$5:.$O$12];2;0))" office:value-type="float" office:value="0" calcext:value-type="float">
            <text:p>0</text:p>
          </table:table-cell>
          <table:table-cell table:formula="of:=IF([.E235]=&quot;Unknown&quot;;[.C23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42" calcext:value-type="float">
            <text:p>5842</text:p>
          </table:table-cell>
          <table:table-cell office:value-type="float" office:value="50" calcext:value-type="float">
            <text:p>50</text:p>
          </table:table-cell>
          <table:table-cell table:formula="of:=VLOOKUP([.B236];[Sheet2.$A$4:.$B$271];2;0)" office:value-type="string" office:string-value="POSTING VMT REVERSALS CREDIT" calcext:value-type="string">
            <text:p>POSTING VMT REVERSALS CREDIT</text:p>
          </table:table-cell>
          <table:table-cell table:formula="of:=IF(ISERROR(VLOOKUP([.$B236];[Sheet2.$A$4:.$G$271];6;0));0;VLOOKUP([.$B236];[Sheet2.$A$4:.$G$271];6;0))" office:value-type="string" office:string-value="Unknown" calcext:value-type="string">
            <text:p>Unknown</text:p>
          </table:table-cell>
          <table:table-cell office:value-type="float" office:value="48" calcext:value-type="float">
            <text:p>48</text:p>
          </table:table-cell>
          <table:table-cell table:formula="of:=IF(ISERROR([.D236]);1;0)" office:value-type="float" office:value="0" calcext:value-type="float">
            <text:p>0</text:p>
          </table:table-cell>
          <table:table-cell table:formula="of:=[.G236]*[.C236]" office:value-type="float" office:value="0" calcext:value-type="float">
            <text:p>0</text:p>
          </table:table-cell>
          <table:table-cell table:formula="of:=IF(ISERROR(VLOOKUP([.B236];[.$N$5:.$O$12];2;0));0;VLOOKUP([.B236];[.$N$5:.$O$12];2;0))" office:value-type="float" office:value="0" calcext:value-type="float">
            <text:p>0</text:p>
          </table:table-cell>
          <table:table-cell table:formula="of:=IF([.E236]=&quot;Unknown&quot;;[.C236];0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88" calcext:value-type="float">
            <text:p>1488</text:p>
          </table:table-cell>
          <table:table-cell office:value-type="float" office:value="49" calcext:value-type="float">
            <text:p>49</text:p>
          </table:table-cell>
          <table:table-cell table:formula="of:=VLOOKUP([.B237];[Sheet2.$A$4:.$B$271];2;0)" office:value-type="string" office:string-value="#N/A" calcext:value-type="error">
            <text:p>#N/A</text:p>
          </table:table-cell>
          <table:table-cell table:formula="of:=IF(ISERROR(VLOOKUP([.$B237];[Sheet2.$A$4:.$G$271];6;0));0;VLOOKUP([.$B237];[Sheet2.$A$4:.$G$271];6;0))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IF(ISERROR([.D237]);1;0)" office:value-type="float" office:value="1" calcext:value-type="float">
            <text:p>1</text:p>
          </table:table-cell>
          <table:table-cell table:formula="of:=[.G237]*[.C237]" office:value-type="float" office:value="49" calcext:value-type="float">
            <text:p>49</text:p>
          </table:table-cell>
          <table:table-cell table:formula="of:=IF(ISERROR(VLOOKUP([.B237];[.$N$5:.$O$12];2;0));0;VLOOKUP([.B237];[.$N$5:.$O$12];2;0))" office:value-type="float" office:value="0" calcext:value-type="float">
            <text:p>0</text:p>
          </table:table-cell>
          <table:table-cell table:formula="of:=IF([.E237]=&quot;Unknown&quot;;[.C23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01" calcext:value-type="float">
            <text:p>1301</text:p>
          </table:table-cell>
          <table:table-cell office:value-type="float" office:value="47" calcext:value-type="float">
            <text:p>47</text:p>
          </table:table-cell>
          <table:table-cell table:formula="of:=VLOOKUP([.B238];[Sheet2.$A$4:.$B$271];2;0)" office:value-type="string" office:string-value="A/C CL CSH" calcext:value-type="string">
            <text:p>A/C CL CSH</text:p>
          </table:table-cell>
          <table:table-cell table:formula="of:=IF(ISERROR(VLOOKUP([.$B238];[Sheet2.$A$4:.$G$271];6;0));0;VLOOKUP([.$B238];[Sheet2.$A$4:.$G$271];6;0))" office:value-type="string" office:string-value="Unknown" calcext:value-type="string">
            <text:p>Unknown</text:p>
          </table:table-cell>
          <table:table-cell office:value-type="float" office:value="47" calcext:value-type="float">
            <text:p>47</text:p>
          </table:table-cell>
          <table:table-cell table:formula="of:=IF(ISERROR([.D238]);1;0)" office:value-type="float" office:value="0" calcext:value-type="float">
            <text:p>0</text:p>
          </table:table-cell>
          <table:table-cell table:formula="of:=[.G238]*[.C238]" office:value-type="float" office:value="0" calcext:value-type="float">
            <text:p>0</text:p>
          </table:table-cell>
          <table:table-cell table:formula="of:=IF(ISERROR(VLOOKUP([.B238];[.$N$5:.$O$12];2;0));0;VLOOKUP([.B238];[.$N$5:.$O$12];2;0))" office:value-type="float" office:value="0" calcext:value-type="float">
            <text:p>0</text:p>
          </table:table-cell>
          <table:table-cell table:formula="of:=IF([.E238]=&quot;Unknown&quot;;[.C238];0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03" calcext:value-type="float">
            <text:p>9203</text:p>
          </table:table-cell>
          <table:table-cell office:value-type="float" office:value="46" calcext:value-type="float">
            <text:p>46</text:p>
          </table:table-cell>
          <table:table-cell table:formula="of:=VLOOKUP([.B239];[Sheet2.$A$4:.$B$271];2;0)" office:value-type="string" office:string-value="#N/A" calcext:value-type="error">
            <text:p>#N/A</text:p>
          </table:table-cell>
          <table:table-cell table:formula="of:=IF(ISERROR(VLOOKUP([.$B239];[Sheet2.$A$4:.$G$271];6;0));0;VLOOKUP([.$B239];[Sheet2.$A$4:.$G$271];6;0))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IF(ISERROR([.D239]);1;0)" office:value-type="float" office:value="1" calcext:value-type="float">
            <text:p>1</text:p>
          </table:table-cell>
          <table:table-cell table:formula="of:=[.G239]*[.C239]" office:value-type="float" office:value="46" calcext:value-type="float">
            <text:p>46</text:p>
          </table:table-cell>
          <table:table-cell table:formula="of:=IF(ISERROR(VLOOKUP([.B239];[.$N$5:.$O$12];2;0));0;VLOOKUP([.B239];[.$N$5:.$O$12];2;0))" office:value-type="float" office:value="0" calcext:value-type="float">
            <text:p>0</text:p>
          </table:table-cell>
          <table:table-cell table:formula="of:=IF([.E239]=&quot;Unknown&quot;;[.C23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85" calcext:value-type="float">
            <text:p>5885</text:p>
          </table:table-cell>
          <table:table-cell office:value-type="float" office:value="45" calcext:value-type="float">
            <text:p>45</text:p>
          </table:table-cell>
          <table:table-cell table:formula="of:=VLOOKUP([.B240];[Sheet2.$A$4:.$B$271];2;0)" office:value-type="string" office:string-value="#N/A" calcext:value-type="error">
            <text:p>#N/A</text:p>
          </table:table-cell>
          <table:table-cell table:formula="of:=IF(ISERROR(VLOOKUP([.$B240];[Sheet2.$A$4:.$G$271];6;0));0;VLOOKUP([.$B240];[Sheet2.$A$4:.$G$271];6;0)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IF(ISERROR([.D240]);1;0)" office:value-type="float" office:value="1" calcext:value-type="float">
            <text:p>1</text:p>
          </table:table-cell>
          <table:table-cell table:formula="of:=[.G240]*[.C240]" office:value-type="float" office:value="45" calcext:value-type="float">
            <text:p>45</text:p>
          </table:table-cell>
          <table:table-cell table:formula="of:=IF(ISERROR(VLOOKUP([.B240];[.$N$5:.$O$12];2;0));0;VLOOKUP([.B240];[.$N$5:.$O$12];2;0))" office:value-type="float" office:value="0" calcext:value-type="float">
            <text:p>0</text:p>
          </table:table-cell>
          <table:table-cell table:formula="of:=IF([.E240]=&quot;Unknown&quot;;[.C24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02" calcext:value-type="float">
            <text:p>6302</text:p>
          </table:table-cell>
          <table:table-cell office:value-type="float" office:value="41" calcext:value-type="float">
            <text:p>41</text:p>
          </table:table-cell>
          <table:table-cell table:formula="of:=VLOOKUP([.B241];[Sheet2.$A$4:.$B$271];2;0)" office:value-type="string" office:string-value="Salary Employee Debit" calcext:value-type="string">
            <text:p>Salary Employee Debit</text:p>
          </table:table-cell>
          <table:table-cell table:formula="of:=IF(ISERROR(VLOOKUP([.$B241];[Sheet2.$A$4:.$G$271];6;0));0;VLOOKUP([.$B241];[Sheet2.$A$4:.$G$271];6;0))" office:value-type="string" office:string-value="reversal" calcext:value-type="string">
            <text:p>reversal</text:p>
          </table:table-cell>
          <table:table-cell office:value-type="float" office:value="29" calcext:value-type="float">
            <text:p>29</text:p>
          </table:table-cell>
          <table:table-cell table:formula="of:=IF(ISERROR([.D241]);1;0)" office:value-type="float" office:value="0" calcext:value-type="float">
            <text:p>0</text:p>
          </table:table-cell>
          <table:table-cell table:formula="of:=[.G241]*[.C241]" office:value-type="float" office:value="0" calcext:value-type="float">
            <text:p>0</text:p>
          </table:table-cell>
          <table:table-cell table:formula="of:=IF(ISERROR(VLOOKUP([.B241];[.$N$5:.$O$12];2;0));0;VLOOKUP([.B241];[.$N$5:.$O$12];2;0))" office:value-type="float" office:value="0" calcext:value-type="float">
            <text:p>0</text:p>
          </table:table-cell>
          <table:table-cell table:formula="of:=IF([.E241]=&quot;Unknown&quot;;[.C24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73" calcext:value-type="float">
            <text:p>9273</text:p>
          </table:table-cell>
          <table:table-cell office:value-type="float" office:value="31" calcext:value-type="float">
            <text:p>31</text:p>
          </table:table-cell>
          <table:table-cell table:formula="of:=VLOOKUP([.B242];[Sheet2.$A$4:.$B$271];2;0)" office:value-type="string" office:string-value="#N/A" calcext:value-type="error">
            <text:p>#N/A</text:p>
          </table:table-cell>
          <table:table-cell table:formula="of:=IF(ISERROR(VLOOKUP([.$B242];[Sheet2.$A$4:.$G$271];6;0));0;VLOOKUP([.$B242];[Sheet2.$A$4:.$G$271];6;0)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IF(ISERROR([.D242]);1;0)" office:value-type="float" office:value="1" calcext:value-type="float">
            <text:p>1</text:p>
          </table:table-cell>
          <table:table-cell table:formula="of:=[.G242]*[.C242]" office:value-type="float" office:value="31" calcext:value-type="float">
            <text:p>31</text:p>
          </table:table-cell>
          <table:table-cell table:formula="of:=IF(ISERROR(VLOOKUP([.B242];[.$N$5:.$O$12];2;0));0;VLOOKUP([.B242];[.$N$5:.$O$12];2;0))" office:value-type="float" office:value="0" calcext:value-type="float">
            <text:p>0</text:p>
          </table:table-cell>
          <table:table-cell table:formula="of:=IF([.E242]=&quot;Unknown&quot;;[.C24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29" calcext:value-type="float">
            <text:p>9229</text:p>
          </table:table-cell>
          <table:table-cell office:value-type="float" office:value="29" calcext:value-type="float">
            <text:p>29</text:p>
          </table:table-cell>
          <table:table-cell table:formula="of:=VLOOKUP([.B243];[Sheet2.$A$4:.$B$271];2;0)" office:value-type="string" office:string-value="#N/A" calcext:value-type="error">
            <text:p>#N/A</text:p>
          </table:table-cell>
          <table:table-cell table:formula="of:=IF(ISERROR(VLOOKUP([.$B243];[Sheet2.$A$4:.$G$271];6;0));0;VLOOKUP([.$B243];[Sheet2.$A$4:.$G$271];6;0)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IF(ISERROR([.D243]);1;0)" office:value-type="float" office:value="1" calcext:value-type="float">
            <text:p>1</text:p>
          </table:table-cell>
          <table:table-cell table:formula="of:=[.G243]*[.C243]" office:value-type="float" office:value="29" calcext:value-type="float">
            <text:p>29</text:p>
          </table:table-cell>
          <table:table-cell table:formula="of:=IF(ISERROR(VLOOKUP([.B243];[.$N$5:.$O$12];2;0));0;VLOOKUP([.B243];[.$N$5:.$O$12];2;0))" office:value-type="float" office:value="0" calcext:value-type="float">
            <text:p>0</text:p>
          </table:table-cell>
          <table:table-cell table:formula="of:=IF([.E243]=&quot;Unknown&quot;;[.C24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31" calcext:value-type="float">
            <text:p>1131</text:p>
          </table:table-cell>
          <table:table-cell office:value-type="float" office:value="29" calcext:value-type="float">
            <text:p>29</text:p>
          </table:table-cell>
          <table:table-cell table:formula="of:=VLOOKUP([.B244];[Sheet2.$A$4:.$B$271];2;0)" office:value-type="string" office:string-value="#N/A" calcext:value-type="error">
            <text:p>#N/A</text:p>
          </table:table-cell>
          <table:table-cell table:formula="of:=IF(ISERROR(VLOOKUP([.$B244];[Sheet2.$A$4:.$G$271];6;0));0;VLOOKUP([.$B244];[Sheet2.$A$4:.$G$271];6;0)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IF(ISERROR([.D244]);1;0)" office:value-type="float" office:value="1" calcext:value-type="float">
            <text:p>1</text:p>
          </table:table-cell>
          <table:table-cell table:formula="of:=[.G244]*[.C244]" office:value-type="float" office:value="29" calcext:value-type="float">
            <text:p>29</text:p>
          </table:table-cell>
          <table:table-cell table:formula="of:=IF(ISERROR(VLOOKUP([.B244];[.$N$5:.$O$12];2;0));0;VLOOKUP([.B244];[.$N$5:.$O$12];2;0))" office:value-type="float" office:value="0" calcext:value-type="float">
            <text:p>0</text:p>
          </table:table-cell>
          <table:table-cell table:formula="of:=IF([.E244]=&quot;Unknown&quot;;[.C24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58" calcext:value-type="float">
            <text:p>1058</text:p>
          </table:table-cell>
          <table:table-cell office:value-type="float" office:value="25" calcext:value-type="float">
            <text:p>25</text:p>
          </table:table-cell>
          <table:table-cell table:formula="of:=VLOOKUP([.B245];[Sheet2.$A$4:.$B$271];2;0)" office:value-type="string" office:string-value="#N/A" calcext:value-type="error">
            <text:p>#N/A</text:p>
          </table:table-cell>
          <table:table-cell table:formula="of:=IF(ISERROR(VLOOKUP([.$B245];[Sheet2.$A$4:.$G$271];6;0));0;VLOOKUP([.$B245];[Sheet2.$A$4:.$G$271];6;0)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IF(ISERROR([.D245]);1;0)" office:value-type="float" office:value="1" calcext:value-type="float">
            <text:p>1</text:p>
          </table:table-cell>
          <table:table-cell table:formula="of:=[.G245]*[.C245]" office:value-type="float" office:value="25" calcext:value-type="float">
            <text:p>25</text:p>
          </table:table-cell>
          <table:table-cell table:formula="of:=IF(ISERROR(VLOOKUP([.B245];[.$N$5:.$O$12];2;0));0;VLOOKUP([.B245];[.$N$5:.$O$12];2;0))" office:value-type="float" office:value="0" calcext:value-type="float">
            <text:p>0</text:p>
          </table:table-cell>
          <table:table-cell table:formula="of:=IF([.E245]=&quot;Unknown&quot;;[.C24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54" calcext:value-type="float">
            <text:p>1454</text:p>
          </table:table-cell>
          <table:table-cell office:value-type="float" office:value="23" calcext:value-type="float">
            <text:p>23</text:p>
          </table:table-cell>
          <table:table-cell table:formula="of:=VLOOKUP([.B246];[Sheet2.$A$4:.$B$271];2;0)" office:value-type="string" office:string-value="#N/A" calcext:value-type="error">
            <text:p>#N/A</text:p>
          </table:table-cell>
          <table:table-cell table:formula="of:=IF(ISERROR(VLOOKUP([.$B246];[Sheet2.$A$4:.$G$271];6;0));0;VLOOKUP([.$B246];[Sheet2.$A$4:.$G$271];6;0)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IF(ISERROR([.D246]);1;0)" office:value-type="float" office:value="1" calcext:value-type="float">
            <text:p>1</text:p>
          </table:table-cell>
          <table:table-cell table:formula="of:=[.G246]*[.C246]" office:value-type="float" office:value="23" calcext:value-type="float">
            <text:p>23</text:p>
          </table:table-cell>
          <table:table-cell table:formula="of:=IF(ISERROR(VLOOKUP([.B246];[.$N$5:.$O$12];2;0));0;VLOOKUP([.B246];[.$N$5:.$O$12];2;0))" office:value-type="float" office:value="0" calcext:value-type="float">
            <text:p>0</text:p>
          </table:table-cell>
          <table:table-cell table:formula="of:=IF([.E246]=&quot;Unknown&quot;;[.C24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08" calcext:value-type="float">
            <text:p>2908</text:p>
          </table:table-cell>
          <table:table-cell office:value-type="float" office:value="21" calcext:value-type="float">
            <text:p>21</text:p>
          </table:table-cell>
          <table:table-cell table:formula="of:=VLOOKUP([.B247];[Sheet2.$A$4:.$B$271];2;0)" office:value-type="string" office:string-value="#N/A" calcext:value-type="error">
            <text:p>#N/A</text:p>
          </table:table-cell>
          <table:table-cell table:formula="of:=IF(ISERROR(VLOOKUP([.$B247];[Sheet2.$A$4:.$G$271];6;0));0;VLOOKUP([.$B247];[Sheet2.$A$4:.$G$271];6;0)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IF(ISERROR([.D247]);1;0)" office:value-type="float" office:value="1" calcext:value-type="float">
            <text:p>1</text:p>
          </table:table-cell>
          <table:table-cell table:formula="of:=[.G247]*[.C247]" office:value-type="float" office:value="21" calcext:value-type="float">
            <text:p>21</text:p>
          </table:table-cell>
          <table:table-cell table:formula="of:=IF(ISERROR(VLOOKUP([.B247];[.$N$5:.$O$12];2;0));0;VLOOKUP([.B247];[.$N$5:.$O$12];2;0))" office:value-type="float" office:value="0" calcext:value-type="float">
            <text:p>0</text:p>
          </table:table-cell>
          <table:table-cell table:formula="of:=IF([.E247]=&quot;Unknown&quot;;[.C24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72" calcext:value-type="float">
            <text:p>5872</text:p>
          </table:table-cell>
          <table:table-cell office:value-type="float" office:value="20" calcext:value-type="float">
            <text:p>20</text:p>
          </table:table-cell>
          <table:table-cell table:formula="of:=VLOOKUP([.B248];[Sheet2.$A$4:.$B$271];2;0)" office:value-type="string" office:string-value="#N/A" calcext:value-type="error">
            <text:p>#N/A</text:p>
          </table:table-cell>
          <table:table-cell table:formula="of:=IF(ISERROR(VLOOKUP([.$B248];[Sheet2.$A$4:.$G$271];6;0));0;VLOOKUP([.$B248];[Sheet2.$A$4:.$G$271];6;0)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IF(ISERROR([.D248]);1;0)" office:value-type="float" office:value="1" calcext:value-type="float">
            <text:p>1</text:p>
          </table:table-cell>
          <table:table-cell table:formula="of:=[.G248]*[.C248]" office:value-type="float" office:value="20" calcext:value-type="float">
            <text:p>20</text:p>
          </table:table-cell>
          <table:table-cell table:formula="of:=IF(ISERROR(VLOOKUP([.B248];[.$N$5:.$O$12];2;0));0;VLOOKUP([.B248];[.$N$5:.$O$12];2;0))" office:value-type="float" office:value="0" calcext:value-type="float">
            <text:p>0</text:p>
          </table:table-cell>
          <table:table-cell table:formula="of:=IF([.E248]=&quot;Unknown&quot;;[.C24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43" calcext:value-type="float">
            <text:p>2243</text:p>
          </table:table-cell>
          <table:table-cell office:value-type="float" office:value="20" calcext:value-type="float">
            <text:p>20</text:p>
          </table:table-cell>
          <table:table-cell table:formula="of:=VLOOKUP([.B249];[Sheet2.$A$4:.$B$271];2;0)" office:value-type="string" office:string-value="MICRO ATM CASH W/D" calcext:value-type="string">
            <text:p>MICRO ATM CASH W/D</text:p>
          </table:table-cell>
          <table:table-cell table:formula="of:=IF(ISERROR(VLOOKUP([.$B249];[Sheet2.$A$4:.$G$271];6;0));0;VLOOKUP([.$B249];[Sheet2.$A$4:.$G$271];6;0))" office:value-type="string" office:string-value="Spend" calcext:value-type="string">
            <text:p>Spend</text:p>
          </table:table-cell>
          <table:table-cell office:value-type="float" office:value="10" calcext:value-type="float">
            <text:p>10</text:p>
          </table:table-cell>
          <table:table-cell table:formula="of:=IF(ISERROR([.D249]);1;0)" office:value-type="float" office:value="0" calcext:value-type="float">
            <text:p>0</text:p>
          </table:table-cell>
          <table:table-cell table:formula="of:=[.G249]*[.C249]" office:value-type="float" office:value="0" calcext:value-type="float">
            <text:p>0</text:p>
          </table:table-cell>
          <table:table-cell table:formula="of:=IF(ISERROR(VLOOKUP([.B249];[.$N$5:.$O$12];2;0));0;VLOOKUP([.B249];[.$N$5:.$O$12];2;0))" office:value-type="float" office:value="0" calcext:value-type="float">
            <text:p>0</text:p>
          </table:table-cell>
          <table:table-cell table:formula="of:=IF([.E249]=&quot;Unknown&quot;;[.C24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49" calcext:value-type="float">
            <text:p>2949</text:p>
          </table:table-cell>
          <table:table-cell office:value-type="float" office:value="19" calcext:value-type="float">
            <text:p>19</text:p>
          </table:table-cell>
          <table:table-cell table:formula="of:=VLOOKUP([.B250];[Sheet2.$A$4:.$B$271];2;0)" office:value-type="string" office:string-value="#N/A" calcext:value-type="error">
            <text:p>#N/A</text:p>
          </table:table-cell>
          <table:table-cell table:formula="of:=IF(ISERROR(VLOOKUP([.$B250];[Sheet2.$A$4:.$G$271];6;0));0;VLOOKUP([.$B250];[Sheet2.$A$4:.$G$271];6;0)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IF(ISERROR([.D250]);1;0)" office:value-type="float" office:value="1" calcext:value-type="float">
            <text:p>1</text:p>
          </table:table-cell>
          <table:table-cell table:formula="of:=[.G250]*[.C250]" office:value-type="float" office:value="19" calcext:value-type="float">
            <text:p>19</text:p>
          </table:table-cell>
          <table:table-cell table:formula="of:=IF(ISERROR(VLOOKUP([.B250];[.$N$5:.$O$12];2;0));0;VLOOKUP([.B250];[.$N$5:.$O$12];2;0))" office:value-type="float" office:value="0" calcext:value-type="float">
            <text:p>0</text:p>
          </table:table-cell>
          <table:table-cell table:formula="of:=IF([.E250]=&quot;Unknown&quot;;[.C25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84" calcext:value-type="float">
            <text:p>1084</text:p>
          </table:table-cell>
          <table:table-cell office:value-type="float" office:value="19" calcext:value-type="float">
            <text:p>19</text:p>
          </table:table-cell>
          <table:table-cell table:formula="of:=VLOOKUP([.B251];[Sheet2.$A$4:.$B$271];2;0)" office:value-type="string" office:string-value="TAX CREDIT" calcext:value-type="string">
            <text:p>TAX CREDIT</text:p>
          </table:table-cell>
          <table:table-cell table:formula="of:=IF(ISERROR(VLOOKUP([.$B251];[Sheet2.$A$4:.$G$271];6;0));0;VLOOKUP([.$B251];[Sheet2.$A$4:.$G$271];6;0))" office:value-type="string" office:string-value="Tax" calcext:value-type="string">
            <text:p>Tax</text:p>
          </table:table-cell>
          <table:table-cell office:value-type="float" office:value="19" calcext:value-type="float">
            <text:p>19</text:p>
          </table:table-cell>
          <table:table-cell table:formula="of:=IF(ISERROR([.D251]);1;0)" office:value-type="float" office:value="0" calcext:value-type="float">
            <text:p>0</text:p>
          </table:table-cell>
          <table:table-cell table:formula="of:=[.G251]*[.C251]" office:value-type="float" office:value="0" calcext:value-type="float">
            <text:p>0</text:p>
          </table:table-cell>
          <table:table-cell table:formula="of:=IF(ISERROR(VLOOKUP([.B251];[.$N$5:.$O$12];2;0));0;VLOOKUP([.B251];[.$N$5:.$O$12];2;0))" office:value-type="float" office:value="0" calcext:value-type="float">
            <text:p>0</text:p>
          </table:table-cell>
          <table:table-cell table:formula="of:=IF([.E251]=&quot;Unknown&quot;;[.C25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50" calcext:value-type="float">
            <text:p>9250</text:p>
          </table:table-cell>
          <table:table-cell office:value-type="float" office:value="18" calcext:value-type="float">
            <text:p>18</text:p>
          </table:table-cell>
          <table:table-cell table:formula="of:=VLOOKUP([.B252];[Sheet2.$A$4:.$B$271];2;0)" office:value-type="string" office:string-value="OTHER TRANSACTION DEBIT" calcext:value-type="string">
            <text:p>OTHER TRANSACTION DEBIT</text:p>
          </table:table-cell>
          <table:table-cell table:formula="of:=IF(ISERROR(VLOOKUP([.$B252];[Sheet2.$A$4:.$G$271];6;0));0;VLOOKUP([.$B252];[Sheet2.$A$4:.$G$271];6;0))" office:value-type="string" office:string-value="Unknown" calcext:value-type="string">
            <text:p>Unknown</text:p>
          </table:table-cell>
          <table:table-cell office:value-type="float" office:value="18" calcext:value-type="float">
            <text:p>18</text:p>
          </table:table-cell>
          <table:table-cell table:formula="of:=IF(ISERROR([.D252]);1;0)" office:value-type="float" office:value="0" calcext:value-type="float">
            <text:p>0</text:p>
          </table:table-cell>
          <table:table-cell table:formula="of:=[.G252]*[.C252]" office:value-type="float" office:value="0" calcext:value-type="float">
            <text:p>0</text:p>
          </table:table-cell>
          <table:table-cell table:formula="of:=IF(ISERROR(VLOOKUP([.B252];[.$N$5:.$O$12];2;0));0;VLOOKUP([.B252];[.$N$5:.$O$12];2;0))" office:value-type="float" office:value="0" calcext:value-type="float">
            <text:p>0</text:p>
          </table:table-cell>
          <table:table-cell table:formula="of:=IF([.E252]=&quot;Unknown&quot;;[.C252];0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27" calcext:value-type="float">
            <text:p>9227</text:p>
          </table:table-cell>
          <table:table-cell office:value-type="float" office:value="17" calcext:value-type="float">
            <text:p>17</text:p>
          </table:table-cell>
          <table:table-cell table:formula="of:=VLOOKUP([.B253];[Sheet2.$A$4:.$B$271];2;0)" office:value-type="string" office:string-value="#N/A" calcext:value-type="error">
            <text:p>#N/A</text:p>
          </table:table-cell>
          <table:table-cell table:formula="of:=IF(ISERROR(VLOOKUP([.$B253];[Sheet2.$A$4:.$G$271];6;0));0;VLOOKUP([.$B253];[Sheet2.$A$4:.$G$271];6;0)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ISERROR([.D253]);1;0)" office:value-type="float" office:value="1" calcext:value-type="float">
            <text:p>1</text:p>
          </table:table-cell>
          <table:table-cell table:formula="of:=[.G253]*[.C253]" office:value-type="float" office:value="17" calcext:value-type="float">
            <text:p>17</text:p>
          </table:table-cell>
          <table:table-cell table:formula="of:=IF(ISERROR(VLOOKUP([.B253];[.$N$5:.$O$12];2;0));0;VLOOKUP([.B253];[.$N$5:.$O$12];2;0))" office:value-type="float" office:value="0" calcext:value-type="float">
            <text:p>0</text:p>
          </table:table-cell>
          <table:table-cell table:formula="of:=IF([.E253]=&quot;Unknown&quot;;[.C25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4" calcext:value-type="float">
            <text:p>2974</text:p>
          </table:table-cell>
          <table:table-cell office:value-type="float" office:value="17" calcext:value-type="float">
            <text:p>17</text:p>
          </table:table-cell>
          <table:table-cell table:formula="of:=VLOOKUP([.B254];[Sheet2.$A$4:.$B$271];2;0)" office:value-type="string" office:string-value="#N/A" calcext:value-type="error">
            <text:p>#N/A</text:p>
          </table:table-cell>
          <table:table-cell table:formula="of:=IF(ISERROR(VLOOKUP([.$B254];[Sheet2.$A$4:.$G$271];6;0));0;VLOOKUP([.$B254];[Sheet2.$A$4:.$G$271];6;0)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F(ISERROR([.D254]);1;0)" office:value-type="float" office:value="1" calcext:value-type="float">
            <text:p>1</text:p>
          </table:table-cell>
          <table:table-cell table:formula="of:=[.G254]*[.C254]" office:value-type="float" office:value="17" calcext:value-type="float">
            <text:p>17</text:p>
          </table:table-cell>
          <table:table-cell table:formula="of:=IF(ISERROR(VLOOKUP([.B254];[.$N$5:.$O$12];2;0));0;VLOOKUP([.B254];[.$N$5:.$O$12];2;0))" office:value-type="float" office:value="0" calcext:value-type="float">
            <text:p>0</text:p>
          </table:table-cell>
          <table:table-cell table:formula="of:=IF([.E254]=&quot;Unknown&quot;;[.C25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45" calcext:value-type="float">
            <text:p>1045</text:p>
          </table:table-cell>
          <table:table-cell office:value-type="float" office:value="17" calcext:value-type="float">
            <text:p>17</text:p>
          </table:table-cell>
          <table:table-cell table:formula="of:=VLOOKUP([.B255];[Sheet2.$A$4:.$B$271];2;0)" office:value-type="string" office:string-value="FCY CHEQUE COLLECTION DEBIT" calcext:value-type="string">
            <text:p>FCY CHEQUE COLLECTION DEBIT</text:p>
          </table:table-cell>
          <table:table-cell table:formula="of:=IF(ISERROR(VLOOKUP([.$B255];[Sheet2.$A$4:.$G$271];6;0));0;VLOOKUP([.$B255];[Sheet2.$A$4:.$G$271];6;0))" office:value-type="string" office:string-value="Unknown" calcext:value-type="string">
            <text:p>Unknown</text:p>
          </table:table-cell>
          <table:table-cell office:value-type="float" office:value="17" calcext:value-type="float">
            <text:p>17</text:p>
          </table:table-cell>
          <table:table-cell table:formula="of:=IF(ISERROR([.D255]);1;0)" office:value-type="float" office:value="0" calcext:value-type="float">
            <text:p>0</text:p>
          </table:table-cell>
          <table:table-cell table:formula="of:=[.G255]*[.C255]" office:value-type="float" office:value="0" calcext:value-type="float">
            <text:p>0</text:p>
          </table:table-cell>
          <table:table-cell table:formula="of:=IF(ISERROR(VLOOKUP([.B255];[.$N$5:.$O$12];2;0));0;VLOOKUP([.B255];[.$N$5:.$O$12];2;0))" office:value-type="float" office:value="0" calcext:value-type="float">
            <text:p>0</text:p>
          </table:table-cell>
          <table:table-cell table:formula="of:=IF([.E255]=&quot;Unknown&quot;;[.C255]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9987" calcext:value-type="float">
            <text:p>9987</text:p>
          </table:table-cell>
          <table:table-cell office:value-type="float" office:value="16" calcext:value-type="float">
            <text:p>16</text:p>
          </table:table-cell>
          <table:table-cell table:formula="of:=VLOOKUP([.B256];[Sheet2.$A$4:.$B$271];2;0)" office:value-type="string" office:string-value="#N/A" calcext:value-type="error">
            <text:p>#N/A</text:p>
          </table:table-cell>
          <table:table-cell table:formula="of:=IF(ISERROR(VLOOKUP([.$B256];[Sheet2.$A$4:.$G$271];6;0));0;VLOOKUP([.$B256];[Sheet2.$A$4:.$G$271];6;0)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IF(ISERROR([.D256]);1;0)" office:value-type="float" office:value="1" calcext:value-type="float">
            <text:p>1</text:p>
          </table:table-cell>
          <table:table-cell table:formula="of:=[.G256]*[.C256]" office:value-type="float" office:value="16" calcext:value-type="float">
            <text:p>16</text:p>
          </table:table-cell>
          <table:table-cell table:formula="of:=IF(ISERROR(VLOOKUP([.B256];[.$N$5:.$O$12];2;0));0;VLOOKUP([.B256];[.$N$5:.$O$12];2;0))" office:value-type="float" office:value="0" calcext:value-type="float">
            <text:p>0</text:p>
          </table:table-cell>
          <table:table-cell table:formula="of:=IF([.E256]=&quot;Unknown&quot;;[.C25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30" calcext:value-type="float">
            <text:p>1430</text:p>
          </table:table-cell>
          <table:table-cell office:value-type="float" office:value="16" calcext:value-type="float">
            <text:p>16</text:p>
          </table:table-cell>
          <table:table-cell table:formula="of:=VLOOKUP([.B257];[Sheet2.$A$4:.$B$271];2;0)" office:value-type="string" office:string-value="#N/A" calcext:value-type="error">
            <text:p>#N/A</text:p>
          </table:table-cell>
          <table:table-cell table:formula="of:=IF(ISERROR(VLOOKUP([.$B257];[Sheet2.$A$4:.$G$271];6;0));0;VLOOKUP([.$B257];[Sheet2.$A$4:.$G$271];6;0)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IF(ISERROR([.D257]);1;0)" office:value-type="float" office:value="1" calcext:value-type="float">
            <text:p>1</text:p>
          </table:table-cell>
          <table:table-cell table:formula="of:=[.G257]*[.C257]" office:value-type="float" office:value="16" calcext:value-type="float">
            <text:p>16</text:p>
          </table:table-cell>
          <table:table-cell table:formula="of:=IF(ISERROR(VLOOKUP([.B257];[.$N$5:.$O$12];2;0));0;VLOOKUP([.B257];[.$N$5:.$O$12];2;0))" office:value-type="float" office:value="0" calcext:value-type="float">
            <text:p>0</text:p>
          </table:table-cell>
          <table:table-cell table:formula="of:=IF([.E257]=&quot;Unknown&quot;;[.C25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54" calcext:value-type="float">
            <text:p>1054</text:p>
          </table:table-cell>
          <table:table-cell office:value-type="float" office:value="16" calcext:value-type="float">
            <text:p>16</text:p>
          </table:table-cell>
          <table:table-cell table:formula="of:=VLOOKUP([.B258];[Sheet2.$A$4:.$B$271];2;0)" office:value-type="string" office:string-value="#N/A" calcext:value-type="error">
            <text:p>#N/A</text:p>
          </table:table-cell>
          <table:table-cell table:formula="of:=IF(ISERROR(VLOOKUP([.$B258];[Sheet2.$A$4:.$G$271];6;0));0;VLOOKUP([.$B258];[Sheet2.$A$4:.$G$271];6;0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IF(ISERROR([.D258]);1;0)" office:value-type="float" office:value="1" calcext:value-type="float">
            <text:p>1</text:p>
          </table:table-cell>
          <table:table-cell table:formula="of:=[.G258]*[.C258]" office:value-type="float" office:value="16" calcext:value-type="float">
            <text:p>16</text:p>
          </table:table-cell>
          <table:table-cell table:formula="of:=IF(ISERROR(VLOOKUP([.B258];[.$N$5:.$O$12];2;0));0;VLOOKUP([.B258];[.$N$5:.$O$12];2;0))" office:value-type="float" office:value="0" calcext:value-type="float">
            <text:p>0</text:p>
          </table:table-cell>
          <table:table-cell table:formula="of:=IF([.E258]=&quot;Unknown&quot;;[.C25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71" calcext:value-type="float">
            <text:p>5971</text:p>
          </table:table-cell>
          <table:table-cell office:value-type="float" office:value="15" calcext:value-type="float">
            <text:p>15</text:p>
          </table:table-cell>
          <table:table-cell table:formula="of:=VLOOKUP([.B259];[Sheet2.$A$4:.$B$271];2;0)" office:value-type="string" office:string-value="#N/A" calcext:value-type="error">
            <text:p>#N/A</text:p>
          </table:table-cell>
          <table:table-cell table:formula="of:=IF(ISERROR(VLOOKUP([.$B259];[Sheet2.$A$4:.$G$271];6;0));0;VLOOKUP([.$B259];[Sheet2.$A$4:.$G$271];6;0)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IF(ISERROR([.D259]);1;0)" office:value-type="float" office:value="1" calcext:value-type="float">
            <text:p>1</text:p>
          </table:table-cell>
          <table:table-cell table:formula="of:=[.G259]*[.C259]" office:value-type="float" office:value="15" calcext:value-type="float">
            <text:p>15</text:p>
          </table:table-cell>
          <table:table-cell table:formula="of:=IF(ISERROR(VLOOKUP([.B259];[.$N$5:.$O$12];2;0));0;VLOOKUP([.B259];[.$N$5:.$O$12];2;0))" office:value-type="float" office:value="0" calcext:value-type="float">
            <text:p>0</text:p>
          </table:table-cell>
          <table:table-cell table:formula="of:=IF([.E259]=&quot;Unknown&quot;;[.C25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30" calcext:value-type="float">
            <text:p>5830</text:p>
          </table:table-cell>
          <table:table-cell office:value-type="float" office:value="15" calcext:value-type="float">
            <text:p>15</text:p>
          </table:table-cell>
          <table:table-cell table:formula="of:=VLOOKUP([.B260];[Sheet2.$A$4:.$B$271];2;0)" office:value-type="string" office:string-value="#N/A" calcext:value-type="error">
            <text:p>#N/A</text:p>
          </table:table-cell>
          <table:table-cell table:formula="of:=IF(ISERROR(VLOOKUP([.$B260];[Sheet2.$A$4:.$G$271];6;0));0;VLOOKUP([.$B260];[Sheet2.$A$4:.$G$271];6;0)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IF(ISERROR([.D260]);1;0)" office:value-type="float" office:value="1" calcext:value-type="float">
            <text:p>1</text:p>
          </table:table-cell>
          <table:table-cell table:formula="of:=[.G260]*[.C260]" office:value-type="float" office:value="15" calcext:value-type="float">
            <text:p>15</text:p>
          </table:table-cell>
          <table:table-cell table:formula="of:=IF(ISERROR(VLOOKUP([.B260];[.$N$5:.$O$12];2;0));0;VLOOKUP([.B260];[.$N$5:.$O$12];2;0))" office:value-type="float" office:value="0" calcext:value-type="float">
            <text:p>0</text:p>
          </table:table-cell>
          <table:table-cell table:formula="of:=IF([.E260]=&quot;Unknown&quot;;[.C26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03" calcext:value-type="float">
            <text:p>1603</text:p>
          </table:table-cell>
          <table:table-cell office:value-type="float" office:value="15" calcext:value-type="float">
            <text:p>15</text:p>
          </table:table-cell>
          <table:table-cell table:formula="of:=VLOOKUP([.B261];[Sheet2.$A$4:.$B$271];2;0)" office:value-type="string" office:string-value="#N/A" calcext:value-type="error">
            <text:p>#N/A</text:p>
          </table:table-cell>
          <table:table-cell table:formula="of:=IF(ISERROR(VLOOKUP([.$B261];[Sheet2.$A$4:.$G$271];6;0));0;VLOOKUP([.$B261];[Sheet2.$A$4:.$G$271];6;0)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IF(ISERROR([.D261]);1;0)" office:value-type="float" office:value="1" calcext:value-type="float">
            <text:p>1</text:p>
          </table:table-cell>
          <table:table-cell table:formula="of:=[.G261]*[.C261]" office:value-type="float" office:value="15" calcext:value-type="float">
            <text:p>15</text:p>
          </table:table-cell>
          <table:table-cell table:formula="of:=IF(ISERROR(VLOOKUP([.B261];[.$N$5:.$O$12];2;0));0;VLOOKUP([.B261];[.$N$5:.$O$12];2;0))" office:value-type="float" office:value="0" calcext:value-type="float">
            <text:p>0</text:p>
          </table:table-cell>
          <table:table-cell table:formula="of:=IF([.E261]=&quot;Unknown&quot;;[.C26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VLOOKUP([.B262];[Sheet2.$A$4:.$B$271];2;0)" office:value-type="string" office:string-value="#N/A" calcext:value-type="error">
            <text:p>#N/A</text:p>
          </table:table-cell>
          <table:table-cell table:formula="of:=IF(ISERROR(VLOOKUP([.$B262];[Sheet2.$A$4:.$G$271];6;0));0;VLOOKUP([.$B262];[Sheet2.$A$4:.$G$271];6;0)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ISERROR([.D262]);1;0)" office:value-type="float" office:value="1" calcext:value-type="float">
            <text:p>1</text:p>
          </table:table-cell>
          <table:table-cell table:formula="of:=[.G262]*[.C262]" office:value-type="float" office:value="14" calcext:value-type="float">
            <text:p>14</text:p>
          </table:table-cell>
          <table:table-cell table:formula="of:=IF(ISERROR(VLOOKUP([.B262];[.$N$5:.$O$12];2;0));0;VLOOKUP([.B262];[.$N$5:.$O$12];2;0))" office:value-type="float" office:value="0" calcext:value-type="float">
            <text:p>0</text:p>
          </table:table-cell>
          <table:table-cell table:formula="of:=IF([.E262]=&quot;Unknown&quot;;[.C26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15" calcext:value-type="float">
            <text:p>5915</text:p>
          </table:table-cell>
          <table:table-cell office:value-type="float" office:value="13" calcext:value-type="float">
            <text:p>13</text:p>
          </table:table-cell>
          <table:table-cell table:formula="of:=VLOOKUP([.B263];[Sheet2.$A$4:.$B$271];2;0)" office:value-type="string" office:string-value="#N/A" calcext:value-type="error">
            <text:p>#N/A</text:p>
          </table:table-cell>
          <table:table-cell table:formula="of:=IF(ISERROR(VLOOKUP([.$B263];[Sheet2.$A$4:.$G$271];6;0));0;VLOOKUP([.$B263];[Sheet2.$A$4:.$G$271];6;0)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IF(ISERROR([.D263]);1;0)" office:value-type="float" office:value="1" calcext:value-type="float">
            <text:p>1</text:p>
          </table:table-cell>
          <table:table-cell table:formula="of:=[.G263]*[.C263]" office:value-type="float" office:value="13" calcext:value-type="float">
            <text:p>13</text:p>
          </table:table-cell>
          <table:table-cell table:formula="of:=IF(ISERROR(VLOOKUP([.B263];[.$N$5:.$O$12];2;0));0;VLOOKUP([.B263];[.$N$5:.$O$12];2;0))" office:value-type="float" office:value="0" calcext:value-type="float">
            <text:p>0</text:p>
          </table:table-cell>
          <table:table-cell table:formula="of:=IF([.E263]=&quot;Unknown&quot;;[.C26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04" calcext:value-type="float">
            <text:p>1204</text:p>
          </table:table-cell>
          <table:table-cell office:value-type="float" office:value="13" calcext:value-type="float">
            <text:p>13</text:p>
          </table:table-cell>
          <table:table-cell table:formula="of:=VLOOKUP([.B264];[Sheet2.$A$4:.$B$271];2;0)" office:value-type="string" office:string-value="#N/A" calcext:value-type="error">
            <text:p>#N/A</text:p>
          </table:table-cell>
          <table:table-cell table:formula="of:=IF(ISERROR(VLOOKUP([.$B264];[Sheet2.$A$4:.$G$271];6;0));0;VLOOKUP([.$B264];[Sheet2.$A$4:.$G$271];6;0)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ISERROR([.D264]);1;0)" office:value-type="float" office:value="1" calcext:value-type="float">
            <text:p>1</text:p>
          </table:table-cell>
          <table:table-cell table:formula="of:=[.G264]*[.C264]" office:value-type="float" office:value="13" calcext:value-type="float">
            <text:p>13</text:p>
          </table:table-cell>
          <table:table-cell table:formula="of:=IF(ISERROR(VLOOKUP([.B264];[.$N$5:.$O$12];2;0));0;VLOOKUP([.B264];[.$N$5:.$O$12];2;0))" office:value-type="float" office:value="0" calcext:value-type="float">
            <text:p>0</text:p>
          </table:table-cell>
          <table:table-cell table:formula="of:=IF([.E264]=&quot;Unknown&quot;;[.C26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46" calcext:value-type="float">
            <text:p>5946</text:p>
          </table:table-cell>
          <table:table-cell office:value-type="float" office:value="12" calcext:value-type="float">
            <text:p>12</text:p>
          </table:table-cell>
          <table:table-cell table:formula="of:=VLOOKUP([.B265];[Sheet2.$A$4:.$B$271];2;0)" office:value-type="string" office:string-value="PHONEBANKING CHARGES DEBIT" calcext:value-type="string">
            <text:p>PHONEBANKING CHARGES DEBIT</text:p>
          </table:table-cell>
          <table:table-cell table:formula="of:=IF(ISERROR(VLOOKUP([.$B265];[Sheet2.$A$4:.$G$271];6;0));0;VLOOKUP([.$B265];[Sheet2.$A$4:.$G$271];6;0))" office:value-type="string" office:string-value="Charges" calcext:value-type="string">
            <text:p>Charges</text:p>
          </table:table-cell>
          <table:table-cell office:value-type="float" office:value="12" calcext:value-type="float">
            <text:p>12</text:p>
          </table:table-cell>
          <table:table-cell table:formula="of:=IF(ISERROR([.D265]);1;0)" office:value-type="float" office:value="0" calcext:value-type="float">
            <text:p>0</text:p>
          </table:table-cell>
          <table:table-cell table:formula="of:=[.G265]*[.C265]" office:value-type="float" office:value="0" calcext:value-type="float">
            <text:p>0</text:p>
          </table:table-cell>
          <table:table-cell table:formula="of:=IF(ISERROR(VLOOKUP([.B265];[.$N$5:.$O$12];2;0));0;VLOOKUP([.B265];[.$N$5:.$O$12];2;0))" office:value-type="float" office:value="0" calcext:value-type="float">
            <text:p>0</text:p>
          </table:table-cell>
          <table:table-cell table:formula="of:=IF([.E265]=&quot;Unknown&quot;;[.C26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90" calcext:value-type="float">
            <text:p>5890</text:p>
          </table:table-cell>
          <table:table-cell office:value-type="float" office:value="12" calcext:value-type="float">
            <text:p>12</text:p>
          </table:table-cell>
          <table:table-cell table:formula="of:=VLOOKUP([.B266];[Sheet2.$A$4:.$B$271];2;0)" office:value-type="string" office:string-value="#N/A" calcext:value-type="error">
            <text:p>#N/A</text:p>
          </table:table-cell>
          <table:table-cell table:formula="of:=IF(ISERROR(VLOOKUP([.$B266];[Sheet2.$A$4:.$G$271];6;0));0;VLOOKUP([.$B266];[Sheet2.$A$4:.$G$271];6;0)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ISERROR([.D266]);1;0)" office:value-type="float" office:value="1" calcext:value-type="float">
            <text:p>1</text:p>
          </table:table-cell>
          <table:table-cell table:formula="of:=[.G266]*[.C266]" office:value-type="float" office:value="12" calcext:value-type="float">
            <text:p>12</text:p>
          </table:table-cell>
          <table:table-cell table:formula="of:=IF(ISERROR(VLOOKUP([.B266];[.$N$5:.$O$12];2;0));0;VLOOKUP([.B266];[.$N$5:.$O$12];2;0))" office:value-type="float" office:value="0" calcext:value-type="float">
            <text:p>0</text:p>
          </table:table-cell>
          <table:table-cell table:formula="of:=IF([.E266]=&quot;Unknown&quot;;[.C26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76" calcext:value-type="float">
            <text:p>1176</text:p>
          </table:table-cell>
          <table:table-cell office:value-type="float" office:value="12" calcext:value-type="float">
            <text:p>12</text:p>
          </table:table-cell>
          <table:table-cell table:formula="of:=VLOOKUP([.B267];[Sheet2.$A$4:.$B$271];2;0)" office:value-type="string" office:string-value="PAD ENTRIES DEBIT" calcext:value-type="string">
            <text:p>PAD ENTRIES DEBIT</text:p>
          </table:table-cell>
          <table:table-cell table:formula="of:=IF(ISERROR(VLOOKUP([.$B267];[Sheet2.$A$4:.$G$271];6;0));0;VLOOKUP([.$B267];[Sheet2.$A$4:.$G$271];6;0))" office:value-type="string" office:string-value="Unknown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table:formula="of:=IF(ISERROR([.D267]);1;0)" office:value-type="float" office:value="0" calcext:value-type="float">
            <text:p>0</text:p>
          </table:table-cell>
          <table:table-cell table:formula="of:=[.G267]*[.C267]" office:value-type="float" office:value="0" calcext:value-type="float">
            <text:p>0</text:p>
          </table:table-cell>
          <table:table-cell table:formula="of:=IF(ISERROR(VLOOKUP([.B267];[.$N$5:.$O$12];2;0));0;VLOOKUP([.B267];[.$N$5:.$O$12];2;0))" office:value-type="float" office:value="0" calcext:value-type="float">
            <text:p>0</text:p>
          </table:table-cell>
          <table:table-cell table:formula="of:=IF([.E267]=&quot;Unknown&quot;;[.C267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34" calcext:value-type="float">
            <text:p>5934</text:p>
          </table:table-cell>
          <table:table-cell office:value-type="float" office:value="10" calcext:value-type="float">
            <text:p>10</text:p>
          </table:table-cell>
          <table:table-cell table:formula="of:=VLOOKUP([.B268];[Sheet2.$A$4:.$B$271];2;0)" office:value-type="string" office:string-value="#N/A" calcext:value-type="error">
            <text:p>#N/A</text:p>
          </table:table-cell>
          <table:table-cell table:formula="of:=IF(ISERROR(VLOOKUP([.$B268];[Sheet2.$A$4:.$G$271];6;0));0;VLOOKUP([.$B268];[Sheet2.$A$4:.$G$271];6;0)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ISERROR([.D268]);1;0)" office:value-type="float" office:value="1" calcext:value-type="float">
            <text:p>1</text:p>
          </table:table-cell>
          <table:table-cell table:formula="of:=[.G268]*[.C268]" office:value-type="float" office:value="10" calcext:value-type="float">
            <text:p>10</text:p>
          </table:table-cell>
          <table:table-cell table:formula="of:=IF(ISERROR(VLOOKUP([.B268];[.$N$5:.$O$12];2;0));0;VLOOKUP([.B268];[.$N$5:.$O$12];2;0))" office:value-type="float" office:value="0" calcext:value-type="float">
            <text:p>0</text:p>
          </table:table-cell>
          <table:table-cell table:formula="of:=IF([.E268]=&quot;Unknown&quot;;[.C26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70" calcext:value-type="float">
            <text:p>2770</text:p>
          </table:table-cell>
          <table:table-cell office:value-type="float" office:value="10" calcext:value-type="float">
            <text:p>10</text:p>
          </table:table-cell>
          <table:table-cell table:formula="of:=VLOOKUP([.B269];[Sheet2.$A$4:.$B$271];2;0)" office:value-type="string" office:string-value="TERMINAL RENTALS" calcext:value-type="string">
            <text:p>TERMINAL RENTALS</text:p>
          </table:table-cell>
          <table:table-cell table:formula="of:=IF(ISERROR(VLOOKUP([.$B269];[Sheet2.$A$4:.$G$271];6;0));0;VLOOKUP([.$B269];[Sheet2.$A$4:.$G$271];6;0))" office:value-type="string" office:string-value="Unknown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table:formula="of:=IF(ISERROR([.D269]);1;0)" office:value-type="float" office:value="0" calcext:value-type="float">
            <text:p>0</text:p>
          </table:table-cell>
          <table:table-cell table:formula="of:=[.G269]*[.C269]" office:value-type="float" office:value="0" calcext:value-type="float">
            <text:p>0</text:p>
          </table:table-cell>
          <table:table-cell table:formula="of:=IF(ISERROR(VLOOKUP([.B269];[.$N$5:.$O$12];2;0));0;VLOOKUP([.B269];[.$N$5:.$O$12];2;0))" office:value-type="float" office:value="0" calcext:value-type="float">
            <text:p>0</text:p>
          </table:table-cell>
          <table:table-cell table:formula="of:=IF([.E269]=&quot;Unknown&quot;;[.C269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39" calcext:value-type="float">
            <text:p>1039</text:p>
          </table:table-cell>
          <table:table-cell office:value-type="float" office:value="10" calcext:value-type="float">
            <text:p>10</text:p>
          </table:table-cell>
          <table:table-cell table:formula="of:=VLOOKUP([.B270];[Sheet2.$A$4:.$B$271];2;0)" office:value-type="string" office:string-value="VENDOR PAYMENT DEBIT" calcext:value-type="string">
            <text:p>VENDOR PAYMENT DEBIT</text:p>
          </table:table-cell>
          <table:table-cell table:formula="of:=IF(ISERROR(VLOOKUP([.$B270];[Sheet2.$A$4:.$G$271];6;0));0;VLOOKUP([.$B270];[Sheet2.$A$4:.$G$271];6;0))" office:value-type="string" office:string-value="Unknown" calcext:value-type="string">
            <text:p>Unknown</text:p>
          </table:table-cell>
          <table:table-cell office:value-type="float" office:value="4" calcext:value-type="float">
            <text:p>4</text:p>
          </table:table-cell>
          <table:table-cell table:formula="of:=IF(ISERROR([.D270]);1;0)" office:value-type="float" office:value="0" calcext:value-type="float">
            <text:p>0</text:p>
          </table:table-cell>
          <table:table-cell table:formula="of:=[.G270]*[.C270]" office:value-type="float" office:value="0" calcext:value-type="float">
            <text:p>0</text:p>
          </table:table-cell>
          <table:table-cell table:formula="of:=IF(ISERROR(VLOOKUP([.B270];[.$N$5:.$O$12];2;0));0;VLOOKUP([.B270];[.$N$5:.$O$12];2;0))" office:value-type="float" office:value="0" calcext:value-type="float">
            <text:p>0</text:p>
          </table:table-cell>
          <table:table-cell table:formula="of:=IF([.E270]=&quot;Unknown&quot;;[.C270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13" calcext:value-type="float">
            <text:p>9213</text:p>
          </table:table-cell>
          <table:table-cell office:value-type="float" office:value="9" calcext:value-type="float">
            <text:p>9</text:p>
          </table:table-cell>
          <table:table-cell table:formula="of:=VLOOKUP([.B271];[Sheet2.$A$4:.$B$271];2;0)" office:value-type="string" office:string-value="#N/A" calcext:value-type="error">
            <text:p>#N/A</text:p>
          </table:table-cell>
          <table:table-cell table:formula="of:=IF(ISERROR(VLOOKUP([.$B271];[Sheet2.$A$4:.$G$271];6;0));0;VLOOKUP([.$B271];[Sheet2.$A$4:.$G$271];6;0)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ISERROR([.D271]);1;0)" office:value-type="float" office:value="1" calcext:value-type="float">
            <text:p>1</text:p>
          </table:table-cell>
          <table:table-cell table:formula="of:=[.G271]*[.C271]" office:value-type="float" office:value="9" calcext:value-type="float">
            <text:p>9</text:p>
          </table:table-cell>
          <table:table-cell table:formula="of:=IF(ISERROR(VLOOKUP([.B271];[.$N$5:.$O$12];2;0));0;VLOOKUP([.B271];[.$N$5:.$O$12];2;0))" office:value-type="float" office:value="0" calcext:value-type="float">
            <text:p>0</text:p>
          </table:table-cell>
          <table:table-cell table:formula="of:=IF([.E271]=&quot;Unknown&quot;;[.C27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16" calcext:value-type="float">
            <text:p>1416</text:p>
          </table:table-cell>
          <table:table-cell office:value-type="float" office:value="9" calcext:value-type="float">
            <text:p>9</text:p>
          </table:table-cell>
          <table:table-cell table:formula="of:=VLOOKUP([.B272];[Sheet2.$A$4:.$B$271];2;0)" office:value-type="string" office:string-value="#N/A" calcext:value-type="error">
            <text:p>#N/A</text:p>
          </table:table-cell>
          <table:table-cell table:formula="of:=IF(ISERROR(VLOOKUP([.$B272];[Sheet2.$A$4:.$G$271];6;0));0;VLOOKUP([.$B272];[Sheet2.$A$4:.$G$271];6;0)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ISERROR([.D272]);1;0)" office:value-type="float" office:value="1" calcext:value-type="float">
            <text:p>1</text:p>
          </table:table-cell>
          <table:table-cell table:formula="of:=[.G272]*[.C272]" office:value-type="float" office:value="9" calcext:value-type="float">
            <text:p>9</text:p>
          </table:table-cell>
          <table:table-cell table:formula="of:=IF(ISERROR(VLOOKUP([.B272];[.$N$5:.$O$12];2;0));0;VLOOKUP([.B272];[.$N$5:.$O$12];2;0))" office:value-type="float" office:value="0" calcext:value-type="float">
            <text:p>0</text:p>
          </table:table-cell>
          <table:table-cell table:formula="of:=IF([.E272]=&quot;Unknown&quot;;[.C27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18" calcext:value-type="float">
            <text:p>1118</text:p>
          </table:table-cell>
          <table:table-cell office:value-type="float" office:value="9" calcext:value-type="float">
            <text:p>9</text:p>
          </table:table-cell>
          <table:table-cell table:formula="of:=VLOOKUP([.B273];[Sheet2.$A$4:.$B$271];2;0)" office:value-type="string" office:string-value="DISBURSEMENTS DEBIT" calcext:value-type="string">
            <text:p>DISBURSEMENTS DEBIT</text:p>
          </table:table-cell>
          <table:table-cell table:formula="of:=IF(ISERROR(VLOOKUP([.$B273];[Sheet2.$A$4:.$G$271];6;0));0;VLOOKUP([.$B273];[Sheet2.$A$4:.$G$271];6;0))" office:value-type="string" office:string-value="Unknown" calcext:value-type="string">
            <text:p>Unknown</text:p>
          </table:table-cell>
          <table:table-cell office:value-type="float" office:value="4" calcext:value-type="float">
            <text:p>4</text:p>
          </table:table-cell>
          <table:table-cell table:formula="of:=IF(ISERROR([.D273]);1;0)" office:value-type="float" office:value="0" calcext:value-type="float">
            <text:p>0</text:p>
          </table:table-cell>
          <table:table-cell table:formula="of:=[.G273]*[.C273]" office:value-type="float" office:value="0" calcext:value-type="float">
            <text:p>0</text:p>
          </table:table-cell>
          <table:table-cell table:formula="of:=IF(ISERROR(VLOOKUP([.B273];[.$N$5:.$O$12];2;0));0;VLOOKUP([.B273];[.$N$5:.$O$12];2;0))" office:value-type="float" office:value="0" calcext:value-type="float">
            <text:p>0</text:p>
          </table:table-cell>
          <table:table-cell table:formula="of:=IF([.E273]=&quot;Unknown&quot;;[.C273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73" calcext:value-type="float">
            <text:p>5973</text:p>
          </table:table-cell>
          <table:table-cell office:value-type="float" office:value="8" calcext:value-type="float">
            <text:p>8</text:p>
          </table:table-cell>
          <table:table-cell table:formula="of:=VLOOKUP([.B274];[Sheet2.$A$4:.$B$271];2;0)" office:value-type="string" office:string-value="#N/A" calcext:value-type="error">
            <text:p>#N/A</text:p>
          </table:table-cell>
          <table:table-cell table:formula="of:=IF(ISERROR(VLOOKUP([.$B274];[Sheet2.$A$4:.$G$271];6;0));0;VLOOKUP([.$B274];[Sheet2.$A$4:.$G$271];6;0)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ISERROR([.D274]);1;0)" office:value-type="float" office:value="1" calcext:value-type="float">
            <text:p>1</text:p>
          </table:table-cell>
          <table:table-cell table:formula="of:=[.G274]*[.C274]" office:value-type="float" office:value="8" calcext:value-type="float">
            <text:p>8</text:p>
          </table:table-cell>
          <table:table-cell table:formula="of:=IF(ISERROR(VLOOKUP([.B274];[.$N$5:.$O$12];2;0));0;VLOOKUP([.B274];[.$N$5:.$O$12];2;0))" office:value-type="float" office:value="0" calcext:value-type="float">
            <text:p>0</text:p>
          </table:table-cell>
          <table:table-cell table:formula="of:=IF([.E274]=&quot;Unknown&quot;;[.C27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51" calcext:value-type="float">
            <text:p>1251</text:p>
          </table:table-cell>
          <table:table-cell office:value-type="float" office:value="8" calcext:value-type="float">
            <text:p>8</text:p>
          </table:table-cell>
          <table:table-cell table:formula="of:=VLOOKUP([.B275];[Sheet2.$A$4:.$B$271];2;0)" office:value-type="string" office:string-value="#N/A" calcext:value-type="error">
            <text:p>#N/A</text:p>
          </table:table-cell>
          <table:table-cell table:formula="of:=IF(ISERROR(VLOOKUP([.$B275];[Sheet2.$A$4:.$G$271];6;0));0;VLOOKUP([.$B275];[Sheet2.$A$4:.$G$271];6;0)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ISERROR([.D275]);1;0)" office:value-type="float" office:value="1" calcext:value-type="float">
            <text:p>1</text:p>
          </table:table-cell>
          <table:table-cell table:formula="of:=[.G275]*[.C275]" office:value-type="float" office:value="8" calcext:value-type="float">
            <text:p>8</text:p>
          </table:table-cell>
          <table:table-cell table:formula="of:=IF(ISERROR(VLOOKUP([.B275];[.$N$5:.$O$12];2;0));0;VLOOKUP([.B275];[.$N$5:.$O$12];2;0))" office:value-type="float" office:value="0" calcext:value-type="float">
            <text:p>0</text:p>
          </table:table-cell>
          <table:table-cell table:formula="of:=IF([.E275]=&quot;Unknown&quot;;[.C27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67" calcext:value-type="float">
            <text:p>5867</text:p>
          </table:table-cell>
          <table:table-cell office:value-type="float" office:value="7" calcext:value-type="float">
            <text:p>7</text:p>
          </table:table-cell>
          <table:table-cell table:formula="of:=VLOOKUP([.B276];[Sheet2.$A$4:.$B$271];2;0)" office:value-type="string" office:string-value="#N/A" calcext:value-type="error">
            <text:p>#N/A</text:p>
          </table:table-cell>
          <table:table-cell table:formula="of:=IF(ISERROR(VLOOKUP([.$B276];[Sheet2.$A$4:.$G$271];6;0));0;VLOOKUP([.$B276];[Sheet2.$A$4:.$G$271];6;0)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ISERROR([.D276]);1;0)" office:value-type="float" office:value="1" calcext:value-type="float">
            <text:p>1</text:p>
          </table:table-cell>
          <table:table-cell table:formula="of:=[.G276]*[.C276]" office:value-type="float" office:value="7" calcext:value-type="float">
            <text:p>7</text:p>
          </table:table-cell>
          <table:table-cell table:formula="of:=IF(ISERROR(VLOOKUP([.B276];[.$N$5:.$O$12];2;0));0;VLOOKUP([.B276];[.$N$5:.$O$12];2;0))" office:value-type="float" office:value="0" calcext:value-type="float">
            <text:p>0</text:p>
          </table:table-cell>
          <table:table-cell table:formula="of:=IF([.E276]=&quot;Unknown&quot;;[.C27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64" calcext:value-type="float">
            <text:p>1064</text:p>
          </table:table-cell>
          <table:table-cell office:value-type="float" office:value="7" calcext:value-type="float">
            <text:p>7</text:p>
          </table:table-cell>
          <table:table-cell table:formula="of:=VLOOKUP([.B277];[Sheet2.$A$4:.$B$271];2;0)" office:value-type="string" office:string-value="#N/A" calcext:value-type="error">
            <text:p>#N/A</text:p>
          </table:table-cell>
          <table:table-cell table:formula="of:=IF(ISERROR(VLOOKUP([.$B277];[Sheet2.$A$4:.$G$271];6;0));0;VLOOKUP([.$B277];[Sheet2.$A$4:.$G$271];6;0)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ERROR([.D277]);1;0)" office:value-type="float" office:value="1" calcext:value-type="float">
            <text:p>1</text:p>
          </table:table-cell>
          <table:table-cell table:formula="of:=[.G277]*[.C277]" office:value-type="float" office:value="7" calcext:value-type="float">
            <text:p>7</text:p>
          </table:table-cell>
          <table:table-cell table:formula="of:=IF(ISERROR(VLOOKUP([.B277];[.$N$5:.$O$12];2;0));0;VLOOKUP([.B277];[.$N$5:.$O$12];2;0))" office:value-type="float" office:value="0" calcext:value-type="float">
            <text:p>0</text:p>
          </table:table-cell>
          <table:table-cell table:formula="of:=IF([.E277]=&quot;Unknown&quot;;[.C27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67" calcext:value-type="float">
            <text:p>9267</text:p>
          </table:table-cell>
          <table:table-cell office:value-type="float" office:value="6" calcext:value-type="float">
            <text:p>6</text:p>
          </table:table-cell>
          <table:table-cell table:formula="of:=VLOOKUP([.B278];[Sheet2.$A$4:.$B$271];2;0)" office:value-type="string" office:string-value="#N/A" calcext:value-type="error">
            <text:p>#N/A</text:p>
          </table:table-cell>
          <table:table-cell table:formula="of:=IF(ISERROR(VLOOKUP([.$B278];[Sheet2.$A$4:.$G$271];6;0));0;VLOOKUP([.$B278];[Sheet2.$A$4:.$G$271];6;0)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ERROR([.D278]);1;0)" office:value-type="float" office:value="1" calcext:value-type="float">
            <text:p>1</text:p>
          </table:table-cell>
          <table:table-cell table:formula="of:=[.G278]*[.C278]" office:value-type="float" office:value="6" calcext:value-type="float">
            <text:p>6</text:p>
          </table:table-cell>
          <table:table-cell table:formula="of:=IF(ISERROR(VLOOKUP([.B278];[.$N$5:.$O$12];2;0));0;VLOOKUP([.B278];[.$N$5:.$O$12];2;0))" office:value-type="float" office:value="0" calcext:value-type="float">
            <text:p>0</text:p>
          </table:table-cell>
          <table:table-cell table:formula="of:=IF([.E278]=&quot;Unknown&quot;;[.C27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99" calcext:value-type="float">
            <text:p>5999</text:p>
          </table:table-cell>
          <table:table-cell office:value-type="float" office:value="6" calcext:value-type="float">
            <text:p>6</text:p>
          </table:table-cell>
          <table:table-cell table:formula="of:=VLOOKUP([.B279];[Sheet2.$A$4:.$B$271];2;0)" office:value-type="string" office:string-value="#N/A" calcext:value-type="error">
            <text:p>#N/A</text:p>
          </table:table-cell>
          <table:table-cell table:formula="of:=IF(ISERROR(VLOOKUP([.$B279];[Sheet2.$A$4:.$G$271];6;0));0;VLOOKUP([.$B279];[Sheet2.$A$4:.$G$271];6;0)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ISERROR([.D279]);1;0)" office:value-type="float" office:value="1" calcext:value-type="float">
            <text:p>1</text:p>
          </table:table-cell>
          <table:table-cell table:formula="of:=[.G279]*[.C279]" office:value-type="float" office:value="6" calcext:value-type="float">
            <text:p>6</text:p>
          </table:table-cell>
          <table:table-cell table:formula="of:=IF(ISERROR(VLOOKUP([.B279];[.$N$5:.$O$12];2;0));0;VLOOKUP([.B279];[.$N$5:.$O$12];2;0))" office:value-type="float" office:value="0" calcext:value-type="float">
            <text:p>0</text:p>
          </table:table-cell>
          <table:table-cell table:formula="of:=IF([.E279]=&quot;Unknown&quot;;[.C27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55" calcext:value-type="float">
            <text:p>1455</text:p>
          </table:table-cell>
          <table:table-cell office:value-type="float" office:value="6" calcext:value-type="float">
            <text:p>6</text:p>
          </table:table-cell>
          <table:table-cell table:formula="of:=VLOOKUP([.B280];[Sheet2.$A$4:.$B$271];2;0)" office:value-type="string" office:string-value="#N/A" calcext:value-type="error">
            <text:p>#N/A</text:p>
          </table:table-cell>
          <table:table-cell table:formula="of:=IF(ISERROR(VLOOKUP([.$B280];[Sheet2.$A$4:.$G$271];6;0));0;VLOOKUP([.$B280];[Sheet2.$A$4:.$G$271];6;0)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ERROR([.D280]);1;0)" office:value-type="float" office:value="1" calcext:value-type="float">
            <text:p>1</text:p>
          </table:table-cell>
          <table:table-cell table:formula="of:=[.G280]*[.C280]" office:value-type="float" office:value="6" calcext:value-type="float">
            <text:p>6</text:p>
          </table:table-cell>
          <table:table-cell table:formula="of:=IF(ISERROR(VLOOKUP([.B280];[.$N$5:.$O$12];2;0));0;VLOOKUP([.B280];[.$N$5:.$O$12];2;0))" office:value-type="float" office:value="0" calcext:value-type="float">
            <text:p>0</text:p>
          </table:table-cell>
          <table:table-cell table:formula="of:=IF([.E280]=&quot;Unknown&quot;;[.C28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53" calcext:value-type="float">
            <text:p>1453</text:p>
          </table:table-cell>
          <table:table-cell office:value-type="float" office:value="6" calcext:value-type="float">
            <text:p>6</text:p>
          </table:table-cell>
          <table:table-cell table:formula="of:=VLOOKUP([.B281];[Sheet2.$A$4:.$B$271];2;0)" office:value-type="string" office:string-value="#N/A" calcext:value-type="error">
            <text:p>#N/A</text:p>
          </table:table-cell>
          <table:table-cell table:formula="of:=IF(ISERROR(VLOOKUP([.$B281];[Sheet2.$A$4:.$G$271];6;0));0;VLOOKUP([.$B281];[Sheet2.$A$4:.$G$271];6;0)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ISERROR([.D281]);1;0)" office:value-type="float" office:value="1" calcext:value-type="float">
            <text:p>1</text:p>
          </table:table-cell>
          <table:table-cell table:formula="of:=[.G281]*[.C281]" office:value-type="float" office:value="6" calcext:value-type="float">
            <text:p>6</text:p>
          </table:table-cell>
          <table:table-cell table:formula="of:=IF(ISERROR(VLOOKUP([.B281];[.$N$5:.$O$12];2;0));0;VLOOKUP([.B281];[.$N$5:.$O$12];2;0))" office:value-type="float" office:value="0" calcext:value-type="float">
            <text:p>0</text:p>
          </table:table-cell>
          <table:table-cell table:formula="of:=IF([.E281]=&quot;Unknown&quot;;[.C28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70" calcext:value-type="float">
            <text:p>1070</text:p>
          </table:table-cell>
          <table:table-cell office:value-type="float" office:value="6" calcext:value-type="float">
            <text:p>6</text:p>
          </table:table-cell>
          <table:table-cell table:formula="of:=VLOOKUP([.B282];[Sheet2.$A$4:.$B$271];2;0)" office:value-type="string" office:string-value="#N/A" calcext:value-type="error">
            <text:p>#N/A</text:p>
          </table:table-cell>
          <table:table-cell table:formula="of:=IF(ISERROR(VLOOKUP([.$B282];[Sheet2.$A$4:.$G$271];6;0));0;VLOOKUP([.$B282];[Sheet2.$A$4:.$G$271];6;0)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ISERROR([.D282]);1;0)" office:value-type="float" office:value="1" calcext:value-type="float">
            <text:p>1</text:p>
          </table:table-cell>
          <table:table-cell table:formula="of:=[.G282]*[.C282]" office:value-type="float" office:value="6" calcext:value-type="float">
            <text:p>6</text:p>
          </table:table-cell>
          <table:table-cell table:formula="of:=IF(ISERROR(VLOOKUP([.B282];[.$N$5:.$O$12];2;0));0;VLOOKUP([.B282];[.$N$5:.$O$12];2;0))" office:value-type="float" office:value="0" calcext:value-type="float">
            <text:p>0</text:p>
          </table:table-cell>
          <table:table-cell table:formula="of:=IF([.E282]=&quot;Unknown&quot;;[.C28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08" calcext:value-type="float">
            <text:p>5808</text:p>
          </table:table-cell>
          <table:table-cell office:value-type="float" office:value="5" calcext:value-type="float">
            <text:p>5</text:p>
          </table:table-cell>
          <table:table-cell table:formula="of:=VLOOKUP([.B283];[Sheet2.$A$4:.$B$271];2;0)" office:value-type="string" office:string-value="RETAIL ASSET OPERATIONS - DSA PLOUGHBACK" calcext:value-type="string">
            <text:p>RETAIL ASSET OPERATIONS - DSA PLOUGHBACK</text:p>
          </table:table-cell>
          <table:table-cell table:formula="of:=IF(ISERROR(VLOOKUP([.$B283];[Sheet2.$A$4:.$G$271];6;0));0;VLOOKUP([.$B283];[Sheet2.$A$4:.$G$271];6;0))" office:value-type="string" office:string-value="Income" calcext:value-type="string">
            <text:p>Income</text:p>
          </table:table-cell>
          <table:table-cell office:value-type="float" office:value="1" calcext:value-type="float">
            <text:p>1</text:p>
          </table:table-cell>
          <table:table-cell table:formula="of:=IF(ISERROR([.D283]);1;0)" office:value-type="float" office:value="0" calcext:value-type="float">
            <text:p>0</text:p>
          </table:table-cell>
          <table:table-cell table:formula="of:=[.G283]*[.C283]" office:value-type="float" office:value="0" calcext:value-type="float">
            <text:p>0</text:p>
          </table:table-cell>
          <table:table-cell table:formula="of:=IF(ISERROR(VLOOKUP([.B283];[.$N$5:.$O$12];2;0));0;VLOOKUP([.B283];[.$N$5:.$O$12];2;0))" office:value-type="float" office:value="0" calcext:value-type="float">
            <text:p>0</text:p>
          </table:table-cell>
          <table:table-cell table:formula="of:=IF([.E283]=&quot;Unknown&quot;;[.C28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8" calcext:value-type="float">
            <text:p>2978</text:p>
          </table:table-cell>
          <table:table-cell office:value-type="float" office:value="5" calcext:value-type="float">
            <text:p>5</text:p>
          </table:table-cell>
          <table:table-cell table:formula="of:=VLOOKUP([.B284];[Sheet2.$A$4:.$B$271];2;0)" office:value-type="string" office:string-value="#N/A" calcext:value-type="error">
            <text:p>#N/A</text:p>
          </table:table-cell>
          <table:table-cell table:formula="of:=IF(ISERROR(VLOOKUP([.$B284];[Sheet2.$A$4:.$G$271];6;0));0;VLOOKUP([.$B284];[Sheet2.$A$4:.$G$271];6;0)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ISERROR([.D284]);1;0)" office:value-type="float" office:value="1" calcext:value-type="float">
            <text:p>1</text:p>
          </table:table-cell>
          <table:table-cell table:formula="of:=[.G284]*[.C284]" office:value-type="float" office:value="5" calcext:value-type="float">
            <text:p>5</text:p>
          </table:table-cell>
          <table:table-cell table:formula="of:=IF(ISERROR(VLOOKUP([.B284];[.$N$5:.$O$12];2;0));0;VLOOKUP([.B284];[.$N$5:.$O$12];2;0))" office:value-type="float" office:value="0" calcext:value-type="float">
            <text:p>0</text:p>
          </table:table-cell>
          <table:table-cell table:formula="of:=IF([.E284]=&quot;Unknown&quot;;[.C28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08" calcext:value-type="float">
            <text:p>1208</text:p>
          </table:table-cell>
          <table:table-cell office:value-type="float" office:value="5" calcext:value-type="float">
            <text:p>5</text:p>
          </table:table-cell>
          <table:table-cell table:formula="of:=VLOOKUP([.B285];[Sheet2.$A$4:.$B$271];2;0)" office:value-type="string" office:string-value="#N/A" calcext:value-type="error">
            <text:p>#N/A</text:p>
          </table:table-cell>
          <table:table-cell table:formula="of:=IF(ISERROR(VLOOKUP([.$B285];[Sheet2.$A$4:.$G$271];6;0));0;VLOOKUP([.$B285];[Sheet2.$A$4:.$G$271];6;0)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ISERROR([.D285]);1;0)" office:value-type="float" office:value="1" calcext:value-type="float">
            <text:p>1</text:p>
          </table:table-cell>
          <table:table-cell table:formula="of:=[.G285]*[.C285]" office:value-type="float" office:value="5" calcext:value-type="float">
            <text:p>5</text:p>
          </table:table-cell>
          <table:table-cell table:formula="of:=IF(ISERROR(VLOOKUP([.B285];[.$N$5:.$O$12];2;0));0;VLOOKUP([.B285];[.$N$5:.$O$12];2;0))" office:value-type="float" office:value="0" calcext:value-type="float">
            <text:p>0</text:p>
          </table:table-cell>
          <table:table-cell table:formula="of:=IF([.E285]=&quot;Unknown&quot;;[.C28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71" calcext:value-type="float">
            <text:p>1171</text:p>
          </table:table-cell>
          <table:table-cell office:value-type="float" office:value="5" calcext:value-type="float">
            <text:p>5</text:p>
          </table:table-cell>
          <table:table-cell table:formula="of:=VLOOKUP([.B286];[Sheet2.$A$4:.$B$271];2;0)" office:value-type="string" office:string-value="#N/A" calcext:value-type="error">
            <text:p>#N/A</text:p>
          </table:table-cell>
          <table:table-cell table:formula="of:=IF(ISERROR(VLOOKUP([.$B286];[Sheet2.$A$4:.$G$271];6;0));0;VLOOKUP([.$B286];[Sheet2.$A$4:.$G$271];6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ERROR([.D286]);1;0)" office:value-type="float" office:value="1" calcext:value-type="float">
            <text:p>1</text:p>
          </table:table-cell>
          <table:table-cell table:formula="of:=[.G286]*[.C286]" office:value-type="float" office:value="5" calcext:value-type="float">
            <text:p>5</text:p>
          </table:table-cell>
          <table:table-cell table:formula="of:=IF(ISERROR(VLOOKUP([.B286];[.$N$5:.$O$12];2;0));0;VLOOKUP([.B286];[.$N$5:.$O$12];2;0))" office:value-type="float" office:value="0" calcext:value-type="float">
            <text:p>0</text:p>
          </table:table-cell>
          <table:table-cell table:formula="of:=IF([.E286]=&quot;Unknown&quot;;[.C28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6" calcext:value-type="float">
            <text:p>2976</text:p>
          </table:table-cell>
          <table:table-cell office:value-type="float" office:value="4" calcext:value-type="float">
            <text:p>4</text:p>
          </table:table-cell>
          <table:table-cell table:formula="of:=VLOOKUP([.B287];[Sheet2.$A$4:.$B$271];2;0)" office:value-type="string" office:string-value="#N/A" calcext:value-type="error">
            <text:p>#N/A</text:p>
          </table:table-cell>
          <table:table-cell table:formula="of:=IF(ISERROR(VLOOKUP([.$B287];[Sheet2.$A$4:.$G$271];6;0));0;VLOOKUP([.$B287];[Sheet2.$A$4:.$G$271];6;0)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ERROR([.D287]);1;0)" office:value-type="float" office:value="1" calcext:value-type="float">
            <text:p>1</text:p>
          </table:table-cell>
          <table:table-cell table:formula="of:=[.G287]*[.C287]" office:value-type="float" office:value="4" calcext:value-type="float">
            <text:p>4</text:p>
          </table:table-cell>
          <table:table-cell table:formula="of:=IF(ISERROR(VLOOKUP([.B287];[.$N$5:.$O$12];2;0));0;VLOOKUP([.B287];[.$N$5:.$O$12];2;0))" office:value-type="float" office:value="0" calcext:value-type="float">
            <text:p>0</text:p>
          </table:table-cell>
          <table:table-cell table:formula="of:=IF([.E287]=&quot;Unknown&quot;;[.C28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70" calcext:value-type="float">
            <text:p>1370</text:p>
          </table:table-cell>
          <table:table-cell office:value-type="float" office:value="4" calcext:value-type="float">
            <text:p>4</text:p>
          </table:table-cell>
          <table:table-cell table:formula="of:=VLOOKUP([.B288];[Sheet2.$A$4:.$B$271];2;0)" office:value-type="string" office:string-value="#N/A" calcext:value-type="error">
            <text:p>#N/A</text:p>
          </table:table-cell>
          <table:table-cell table:formula="of:=IF(ISERROR(VLOOKUP([.$B288];[Sheet2.$A$4:.$G$271];6;0));0;VLOOKUP([.$B288];[Sheet2.$A$4:.$G$271];6;0)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ERROR([.D288]);1;0)" office:value-type="float" office:value="1" calcext:value-type="float">
            <text:p>1</text:p>
          </table:table-cell>
          <table:table-cell table:formula="of:=[.G288]*[.C288]" office:value-type="float" office:value="4" calcext:value-type="float">
            <text:p>4</text:p>
          </table:table-cell>
          <table:table-cell table:formula="of:=IF(ISERROR(VLOOKUP([.B288];[.$N$5:.$O$12];2;0));0;VLOOKUP([.B288];[.$N$5:.$O$12];2;0))" office:value-type="float" office:value="0" calcext:value-type="float">
            <text:p>0</text:p>
          </table:table-cell>
          <table:table-cell table:formula="of:=IF([.E288]=&quot;Unknown&quot;;[.C28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61" calcext:value-type="float">
            <text:p>1261</text:p>
          </table:table-cell>
          <table:table-cell office:value-type="float" office:value="4" calcext:value-type="float">
            <text:p>4</text:p>
          </table:table-cell>
          <table:table-cell table:formula="of:=VLOOKUP([.B289];[Sheet2.$A$4:.$B$271];2;0)" office:value-type="string" office:string-value="#N/A" calcext:value-type="error">
            <text:p>#N/A</text:p>
          </table:table-cell>
          <table:table-cell table:formula="of:=IF(ISERROR(VLOOKUP([.$B289];[Sheet2.$A$4:.$G$271];6;0));0;VLOOKUP([.$B289];[Sheet2.$A$4:.$G$271];6;0)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ISERROR([.D289]);1;0)" office:value-type="float" office:value="1" calcext:value-type="float">
            <text:p>1</text:p>
          </table:table-cell>
          <table:table-cell table:formula="of:=[.G289]*[.C289]" office:value-type="float" office:value="4" calcext:value-type="float">
            <text:p>4</text:p>
          </table:table-cell>
          <table:table-cell table:formula="of:=IF(ISERROR(VLOOKUP([.B289];[.$N$5:.$O$12];2;0));0;VLOOKUP([.B289];[.$N$5:.$O$12];2;0))" office:value-type="float" office:value="0" calcext:value-type="float">
            <text:p>0</text:p>
          </table:table-cell>
          <table:table-cell table:formula="of:=IF([.E289]=&quot;Unknown&quot;;[.C28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43" calcext:value-type="float">
            <text:p>1043</text:p>
          </table:table-cell>
          <table:table-cell office:value-type="float" office:value="4" calcext:value-type="float">
            <text:p>4</text:p>
          </table:table-cell>
          <table:table-cell table:formula="of:=VLOOKUP([.B290];[Sheet2.$A$4:.$B$271];2;0)" office:value-type="string" office:string-value="#N/A" calcext:value-type="error">
            <text:p>#N/A</text:p>
          </table:table-cell>
          <table:table-cell table:formula="of:=IF(ISERROR(VLOOKUP([.$B290];[Sheet2.$A$4:.$G$271];6;0));0;VLOOKUP([.$B290];[Sheet2.$A$4:.$G$271];6;0)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ERROR([.D290]);1;0)" office:value-type="float" office:value="1" calcext:value-type="float">
            <text:p>1</text:p>
          </table:table-cell>
          <table:table-cell table:formula="of:=[.G290]*[.C290]" office:value-type="float" office:value="4" calcext:value-type="float">
            <text:p>4</text:p>
          </table:table-cell>
          <table:table-cell table:formula="of:=IF(ISERROR(VLOOKUP([.B290];[.$N$5:.$O$12];2;0));0;VLOOKUP([.B290];[.$N$5:.$O$12];2;0))" office:value-type="float" office:value="0" calcext:value-type="float">
            <text:p>0</text:p>
          </table:table-cell>
          <table:table-cell table:formula="of:=IF([.E290]=&quot;Unknown&quot;;[.C29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79" calcext:value-type="float">
            <text:p>9279</text:p>
          </table:table-cell>
          <table:table-cell office:value-type="float" office:value="3" calcext:value-type="float">
            <text:p>3</text:p>
          </table:table-cell>
          <table:table-cell table:formula="of:=VLOOKUP([.B291];[Sheet2.$A$4:.$B$271];2;0)" office:value-type="string" office:string-value="#N/A" calcext:value-type="error">
            <text:p>#N/A</text:p>
          </table:table-cell>
          <table:table-cell table:formula="of:=IF(ISERROR(VLOOKUP([.$B291];[Sheet2.$A$4:.$G$271];6;0));0;VLOOKUP([.$B291];[Sheet2.$A$4:.$G$271];6;0)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ISERROR([.D291]);1;0)" office:value-type="float" office:value="1" calcext:value-type="float">
            <text:p>1</text:p>
          </table:table-cell>
          <table:table-cell table:formula="of:=[.G291]*[.C291]" office:value-type="float" office:value="3" calcext:value-type="float">
            <text:p>3</text:p>
          </table:table-cell>
          <table:table-cell table:formula="of:=IF(ISERROR(VLOOKUP([.B291];[.$N$5:.$O$12];2;0));0;VLOOKUP([.B291];[.$N$5:.$O$12];2;0))" office:value-type="float" office:value="0" calcext:value-type="float">
            <text:p>0</text:p>
          </table:table-cell>
          <table:table-cell table:formula="of:=IF([.E291]=&quot;Unknown&quot;;[.C29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68" calcext:value-type="float">
            <text:p>9268</text:p>
          </table:table-cell>
          <table:table-cell office:value-type="float" office:value="3" calcext:value-type="float">
            <text:p>3</text:p>
          </table:table-cell>
          <table:table-cell table:formula="of:=VLOOKUP([.B292];[Sheet2.$A$4:.$B$271];2;0)" office:value-type="string" office:string-value="#N/A" calcext:value-type="error">
            <text:p>#N/A</text:p>
          </table:table-cell>
          <table:table-cell table:formula="of:=IF(ISERROR(VLOOKUP([.$B292];[Sheet2.$A$4:.$G$271];6;0));0;VLOOKUP([.$B292];[Sheet2.$A$4:.$G$271];6;0)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ERROR([.D292]);1;0)" office:value-type="float" office:value="1" calcext:value-type="float">
            <text:p>1</text:p>
          </table:table-cell>
          <table:table-cell table:formula="of:=[.G292]*[.C292]" office:value-type="float" office:value="3" calcext:value-type="float">
            <text:p>3</text:p>
          </table:table-cell>
          <table:table-cell table:formula="of:=IF(ISERROR(VLOOKUP([.B292];[.$N$5:.$O$12];2;0));0;VLOOKUP([.B292];[.$N$5:.$O$12];2;0))" office:value-type="float" office:value="0" calcext:value-type="float">
            <text:p>0</text:p>
          </table:table-cell>
          <table:table-cell table:formula="of:=IF([.E292]=&quot;Unknown&quot;;[.C29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52" calcext:value-type="float">
            <text:p>9252</text:p>
          </table:table-cell>
          <table:table-cell office:value-type="float" office:value="3" calcext:value-type="float">
            <text:p>3</text:p>
          </table:table-cell>
          <table:table-cell table:formula="of:=VLOOKUP([.B293];[Sheet2.$A$4:.$B$271];2;0)" office:value-type="string" office:string-value="#N/A" calcext:value-type="error">
            <text:p>#N/A</text:p>
          </table:table-cell>
          <table:table-cell table:formula="of:=IF(ISERROR(VLOOKUP([.$B293];[Sheet2.$A$4:.$G$271];6;0));0;VLOOKUP([.$B293];[Sheet2.$A$4:.$G$271];6;0)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ISERROR([.D293]);1;0)" office:value-type="float" office:value="1" calcext:value-type="float">
            <text:p>1</text:p>
          </table:table-cell>
          <table:table-cell table:formula="of:=[.G293]*[.C293]" office:value-type="float" office:value="3" calcext:value-type="float">
            <text:p>3</text:p>
          </table:table-cell>
          <table:table-cell table:formula="of:=IF(ISERROR(VLOOKUP([.B293];[.$N$5:.$O$12];2;0));0;VLOOKUP([.B293];[.$N$5:.$O$12];2;0))" office:value-type="float" office:value="0" calcext:value-type="float">
            <text:p>0</text:p>
          </table:table-cell>
          <table:table-cell table:formula="of:=IF([.E293]=&quot;Unknown&quot;;[.C29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18" calcext:value-type="float">
            <text:p>9218</text:p>
          </table:table-cell>
          <table:table-cell office:value-type="float" office:value="3" calcext:value-type="float">
            <text:p>3</text:p>
          </table:table-cell>
          <table:table-cell table:formula="of:=VLOOKUP([.B294];[Sheet2.$A$4:.$B$271];2;0)" office:value-type="string" office:string-value="#N/A" calcext:value-type="error">
            <text:p>#N/A</text:p>
          </table:table-cell>
          <table:table-cell table:formula="of:=IF(ISERROR(VLOOKUP([.$B294];[Sheet2.$A$4:.$G$271];6;0));0;VLOOKUP([.$B294];[Sheet2.$A$4:.$G$271];6;0)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ERROR([.D294]);1;0)" office:value-type="float" office:value="1" calcext:value-type="float">
            <text:p>1</text:p>
          </table:table-cell>
          <table:table-cell table:formula="of:=[.G294]*[.C294]" office:value-type="float" office:value="3" calcext:value-type="float">
            <text:p>3</text:p>
          </table:table-cell>
          <table:table-cell table:formula="of:=IF(ISERROR(VLOOKUP([.B294];[.$N$5:.$O$12];2;0));0;VLOOKUP([.B294];[.$N$5:.$O$12];2;0))" office:value-type="float" office:value="0" calcext:value-type="float">
            <text:p>0</text:p>
          </table:table-cell>
          <table:table-cell table:formula="of:=IF([.E294]=&quot;Unknown&quot;;[.C29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17" calcext:value-type="float">
            <text:p>9217</text:p>
          </table:table-cell>
          <table:table-cell office:value-type="float" office:value="3" calcext:value-type="float">
            <text:p>3</text:p>
          </table:table-cell>
          <table:table-cell table:formula="of:=VLOOKUP([.B295];[Sheet2.$A$4:.$B$271];2;0)" office:value-type="string" office:string-value="#N/A" calcext:value-type="error">
            <text:p>#N/A</text:p>
          </table:table-cell>
          <table:table-cell table:formula="of:=IF(ISERROR(VLOOKUP([.$B295];[Sheet2.$A$4:.$G$271];6;0));0;VLOOKUP([.$B295];[Sheet2.$A$4:.$G$271];6;0)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ISERROR([.D295]);1;0)" office:value-type="float" office:value="1" calcext:value-type="float">
            <text:p>1</text:p>
          </table:table-cell>
          <table:table-cell table:formula="of:=[.G295]*[.C295]" office:value-type="float" office:value="3" calcext:value-type="float">
            <text:p>3</text:p>
          </table:table-cell>
          <table:table-cell table:formula="of:=IF(ISERROR(VLOOKUP([.B295];[.$N$5:.$O$12];2;0));0;VLOOKUP([.B295];[.$N$5:.$O$12];2;0))" office:value-type="float" office:value="0" calcext:value-type="float">
            <text:p>0</text:p>
          </table:table-cell>
          <table:table-cell table:formula="of:=IF([.E295]=&quot;Unknown&quot;;[.C29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77" calcext:value-type="float">
            <text:p>1477</text:p>
          </table:table-cell>
          <table:table-cell office:value-type="float" office:value="3" calcext:value-type="float">
            <text:p>3</text:p>
          </table:table-cell>
          <table:table-cell table:formula="of:=VLOOKUP([.B296];[Sheet2.$A$4:.$B$271];2;0)" office:value-type="string" office:string-value="RTGS DEBIT" calcext:value-type="string">
            <text:p>RTGS DEBIT</text:p>
          </table:table-cell>
          <table:table-cell table:formula="of:=IF(ISERROR(VLOOKUP([.$B296];[Sheet2.$A$4:.$G$271];6;0));0;VLOOKUP([.$B296];[Sheet2.$A$4:.$G$271];6;0))" office:value-type="string" office:string-value="Unknown" calcext:value-type="string">
            <text:p>Unknown</text:p>
          </table:table-cell>
          <table:table-cell office:value-type="float" office:value="3" calcext:value-type="float">
            <text:p>3</text:p>
          </table:table-cell>
          <table:table-cell table:formula="of:=IF(ISERROR([.D296]);1;0)" office:value-type="float" office:value="0" calcext:value-type="float">
            <text:p>0</text:p>
          </table:table-cell>
          <table:table-cell table:formula="of:=[.G296]*[.C296]" office:value-type="float" office:value="0" calcext:value-type="float">
            <text:p>0</text:p>
          </table:table-cell>
          <table:table-cell table:formula="of:=IF(ISERROR(VLOOKUP([.B296];[.$N$5:.$O$12];2;0));0;VLOOKUP([.B296];[.$N$5:.$O$12];2;0))" office:value-type="float" office:value="2" calcext:value-type="float">
            <text:p>2</text:p>
          </table:table-cell>
          <table:table-cell table:formula="of:=IF([.E296]=&quot;Unknown&quot;;[.C296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51" calcext:value-type="float">
            <text:p>1451</text:p>
          </table:table-cell>
          <table:table-cell office:value-type="float" office:value="3" calcext:value-type="float">
            <text:p>3</text:p>
          </table:table-cell>
          <table:table-cell table:formula="of:=VLOOKUP([.B297];[Sheet2.$A$4:.$B$271];2;0)" office:value-type="string" office:string-value="#N/A" calcext:value-type="error">
            <text:p>#N/A</text:p>
          </table:table-cell>
          <table:table-cell table:formula="of:=IF(ISERROR(VLOOKUP([.$B297];[Sheet2.$A$4:.$G$271];6;0));0;VLOOKUP([.$B297];[Sheet2.$A$4:.$G$271];6;0)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ERROR([.D297]);1;0)" office:value-type="float" office:value="1" calcext:value-type="float">
            <text:p>1</text:p>
          </table:table-cell>
          <table:table-cell table:formula="of:=[.G297]*[.C297]" office:value-type="float" office:value="3" calcext:value-type="float">
            <text:p>3</text:p>
          </table:table-cell>
          <table:table-cell table:formula="of:=IF(ISERROR(VLOOKUP([.B297];[.$N$5:.$O$12];2;0));0;VLOOKUP([.B297];[.$N$5:.$O$12];2;0))" office:value-type="float" office:value="0" calcext:value-type="float">
            <text:p>0</text:p>
          </table:table-cell>
          <table:table-cell table:formula="of:=IF([.E297]=&quot;Unknown&quot;;[.C29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89" calcext:value-type="float">
            <text:p>1089</text:p>
          </table:table-cell>
          <table:table-cell office:value-type="float" office:value="3" calcext:value-type="float">
            <text:p>3</text:p>
          </table:table-cell>
          <table:table-cell table:formula="of:=VLOOKUP([.B298];[Sheet2.$A$4:.$B$271];2;0)" office:value-type="string" office:string-value="CSGL TXN DEBIT-TROPS" calcext:value-type="string">
            <text:p>CSGL TXN DEBIT-TROPS</text:p>
          </table:table-cell>
          <table:table-cell table:formula="of:=IF(ISERROR(VLOOKUP([.$B298];[Sheet2.$A$4:.$G$271];6;0));0;VLOOKUP([.$B298];[Sheet2.$A$4:.$G$271];6;0))" office:value-type="string" office:string-value="Unknown" calcext:value-type="string">
            <text:p>Unknown</text:p>
          </table:table-cell>
          <table:table-cell office:value-type="float" office:value="3" calcext:value-type="float">
            <text:p>3</text:p>
          </table:table-cell>
          <table:table-cell table:formula="of:=IF(ISERROR([.D298]);1;0)" office:value-type="float" office:value="0" calcext:value-type="float">
            <text:p>0</text:p>
          </table:table-cell>
          <table:table-cell table:formula="of:=[.G298]*[.C298]" office:value-type="float" office:value="0" calcext:value-type="float">
            <text:p>0</text:p>
          </table:table-cell>
          <table:table-cell table:formula="of:=IF(ISERROR(VLOOKUP([.B298];[.$N$5:.$O$12];2;0));0;VLOOKUP([.B298];[.$N$5:.$O$12];2;0))" office:value-type="float" office:value="0" calcext:value-type="float">
            <text:p>0</text:p>
          </table:table-cell>
          <table:table-cell table:formula="of:=IF([.E298]=&quot;Unknown&quot;;[.C298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76" calcext:value-type="float">
            <text:p>5976</text:p>
          </table:table-cell>
          <table:table-cell office:value-type="float" office:value="2" calcext:value-type="float">
            <text:p>2</text:p>
          </table:table-cell>
          <table:table-cell table:formula="of:=VLOOKUP([.B299];[Sheet2.$A$4:.$B$271];2;0)" office:value-type="string" office:string-value="#N/A" calcext:value-type="error">
            <text:p>#N/A</text:p>
          </table:table-cell>
          <table:table-cell table:formula="of:=IF(ISERROR(VLOOKUP([.$B299];[Sheet2.$A$4:.$G$271];6;0));0;VLOOKUP([.$B299];[Sheet2.$A$4:.$G$271];6;0)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ERROR([.D299]);1;0)" office:value-type="float" office:value="1" calcext:value-type="float">
            <text:p>1</text:p>
          </table:table-cell>
          <table:table-cell table:formula="of:=[.G299]*[.C299]" office:value-type="float" office:value="2" calcext:value-type="float">
            <text:p>2</text:p>
          </table:table-cell>
          <table:table-cell table:formula="of:=IF(ISERROR(VLOOKUP([.B299];[.$N$5:.$O$12];2;0));0;VLOOKUP([.B299];[.$N$5:.$O$12];2;0))" office:value-type="float" office:value="0" calcext:value-type="float">
            <text:p>0</text:p>
          </table:table-cell>
          <table:table-cell table:formula="of:=IF([.E299]=&quot;Unknown&quot;;[.C29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99" calcext:value-type="float">
            <text:p>5899</text:p>
          </table:table-cell>
          <table:table-cell office:value-type="float" office:value="2" calcext:value-type="float">
            <text:p>2</text:p>
          </table:table-cell>
          <table:table-cell table:formula="of:=VLOOKUP([.B300];[Sheet2.$A$4:.$B$271];2;0)" office:value-type="string" office:string-value="#N/A" calcext:value-type="error">
            <text:p>#N/A</text:p>
          </table:table-cell>
          <table:table-cell table:formula="of:=IF(ISERROR(VLOOKUP([.$B300];[Sheet2.$A$4:.$G$271];6;0));0;VLOOKUP([.$B300];[Sheet2.$A$4:.$G$271];6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ERROR([.D300]);1;0)" office:value-type="float" office:value="1" calcext:value-type="float">
            <text:p>1</text:p>
          </table:table-cell>
          <table:table-cell table:formula="of:=[.G300]*[.C300]" office:value-type="float" office:value="2" calcext:value-type="float">
            <text:p>2</text:p>
          </table:table-cell>
          <table:table-cell table:formula="of:=IF(ISERROR(VLOOKUP([.B300];[.$N$5:.$O$12];2;0));0;VLOOKUP([.B300];[.$N$5:.$O$12];2;0))" office:value-type="float" office:value="0" calcext:value-type="float">
            <text:p>0</text:p>
          </table:table-cell>
          <table:table-cell table:formula="of:=IF([.E300]=&quot;Unknown&quot;;[.C30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75" calcext:value-type="float">
            <text:p>5875</text:p>
          </table:table-cell>
          <table:table-cell office:value-type="float" office:value="2" calcext:value-type="float">
            <text:p>2</text:p>
          </table:table-cell>
          <table:table-cell table:formula="of:=VLOOKUP([.B301];[Sheet2.$A$4:.$B$271];2;0)" office:value-type="string" office:string-value="CMS FIG OPERATIONS DEBIT" calcext:value-type="string">
            <text:p>CMS FIG OPERATIONS DEBIT</text:p>
          </table:table-cell>
          <table:table-cell table:formula="of:=IF(ISERROR(VLOOKUP([.$B301];[Sheet2.$A$4:.$G$271];6;0));0;VLOOKUP([.$B301];[Sheet2.$A$4:.$G$271];6;0))" office:value-type="string" office:string-value="Charges" calcext:value-type="string">
            <text:p>Charges</text:p>
          </table:table-cell>
          <table:table-cell office:value-type="float" office:value="2" calcext:value-type="float">
            <text:p>2</text:p>
          </table:table-cell>
          <table:table-cell table:formula="of:=IF(ISERROR([.D301]);1;0)" office:value-type="float" office:value="0" calcext:value-type="float">
            <text:p>0</text:p>
          </table:table-cell>
          <table:table-cell table:formula="of:=[.G301]*[.C301]" office:value-type="float" office:value="0" calcext:value-type="float">
            <text:p>0</text:p>
          </table:table-cell>
          <table:table-cell table:formula="of:=IF(ISERROR(VLOOKUP([.B301];[.$N$5:.$O$12];2;0));0;VLOOKUP([.B301];[.$N$5:.$O$12];2;0))" office:value-type="float" office:value="0" calcext:value-type="float">
            <text:p>0</text:p>
          </table:table-cell>
          <table:table-cell table:formula="of:=IF([.E301]=&quot;Unknown&quot;;[.C30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49" calcext:value-type="float">
            <text:p>5849</text:p>
          </table:table-cell>
          <table:table-cell office:value-type="float" office:value="2" calcext:value-type="float">
            <text:p>2</text:p>
          </table:table-cell>
          <table:table-cell table:formula="of:=VLOOKUP([.B302];[Sheet2.$A$4:.$B$271];2;0)" office:value-type="string" office:string-value="#N/A" calcext:value-type="error">
            <text:p>#N/A</text:p>
          </table:table-cell>
          <table:table-cell table:formula="of:=IF(ISERROR(VLOOKUP([.$B302];[Sheet2.$A$4:.$G$271];6;0));0;VLOOKUP([.$B302];[Sheet2.$A$4:.$G$271];6;0)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ERROR([.D302]);1;0)" office:value-type="float" office:value="1" calcext:value-type="float">
            <text:p>1</text:p>
          </table:table-cell>
          <table:table-cell table:formula="of:=[.G302]*[.C302]" office:value-type="float" office:value="2" calcext:value-type="float">
            <text:p>2</text:p>
          </table:table-cell>
          <table:table-cell table:formula="of:=IF(ISERROR(VLOOKUP([.B302];[.$N$5:.$O$12];2;0));0;VLOOKUP([.B302];[.$N$5:.$O$12];2;0))" office:value-type="float" office:value="0" calcext:value-type="float">
            <text:p>0</text:p>
          </table:table-cell>
          <table:table-cell table:formula="of:=IF([.E302]=&quot;Unknown&quot;;[.C30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46" calcext:value-type="float">
            <text:p>1646</text:p>
          </table:table-cell>
          <table:table-cell office:value-type="float" office:value="2" calcext:value-type="float">
            <text:p>2</text:p>
          </table:table-cell>
          <table:table-cell table:formula="of:=VLOOKUP([.B303];[Sheet2.$A$4:.$B$271];2;0)" office:value-type="string" office:string-value="#N/A" calcext:value-type="error">
            <text:p>#N/A</text:p>
          </table:table-cell>
          <table:table-cell table:formula="of:=IF(ISERROR(VLOOKUP([.$B303];[Sheet2.$A$4:.$G$271];6;0));0;VLOOKUP([.$B303];[Sheet2.$A$4:.$G$271];6;0)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ERROR([.D303]);1;0)" office:value-type="float" office:value="1" calcext:value-type="float">
            <text:p>1</text:p>
          </table:table-cell>
          <table:table-cell table:formula="of:=[.G303]*[.C303]" office:value-type="float" office:value="2" calcext:value-type="float">
            <text:p>2</text:p>
          </table:table-cell>
          <table:table-cell table:formula="of:=IF(ISERROR(VLOOKUP([.B303];[.$N$5:.$O$12];2;0));0;VLOOKUP([.B303];[.$N$5:.$O$12];2;0))" office:value-type="float" office:value="0" calcext:value-type="float">
            <text:p>0</text:p>
          </table:table-cell>
          <table:table-cell table:formula="of:=IF([.E303]=&quot;Unknown&quot;;[.C30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46" calcext:value-type="float">
            <text:p>1246</text:p>
          </table:table-cell>
          <table:table-cell office:value-type="float" office:value="2" calcext:value-type="float">
            <text:p>2</text:p>
          </table:table-cell>
          <table:table-cell table:formula="of:=VLOOKUP([.B304];[Sheet2.$A$4:.$B$271];2;0)" office:value-type="string" office:string-value="#N/A" calcext:value-type="error">
            <text:p>#N/A</text:p>
          </table:table-cell>
          <table:table-cell table:formula="of:=IF(ISERROR(VLOOKUP([.$B304];[Sheet2.$A$4:.$G$271];6;0));0;VLOOKUP([.$B304];[Sheet2.$A$4:.$G$271];6;0)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ERROR([.D304]);1;0)" office:value-type="float" office:value="1" calcext:value-type="float">
            <text:p>1</text:p>
          </table:table-cell>
          <table:table-cell table:formula="of:=[.G304]*[.C304]" office:value-type="float" office:value="2" calcext:value-type="float">
            <text:p>2</text:p>
          </table:table-cell>
          <table:table-cell table:formula="of:=IF(ISERROR(VLOOKUP([.B304];[.$N$5:.$O$12];2;0));0;VLOOKUP([.B304];[.$N$5:.$O$12];2;0))" office:value-type="float" office:value="0" calcext:value-type="float">
            <text:p>0</text:p>
          </table:table-cell>
          <table:table-cell table:formula="of:=IF([.E304]=&quot;Unknown&quot;;[.C30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20" calcext:value-type="float">
            <text:p>1220</text:p>
          </table:table-cell>
          <table:table-cell office:value-type="float" office:value="2" calcext:value-type="float">
            <text:p>2</text:p>
          </table:table-cell>
          <table:table-cell table:formula="of:=VLOOKUP([.B305];[Sheet2.$A$4:.$B$271];2;0)" office:value-type="string" office:string-value="#N/A" calcext:value-type="error">
            <text:p>#N/A</text:p>
          </table:table-cell>
          <table:table-cell table:formula="of:=IF(ISERROR(VLOOKUP([.$B305];[Sheet2.$A$4:.$G$271];6;0));0;VLOOKUP([.$B305];[Sheet2.$A$4:.$G$271];6;0)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ERROR([.D305]);1;0)" office:value-type="float" office:value="1" calcext:value-type="float">
            <text:p>1</text:p>
          </table:table-cell>
          <table:table-cell table:formula="of:=[.G305]*[.C305]" office:value-type="float" office:value="2" calcext:value-type="float">
            <text:p>2</text:p>
          </table:table-cell>
          <table:table-cell table:formula="of:=IF(ISERROR(VLOOKUP([.B305];[.$N$5:.$O$12];2;0));0;VLOOKUP([.B305];[.$N$5:.$O$12];2;0))" office:value-type="float" office:value="0" calcext:value-type="float">
            <text:p>0</text:p>
          </table:table-cell>
          <table:table-cell table:formula="of:=IF([.E305]=&quot;Unknown&quot;;[.C30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16" calcext:value-type="float">
            <text:p>1016</text:p>
          </table:table-cell>
          <table:table-cell office:value-type="float" office:value="2" calcext:value-type="float">
            <text:p>2</text:p>
          </table:table-cell>
          <table:table-cell table:formula="of:=VLOOKUP([.B306];[Sheet2.$A$4:.$B$271];2;0)" office:value-type="string" office:string-value="#N/A" calcext:value-type="error">
            <text:p>#N/A</text:p>
          </table:table-cell>
          <table:table-cell table:formula="of:=IF(ISERROR(VLOOKUP([.$B306];[Sheet2.$A$4:.$G$271];6;0));0;VLOOKUP([.$B306];[Sheet2.$A$4:.$G$271];6;0)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ERROR([.D306]);1;0)" office:value-type="float" office:value="1" calcext:value-type="float">
            <text:p>1</text:p>
          </table:table-cell>
          <table:table-cell table:formula="of:=[.G306]*[.C306]" office:value-type="float" office:value="2" calcext:value-type="float">
            <text:p>2</text:p>
          </table:table-cell>
          <table:table-cell table:formula="of:=IF(ISERROR(VLOOKUP([.B306];[.$N$5:.$O$12];2;0));0;VLOOKUP([.B306];[.$N$5:.$O$12];2;0))" office:value-type="float" office:value="0" calcext:value-type="float">
            <text:p>0</text:p>
          </table:table-cell>
          <table:table-cell table:formula="of:=IF([.E306]=&quot;Unknown&quot;;[.C30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25" calcext:value-type="float">
            <text:p>9225</text:p>
          </table:table-cell>
          <table:table-cell office:value-type="float" office:value="1" calcext:value-type="float">
            <text:p>1</text:p>
          </table:table-cell>
          <table:table-cell table:formula="of:=VLOOKUP([.B307];[Sheet2.$A$4:.$B$271];2;0)" office:value-type="string" office:string-value="#N/A" calcext:value-type="error">
            <text:p>#N/A</text:p>
          </table:table-cell>
          <table:table-cell table:formula="of:=IF(ISERROR(VLOOKUP([.$B307];[Sheet2.$A$4:.$G$271];6;0));0;VLOOKUP([.$B307];[Sheet2.$A$4:.$G$271];6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ERROR([.D307]);1;0)" office:value-type="float" office:value="1" calcext:value-type="float">
            <text:p>1</text:p>
          </table:table-cell>
          <table:table-cell table:formula="of:=[.G307]*[.C307]" office:value-type="float" office:value="1" calcext:value-type="float">
            <text:p>1</text:p>
          </table:table-cell>
          <table:table-cell table:formula="of:=IF(ISERROR(VLOOKUP([.B307];[.$N$5:.$O$12];2;0));0;VLOOKUP([.B307];[.$N$5:.$O$12];2;0))" office:value-type="float" office:value="0" calcext:value-type="float">
            <text:p>0</text:p>
          </table:table-cell>
          <table:table-cell table:formula="of:=IF([.E307]=&quot;Unknown&quot;;[.C30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14" calcext:value-type="float">
            <text:p>9214</text:p>
          </table:table-cell>
          <table:table-cell office:value-type="float" office:value="1" calcext:value-type="float">
            <text:p>1</text:p>
          </table:table-cell>
          <table:table-cell table:formula="of:=VLOOKUP([.B308];[Sheet2.$A$4:.$B$271];2;0)" office:value-type="string" office:string-value="#N/A" calcext:value-type="error">
            <text:p>#N/A</text:p>
          </table:table-cell>
          <table:table-cell table:formula="of:=IF(ISERROR(VLOOKUP([.$B308];[Sheet2.$A$4:.$G$271];6;0));0;VLOOKUP([.$B308];[Sheet2.$A$4:.$G$271];6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ERROR([.D308]);1;0)" office:value-type="float" office:value="1" calcext:value-type="float">
            <text:p>1</text:p>
          </table:table-cell>
          <table:table-cell table:formula="of:=[.G308]*[.C308]" office:value-type="float" office:value="1" calcext:value-type="float">
            <text:p>1</text:p>
          </table:table-cell>
          <table:table-cell table:formula="of:=IF(ISERROR(VLOOKUP([.B308];[.$N$5:.$O$12];2;0));0;VLOOKUP([.B308];[.$N$5:.$O$12];2;0))" office:value-type="float" office:value="0" calcext:value-type="float">
            <text:p>0</text:p>
          </table:table-cell>
          <table:table-cell table:formula="of:=IF([.E308]=&quot;Unknown&quot;;[.C30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10" calcext:value-type="float">
            <text:p>9210</text:p>
          </table:table-cell>
          <table:table-cell office:value-type="float" office:value="1" calcext:value-type="float">
            <text:p>1</text:p>
          </table:table-cell>
          <table:table-cell table:formula="of:=VLOOKUP([.B309];[Sheet2.$A$4:.$B$271];2;0)" office:value-type="string" office:string-value="#N/A" calcext:value-type="error">
            <text:p>#N/A</text:p>
          </table:table-cell>
          <table:table-cell table:formula="of:=IF(ISERROR(VLOOKUP([.$B309];[Sheet2.$A$4:.$G$271];6;0));0;VLOOKUP([.$B309];[Sheet2.$A$4:.$G$271];6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ERROR([.D309]);1;0)" office:value-type="float" office:value="1" calcext:value-type="float">
            <text:p>1</text:p>
          </table:table-cell>
          <table:table-cell table:formula="of:=[.G309]*[.C309]" office:value-type="float" office:value="1" calcext:value-type="float">
            <text:p>1</text:p>
          </table:table-cell>
          <table:table-cell table:formula="of:=IF(ISERROR(VLOOKUP([.B309];[.$N$5:.$O$12];2;0));0;VLOOKUP([.B309];[.$N$5:.$O$12];2;0))" office:value-type="float" office:value="0" calcext:value-type="float">
            <text:p>0</text:p>
          </table:table-cell>
          <table:table-cell table:formula="of:=IF([.E309]=&quot;Unknown&quot;;[.C30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04" calcext:value-type="float">
            <text:p>9204</text:p>
          </table:table-cell>
          <table:table-cell office:value-type="float" office:value="1" calcext:value-type="float">
            <text:p>1</text:p>
          </table:table-cell>
          <table:table-cell table:formula="of:=VLOOKUP([.B310];[Sheet2.$A$4:.$B$271];2;0)" office:value-type="string" office:string-value="CMS SWEEPIN DEBIT" calcext:value-type="string">
            <text:p>CMS SWEEPIN DEBIT</text:p>
          </table:table-cell>
          <table:table-cell table:formula="of:=IF(ISERROR(VLOOKUP([.$B310];[Sheet2.$A$4:.$G$271];6;0));0;VLOOKUP([.$B310];[Sheet2.$A$4:.$G$271];6;0))" office:value-type="string" office:string-value="Investment" calcext:value-type="string">
            <text:p>Investment</text:p>
          </table:table-cell>
          <table:table-cell office:value-type="float" office:value="1" calcext:value-type="float">
            <text:p>1</text:p>
          </table:table-cell>
          <table:table-cell table:formula="of:=IF(ISERROR([.D310]);1;0)" office:value-type="float" office:value="0" calcext:value-type="float">
            <text:p>0</text:p>
          </table:table-cell>
          <table:table-cell table:formula="of:=[.G310]*[.C310]" office:value-type="float" office:value="0" calcext:value-type="float">
            <text:p>0</text:p>
          </table:table-cell>
          <table:table-cell table:formula="of:=IF(ISERROR(VLOOKUP([.B310];[.$N$5:.$O$12];2;0));0;VLOOKUP([.B310];[.$N$5:.$O$12];2;0))" office:value-type="float" office:value="0" calcext:value-type="float">
            <text:p>0</text:p>
          </table:table-cell>
          <table:table-cell table:formula="of:=IF([.E310]=&quot;Unknown&quot;;[.C31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77" calcext:value-type="float">
            <text:p>5877</text:p>
          </table:table-cell>
          <table:table-cell office:value-type="float" office:value="1" calcext:value-type="float">
            <text:p>1</text:p>
          </table:table-cell>
          <table:table-cell table:formula="of:=VLOOKUP([.B311];[Sheet2.$A$4:.$B$271];2;0)" office:value-type="string" office:string-value="#N/A" calcext:value-type="error">
            <text:p>#N/A</text:p>
          </table:table-cell>
          <table:table-cell table:formula="of:=IF(ISERROR(VLOOKUP([.$B311];[Sheet2.$A$4:.$G$271];6;0));0;VLOOKUP([.$B311];[Sheet2.$A$4:.$G$271];6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ERROR([.D311]);1;0)" office:value-type="float" office:value="1" calcext:value-type="float">
            <text:p>1</text:p>
          </table:table-cell>
          <table:table-cell table:formula="of:=[.G311]*[.C311]" office:value-type="float" office:value="1" calcext:value-type="float">
            <text:p>1</text:p>
          </table:table-cell>
          <table:table-cell table:formula="of:=IF(ISERROR(VLOOKUP([.B311];[.$N$5:.$O$12];2;0));0;VLOOKUP([.B311];[.$N$5:.$O$12];2;0))" office:value-type="float" office:value="0" calcext:value-type="float">
            <text:p>0</text:p>
          </table:table-cell>
          <table:table-cell table:formula="of:=IF([.E311]=&quot;Unknown&quot;;[.C31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1" calcext:value-type="float">
            <text:p>2951</text:p>
          </table:table-cell>
          <table:table-cell office:value-type="float" office:value="1" calcext:value-type="float">
            <text:p>1</text:p>
          </table:table-cell>
          <table:table-cell table:formula="of:=VLOOKUP([.B312];[Sheet2.$A$4:.$B$271];2;0)" office:value-type="string" office:string-value="RTGS Debit" calcext:value-type="string">
            <text:p>RTGS Debit</text:p>
          </table:table-cell>
          <table:table-cell table:formula="of:=IF(ISERROR(VLOOKUP([.$B312];[Sheet2.$A$4:.$G$271];6;0));0;VLOOKUP([.$B312];[Sheet2.$A$4:.$G$271];6;0))" office:value-type="string" office:string-value="Unknown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table:formula="of:=IF(ISERROR([.D312]);1;0)" office:value-type="float" office:value="0" calcext:value-type="float">
            <text:p>0</text:p>
          </table:table-cell>
          <table:table-cell table:formula="of:=[.G312]*[.C312]" office:value-type="float" office:value="0" calcext:value-type="float">
            <text:p>0</text:p>
          </table:table-cell>
          <table:table-cell table:formula="of:=IF(ISERROR(VLOOKUP([.B312];[.$N$5:.$O$12];2;0));0;VLOOKUP([.B312];[.$N$5:.$O$12];2;0))" office:value-type="float" office:value="1" calcext:value-type="float">
            <text:p>1</text:p>
          </table:table-cell>
          <table:table-cell table:formula="of:=IF([.E312]=&quot;Unknown&quot;;[.C312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table:formula="of:=VLOOKUP([.B313];[Sheet2.$A$4:.$B$271];2;0)" office:value-type="string" office:string-value="#N/A" calcext:value-type="error">
            <text:p>#N/A</text:p>
          </table:table-cell>
          <table:table-cell table:formula="of:=IF(ISERROR(VLOOKUP([.$B313];[Sheet2.$A$4:.$G$271];6;0));0;VLOOKUP([.$B313];[Sheet2.$A$4:.$G$271];6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ERROR([.D313]);1;0)" office:value-type="float" office:value="1" calcext:value-type="float">
            <text:p>1</text:p>
          </table:table-cell>
          <table:table-cell table:formula="of:=[.G313]*[.C313]" office:value-type="float" office:value="1" calcext:value-type="float">
            <text:p>1</text:p>
          </table:table-cell>
          <table:table-cell table:formula="of:=IF(ISERROR(VLOOKUP([.B313];[.$N$5:.$O$12];2;0));0;VLOOKUP([.B313];[.$N$5:.$O$12];2;0))" office:value-type="float" office:value="0" calcext:value-type="float">
            <text:p>0</text:p>
          </table:table-cell>
          <table:table-cell table:formula="of:=IF([.E313]=&quot;Unknown&quot;;[.C31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  <table:table-cell table:formula="of:=VLOOKUP([.B314];[Sheet2.$A$4:.$B$271];2;0)" office:value-type="string" office:string-value="TO EXERCISED OPTIONS IN ESOP SYSTEM DR" calcext:value-type="string">
            <text:p>TO EXERCISED OPTIONS IN ESOP SYSTEM DR</text:p>
          </table:table-cell>
          <table:table-cell table:formula="of:=IF(ISERROR(VLOOKUP([.$B314];[Sheet2.$A$4:.$G$271];6;0));0;VLOOKUP([.$B314];[Sheet2.$A$4:.$G$271];6;0))" office:value-type="string" office:string-value="Investment" calcext:value-type="string">
            <text:p>Investment</text:p>
          </table:table-cell>
          <table:table-cell office:value-type="float" office:value="1" calcext:value-type="float">
            <text:p>1</text:p>
          </table:table-cell>
          <table:table-cell table:formula="of:=IF(ISERROR([.D314]);1;0)" office:value-type="float" office:value="0" calcext:value-type="float">
            <text:p>0</text:p>
          </table:table-cell>
          <table:table-cell table:formula="of:=[.G314]*[.C314]" office:value-type="float" office:value="0" calcext:value-type="float">
            <text:p>0</text:p>
          </table:table-cell>
          <table:table-cell table:formula="of:=IF(ISERROR(VLOOKUP([.B314];[.$N$5:.$O$12];2;0));0;VLOOKUP([.B314];[.$N$5:.$O$12];2;0))" office:value-type="float" office:value="0" calcext:value-type="float">
            <text:p>0</text:p>
          </table:table-cell>
          <table:table-cell table:formula="of:=IF([.E314]=&quot;Unknown&quot;;[.C31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07" calcext:value-type="float">
            <text:p>1407</text:p>
          </table:table-cell>
          <table:table-cell office:value-type="float" office:value="1" calcext:value-type="float">
            <text:p>1</text:p>
          </table:table-cell>
          <table:table-cell table:formula="of:=VLOOKUP([.B315];[Sheet2.$A$4:.$B$271];2;0)" office:value-type="string" office:string-value="#N/A" calcext:value-type="error">
            <text:p>#N/A</text:p>
          </table:table-cell>
          <table:table-cell table:formula="of:=IF(ISERROR(VLOOKUP([.$B315];[Sheet2.$A$4:.$G$271];6;0));0;VLOOKUP([.$B315];[Sheet2.$A$4:.$G$271];6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ERROR([.D315]);1;0)" office:value-type="float" office:value="1" calcext:value-type="float">
            <text:p>1</text:p>
          </table:table-cell>
          <table:table-cell table:formula="of:=[.G315]*[.C315]" office:value-type="float" office:value="1" calcext:value-type="float">
            <text:p>1</text:p>
          </table:table-cell>
          <table:table-cell table:formula="of:=IF(ISERROR(VLOOKUP([.B315];[.$N$5:.$O$12];2;0));0;VLOOKUP([.B315];[.$N$5:.$O$12];2;0))" office:value-type="float" office:value="0" calcext:value-type="float">
            <text:p>0</text:p>
          </table:table-cell>
          <table:table-cell table:formula="of:=IF([.E315]=&quot;Unknown&quot;;[.C31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40" calcext:value-type="float">
            <text:p>1340</text:p>
          </table:table-cell>
          <table:table-cell office:value-type="float" office:value="1" calcext:value-type="float">
            <text:p>1</text:p>
          </table:table-cell>
          <table:table-cell table:formula="of:=VLOOKUP([.B316];[Sheet2.$A$4:.$B$271];2;0)" office:value-type="string" office:string-value="RETAIL ASSET OPERATIONS - CRS" calcext:value-type="string">
            <text:p>RETAIL ASSET OPERATIONS - CRS</text:p>
          </table:table-cell>
          <table:table-cell table:formula="of:=IF(ISERROR(VLOOKUP([.$B316];[Sheet2.$A$4:.$G$271];6;0));0;VLOOKUP([.$B316];[Sheet2.$A$4:.$G$271];6;0))" office:value-type="string" office:string-value="Income" calcext:value-type="string">
            <text:p>Income</text:p>
          </table:table-cell>
          <table:table-cell office:value-type="float" office:value="1" calcext:value-type="float">
            <text:p>1</text:p>
          </table:table-cell>
          <table:table-cell table:formula="of:=IF(ISERROR([.D316]);1;0)" office:value-type="float" office:value="0" calcext:value-type="float">
            <text:p>0</text:p>
          </table:table-cell>
          <table:table-cell table:formula="of:=[.G316]*[.C316]" office:value-type="float" office:value="0" calcext:value-type="float">
            <text:p>0</text:p>
          </table:table-cell>
          <table:table-cell table:formula="of:=IF(ISERROR(VLOOKUP([.B316];[.$N$5:.$O$12];2;0));0;VLOOKUP([.B316];[.$N$5:.$O$12];2;0))" office:value-type="float" office:value="0" calcext:value-type="float">
            <text:p>0</text:p>
          </table:table-cell>
          <table:table-cell table:formula="of:=IF([.E316]=&quot;Unknown&quot;;[.C31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  <table:table-cell table:formula="of:=VLOOKUP([.B317];[Sheet2.$A$4:.$B$271];2;0)" office:value-type="string" office:string-value="#N/A" calcext:value-type="error">
            <text:p>#N/A</text:p>
          </table:table-cell>
          <table:table-cell table:formula="of:=IF(ISERROR(VLOOKUP([.$B317];[Sheet2.$A$4:.$G$271];6;0));0;VLOOKUP([.$B317];[Sheet2.$A$4:.$G$271];6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ERROR([.D317]);1;0)" office:value-type="float" office:value="1" calcext:value-type="float">
            <text:p>1</text:p>
          </table:table-cell>
          <table:table-cell table:formula="of:=[.G317]*[.C317]" office:value-type="float" office:value="1" calcext:value-type="float">
            <text:p>1</text:p>
          </table:table-cell>
          <table:table-cell table:formula="of:=IF(ISERROR(VLOOKUP([.B317];[.$N$5:.$O$12];2;0));0;VLOOKUP([.B317];[.$N$5:.$O$12];2;0))" office:value-type="float" office:value="0" calcext:value-type="float">
            <text:p>0</text:p>
          </table:table-cell>
          <table:table-cell table:formula="of:=IF([.E317]=&quot;Unknown&quot;;[.C31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62" calcext:value-type="float">
            <text:p>1262</text:p>
          </table:table-cell>
          <table:table-cell office:value-type="float" office:value="1" calcext:value-type="float">
            <text:p>1</text:p>
          </table:table-cell>
          <table:table-cell table:formula="of:=VLOOKUP([.B318];[Sheet2.$A$4:.$B$271];2;0)" office:value-type="string" office:string-value="#N/A" calcext:value-type="error">
            <text:p>#N/A</text:p>
          </table:table-cell>
          <table:table-cell table:formula="of:=IF(ISERROR(VLOOKUP([.$B318];[Sheet2.$A$4:.$G$271];6;0));0;VLOOKUP([.$B318];[Sheet2.$A$4:.$G$271];6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ERROR([.D318]);1;0)" office:value-type="float" office:value="1" calcext:value-type="float">
            <text:p>1</text:p>
          </table:table-cell>
          <table:table-cell table:formula="of:=[.G318]*[.C318]" office:value-type="float" office:value="1" calcext:value-type="float">
            <text:p>1</text:p>
          </table:table-cell>
          <table:table-cell table:formula="of:=IF(ISERROR(VLOOKUP([.B318];[.$N$5:.$O$12];2;0));0;VLOOKUP([.B318];[.$N$5:.$O$12];2;0))" office:value-type="float" office:value="0" calcext:value-type="float">
            <text:p>0</text:p>
          </table:table-cell>
          <table:table-cell table:formula="of:=IF([.E318]=&quot;Unknown&quot;;[.C31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  <table:table-cell table:formula="of:=VLOOKUP([.B319];[Sheet2.$A$4:.$B$271];2;0)" office:value-type="string" office:string-value="#N/A" calcext:value-type="error">
            <text:p>#N/A</text:p>
          </table:table-cell>
          <table:table-cell table:formula="of:=IF(ISERROR(VLOOKUP([.$B319];[Sheet2.$A$4:.$G$271];6;0));0;VLOOKUP([.$B319];[Sheet2.$A$4:.$G$271];6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ERROR([.D319]);1;0)" office:value-type="float" office:value="1" calcext:value-type="float">
            <text:p>1</text:p>
          </table:table-cell>
          <table:table-cell table:formula="of:=[.G319]*[.C319]" office:value-type="float" office:value="1" calcext:value-type="float">
            <text:p>1</text:p>
          </table:table-cell>
          <table:table-cell table:formula="of:=IF(ISERROR(VLOOKUP([.B319];[.$N$5:.$O$12];2;0));0;VLOOKUP([.B319];[.$N$5:.$O$12];2;0))" office:value-type="float" office:value="0" calcext:value-type="float">
            <text:p>0</text:p>
          </table:table-cell>
          <table:table-cell table:formula="of:=IF([.E319]=&quot;Unknown&quot;;[.C31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  <table:table-cell table:formula="of:=VLOOKUP([.B320];[Sheet2.$A$4:.$B$271];2;0)" office:value-type="string" office:string-value="MISCELLANEOUS SERVICE CHARGE DEBIT" calcext:value-type="string">
            <text:p>MISCELLANEOUS SERVICE CHARGE DEBIT</text:p>
          </table:table-cell>
          <table:table-cell table:formula="of:=IF(ISERROR(VLOOKUP([.$B320];[Sheet2.$A$4:.$G$271];6;0));0;VLOOKUP([.$B320];[Sheet2.$A$4:.$G$271];6;0))" office:value-type="string" office:string-value="Charges" calcext:value-type="string">
            <text:p>Charges</text:p>
          </table:table-cell>
          <table:table-cell office:value-type="float" office:value="1" calcext:value-type="float">
            <text:p>1</text:p>
          </table:table-cell>
          <table:table-cell table:formula="of:=IF(ISERROR([.D320]);1;0)" office:value-type="float" office:value="0" calcext:value-type="float">
            <text:p>0</text:p>
          </table:table-cell>
          <table:table-cell table:formula="of:=[.G320]*[.C320]" office:value-type="float" office:value="0" calcext:value-type="float">
            <text:p>0</text:p>
          </table:table-cell>
          <table:table-cell table:formula="of:=IF(ISERROR(VLOOKUP([.B320];[.$N$5:.$O$12];2;0));0;VLOOKUP([.B320];[.$N$5:.$O$12];2;0))" office:value-type="float" office:value="0" calcext:value-type="float">
            <text:p>0</text:p>
          </table:table-cell>
          <table:table-cell table:formula="of:=IF([.E320]=&quot;Unknown&quot;;[.C32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  <table:table-cell table:formula="of:=VLOOKUP([.B321];[Sheet2.$A$4:.$B$271];2;0)" office:value-type="string" office:string-value="#N/A" calcext:value-type="error">
            <text:p>#N/A</text:p>
          </table:table-cell>
          <table:table-cell table:formula="of:=IF(ISERROR(VLOOKUP([.$B321];[Sheet2.$A$4:.$G$271];6;0));0;VLOOKUP([.$B321];[Sheet2.$A$4:.$G$271];6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ERROR([.D321]);1;0)" office:value-type="float" office:value="1" calcext:value-type="float">
            <text:p>1</text:p>
          </table:table-cell>
          <table:table-cell table:formula="of:=[.G321]*[.C321]" office:value-type="float" office:value="1" calcext:value-type="float">
            <text:p>1</text:p>
          </table:table-cell>
          <table:table-cell table:formula="of:=IF(ISERROR(VLOOKUP([.B321];[.$N$5:.$O$12];2;0));0;VLOOKUP([.B321];[.$N$5:.$O$12];2;0))" office:value-type="float" office:value="0" calcext:value-type="float">
            <text:p>0</text:p>
          </table:table-cell>
          <table:table-cell table:formula="of:=IF([.E321]=&quot;Unknown&quot;;[.C32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  <table:table-cell table:formula="of:=VLOOKUP([.B322];[Sheet2.$A$4:.$B$271];2;0)" office:value-type="string" office:string-value="#N/A" calcext:value-type="error">
            <text:p>#N/A</text:p>
          </table:table-cell>
          <table:table-cell table:formula="of:=IF(ISERROR(VLOOKUP([.$B322];[Sheet2.$A$4:.$G$271];6;0));0;VLOOKUP([.$B322];[Sheet2.$A$4:.$G$271];6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ERROR([.D322]);1;0)" office:value-type="float" office:value="1" calcext:value-type="float">
            <text:p>1</text:p>
          </table:table-cell>
          <table:table-cell table:formula="of:=[.G322]*[.C322]" office:value-type="float" office:value="1" calcext:value-type="float">
            <text:p>1</text:p>
          </table:table-cell>
          <table:table-cell table:formula="of:=IF(ISERROR(VLOOKUP([.B322];[.$N$5:.$O$12];2;0));0;VLOOKUP([.B322];[.$N$5:.$O$12];2;0))" office:value-type="float" office:value="0" calcext:value-type="float">
            <text:p>0</text:p>
          </table:table-cell>
          <table:table-cell table:formula="of:=IF([.E322]=&quot;Unknown&quot;;[.C32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02" calcext:value-type="float">
            <text:p>1102</text:p>
          </table:table-cell>
          <table:table-cell office:value-type="float" office:value="1" calcext:value-type="float">
            <text:p>1</text:p>
          </table:table-cell>
          <table:table-cell table:formula="of:=VLOOKUP([.B323];[Sheet2.$A$4:.$B$271];2;0)" office:value-type="string" office:string-value="#N/A" calcext:value-type="error">
            <text:p>#N/A</text:p>
          </table:table-cell>
          <table:table-cell table:formula="of:=IF(ISERROR(VLOOKUP([.$B323];[Sheet2.$A$4:.$G$271];6;0));0;VLOOKUP([.$B323];[Sheet2.$A$4:.$G$271];6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ERROR([.D323]);1;0)" office:value-type="float" office:value="1" calcext:value-type="float">
            <text:p>1</text:p>
          </table:table-cell>
          <table:table-cell table:formula="of:=[.G323]*[.C323]" office:value-type="float" office:value="1" calcext:value-type="float">
            <text:p>1</text:p>
          </table:table-cell>
          <table:table-cell table:formula="of:=IF(ISERROR(VLOOKUP([.B323];[.$N$5:.$O$12];2;0));0;VLOOKUP([.B323];[.$N$5:.$O$12];2;0))" office:value-type="float" office:value="0" calcext:value-type="float">
            <text:p>0</text:p>
          </table:table-cell>
          <table:table-cell table:formula="of:=IF([.E323]=&quot;Unknown&quot;;[.C32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  <table:table-cell table:formula="of:=VLOOKUP([.B324];[Sheet2.$A$4:.$B$271];2;0)" office:value-type="string" office:string-value="#N/A" calcext:value-type="error">
            <text:p>#N/A</text:p>
          </table:table-cell>
          <table:table-cell table:formula="of:=IF(ISERROR(VLOOKUP([.$B324];[Sheet2.$A$4:.$G$271];6;0));0;VLOOKUP([.$B324];[Sheet2.$A$4:.$G$271];6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ERROR([.D324]);1;0)" office:value-type="float" office:value="1" calcext:value-type="float">
            <text:p>1</text:p>
          </table:table-cell>
          <table:table-cell table:formula="of:=[.G324]*[.C324]" office:value-type="float" office:value="1" calcext:value-type="float">
            <text:p>1</text:p>
          </table:table-cell>
          <table:table-cell table:formula="of:=IF(ISERROR(VLOOKUP([.B324];[.$N$5:.$O$12];2;0));0;VLOOKUP([.B324];[.$N$5:.$O$12];2;0))" office:value-type="float" office:value="0" calcext:value-type="float">
            <text:p>0</text:p>
          </table:table-cell>
          <table:table-cell table:formula="of:=IF([.E324]=&quot;Unknown&quot;;[.C32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  <table:table-cell table:formula="of:=VLOOKUP([.B325];[Sheet2.$A$4:.$B$271];2;0)" office:value-type="string" office:string-value="#N/A" calcext:value-type="error">
            <text:p>#N/A</text:p>
          </table:table-cell>
          <table:table-cell table:formula="of:=IF(ISERROR(VLOOKUP([.$B325];[Sheet2.$A$4:.$G$271];6;0));0;VLOOKUP([.$B325];[Sheet2.$A$4:.$G$271];6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ERROR([.D325]);1;0)" office:value-type="float" office:value="1" calcext:value-type="float">
            <text:p>1</text:p>
          </table:table-cell>
          <table:table-cell table:formula="of:=[.G325]*[.C325]" office:value-type="float" office:value="1" calcext:value-type="float">
            <text:p>1</text:p>
          </table:table-cell>
          <table:table-cell table:formula="of:=IF(ISERROR(VLOOKUP([.B325];[.$N$5:.$O$12];2;0));0;VLOOKUP([.B325];[.$N$5:.$O$12];2;0))" office:value-type="float" office:value="0" calcext:value-type="float">
            <text:p>0</text:p>
          </table:table-cell>
          <table:table-cell table:formula="of:=IF([.E325]=&quot;Unknown&quot;;[.C32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96" calcext:value-type="float">
            <text:p>1096</text:p>
          </table:table-cell>
          <table:table-cell office:value-type="float" office:value="1" calcext:value-type="float">
            <text:p>1</text:p>
          </table:table-cell>
          <table:table-cell table:formula="of:=VLOOKUP([.B326];[Sheet2.$A$4:.$B$271];2;0)" office:value-type="string" office:string-value="#N/A" calcext:value-type="error">
            <text:p>#N/A</text:p>
          </table:table-cell>
          <table:table-cell table:formula="of:=IF(ISERROR(VLOOKUP([.$B326];[Sheet2.$A$4:.$G$271];6;0));0;VLOOKUP([.$B326];[Sheet2.$A$4:.$G$271];6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ERROR([.D326]);1;0)" office:value-type="float" office:value="1" calcext:value-type="float">
            <text:p>1</text:p>
          </table:table-cell>
          <table:table-cell table:formula="of:=[.G326]*[.C326]" office:value-type="float" office:value="1" calcext:value-type="float">
            <text:p>1</text:p>
          </table:table-cell>
          <table:table-cell table:formula="of:=IF(ISERROR(VLOOKUP([.B326];[.$N$5:.$O$12];2;0));0;VLOOKUP([.B326];[.$N$5:.$O$12];2;0))" office:value-type="float" office:value="0" calcext:value-type="float">
            <text:p>0</text:p>
          </table:table-cell>
          <table:table-cell table:formula="of:=IF([.E326]=&quot;Unknown&quot;;[.C32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  <table:table-cell table:formula="of:=VLOOKUP([.B327];[Sheet2.$A$4:.$B$271];2;0)" office:value-type="string" office:string-value="#N/A" calcext:value-type="error">
            <text:p>#N/A</text:p>
          </table:table-cell>
          <table:table-cell table:formula="of:=IF(ISERROR(VLOOKUP([.$B327];[Sheet2.$A$4:.$G$271];6;0));0;VLOOKUP([.$B327];[Sheet2.$A$4:.$G$271];6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ERROR([.D327]);1;0)" office:value-type="float" office:value="1" calcext:value-type="float">
            <text:p>1</text:p>
          </table:table-cell>
          <table:table-cell table:formula="of:=[.G327]*[.C327]" office:value-type="float" office:value="1" calcext:value-type="float">
            <text:p>1</text:p>
          </table:table-cell>
          <table:table-cell table:formula="of:=IF(ISERROR(VLOOKUP([.B327];[.$N$5:.$O$12];2;0));0;VLOOKUP([.B327];[.$N$5:.$O$12];2;0))" office:value-type="float" office:value="0" calcext:value-type="float">
            <text:p>0</text:p>
          </table:table-cell>
          <table:table-cell table:formula="of:=IF([.E327]=&quot;Unknown&quot;;[.C327];0)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O269">
          <table:sort>
            <table:sort-by table:field-number="5" table:data-type="automatic"/>
          </table:sort>
        </table:database-range>
        <table:database-range table:name="__Anonymous_Sheet_DB__1" table:target-range-address="Sheet2.A3:Sheet2.Z271" table:display-filter-buttons="true" table:orientation="column">
          <table:filter>
            <table:filter-and>
              <table:filter-condition table:field-number="1" table:value="ATM" table:operator="="/>
            </table:filter-and>
          </table:filter>
        </table:database-range>
        <table:database-range table:name="__Anonymous_Sheet_DB__4" table:target-range-address="Sheet5.B3:Sheet5.F327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00/00/0000</text:date>, <text:time style:data-style-name="N2" text:time-value="0000-00-00T00:00:02.0336109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8T20:41:32.536452203</dc:date>
    <meta:generator>LibreOffice/4.1.3.2$Linux_X86_64 LibreOffice_project/410m0$Build-2</meta:generator>
    <meta:editing-duration>P2DT23H24M7S</meta:editing-duration>
    <meta:editing-cycles>495</meta:editing-cycles>
    <meta:document-statistic meta:table-count="5" meta:cell-count="11153" meta:object-count="0"/>
  </office:meta>
</office:document-meta>
</file>